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0.21pt"/>
    </style:style>
    <style:style style:name="co3" style:family="table-column">
      <style:table-column-properties fo:break-before="auto" style:column-width="132.35pt"/>
    </style:style>
    <style:style style:name="co4" style:family="table-column">
      <style:table-column-properties fo:break-before="auto" style:column-width="173.06pt"/>
    </style:style>
    <style:style style:name="co5" style:family="table-column">
      <style:table-column-properties fo:break-before="auto" style:column-width="180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22"/>
    <style:style style:name="ce7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ff99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22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7e0021" style:text-align-source="fix" style:repeat-content="false"/>
      <style:paragraph-properties fo:text-align="center" fo:margin-left="0pt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Calculation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4" office:value-type="string" calcext:value-type="string" table:number-columns-spanned="3" table:number-rows-spanned="1">
            <text:p>SPWM</text:p>
          </table:table-cell>
          <table:covered-table-cell table:number-columns-repeated="2" table:style-name="ce3"/>
          <table:table-cell table:style-name="ce3" table:number-columns-repeated="2"/>
          <table:table-cell table:style-name="ce4" office:value-type="string" calcext:value-type="string" table:number-columns-spanned="3" table:number-rows-spanned="1">
            <text:p>SVPWM</text:p>
          </table:table-cell>
          <table:covered-table-cell table:number-columns-repeated="2" table:style-name="ce3"/>
          <table:table-cell table:style-name="ce3"/>
          <table:table-cell table:style-name="ce14" office:value-type="string" calcext:value-type="string">
            <text:p>SPWM 0-255</text:p>
          </table:table-cell>
          <table:table-cell table:style-name="ce14" office:value-type="string" calcext:value-type="string">
            <text:p>SVPWM 0-255</text:p>
          </table:table-cell>
          <table:table-cell>
            <draw:frame table:end-cell-address="Calculation.Y35" table:end-x="48.93pt" table:end-y="10.6pt" draw:z-index="0" draw:style-name="gr1" draw:text-style-name="P1" svg:width="689.13pt" svg:height="445.8pt" svg:x="0.06pt" svg:y="0pt">
              <draw:object draw:notify-on-update-of-ranges="Calculation.D2:Calculation.D2 Calculation.D3:Calculation.D363 Calculation.E1:Calculation.E2 Calculation.E3:Calculation.E363 Calculation.F1:Calculation.F2 Calculation.F3:Calculation.F363 Calculation.H2:Calculation.H2 Calculation.H3:Calculation.H36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Count</text:p>
          </table:table-cell>
          <table:table-cell table:style-name="ce3" office:value-type="string" calcext:value-type="string">
            <text:p>Angle</text:p>
          </table:table-cell>
          <table:table-cell table:style-name="ce5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3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3" office:value-type="string" calcext:value-type="string">
            <text:p>Phase Bsv</text:p>
          </table:table-cell>
          <table:table-cell table:style-name="ce5" office:value-type="string" calcext:value-type="string">
            <text:p>Phase Csv</text:p>
          </table:table-cell>
          <table:table-cell table:style-name="ce9"/>
          <table:table-cell table:style-name="ce3" office:value-type="string" calcext:value-type="string">
            <text:p>change amplitude (A3) to 255</text:p>
          </table:table-cell>
          <table:table-cell table:style-name="ce3" office:value-type="string" calcext:value-type="string">
            <text:p>change amplitude (A3) to 294</text:p>
          </table:table-cell>
          <table:table-cell/>
        </table:table-row>
        <table:table-row table:style-name="ro1">
          <table:table-cell table:style-name="ce1" office:value-type="float" office:value="255" calcext:value-type="float">
            <office:annotation draw:style-name="gr2" draw:text-style-name="P3" svg:width="82.18pt" svg:height="117.67pt" svg:x="81.01pt" svg:y="0pt" draw:caption-point-x="-17.06pt" draw:caption-point-y="25.88pt">
              <dc:date>2015-04-19T00:00:00</dc:date>
              <text:p text:style-name="P2"><text:span text:style-name="T1"/></text:p>
              <text:p text:style-name="P2"><text:span text:style-name="T1">Change amplitude to 255 for SPWM modulation.</text:span></text:p>
              <text:p text:style-name="P2"><text:span text:style-name="T1"/></text:p>
              <text:p text:style-name="P2"><text:span text:style-name="T1">And to 294 for SVPWM modulation</text:span></text:p>
              <text:p text:style-name="P2"><text:span text:style-name="T1"/></text:p>
            </office:annotation>
            <text:p>255</text:p>
          </table:table-cell>
          <table:table-cell office:value-type="float" office:value="0" calcext:value-type="float">
            <text:p>0</text:p>
          </table:table-cell>
          <table:table-cell table:style-name="ce3" table:formula="of:=360*[.B3]/256" office:value-type="float" office:value="0" calcext:value-type="float">
            <text:p>0</text:p>
          </table:table-cell>
          <table:table-cell table:style-name="ce6" table:formula="of:=[.$A$3]*SIN(RADIANS([.C3]))" office:value-type="float" office:value="0" calcext:value-type="float">
            <text:p>0.0000</text:p>
          </table:table-cell>
          <table:table-cell table:style-name="ce6" table:formula="of:=[.$A$3]*SIN(RADIANS([.C3]-120))" office:value-type="float" office:value="-220.836477965032" calcext:value-type="float">
            <text:p>-220.8365</text:p>
          </table:table-cell>
          <table:table-cell table:style-name="ce6" table:formula="of:=[.$A$3]*SIN(RADIANS([.C3]+120))" office:value-type="float" office:value="220.836477965032" calcext:value-type="float">
            <text:p>220.8365</text:p>
          </table:table-cell>
          <table:table-cell table:style-name="ce6"/>
          <table:table-cell table:style-name="ce10" table:formula="of:=(MIN([.D3];[.E3];[.F3])+MAX([.D3];[.E3];[.F3]))/2" office:value-type="float" office:value="0" calcext:value-type="float">
            <text:p>0.0000</text:p>
          </table:table-cell>
          <table:table-cell table:style-name="ce6" table:formula="of:=[.D3]-[.H3]" office:value-type="float" office:value="0" calcext:value-type="float">
            <text:p>0.0000</text:p>
          </table:table-cell>
          <table:table-cell table:style-name="ce6" table:formula="of:=[.E3]-[.H3]" office:value-type="float" office:value="-220.836477965032" calcext:value-type="float">
            <text:p>-220.8365</text:p>
          </table:table-cell>
          <table:table-cell table:style-name="ce6" table:formula="of:=[.F3]-[.H3]" office:value-type="float" office:value="220.836477965032" calcext:value-type="float">
            <text:p>220.8365</text:p>
          </table:table-cell>
          <table:table-cell table:style-name="ce6"/>
          <table:table-cell table:style-name="ce15" table:formula="of:=([.D3]+255) /2" office:value-type="float" office:value="127.5" calcext:value-type="float">
            <text:p>128</text:p>
          </table:table-cell>
          <table:table-cell table:style-name="ce15" table:formula="of:=[.I3]/2+128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360*[.B4]/256" office:value-type="float" office:value="1.40625" calcext:value-type="float">
            <text:p>1.40625</text:p>
          </table:table-cell>
          <table:table-cell table:style-name="ce6" table:formula="of:=[.$A$3]*SIN(RADIANS([.C4]))" office:value-type="float" office:value="6.25801327334263" calcext:value-type="float">
            <text:p>6.2580</text:p>
          </table:table-cell>
          <table:table-cell table:style-name="ce6" table:formula="of:=[.$A$3]*SIN(RADIANS([.C4]-120))" office:value-type="float" office:value="-223.898972783344" calcext:value-type="float">
            <text:p>-223.8990</text:p>
          </table:table-cell>
          <table:table-cell table:style-name="ce6" table:formula="of:=[.$A$3]*SIN(RADIANS([.C4]+120))" office:value-type="float" office:value="217.640959510001" calcext:value-type="float">
            <text:p>217.6410</text:p>
          </table:table-cell>
          <table:table-cell table:style-name="ce6"/>
          <table:table-cell table:style-name="ce10" table:formula="of:=(MIN([.D4];[.E4];[.F4])+MAX([.D4];[.E4];[.F4]))/2" office:value-type="float" office:value="-3.12900663667133" calcext:value-type="float">
            <text:p>-3.1290</text:p>
          </table:table-cell>
          <table:table-cell table:style-name="ce6" table:formula="of:=[.D4]-[.H4]" office:value-type="float" office:value="9.38701991001397" calcext:value-type="float">
            <text:p>9.3870</text:p>
          </table:table-cell>
          <table:table-cell table:style-name="ce6" table:formula="of:=[.E4]-[.H4]" office:value-type="float" office:value="-220.769966146673" calcext:value-type="float">
            <text:p>-220.7700</text:p>
          </table:table-cell>
          <table:table-cell table:style-name="ce6" table:formula="of:=[.F4]-[.H4]" office:value-type="float" office:value="220.769966146673" calcext:value-type="float">
            <text:p>220.7700</text:p>
          </table:table-cell>
          <table:table-cell table:style-name="ce6"/>
          <table:table-cell table:style-name="ce15" table:formula="of:=([.D4]+255) /2" office:value-type="float" office:value="130.629006636671" calcext:value-type="float">
            <text:p>131</text:p>
          </table:table-cell>
          <table:table-cell table:style-name="ce15" table:formula="of:=[.I4]/2+128" office:value-type="float" office:value="132.693509955007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table:formula="of:=360*[.B5]/256" office:value-type="float" office:value="2.8125" calcext:value-type="float">
            <text:p>2.8125</text:p>
          </table:table-cell>
          <table:table-cell table:style-name="ce6" table:formula="of:=[.$A$3]*SIN(RADIANS([.C5]))" office:value-type="float" office:value="12.5122569534916" calcext:value-type="float">
            <text:p>12.5123</text:p>
          </table:table-cell>
          <table:table-cell table:style-name="ce6" table:formula="of:=[.$A$3]*SIN(RADIANS([.C5]-120))" office:value-type="float" office:value="-226.826599232573" calcext:value-type="float">
            <text:p>-226.8266</text:p>
          </table:table-cell>
          <table:table-cell table:style-name="ce6" table:formula="of:=[.$A$3]*SIN(RADIANS([.C5]+120))" office:value-type="float" office:value="214.314342279082" calcext:value-type="float">
            <text:p>214.3143</text:p>
          </table:table-cell>
          <table:table-cell table:style-name="ce6"/>
          <table:table-cell table:style-name="ce10" table:formula="of:=(MIN([.D5];[.E5];[.F5])+MAX([.D5];[.E5];[.F5]))/2" office:value-type="float" office:value="-6.25612847674582" calcext:value-type="float">
            <text:p>-6.2561</text:p>
          </table:table-cell>
          <table:table-cell table:style-name="ce6" table:formula="of:=[.D5]-[.H5]" office:value-type="float" office:value="18.7683854302374" calcext:value-type="float">
            <text:p>18.7684</text:p>
          </table:table-cell>
          <table:table-cell table:style-name="ce6" table:formula="of:=[.E5]-[.H5]" office:value-type="float" office:value="-220.570470755827" calcext:value-type="float">
            <text:p>-220.5705</text:p>
          </table:table-cell>
          <table:table-cell table:style-name="ce6" table:formula="of:=[.F5]-[.H5]" office:value-type="float" office:value="220.570470755827" calcext:value-type="float">
            <text:p>220.5705</text:p>
          </table:table-cell>
          <table:table-cell table:style-name="ce6"/>
          <table:table-cell table:style-name="ce15" table:formula="of:=([.D5]+255) /2" office:value-type="float" office:value="133.756128476746" calcext:value-type="float">
            <text:p>134</text:p>
          </table:table-cell>
          <table:table-cell table:style-name="ce15" table:formula="of:=[.I5]/2+128" office:value-type="float" office:value="137.384192715119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table:formula="of:=360*[.B6]/256" office:value-type="float" office:value="4.21875" calcext:value-type="float">
            <text:p>4.21875</text:p>
          </table:table-cell>
          <table:table-cell table:style-name="ce6" table:formula="of:=[.$A$3]*SIN(RADIANS([.C6]))" office:value-type="float" office:value="18.7589637179152" calcext:value-type="float">
            <text:p>18.7590</text:p>
          </table:table-cell>
          <table:table-cell table:style-name="ce6" table:formula="of:=[.$A$3]*SIN(RADIANS([.C6]-120))" office:value-type="float" office:value="-229.617593820018" calcext:value-type="float">
            <text:p>-229.6176</text:p>
          </table:table-cell>
          <table:table-cell table:style-name="ce6" table:formula="of:=[.$A$3]*SIN(RADIANS([.C6]+120))" office:value-type="float" office:value="210.858630102103" calcext:value-type="float">
            <text:p>210.8586</text:p>
          </table:table-cell>
          <table:table-cell table:style-name="ce6"/>
          <table:table-cell table:style-name="ce10" table:formula="of:=(MIN([.D6];[.E6];[.F6])+MAX([.D6];[.E6];[.F6]))/2" office:value-type="float" office:value="-9.37948185895759" calcext:value-type="float">
            <text:p>-9.3795</text:p>
          </table:table-cell>
          <table:table-cell table:style-name="ce6" table:formula="of:=[.D6]-[.H6]" office:value-type="float" office:value="28.1384455768728" calcext:value-type="float">
            <text:p>28.1384</text:p>
          </table:table-cell>
          <table:table-cell table:style-name="ce6" table:formula="of:=[.E6]-[.H6]" office:value-type="float" office:value="-220.23811196106" calcext:value-type="float">
            <text:p>-220.2381</text:p>
          </table:table-cell>
          <table:table-cell table:style-name="ce6" table:formula="of:=[.F6]-[.H6]" office:value-type="float" office:value="220.23811196106" calcext:value-type="float">
            <text:p>220.2381</text:p>
          </table:table-cell>
          <table:table-cell table:style-name="ce6"/>
          <table:table-cell table:style-name="ce15" table:formula="of:=([.D6]+255) /2" office:value-type="float" office:value="136.879481858958" calcext:value-type="float">
            <text:p>137</text:p>
          </table:table-cell>
          <table:table-cell table:style-name="ce15" table:formula="of:=[.I6]/2+128" office:value-type="float" office:value="142.069222788436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table:formula="of:=360*[.B7]/256" office:value-type="float" office:value="5.625" calcext:value-type="float">
            <text:p>5.625</text:p>
          </table:table-cell>
          <table:table-cell table:style-name="ce6" table:formula="of:=[.$A$3]*SIN(RADIANS([.C7]))" office:value-type="float" office:value="24.994370784038" calcext:value-type="float">
            <text:p>24.9944</text:p>
          </table:table-cell>
          <table:table-cell table:style-name="ce6" table:formula="of:=[.$A$3]*SIN(RADIANS([.C7]-120))" office:value-type="float" office:value="-232.2702753549" calcext:value-type="float">
            <text:p>-232.2703</text:p>
          </table:table-cell>
          <table:table-cell table:style-name="ce6" table:formula="of:=[.$A$3]*SIN(RADIANS([.C7]+120))" office:value-type="float" office:value="207.275904570862" calcext:value-type="float">
            <text:p>207.2759</text:p>
          </table:table-cell>
          <table:table-cell table:style-name="ce6"/>
          <table:table-cell table:style-name="ce10" table:formula="of:=(MIN([.D7];[.E7];[.F7])+MAX([.D7];[.E7];[.F7]))/2" office:value-type="float" office:value="-12.497185392019" calcext:value-type="float">
            <text:p>-12.4972</text:p>
          </table:table-cell>
          <table:table-cell table:style-name="ce6" table:formula="of:=[.D7]-[.H7]" office:value-type="float" office:value="37.4915561760569" calcext:value-type="float">
            <text:p>37.4916</text:p>
          </table:table-cell>
          <table:table-cell table:style-name="ce6" table:formula="of:=[.E7]-[.H7]" office:value-type="float" office:value="-219.773089962881" calcext:value-type="float">
            <text:p>-219.7731</text:p>
          </table:table-cell>
          <table:table-cell table:style-name="ce6" table:formula="of:=[.F7]-[.H7]" office:value-type="float" office:value="219.773089962881" calcext:value-type="float">
            <text:p>219.7731</text:p>
          </table:table-cell>
          <table:table-cell table:style-name="ce6"/>
          <table:table-cell table:style-name="ce15" table:formula="of:=([.D7]+255) /2" office:value-type="float" office:value="139.997185392019" calcext:value-type="float">
            <text:p>140</text:p>
          </table:table-cell>
          <table:table-cell table:style-name="ce15" table:formula="of:=[.I7]/2+128" office:value-type="float" office:value="146.745778088028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formula="of:=360*[.B8]/256" office:value-type="float" office:value="7.03125" calcext:value-type="float">
            <text:p>7.03125</text:p>
          </table:table-cell>
          <table:table-cell table:style-name="ce6" table:formula="of:=[.$A$3]*SIN(RADIANS([.C8]))" office:value-type="float" office:value="31.2147221758001" calcext:value-type="float">
            <text:p>31.2147</text:p>
          </table:table-cell>
          <table:table-cell table:style-name="ce6" table:formula="of:=[.$A$3]*SIN(RADIANS([.C8]-120))" office:value-type="float" office:value="-234.783045961053" calcext:value-type="float">
            <text:p>-234.7830</text:p>
          </table:table-cell>
          <table:table-cell table:style-name="ce6" table:formula="of:=[.$A$3]*SIN(RADIANS([.C8]+120))" office:value-type="float" office:value="203.568323785253" calcext:value-type="float">
            <text:p>203.5683</text:p>
          </table:table-cell>
          <table:table-cell table:style-name="ce6"/>
          <table:table-cell table:style-name="ce10" table:formula="of:=(MIN([.D8];[.E8];[.F8])+MAX([.D8];[.E8];[.F8]))/2" office:value-type="float" office:value="-15.6073610879" calcext:value-type="float">
            <text:p>-15.6074</text:p>
          </table:table-cell>
          <table:table-cell table:style-name="ce6" table:formula="of:=[.D8]-[.H8]" office:value-type="float" office:value="46.8220832637002" calcext:value-type="float">
            <text:p>46.8221</text:p>
          </table:table-cell>
          <table:table-cell table:style-name="ce6" table:formula="of:=[.E8]-[.H8]" office:value-type="float" office:value="-219.175684873153" calcext:value-type="float">
            <text:p>-219.1757</text:p>
          </table:table-cell>
          <table:table-cell table:style-name="ce6" table:formula="of:=[.F8]-[.H8]" office:value-type="float" office:value="219.175684873153" calcext:value-type="float">
            <text:p>219.1757</text:p>
          </table:table-cell>
          <table:table-cell table:style-name="ce6"/>
          <table:table-cell table:style-name="ce15" table:formula="of:=([.D8]+255) /2" office:value-type="float" office:value="143.1073610879" calcext:value-type="float">
            <text:p>143</text:p>
          </table:table-cell>
          <table:table-cell table:style-name="ce15" table:formula="of:=[.I8]/2+128" office:value-type="float" office:value="151.41104163185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formula="of:=360*[.B9]/256" office:value-type="float" office:value="8.4375" calcext:value-type="float">
            <text:p>8.4375</text:p>
          </table:table-cell>
          <table:table-cell table:style-name="ce6" table:formula="of:=[.$A$3]*SIN(RADIANS([.C9]))" office:value-type="float" office:value="37.4162709861172" calcext:value-type="float">
            <text:p>37.4163</text:p>
          </table:table-cell>
          <table:table-cell table:style-name="ce6" table:formula="of:=[.$A$3]*SIN(RADIANS([.C9]-120))" office:value-type="float" office:value="-237.154392039423" calcext:value-type="float">
            <text:p>-237.1544</text:p>
          </table:table-cell>
          <table:table-cell table:style-name="ce6" table:formula="of:=[.$A$3]*SIN(RADIANS([.C9]+120))" office:value-type="float" office:value="199.738121053306" calcext:value-type="float">
            <text:p>199.7381</text:p>
          </table:table-cell>
          <table:table-cell table:style-name="ce6"/>
          <table:table-cell table:style-name="ce10" table:formula="of:=(MIN([.D9];[.E9];[.F9])+MAX([.D9];[.E9];[.F9]))/2" office:value-type="float" office:value="-18.7081354930586" calcext:value-type="float">
            <text:p>-18.7081</text:p>
          </table:table-cell>
          <table:table-cell table:style-name="ce6" table:formula="of:=[.D9]-[.H9]" office:value-type="float" office:value="56.1244064791759" calcext:value-type="float">
            <text:p>56.1244</text:p>
          </table:table-cell>
          <table:table-cell table:style-name="ce6" table:formula="of:=[.E9]-[.H9]" office:value-type="float" office:value="-218.446256546364" calcext:value-type="float">
            <text:p>-218.4463</text:p>
          </table:table-cell>
          <table:table-cell table:style-name="ce6" table:formula="of:=[.F9]-[.H9]" office:value-type="float" office:value="218.446256546364" calcext:value-type="float">
            <text:p>218.4463</text:p>
          </table:table-cell>
          <table:table-cell table:style-name="ce6"/>
          <table:table-cell table:style-name="ce15" table:formula="of:=([.D9]+255) /2" office:value-type="float" office:value="146.208135493059" calcext:value-type="float">
            <text:p>146</text:p>
          </table:table-cell>
          <table:table-cell table:style-name="ce15" table:formula="of:=[.I9]/2+128" office:value-type="float" office:value="156.062203239588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table:formula="of:=360*[.B10]/256" office:value-type="float" office:value="9.84375" calcext:value-type="float">
            <text:p>9.84375</text:p>
          </table:table-cell>
          <table:table-cell table:style-name="ce6" table:formula="of:=[.$A$3]*SIN(RADIANS([.C10]))" office:value-type="float" office:value="43.5952816338768" calcext:value-type="float">
            <text:p>43.5953</text:p>
          </table:table-cell>
          <table:table-cell table:style-name="ce6" table:formula="of:=[.$A$3]*SIN(RADIANS([.C10]-120))" office:value-type="float" office:value="-239.382885179802" calcext:value-type="float">
            <text:p>-239.3829</text:p>
          </table:table-cell>
          <table:table-cell table:style-name="ce6" table:formula="of:=[.$A$3]*SIN(RADIANS([.C10]+120))" office:value-type="float" office:value="195.787603545926" calcext:value-type="float">
            <text:p>195.7876</text:p>
          </table:table-cell>
          <table:table-cell table:style-name="ce6"/>
          <table:table-cell table:style-name="ce10" table:formula="of:=(MIN([.D10];[.E10];[.F10])+MAX([.D10];[.E10];[.F10]))/2" office:value-type="float" office:value="-21.7976408169384" calcext:value-type="float">
            <text:p>-21.7976</text:p>
          </table:table-cell>
          <table:table-cell table:style-name="ce6" table:formula="of:=[.D10]-[.H10]" office:value-type="float" office:value="65.3929224508152" calcext:value-type="float">
            <text:p>65.3929</text:p>
          </table:table-cell>
          <table:table-cell table:style-name="ce6" table:formula="of:=[.E10]-[.H10]" office:value-type="float" office:value="-217.585244362864" calcext:value-type="float">
            <text:p>-217.5852</text:p>
          </table:table-cell>
          <table:table-cell table:style-name="ce6" table:formula="of:=[.F10]-[.H10]" office:value-type="float" office:value="217.585244362864" calcext:value-type="float">
            <text:p>217.5852</text:p>
          </table:table-cell>
          <table:table-cell table:style-name="ce6"/>
          <table:table-cell table:style-name="ce15" table:formula="of:=([.D10]+255) /2" office:value-type="float" office:value="149.297640816938" calcext:value-type="float">
            <text:p>149</text:p>
          </table:table-cell>
          <table:table-cell table:style-name="ce15" table:formula="of:=[.I10]/2+128" office:value-type="float" office:value="160.696461225408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table:formula="of:=360*[.B11]/256" office:value-type="float" office:value="11.25" calcext:value-type="float">
            <text:p>11.25</text:p>
          </table:table-cell>
          <table:table-cell table:style-name="ce6" table:formula="of:=[.$A$3]*SIN(RADIANS([.C11]))" office:value-type="float" office:value="49.7480321141127" calcext:value-type="float">
            <text:p>49.7480</text:p>
          </table:table-cell>
          <table:table-cell table:style-name="ce6" table:formula="of:=[.$A$3]*SIN(RADIANS([.C11]-120))" office:value-type="float" office:value="-241.467183021252" calcext:value-type="float">
            <text:p>-241.4672</text:p>
          </table:table-cell>
          <table:table-cell table:style-name="ce6" table:formula="of:=[.$A$3]*SIN(RADIANS([.C11]+120))" office:value-type="float" office:value="191.719150907139" calcext:value-type="float">
            <text:p>191.7192</text:p>
          </table:table-cell>
          <table:table-cell table:style-name="ce6"/>
          <table:table-cell table:style-name="ce10" table:formula="of:=(MIN([.D11];[.E11];[.F11])+MAX([.D11];[.E11];[.F11]))/2" office:value-type="float" office:value="-24.8740160570564" calcext:value-type="float">
            <text:p>-24.8740</text:p>
          </table:table-cell>
          <table:table-cell table:style-name="ce6" table:formula="of:=[.D11]-[.H11]" office:value-type="float" office:value="74.6220481711691" calcext:value-type="float">
            <text:p>74.6220</text:p>
          </table:table-cell>
          <table:table-cell table:style-name="ce6" table:formula="of:=[.E11]-[.H11]" office:value-type="float" office:value="-216.593166964196" calcext:value-type="float">
            <text:p>-216.5932</text:p>
          </table:table-cell>
          <table:table-cell table:style-name="ce6" table:formula="of:=[.F11]-[.H11]" office:value-type="float" office:value="216.593166964196" calcext:value-type="float">
            <text:p>216.5932</text:p>
          </table:table-cell>
          <table:table-cell table:style-name="ce6"/>
          <table:table-cell table:style-name="ce15" table:formula="of:=([.D11]+255) /2" office:value-type="float" office:value="152.374016057056" calcext:value-type="float">
            <text:p>152</text:p>
          </table:table-cell>
          <table:table-cell table:style-name="ce15" table:formula="of:=[.I11]/2+128" office:value-type="float" office:value="165.31102408558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formula="of:=360*[.B12]/256" office:value-type="float" office:value="12.65625" calcext:value-type="float">
            <text:p>12.65625</text:p>
          </table:table-cell>
          <table:table-cell table:style-name="ce6" table:formula="of:=[.$A$3]*SIN(RADIANS([.C12]))" office:value-type="float" office:value="55.8708162400018" calcext:value-type="float">
            <text:p>55.8708</text:p>
          </table:table-cell>
          <table:table-cell table:style-name="ce6" table:formula="of:=[.$A$3]*SIN(RADIANS([.C12]-120))" office:value-type="float" office:value="-243.406030060689" calcext:value-type="float">
            <text:p>-243.4060</text:p>
          </table:table-cell>
          <table:table-cell table:style-name="ce6" table:formula="of:=[.$A$3]*SIN(RADIANS([.C12]+120))" office:value-type="float" office:value="187.535213820687" calcext:value-type="float">
            <text:p>187.5352</text:p>
          </table:table-cell>
          <table:table-cell table:style-name="ce6"/>
          <table:table-cell table:style-name="ce10" table:formula="of:=(MIN([.D12];[.E12];[.F12])+MAX([.D12];[.E12];[.F12]))/2" office:value-type="float" office:value="-27.9354081200009" calcext:value-type="float">
            <text:p>-27.9354</text:p>
          </table:table-cell>
          <table:table-cell table:style-name="ce6" table:formula="of:=[.D12]-[.H12]" office:value-type="float" office:value="83.8062243600027" calcext:value-type="float">
            <text:p>83.8062</text:p>
          </table:table-cell>
          <table:table-cell table:style-name="ce6" table:formula="of:=[.E12]-[.H12]" office:value-type="float" office:value="-215.470621940688" calcext:value-type="float">
            <text:p>-215.4706</text:p>
          </table:table-cell>
          <table:table-cell table:style-name="ce6" table:formula="of:=[.F12]-[.H12]" office:value-type="float" office:value="215.470621940688" calcext:value-type="float">
            <text:p>215.4706</text:p>
          </table:table-cell>
          <table:table-cell table:style-name="ce6"/>
          <table:table-cell table:style-name="ce15" table:formula="of:=([.D12]+255) /2" office:value-type="float" office:value="155.435408120001" calcext:value-type="float">
            <text:p>155</text:p>
          </table:table-cell>
          <table:table-cell table:style-name="ce15" table:formula="of:=[.I12]/2+128" office:value-type="float" office:value="169.903112180001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formula="of:=360*[.B13]/256" office:value-type="float" office:value="14.0625" calcext:value-type="float">
            <text:p>14.0625</text:p>
          </table:table-cell>
          <table:table-cell table:style-name="ce6" table:formula="of:=[.$A$3]*SIN(RADIANS([.C13]))" office:value-type="float" office:value="61.9599458753323" calcext:value-type="float">
            <text:p>61.9599</text:p>
          </table:table-cell>
          <table:table-cell table:style-name="ce6" table:formula="of:=[.$A$3]*SIN(RADIANS([.C13]-120))" office:value-type="float" office:value="-245.198258409155" calcext:value-type="float">
            <text:p>-245.1983</text:p>
          </table:table-cell>
          <table:table-cell table:style-name="ce6" table:formula="of:=[.$A$3]*SIN(RADIANS([.C13]+120))" office:value-type="float" office:value="183.238312533823" calcext:value-type="float">
            <text:p>183.2383</text:p>
          </table:table-cell>
          <table:table-cell table:style-name="ce6"/>
          <table:table-cell table:style-name="ce10" table:formula="of:=(MIN([.D13];[.E13];[.F13])+MAX([.D13];[.E13];[.F13]))/2" office:value-type="float" office:value="-30.9799729376661" calcext:value-type="float">
            <text:p>-30.9800</text:p>
          </table:table-cell>
          <table:table-cell table:style-name="ce6" table:formula="of:=[.D13]-[.H13]" office:value-type="float" office:value="92.9399188129984" calcext:value-type="float">
            <text:p>92.9399</text:p>
          </table:table-cell>
          <table:table-cell table:style-name="ce6" table:formula="of:=[.E13]-[.H13]" office:value-type="float" office:value="-214.218285471489" calcext:value-type="float">
            <text:p>-214.2183</text:p>
          </table:table-cell>
          <table:table-cell table:style-name="ce6" table:formula="of:=[.F13]-[.H13]" office:value-type="float" office:value="214.218285471489" calcext:value-type="float">
            <text:p>214.2183</text:p>
          </table:table-cell>
          <table:table-cell table:style-name="ce6"/>
          <table:table-cell table:style-name="ce15" table:formula="of:=([.D13]+255) /2" office:value-type="float" office:value="158.479972937666" calcext:value-type="float">
            <text:p>158</text:p>
          </table:table-cell>
          <table:table-cell table:style-name="ce15" table:formula="of:=[.I13]/2+128" office:value-type="float" office:value="174.469959406499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 table:formula="of:=360*[.B14]/256" office:value-type="float" office:value="15.46875" calcext:value-type="float">
            <text:p>15.46875</text:p>
          </table:table-cell>
          <table:table-cell table:style-name="ce6" table:formula="of:=[.$A$3]*SIN(RADIANS([.C14]))" office:value-type="float" office:value="68.0117531560991" calcext:value-type="float">
            <text:p>68.0118</text:p>
          </table:table-cell>
          <table:table-cell table:style-name="ce6" table:formula="of:=[.$A$3]*SIN(RADIANS([.C14]-120))" office:value-type="float" office:value="-246.842788495309" calcext:value-type="float">
            <text:p>-246.8428</text:p>
          </table:table-cell>
          <table:table-cell table:style-name="ce6" table:formula="of:=[.$A$3]*SIN(RADIANS([.C14]+120))" office:value-type="float" office:value="178.83103533921" calcext:value-type="float">
            <text:p>178.8310</text:p>
          </table:table-cell>
          <table:table-cell table:style-name="ce6"/>
          <table:table-cell table:style-name="ce10" table:formula="of:=(MIN([.D14];[.E14];[.F14])+MAX([.D14];[.E14];[.F14]))/2" office:value-type="float" office:value="-34.0058765780496" calcext:value-type="float">
            <text:p>-34.0059</text:p>
          </table:table-cell>
          <table:table-cell table:style-name="ce6" table:formula="of:=[.D14]-[.H14]" office:value-type="float" office:value="102.017629734149" calcext:value-type="float">
            <text:p>102.0176</text:p>
          </table:table-cell>
          <table:table-cell table:style-name="ce6" table:formula="of:=[.E14]-[.H14]" office:value-type="float" office:value="-212.83691191726" calcext:value-type="float">
            <text:p>-212.8369</text:p>
          </table:table-cell>
          <table:table-cell table:style-name="ce6" table:formula="of:=[.F14]-[.H14]" office:value-type="float" office:value="212.83691191726" calcext:value-type="float">
            <text:p>212.8369</text:p>
          </table:table-cell>
          <table:table-cell table:style-name="ce6"/>
          <table:table-cell table:style-name="ce15" table:formula="of:=([.D14]+255) /2" office:value-type="float" office:value="161.50587657805" calcext:value-type="float">
            <text:p>162</text:p>
          </table:table-cell>
          <table:table-cell table:style-name="ce15" table:formula="of:=[.I14]/2+128" office:value-type="float" office:value="179.008814867074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formula="of:=360*[.B15]/256" office:value-type="float" office:value="16.875" calcext:value-type="float">
            <text:p>16.875</text:p>
          </table:table-cell>
          <table:table-cell table:style-name="ce6" table:formula="of:=[.$A$3]*SIN(RADIANS([.C15]))" office:value-type="float" office:value="74.0225926998879" calcext:value-type="float">
            <text:p>74.0226</text:p>
          </table:table-cell>
          <table:table-cell table:style-name="ce6" table:formula="of:=[.$A$3]*SIN(RADIANS([.C15]-120))" office:value-type="float" office:value="-248.33862971572" calcext:value-type="float">
            <text:p>-248.3386</text:p>
          </table:table-cell>
          <table:table-cell table:style-name="ce6" table:formula="of:=[.$A$3]*SIN(RADIANS([.C15]+120))" office:value-type="float" office:value="174.316037015832" calcext:value-type="float">
            <text:p>174.3160</text:p>
          </table:table-cell>
          <table:table-cell table:style-name="ce6"/>
          <table:table-cell table:style-name="ce10" table:formula="of:=(MIN([.D15];[.E15];[.F15])+MAX([.D15];[.E15];[.F15]))/2" office:value-type="float" office:value="-37.011296349944" calcext:value-type="float">
            <text:p>-37.0113</text:p>
          </table:table-cell>
          <table:table-cell table:style-name="ce12" table:formula="of:=[.D15]-[.H15]" office:value-type="float" office:value="111.033889049832" calcext:value-type="float">
            <text:p>111.0339</text:p>
          </table:table-cell>
          <table:table-cell table:style-name="ce6" table:formula="of:=[.E15]-[.H15]" office:value-type="float" office:value="-211.327333365776" calcext:value-type="float">
            <text:p>-211.3273</text:p>
          </table:table-cell>
          <table:table-cell table:style-name="ce6" table:formula="of:=[.F15]-[.H15]" office:value-type="float" office:value="211.327333365776" calcext:value-type="float">
            <text:p>211.3273</text:p>
          </table:table-cell>
          <table:table-cell table:style-name="ce6"/>
          <table:table-cell table:style-name="ce15" table:formula="of:=([.D15]+255) /2" office:value-type="float" office:value="164.511296349944" calcext:value-type="float">
            <text:p>165</text:p>
          </table:table-cell>
          <table:table-cell table:style-name="ce15" table:formula="of:=[.I15]/2+128" office:value-type="float" office:value="183.516944524916" calcext:value-type="float">
            <text:p>184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formula="of:=360*[.B16]/256" office:value-type="float" office:value="18.28125" calcext:value-type="float">
            <text:p>18.28125</text:p>
          </table:table-cell>
          <table:table-cell table:style-name="ce6" table:formula="of:=[.$A$3]*SIN(RADIANS([.C16]))" office:value-type="float" office:value="79.9888438017173" calcext:value-type="float">
            <text:p>79.9888</text:p>
          </table:table-cell>
          <table:table-cell table:style-name="ce6" table:formula="of:=[.$A$3]*SIN(RADIANS([.C16]-120))" office:value-type="float" office:value="-249.68488103157" calcext:value-type="float">
            <text:p>-249.6849</text:p>
          </table:table-cell>
          <table:table-cell table:style-name="ce6" table:formula="of:=[.$A$3]*SIN(RADIANS([.C16]+120))" office:value-type="float" office:value="169.696037229852" calcext:value-type="float">
            <text:p>169.6960</text:p>
          </table:table-cell>
          <table:table-cell table:style-name="ce6"/>
          <table:table-cell table:style-name="ce10" table:formula="of:=(MIN([.D16];[.E16];[.F16])+MAX([.D16];[.E16];[.F16]))/2" office:value-type="float" office:value="-39.9944219008587" calcext:value-type="float">
            <text:p>-39.9944</text:p>
          </table:table-cell>
          <table:table-cell table:style-name="ce6" table:formula="of:=[.D16]-[.H16]" office:value-type="float" office:value="119.983265702576" calcext:value-type="float">
            <text:p>119.9833</text:p>
          </table:table-cell>
          <table:table-cell table:style-name="ce6" table:formula="of:=[.E16]-[.H16]" office:value-type="float" office:value="-209.690459130711" calcext:value-type="float">
            <text:p>-209.6905</text:p>
          </table:table-cell>
          <table:table-cell table:style-name="ce6" table:formula="of:=[.F16]-[.H16]" office:value-type="float" office:value="209.690459130711" calcext:value-type="float">
            <text:p>209.6905</text:p>
          </table:table-cell>
          <table:table-cell table:style-name="ce6"/>
          <table:table-cell table:style-name="ce15" table:formula="of:=([.D16]+255) /2" office:value-type="float" office:value="167.494421900859" calcext:value-type="float">
            <text:p>167</text:p>
          </table:table-cell>
          <table:table-cell table:style-name="ce15" table:formula="of:=[.I16]/2+128" office:value-type="float" office:value="187.991632851288" calcext:value-type="float">
            <text:p>188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formula="of:=360*[.B17]/256" office:value-type="float" office:value="19.6875" calcext:value-type="float">
            <text:p>19.6875</text:p>
          </table:table-cell>
          <table:table-cell table:style-name="ce6" table:formula="of:=[.$A$3]*SIN(RADIANS([.C17]))" office:value-type="float" office:value="85.9069126150161" calcext:value-type="float">
            <text:p>85.9069</text:p>
          </table:table-cell>
          <table:table-cell table:style-name="ce6" table:formula="of:=[.$A$3]*SIN(RADIANS([.C17]-120))" office:value-type="float" office:value="-250.880731511405" calcext:value-type="float">
            <text:p>-250.8807</text:p>
          </table:table-cell>
          <table:table-cell table:style-name="ce6" table:formula="of:=[.$A$3]*SIN(RADIANS([.C17]+120))" office:value-type="float" office:value="164.973818896389" calcext:value-type="float">
            <text:p>164.9738</text:p>
          </table:table-cell>
          <table:table-cell table:style-name="ce6"/>
          <table:table-cell table:style-name="ce10" table:formula="of:=(MIN([.D17];[.E17];[.F17])+MAX([.D17];[.E17];[.F17]))/2" office:value-type="float" office:value="-42.953456307508" calcext:value-type="float">
            <text:p>-42.9535</text:p>
          </table:table-cell>
          <table:table-cell table:style-name="ce6" table:formula="of:=[.D17]-[.H17]" office:value-type="float" office:value="128.860368922524" calcext:value-type="float">
            <text:p>128.8604</text:p>
          </table:table-cell>
          <table:table-cell table:style-name="ce6" table:formula="of:=[.E17]-[.H17]" office:value-type="float" office:value="-207.927275203897" calcext:value-type="float">
            <text:p>-207.9273</text:p>
          </table:table-cell>
          <table:table-cell table:style-name="ce6" table:formula="of:=[.F17]-[.H17]" office:value-type="float" office:value="207.927275203897" calcext:value-type="float">
            <text:p>207.9273</text:p>
          </table:table-cell>
          <table:table-cell table:style-name="ce6"/>
          <table:table-cell table:style-name="ce15" table:formula="of:=([.D17]+255) /2" office:value-type="float" office:value="170.453456307508" calcext:value-type="float">
            <text:p>170</text:p>
          </table:table-cell>
          <table:table-cell table:style-name="ce15" table:formula="of:=[.I17]/2+128" office:value-type="float" office:value="192.430184461262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formula="of:=360*[.B18]/256" office:value-type="float" office:value="21.09375" calcext:value-type="float">
            <text:p>21.09375</text:p>
          </table:table-cell>
          <table:table-cell table:style-name="ce6" table:formula="of:=[.$A$3]*SIN(RADIANS([.C18]))" office:value-type="float" office:value="91.773234316422" calcext:value-type="float">
            <text:p>91.7732</text:p>
          </table:table-cell>
          <table:table-cell table:style-name="ce6" table:formula="of:=[.$A$3]*SIN(RADIANS([.C18]-120))" office:value-type="float" office:value="-251.925460819612" calcext:value-type="float">
            <text:p>-251.9255</text:p>
          </table:table-cell>
          <table:table-cell table:style-name="ce6" table:formula="of:=[.$A$3]*SIN(RADIANS([.C18]+120))" office:value-type="float" office:value="160.15222650319" calcext:value-type="float">
            <text:p>160.1522</text:p>
          </table:table-cell>
          <table:table-cell table:style-name="ce6"/>
          <table:table-cell table:style-name="ce10" table:formula="of:=(MIN([.D18];[.E18];[.F18])+MAX([.D18];[.E18];[.F18]))/2" office:value-type="float" office:value="-45.886617158211" calcext:value-type="float">
            <text:p>-45.8866</text:p>
          </table:table-cell>
          <table:table-cell table:style-name="ce6" table:formula="of:=[.D18]-[.H18]" office:value-type="float" office:value="137.659851474633" calcext:value-type="float">
            <text:p>137.6599</text:p>
          </table:table-cell>
          <table:table-cell table:style-name="ce6" table:formula="of:=[.E18]-[.H18]" office:value-type="float" office:value="-206.038843661401" calcext:value-type="float">
            <text:p>-206.0388</text:p>
          </table:table-cell>
          <table:table-cell table:style-name="ce6" table:formula="of:=[.F18]-[.H18]" office:value-type="float" office:value="206.038843661401" calcext:value-type="float">
            <text:p>206.0388</text:p>
          </table:table-cell>
          <table:table-cell table:style-name="ce6"/>
          <table:table-cell table:style-name="ce15" table:formula="of:=([.D18]+255) /2" office:value-type="float" office:value="173.386617158211" calcext:value-type="float">
            <text:p>173</text:p>
          </table:table-cell>
          <table:table-cell table:style-name="ce15" table:formula="of:=[.I18]/2+128" office:value-type="float" office:value="196.829925737316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table:formula="of:=360*[.B19]/256" office:value-type="float" office:value="22.5" calcext:value-type="float">
            <text:p>22.5</text:p>
          </table:table-cell>
          <table:table-cell table:style-name="ce6" table:formula="of:=[.$A$3]*SIN(RADIANS([.C19]))" office:value-type="float" office:value="97.5842752530979" calcext:value-type="float">
            <text:p>97.5843</text:p>
          </table:table-cell>
          <table:table-cell table:style-name="ce6" table:formula="of:=[.$A$3]*SIN(RADIANS([.C19]-120))" office:value-type="float" office:value="-252.818439650322" calcext:value-type="float">
            <text:p>-252.8184</text:p>
          </table:table-cell>
          <table:table-cell table:style-name="ce6" table:formula="of:=[.$A$3]*SIN(RADIANS([.C19]+120))" office:value-type="float" office:value="155.234164397224" calcext:value-type="float">
            <text:p>155.2342</text:p>
          </table:table-cell>
          <table:table-cell table:style-name="ce6"/>
          <table:table-cell table:style-name="ce10" table:formula="of:=(MIN([.D19];[.E19];[.F19])+MAX([.D19];[.E19];[.F19]))/2" office:value-type="float" office:value="-48.7921376265489" calcext:value-type="float">
            <text:p>-48.7921</text:p>
          </table:table-cell>
          <table:table-cell table:style-name="ce6" table:formula="of:=[.D19]-[.H19]" office:value-type="float" office:value="146.376412879647" calcext:value-type="float">
            <text:p>146.3764</text:p>
          </table:table-cell>
          <table:table-cell table:style-name="ce6" table:formula="of:=[.E19]-[.H19]" office:value-type="float" office:value="-204.026302023773" calcext:value-type="float">
            <text:p>-204.0263</text:p>
          </table:table-cell>
          <table:table-cell table:style-name="ce6" table:formula="of:=[.F19]-[.H19]" office:value-type="float" office:value="204.026302023773" calcext:value-type="float">
            <text:p>204.0263</text:p>
          </table:table-cell>
          <table:table-cell table:style-name="ce6"/>
          <table:table-cell table:style-name="ce15" table:formula="of:=([.D19]+255) /2" office:value-type="float" office:value="176.292137626549" calcext:value-type="float">
            <text:p>176</text:p>
          </table:table-cell>
          <table:table-cell table:style-name="ce15" table:formula="of:=[.I19]/2+128" office:value-type="float" office:value="201.188206439823" calcext:value-type="float">
            <text:p>20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table:formula="of:=360*[.B20]/256" office:value-type="float" office:value="23.90625" calcext:value-type="float">
            <text:p>23.90625</text:p>
          </table:table-cell>
          <table:table-cell table:style-name="ce6" table:formula="of:=[.$A$3]*SIN(RADIANS([.C20]))" office:value-type="float" office:value="103.336535071272" calcext:value-type="float">
            <text:p>103.3365</text:p>
          </table:table-cell>
          <table:table-cell table:style-name="ce6" table:formula="of:=[.$A$3]*SIN(RADIANS([.C20]-120))" office:value-type="float" office:value="-253.559130106476" calcext:value-type="float">
            <text:p>-253.5591</text:p>
          </table:table-cell>
          <table:table-cell table:style-name="ce6" table:formula="of:=[.$A$3]*SIN(RADIANS([.C20]+120))" office:value-type="float" office:value="150.222595035204" calcext:value-type="float">
            <text:p>150.2226</text:p>
          </table:table-cell>
          <table:table-cell table:style-name="ce6"/>
          <table:table-cell table:style-name="ce10" table:formula="of:=(MIN([.D20];[.E20];[.F20])+MAX([.D20];[.E20];[.F20]))/2" office:value-type="float" office:value="-51.6682675356362" calcext:value-type="float">
            <text:p>-51.6683</text:p>
          </table:table-cell>
          <table:table-cell table:style-name="ce6" table:formula="of:=[.D20]-[.H20]" office:value-type="float" office:value="155.004802606909" calcext:value-type="float">
            <text:p>155.0048</text:p>
          </table:table-cell>
          <table:table-cell table:style-name="ce6" table:formula="of:=[.E20]-[.H20]" office:value-type="float" office:value="-201.89086257084" calcext:value-type="float">
            <text:p>-201.8909</text:p>
          </table:table-cell>
          <table:table-cell table:style-name="ce6" table:formula="of:=[.F20]-[.H20]" office:value-type="float" office:value="201.89086257084" calcext:value-type="float">
            <text:p>201.8909</text:p>
          </table:table-cell>
          <table:table-cell table:style-name="ce6"/>
          <table:table-cell table:style-name="ce15" table:formula="of:=([.D20]+255) /2" office:value-type="float" office:value="179.168267535636" calcext:value-type="float">
            <text:p>179</text:p>
          </table:table-cell>
          <table:table-cell table:style-name="ce15" table:formula="of:=[.I20]/2+128" office:value-type="float" office:value="205.502401303454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3" table:formula="of:=360*[.B21]/256" office:value-type="float" office:value="25.3125" calcext:value-type="float">
            <text:p>25.3125</text:p>
          </table:table-cell>
          <table:table-cell table:style-name="ce6" table:formula="of:=[.$A$3]*SIN(RADIANS([.C21]))" office:value-type="float" office:value="109.026548824722" calcext:value-type="float">
            <text:p>109.0265</text:p>
          </table:table-cell>
          <table:table-cell table:style-name="ce6" table:formula="of:=[.$A$3]*SIN(RADIANS([.C21]-120))" office:value-type="float" office:value="-254.147086023841" calcext:value-type="float">
            <text:p>-254.1471</text:p>
          </table:table-cell>
          <table:table-cell table:style-name="ce6" table:formula="of:=[.$A$3]*SIN(RADIANS([.C21]+120))" office:value-type="float" office:value="145.120537199119" calcext:value-type="float">
            <text:p>145.1205</text:p>
          </table:table-cell>
          <table:table-cell table:style-name="ce6"/>
          <table:table-cell table:style-name="ce10" table:formula="of:=(MIN([.D21];[.E21];[.F21])+MAX([.D21];[.E21];[.F21]))/2" office:value-type="float" office:value="-54.513274412361" calcext:value-type="float">
            <text:p>-54.5133</text:p>
          </table:table-cell>
          <table:table-cell table:style-name="ce6" table:formula="of:=[.D21]-[.H21]" office:value-type="float" office:value="163.539823237083" calcext:value-type="float">
            <text:p>163.5398</text:p>
          </table:table-cell>
          <table:table-cell table:style-name="ce6" table:formula="of:=[.E21]-[.H21]" office:value-type="float" office:value="-199.63381161148" calcext:value-type="float">
            <text:p>-199.6338</text:p>
          </table:table-cell>
          <table:table-cell table:style-name="ce6" table:formula="of:=[.F21]-[.H21]" office:value-type="float" office:value="199.63381161148" calcext:value-type="float">
            <text:p>199.6338</text:p>
          </table:table-cell>
          <table:table-cell table:style-name="ce6"/>
          <table:table-cell table:style-name="ce15" table:formula="of:=([.D21]+255) /2" office:value-type="float" office:value="182.013274412361" calcext:value-type="float">
            <text:p>182</text:p>
          </table:table-cell>
          <table:table-cell table:style-name="ce15" table:formula="of:=[.I21]/2+128" office:value-type="float" office:value="209.769911618541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3" table:formula="of:=360*[.B22]/256" office:value-type="float" office:value="26.71875" calcext:value-type="float">
            <text:p>26.71875</text:p>
          </table:table-cell>
          <table:table-cell table:style-name="ce6" table:formula="of:=[.$A$3]*SIN(RADIANS([.C22]))" office:value-type="float" office:value="114.650889061925" calcext:value-type="float">
            <text:p>114.6509</text:p>
          </table:table-cell>
          <table:table-cell table:style-name="ce6" table:formula="of:=[.$A$3]*SIN(RADIANS([.C22]-120))" office:value-type="float" office:value="-254.581953239757" calcext:value-type="float">
            <text:p>-254.5820</text:p>
          </table:table-cell>
          <table:table-cell table:style-name="ce6" table:formula="of:=[.$A$3]*SIN(RADIANS([.C22]+120))" office:value-type="float" office:value="139.931064177832" calcext:value-type="float">
            <text:p>139.9311</text:p>
          </table:table-cell>
          <table:table-cell table:style-name="ce6"/>
          <table:table-cell table:style-name="ce10" table:formula="of:=(MIN([.D22];[.E22];[.F22])+MAX([.D22];[.E22];[.F22]))/2" office:value-type="float" office:value="-57.3254445309623" calcext:value-type="float">
            <text:p>-57.3254</text:p>
          </table:table-cell>
          <table:table-cell table:style-name="ce6" table:formula="of:=[.D22]-[.H22]" office:value-type="float" office:value="171.976333592887" calcext:value-type="float">
            <text:p>171.9763</text:p>
          </table:table-cell>
          <table:table-cell table:style-name="ce6" table:formula="of:=[.E22]-[.H22]" office:value-type="float" office:value="-197.256508708794" calcext:value-type="float">
            <text:p>-197.2565</text:p>
          </table:table-cell>
          <table:table-cell table:style-name="ce6" table:formula="of:=[.F22]-[.H22]" office:value-type="float" office:value="197.256508708794" calcext:value-type="float">
            <text:p>197.2565</text:p>
          </table:table-cell>
          <table:table-cell table:style-name="ce6"/>
          <table:table-cell table:style-name="ce15" table:formula="of:=([.D22]+255) /2" office:value-type="float" office:value="184.825444530962" calcext:value-type="float">
            <text:p>185</text:p>
          </table:table-cell>
          <table:table-cell table:style-name="ce15" table:formula="of:=[.I22]/2+128" office:value-type="float" office:value="213.988166796444" calcext:value-type="float">
            <text:p>21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formula="of:=360*[.B23]/256" office:value-type="float" office:value="28.125" calcext:value-type="float">
            <text:p>28.125</text:p>
          </table:table-cell>
          <table:table-cell table:style-name="ce6" table:formula="of:=[.$A$3]*SIN(RADIANS([.C23]))" office:value-type="float" office:value="120.206167890629" calcext:value-type="float">
            <text:p>120.2062</text:p>
          </table:table-cell>
          <table:table-cell table:style-name="ce6" table:formula="of:=[.$A$3]*SIN(RADIANS([.C23]-120))" office:value-type="float" office:value="-254.863469806473" calcext:value-type="float">
            <text:p>-254.8635</text:p>
          </table:table-cell>
          <table:table-cell table:style-name="ce6" table:formula="of:=[.$A$3]*SIN(RADIANS([.C23]+120))" office:value-type="float" office:value="134.657301915844" calcext:value-type="float">
            <text:p>134.6573</text:p>
          </table:table-cell>
          <table:table-cell table:style-name="ce6"/>
          <table:table-cell table:style-name="ce10" table:formula="of:=(MIN([.D23];[.E23];[.F23])+MAX([.D23];[.E23];[.F23]))/2" office:value-type="float" office:value="-60.1030839453147" calcext:value-type="float">
            <text:p>-60.1031</text:p>
          </table:table-cell>
          <table:table-cell table:style-name="ce6" table:formula="of:=[.D23]-[.H23]" office:value-type="float" office:value="180.309251835944" calcext:value-type="float">
            <text:p>180.3093</text:p>
          </table:table-cell>
          <table:table-cell table:style-name="ce6" table:formula="of:=[.E23]-[.H23]" office:value-type="float" office:value="-194.760385861159" calcext:value-type="float">
            <text:p>-194.7604</text:p>
          </table:table-cell>
          <table:table-cell table:style-name="ce6" table:formula="of:=[.F23]-[.H23]" office:value-type="float" office:value="194.760385861159" calcext:value-type="float">
            <text:p>194.7604</text:p>
          </table:table-cell>
          <table:table-cell table:style-name="ce6"/>
          <table:table-cell table:style-name="ce15" table:formula="of:=([.D23]+255) /2" office:value-type="float" office:value="187.603083945315" calcext:value-type="float">
            <text:p>188</text:p>
          </table:table-cell>
          <table:table-cell table:style-name="ce15" table:formula="of:=[.I23]/2+128" office:value-type="float" office:value="218.154625917972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table:formula="of:=360*[.B24]/256" office:value-type="float" office:value="29.53125" calcext:value-type="float">
            <text:p>29.53125</text:p>
          </table:table-cell>
          <table:table-cell table:style-name="ce6" table:formula="of:=[.$A$3]*SIN(RADIANS([.C24]))" office:value-type="float" office:value="125.689039018595" calcext:value-type="float">
            <text:p>125.6890</text:p>
          </table:table-cell>
          <table:table-cell table:style-name="ce6" table:formula="of:=[.$A$3]*SIN(RADIANS([.C24]-120))" office:value-type="float" office:value="-254.991466148937" calcext:value-type="float">
            <text:p>-254.9915</text:p>
          </table:table-cell>
          <table:table-cell table:style-name="ce6" table:formula="of:=[.$A$3]*SIN(RADIANS([.C24]+120))" office:value-type="float" office:value="129.302427130342" calcext:value-type="float">
            <text:p>129.3024</text:p>
          </table:table-cell>
          <table:table-cell table:style-name="ce6"/>
          <table:table-cell table:style-name="ce10" table:formula="of:=(MIN([.D24];[.E24];[.F24])+MAX([.D24];[.E24];[.F24]))/2" office:value-type="float" office:value="-62.8445195092974" calcext:value-type="float">
            <text:p>-62.8445</text:p>
          </table:table-cell>
          <table:table-cell table:style-name="ce6" table:formula="of:=[.D24]-[.H24]" office:value-type="float" office:value="188.533558527892" calcext:value-type="float">
            <text:p>188.5336</text:p>
          </table:table-cell>
          <table:table-cell table:style-name="ce6" table:formula="of:=[.E24]-[.H24]" office:value-type="float" office:value="-192.14694663964" calcext:value-type="float">
            <text:p>-192.1469</text:p>
          </table:table-cell>
          <table:table-cell table:style-name="ce6" table:formula="of:=[.F24]-[.H24]" office:value-type="float" office:value="192.14694663964" calcext:value-type="float">
            <text:p>192.1469</text:p>
          </table:table-cell>
          <table:table-cell table:style-name="ce6"/>
          <table:table-cell table:style-name="ce15" table:formula="of:=([.D24]+255) /2" office:value-type="float" office:value="190.344519509297" calcext:value-type="float">
            <text:p>190</text:p>
          </table:table-cell>
          <table:table-cell table:style-name="ce15" table:formula="of:=[.I24]/2+128" office:value-type="float" office:value="222.266779263946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table:formula="of:=360*[.B25]/256" office:value-type="float" office:value="30.9375" calcext:value-type="float">
            <text:p>30.9375</text:p>
          </table:table-cell>
          <table:table-cell table:style-name="ce6" table:formula="of:=[.$A$3]*SIN(RADIANS([.C25]))" office:value-type="float" office:value="131.096199769272" calcext:value-type="float">
            <text:p>131.0962</text:p>
          </table:table-cell>
          <table:table-cell table:style-name="ce6" table:formula="of:=[.$A$3]*SIN(RADIANS([.C25]-120))" office:value-type="float" office:value="-254.965865166938" calcext:value-type="float">
            <text:p>-254.9659</text:p>
          </table:table-cell>
          <table:table-cell table:style-name="ce6" table:formula="of:=[.$A$3]*SIN(RADIANS([.C25]+120))" office:value-type="float" office:value="123.869665397667" calcext:value-type="float">
            <text:p>123.8697</text:p>
          </table:table-cell>
          <table:table-cell table:style-name="ce6"/>
          <table:table-cell table:style-name="ce10" table:formula="of:=(MIN([.D25];[.E25];[.F25])+MAX([.D25];[.E25];[.F25]))/2" office:value-type="float" office:value="-61.9348326988334" calcext:value-type="float">
            <text:p>-61.9348</text:p>
          </table:table-cell>
          <table:table-cell table:style-name="ce6" table:formula="of:=[.D25]-[.H25]" office:value-type="float" office:value="193.031032468105" calcext:value-type="float">
            <text:p>193.0310</text:p>
          </table:table-cell>
          <table:table-cell table:style-name="ce6" table:formula="of:=[.E25]-[.H25]" office:value-type="float" office:value="-193.031032468105" calcext:value-type="float">
            <text:p>-193.0310</text:p>
          </table:table-cell>
          <table:table-cell table:style-name="ce6" table:formula="of:=[.F25]-[.H25]" office:value-type="float" office:value="185.8044980965" calcext:value-type="float">
            <text:p>185.8045</text:p>
          </table:table-cell>
          <table:table-cell table:style-name="ce6"/>
          <table:table-cell table:style-name="ce15" table:formula="of:=([.D25]+255) /2" office:value-type="float" office:value="193.048099884636" calcext:value-type="float">
            <text:p>193</text:p>
          </table:table-cell>
          <table:table-cell table:style-name="ce15" table:formula="of:=[.I25]/2+128" office:value-type="float" office:value="224.515516234052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3" table:formula="of:=360*[.B26]/256" office:value-type="float" office:value="32.34375" calcext:value-type="float">
            <text:p>32.34375</text:p>
          </table:table-cell>
          <table:table-cell table:style-name="ce6" table:formula="of:=[.$A$3]*SIN(RADIANS([.C26]))" office:value-type="float" office:value="136.42439307121" calcext:value-type="float">
            <text:p>136.4244</text:p>
          </table:table-cell>
          <table:table-cell table:style-name="ce6" table:formula="of:=[.$A$3]*SIN(RADIANS([.C26]-120))" office:value-type="float" office:value="-254.78668228155" calcext:value-type="float">
            <text:p>-254.7867</text:p>
          </table:table-cell>
          <table:table-cell table:style-name="ce6" table:formula="of:=[.$A$3]*SIN(RADIANS([.C26]+120))" office:value-type="float" office:value="118.362289210341" calcext:value-type="float">
            <text:p>118.3623</text:p>
          </table:table-cell>
          <table:table-cell table:style-name="ce6"/>
          <table:table-cell table:style-name="ce10" table:formula="of:=(MIN([.D26];[.E26];[.F26])+MAX([.D26];[.E26];[.F26]))/2" office:value-type="float" office:value="-59.1811446051703" calcext:value-type="float">
            <text:p>-59.1811</text:p>
          </table:table-cell>
          <table:table-cell table:style-name="ce6" table:formula="of:=[.D26]-[.H26]" office:value-type="float" office:value="195.60553767638" calcext:value-type="float">
            <text:p>195.6055</text:p>
          </table:table-cell>
          <table:table-cell table:style-name="ce6" table:formula="of:=[.E26]-[.H26]" office:value-type="float" office:value="-195.60553767638" calcext:value-type="float">
            <text:p>-195.6055</text:p>
          </table:table-cell>
          <table:table-cell table:style-name="ce6" table:formula="of:=[.F26]-[.H26]" office:value-type="float" office:value="177.543433815511" calcext:value-type="float">
            <text:p>177.5434</text:p>
          </table:table-cell>
          <table:table-cell table:style-name="ce6"/>
          <table:table-cell table:style-name="ce15" table:formula="of:=([.D26]+255) /2" office:value-type="float" office:value="195.712196535605" calcext:value-type="float">
            <text:p>196</text:p>
          </table:table-cell>
          <table:table-cell table:style-name="ce15" table:formula="of:=[.I26]/2+128" office:value-type="float" office:value="225.80276883819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table:formula="of:=360*[.B27]/256" office:value-type="float" office:value="33.75" calcext:value-type="float">
            <text:p>33.75</text:p>
          </table:table-cell>
          <table:table-cell table:style-name="ce6" table:formula="of:=[.$A$3]*SIN(RADIANS([.C27]))" office:value-type="float" office:value="141.670409419999" calcext:value-type="float">
            <text:p>141.6704</text:p>
          </table:table-cell>
          <table:table-cell table:style-name="ce6" table:formula="of:=[.$A$3]*SIN(RADIANS([.C27]-120))" office:value-type="float" office:value="-254.454025425844" calcext:value-type="float">
            <text:p>-254.4540</text:p>
          </table:table-cell>
          <table:table-cell table:style-name="ce6" table:formula="of:=[.$A$3]*SIN(RADIANS([.C27]+120))" office:value-type="float" office:value="112.783616005845" calcext:value-type="float">
            <text:p>112.7836</text:p>
          </table:table-cell>
          <table:table-cell table:style-name="ce6"/>
          <table:table-cell table:style-name="ce10" table:formula="of:=(MIN([.D27];[.E27];[.F27])+MAX([.D27];[.E27];[.F27]))/2" office:value-type="float" office:value="-56.3918080029227" calcext:value-type="float">
            <text:p>-56.3918</text:p>
          </table:table-cell>
          <table:table-cell table:style-name="ce6" table:formula="of:=[.D27]-[.H27]" office:value-type="float" office:value="198.062217422921" calcext:value-type="float">
            <text:p>198.0622</text:p>
          </table:table-cell>
          <table:table-cell table:style-name="ce6" table:formula="of:=[.E27]-[.H27]" office:value-type="float" office:value="-198.062217422921" calcext:value-type="float">
            <text:p>-198.0622</text:p>
          </table:table-cell>
          <table:table-cell table:style-name="ce6" table:formula="of:=[.F27]-[.H27]" office:value-type="float" office:value="169.175424008768" calcext:value-type="float">
            <text:p>169.1754</text:p>
          </table:table-cell>
          <table:table-cell table:style-name="ce6"/>
          <table:table-cell table:style-name="ce15" table:formula="of:=([.D27]+255) /2" office:value-type="float" office:value="198.335204709999" calcext:value-type="float">
            <text:p>198</text:p>
          </table:table-cell>
          <table:table-cell table:style-name="ce15" table:formula="of:=[.I27]/2+128" office:value-type="float" office:value="227.031108711461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formula="of:=360*[.B28]/256" office:value-type="float" office:value="35.15625" calcext:value-type="float">
            <text:p>35.15625</text:p>
          </table:table-cell>
          <table:table-cell table:style-name="ce6" table:formula="of:=[.$A$3]*SIN(RADIANS([.C28]))" office:value-type="float" office:value="146.831088811551" calcext:value-type="float">
            <text:p>146.8311</text:p>
          </table:table-cell>
          <table:table-cell table:style-name="ce6" table:formula="of:=[.$A$3]*SIN(RADIANS([.C28]-120))" office:value-type="float" office:value="-253.96809497987" calcext:value-type="float">
            <text:p>-253.9681</text:p>
          </table:table-cell>
          <table:table-cell table:style-name="ce6" table:formula="of:=[.$A$3]*SIN(RADIANS([.C28]+120))" office:value-type="float" office:value="107.137006168319" calcext:value-type="float">
            <text:p>107.1370</text:p>
          </table:table-cell>
          <table:table-cell table:style-name="ce6"/>
          <table:table-cell table:style-name="ce10" table:formula="of:=(MIN([.D28];[.E28];[.F28])+MAX([.D28];[.E28];[.F28]))/2" office:value-type="float" office:value="-53.5685030841596" calcext:value-type="float">
            <text:p>-53.5685</text:p>
          </table:table-cell>
          <table:table-cell table:style-name="ce6" table:formula="of:=[.D28]-[.H28]" office:value-type="float" office:value="200.39959189571" calcext:value-type="float">
            <text:p>200.3996</text:p>
          </table:table-cell>
          <table:table-cell table:style-name="ce6" table:formula="of:=[.E28]-[.H28]" office:value-type="float" office:value="-200.39959189571" calcext:value-type="float">
            <text:p>-200.3996</text:p>
          </table:table-cell>
          <table:table-cell table:style-name="ce6" table:formula="of:=[.F28]-[.H28]" office:value-type="float" office:value="160.705509252479" calcext:value-type="float">
            <text:p>160.7055</text:p>
          </table:table-cell>
          <table:table-cell table:style-name="ce6"/>
          <table:table-cell table:style-name="ce15" table:formula="of:=([.D28]+255) /2" office:value-type="float" office:value="200.915544405775" calcext:value-type="float">
            <text:p>201</text:p>
          </table:table-cell>
          <table:table-cell table:style-name="ce15" table:formula="of:=[.I28]/2+128" office:value-type="float" office:value="228.199795947855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formula="of:=360*[.B29]/256" office:value-type="float" office:value="36.5625" calcext:value-type="float">
            <text:p>36.5625</text:p>
          </table:table-cell>
          <table:table-cell table:style-name="ce6" table:formula="of:=[.$A$3]*SIN(RADIANS([.C29]))" office:value-type="float" office:value="151.903322645571" calcext:value-type="float">
            <text:p>151.9033</text:p>
          </table:table-cell>
          <table:table-cell table:style-name="ce6" table:formula="of:=[.$A$3]*SIN(RADIANS([.C29]-120))" office:value-type="float" office:value="-253.329183649958" calcext:value-type="float">
            <text:p>-253.3292</text:p>
          </table:table-cell>
          <table:table-cell table:style-name="ce6" table:formula="of:=[.$A$3]*SIN(RADIANS([.C29]+120))" office:value-type="float" office:value="101.425861004388" calcext:value-type="float">
            <text:p>101.4259</text:p>
          </table:table-cell>
          <table:table-cell table:style-name="ce6"/>
          <table:table-cell table:style-name="ce10" table:formula="of:=(MIN([.D29];[.E29];[.F29])+MAX([.D29];[.E29];[.F29]))/2" office:value-type="float" office:value="-50.7129305021939" calcext:value-type="float">
            <text:p>-50.7129</text:p>
          </table:table-cell>
          <table:table-cell table:style-name="ce6" table:formula="of:=[.D29]-[.H29]" office:value-type="float" office:value="202.616253147764" calcext:value-type="float">
            <text:p>202.6163</text:p>
          </table:table-cell>
          <table:table-cell table:style-name="ce6" table:formula="of:=[.E29]-[.H29]" office:value-type="float" office:value="-202.616253147764" calcext:value-type="float">
            <text:p>-202.6163</text:p>
          </table:table-cell>
          <table:table-cell table:style-name="ce6" table:formula="of:=[.F29]-[.H29]" office:value-type="float" office:value="152.138791506582" calcext:value-type="float">
            <text:p>152.1388</text:p>
          </table:table-cell>
          <table:table-cell table:style-name="ce6"/>
          <table:table-cell table:style-name="ce15" table:formula="of:=([.D29]+255) /2" office:value-type="float" office:value="203.451661322785" calcext:value-type="float">
            <text:p>203</text:p>
          </table:table-cell>
          <table:table-cell table:style-name="ce15" table:formula="of:=[.I29]/2+128" office:value-type="float" office:value="229.308126573882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formula="of:=360*[.B30]/256" office:value-type="float" office:value="37.96875" calcext:value-type="float">
            <text:p>37.96875</text:p>
          </table:table-cell>
          <table:table-cell table:style-name="ce6" table:formula="of:=[.$A$3]*SIN(RADIANS([.C30]))" office:value-type="float" office:value="156.88405559806" calcext:value-type="float">
            <text:p>156.8841</text:p>
          </table:table-cell>
          <table:table-cell table:style-name="ce6" table:formula="of:=[.$A$3]*SIN(RADIANS([.C30]-120))" office:value-type="float" office:value="-252.537676292405" calcext:value-type="float">
            <text:p>-252.5377</text:p>
          </table:table-cell>
          <table:table-cell table:style-name="ce6" table:formula="of:=[.$A$3]*SIN(RADIANS([.C30]+120))" office:value-type="float" office:value="95.6536206943447" calcext:value-type="float">
            <text:p>95.6536</text:p>
          </table:table-cell>
          <table:table-cell table:style-name="ce6"/>
          <table:table-cell table:style-name="ce10" table:formula="of:=(MIN([.D30];[.E30];[.F30])+MAX([.D30];[.E30];[.F30]))/2" office:value-type="float" office:value="-47.8268103471724" calcext:value-type="float">
            <text:p>-47.8268</text:p>
          </table:table-cell>
          <table:table-cell table:style-name="ce6" table:formula="of:=[.D30]-[.H30]" office:value-type="float" office:value="204.710865945232" calcext:value-type="float">
            <text:p>204.7109</text:p>
          </table:table-cell>
          <table:table-cell table:style-name="ce6" table:formula="of:=[.E30]-[.H30]" office:value-type="float" office:value="-204.710865945232" calcext:value-type="float">
            <text:p>-204.7109</text:p>
          </table:table-cell>
          <table:table-cell table:style-name="ce6" table:formula="of:=[.F30]-[.H30]" office:value-type="float" office:value="143.480431041517" calcext:value-type="float">
            <text:p>143.4804</text:p>
          </table:table-cell>
          <table:table-cell table:style-name="ce6"/>
          <table:table-cell table:style-name="ce15" table:formula="of:=([.D30]+255) /2" office:value-type="float" office:value="205.94202779903" calcext:value-type="float">
            <text:p>206</text:p>
          </table:table-cell>
          <table:table-cell table:style-name="ce15" table:formula="of:=[.I30]/2+128" office:value-type="float" office:value="230.355432972616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formula="of:=360*[.B31]/256" office:value-type="float" office:value="39.375" calcext:value-type="float">
            <text:p>39.375</text:p>
          </table:table-cell>
          <table:table-cell table:style-name="ce6" table:formula="of:=[.$A$3]*SIN(RADIANS([.C31]))" office:value-type="float" office:value="161.77028746173" calcext:value-type="float">
            <text:p>161.7703</text:p>
          </table:table-cell>
          <table:table-cell table:style-name="ce6" table:formula="of:=[.$A$3]*SIN(RADIANS([.C31]-120))" office:value-type="float" office:value="-251.594049681644" calcext:value-type="float">
            <text:p>-251.5940</text:p>
          </table:table-cell>
          <table:table-cell table:style-name="ce6" table:formula="of:=[.$A$3]*SIN(RADIANS([.C31]+120))" office:value-type="float" office:value="89.8237622199145" calcext:value-type="float">
            <text:p>89.8238</text:p>
          </table:table-cell>
          <table:table-cell table:style-name="ce6"/>
          <table:table-cell table:style-name="ce10" table:formula="of:=(MIN([.D31];[.E31];[.F31])+MAX([.D31];[.E31];[.F31]))/2" office:value-type="float" office:value="-44.9118811099573" calcext:value-type="float">
            <text:p>-44.9119</text:p>
          </table:table-cell>
          <table:table-cell table:style-name="ce6" table:formula="of:=[.D31]-[.H31]" office:value-type="float" office:value="206.682168571687" calcext:value-type="float">
            <text:p>206.6822</text:p>
          </table:table-cell>
          <table:table-cell table:style-name="ce6" table:formula="of:=[.E31]-[.H31]" office:value-type="float" office:value="-206.682168571687" calcext:value-type="float">
            <text:p>-206.6822</text:p>
          </table:table-cell>
          <table:table-cell table:style-name="ce6" table:formula="of:=[.F31]-[.H31]" office:value-type="float" office:value="134.735643329872" calcext:value-type="float">
            <text:p>134.7356</text:p>
          </table:table-cell>
          <table:table-cell table:style-name="ce6"/>
          <table:table-cell table:style-name="ce15" table:formula="of:=([.D31]+255) /2" office:value-type="float" office:value="208.385143730865" calcext:value-type="float">
            <text:p>208</text:p>
          </table:table-cell>
          <table:table-cell table:style-name="ce15" table:formula="of:=[.I31]/2+128" office:value-type="float" office:value="231.341084285843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style-name="ce3" table:formula="of:=360*[.B32]/256" office:value-type="float" office:value="40.78125" calcext:value-type="float">
            <text:p>40.78125</text:p>
          </table:table-cell>
          <table:table-cell table:style-name="ce6" table:formula="of:=[.$A$3]*SIN(RADIANS([.C32]))" office:value-type="float" office:value="166.559074953213" calcext:value-type="float">
            <text:p>166.5591</text:p>
          </table:table-cell>
          <table:table-cell table:style-name="ce6" table:formula="of:=[.$A$3]*SIN(RADIANS([.C32]-120))" office:value-type="float" office:value="-250.498872223063" calcext:value-type="float">
            <text:p>-250.4989</text:p>
          </table:table-cell>
          <table:table-cell table:style-name="ce6" table:formula="of:=[.$A$3]*SIN(RADIANS([.C32]+120))" office:value-type="float" office:value="83.9397972698499" calcext:value-type="float">
            <text:p>83.9398</text:p>
          </table:table-cell>
          <table:table-cell table:style-name="ce6"/>
          <table:table-cell table:style-name="ce10" table:formula="of:=(MIN([.D32];[.E32];[.F32])+MAX([.D32];[.E32];[.F32]))/2" office:value-type="float" office:value="-41.969898634925" calcext:value-type="float">
            <text:p>-41.9699</text:p>
          </table:table-cell>
          <table:table-cell table:style-name="ce6" table:formula="of:=[.D32]-[.H32]" office:value-type="float" office:value="208.528973588138" calcext:value-type="float">
            <text:p>208.5290</text:p>
          </table:table-cell>
          <table:table-cell table:style-name="ce6" table:formula="of:=[.E32]-[.H32]" office:value-type="float" office:value="-208.528973588138" calcext:value-type="float">
            <text:p>-208.5290</text:p>
          </table:table-cell>
          <table:table-cell table:style-name="ce6" table:formula="of:=[.F32]-[.H32]" office:value-type="float" office:value="125.909695904775" calcext:value-type="float">
            <text:p>125.9097</text:p>
          </table:table-cell>
          <table:table-cell table:style-name="ce6"/>
          <table:table-cell table:style-name="ce15" table:formula="of:=([.D32]+255) /2" office:value-type="float" office:value="210.779537476607" calcext:value-type="float">
            <text:p>211</text:p>
          </table:table-cell>
          <table:table-cell table:style-name="ce15" table:formula="of:=[.I32]/2+128" office:value-type="float" office:value="232.264486794069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formula="of:=360*[.B33]/256" office:value-type="float" office:value="42.1875" calcext:value-type="float">
            <text:p>42.1875</text:p>
          </table:table-cell>
          <table:table-cell table:style-name="ce6" table:formula="of:=[.$A$3]*SIN(RADIANS([.C33]))" office:value-type="float" office:value="171.24753348599" calcext:value-type="float">
            <text:p>171.2475</text:p>
          </table:table-cell>
          <table:table-cell table:style-name="ce6" table:formula="of:=[.$A$3]*SIN(RADIANS([.C33]-120))" office:value-type="float" office:value="-249.252803610611" calcext:value-type="float">
            <text:p>-249.2528</text:p>
          </table:table-cell>
          <table:table-cell table:style-name="ce6" table:formula="of:=[.$A$3]*SIN(RADIANS([.C33]+120))" office:value-type="float" office:value="78.0052701246212" calcext:value-type="float">
            <text:p>78.0053</text:p>
          </table:table-cell>
          <table:table-cell table:style-name="ce6"/>
          <table:table-cell table:style-name="ce10" table:formula="of:=(MIN([.D33];[.E33];[.F33])+MAX([.D33];[.E33];[.F33]))/2" office:value-type="float" office:value="-39.0026350623106" calcext:value-type="float">
            <text:p>-39.0026</text:p>
          </table:table-cell>
          <table:table-cell table:style-name="ce6" table:formula="of:=[.D33]-[.H33]" office:value-type="float" office:value="210.2501685483" calcext:value-type="float">
            <text:p>210.2502</text:p>
          </table:table-cell>
          <table:table-cell table:style-name="ce6" table:formula="of:=[.E33]-[.H33]" office:value-type="float" office:value="-210.2501685483" calcext:value-type="float">
            <text:p>-210.2502</text:p>
          </table:table-cell>
          <table:table-cell table:style-name="ce6" table:formula="of:=[.F33]-[.H33]" office:value-type="float" office:value="117.007905186932" calcext:value-type="float">
            <text:p>117.0079</text:p>
          </table:table-cell>
          <table:table-cell table:style-name="ce6"/>
          <table:table-cell table:style-name="ce15" table:formula="of:=([.D33]+255) /2" office:value-type="float" office:value="213.123766742995" calcext:value-type="float">
            <text:p>213</text:p>
          </table:table-cell>
          <table:table-cell table:style-name="ce15" table:formula="of:=[.I33]/2+128" office:value-type="float" office:value="233.12508427415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style-name="ce3" table:formula="of:=360*[.B34]/256" office:value-type="float" office:value="43.59375" calcext:value-type="float">
            <text:p>43.59375</text:p>
          </table:table-cell>
          <table:table-cell table:style-name="ce6" table:formula="of:=[.$A$3]*SIN(RADIANS([.C34]))" office:value-type="float" office:value="175.832838907952" calcext:value-type="float">
            <text:p>175.8328</text:p>
          </table:table-cell>
          <table:table-cell table:style-name="ce6" table:formula="of:=[.$A$3]*SIN(RADIANS([.C34]-120))" office:value-type="float" office:value="-247.856594429426" calcext:value-type="float">
            <text:p>-247.8566</text:p>
          </table:table-cell>
          <table:table-cell table:style-name="ce6" table:formula="of:=[.$A$3]*SIN(RADIANS([.C34]+120))" office:value-type="float" office:value="72.0237555214742" calcext:value-type="float">
            <text:p>72.0238</text:p>
          </table:table-cell>
          <table:table-cell table:style-name="ce6"/>
          <table:table-cell table:style-name="ce10" table:formula="of:=(MIN([.D34];[.E34];[.F34])+MAX([.D34];[.E34];[.F34]))/2" office:value-type="float" office:value="-36.0118777607371" calcext:value-type="float">
            <text:p>-36.0119</text:p>
          </table:table-cell>
          <table:table-cell table:style-name="ce6" table:formula="of:=[.D34]-[.H34]" office:value-type="float" office:value="211.844716668689" calcext:value-type="float">
            <text:p>211.8447</text:p>
          </table:table-cell>
          <table:table-cell table:style-name="ce6" table:formula="of:=[.E34]-[.H34]" office:value-type="float" office:value="-211.844716668689" calcext:value-type="float">
            <text:p>-211.8447</text:p>
          </table:table-cell>
          <table:table-cell table:style-name="ce6" table:formula="of:=[.F34]-[.H34]" office:value-type="float" office:value="108.035633282211" calcext:value-type="float">
            <text:p>108.0356</text:p>
          </table:table-cell>
          <table:table-cell table:style-name="ce6"/>
          <table:table-cell table:style-name="ce15" table:formula="of:=([.D34]+255) /2" office:value-type="float" office:value="215.416419453976" calcext:value-type="float">
            <text:p>215</text:p>
          </table:table-cell>
          <table:table-cell table:style-name="ce15" table:formula="of:=[.I34]/2+128" office:value-type="float" office:value="233.922358334345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3" table:formula="of:=360*[.B35]/256" office:value-type="float" office:value="45" calcext:value-type="float">
            <text:p>45</text:p>
          </table:table-cell>
          <table:table-cell table:style-name="ce6" table:formula="of:=[.$A$3]*SIN(RADIANS([.C35]))" office:value-type="float" office:value="180.31222920257" calcext:value-type="float">
            <text:p>180.3122</text:p>
          </table:table-cell>
          <table:table-cell table:style-name="ce6" table:formula="of:=[.$A$3]*SIN(RADIANS([.C35]-120))" office:value-type="float" office:value="-246.311085703712" calcext:value-type="float">
            <text:p>-246.3111</text:p>
          </table:table-cell>
          <table:table-cell table:style-name="ce6" table:formula="of:=[.$A$3]*SIN(RADIANS([.C35]+120))" office:value-type="float" office:value="65.9988565011429" calcext:value-type="float">
            <text:p>65.9989</text:p>
          </table:table-cell>
          <table:table-cell table:style-name="ce6"/>
          <table:table-cell table:style-name="ce10" table:formula="of:=(MIN([.D35];[.E35];[.F35])+MAX([.D35];[.E35];[.F35]))/2" office:value-type="float" office:value="-32.9994282505714" calcext:value-type="float">
            <text:p>-32.9994</text:p>
          </table:table-cell>
          <table:table-cell table:style-name="ce6" table:formula="of:=[.D35]-[.H35]" office:value-type="float" office:value="213.311657453141" calcext:value-type="float">
            <text:p>213.3117</text:p>
          </table:table-cell>
          <table:table-cell table:style-name="ce6" table:formula="of:=[.E35]-[.H35]" office:value-type="float" office:value="-213.311657453141" calcext:value-type="float">
            <text:p>-213.3117</text:p>
          </table:table-cell>
          <table:table-cell table:style-name="ce6" table:formula="of:=[.F35]-[.H35]" office:value-type="float" office:value="98.9982847517143" calcext:value-type="float">
            <text:p>98.9983</text:p>
          </table:table-cell>
          <table:table-cell table:style-name="ce6"/>
          <table:table-cell table:style-name="ce15" table:formula="of:=([.D35]+255) /2" office:value-type="float" office:value="217.656114601285" calcext:value-type="float">
            <text:p>218</text:p>
          </table:table-cell>
          <table:table-cell table:style-name="ce15" table:formula="of:=[.I35]/2+128" office:value-type="float" office:value="234.655828726571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3" table:formula="of:=360*[.B36]/256" office:value-type="float" office:value="46.40625" calcext:value-type="float">
            <text:p>46.40625</text:p>
          </table:table-cell>
          <table:table-cell table:style-name="ce6" table:formula="of:=[.$A$3]*SIN(RADIANS([.C36]))" office:value-type="float" office:value="184.683006152624" calcext:value-type="float">
            <text:p>184.6830</text:p>
          </table:table-cell>
          <table:table-cell table:style-name="ce6" table:formula="of:=[.$A$3]*SIN(RADIANS([.C36]-120))" office:value-type="float" office:value="-244.617208390135" calcext:value-type="float">
            <text:p>-244.6172</text:p>
          </table:table-cell>
          <table:table-cell table:style-name="ce6" table:formula="of:=[.$A$3]*SIN(RADIANS([.C36]+120))" office:value-type="float" office:value="59.9342022375113" calcext:value-type="float">
            <text:p>59.9342</text:p>
          </table:table-cell>
          <table:table-cell table:style-name="ce6"/>
          <table:table-cell table:style-name="ce10" table:formula="of:=(MIN([.D36];[.E36];[.F36])+MAX([.D36];[.E36];[.F36]))/2" office:value-type="float" office:value="-29.9671011187557" calcext:value-type="float">
            <text:p>-29.9671</text:p>
          </table:table-cell>
          <table:table-cell table:style-name="ce6" table:formula="of:=[.D36]-[.H36]" office:value-type="float" office:value="214.65010727138" calcext:value-type="float">
            <text:p>214.6501</text:p>
          </table:table-cell>
          <table:table-cell table:style-name="ce6" table:formula="of:=[.E36]-[.H36]" office:value-type="float" office:value="-214.65010727138" calcext:value-type="float">
            <text:p>-214.6501</text:p>
          </table:table-cell>
          <table:table-cell table:style-name="ce6" table:formula="of:=[.F36]-[.H36]" office:value-type="float" office:value="89.901303356267" calcext:value-type="float">
            <text:p>89.9013</text:p>
          </table:table-cell>
          <table:table-cell table:style-name="ce6"/>
          <table:table-cell table:style-name="ce15" table:formula="of:=([.D36]+255) /2" office:value-type="float" office:value="219.841503076312" calcext:value-type="float">
            <text:p>220</text:p>
          </table:table-cell>
          <table:table-cell table:style-name="ce15" table:formula="of:=[.I36]/2+128" office:value-type="float" office:value="235.32505363569" calcext:value-type="float">
            <text:p>235</text:p>
          </table:table-cell>
          <table:table-cell>
            <draw:frame table:end-cell-address="Calculation.Y72" table:end-x="48.9pt" table:end-y="6.77pt" draw:z-index="1" draw:style-name="gr1" draw:text-style-name="P1" svg:width="689.1pt" svg:height="460.94pt" svg:x="0.06pt" svg:y="6.63pt">
              <draw:object draw:notify-on-update-of-ranges="Calculation.C3:Calculation.C363 Calculation.I2:Calculation.I2 Calculation.I3:Calculation.I363 Calculation.C3:Calculation.C363 Calculation.J2:Calculation.J2 Calculation.J3:Calculation.J363 Calculation.C3:Calculation.C363 Calculation.K2:Calculation.K2 Calculation.K3:Calculation.K36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formula="of:=360*[.B37]/256" office:value-type="float" office:value="47.8125" calcext:value-type="float">
            <text:p>47.8125</text:p>
          </table:table-cell>
          <table:table-cell table:style-name="ce6" table:formula="of:=[.$A$3]*SIN(RADIANS([.C37]))" office:value-type="float" office:value="188.942536965515" calcext:value-type="float">
            <text:p>188.9425</text:p>
          </table:table-cell>
          <table:table-cell table:style-name="ce6" table:formula="of:=[.$A$3]*SIN(RADIANS([.C37]-120))" office:value-type="float" office:value="-242.775982817051" calcext:value-type="float">
            <text:p>-242.7760</text:p>
          </table:table-cell>
          <table:table-cell table:style-name="ce6" table:formula="of:=[.$A$3]*SIN(RADIANS([.C37]+120))" office:value-type="float" office:value="53.8334458515361" calcext:value-type="float">
            <text:p>53.8334</text:p>
          </table:table-cell>
          <table:table-cell table:style-name="ce6"/>
          <table:table-cell table:style-name="ce10" table:formula="of:=(MIN([.D37];[.E37];[.F37])+MAX([.D37];[.E37];[.F37]))/2" office:value-type="float" office:value="-26.9167229257681" calcext:value-type="float">
            <text:p>-26.9167</text:p>
          </table:table-cell>
          <table:table-cell table:style-name="ce6" table:formula="of:=[.D37]-[.H37]" office:value-type="float" office:value="215.859259891283" calcext:value-type="float">
            <text:p>215.8593</text:p>
          </table:table-cell>
          <table:table-cell table:style-name="ce6" table:formula="of:=[.E37]-[.H37]" office:value-type="float" office:value="-215.859259891283" calcext:value-type="float">
            <text:p>-215.8593</text:p>
          </table:table-cell>
          <table:table-cell table:style-name="ce6" table:formula="of:=[.F37]-[.H37]" office:value-type="float" office:value="80.7501687773042" calcext:value-type="float">
            <text:p>80.7502</text:p>
          </table:table-cell>
          <table:table-cell table:style-name="ce6"/>
          <table:table-cell table:style-name="ce15" table:formula="of:=([.D37]+255) /2" office:value-type="float" office:value="221.971268482757" calcext:value-type="float">
            <text:p>222</text:p>
          </table:table-cell>
          <table:table-cell table:style-name="ce15" table:formula="of:=[.I37]/2+128" office:value-type="float" office:value="235.929629945641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3" table:formula="of:=360*[.B38]/256" office:value-type="float" office:value="49.21875" calcext:value-type="float">
            <text:p>49.21875</text:p>
          </table:table-cell>
          <table:table-cell table:style-name="ce6" table:formula="of:=[.$A$3]*SIN(RADIANS([.C38]))" office:value-type="float" office:value="193.088255859154" calcext:value-type="float">
            <text:p>193.0883</text:p>
          </table:table-cell>
          <table:table-cell table:style-name="ce6" table:formula="of:=[.$A$3]*SIN(RADIANS([.C38]-120))" office:value-type="float" office:value="-240.788518069896" calcext:value-type="float">
            <text:p>-240.7885</text:p>
          </table:table-cell>
          <table:table-cell table:style-name="ce6" table:formula="of:=[.$A$3]*SIN(RADIANS([.C38]+120))" office:value-type="float" office:value="47.7002622107422" calcext:value-type="float">
            <text:p>47.7003</text:p>
          </table:table-cell>
          <table:table-cell table:style-name="ce6"/>
          <table:table-cell table:style-name="ce10" table:formula="of:=(MIN([.D38];[.E38];[.F38])+MAX([.D38];[.E38];[.F38]))/2" office:value-type="float" office:value="-23.8501311053711" calcext:value-type="float">
            <text:p>-23.8501</text:p>
          </table:table-cell>
          <table:table-cell table:style-name="ce6" table:formula="of:=[.D38]-[.H38]" office:value-type="float" office:value="216.938386964525" calcext:value-type="float">
            <text:p>216.9384</text:p>
          </table:table-cell>
          <table:table-cell table:style-name="ce6" table:formula="of:=[.E38]-[.H38]" office:value-type="float" office:value="-216.938386964525" calcext:value-type="float">
            <text:p>-216.9384</text:p>
          </table:table-cell>
          <table:table-cell table:style-name="ce6" table:formula="of:=[.F38]-[.H38]" office:value-type="float" office:value="71.5503933161133" calcext:value-type="float">
            <text:p>71.5504</text:p>
          </table:table-cell>
          <table:table-cell table:style-name="ce6"/>
          <table:table-cell table:style-name="ce15" table:formula="of:=([.D38]+255) /2" office:value-type="float" office:value="224.044127929577" calcext:value-type="float">
            <text:p>224</text:p>
          </table:table-cell>
          <table:table-cell table:style-name="ce15" table:formula="of:=[.I38]/2+128" office:value-type="float" office:value="236.469193482262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table:formula="of:=360*[.B39]/256" office:value-type="float" office:value="50.625" calcext:value-type="float">
            <text:p>50.625</text:p>
          </table:table-cell>
          <table:table-cell table:style-name="ce6" table:formula="of:=[.$A$3]*SIN(RADIANS([.C39]))" office:value-type="float" office:value="197.117665607498" calcext:value-type="float">
            <text:p>197.1177</text:p>
          </table:table-cell>
          <table:table-cell table:style-name="ce6" table:formula="of:=[.$A$3]*SIN(RADIANS([.C39]-120))" office:value-type="float" office:value="-238.656011323118" calcext:value-type="float">
            <text:p>-238.6560</text:p>
          </table:table-cell>
          <table:table-cell table:style-name="ce6" table:formula="of:=[.$A$3]*SIN(RADIANS([.C39]+120))" office:value-type="float" office:value="41.5383457156202" calcext:value-type="float">
            <text:p>41.5383</text:p>
          </table:table-cell>
          <table:table-cell table:style-name="ce6"/>
          <table:table-cell table:style-name="ce10" table:formula="of:=(MIN([.D39];[.E39];[.F39])+MAX([.D39];[.E39];[.F39]))/2" office:value-type="float" office:value="-20.76917285781" calcext:value-type="float">
            <text:p>-20.7692</text:p>
          </table:table-cell>
          <table:table-cell table:style-name="ce6" table:formula="of:=[.D39]-[.H39]" office:value-type="float" office:value="217.886838465308" calcext:value-type="float">
            <text:p>217.8868</text:p>
          </table:table-cell>
          <table:table-cell table:style-name="ce6" table:formula="of:=[.E39]-[.H39]" office:value-type="float" office:value="-217.886838465308" calcext:value-type="float">
            <text:p>-217.8868</text:p>
          </table:table-cell>
          <table:table-cell table:style-name="ce6" table:formula="of:=[.F39]-[.H39]" office:value-type="float" office:value="62.3075185734302" calcext:value-type="float">
            <text:p>62.3075</text:p>
          </table:table-cell>
          <table:table-cell table:style-name="ce6"/>
          <table:table-cell table:style-name="ce15" table:formula="of:=([.D39]+255) /2" office:value-type="float" office:value="226.058832803749" calcext:value-type="float">
            <text:p>226</text:p>
          </table:table-cell>
          <table:table-cell table:style-name="ce15" table:formula="of:=[.I39]/2+128" office:value-type="float" office:value="236.943419232654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style-name="ce3" table:formula="of:=360*[.B40]/256" office:value-type="float" office:value="52.03125" calcext:value-type="float">
            <text:p>52.03125</text:p>
          </table:table-cell>
          <table:table-cell table:style-name="ce6" table:formula="of:=[.$A$3]*SIN(RADIANS([.C40]))" office:value-type="float" office:value="201.028339044785" calcext:value-type="float">
            <text:p>201.0283</text:p>
          </table:table-cell>
          <table:table-cell table:style-name="ce6" table:formula="of:=[.$A$3]*SIN(RADIANS([.C40]-120))" office:value-type="float" office:value="-236.379747119042" calcext:value-type="float">
            <text:p>-236.3797</text:p>
          </table:table-cell>
          <table:table-cell table:style-name="ce6" table:formula="of:=[.$A$3]*SIN(RADIANS([.C40]+120))" office:value-type="float" office:value="35.3514080742579" calcext:value-type="float">
            <text:p>35.3514</text:p>
          </table:table-cell>
          <table:table-cell table:style-name="ce6"/>
          <table:table-cell table:style-name="ce10" table:formula="of:=(MIN([.D40];[.E40];[.F40])+MAX([.D40];[.E40];[.F40]))/2" office:value-type="float" office:value="-17.6757040371289" calcext:value-type="float">
            <text:p>-17.6757</text:p>
          </table:table-cell>
          <table:table-cell table:style-name="ce6" table:formula="of:=[.D40]-[.H40]" office:value-type="float" office:value="218.704043081913" calcext:value-type="float">
            <text:p>218.7040</text:p>
          </table:table-cell>
          <table:table-cell table:style-name="ce6" table:formula="of:=[.E40]-[.H40]" office:value-type="float" office:value="-218.704043081913" calcext:value-type="float">
            <text:p>-218.7040</text:p>
          </table:table-cell>
          <table:table-cell table:style-name="ce6" table:formula="of:=[.F40]-[.H40]" office:value-type="float" office:value="53.0271121113868" calcext:value-type="float">
            <text:p>53.0271</text:p>
          </table:table-cell>
          <table:table-cell table:style-name="ce6"/>
          <table:table-cell table:style-name="ce15" table:formula="of:=([.D40]+255) /2" office:value-type="float" office:value="228.014169522392" calcext:value-type="float">
            <text:p>228</text:p>
          </table:table-cell>
          <table:table-cell table:style-name="ce15" table:formula="of:=[.I40]/2+128" office:value-type="float" office:value="237.35202154095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3" table:formula="of:=360*[.B41]/256" office:value-type="float" office:value="53.4375" calcext:value-type="float">
            <text:p>53.4375</text:p>
          </table:table-cell>
          <table:table-cell table:style-name="ce6" table:formula="of:=[.$A$3]*SIN(RADIANS([.C41]))" office:value-type="float" office:value="204.817920527564" calcext:value-type="float">
            <text:p>204.8179</text:p>
          </table:table-cell>
          <table:table-cell table:style-name="ce6" table:formula="of:=[.$A$3]*SIN(RADIANS([.C41]-120))" office:value-type="float" office:value="-233.96109659411" calcext:value-type="float">
            <text:p>-233.9611</text:p>
          </table:table-cell>
          <table:table-cell table:style-name="ce6" table:formula="of:=[.$A$3]*SIN(RADIANS([.C41]+120))" office:value-type="float" office:value="29.1431760665458" calcext:value-type="float">
            <text:p>29.1432</text:p>
          </table:table-cell>
          <table:table-cell table:style-name="ce6"/>
          <table:table-cell table:style-name="ce10" table:formula="of:=(MIN([.D41];[.E41];[.F41])+MAX([.D41];[.E41];[.F41]))/2" office:value-type="float" office:value="-14.5715880332729" calcext:value-type="float">
            <text:p>-14.5716</text:p>
          </table:table-cell>
          <table:table-cell table:style-name="ce6" table:formula="of:=[.D41]-[.H41]" office:value-type="float" office:value="219.389508560837" calcext:value-type="float">
            <text:p>219.3895</text:p>
          </table:table-cell>
          <table:table-cell table:style-name="ce6" table:formula="of:=[.E41]-[.H41]" office:value-type="float" office:value="-219.389508560837" calcext:value-type="float">
            <text:p>-219.3895</text:p>
          </table:table-cell>
          <table:table-cell table:style-name="ce6" table:formula="of:=[.F41]-[.H41]" office:value-type="float" office:value="43.7147640998187" calcext:value-type="float">
            <text:p>43.7148</text:p>
          </table:table-cell>
          <table:table-cell table:style-name="ce6"/>
          <table:table-cell table:style-name="ce15" table:formula="of:=([.D41]+255) /2" office:value-type="float" office:value="229.908960263782" calcext:value-type="float">
            <text:p>230</text:p>
          </table:table-cell>
          <table:table-cell table:style-name="ce15" table:formula="of:=[.I41]/2+128" office:value-type="float" office:value="237.694754280419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formula="of:=360*[.B42]/256" office:value-type="float" office:value="54.84375" calcext:value-type="float">
            <text:p>54.84375</text:p>
          </table:table-cell>
          <table:table-cell table:style-name="ce6" table:formula="of:=[.$A$3]*SIN(RADIANS([.C42]))" office:value-type="float" office:value="208.484127353654" calcext:value-type="float">
            <text:p>208.4841</text:p>
          </table:table-cell>
          <table:table-cell table:style-name="ce6" table:formula="of:=[.$A$3]*SIN(RADIANS([.C42]-120))" office:value-type="float" office:value="-231.401516652959" calcext:value-type="float">
            <text:p>-231.4015</text:p>
          </table:table-cell>
          <table:table-cell table:style-name="ce6" table:formula="of:=[.$A$3]*SIN(RADIANS([.C42]+120))" office:value-type="float" office:value="22.9173892993049" calcext:value-type="float">
            <text:p>22.9174</text:p>
          </table:table-cell>
          <table:table-cell table:style-name="ce6"/>
          <table:table-cell table:style-name="ce10" table:formula="of:=(MIN([.D42];[.E42];[.F42])+MAX([.D42];[.E42];[.F42]))/2" office:value-type="float" office:value="-11.4586946496525" calcext:value-type="float">
            <text:p>-11.4587</text:p>
          </table:table-cell>
          <table:table-cell table:style-name="ce6" table:formula="of:=[.D42]-[.H42]" office:value-type="float" office:value="219.942822003306" calcext:value-type="float">
            <text:p>219.9428</text:p>
          </table:table-cell>
          <table:table-cell table:style-name="ce6" table:formula="of:=[.E42]-[.H42]" office:value-type="float" office:value="-219.942822003306" calcext:value-type="float">
            <text:p>-219.9428</text:p>
          </table:table-cell>
          <table:table-cell table:style-name="ce6" table:formula="of:=[.F42]-[.H42]" office:value-type="float" office:value="34.3760839489574" calcext:value-type="float">
            <text:p>34.3761</text:p>
          </table:table-cell>
          <table:table-cell table:style-name="ce6"/>
          <table:table-cell table:style-name="ce15" table:formula="of:=([.D42]+255) /2" office:value-type="float" office:value="231.742063676827" calcext:value-type="float">
            <text:p>232</text:p>
          </table:table-cell>
          <table:table-cell table:style-name="ce15" table:formula="of:=[.I42]/2+128" office:value-type="float" office:value="237.971411001653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" table:formula="of:=360*[.B43]/256" office:value-type="float" office:value="56.25" calcext:value-type="float">
            <text:p>56.25</text:p>
          </table:table-cell>
          <table:table-cell table:style-name="ce6" table:formula="of:=[.$A$3]*SIN(RADIANS([.C43]))" office:value-type="float" office:value="212.024751137149" calcext:value-type="float">
            <text:p>212.0248</text:p>
          </table:table-cell>
          <table:table-cell table:style-name="ce6" table:formula="of:=[.$A$3]*SIN(RADIANS([.C43]-120))" office:value-type="float" office:value="-228.702549090836" calcext:value-type="float">
            <text:p>-228.7025</text:p>
          </table:table-cell>
          <table:table-cell table:style-name="ce6" table:formula="of:=[.$A$3]*SIN(RADIANS([.C43]+120))" office:value-type="float" office:value="16.6777979536865" calcext:value-type="float">
            <text:p>16.6778</text:p>
          </table:table-cell>
          <table:table-cell table:style-name="ce6"/>
          <table:table-cell table:style-name="ce10" table:formula="of:=(MIN([.D43];[.E43];[.F43])+MAX([.D43];[.E43];[.F43]))/2" office:value-type="float" office:value="-8.33889897684325" calcext:value-type="float">
            <text:p>-8.3389</text:p>
          </table:table-cell>
          <table:table-cell table:style-name="ce6" table:formula="of:=[.D43]-[.H43]" office:value-type="float" office:value="220.363650113992" calcext:value-type="float">
            <text:p>220.3637</text:p>
          </table:table-cell>
          <table:table-cell table:style-name="ce6" table:formula="of:=[.E43]-[.H43]" office:value-type="float" office:value="-220.363650113992" calcext:value-type="float">
            <text:p>-220.3637</text:p>
          </table:table-cell>
          <table:table-cell table:style-name="ce6" table:formula="of:=[.F43]-[.H43]" office:value-type="float" office:value="25.0166969305297" calcext:value-type="float">
            <text:p>25.0167</text:p>
          </table:table-cell>
          <table:table-cell table:style-name="ce6"/>
          <table:table-cell table:style-name="ce15" table:formula="of:=([.D43]+255) /2" office:value-type="float" office:value="233.512375568574" calcext:value-type="float">
            <text:p>234</text:p>
          </table:table-cell>
          <table:table-cell table:style-name="ce15" table:formula="of:=[.I43]/2+128" office:value-type="float" office:value="238.18182505699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style-name="ce3" table:formula="of:=360*[.B44]/256" office:value-type="float" office:value="57.65625" calcext:value-type="float">
            <text:p>57.65625</text:p>
          </table:table-cell>
          <table:table-cell table:style-name="ce6" table:formula="of:=[.$A$3]*SIN(RADIANS([.C44]))" office:value-type="float" office:value="215.437659138675" calcext:value-type="float">
            <text:p>215.4377</text:p>
          </table:table-cell>
          <table:table-cell table:style-name="ce6" table:formula="of:=[.$A$3]*SIN(RADIANS([.C44]-120))" office:value-type="float" office:value="-225.865819664879" calcext:value-type="float">
            <text:p>-225.8658</text:p>
          </table:table-cell>
          <table:table-cell table:style-name="ce6" table:formula="of:=[.$A$3]*SIN(RADIANS([.C44]+120))" office:value-type="float" office:value="10.4281605262038" calcext:value-type="float">
            <text:p>10.4282</text:p>
          </table:table-cell>
          <table:table-cell table:style-name="ce6"/>
          <table:table-cell table:style-name="ce10" table:formula="of:=(MIN([.D44];[.E44];[.F44])+MAX([.D44];[.E44];[.F44]))/2" office:value-type="float" office:value="-5.21408026310189" calcext:value-type="float">
            <text:p>-5.2141</text:p>
          </table:table-cell>
          <table:table-cell table:style-name="ce6" table:formula="of:=[.D44]-[.H44]" office:value-type="float" office:value="220.651739401777" calcext:value-type="float">
            <text:p>220.6517</text:p>
          </table:table-cell>
          <table:table-cell table:style-name="ce6" table:formula="of:=[.E44]-[.H44]" office:value-type="float" office:value="-220.651739401777" calcext:value-type="float">
            <text:p>-220.6517</text:p>
          </table:table-cell>
          <table:table-cell table:style-name="ce6" table:formula="of:=[.F44]-[.H44]" office:value-type="float" office:value="15.6422407893057" calcext:value-type="float">
            <text:p>15.6422</text:p>
          </table:table-cell>
          <table:table-cell table:style-name="ce6"/>
          <table:table-cell table:style-name="ce15" table:formula="of:=([.D44]+255) /2" office:value-type="float" office:value="235.218829569338" calcext:value-type="float">
            <text:p>235</text:p>
          </table:table-cell>
          <table:table-cell table:style-name="ce15" table:formula="of:=[.I44]/2+128" office:value-type="float" office:value="238.325869700889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3" table:formula="of:=360*[.B45]/256" office:value-type="float" office:value="59.0625" calcext:value-type="float">
            <text:p>59.0625</text:p>
          </table:table-cell>
          <table:table-cell table:style-name="ce6" table:formula="of:=[.$A$3]*SIN(RADIANS([.C45]))" office:value-type="float" office:value="218.720795550069" calcext:value-type="float">
            <text:p>218.7208</text:p>
          </table:table-cell>
          <table:table-cell table:style-name="ce6" table:formula="of:=[.$A$3]*SIN(RADIANS([.C45]-120))" office:value-type="float" office:value="-222.893037114823" calcext:value-type="float">
            <text:p>-222.8930</text:p>
          </table:table-cell>
          <table:table-cell table:style-name="ce6" table:formula="of:=[.$A$3]*SIN(RADIANS([.C45]+120))" office:value-type="float" office:value="4.17224156475418" calcext:value-type="float">
            <text:p>4.1722</text:p>
          </table:table-cell>
          <table:table-cell table:style-name="ce6"/>
          <table:table-cell table:style-name="ce10" table:formula="of:=(MIN([.D45];[.E45];[.F45])+MAX([.D45];[.E45];[.F45]))/2" office:value-type="float" office:value="-2.08612078237705" calcext:value-type="float">
            <text:p>-2.0861</text:p>
          </table:table-cell>
          <table:table-cell table:style-name="ce6" table:formula="of:=[.D45]-[.H45]" office:value-type="float" office:value="220.806916332446" calcext:value-type="float">
            <text:p>220.8069</text:p>
          </table:table-cell>
          <table:table-cell table:style-name="ce6" table:formula="of:=[.E45]-[.H45]" office:value-type="float" office:value="-220.806916332446" calcext:value-type="float">
            <text:p>-220.8069</text:p>
          </table:table-cell>
          <table:table-cell table:style-name="ce6" table:formula="of:=[.F45]-[.H45]" office:value-type="float" office:value="6.25836234713124" calcext:value-type="float">
            <text:p>6.2584</text:p>
          </table:table-cell>
          <table:table-cell table:style-name="ce6"/>
          <table:table-cell table:style-name="ce15" table:formula="of:=([.D45]+255) /2" office:value-type="float" office:value="236.860397775035" calcext:value-type="float">
            <text:p>237</text:p>
          </table:table-cell>
          <table:table-cell table:style-name="ce15" table:formula="of:=[.I45]/2+128" office:value-type="float" office:value="238.403458166223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3" table:formula="of:=360*[.B46]/256" office:value-type="float" office:value="60.46875" calcext:value-type="float">
            <text:p>60.46875</text:p>
          </table:table-cell>
          <table:table-cell table:style-name="ce6" table:formula="of:=[.$A$3]*SIN(RADIANS([.C46]))" office:value-type="float" office:value="221.872182732721" calcext:value-type="float">
            <text:p>221.8722</text:p>
          </table:table-cell>
          <table:table-cell table:style-name="ce6" table:formula="of:=[.$A$3]*SIN(RADIANS([.C46]-120))" office:value-type="float" office:value="-219.785992133717" calcext:value-type="float">
            <text:p>-219.7860</text:p>
          </table:table-cell>
          <table:table-cell table:style-name="ce6" table:formula="of:=[.$A$3]*SIN(RADIANS([.C46]+120))" office:value-type="float" office:value="-2.08619059900401" calcext:value-type="float">
            <text:p>-2.0862</text:p>
          </table:table-cell>
          <table:table-cell table:style-name="ce6"/>
          <table:table-cell table:style-name="ce10" table:formula="of:=(MIN([.D46];[.E46];[.F46])+MAX([.D46];[.E46];[.F46]))/2" office:value-type="float" office:value="1.04309529950199" calcext:value-type="float">
            <text:p>1.0431</text:p>
          </table:table-cell>
          <table:table-cell table:style-name="ce6" table:formula="of:=[.D46]-[.H46]" office:value-type="float" office:value="220.829087433219" calcext:value-type="float">
            <text:p>220.8291</text:p>
          </table:table-cell>
          <table:table-cell table:style-name="ce6" table:formula="of:=[.E46]-[.H46]" office:value-type="float" office:value="-220.829087433219" calcext:value-type="float">
            <text:p>-220.8291</text:p>
          </table:table-cell>
          <table:table-cell table:style-name="ce6" table:formula="of:=[.F46]-[.H46]" office:value-type="float" office:value="-3.12928589850599" calcext:value-type="float">
            <text:p>-3.1293</text:p>
          </table:table-cell>
          <table:table-cell table:style-name="ce6"/>
          <table:table-cell table:style-name="ce15" table:formula="of:=([.D46]+255) /2" office:value-type="float" office:value="238.436091366361" calcext:value-type="float">
            <text:p>238</text:p>
          </table:table-cell>
          <table:table-cell table:style-name="ce15" table:formula="of:=[.I46]/2+128" office:value-type="float" office:value="238.41454371661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3" table:formula="of:=360*[.B47]/256" office:value-type="float" office:value="61.875" calcext:value-type="float">
            <text:p>61.875</text:p>
          </table:table-cell>
          <table:table-cell table:style-name="ce6" table:formula="of:=[.$A$3]*SIN(RADIANS([.C47]))" office:value-type="float" office:value="224.889922408831" calcext:value-type="float">
            <text:p>224.8899</text:p>
          </table:table-cell>
          <table:table-cell table:style-name="ce6" table:formula="of:=[.$A$3]*SIN(RADIANS([.C47]-120))" office:value-type="float" office:value="-216.546556289278" calcext:value-type="float">
            <text:p>-216.5466</text:p>
          </table:table-cell>
          <table:table-cell table:style-name="ce6" table:formula="of:=[.$A$3]*SIN(RADIANS([.C47]+120))" office:value-type="float" office:value="-8.34336611955293" calcext:value-type="float">
            <text:p>-8.3434</text:p>
          </table:table-cell>
          <table:table-cell table:style-name="ce6"/>
          <table:table-cell table:style-name="ce10" table:formula="of:=(MIN([.D47];[.E47];[.F47])+MAX([.D47];[.E47];[.F47]))/2" office:value-type="float" office:value="4.17168305977646" calcext:value-type="float">
            <text:p>4.1717</text:p>
          </table:table-cell>
          <table:table-cell table:style-name="ce6" table:formula="of:=[.D47]-[.H47]" office:value-type="float" office:value="220.718239349054" calcext:value-type="float">
            <text:p>220.7182</text:p>
          </table:table-cell>
          <table:table-cell table:style-name="ce6" table:formula="of:=[.E47]-[.H47]" office:value-type="float" office:value="-220.718239349054" calcext:value-type="float">
            <text:p>-220.7182</text:p>
          </table:table-cell>
          <table:table-cell table:style-name="ce6" table:formula="of:=[.F47]-[.H47]" office:value-type="float" office:value="-12.5150491793294" calcext:value-type="float">
            <text:p>-12.5150</text:p>
          </table:table-cell>
          <table:table-cell table:style-name="ce6"/>
          <table:table-cell table:style-name="ce15" table:formula="of:=([.D47]+255) /2" office:value-type="float" office:value="239.944961204415" calcext:value-type="float">
            <text:p>240</text:p>
          </table:table-cell>
          <table:table-cell table:style-name="ce15" table:formula="of:=[.I47]/2+128" office:value-type="float" office:value="238.359119674527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3" table:formula="of:=360*[.B48]/256" office:value-type="float" office:value="63.28125" calcext:value-type="float">
            <text:p>63.28125</text:p>
          </table:table-cell>
          <table:table-cell table:style-name="ce6" table:formula="of:=[.$A$3]*SIN(RADIANS([.C48]))" office:value-type="float" office:value="227.772196804856" calcext:value-type="float">
            <text:p>227.7722</text:p>
          </table:table-cell>
          <table:table-cell table:style-name="ce6" table:formula="of:=[.$A$3]*SIN(RADIANS([.C48]-120))" office:value-type="float" office:value="-213.176680896526" calcext:value-type="float">
            <text:p>-213.1767</text:p>
          </table:table-cell>
          <table:table-cell table:style-name="ce6" table:formula="of:=[.$A$3]*SIN(RADIANS([.C48]+120))" office:value-type="float" office:value="-14.59551590833" calcext:value-type="float">
            <text:p>-14.5955</text:p>
          </table:table-cell>
          <table:table-cell table:style-name="ce6"/>
          <table:table-cell table:style-name="ce10" table:formula="of:=(MIN([.D48];[.E48];[.F48])+MAX([.D48];[.E48];[.F48]))/2" office:value-type="float" office:value="7.29775795416501" calcext:value-type="float">
            <text:p>7.2978</text:p>
          </table:table-cell>
          <table:table-cell table:style-name="ce6" table:formula="of:=[.D48]-[.H48]" office:value-type="float" office:value="220.474438850691" calcext:value-type="float">
            <text:p>220.4744</text:p>
          </table:table-cell>
          <table:table-cell table:style-name="ce6" table:formula="of:=[.E48]-[.H48]" office:value-type="float" office:value="-220.474438850691" calcext:value-type="float">
            <text:p>-220.4744</text:p>
          </table:table-cell>
          <table:table-cell table:style-name="ce6" table:formula="of:=[.F48]-[.H48]" office:value-type="float" office:value="-21.893273862495" calcext:value-type="float">
            <text:p>-21.8933</text:p>
          </table:table-cell>
          <table:table-cell table:style-name="ce6"/>
          <table:table-cell table:style-name="ce15" table:formula="of:=([.D48]+255) /2" office:value-type="float" office:value="241.386098402428" calcext:value-type="float">
            <text:p>241</text:p>
          </table:table-cell>
          <table:table-cell table:style-name="ce15" table:formula="of:=[.I48]/2+128" office:value-type="float" office:value="238.23721942534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style-name="ce3" table:formula="of:=360*[.B49]/256" office:value-type="float" office:value="64.6875" calcext:value-type="float">
            <text:p>64.6875</text:p>
          </table:table-cell>
          <table:table-cell table:style-name="ce6" table:formula="of:=[.$A$3]*SIN(RADIANS([.C49]))" office:value-type="float" office:value="230.517269746478" calcext:value-type="float">
            <text:p>230.5173</text:p>
          </table:table-cell>
          <table:table-cell table:style-name="ce6" table:formula="of:=[.$A$3]*SIN(RADIANS([.C49]-120))" office:value-type="float" office:value="-209.678395842393" calcext:value-type="float">
            <text:p>-209.6784</text:p>
          </table:table-cell>
          <table:table-cell table:style-name="ce6" table:formula="of:=[.$A$3]*SIN(RADIANS([.C49]+120))" office:value-type="float" office:value="-20.8388739040854" calcext:value-type="float">
            <text:p>-20.8389</text:p>
          </table:table-cell>
          <table:table-cell table:style-name="ce6"/>
          <table:table-cell table:style-name="ce10" table:formula="of:=(MIN([.D49];[.E49];[.F49])+MAX([.D49];[.E49];[.F49]))/2" office:value-type="float" office:value="10.4194369520427" calcext:value-type="float">
            <text:p>10.4194</text:p>
          </table:table-cell>
          <table:table-cell table:style-name="ce6" table:formula="of:=[.D49]-[.H49]" office:value-type="float" office:value="220.097832794435" calcext:value-type="float">
            <text:p>220.0978</text:p>
          </table:table-cell>
          <table:table-cell table:style-name="ce6" table:formula="of:=[.E49]-[.H49]" office:value-type="float" office:value="-220.097832794435" calcext:value-type="float">
            <text:p>-220.0978</text:p>
          </table:table-cell>
          <table:table-cell table:style-name="ce6" table:formula="of:=[.F49]-[.H49]" office:value-type="float" office:value="-31.2583108561281" calcext:value-type="float">
            <text:p>-31.2583</text:p>
          </table:table-cell>
          <table:table-cell table:style-name="ce6"/>
          <table:table-cell table:style-name="ce15" table:formula="of:=([.D49]+255) /2" office:value-type="float" office:value="242.758634873239" calcext:value-type="float">
            <text:p>243</text:p>
          </table:table-cell>
          <table:table-cell table:style-name="ce15" table:formula="of:=[.I49]/2+128" office:value-type="float" office:value="238.048916397218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style-name="ce3" table:formula="of:=360*[.B50]/256" office:value-type="float" office:value="66.09375" calcext:value-type="float">
            <text:p>66.09375</text:p>
          </table:table-cell>
          <table:table-cell table:style-name="ce6" table:formula="of:=[.$A$3]*SIN(RADIANS([.C50]))" office:value-type="float" office:value="233.1234877044" calcext:value-type="float">
            <text:p>233.1235</text:p>
          </table:table-cell>
          <table:table-cell table:style-name="ce6" table:formula="of:=[.$A$3]*SIN(RADIANS([.C50]-120))" office:value-type="float" office:value="-206.053808362984" calcext:value-type="float">
            <text:p>-206.0538</text:p>
          </table:table-cell>
          <table:table-cell table:style-name="ce6" table:formula="of:=[.$A$3]*SIN(RADIANS([.C50]+120))" office:value-type="float" office:value="-27.0696793414166" calcext:value-type="float">
            <text:p>-27.0697</text:p>
          </table:table-cell>
          <table:table-cell table:style-name="ce6"/>
          <table:table-cell table:style-name="ce10" table:formula="of:=(MIN([.D50];[.E50];[.F50])+MAX([.D50];[.E50];[.F50]))/2" office:value-type="float" office:value="13.5348396707083" calcext:value-type="float">
            <text:p>13.5348</text:p>
          </table:table-cell>
          <table:table-cell table:style-name="ce6" table:formula="of:=[.D50]-[.H50]" office:value-type="float" office:value="219.588648033692" calcext:value-type="float">
            <text:p>219.5886</text:p>
          </table:table-cell>
          <table:table-cell table:style-name="ce6" table:formula="of:=[.E50]-[.H50]" office:value-type="float" office:value="-219.588648033692" calcext:value-type="float">
            <text:p>-219.5886</text:p>
          </table:table-cell>
          <table:table-cell table:style-name="ce6" table:formula="of:=[.F50]-[.H50]" office:value-type="float" office:value="-40.6045190121249" calcext:value-type="float">
            <text:p>-40.6045</text:p>
          </table:table-cell>
          <table:table-cell table:style-name="ce6"/>
          <table:table-cell table:style-name="ce15" table:formula="of:=([.D50]+255) /2" office:value-type="float" office:value="244.0617438522" calcext:value-type="float">
            <text:p>244</text:p>
          </table:table-cell>
          <table:table-cell table:style-name="ce15" table:formula="of:=[.I50]/2+128" office:value-type="float" office:value="237.79432401684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style-name="ce3" table:formula="of:=360*[.B51]/256" office:value-type="float" office:value="67.5" calcext:value-type="float">
            <text:p>67.5</text:p>
          </table:table-cell>
          <table:table-cell table:style-name="ce6" table:formula="of:=[.$A$3]*SIN(RADIANS([.C51]))" office:value-type="float" office:value="235.589280790378" calcext:value-type="float">
            <text:p>235.5893</text:p>
          </table:table-cell>
          <table:table-cell table:style-name="ce6" table:formula="of:=[.$A$3]*SIN(RADIANS([.C51]-120))" office:value-type="float" office:value="-202.305101774265" calcext:value-type="float">
            <text:p>-202.3051</text:p>
          </table:table-cell>
          <table:table-cell table:style-name="ce6" table:formula="of:=[.$A$3]*SIN(RADIANS([.C51]+120))" office:value-type="float" office:value="-33.2841790161131" calcext:value-type="float">
            <text:p>-33.2842</text:p>
          </table:table-cell>
          <table:table-cell table:style-name="ce6"/>
          <table:table-cell table:style-name="ce10" table:formula="of:=(MIN([.D51];[.E51];[.F51])+MAX([.D51];[.E51];[.F51]))/2" office:value-type="float" office:value="16.6420895080566" calcext:value-type="float">
            <text:p>16.6421</text:p>
          </table:table-cell>
          <table:table-cell table:style-name="ce6" table:formula="of:=[.D51]-[.H51]" office:value-type="float" office:value="218.947191282322" calcext:value-type="float">
            <text:p>218.9472</text:p>
          </table:table-cell>
          <table:table-cell table:style-name="ce6" table:formula="of:=[.E51]-[.H51]" office:value-type="float" office:value="-218.947191282322" calcext:value-type="float">
            <text:p>-218.9472</text:p>
          </table:table-cell>
          <table:table-cell table:style-name="ce6" table:formula="of:=[.F51]-[.H51]" office:value-type="float" office:value="-49.9262685241697" calcext:value-type="float">
            <text:p>-49.9263</text:p>
          </table:table-cell>
          <table:table-cell table:style-name="ce6"/>
          <table:table-cell table:style-name="ce15" table:formula="of:=([.D51]+255) /2" office:value-type="float" office:value="245.294640395189" calcext:value-type="float">
            <text:p>245</text:p>
          </table:table-cell>
          <table:table-cell table:style-name="ce15" table:formula="of:=[.I51]/2+128" office:value-type="float" office:value="237.473595641161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3" table:formula="of:=360*[.B52]/256" office:value-type="float" office:value="68.90625" calcext:value-type="float">
            <text:p>68.90625</text:p>
          </table:table-cell>
          <table:table-cell table:style-name="ce6" table:formula="of:=[.$A$3]*SIN(RADIANS([.C52]))" office:value-type="float" office:value="237.913163702858" calcext:value-type="float">
            <text:p>237.9132</text:p>
          </table:table-cell>
          <table:table-cell table:style-name="ce6" table:formula="of:=[.$A$3]*SIN(RADIANS([.C52]-120))" office:value-type="float" office:value="-198.434534156912" calcext:value-type="float">
            <text:p>-198.4345</text:p>
          </table:table-cell>
          <table:table-cell table:style-name="ce6" table:formula="of:=[.$A$3]*SIN(RADIANS([.C52]+120))" office:value-type="float" office:value="-39.478629545946" calcext:value-type="float">
            <text:p>-39.4786</text:p>
          </table:table-cell>
          <table:table-cell table:style-name="ce6"/>
          <table:table-cell table:style-name="ce10" table:formula="of:=(MIN([.D52];[.E52];[.F52])+MAX([.D52];[.E52];[.F52]))/2" office:value-type="float" office:value="19.739314772973" calcext:value-type="float">
            <text:p>19.7393</text:p>
          </table:table-cell>
          <table:table-cell table:style-name="ce6" table:formula="of:=[.D52]-[.H52]" office:value-type="float" office:value="218.173848929885" calcext:value-type="float">
            <text:p>218.1738</text:p>
          </table:table-cell>
          <table:table-cell table:style-name="ce6" table:formula="of:=[.E52]-[.H52]" office:value-type="float" office:value="-218.173848929885" calcext:value-type="float">
            <text:p>-218.1738</text:p>
          </table:table-cell>
          <table:table-cell table:style-name="ce6" table:formula="of:=[.F52]-[.H52]" office:value-type="float" office:value="-59.217944318919" calcext:value-type="float">
            <text:p>-59.2179</text:p>
          </table:table-cell>
          <table:table-cell table:style-name="ce6"/>
          <table:table-cell table:style-name="ce15" table:formula="of:=([.D52]+255) /2" office:value-type="float" office:value="246.456581851429" calcext:value-type="float">
            <text:p>246</text:p>
          </table:table-cell>
          <table:table-cell table:style-name="ce15" table:formula="of:=[.I52]/2+128" office:value-type="float" office:value="237.086924464943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360*[.B53]/256" office:value-type="float" office:value="70.3125" calcext:value-type="float">
            <text:p>70.3125</text:p>
          </table:table-cell>
          <table:table-cell table:style-name="ce6" table:formula="of:=[.$A$3]*SIN(RADIANS([.C53]))" office:value-type="float" office:value="240.09373662167" calcext:value-type="float">
            <text:p>240.0937</text:p>
          </table:table-cell>
          <table:table-cell table:style-name="ce6" table:formula="of:=[.$A$3]*SIN(RADIANS([.C53]-120))" office:value-type="float" office:value="-194.444436996129" calcext:value-type="float">
            <text:p>-194.4444</text:p>
          </table:table-cell>
          <table:table-cell table:style-name="ce6" table:formula="of:=[.$A$3]*SIN(RADIANS([.C53]+120))" office:value-type="float" office:value="-45.6492996255413" calcext:value-type="float">
            <text:p>-45.6493</text:p>
          </table:table-cell>
          <table:table-cell table:style-name="ce6"/>
          <table:table-cell table:style-name="ce10" table:formula="of:=(MIN([.D53];[.E53];[.F53])+MAX([.D53];[.E53];[.F53]))/2" office:value-type="float" office:value="22.8246498127707" calcext:value-type="float">
            <text:p>22.8246</text:p>
          </table:table-cell>
          <table:table-cell table:style-name="ce6" table:formula="of:=[.D53]-[.H53]" office:value-type="float" office:value="217.2690868089" calcext:value-type="float">
            <text:p>217.2691</text:p>
          </table:table-cell>
          <table:table-cell table:style-name="ce6" table:formula="of:=[.E53]-[.H53]" office:value-type="float" office:value="-217.2690868089" calcext:value-type="float">
            <text:p>-217.2691</text:p>
          </table:table-cell>
          <table:table-cell table:style-name="ce6" table:formula="of:=[.F53]-[.H53]" office:value-type="float" office:value="-68.473949438312" calcext:value-type="float">
            <text:p>-68.4739</text:p>
          </table:table-cell>
          <table:table-cell table:style-name="ce6"/>
          <table:table-cell table:style-name="ce15" table:formula="of:=([.D53]+255) /2" office:value-type="float" office:value="247.546868310835" calcext:value-type="float">
            <text:p>248</text:p>
          </table:table-cell>
          <table:table-cell table:style-name="ce15" table:formula="of:=[.I53]/2+128" office:value-type="float" office:value="236.63454340445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style-name="ce3" table:formula="of:=360*[.B54]/256" office:value-type="float" office:value="71.71875" calcext:value-type="float">
            <text:p>71.71875</text:p>
          </table:table-cell>
          <table:table-cell table:style-name="ce6" table:formula="of:=[.$A$3]*SIN(RADIANS([.C54]))" office:value-type="float" office:value="242.129686051224" calcext:value-type="float">
            <text:p>242.1297</text:p>
          </table:table-cell>
          <table:table-cell table:style-name="ce6" table:formula="of:=[.$A$3]*SIN(RADIANS([.C54]-120))" office:value-type="float" office:value="-190.337213777245" calcext:value-type="float">
            <text:p>-190.3372</text:p>
          </table:table-cell>
          <table:table-cell table:style-name="ce6" table:formula="of:=[.$A$3]*SIN(RADIANS([.C54]+120))" office:value-type="float" office:value="-51.7924722739795" calcext:value-type="float">
            <text:p>-51.7925</text:p>
          </table:table-cell>
          <table:table-cell table:style-name="ce6"/>
          <table:table-cell table:style-name="ce10" table:formula="of:=(MIN([.D54];[.E54];[.F54])+MAX([.D54];[.E54];[.F54]))/2" office:value-type="float" office:value="25.8962361369898" calcext:value-type="float">
            <text:p>25.8962</text:p>
          </table:table-cell>
          <table:table-cell table:style-name="ce6" table:formula="of:=[.D54]-[.H54]" office:value-type="float" office:value="216.233449914235" calcext:value-type="float">
            <text:p>216.2334</text:p>
          </table:table-cell>
          <table:table-cell table:style-name="ce6" table:formula="of:=[.E54]-[.H54]" office:value-type="float" office:value="-216.233449914235" calcext:value-type="float">
            <text:p>-216.2334</text:p>
          </table:table-cell>
          <table:table-cell table:style-name="ce6" table:formula="of:=[.F54]-[.H54]" office:value-type="float" office:value="-77.6887084109693" calcext:value-type="float">
            <text:p>-77.6887</text:p>
          </table:table-cell>
          <table:table-cell table:style-name="ce6"/>
          <table:table-cell table:style-name="ce15" table:formula="of:=([.D54]+255) /2" office:value-type="float" office:value="248.564843025612" calcext:value-type="float">
            <text:p>249</text:p>
          </table:table-cell>
          <table:table-cell table:style-name="ce15" table:formula="of:=[.I54]/2+128" office:value-type="float" office:value="236.116724957117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3" table:formula="of:=360*[.B55]/256" office:value-type="float" office:value="73.125" calcext:value-type="float">
            <text:p>73.125</text:p>
          </table:table-cell>
          <table:table-cell table:style-name="ce6" table:formula="of:=[.$A$3]*SIN(RADIANS([.C55]))" office:value-type="float" office:value="244.019785611713" calcext:value-type="float">
            <text:p>244.0198</text:p>
          </table:table-cell>
          <table:table-cell table:style-name="ce6" table:formula="of:=[.$A$3]*SIN(RADIANS([.C55]-120))" office:value-type="float" office:value="-186.115338537948" calcext:value-type="float">
            <text:p>-186.1153</text:p>
          </table:table-cell>
          <table:table-cell table:style-name="ce6" table:formula="of:=[.$A$3]*SIN(RADIANS([.C55]+120))" office:value-type="float" office:value="-57.9044470737651" calcext:value-type="float">
            <text:p>-57.9044</text:p>
          </table:table-cell>
          <table:table-cell table:style-name="ce6"/>
          <table:table-cell table:style-name="ce10" table:formula="of:=(MIN([.D55];[.E55];[.F55])+MAX([.D55];[.E55];[.F55]))/2" office:value-type="float" office:value="28.9522235368826" calcext:value-type="float">
            <text:p>28.9522</text:p>
          </table:table-cell>
          <table:table-cell table:style-name="ce6" table:formula="of:=[.D55]-[.H55]" office:value-type="float" office:value="215.067562074831" calcext:value-type="float">
            <text:p>215.0676</text:p>
          </table:table-cell>
          <table:table-cell table:style-name="ce6" table:formula="of:=[.E55]-[.H55]" office:value-type="float" office:value="-215.067562074831" calcext:value-type="float">
            <text:p>-215.0676</text:p>
          </table:table-cell>
          <table:table-cell table:style-name="ce6" table:formula="of:=[.F55]-[.H55]" office:value-type="float" office:value="-86.8566706106477" calcext:value-type="float">
            <text:p>-86.8567</text:p>
          </table:table-cell>
          <table:table-cell table:style-name="ce6"/>
          <table:table-cell table:style-name="ce15" table:formula="of:=([.D55]+255) /2" office:value-type="float" office:value="249.509892805857" calcext:value-type="float">
            <text:p>250</text:p>
          </table:table-cell>
          <table:table-cell table:style-name="ce15" table:formula="of:=[.I55]/2+128" office:value-type="float" office:value="235.533781037415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3" table:formula="of:=360*[.B56]/256" office:value-type="float" office:value="74.53125" calcext:value-type="float">
            <text:p>74.53125</text:p>
          </table:table-cell>
          <table:table-cell table:style-name="ce6" table:formula="of:=[.$A$3]*SIN(RADIANS([.C56]))" office:value-type="float" office:value="245.762896777837" calcext:value-type="float">
            <text:p>245.7629</text:p>
          </table:table-cell>
          <table:table-cell table:style-name="ce6" table:formula="of:=[.$A$3]*SIN(RADIANS([.C56]-120))" office:value-type="float" office:value="-181.781354378017" calcext:value-type="float">
            <text:p>-181.7814</text:p>
          </table:table-cell>
          <table:table-cell table:style-name="ce6" table:formula="of:=[.$A$3]*SIN(RADIANS([.C56]+120))" office:value-type="float" office:value="-63.9815423998202" calcext:value-type="float">
            <text:p>-63.9815</text:p>
          </table:table-cell>
          <table:table-cell table:style-name="ce6"/>
          <table:table-cell table:style-name="ce10" table:formula="of:=(MIN([.D56];[.E56];[.F56])+MAX([.D56];[.E56];[.F56]))/2" office:value-type="float" office:value="31.9907711999101" calcext:value-type="float">
            <text:p>31.9908</text:p>
          </table:table-cell>
          <table:table-cell table:style-name="ce6" table:formula="of:=[.D56]-[.H56]" office:value-type="float" office:value="213.772125577927" calcext:value-type="float">
            <text:p>213.7721</text:p>
          </table:table-cell>
          <table:table-cell table:style-name="ce6" table:formula="of:=[.E56]-[.H56]" office:value-type="float" office:value="-213.772125577927" calcext:value-type="float">
            <text:p>-213.7721</text:p>
          </table:table-cell>
          <table:table-cell table:style-name="ce6" table:formula="of:=[.F56]-[.H56]" office:value-type="float" office:value="-95.9723135997304" calcext:value-type="float">
            <text:p>-95.9723</text:p>
          </table:table-cell>
          <table:table-cell table:style-name="ce6"/>
          <table:table-cell table:style-name="ce15" table:formula="of:=([.D56]+255) /2" office:value-type="float" office:value="250.381448388919" calcext:value-type="float">
            <text:p>250</text:p>
          </table:table-cell>
          <table:table-cell table:style-name="ce15" table:formula="of:=[.I56]/2+128" office:value-type="float" office:value="234.886062788964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style-name="ce3" table:formula="of:=360*[.B57]/256" office:value-type="float" office:value="75.9375" calcext:value-type="float">
            <text:p>75.9375</text:p>
          </table:table-cell>
          <table:table-cell table:style-name="ce6" table:formula="of:=[.$A$3]*SIN(RADIANS([.C57]))" office:value-type="float" office:value="247.357969564609" calcext:value-type="float">
            <text:p>247.3580</text:p>
          </table:table-cell>
          <table:table-cell table:style-name="ce6" table:formula="of:=[.$A$3]*SIN(RADIANS([.C57]-120))" office:value-type="float" office:value="-177.337871927451" calcext:value-type="float">
            <text:p>-177.3379</text:p>
          </table:table-cell>
          <table:table-cell table:style-name="ce6" table:formula="of:=[.$A$3]*SIN(RADIANS([.C57]+120))" office:value-type="float" office:value="-70.0200976371578" calcext:value-type="float">
            <text:p>-70.0201</text:p>
          </table:table-cell>
          <table:table-cell table:style-name="ce6"/>
          <table:table-cell table:style-name="ce10" table:formula="of:=(MIN([.D57];[.E57];[.F57])+MAX([.D57];[.E57];[.F57]))/2" office:value-type="float" office:value="35.0100488185789" calcext:value-type="float">
            <text:p>35.0100</text:p>
          </table:table-cell>
          <table:table-cell table:style-name="ce6" table:formula="of:=[.D57]-[.H57]" office:value-type="float" office:value="212.34792074603" calcext:value-type="float">
            <text:p>212.3479</text:p>
          </table:table-cell>
          <table:table-cell table:style-name="ce6" table:formula="of:=[.E57]-[.H57]" office:value-type="float" office:value="-212.34792074603" calcext:value-type="float">
            <text:p>-212.3479</text:p>
          </table:table-cell>
          <table:table-cell table:style-name="ce6" table:formula="of:=[.F57]-[.H57]" office:value-type="float" office:value="-105.030146455737" calcext:value-type="float">
            <text:p>-105.0301</text:p>
          </table:table-cell>
          <table:table-cell table:style-name="ce6"/>
          <table:table-cell table:style-name="ce15" table:formula="of:=([.D57]+255) /2" office:value-type="float" office:value="251.178984782304" calcext:value-type="float">
            <text:p>251</text:p>
          </table:table-cell>
          <table:table-cell table:style-name="ce15" table:formula="of:=[.I57]/2+128" office:value-type="float" office:value="234.173960373015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3" table:formula="of:=360*[.B58]/256" office:value-type="float" office:value="77.34375" calcext:value-type="float">
            <text:p>77.34375</text:p>
          </table:table-cell>
          <table:table-cell table:style-name="ce6" table:formula="of:=[.$A$3]*SIN(RADIANS([.C58]))" office:value-type="float" office:value="248.804043159825" calcext:value-type="float">
            <text:p>248.8040</text:p>
          </table:table-cell>
          <table:table-cell table:style-name="ce6" table:formula="of:=[.$A$3]*SIN(RADIANS([.C58]-120))" office:value-type="float" office:value="-172.787567773926" calcext:value-type="float">
            <text:p>-172.7876</text:p>
          </table:table-cell>
          <table:table-cell table:style-name="ce6" table:formula="of:=[.$A$3]*SIN(RADIANS([.C58]+120))" office:value-type="float" office:value="-76.0164753858987" calcext:value-type="float">
            <text:p>-76.0165</text:p>
          </table:table-cell>
          <table:table-cell table:style-name="ce6"/>
          <table:table-cell table:style-name="ce10" table:formula="of:=(MIN([.D58];[.E58];[.F58])+MAX([.D58];[.E58];[.F58]))/2" office:value-type="float" office:value="38.0082376929493" calcext:value-type="float">
            <text:p>38.0082</text:p>
          </table:table-cell>
          <table:table-cell table:style-name="ce6" table:formula="of:=[.D58]-[.H58]" office:value-type="float" office:value="210.795805466875" calcext:value-type="float">
            <text:p>210.7958</text:p>
          </table:table-cell>
          <table:table-cell table:style-name="ce6" table:formula="of:=[.E58]-[.H58]" office:value-type="float" office:value="-210.795805466875" calcext:value-type="float">
            <text:p>-210.7958</text:p>
          </table:table-cell>
          <table:table-cell table:style-name="ce6" table:formula="of:=[.F58]-[.H58]" office:value-type="float" office:value="-114.024713078848" calcext:value-type="float">
            <text:p>-114.0247</text:p>
          </table:table-cell>
          <table:table-cell table:style-name="ce6"/>
          <table:table-cell table:style-name="ce15" table:formula="of:=([.D58]+255) /2" office:value-type="float" office:value="251.902021579912" calcext:value-type="float">
            <text:p>252</text:p>
          </table:table-cell>
          <table:table-cell table:style-name="ce15" table:formula="of:=[.I58]/2+128" office:value-type="float" office:value="233.397902733438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3" table:formula="of:=360*[.B59]/256" office:value-type="float" office:value="78.75" calcext:value-type="float">
            <text:p>78.75</text:p>
          </table:table-cell>
          <table:table-cell table:style-name="ce6" table:formula="of:=[.$A$3]*SIN(RADIANS([.C59]))" office:value-type="float" office:value="250.100246502824" calcext:value-type="float">
            <text:p>250.1002</text:p>
          </table:table-cell>
          <table:table-cell table:style-name="ce6" table:formula="of:=[.$A$3]*SIN(RADIANS([.C59]-120))" office:value-type="float" office:value="-168.133182850518" calcext:value-type="float">
            <text:p>-168.1332</text:p>
          </table:table-cell>
          <table:table-cell table:style-name="ce6" table:formula="of:=[.$A$3]*SIN(RADIANS([.C59]+120))" office:value-type="float" office:value="-81.9670636523062" calcext:value-type="float">
            <text:p>-81.9671</text:p>
          </table:table-cell>
          <table:table-cell table:style-name="ce6"/>
          <table:table-cell table:style-name="ce10" table:formula="of:=(MIN([.D59];[.E59];[.F59])+MAX([.D59];[.E59];[.F59]))/2" office:value-type="float" office:value="40.9835318261531" calcext:value-type="float">
            <text:p>40.9835</text:p>
          </table:table-cell>
          <table:table-cell table:style-name="ce6" table:formula="of:=[.D59]-[.H59]" office:value-type="float" office:value="209.116714676671" calcext:value-type="float">
            <text:p>209.1167</text:p>
          </table:table-cell>
          <table:table-cell table:style-name="ce6" table:formula="of:=[.E59]-[.H59]" office:value-type="float" office:value="-209.116714676671" calcext:value-type="float">
            <text:p>-209.1167</text:p>
          </table:table-cell>
          <table:table-cell table:style-name="ce6" table:formula="of:=[.F59]-[.H59]" office:value-type="float" office:value="-122.950595478459" calcext:value-type="float">
            <text:p>-122.9506</text:p>
          </table:table-cell>
          <table:table-cell table:style-name="ce6"/>
          <table:table-cell table:style-name="ce15" table:formula="of:=([.D59]+255) /2" office:value-type="float" office:value="252.550123251412" calcext:value-type="float">
            <text:p>253</text:p>
          </table:table-cell>
          <table:table-cell table:style-name="ce15" table:formula="of:=[.I59]/2+128" office:value-type="float" office:value="232.558357338335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3" table:formula="of:=360*[.B60]/256" office:value-type="float" office:value="80.15625" calcext:value-type="float">
            <text:p>80.15625</text:p>
          </table:table-cell>
          <table:table-cell table:style-name="ce6" table:formula="of:=[.$A$3]*SIN(RADIANS([.C60]))" office:value-type="float" office:value="251.24579880918" calcext:value-type="float">
            <text:p>251.2458</text:p>
          </table:table-cell>
          <table:table-cell table:style-name="ce6" table:formula="of:=[.$A$3]*SIN(RADIANS([.C60]-120))" office:value-type="float" office:value="-163.377520784665" calcext:value-type="float">
            <text:p>-163.3775</text:p>
          </table:table-cell>
          <table:table-cell table:style-name="ce6" table:formula="of:=[.$A$3]*SIN(RADIANS([.C60]+120))" office:value-type="float" office:value="-87.8682780245155" calcext:value-type="float">
            <text:p>-87.8683</text:p>
          </table:table-cell>
          <table:table-cell table:style-name="ce6"/>
          <table:table-cell table:style-name="ce10" table:formula="of:=(MIN([.D60];[.E60];[.F60])+MAX([.D60];[.E60];[.F60]))/2" office:value-type="float" office:value="43.9341390122578" calcext:value-type="float">
            <text:p>43.9341</text:p>
          </table:table-cell>
          <table:table-cell table:style-name="ce6" table:formula="of:=[.D60]-[.H60]" office:value-type="float" office:value="207.311659796922" calcext:value-type="float">
            <text:p>207.3117</text:p>
          </table:table-cell>
          <table:table-cell table:style-name="ce6" table:formula="of:=[.E60]-[.H60]" office:value-type="float" office:value="-207.311659796922" calcext:value-type="float">
            <text:p>-207.3117</text:p>
          </table:table-cell>
          <table:table-cell table:style-name="ce6" table:formula="of:=[.F60]-[.H60]" office:value-type="float" office:value="-131.802417036773" calcext:value-type="float">
            <text:p>-131.8024</text:p>
          </table:table-cell>
          <table:table-cell table:style-name="ce6"/>
          <table:table-cell table:style-name="ce15" table:formula="of:=([.D60]+255) /2" office:value-type="float" office:value="253.12289940459" calcext:value-type="float">
            <text:p>253</text:p>
          </table:table-cell>
          <table:table-cell table:style-name="ce15" table:formula="of:=[.I60]/2+128" office:value-type="float" office:value="231.655829898461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3" table:formula="of:=360*[.B61]/256" office:value-type="float" office:value="81.5625" calcext:value-type="float">
            <text:p>81.5625</text:p>
          </table:table-cell>
          <table:table-cell table:style-name="ce6" table:formula="of:=[.$A$3]*SIN(RADIANS([.C61]))" office:value-type="float" office:value="252.240010041019" calcext:value-type="float">
            <text:p>252.2400</text:p>
          </table:table-cell>
          <table:table-cell table:style-name="ce6" table:formula="of:=[.$A$3]*SIN(RADIANS([.C61]-120))" office:value-type="float" office:value="-158.52344620937" calcext:value-type="float">
            <text:p>-158.5234</text:p>
          </table:table-cell>
          <table:table-cell table:style-name="ce6" table:formula="of:=[.$A$3]*SIN(RADIANS([.C61]+120))" office:value-type="float" office:value="-93.7165638316494" calcext:value-type="float">
            <text:p>-93.7166</text:p>
          </table:table-cell>
          <table:table-cell table:style-name="ce6"/>
          <table:table-cell table:style-name="ce10" table:formula="of:=(MIN([.D61];[.E61];[.F61])+MAX([.D61];[.E61];[.F61]))/2" office:value-type="float" office:value="46.8582819158247" calcext:value-type="float">
            <text:p>46.8583</text:p>
          </table:table-cell>
          <table:table-cell table:style-name="ce6" table:formula="of:=[.D61]-[.H61]" office:value-type="float" office:value="205.381728125194" calcext:value-type="float">
            <text:p>205.3817</text:p>
          </table:table-cell>
          <table:table-cell table:style-name="ce6" table:formula="of:=[.E61]-[.H61]" office:value-type="float" office:value="-205.381728125194" calcext:value-type="float">
            <text:p>-205.3817</text:p>
          </table:table-cell>
          <table:table-cell table:style-name="ce6" table:formula="of:=[.F61]-[.H61]" office:value-type="float" office:value="-140.574845747474" calcext:value-type="float">
            <text:p>-140.5748</text:p>
          </table:table-cell>
          <table:table-cell table:style-name="ce6"/>
          <table:table-cell table:style-name="ce15" table:formula="of:=([.D61]+255) /2" office:value-type="float" office:value="253.62000502051" calcext:value-type="float">
            <text:p>254</text:p>
          </table:table-cell>
          <table:table-cell table:style-name="ce15" table:formula="of:=[.I61]/2+128" office:value-type="float" office:value="230.690864062597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3" table:formula="of:=360*[.B62]/256" office:value-type="float" office:value="82.96875" calcext:value-type="float">
            <text:p>82.96875</text:p>
          </table:table-cell>
          <table:table-cell table:style-name="ce6" table:formula="of:=[.$A$3]*SIN(RADIANS([.C62]))" office:value-type="float" office:value="253.082281322671" calcext:value-type="float">
            <text:p>253.0823</text:p>
          </table:table-cell>
          <table:table-cell table:style-name="ce6" table:formula="of:=[.$A$3]*SIN(RADIANS([.C62]-120))" office:value-type="float" office:value="-153.573883037652" calcext:value-type="float">
            <text:p>-153.5739</text:p>
          </table:table-cell>
          <table:table-cell table:style-name="ce6" table:formula="of:=[.$A$3]*SIN(RADIANS([.C62]+120))" office:value-type="float" office:value="-99.5083982850192" calcext:value-type="float">
            <text:p>-99.5084</text:p>
          </table:table-cell>
          <table:table-cell table:style-name="ce6"/>
          <table:table-cell table:style-name="ce10" table:formula="of:=(MIN([.D62];[.E62];[.F62])+MAX([.D62];[.E62];[.F62]))/2" office:value-type="float" office:value="49.7541991425096" calcext:value-type="float">
            <text:p>49.7542</text:p>
          </table:table-cell>
          <table:table-cell table:style-name="ce6" table:formula="of:=[.D62]-[.H62]" office:value-type="float" office:value="203.328082180161" calcext:value-type="float">
            <text:p>203.3281</text:p>
          </table:table-cell>
          <table:table-cell table:style-name="ce6" table:formula="of:=[.E62]-[.H62]" office:value-type="float" office:value="-203.328082180161" calcext:value-type="float">
            <text:p>-203.3281</text:p>
          </table:table-cell>
          <table:table-cell table:style-name="ce6" table:formula="of:=[.F62]-[.H62]" office:value-type="float" office:value="-149.262597427529" calcext:value-type="float">
            <text:p>-149.2626</text:p>
          </table:table-cell>
          <table:table-cell table:style-name="ce6"/>
          <table:table-cell table:style-name="ce15" table:formula="of:=([.D62]+255) /2" office:value-type="float" office:value="254.041140661336" calcext:value-type="float">
            <text:p>254</text:p>
          </table:table-cell>
          <table:table-cell table:style-name="ce15" table:formula="of:=[.I62]/2+128" office:value-type="float" office:value="229.664041090081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" table:formula="of:=360*[.B63]/256" office:value-type="float" office:value="84.375" calcext:value-type="float">
            <text:p>84.375</text:p>
          </table:table-cell>
          <table:table-cell table:style-name="ce6" table:formula="of:=[.$A$3]*SIN(RADIANS([.C63]))" office:value-type="float" office:value="253.77210530141" calcext:value-type="float">
            <text:p>253.7721</text:p>
          </table:table-cell>
          <table:table-cell table:style-name="ce6" table:formula="of:=[.$A$3]*SIN(RADIANS([.C63]-120))" office:value-type="float" office:value="-148.53181270129" calcext:value-type="float">
            <text:p>-148.5318</text:p>
          </table:table-cell>
          <table:table-cell table:style-name="ce6" table:formula="of:=[.$A$3]*SIN(RADIANS([.C63]+120))" office:value-type="float" office:value="-105.240292600121" calcext:value-type="float">
            <text:p>-105.2403</text:p>
          </table:table-cell>
          <table:table-cell table:style-name="ce6"/>
          <table:table-cell table:style-name="ce10" table:formula="of:=(MIN([.D63];[.E63];[.F63])+MAX([.D63];[.E63];[.F63]))/2" office:value-type="float" office:value="52.6201463000603" calcext:value-type="float">
            <text:p>52.6201</text:p>
          </table:table-cell>
          <table:table-cell table:style-name="ce6" table:formula="of:=[.D63]-[.H63]" office:value-type="float" office:value="201.15195900135" calcext:value-type="float">
            <text:p>201.1520</text:p>
          </table:table-cell>
          <table:table-cell table:style-name="ce6" table:formula="of:=[.E63]-[.H63]" office:value-type="float" office:value="-201.15195900135" calcext:value-type="float">
            <text:p>-201.1520</text:p>
          </table:table-cell>
          <table:table-cell table:style-name="ce6" table:formula="of:=[.F63]-[.H63]" office:value-type="float" office:value="-157.860438900181" calcext:value-type="float">
            <text:p>-157.8604</text:p>
          </table:table-cell>
          <table:table-cell table:style-name="ce6"/>
          <table:table-cell table:style-name="ce15" table:formula="of:=([.D63]+255) /2" office:value-type="float" office:value="254.386052650705" calcext:value-type="float">
            <text:p>254</text:p>
          </table:table-cell>
          <table:table-cell table:style-name="ce15" table:formula="of:=[.I63]/2+128" office:value-type="float" office:value="228.575979500675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style-name="ce3" table:formula="of:=360*[.B64]/256" office:value-type="float" office:value="85.78125" calcext:value-type="float">
            <text:p>85.78125</text:p>
          </table:table-cell>
          <table:table-cell table:style-name="ce6" table:formula="of:=[.$A$3]*SIN(RADIANS([.C64]))" office:value-type="float" office:value="254.309066453066" calcext:value-type="float">
            <text:p>254.3091</text:p>
          </table:table-cell>
          <table:table-cell table:style-name="ce6" table:formula="of:=[.$A$3]*SIN(RADIANS([.C64]-120))" office:value-type="float" office:value="-143.400272354918" calcext:value-type="float">
            <text:p>-143.4003</text:p>
          </table:table-cell>
          <table:table-cell table:style-name="ce6" table:formula="of:=[.$A$3]*SIN(RADIANS([.C64]+120))" office:value-type="float" office:value="-110.908794098148" calcext:value-type="float">
            <text:p>-110.9088</text:p>
          </table:table-cell>
          <table:table-cell table:style-name="ce6"/>
          <table:table-cell table:style-name="ce10" table:formula="of:=(MIN([.D64];[.E64];[.F64])+MAX([.D64];[.E64];[.F64]))/2" office:value-type="float" office:value="55.4543970490739" calcext:value-type="float">
            <text:p>55.4544</text:p>
          </table:table-cell>
          <table:table-cell table:style-name="ce6" table:formula="of:=[.D64]-[.H64]" office:value-type="float" office:value="198.854669403992" calcext:value-type="float">
            <text:p>198.8547</text:p>
          </table:table-cell>
          <table:table-cell table:style-name="ce6" table:formula="of:=[.E64]-[.H64]" office:value-type="float" office:value="-198.854669403992" calcext:value-type="float">
            <text:p>-198.8547</text:p>
          </table:table-cell>
          <table:table-cell table:style-name="ce6" table:formula="of:=[.F64]-[.H64]" office:value-type="float" office:value="-166.363191147222" calcext:value-type="float">
            <text:p>-166.3632</text:p>
          </table:table-cell>
          <table:table-cell table:style-name="ce6"/>
          <table:table-cell table:style-name="ce15" table:formula="of:=([.D64]+255) /2" office:value-type="float" office:value="254.654533226533" calcext:value-type="float">
            <text:p>255</text:p>
          </table:table-cell>
          <table:table-cell table:style-name="ce15" table:formula="of:=[.I64]/2+128" office:value-type="float" office:value="227.427334701996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style-name="ce3" table:formula="of:=360*[.B65]/256" office:value-type="float" office:value="87.1875" calcext:value-type="float">
            <text:p>87.1875</text:p>
          </table:table-cell>
          <table:table-cell table:style-name="ce6" table:formula="of:=[.$A$3]*SIN(RADIANS([.C65]))" office:value-type="float" office:value="254.692841332319" calcext:value-type="float">
            <text:p>254.6928</text:p>
          </table:table-cell>
          <table:table-cell table:style-name="ce6" table:formula="of:=[.$A$3]*SIN(RADIANS([.C65]-120))" office:value-type="float" office:value="-138.182353046562" calcext:value-type="float">
            <text:p>-138.1824</text:p>
          </table:table-cell>
          <table:table-cell table:style-name="ce6" table:formula="of:=[.$A$3]*SIN(RADIANS([.C65]+120))" office:value-type="float" office:value="-116.510488285757" calcext:value-type="float">
            <text:p>-116.5105</text:p>
          </table:table-cell>
          <table:table-cell table:style-name="ce6"/>
          <table:table-cell table:style-name="ce10" table:formula="of:=(MIN([.D65];[.E65];[.F65])+MAX([.D65];[.E65];[.F65]))/2" office:value-type="float" office:value="58.2552441428786" calcext:value-type="float">
            <text:p>58.2552</text:p>
          </table:table-cell>
          <table:table-cell table:style-name="ce6" table:formula="of:=[.D65]-[.H65]" office:value-type="float" office:value="196.43759718944" calcext:value-type="float">
            <text:p>196.4376</text:p>
          </table:table-cell>
          <table:table-cell table:style-name="ce6" table:formula="of:=[.E65]-[.H65]" office:value-type="float" office:value="-196.43759718944" calcext:value-type="float">
            <text:p>-196.4376</text:p>
          </table:table-cell>
          <table:table-cell table:style-name="ce6" table:formula="of:=[.F65]-[.H65]" office:value-type="float" office:value="-174.765732428636" calcext:value-type="float">
            <text:p>-174.7657</text:p>
          </table:table-cell>
          <table:table-cell table:style-name="ce6"/>
          <table:table-cell table:style-name="ce15" table:formula="of:=([.D65]+255) /2" office:value-type="float" office:value="254.846420666159" calcext:value-type="float">
            <text:p>255</text:p>
          </table:table-cell>
          <table:table-cell table:style-name="ce15" table:formula="of:=[.I65]/2+128" office:value-type="float" office:value="226.21879859472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style-name="ce3" table:formula="of:=360*[.B66]/256" office:value-type="float" office:value="88.59375" calcext:value-type="float">
            <text:p>88.59375</text:p>
          </table:table-cell>
          <table:table-cell table:style-name="ce6" table:formula="of:=[.$A$3]*SIN(RADIANS([.C66]))" office:value-type="float" office:value="254.923198767532" calcext:value-type="float">
            <text:p>254.9232</text:p>
          </table:table-cell>
          <table:table-cell table:style-name="ce6" table:formula="of:=[.$A$3]*SIN(RADIANS([.C66]-120))" office:value-type="float" office:value="-132.881197855701" calcext:value-type="float">
            <text:p>-132.8812</text:p>
          </table:table-cell>
          <table:table-cell table:style-name="ce6" table:formula="of:=[.$A$3]*SIN(RADIANS([.C66]+120))" office:value-type="float" office:value="-122.042000911831" calcext:value-type="float">
            <text:p>-122.0420</text:p>
          </table:table-cell>
          <table:table-cell table:style-name="ce6"/>
          <table:table-cell table:style-name="ce10" table:formula="of:=(MIN([.D66];[.E66];[.F66])+MAX([.D66];[.E66];[.F66]))/2" office:value-type="float" office:value="61.0210004559156" calcext:value-type="float">
            <text:p>61.0210</text:p>
          </table:table-cell>
          <table:table-cell table:style-name="ce6" table:formula="of:=[.D66]-[.H66]" office:value-type="float" office:value="193.902198311617" calcext:value-type="float">
            <text:p>193.9022</text:p>
          </table:table-cell>
          <table:table-cell table:style-name="ce6" table:formula="of:=[.E66]-[.H66]" office:value-type="float" office:value="-193.902198311617" calcext:value-type="float">
            <text:p>-193.9022</text:p>
          </table:table-cell>
          <table:table-cell table:style-name="ce6" table:formula="of:=[.F66]-[.H66]" office:value-type="float" office:value="-183.063001367747" calcext:value-type="float">
            <text:p>-183.0630</text:p>
          </table:table-cell>
          <table:table-cell table:style-name="ce6"/>
          <table:table-cell table:style-name="ce15" table:formula="of:=([.D66]+255) /2" office:value-type="float" office:value="254.961599383766" calcext:value-type="float">
            <text:p>255</text:p>
          </table:table-cell>
          <table:table-cell table:style-name="ce15" table:formula="of:=[.I66]/2+128" office:value-type="float" office:value="224.951099155808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style-name="ce3" table:formula="of:=360*[.B67]/256" office:value-type="float" office:value="90" calcext:value-type="float">
            <text:p>90</text:p>
          </table:table-cell>
          <table:table-cell table:style-name="ce6" table:formula="of:=[.$A$3]*SIN(RADIANS([.C67]))" office:value-type="float" office:value="255" calcext:value-type="float">
            <text:p>255.0000</text:p>
          </table:table-cell>
          <table:table-cell table:style-name="ce6" table:formula="of:=[.$A$3]*SIN(RADIANS([.C67]-120))" office:value-type="float" office:value="-127.5" calcext:value-type="float">
            <text:p>-127.5000</text:p>
          </table:table-cell>
          <table:table-cell table:style-name="ce6" table:formula="of:=[.$A$3]*SIN(RADIANS([.C67]+120))" office:value-type="float" office:value="-127.5" calcext:value-type="float">
            <text:p>-127.5000</text:p>
          </table:table-cell>
          <table:table-cell table:style-name="ce6"/>
          <table:table-cell table:style-name="ce10" table:formula="of:=(MIN([.D67];[.E67];[.F67])+MAX([.D67];[.E67];[.F67]))/2" office:value-type="float" office:value="63.75" calcext:value-type="float">
            <text:p>63.7500</text:p>
          </table:table-cell>
          <table:table-cell table:style-name="ce6" table:formula="of:=[.D67]-[.H67]" office:value-type="float" office:value="191.25" calcext:value-type="float">
            <text:p>191.2500</text:p>
          </table:table-cell>
          <table:table-cell table:style-name="ce6" table:formula="of:=[.E67]-[.H67]" office:value-type="float" office:value="-191.25" calcext:value-type="float">
            <text:p>-191.2500</text:p>
          </table:table-cell>
          <table:table-cell table:style-name="ce6" table:formula="of:=[.F67]-[.H67]" office:value-type="float" office:value="-191.25" calcext:value-type="float">
            <text:p>-191.2500</text:p>
          </table:table-cell>
          <table:table-cell table:style-name="ce6"/>
          <table:table-cell table:style-name="ce15" table:formula="of:=([.D67]+255) /2" office:value-type="float" office:value="255" calcext:value-type="float">
            <text:p>255</text:p>
          </table:table-cell>
          <table:table-cell table:style-name="ce15" table:formula="of:=[.I67]/2+128" office:value-type="float" office:value="223.625" calcext:value-type="float">
            <text:p>224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3" table:formula="of:=360*[.B68]/256" office:value-type="float" office:value="91.40625" calcext:value-type="float">
            <text:p>91.40625</text:p>
          </table:table-cell>
          <table:table-cell table:style-name="ce6" table:formula="of:=[.$A$3]*SIN(RADIANS([.C68]))" office:value-type="float" office:value="254.923198767532" calcext:value-type="float">
            <text:p>254.9232</text:p>
          </table:table-cell>
          <table:table-cell table:style-name="ce6" table:formula="of:=[.$A$3]*SIN(RADIANS([.C68]-120))" office:value-type="float" office:value="-122.042000911831" calcext:value-type="float">
            <text:p>-122.0420</text:p>
          </table:table-cell>
          <table:table-cell table:style-name="ce6" table:formula="of:=[.$A$3]*SIN(RADIANS([.C68]+120))" office:value-type="float" office:value="-132.881197855701" calcext:value-type="float">
            <text:p>-132.8812</text:p>
          </table:table-cell>
          <table:table-cell table:style-name="ce6"/>
          <table:table-cell table:style-name="ce10" table:formula="of:=(MIN([.D68];[.E68];[.F68])+MAX([.D68];[.E68];[.F68]))/2" office:value-type="float" office:value="61.0210004559155" calcext:value-type="float">
            <text:p>61.0210</text:p>
          </table:table-cell>
          <table:table-cell table:style-name="ce6" table:formula="of:=[.D68]-[.H68]" office:value-type="float" office:value="193.902198311617" calcext:value-type="float">
            <text:p>193.9022</text:p>
          </table:table-cell>
          <table:table-cell table:style-name="ce6" table:formula="of:=[.E68]-[.H68]" office:value-type="float" office:value="-183.063001367747" calcext:value-type="float">
            <text:p>-183.0630</text:p>
          </table:table-cell>
          <table:table-cell table:style-name="ce6" table:formula="of:=[.F68]-[.H68]" office:value-type="float" office:value="-193.902198311617" calcext:value-type="float">
            <text:p>-193.9022</text:p>
          </table:table-cell>
          <table:table-cell table:style-name="ce6"/>
          <table:table-cell table:style-name="ce15" table:formula="of:=([.D68]+255) /2" office:value-type="float" office:value="254.961599383766" calcext:value-type="float">
            <text:p>255</text:p>
          </table:table-cell>
          <table:table-cell table:style-name="ce15" table:formula="of:=[.I68]/2+128" office:value-type="float" office:value="224.951099155808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style-name="ce3" table:formula="of:=360*[.B69]/256" office:value-type="float" office:value="92.8125" calcext:value-type="float">
            <text:p>92.8125</text:p>
          </table:table-cell>
          <table:table-cell table:style-name="ce6" table:formula="of:=[.$A$3]*SIN(RADIANS([.C69]))" office:value-type="float" office:value="254.692841332319" calcext:value-type="float">
            <text:p>254.6928</text:p>
          </table:table-cell>
          <table:table-cell table:style-name="ce6" table:formula="of:=[.$A$3]*SIN(RADIANS([.C69]-120))" office:value-type="float" office:value="-116.510488285757" calcext:value-type="float">
            <text:p>-116.5105</text:p>
          </table:table-cell>
          <table:table-cell table:style-name="ce6" table:formula="of:=[.$A$3]*SIN(RADIANS([.C69]+120))" office:value-type="float" office:value="-138.182353046562" calcext:value-type="float">
            <text:p>-138.1824</text:p>
          </table:table-cell>
          <table:table-cell table:style-name="ce6"/>
          <table:table-cell table:style-name="ce10" table:formula="of:=(MIN([.D69];[.E69];[.F69])+MAX([.D69];[.E69];[.F69]))/2" office:value-type="float" office:value="58.2552441428786" calcext:value-type="float">
            <text:p>58.2552</text:p>
          </table:table-cell>
          <table:table-cell table:style-name="ce6" table:formula="of:=[.D69]-[.H69]" office:value-type="float" office:value="196.43759718944" calcext:value-type="float">
            <text:p>196.4376</text:p>
          </table:table-cell>
          <table:table-cell table:style-name="ce6" table:formula="of:=[.E69]-[.H69]" office:value-type="float" office:value="-174.765732428636" calcext:value-type="float">
            <text:p>-174.7657</text:p>
          </table:table-cell>
          <table:table-cell table:style-name="ce6" table:formula="of:=[.F69]-[.H69]" office:value-type="float" office:value="-196.43759718944" calcext:value-type="float">
            <text:p>-196.4376</text:p>
          </table:table-cell>
          <table:table-cell table:style-name="ce6"/>
          <table:table-cell table:style-name="ce15" table:formula="of:=([.D69]+255) /2" office:value-type="float" office:value="254.846420666159" calcext:value-type="float">
            <text:p>255</text:p>
          </table:table-cell>
          <table:table-cell table:style-name="ce15" table:formula="of:=[.I69]/2+128" office:value-type="float" office:value="226.21879859472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style-name="ce3" table:formula="of:=360*[.B70]/256" office:value-type="float" office:value="94.21875" calcext:value-type="float">
            <text:p>94.21875</text:p>
          </table:table-cell>
          <table:table-cell table:style-name="ce6" table:formula="of:=[.$A$3]*SIN(RADIANS([.C70]))" office:value-type="float" office:value="254.309066453066" calcext:value-type="float">
            <text:p>254.3091</text:p>
          </table:table-cell>
          <table:table-cell table:style-name="ce6" table:formula="of:=[.$A$3]*SIN(RADIANS([.C70]-120))" office:value-type="float" office:value="-110.908794098148" calcext:value-type="float">
            <text:p>-110.9088</text:p>
          </table:table-cell>
          <table:table-cell table:style-name="ce6" table:formula="of:=[.$A$3]*SIN(RADIANS([.C70]+120))" office:value-type="float" office:value="-143.400272354918" calcext:value-type="float">
            <text:p>-143.4003</text:p>
          </table:table-cell>
          <table:table-cell table:style-name="ce6"/>
          <table:table-cell table:style-name="ce10" table:formula="of:=(MIN([.D70];[.E70];[.F70])+MAX([.D70];[.E70];[.F70]))/2" office:value-type="float" office:value="55.454397049074" calcext:value-type="float">
            <text:p>55.4544</text:p>
          </table:table-cell>
          <table:table-cell table:style-name="ce6" table:formula="of:=[.D70]-[.H70]" office:value-type="float" office:value="198.854669403992" calcext:value-type="float">
            <text:p>198.8547</text:p>
          </table:table-cell>
          <table:table-cell table:style-name="ce6" table:formula="of:=[.E70]-[.H70]" office:value-type="float" office:value="-166.363191147222" calcext:value-type="float">
            <text:p>-166.3632</text:p>
          </table:table-cell>
          <table:table-cell table:style-name="ce6" table:formula="of:=[.F70]-[.H70]" office:value-type="float" office:value="-198.854669403992" calcext:value-type="float">
            <text:p>-198.8547</text:p>
          </table:table-cell>
          <table:table-cell table:style-name="ce6"/>
          <table:table-cell table:style-name="ce15" table:formula="of:=([.D70]+255) /2" office:value-type="float" office:value="254.654533226533" calcext:value-type="float">
            <text:p>255</text:p>
          </table:table-cell>
          <table:table-cell table:style-name="ce15" table:formula="of:=[.I70]/2+128" office:value-type="float" office:value="227.427334701996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style-name="ce3" table:formula="of:=360*[.B71]/256" office:value-type="float" office:value="95.625" calcext:value-type="float">
            <text:p>95.625</text:p>
          </table:table-cell>
          <table:table-cell table:style-name="ce6" table:formula="of:=[.$A$3]*SIN(RADIANS([.C71]))" office:value-type="float" office:value="253.77210530141" calcext:value-type="float">
            <text:p>253.7721</text:p>
          </table:table-cell>
          <table:table-cell table:style-name="ce6" table:formula="of:=[.$A$3]*SIN(RADIANS([.C71]-120))" office:value-type="float" office:value="-105.240292600121" calcext:value-type="float">
            <text:p>-105.2403</text:p>
          </table:table-cell>
          <table:table-cell table:style-name="ce6" table:formula="of:=[.$A$3]*SIN(RADIANS([.C71]+120))" office:value-type="float" office:value="-148.53181270129" calcext:value-type="float">
            <text:p>-148.5318</text:p>
          </table:table-cell>
          <table:table-cell table:style-name="ce6"/>
          <table:table-cell table:style-name="ce10" table:formula="of:=(MIN([.D71];[.E71];[.F71])+MAX([.D71];[.E71];[.F71]))/2" office:value-type="float" office:value="52.6201463000604" calcext:value-type="float">
            <text:p>52.6201</text:p>
          </table:table-cell>
          <table:table-cell table:style-name="ce6" table:formula="of:=[.D71]-[.H71]" office:value-type="float" office:value="201.15195900135" calcext:value-type="float">
            <text:p>201.1520</text:p>
          </table:table-cell>
          <table:table-cell table:style-name="ce6" table:formula="of:=[.E71]-[.H71]" office:value-type="float" office:value="-157.860438900181" calcext:value-type="float">
            <text:p>-157.8604</text:p>
          </table:table-cell>
          <table:table-cell table:style-name="ce6" table:formula="of:=[.F71]-[.H71]" office:value-type="float" office:value="-201.15195900135" calcext:value-type="float">
            <text:p>-201.1520</text:p>
          </table:table-cell>
          <table:table-cell table:style-name="ce6"/>
          <table:table-cell table:style-name="ce15" table:formula="of:=([.D71]+255) /2" office:value-type="float" office:value="254.386052650705" calcext:value-type="float">
            <text:p>254</text:p>
          </table:table-cell>
          <table:table-cell table:style-name="ce15" table:formula="of:=[.I71]/2+128" office:value-type="float" office:value="228.575979500675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style-name="ce3" table:formula="of:=360*[.B72]/256" office:value-type="float" office:value="97.03125" calcext:value-type="float">
            <text:p>97.03125</text:p>
          </table:table-cell>
          <table:table-cell table:style-name="ce6" table:formula="of:=[.$A$3]*SIN(RADIANS([.C72]))" office:value-type="float" office:value="253.082281322671" calcext:value-type="float">
            <text:p>253.0823</text:p>
          </table:table-cell>
          <table:table-cell table:style-name="ce6" table:formula="of:=[.$A$3]*SIN(RADIANS([.C72]-120))" office:value-type="float" office:value="-99.5083982850191" calcext:value-type="float">
            <text:p>-99.5084</text:p>
          </table:table-cell>
          <table:table-cell table:style-name="ce6" table:formula="of:=[.$A$3]*SIN(RADIANS([.C72]+120))" office:value-type="float" office:value="-153.573883037652" calcext:value-type="float">
            <text:p>-153.5739</text:p>
          </table:table-cell>
          <table:table-cell table:style-name="ce6"/>
          <table:table-cell table:style-name="ce10" table:formula="of:=(MIN([.D72];[.E72];[.F72])+MAX([.D72];[.E72];[.F72]))/2" office:value-type="float" office:value="49.7541991425096" calcext:value-type="float">
            <text:p>49.7542</text:p>
          </table:table-cell>
          <table:table-cell table:style-name="ce6" table:formula="of:=[.D72]-[.H72]" office:value-type="float" office:value="203.328082180161" calcext:value-type="float">
            <text:p>203.3281</text:p>
          </table:table-cell>
          <table:table-cell table:style-name="ce6" table:formula="of:=[.E72]-[.H72]" office:value-type="float" office:value="-149.262597427529" calcext:value-type="float">
            <text:p>-149.2626</text:p>
          </table:table-cell>
          <table:table-cell table:style-name="ce6" table:formula="of:=[.F72]-[.H72]" office:value-type="float" office:value="-203.328082180161" calcext:value-type="float">
            <text:p>-203.3281</text:p>
          </table:table-cell>
          <table:table-cell table:style-name="ce6"/>
          <table:table-cell table:style-name="ce15" table:formula="of:=([.D72]+255) /2" office:value-type="float" office:value="254.041140661336" calcext:value-type="float">
            <text:p>254</text:p>
          </table:table-cell>
          <table:table-cell table:style-name="ce15" table:formula="of:=[.I72]/2+128" office:value-type="float" office:value="229.664041090081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" table:formula="of:=360*[.B73]/256" office:value-type="float" office:value="98.4375" calcext:value-type="float">
            <text:p>98.4375</text:p>
          </table:table-cell>
          <table:table-cell table:style-name="ce6" table:formula="of:=[.$A$3]*SIN(RADIANS([.C73]))" office:value-type="float" office:value="252.240010041019" calcext:value-type="float">
            <text:p>252.2400</text:p>
          </table:table-cell>
          <table:table-cell table:style-name="ce6" table:formula="of:=[.$A$3]*SIN(RADIANS([.C73]-120))" office:value-type="float" office:value="-93.7165638316494" calcext:value-type="float">
            <text:p>-93.7166</text:p>
          </table:table-cell>
          <table:table-cell table:style-name="ce6" table:formula="of:=[.$A$3]*SIN(RADIANS([.C73]+120))" office:value-type="float" office:value="-158.52344620937" calcext:value-type="float">
            <text:p>-158.5234</text:p>
          </table:table-cell>
          <table:table-cell table:style-name="ce6"/>
          <table:table-cell table:style-name="ce10" table:formula="of:=(MIN([.D73];[.E73];[.F73])+MAX([.D73];[.E73];[.F73]))/2" office:value-type="float" office:value="46.8582819158247" calcext:value-type="float">
            <text:p>46.8583</text:p>
          </table:table-cell>
          <table:table-cell table:style-name="ce6" table:formula="of:=[.D73]-[.H73]" office:value-type="float" office:value="205.381728125194" calcext:value-type="float">
            <text:p>205.3817</text:p>
          </table:table-cell>
          <table:table-cell table:style-name="ce6" table:formula="of:=[.E73]-[.H73]" office:value-type="float" office:value="-140.574845747474" calcext:value-type="float">
            <text:p>-140.5748</text:p>
          </table:table-cell>
          <table:table-cell table:style-name="ce6" table:formula="of:=[.F73]-[.H73]" office:value-type="float" office:value="-205.381728125194" calcext:value-type="float">
            <text:p>-205.3817</text:p>
          </table:table-cell>
          <table:table-cell table:style-name="ce6"/>
          <table:table-cell table:style-name="ce15" table:formula="of:=([.D73]+255) /2" office:value-type="float" office:value="253.62000502051" calcext:value-type="float">
            <text:p>254</text:p>
          </table:table-cell>
          <table:table-cell table:style-name="ce15" table:formula="of:=[.I73]/2+128" office:value-type="float" office:value="230.690864062597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style-name="ce3" table:formula="of:=360*[.B74]/256" office:value-type="float" office:value="99.84375" calcext:value-type="float">
            <text:p>99.84375</text:p>
          </table:table-cell>
          <table:table-cell table:style-name="ce6" table:formula="of:=[.$A$3]*SIN(RADIANS([.C74]))" office:value-type="float" office:value="251.24579880918" calcext:value-type="float">
            <text:p>251.2458</text:p>
          </table:table-cell>
          <table:table-cell table:style-name="ce6" table:formula="of:=[.$A$3]*SIN(RADIANS([.C74]-120))" office:value-type="float" office:value="-87.8682780245155" calcext:value-type="float">
            <text:p>-87.8683</text:p>
          </table:table-cell>
          <table:table-cell table:style-name="ce6" table:formula="of:=[.$A$3]*SIN(RADIANS([.C74]+120))" office:value-type="float" office:value="-163.377520784664" calcext:value-type="float">
            <text:p>-163.3775</text:p>
          </table:table-cell>
          <table:table-cell table:style-name="ce6"/>
          <table:table-cell table:style-name="ce10" table:formula="of:=(MIN([.D74];[.E74];[.F74])+MAX([.D74];[.E74];[.F74]))/2" office:value-type="float" office:value="43.9341390122578" calcext:value-type="float">
            <text:p>43.9341</text:p>
          </table:table-cell>
          <table:table-cell table:style-name="ce6" table:formula="of:=[.D74]-[.H74]" office:value-type="float" office:value="207.311659796922" calcext:value-type="float">
            <text:p>207.3117</text:p>
          </table:table-cell>
          <table:table-cell table:style-name="ce6" table:formula="of:=[.E74]-[.H74]" office:value-type="float" office:value="-131.802417036773" calcext:value-type="float">
            <text:p>-131.8024</text:p>
          </table:table-cell>
          <table:table-cell table:style-name="ce6" table:formula="of:=[.F74]-[.H74]" office:value-type="float" office:value="-207.311659796922" calcext:value-type="float">
            <text:p>-207.3117</text:p>
          </table:table-cell>
          <table:table-cell table:style-name="ce6"/>
          <table:table-cell table:style-name="ce15" table:formula="of:=([.D74]+255) /2" office:value-type="float" office:value="253.12289940459" calcext:value-type="float">
            <text:p>253</text:p>
          </table:table-cell>
          <table:table-cell table:style-name="ce15" table:formula="of:=[.I74]/2+128" office:value-type="float" office:value="231.655829898461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style-name="ce3" table:formula="of:=360*[.B75]/256" office:value-type="float" office:value="101.25" calcext:value-type="float">
            <text:p>101.25</text:p>
          </table:table-cell>
          <table:table-cell table:style-name="ce6" table:formula="of:=[.$A$3]*SIN(RADIANS([.C75]))" office:value-type="float" office:value="250.100246502824" calcext:value-type="float">
            <text:p>250.1002</text:p>
          </table:table-cell>
          <table:table-cell table:style-name="ce6" table:formula="of:=[.$A$3]*SIN(RADIANS([.C75]-120))" office:value-type="float" office:value="-81.9670636523062" calcext:value-type="float">
            <text:p>-81.9671</text:p>
          </table:table-cell>
          <table:table-cell table:style-name="ce6" table:formula="of:=[.$A$3]*SIN(RADIANS([.C75]+120))" office:value-type="float" office:value="-168.133182850518" calcext:value-type="float">
            <text:p>-168.1332</text:p>
          </table:table-cell>
          <table:table-cell table:style-name="ce6"/>
          <table:table-cell table:style-name="ce10" table:formula="of:=(MIN([.D75];[.E75];[.F75])+MAX([.D75];[.E75];[.F75]))/2" office:value-type="float" office:value="40.9835318261531" calcext:value-type="float">
            <text:p>40.9835</text:p>
          </table:table-cell>
          <table:table-cell table:style-name="ce6" table:formula="of:=[.D75]-[.H75]" office:value-type="float" office:value="209.116714676671" calcext:value-type="float">
            <text:p>209.1167</text:p>
          </table:table-cell>
          <table:table-cell table:style-name="ce6" table:formula="of:=[.E75]-[.H75]" office:value-type="float" office:value="-122.950595478459" calcext:value-type="float">
            <text:p>-122.9506</text:p>
          </table:table-cell>
          <table:table-cell table:style-name="ce6" table:formula="of:=[.F75]-[.H75]" office:value-type="float" office:value="-209.116714676671" calcext:value-type="float">
            <text:p>-209.1167</text:p>
          </table:table-cell>
          <table:table-cell table:style-name="ce6"/>
          <table:table-cell table:style-name="ce15" table:formula="of:=([.D75]+255) /2" office:value-type="float" office:value="252.550123251412" calcext:value-type="float">
            <text:p>253</text:p>
          </table:table-cell>
          <table:table-cell table:style-name="ce15" table:formula="of:=[.I75]/2+128" office:value-type="float" office:value="232.558357338335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3" table:formula="of:=360*[.B76]/256" office:value-type="float" office:value="102.65625" calcext:value-type="float">
            <text:p>102.65625</text:p>
          </table:table-cell>
          <table:table-cell table:style-name="ce6" table:formula="of:=[.$A$3]*SIN(RADIANS([.C76]))" office:value-type="float" office:value="248.804043159825" calcext:value-type="float">
            <text:p>248.8040</text:p>
          </table:table-cell>
          <table:table-cell table:style-name="ce6" table:formula="of:=[.$A$3]*SIN(RADIANS([.C76]-120))" office:value-type="float" office:value="-76.0164753858986" calcext:value-type="float">
            <text:p>-76.0165</text:p>
          </table:table-cell>
          <table:table-cell table:style-name="ce6" table:formula="of:=[.$A$3]*SIN(RADIANS([.C76]+120))" office:value-type="float" office:value="-172.787567773926" calcext:value-type="float">
            <text:p>-172.7876</text:p>
          </table:table-cell>
          <table:table-cell table:style-name="ce6"/>
          <table:table-cell table:style-name="ce10" table:formula="of:=(MIN([.D76];[.E76];[.F76])+MAX([.D76];[.E76];[.F76]))/2" office:value-type="float" office:value="38.0082376929494" calcext:value-type="float">
            <text:p>38.0082</text:p>
          </table:table-cell>
          <table:table-cell table:style-name="ce6" table:formula="of:=[.D76]-[.H76]" office:value-type="float" office:value="210.795805466875" calcext:value-type="float">
            <text:p>210.7958</text:p>
          </table:table-cell>
          <table:table-cell table:style-name="ce6" table:formula="of:=[.E76]-[.H76]" office:value-type="float" office:value="-114.024713078848" calcext:value-type="float">
            <text:p>-114.0247</text:p>
          </table:table-cell>
          <table:table-cell table:style-name="ce6" table:formula="of:=[.F76]-[.H76]" office:value-type="float" office:value="-210.795805466875" calcext:value-type="float">
            <text:p>-210.7958</text:p>
          </table:table-cell>
          <table:table-cell table:style-name="ce6"/>
          <table:table-cell table:style-name="ce15" table:formula="of:=([.D76]+255) /2" office:value-type="float" office:value="251.902021579912" calcext:value-type="float">
            <text:p>252</text:p>
          </table:table-cell>
          <table:table-cell table:style-name="ce15" table:formula="of:=[.I76]/2+128" office:value-type="float" office:value="233.397902733438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style-name="ce3" table:formula="of:=360*[.B77]/256" office:value-type="float" office:value="104.0625" calcext:value-type="float">
            <text:p>104.0625</text:p>
          </table:table-cell>
          <table:table-cell table:style-name="ce6" table:formula="of:=[.$A$3]*SIN(RADIANS([.C77]))" office:value-type="float" office:value="247.357969564609" calcext:value-type="float">
            <text:p>247.3580</text:p>
          </table:table-cell>
          <table:table-cell table:style-name="ce6" table:formula="of:=[.$A$3]*SIN(RADIANS([.C77]-120))" office:value-type="float" office:value="-70.0200976371577" calcext:value-type="float">
            <text:p>-70.0201</text:p>
          </table:table-cell>
          <table:table-cell table:style-name="ce6" table:formula="of:=[.$A$3]*SIN(RADIANS([.C77]+120))" office:value-type="float" office:value="-177.337871927451" calcext:value-type="float">
            <text:p>-177.3379</text:p>
          </table:table-cell>
          <table:table-cell table:style-name="ce6"/>
          <table:table-cell table:style-name="ce10" table:formula="of:=(MIN([.D77];[.E77];[.F77])+MAX([.D77];[.E77];[.F77]))/2" office:value-type="float" office:value="35.0100488185789" calcext:value-type="float">
            <text:p>35.0100</text:p>
          </table:table-cell>
          <table:table-cell table:style-name="ce6" table:formula="of:=[.D77]-[.H77]" office:value-type="float" office:value="212.34792074603" calcext:value-type="float">
            <text:p>212.3479</text:p>
          </table:table-cell>
          <table:table-cell table:style-name="ce6" table:formula="of:=[.E77]-[.H77]" office:value-type="float" office:value="-105.030146455737" calcext:value-type="float">
            <text:p>-105.0301</text:p>
          </table:table-cell>
          <table:table-cell table:style-name="ce6" table:formula="of:=[.F77]-[.H77]" office:value-type="float" office:value="-212.34792074603" calcext:value-type="float">
            <text:p>-212.3479</text:p>
          </table:table-cell>
          <table:table-cell table:style-name="ce6"/>
          <table:table-cell table:style-name="ce15" table:formula="of:=([.D77]+255) /2" office:value-type="float" office:value="251.178984782304" calcext:value-type="float">
            <text:p>251</text:p>
          </table:table-cell>
          <table:table-cell table:style-name="ce15" table:formula="of:=[.I77]/2+128" office:value-type="float" office:value="234.173960373015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3" table:formula="of:=360*[.B78]/256" office:value-type="float" office:value="105.46875" calcext:value-type="float">
            <text:p>105.46875</text:p>
          </table:table-cell>
          <table:table-cell table:style-name="ce6" table:formula="of:=[.$A$3]*SIN(RADIANS([.C78]))" office:value-type="float" office:value="245.762896777837" calcext:value-type="float">
            <text:p>245.7629</text:p>
          </table:table-cell>
          <table:table-cell table:style-name="ce6" table:formula="of:=[.$A$3]*SIN(RADIANS([.C78]-120))" office:value-type="float" office:value="-63.9815423998203" calcext:value-type="float">
            <text:p>-63.9815</text:p>
          </table:table-cell>
          <table:table-cell table:style-name="ce6" table:formula="of:=[.$A$3]*SIN(RADIANS([.C78]+120))" office:value-type="float" office:value="-181.781354378017" calcext:value-type="float">
            <text:p>-181.7814</text:p>
          </table:table-cell>
          <table:table-cell table:style-name="ce6"/>
          <table:table-cell table:style-name="ce10" table:formula="of:=(MIN([.D78];[.E78];[.F78])+MAX([.D78];[.E78];[.F78]))/2" office:value-type="float" office:value="31.9907711999101" calcext:value-type="float">
            <text:p>31.9908</text:p>
          </table:table-cell>
          <table:table-cell table:style-name="ce6" table:formula="of:=[.D78]-[.H78]" office:value-type="float" office:value="213.772125577927" calcext:value-type="float">
            <text:p>213.7721</text:p>
          </table:table-cell>
          <table:table-cell table:style-name="ce6" table:formula="of:=[.E78]-[.H78]" office:value-type="float" office:value="-95.9723135997304" calcext:value-type="float">
            <text:p>-95.9723</text:p>
          </table:table-cell>
          <table:table-cell table:style-name="ce6" table:formula="of:=[.F78]-[.H78]" office:value-type="float" office:value="-213.772125577927" calcext:value-type="float">
            <text:p>-213.7721</text:p>
          </table:table-cell>
          <table:table-cell table:style-name="ce6"/>
          <table:table-cell table:style-name="ce15" table:formula="of:=([.D78]+255) /2" office:value-type="float" office:value="250.381448388919" calcext:value-type="float">
            <text:p>250</text:p>
          </table:table-cell>
          <table:table-cell table:style-name="ce15" table:formula="of:=[.I78]/2+128" office:value-type="float" office:value="234.886062788964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style-name="ce3" table:formula="of:=360*[.B79]/256" office:value-type="float" office:value="106.875" calcext:value-type="float">
            <text:p>106.875</text:p>
          </table:table-cell>
          <table:table-cell table:style-name="ce6" table:formula="of:=[.$A$3]*SIN(RADIANS([.C79]))" office:value-type="float" office:value="244.019785611713" calcext:value-type="float">
            <text:p>244.0198</text:p>
          </table:table-cell>
          <table:table-cell table:style-name="ce6" table:formula="of:=[.$A$3]*SIN(RADIANS([.C79]-120))" office:value-type="float" office:value="-57.9044470737652" calcext:value-type="float">
            <text:p>-57.9044</text:p>
          </table:table-cell>
          <table:table-cell table:style-name="ce6" table:formula="of:=[.$A$3]*SIN(RADIANS([.C79]+120))" office:value-type="float" office:value="-186.115338537948" calcext:value-type="float">
            <text:p>-186.1153</text:p>
          </table:table-cell>
          <table:table-cell table:style-name="ce6"/>
          <table:table-cell table:style-name="ce10" table:formula="of:=(MIN([.D79];[.E79];[.F79])+MAX([.D79];[.E79];[.F79]))/2" office:value-type="float" office:value="28.9522235368826" calcext:value-type="float">
            <text:p>28.9522</text:p>
          </table:table-cell>
          <table:table-cell table:style-name="ce6" table:formula="of:=[.D79]-[.H79]" office:value-type="float" office:value="215.067562074831" calcext:value-type="float">
            <text:p>215.0676</text:p>
          </table:table-cell>
          <table:table-cell table:style-name="ce6" table:formula="of:=[.E79]-[.H79]" office:value-type="float" office:value="-86.8566706106477" calcext:value-type="float">
            <text:p>-86.8567</text:p>
          </table:table-cell>
          <table:table-cell table:style-name="ce6" table:formula="of:=[.F79]-[.H79]" office:value-type="float" office:value="-215.067562074831" calcext:value-type="float">
            <text:p>-215.0676</text:p>
          </table:table-cell>
          <table:table-cell table:style-name="ce6"/>
          <table:table-cell table:style-name="ce15" table:formula="of:=([.D79]+255) /2" office:value-type="float" office:value="249.509892805857" calcext:value-type="float">
            <text:p>250</text:p>
          </table:table-cell>
          <table:table-cell table:style-name="ce15" table:formula="of:=[.I79]/2+128" office:value-type="float" office:value="235.533781037415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3" table:formula="of:=360*[.B80]/256" office:value-type="float" office:value="108.28125" calcext:value-type="float">
            <text:p>108.28125</text:p>
          </table:table-cell>
          <table:table-cell table:style-name="ce6" table:formula="of:=[.$A$3]*SIN(RADIANS([.C80]))" office:value-type="float" office:value="242.129686051224" calcext:value-type="float">
            <text:p>242.1297</text:p>
          </table:table-cell>
          <table:table-cell table:style-name="ce6" table:formula="of:=[.$A$3]*SIN(RADIANS([.C80]-120))" office:value-type="float" office:value="-51.7924722739795" calcext:value-type="float">
            <text:p>-51.7925</text:p>
          </table:table-cell>
          <table:table-cell table:style-name="ce6" table:formula="of:=[.$A$3]*SIN(RADIANS([.C80]+120))" office:value-type="float" office:value="-190.337213777245" calcext:value-type="float">
            <text:p>-190.3372</text:p>
          </table:table-cell>
          <table:table-cell table:style-name="ce6"/>
          <table:table-cell table:style-name="ce10" table:formula="of:=(MIN([.D80];[.E80];[.F80])+MAX([.D80];[.E80];[.F80]))/2" office:value-type="float" office:value="25.8962361369898" calcext:value-type="float">
            <text:p>25.8962</text:p>
          </table:table-cell>
          <table:table-cell table:style-name="ce6" table:formula="of:=[.D80]-[.H80]" office:value-type="float" office:value="216.233449914235" calcext:value-type="float">
            <text:p>216.2334</text:p>
          </table:table-cell>
          <table:table-cell table:style-name="ce6" table:formula="of:=[.E80]-[.H80]" office:value-type="float" office:value="-77.6887084109693" calcext:value-type="float">
            <text:p>-77.6887</text:p>
          </table:table-cell>
          <table:table-cell table:style-name="ce6" table:formula="of:=[.F80]-[.H80]" office:value-type="float" office:value="-216.233449914235" calcext:value-type="float">
            <text:p>-216.2334</text:p>
          </table:table-cell>
          <table:table-cell table:style-name="ce6"/>
          <table:table-cell table:style-name="ce15" table:formula="of:=([.D80]+255) /2" office:value-type="float" office:value="248.564843025612" calcext:value-type="float">
            <text:p>249</text:p>
          </table:table-cell>
          <table:table-cell table:style-name="ce15" table:formula="of:=[.I80]/2+128" office:value-type="float" office:value="236.116724957117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style-name="ce3" table:formula="of:=360*[.B81]/256" office:value-type="float" office:value="109.6875" calcext:value-type="float">
            <text:p>109.6875</text:p>
          </table:table-cell>
          <table:table-cell table:style-name="ce6" table:formula="of:=[.$A$3]*SIN(RADIANS([.C81]))" office:value-type="float" office:value="240.09373662167" calcext:value-type="float">
            <text:p>240.0937</text:p>
          </table:table-cell>
          <table:table-cell table:style-name="ce6" table:formula="of:=[.$A$3]*SIN(RADIANS([.C81]-120))" office:value-type="float" office:value="-45.6492996255413" calcext:value-type="float">
            <text:p>-45.6493</text:p>
          </table:table-cell>
          <table:table-cell table:style-name="ce6" table:formula="of:=[.$A$3]*SIN(RADIANS([.C81]+120))" office:value-type="float" office:value="-194.444436996129" calcext:value-type="float">
            <text:p>-194.4444</text:p>
          </table:table-cell>
          <table:table-cell table:style-name="ce6"/>
          <table:table-cell table:style-name="ce10" table:formula="of:=(MIN([.D81];[.E81];[.F81])+MAX([.D81];[.E81];[.F81]))/2" office:value-type="float" office:value="22.8246498127707" calcext:value-type="float">
            <text:p>22.8246</text:p>
          </table:table-cell>
          <table:table-cell table:style-name="ce6" table:formula="of:=[.D81]-[.H81]" office:value-type="float" office:value="217.2690868089" calcext:value-type="float">
            <text:p>217.2691</text:p>
          </table:table-cell>
          <table:table-cell table:style-name="ce6" table:formula="of:=[.E81]-[.H81]" office:value-type="float" office:value="-68.473949438312" calcext:value-type="float">
            <text:p>-68.4739</text:p>
          </table:table-cell>
          <table:table-cell table:style-name="ce6" table:formula="of:=[.F81]-[.H81]" office:value-type="float" office:value="-217.2690868089" calcext:value-type="float">
            <text:p>-217.2691</text:p>
          </table:table-cell>
          <table:table-cell table:style-name="ce6"/>
          <table:table-cell table:style-name="ce15" table:formula="of:=([.D81]+255) /2" office:value-type="float" office:value="247.546868310835" calcext:value-type="float">
            <text:p>248</text:p>
          </table:table-cell>
          <table:table-cell table:style-name="ce15" table:formula="of:=[.I81]/2+128" office:value-type="float" office:value="236.63454340445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style-name="ce3" table:formula="of:=360*[.B82]/256" office:value-type="float" office:value="111.09375" calcext:value-type="float">
            <text:p>111.09375</text:p>
          </table:table-cell>
          <table:table-cell table:style-name="ce6" table:formula="of:=[.$A$3]*SIN(RADIANS([.C82]))" office:value-type="float" office:value="237.913163702858" calcext:value-type="float">
            <text:p>237.9132</text:p>
          </table:table-cell>
          <table:table-cell table:style-name="ce6" table:formula="of:=[.$A$3]*SIN(RADIANS([.C82]-120))" office:value-type="float" office:value="-39.478629545946" calcext:value-type="float">
            <text:p>-39.4786</text:p>
          </table:table-cell>
          <table:table-cell table:style-name="ce6" table:formula="of:=[.$A$3]*SIN(RADIANS([.C82]+120))" office:value-type="float" office:value="-198.434534156912" calcext:value-type="float">
            <text:p>-198.4345</text:p>
          </table:table-cell>
          <table:table-cell table:style-name="ce6"/>
          <table:table-cell table:style-name="ce10" table:formula="of:=(MIN([.D82];[.E82];[.F82])+MAX([.D82];[.E82];[.F82]))/2" office:value-type="float" office:value="19.739314772973" calcext:value-type="float">
            <text:p>19.7393</text:p>
          </table:table-cell>
          <table:table-cell table:style-name="ce6" table:formula="of:=[.D82]-[.H82]" office:value-type="float" office:value="218.173848929885" calcext:value-type="float">
            <text:p>218.1738</text:p>
          </table:table-cell>
          <table:table-cell table:style-name="ce6" table:formula="of:=[.E82]-[.H82]" office:value-type="float" office:value="-59.217944318919" calcext:value-type="float">
            <text:p>-59.2179</text:p>
          </table:table-cell>
          <table:table-cell table:style-name="ce6" table:formula="of:=[.F82]-[.H82]" office:value-type="float" office:value="-218.173848929885" calcext:value-type="float">
            <text:p>-218.1738</text:p>
          </table:table-cell>
          <table:table-cell table:style-name="ce6"/>
          <table:table-cell table:style-name="ce15" table:formula="of:=([.D82]+255) /2" office:value-type="float" office:value="246.456581851429" calcext:value-type="float">
            <text:p>246</text:p>
          </table:table-cell>
          <table:table-cell table:style-name="ce15" table:formula="of:=[.I82]/2+128" office:value-type="float" office:value="237.086924464943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" table:formula="of:=360*[.B83]/256" office:value-type="float" office:value="112.5" calcext:value-type="float">
            <text:p>112.5</text:p>
          </table:table-cell>
          <table:table-cell table:style-name="ce6" table:formula="of:=[.$A$3]*SIN(RADIANS([.C83]))" office:value-type="float" office:value="235.589280790378" calcext:value-type="float">
            <text:p>235.5893</text:p>
          </table:table-cell>
          <table:table-cell table:style-name="ce6" table:formula="of:=[.$A$3]*SIN(RADIANS([.C83]-120))" office:value-type="float" office:value="-33.2841790161131" calcext:value-type="float">
            <text:p>-33.2842</text:p>
          </table:table-cell>
          <table:table-cell table:style-name="ce6" table:formula="of:=[.$A$3]*SIN(RADIANS([.C83]+120))" office:value-type="float" office:value="-202.305101774265" calcext:value-type="float">
            <text:p>-202.3051</text:p>
          </table:table-cell>
          <table:table-cell table:style-name="ce6"/>
          <table:table-cell table:style-name="ce10" table:formula="of:=(MIN([.D83];[.E83];[.F83])+MAX([.D83];[.E83];[.F83]))/2" office:value-type="float" office:value="16.6420895080566" calcext:value-type="float">
            <text:p>16.6421</text:p>
          </table:table-cell>
          <table:table-cell table:style-name="ce6" table:formula="of:=[.D83]-[.H83]" office:value-type="float" office:value="218.947191282321" calcext:value-type="float">
            <text:p>218.9472</text:p>
          </table:table-cell>
          <table:table-cell table:style-name="ce6" table:formula="of:=[.E83]-[.H83]" office:value-type="float" office:value="-49.9262685241698" calcext:value-type="float">
            <text:p>-49.9263</text:p>
          </table:table-cell>
          <table:table-cell table:style-name="ce6" table:formula="of:=[.F83]-[.H83]" office:value-type="float" office:value="-218.947191282321" calcext:value-type="float">
            <text:p>-218.9472</text:p>
          </table:table-cell>
          <table:table-cell table:style-name="ce6"/>
          <table:table-cell table:style-name="ce15" table:formula="of:=([.D83]+255) /2" office:value-type="float" office:value="245.294640395189" calcext:value-type="float">
            <text:p>245</text:p>
          </table:table-cell>
          <table:table-cell table:style-name="ce15" table:formula="of:=[.I83]/2+128" office:value-type="float" office:value="237.473595641161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style-name="ce3" table:formula="of:=360*[.B84]/256" office:value-type="float" office:value="113.90625" calcext:value-type="float">
            <text:p>113.90625</text:p>
          </table:table-cell>
          <table:table-cell table:style-name="ce6" table:formula="of:=[.$A$3]*SIN(RADIANS([.C84]))" office:value-type="float" office:value="233.1234877044" calcext:value-type="float">
            <text:p>233.1235</text:p>
          </table:table-cell>
          <table:table-cell table:style-name="ce6" table:formula="of:=[.$A$3]*SIN(RADIANS([.C84]-120))" office:value-type="float" office:value="-27.0696793414167" calcext:value-type="float">
            <text:p>-27.0697</text:p>
          </table:table-cell>
          <table:table-cell table:style-name="ce6" table:formula="of:=[.$A$3]*SIN(RADIANS([.C84]+120))" office:value-type="float" office:value="-206.053808362984" calcext:value-type="float">
            <text:p>-206.0538</text:p>
          </table:table-cell>
          <table:table-cell table:style-name="ce6"/>
          <table:table-cell table:style-name="ce10" table:formula="of:=(MIN([.D84];[.E84];[.F84])+MAX([.D84];[.E84];[.F84]))/2" office:value-type="float" office:value="13.5348396707084" calcext:value-type="float">
            <text:p>13.5348</text:p>
          </table:table-cell>
          <table:table-cell table:style-name="ce6" table:formula="of:=[.D84]-[.H84]" office:value-type="float" office:value="219.588648033692" calcext:value-type="float">
            <text:p>219.5886</text:p>
          </table:table-cell>
          <table:table-cell table:style-name="ce6" table:formula="of:=[.E84]-[.H84]" office:value-type="float" office:value="-40.604519012125" calcext:value-type="float">
            <text:p>-40.6045</text:p>
          </table:table-cell>
          <table:table-cell table:style-name="ce6" table:formula="of:=[.F84]-[.H84]" office:value-type="float" office:value="-219.588648033692" calcext:value-type="float">
            <text:p>-219.5886</text:p>
          </table:table-cell>
          <table:table-cell table:style-name="ce6"/>
          <table:table-cell table:style-name="ce15" table:formula="of:=([.D84]+255) /2" office:value-type="float" office:value="244.0617438522" calcext:value-type="float">
            <text:p>244</text:p>
          </table:table-cell>
          <table:table-cell table:style-name="ce15" table:formula="of:=[.I84]/2+128" office:value-type="float" office:value="237.79432401684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style-name="ce3" table:formula="of:=360*[.B85]/256" office:value-type="float" office:value="115.3125" calcext:value-type="float">
            <text:p>115.3125</text:p>
          </table:table-cell>
          <table:table-cell table:style-name="ce6" table:formula="of:=[.$A$3]*SIN(RADIANS([.C85]))" office:value-type="float" office:value="230.517269746478" calcext:value-type="float">
            <text:p>230.5173</text:p>
          </table:table-cell>
          <table:table-cell table:style-name="ce6" table:formula="of:=[.$A$3]*SIN(RADIANS([.C85]-120))" office:value-type="float" office:value="-20.8388739040854" calcext:value-type="float">
            <text:p>-20.8389</text:p>
          </table:table-cell>
          <table:table-cell table:style-name="ce6" table:formula="of:=[.$A$3]*SIN(RADIANS([.C85]+120))" office:value-type="float" office:value="-209.678395842393" calcext:value-type="float">
            <text:p>-209.6784</text:p>
          </table:table-cell>
          <table:table-cell table:style-name="ce6"/>
          <table:table-cell table:style-name="ce10" table:formula="of:=(MIN([.D85];[.E85];[.F85])+MAX([.D85];[.E85];[.F85]))/2" office:value-type="float" office:value="10.4194369520427" calcext:value-type="float">
            <text:p>10.4194</text:p>
          </table:table-cell>
          <table:table-cell table:style-name="ce6" table:formula="of:=[.D85]-[.H85]" office:value-type="float" office:value="220.097832794435" calcext:value-type="float">
            <text:p>220.0978</text:p>
          </table:table-cell>
          <table:table-cell table:style-name="ce6" table:formula="of:=[.E85]-[.H85]" office:value-type="float" office:value="-31.2583108561281" calcext:value-type="float">
            <text:p>-31.2583</text:p>
          </table:table-cell>
          <table:table-cell table:style-name="ce6" table:formula="of:=[.F85]-[.H85]" office:value-type="float" office:value="-220.097832794435" calcext:value-type="float">
            <text:p>-220.0978</text:p>
          </table:table-cell>
          <table:table-cell table:style-name="ce6"/>
          <table:table-cell table:style-name="ce15" table:formula="of:=([.D85]+255) /2" office:value-type="float" office:value="242.758634873239" calcext:value-type="float">
            <text:p>243</text:p>
          </table:table-cell>
          <table:table-cell table:style-name="ce15" table:formula="of:=[.I85]/2+128" office:value-type="float" office:value="238.048916397218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ce3" table:formula="of:=360*[.B86]/256" office:value-type="float" office:value="116.71875" calcext:value-type="float">
            <text:p>116.71875</text:p>
          </table:table-cell>
          <table:table-cell table:style-name="ce6" table:formula="of:=[.$A$3]*SIN(RADIANS([.C86]))" office:value-type="float" office:value="227.772196804856" calcext:value-type="float">
            <text:p>227.7722</text:p>
          </table:table-cell>
          <table:table-cell table:style-name="ce6" table:formula="of:=[.$A$3]*SIN(RADIANS([.C86]-120))" office:value-type="float" office:value="-14.59551590833" calcext:value-type="float">
            <text:p>-14.5955</text:p>
          </table:table-cell>
          <table:table-cell table:style-name="ce6" table:formula="of:=[.$A$3]*SIN(RADIANS([.C86]+120))" office:value-type="float" office:value="-213.176680896526" calcext:value-type="float">
            <text:p>-213.1767</text:p>
          </table:table-cell>
          <table:table-cell table:style-name="ce6"/>
          <table:table-cell table:style-name="ce10" table:formula="of:=(MIN([.D86];[.E86];[.F86])+MAX([.D86];[.E86];[.F86]))/2" office:value-type="float" office:value="7.29775795416496" calcext:value-type="float">
            <text:p>7.2978</text:p>
          </table:table-cell>
          <table:table-cell table:style-name="ce6" table:formula="of:=[.D86]-[.H86]" office:value-type="float" office:value="220.474438850691" calcext:value-type="float">
            <text:p>220.4744</text:p>
          </table:table-cell>
          <table:table-cell table:style-name="ce6" table:formula="of:=[.E86]-[.H86]" office:value-type="float" office:value="-21.893273862495" calcext:value-type="float">
            <text:p>-21.8933</text:p>
          </table:table-cell>
          <table:table-cell table:style-name="ce6" table:formula="of:=[.F86]-[.H86]" office:value-type="float" office:value="-220.474438850691" calcext:value-type="float">
            <text:p>-220.4744</text:p>
          </table:table-cell>
          <table:table-cell table:style-name="ce6"/>
          <table:table-cell table:style-name="ce15" table:formula="of:=([.D86]+255) /2" office:value-type="float" office:value="241.386098402428" calcext:value-type="float">
            <text:p>241</text:p>
          </table:table-cell>
          <table:table-cell table:style-name="ce15" table:formula="of:=[.I86]/2+128" office:value-type="float" office:value="238.23721942534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style-name="ce3" table:formula="of:=360*[.B87]/256" office:value-type="float" office:value="118.125" calcext:value-type="float">
            <text:p>118.125</text:p>
          </table:table-cell>
          <table:table-cell table:style-name="ce6" table:formula="of:=[.$A$3]*SIN(RADIANS([.C87]))" office:value-type="float" office:value="224.889922408831" calcext:value-type="float">
            <text:p>224.8899</text:p>
          </table:table-cell>
          <table:table-cell table:style-name="ce6" table:formula="of:=[.$A$3]*SIN(RADIANS([.C87]-120))" office:value-type="float" office:value="-8.34336611955292" calcext:value-type="float">
            <text:p>-8.3434</text:p>
          </table:table-cell>
          <table:table-cell table:style-name="ce6" table:formula="of:=[.$A$3]*SIN(RADIANS([.C87]+120))" office:value-type="float" office:value="-216.546556289278" calcext:value-type="float">
            <text:p>-216.5466</text:p>
          </table:table-cell>
          <table:table-cell table:style-name="ce6"/>
          <table:table-cell table:style-name="ce10" table:formula="of:=(MIN([.D87];[.E87];[.F87])+MAX([.D87];[.E87];[.F87]))/2" office:value-type="float" office:value="4.17168305977644" calcext:value-type="float">
            <text:p>4.1717</text:p>
          </table:table-cell>
          <table:table-cell table:style-name="ce6" table:formula="of:=[.D87]-[.H87]" office:value-type="float" office:value="220.718239349054" calcext:value-type="float">
            <text:p>220.7182</text:p>
          </table:table-cell>
          <table:table-cell table:style-name="ce6" table:formula="of:=[.E87]-[.H87]" office:value-type="float" office:value="-12.5150491793294" calcext:value-type="float">
            <text:p>-12.5150</text:p>
          </table:table-cell>
          <table:table-cell table:style-name="ce6" table:formula="of:=[.F87]-[.H87]" office:value-type="float" office:value="-220.718239349054" calcext:value-type="float">
            <text:p>-220.7182</text:p>
          </table:table-cell>
          <table:table-cell table:style-name="ce6"/>
          <table:table-cell table:style-name="ce15" table:formula="of:=([.D87]+255) /2" office:value-type="float" office:value="239.944961204415" calcext:value-type="float">
            <text:p>240</text:p>
          </table:table-cell>
          <table:table-cell table:style-name="ce15" table:formula="of:=[.I87]/2+128" office:value-type="float" office:value="238.359119674527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3" table:formula="of:=360*[.B88]/256" office:value-type="float" office:value="119.53125" calcext:value-type="float">
            <text:p>119.53125</text:p>
          </table:table-cell>
          <table:table-cell table:style-name="ce6" table:formula="of:=[.$A$3]*SIN(RADIANS([.C88]))" office:value-type="float" office:value="221.872182732721" calcext:value-type="float">
            <text:p>221.8722</text:p>
          </table:table-cell>
          <table:table-cell table:style-name="ce6" table:formula="of:=[.$A$3]*SIN(RADIANS([.C88]-120))" office:value-type="float" office:value="-2.08619059900397" calcext:value-type="float">
            <text:p>-2.0862</text:p>
          </table:table-cell>
          <table:table-cell table:style-name="ce6" table:formula="of:=[.$A$3]*SIN(RADIANS([.C88]+120))" office:value-type="float" office:value="-219.785992133717" calcext:value-type="float">
            <text:p>-219.7860</text:p>
          </table:table-cell>
          <table:table-cell table:style-name="ce6"/>
          <table:table-cell table:style-name="ce10" table:formula="of:=(MIN([.D88];[.E88];[.F88])+MAX([.D88];[.E88];[.F88]))/2" office:value-type="float" office:value="1.04309529950199" calcext:value-type="float">
            <text:p>1.0431</text:p>
          </table:table-cell>
          <table:table-cell table:style-name="ce12" table:formula="of:=[.D88]-[.H88]" office:value-type="float" office:value="220.829087433219" calcext:value-type="float">
            <text:p>220.8291</text:p>
          </table:table-cell>
          <table:table-cell table:style-name="ce6" table:formula="of:=[.E88]-[.H88]" office:value-type="float" office:value="-3.12928589850595" calcext:value-type="float">
            <text:p>-3.1293</text:p>
          </table:table-cell>
          <table:table-cell table:style-name="ce6" table:formula="of:=[.F88]-[.H88]" office:value-type="float" office:value="-220.829087433219" calcext:value-type="float">
            <text:p>-220.8291</text:p>
          </table:table-cell>
          <table:table-cell table:style-name="ce6"/>
          <table:table-cell table:style-name="ce15" table:formula="of:=([.D88]+255) /2" office:value-type="float" office:value="238.436091366361" calcext:value-type="float">
            <text:p>238</text:p>
          </table:table-cell>
          <table:table-cell table:style-name="ce15" table:formula="of:=[.I88]/2+128" office:value-type="float" office:value="238.41454371661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3" table:formula="of:=360*[.B89]/256" office:value-type="float" office:value="120.9375" calcext:value-type="float">
            <text:p>120.9375</text:p>
          </table:table-cell>
          <table:table-cell table:style-name="ce6" table:formula="of:=[.$A$3]*SIN(RADIANS([.C89]))" office:value-type="float" office:value="218.720795550069" calcext:value-type="float">
            <text:p>218.7208</text:p>
          </table:table-cell>
          <table:table-cell table:style-name="ce6" table:formula="of:=[.$A$3]*SIN(RADIANS([.C89]-120))" office:value-type="float" office:value="4.17224156475413" calcext:value-type="float">
            <text:p>4.1722</text:p>
          </table:table-cell>
          <table:table-cell table:style-name="ce6" table:formula="of:=[.$A$3]*SIN(RADIANS([.C89]+120))" office:value-type="float" office:value="-222.893037114824" calcext:value-type="float">
            <text:p>-222.8930</text:p>
          </table:table-cell>
          <table:table-cell table:style-name="ce6"/>
          <table:table-cell table:style-name="ce10" table:formula="of:=(MIN([.D89];[.E89];[.F89])+MAX([.D89];[.E89];[.F89]))/2" office:value-type="float" office:value="-2.08612078237707" calcext:value-type="float">
            <text:p>-2.0861</text:p>
          </table:table-cell>
          <table:table-cell table:style-name="ce6" table:formula="of:=[.D89]-[.H89]" office:value-type="float" office:value="220.806916332446" calcext:value-type="float">
            <text:p>220.8069</text:p>
          </table:table-cell>
          <table:table-cell table:style-name="ce6" table:formula="of:=[.E89]-[.H89]" office:value-type="float" office:value="6.2583623471312" calcext:value-type="float">
            <text:p>6.2584</text:p>
          </table:table-cell>
          <table:table-cell table:style-name="ce6" table:formula="of:=[.F89]-[.H89]" office:value-type="float" office:value="-220.806916332446" calcext:value-type="float">
            <text:p>-220.8069</text:p>
          </table:table-cell>
          <table:table-cell table:style-name="ce6"/>
          <table:table-cell table:style-name="ce15" table:formula="of:=([.D89]+255) /2" office:value-type="float" office:value="236.860397775035" calcext:value-type="float">
            <text:p>237</text:p>
          </table:table-cell>
          <table:table-cell table:style-name="ce15" table:formula="of:=[.I89]/2+128" office:value-type="float" office:value="238.403458166223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style-name="ce3" table:formula="of:=360*[.B90]/256" office:value-type="float" office:value="122.34375" calcext:value-type="float">
            <text:p>122.34375</text:p>
          </table:table-cell>
          <table:table-cell table:style-name="ce6" table:formula="of:=[.$A$3]*SIN(RADIANS([.C90]))" office:value-type="float" office:value="215.437659138675" calcext:value-type="float">
            <text:p>215.4377</text:p>
          </table:table-cell>
          <table:table-cell table:style-name="ce6" table:formula="of:=[.$A$3]*SIN(RADIANS([.C90]-120))" office:value-type="float" office:value="10.4281605262038" calcext:value-type="float">
            <text:p>10.4282</text:p>
          </table:table-cell>
          <table:table-cell table:style-name="ce6" table:formula="of:=[.$A$3]*SIN(RADIANS([.C90]+120))" office:value-type="float" office:value="-225.865819664879" calcext:value-type="float">
            <text:p>-225.8658</text:p>
          </table:table-cell>
          <table:table-cell table:style-name="ce6"/>
          <table:table-cell table:style-name="ce10" table:formula="of:=(MIN([.D90];[.E90];[.F90])+MAX([.D90];[.E90];[.F90]))/2" office:value-type="float" office:value="-5.21408026310186" calcext:value-type="float">
            <text:p>-5.2141</text:p>
          </table:table-cell>
          <table:table-cell table:style-name="ce6" table:formula="of:=[.D90]-[.H90]" office:value-type="float" office:value="220.651739401777" calcext:value-type="float">
            <text:p>220.6517</text:p>
          </table:table-cell>
          <table:table-cell table:style-name="ce6" table:formula="of:=[.E90]-[.H90]" office:value-type="float" office:value="15.6422407893056" calcext:value-type="float">
            <text:p>15.6422</text:p>
          </table:table-cell>
          <table:table-cell table:style-name="ce6" table:formula="of:=[.F90]-[.H90]" office:value-type="float" office:value="-220.651739401777" calcext:value-type="float">
            <text:p>-220.6517</text:p>
          </table:table-cell>
          <table:table-cell table:style-name="ce6"/>
          <table:table-cell table:style-name="ce15" table:formula="of:=([.D90]+255) /2" office:value-type="float" office:value="235.218829569338" calcext:value-type="float">
            <text:p>235</text:p>
          </table:table-cell>
          <table:table-cell table:style-name="ce15" table:formula="of:=[.I90]/2+128" office:value-type="float" office:value="238.325869700889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style-name="ce3" table:formula="of:=360*[.B91]/256" office:value-type="float" office:value="123.75" calcext:value-type="float">
            <text:p>123.75</text:p>
          </table:table-cell>
          <table:table-cell table:style-name="ce6" table:formula="of:=[.$A$3]*SIN(RADIANS([.C91]))" office:value-type="float" office:value="212.024751137149" calcext:value-type="float">
            <text:p>212.0248</text:p>
          </table:table-cell>
          <table:table-cell table:style-name="ce6" table:formula="of:=[.$A$3]*SIN(RADIANS([.C91]-120))" office:value-type="float" office:value="16.6777979536865" calcext:value-type="float">
            <text:p>16.6778</text:p>
          </table:table-cell>
          <table:table-cell table:style-name="ce6" table:formula="of:=[.$A$3]*SIN(RADIANS([.C91]+120))" office:value-type="float" office:value="-228.702549090836" calcext:value-type="float">
            <text:p>-228.7025</text:p>
          </table:table-cell>
          <table:table-cell table:style-name="ce6"/>
          <table:table-cell table:style-name="ce10" table:formula="of:=(MIN([.D91];[.E91];[.F91])+MAX([.D91];[.E91];[.F91]))/2" office:value-type="float" office:value="-8.33889897684325" calcext:value-type="float">
            <text:p>-8.3389</text:p>
          </table:table-cell>
          <table:table-cell table:style-name="ce6" table:formula="of:=[.D91]-[.H91]" office:value-type="float" office:value="220.363650113992" calcext:value-type="float">
            <text:p>220.3637</text:p>
          </table:table-cell>
          <table:table-cell table:style-name="ce6" table:formula="of:=[.E91]-[.H91]" office:value-type="float" office:value="25.0166969305297" calcext:value-type="float">
            <text:p>25.0167</text:p>
          </table:table-cell>
          <table:table-cell table:style-name="ce6" table:formula="of:=[.F91]-[.H91]" office:value-type="float" office:value="-220.363650113992" calcext:value-type="float">
            <text:p>-220.3637</text:p>
          </table:table-cell>
          <table:table-cell table:style-name="ce6"/>
          <table:table-cell table:style-name="ce15" table:formula="of:=([.D91]+255) /2" office:value-type="float" office:value="233.512375568574" calcext:value-type="float">
            <text:p>234</text:p>
          </table:table-cell>
          <table:table-cell table:style-name="ce15" table:formula="of:=[.I91]/2+128" office:value-type="float" office:value="238.181825056996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ce3" table:formula="of:=360*[.B92]/256" office:value-type="float" office:value="125.15625" calcext:value-type="float">
            <text:p>125.15625</text:p>
          </table:table-cell>
          <table:table-cell table:style-name="ce6" table:formula="of:=[.$A$3]*SIN(RADIANS([.C92]))" office:value-type="float" office:value="208.484127353654" calcext:value-type="float">
            <text:p>208.4841</text:p>
          </table:table-cell>
          <table:table-cell table:style-name="ce6" table:formula="of:=[.$A$3]*SIN(RADIANS([.C92]-120))" office:value-type="float" office:value="22.9173892993049" calcext:value-type="float">
            <text:p>22.9174</text:p>
          </table:table-cell>
          <table:table-cell table:style-name="ce6" table:formula="of:=[.$A$3]*SIN(RADIANS([.C92]+120))" office:value-type="float" office:value="-231.401516652959" calcext:value-type="float">
            <text:p>-231.4015</text:p>
          </table:table-cell>
          <table:table-cell table:style-name="ce6"/>
          <table:table-cell table:style-name="ce10" table:formula="of:=(MIN([.D92];[.E92];[.F92])+MAX([.D92];[.E92];[.F92]))/2" office:value-type="float" office:value="-11.4586946496525" calcext:value-type="float">
            <text:p>-11.4587</text:p>
          </table:table-cell>
          <table:table-cell table:style-name="ce6" table:formula="of:=[.D92]-[.H92]" office:value-type="float" office:value="219.942822003306" calcext:value-type="float">
            <text:p>219.9428</text:p>
          </table:table-cell>
          <table:table-cell table:style-name="ce6" table:formula="of:=[.E92]-[.H92]" office:value-type="float" office:value="34.3760839489574" calcext:value-type="float">
            <text:p>34.3761</text:p>
          </table:table-cell>
          <table:table-cell table:style-name="ce6" table:formula="of:=[.F92]-[.H92]" office:value-type="float" office:value="-219.942822003306" calcext:value-type="float">
            <text:p>-219.9428</text:p>
          </table:table-cell>
          <table:table-cell table:style-name="ce6"/>
          <table:table-cell table:style-name="ce15" table:formula="of:=([.D92]+255) /2" office:value-type="float" office:value="231.742063676827" calcext:value-type="float">
            <text:p>232</text:p>
          </table:table-cell>
          <table:table-cell table:style-name="ce15" table:formula="of:=[.I92]/2+128" office:value-type="float" office:value="237.971411001653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" table:formula="of:=360*[.B93]/256" office:value-type="float" office:value="126.5625" calcext:value-type="float">
            <text:p>126.5625</text:p>
          </table:table-cell>
          <table:table-cell table:style-name="ce6" table:formula="of:=[.$A$3]*SIN(RADIANS([.C93]))" office:value-type="float" office:value="204.817920527564" calcext:value-type="float">
            <text:p>204.8179</text:p>
          </table:table-cell>
          <table:table-cell table:style-name="ce6" table:formula="of:=[.$A$3]*SIN(RADIANS([.C93]-120))" office:value-type="float" office:value="29.1431760665458" calcext:value-type="float">
            <text:p>29.1432</text:p>
          </table:table-cell>
          <table:table-cell table:style-name="ce6" table:formula="of:=[.$A$3]*SIN(RADIANS([.C93]+120))" office:value-type="float" office:value="-233.96109659411" calcext:value-type="float">
            <text:p>-233.9611</text:p>
          </table:table-cell>
          <table:table-cell table:style-name="ce6"/>
          <table:table-cell table:style-name="ce10" table:formula="of:=(MIN([.D93];[.E93];[.F93])+MAX([.D93];[.E93];[.F93]))/2" office:value-type="float" office:value="-14.5715880332729" calcext:value-type="float">
            <text:p>-14.5716</text:p>
          </table:table-cell>
          <table:table-cell table:style-name="ce6" table:formula="of:=[.D93]-[.H93]" office:value-type="float" office:value="219.389508560837" calcext:value-type="float">
            <text:p>219.3895</text:p>
          </table:table-cell>
          <table:table-cell table:style-name="ce6" table:formula="of:=[.E93]-[.H93]" office:value-type="float" office:value="43.7147640998187" calcext:value-type="float">
            <text:p>43.7148</text:p>
          </table:table-cell>
          <table:table-cell table:style-name="ce6" table:formula="of:=[.F93]-[.H93]" office:value-type="float" office:value="-219.389508560837" calcext:value-type="float">
            <text:p>-219.3895</text:p>
          </table:table-cell>
          <table:table-cell table:style-name="ce6"/>
          <table:table-cell table:style-name="ce15" table:formula="of:=([.D93]+255) /2" office:value-type="float" office:value="229.908960263782" calcext:value-type="float">
            <text:p>230</text:p>
          </table:table-cell>
          <table:table-cell table:style-name="ce15" table:formula="of:=[.I93]/2+128" office:value-type="float" office:value="237.694754280419" calcext:value-type="float">
            <text:p>238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ce3" table:formula="of:=360*[.B94]/256" office:value-type="float" office:value="127.96875" calcext:value-type="float">
            <text:p>127.96875</text:p>
          </table:table-cell>
          <table:table-cell table:style-name="ce6" table:formula="of:=[.$A$3]*SIN(RADIANS([.C94]))" office:value-type="float" office:value="201.028339044785" calcext:value-type="float">
            <text:p>201.0283</text:p>
          </table:table-cell>
          <table:table-cell table:style-name="ce6" table:formula="of:=[.$A$3]*SIN(RADIANS([.C94]-120))" office:value-type="float" office:value="35.3514080742578" calcext:value-type="float">
            <text:p>35.3514</text:p>
          </table:table-cell>
          <table:table-cell table:style-name="ce6" table:formula="of:=[.$A$3]*SIN(RADIANS([.C94]+120))" office:value-type="float" office:value="-236.379747119042" calcext:value-type="float">
            <text:p>-236.3797</text:p>
          </table:table-cell>
          <table:table-cell table:style-name="ce6"/>
          <table:table-cell table:style-name="ce10" table:formula="of:=(MIN([.D94];[.E94];[.F94])+MAX([.D94];[.E94];[.F94]))/2" office:value-type="float" office:value="-17.6757040371289" calcext:value-type="float">
            <text:p>-17.6757</text:p>
          </table:table-cell>
          <table:table-cell table:style-name="ce6" table:formula="of:=[.D94]-[.H94]" office:value-type="float" office:value="218.704043081913" calcext:value-type="float">
            <text:p>218.7040</text:p>
          </table:table-cell>
          <table:table-cell table:style-name="ce6" table:formula="of:=[.E94]-[.H94]" office:value-type="float" office:value="53.0271121113867" calcext:value-type="float">
            <text:p>53.0271</text:p>
          </table:table-cell>
          <table:table-cell table:style-name="ce6" table:formula="of:=[.F94]-[.H94]" office:value-type="float" office:value="-218.704043081913" calcext:value-type="float">
            <text:p>-218.7040</text:p>
          </table:table-cell>
          <table:table-cell table:style-name="ce6"/>
          <table:table-cell table:style-name="ce15" table:formula="of:=([.D94]+255) /2" office:value-type="float" office:value="228.014169522392" calcext:value-type="float">
            <text:p>228</text:p>
          </table:table-cell>
          <table:table-cell table:style-name="ce15" table:formula="of:=[.I94]/2+128" office:value-type="float" office:value="237.352021540957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ce3" table:formula="of:=360*[.B95]/256" office:value-type="float" office:value="129.375" calcext:value-type="float">
            <text:p>129.375</text:p>
          </table:table-cell>
          <table:table-cell table:style-name="ce6" table:formula="of:=[.$A$3]*SIN(RADIANS([.C95]))" office:value-type="float" office:value="197.117665607498" calcext:value-type="float">
            <text:p>197.1177</text:p>
          </table:table-cell>
          <table:table-cell table:style-name="ce6" table:formula="of:=[.$A$3]*SIN(RADIANS([.C95]-120))" office:value-type="float" office:value="41.5383457156201" calcext:value-type="float">
            <text:p>41.5383</text:p>
          </table:table-cell>
          <table:table-cell table:style-name="ce6" table:formula="of:=[.$A$3]*SIN(RADIANS([.C95]+120))" office:value-type="float" office:value="-238.656011323118" calcext:value-type="float">
            <text:p>-238.6560</text:p>
          </table:table-cell>
          <table:table-cell table:style-name="ce6"/>
          <table:table-cell table:style-name="ce10" table:formula="of:=(MIN([.D95];[.E95];[.F95])+MAX([.D95];[.E95];[.F95]))/2" office:value-type="float" office:value="-20.76917285781" calcext:value-type="float">
            <text:p>-20.7692</text:p>
          </table:table-cell>
          <table:table-cell table:style-name="ce6" table:formula="of:=[.D95]-[.H95]" office:value-type="float" office:value="217.886838465308" calcext:value-type="float">
            <text:p>217.8868</text:p>
          </table:table-cell>
          <table:table-cell table:style-name="ce6" table:formula="of:=[.E95]-[.H95]" office:value-type="float" office:value="62.3075185734301" calcext:value-type="float">
            <text:p>62.3075</text:p>
          </table:table-cell>
          <table:table-cell table:style-name="ce6" table:formula="of:=[.F95]-[.H95]" office:value-type="float" office:value="-217.886838465308" calcext:value-type="float">
            <text:p>-217.8868</text:p>
          </table:table-cell>
          <table:table-cell table:style-name="ce6"/>
          <table:table-cell table:style-name="ce15" table:formula="of:=([.D95]+255) /2" office:value-type="float" office:value="226.058832803749" calcext:value-type="float">
            <text:p>226</text:p>
          </table:table-cell>
          <table:table-cell table:style-name="ce15" table:formula="of:=[.I95]/2+128" office:value-type="float" office:value="236.943419232654" calcext:value-type="float">
            <text:p>237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ce3" table:formula="of:=360*[.B96]/256" office:value-type="float" office:value="130.78125" calcext:value-type="float">
            <text:p>130.78125</text:p>
          </table:table-cell>
          <table:table-cell table:style-name="ce6" table:formula="of:=[.$A$3]*SIN(RADIANS([.C96]))" office:value-type="float" office:value="193.088255859154" calcext:value-type="float">
            <text:p>193.0883</text:p>
          </table:table-cell>
          <table:table-cell table:style-name="ce6" table:formula="of:=[.$A$3]*SIN(RADIANS([.C96]-120))" office:value-type="float" office:value="47.7002622107422" calcext:value-type="float">
            <text:p>47.7003</text:p>
          </table:table-cell>
          <table:table-cell table:style-name="ce6" table:formula="of:=[.$A$3]*SIN(RADIANS([.C96]+120))" office:value-type="float" office:value="-240.788518069896" calcext:value-type="float">
            <text:p>-240.7885</text:p>
          </table:table-cell>
          <table:table-cell table:style-name="ce6"/>
          <table:table-cell table:style-name="ce10" table:formula="of:=(MIN([.D96];[.E96];[.F96])+MAX([.D96];[.E96];[.F96]))/2" office:value-type="float" office:value="-23.8501311053711" calcext:value-type="float">
            <text:p>-23.8501</text:p>
          </table:table-cell>
          <table:table-cell table:style-name="ce6" table:formula="of:=[.D96]-[.H96]" office:value-type="float" office:value="216.938386964525" calcext:value-type="float">
            <text:p>216.9384</text:p>
          </table:table-cell>
          <table:table-cell table:style-name="ce6" table:formula="of:=[.E96]-[.H96]" office:value-type="float" office:value="71.5503933161132" calcext:value-type="float">
            <text:p>71.5504</text:p>
          </table:table-cell>
          <table:table-cell table:style-name="ce6" table:formula="of:=[.F96]-[.H96]" office:value-type="float" office:value="-216.938386964525" calcext:value-type="float">
            <text:p>-216.9384</text:p>
          </table:table-cell>
          <table:table-cell table:style-name="ce6"/>
          <table:table-cell table:style-name="ce15" table:formula="of:=([.D96]+255) /2" office:value-type="float" office:value="224.044127929577" calcext:value-type="float">
            <text:p>224</text:p>
          </table:table-cell>
          <table:table-cell table:style-name="ce15" table:formula="of:=[.I96]/2+128" office:value-type="float" office:value="236.469193482262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style-name="ce3" table:formula="of:=360*[.B97]/256" office:value-type="float" office:value="132.1875" calcext:value-type="float">
            <text:p>132.1875</text:p>
          </table:table-cell>
          <table:table-cell table:style-name="ce6" table:formula="of:=[.$A$3]*SIN(RADIANS([.C97]))" office:value-type="float" office:value="188.942536965515" calcext:value-type="float">
            <text:p>188.9425</text:p>
          </table:table-cell>
          <table:table-cell table:style-name="ce6" table:formula="of:=[.$A$3]*SIN(RADIANS([.C97]-120))" office:value-type="float" office:value="53.8334458515361" calcext:value-type="float">
            <text:p>53.8334</text:p>
          </table:table-cell>
          <table:table-cell table:style-name="ce6" table:formula="of:=[.$A$3]*SIN(RADIANS([.C97]+120))" office:value-type="float" office:value="-242.775982817051" calcext:value-type="float">
            <text:p>-242.7760</text:p>
          </table:table-cell>
          <table:table-cell table:style-name="ce6"/>
          <table:table-cell table:style-name="ce10" table:formula="of:=(MIN([.D97];[.E97];[.F97])+MAX([.D97];[.E97];[.F97]))/2" office:value-type="float" office:value="-26.9167229257681" calcext:value-type="float">
            <text:p>-26.9167</text:p>
          </table:table-cell>
          <table:table-cell table:style-name="ce6" table:formula="of:=[.D97]-[.H97]" office:value-type="float" office:value="215.859259891283" calcext:value-type="float">
            <text:p>215.8593</text:p>
          </table:table-cell>
          <table:table-cell table:style-name="ce6" table:formula="of:=[.E97]-[.H97]" office:value-type="float" office:value="80.7501687773042" calcext:value-type="float">
            <text:p>80.7502</text:p>
          </table:table-cell>
          <table:table-cell table:style-name="ce6" table:formula="of:=[.F97]-[.H97]" office:value-type="float" office:value="-215.859259891283" calcext:value-type="float">
            <text:p>-215.8593</text:p>
          </table:table-cell>
          <table:table-cell table:style-name="ce6"/>
          <table:table-cell table:style-name="ce15" table:formula="of:=([.D97]+255) /2" office:value-type="float" office:value="221.971268482757" calcext:value-type="float">
            <text:p>222</text:p>
          </table:table-cell>
          <table:table-cell table:style-name="ce15" table:formula="of:=[.I97]/2+128" office:value-type="float" office:value="235.929629945641" calcext:value-type="float">
            <text:p>236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3" table:formula="of:=360*[.B98]/256" office:value-type="float" office:value="133.59375" calcext:value-type="float">
            <text:p>133.59375</text:p>
          </table:table-cell>
          <table:table-cell table:style-name="ce6" table:formula="of:=[.$A$3]*SIN(RADIANS([.C98]))" office:value-type="float" office:value="184.683006152624" calcext:value-type="float">
            <text:p>184.6830</text:p>
          </table:table-cell>
          <table:table-cell table:style-name="ce6" table:formula="of:=[.$A$3]*SIN(RADIANS([.C98]-120))" office:value-type="float" office:value="59.9342022375113" calcext:value-type="float">
            <text:p>59.9342</text:p>
          </table:table-cell>
          <table:table-cell table:style-name="ce6" table:formula="of:=[.$A$3]*SIN(RADIANS([.C98]+120))" office:value-type="float" office:value="-244.617208390135" calcext:value-type="float">
            <text:p>-244.6172</text:p>
          </table:table-cell>
          <table:table-cell table:style-name="ce6"/>
          <table:table-cell table:style-name="ce10" table:formula="of:=(MIN([.D98];[.E98];[.F98])+MAX([.D98];[.E98];[.F98]))/2" office:value-type="float" office:value="-29.9671011187557" calcext:value-type="float">
            <text:p>-29.9671</text:p>
          </table:table-cell>
          <table:table-cell table:style-name="ce6" table:formula="of:=[.D98]-[.H98]" office:value-type="float" office:value="214.65010727138" calcext:value-type="float">
            <text:p>214.6501</text:p>
          </table:table-cell>
          <table:table-cell table:style-name="ce6" table:formula="of:=[.E98]-[.H98]" office:value-type="float" office:value="89.901303356267" calcext:value-type="float">
            <text:p>89.9013</text:p>
          </table:table-cell>
          <table:table-cell table:style-name="ce6" table:formula="of:=[.F98]-[.H98]" office:value-type="float" office:value="-214.65010727138" calcext:value-type="float">
            <text:p>-214.6501</text:p>
          </table:table-cell>
          <table:table-cell table:style-name="ce6"/>
          <table:table-cell table:style-name="ce15" table:formula="of:=([.D98]+255) /2" office:value-type="float" office:value="219.841503076312" calcext:value-type="float">
            <text:p>220</text:p>
          </table:table-cell>
          <table:table-cell table:style-name="ce15" table:formula="of:=[.I98]/2+128" office:value-type="float" office:value="235.32505363569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style-name="ce3" table:formula="of:=360*[.B99]/256" office:value-type="float" office:value="135" calcext:value-type="float">
            <text:p>135</text:p>
          </table:table-cell>
          <table:table-cell table:style-name="ce6" table:formula="of:=[.$A$3]*SIN(RADIANS([.C99]))" office:value-type="float" office:value="180.31222920257" calcext:value-type="float">
            <text:p>180.3122</text:p>
          </table:table-cell>
          <table:table-cell table:style-name="ce6" table:formula="of:=[.$A$3]*SIN(RADIANS([.C99]-120))" office:value-type="float" office:value="65.9988565011428" calcext:value-type="float">
            <text:p>65.9989</text:p>
          </table:table-cell>
          <table:table-cell table:style-name="ce6" table:formula="of:=[.$A$3]*SIN(RADIANS([.C99]+120))" office:value-type="float" office:value="-246.311085703712" calcext:value-type="float">
            <text:p>-246.3111</text:p>
          </table:table-cell>
          <table:table-cell table:style-name="ce6"/>
          <table:table-cell table:style-name="ce10" table:formula="of:=(MIN([.D99];[.E99];[.F99])+MAX([.D99];[.E99];[.F99]))/2" office:value-type="float" office:value="-32.9994282505714" calcext:value-type="float">
            <text:p>-32.9994</text:p>
          </table:table-cell>
          <table:table-cell table:style-name="ce6" table:formula="of:=[.D99]-[.H99]" office:value-type="float" office:value="213.311657453141" calcext:value-type="float">
            <text:p>213.3117</text:p>
          </table:table-cell>
          <table:table-cell table:style-name="ce6" table:formula="of:=[.E99]-[.H99]" office:value-type="float" office:value="98.9982847517142" calcext:value-type="float">
            <text:p>98.9983</text:p>
          </table:table-cell>
          <table:table-cell table:style-name="ce6" table:formula="of:=[.F99]-[.H99]" office:value-type="float" office:value="-213.311657453141" calcext:value-type="float">
            <text:p>-213.3117</text:p>
          </table:table-cell>
          <table:table-cell table:style-name="ce6"/>
          <table:table-cell table:style-name="ce15" table:formula="of:=([.D99]+255) /2" office:value-type="float" office:value="217.656114601285" calcext:value-type="float">
            <text:p>218</text:p>
          </table:table-cell>
          <table:table-cell table:style-name="ce15" table:formula="of:=[.I99]/2+128" office:value-type="float" office:value="234.655828726571" calcext:value-type="float">
            <text:p>235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style-name="ce3" table:formula="of:=360*[.B100]/256" office:value-type="float" office:value="136.40625" calcext:value-type="float">
            <text:p>136.40625</text:p>
          </table:table-cell>
          <table:table-cell table:style-name="ce6" table:formula="of:=[.$A$3]*SIN(RADIANS([.C100]))" office:value-type="float" office:value="175.832838907952" calcext:value-type="float">
            <text:p>175.8328</text:p>
          </table:table-cell>
          <table:table-cell table:style-name="ce6" table:formula="of:=[.$A$3]*SIN(RADIANS([.C100]-120))" office:value-type="float" office:value="72.0237555214742" calcext:value-type="float">
            <text:p>72.0238</text:p>
          </table:table-cell>
          <table:table-cell table:style-name="ce6" table:formula="of:=[.$A$3]*SIN(RADIANS([.C100]+120))" office:value-type="float" office:value="-247.856594429426" calcext:value-type="float">
            <text:p>-247.8566</text:p>
          </table:table-cell>
          <table:table-cell table:style-name="ce6"/>
          <table:table-cell table:style-name="ce10" table:formula="of:=(MIN([.D100];[.E100];[.F100])+MAX([.D100];[.E100];[.F100]))/2" office:value-type="float" office:value="-36.0118777607371" calcext:value-type="float">
            <text:p>-36.0119</text:p>
          </table:table-cell>
          <table:table-cell table:style-name="ce6" table:formula="of:=[.D100]-[.H100]" office:value-type="float" office:value="211.844716668689" calcext:value-type="float">
            <text:p>211.8447</text:p>
          </table:table-cell>
          <table:table-cell table:style-name="ce6" table:formula="of:=[.E100]-[.H100]" office:value-type="float" office:value="108.035633282211" calcext:value-type="float">
            <text:p>108.0356</text:p>
          </table:table-cell>
          <table:table-cell table:style-name="ce6" table:formula="of:=[.F100]-[.H100]" office:value-type="float" office:value="-211.844716668689" calcext:value-type="float">
            <text:p>-211.8447</text:p>
          </table:table-cell>
          <table:table-cell table:style-name="ce6"/>
          <table:table-cell table:style-name="ce15" table:formula="of:=([.D100]+255) /2" office:value-type="float" office:value="215.416419453976" calcext:value-type="float">
            <text:p>215</text:p>
          </table:table-cell>
          <table:table-cell table:style-name="ce15" table:formula="of:=[.I100]/2+128" office:value-type="float" office:value="233.922358334345" calcext:value-type="float">
            <text:p>234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style-name="ce3" table:formula="of:=360*[.B101]/256" office:value-type="float" office:value="137.8125" calcext:value-type="float">
            <text:p>137.8125</text:p>
          </table:table-cell>
          <table:table-cell table:style-name="ce6" table:formula="of:=[.$A$3]*SIN(RADIANS([.C101]))" office:value-type="float" office:value="171.24753348599" calcext:value-type="float">
            <text:p>171.2475</text:p>
          </table:table-cell>
          <table:table-cell table:style-name="ce6" table:formula="of:=[.$A$3]*SIN(RADIANS([.C101]-120))" office:value-type="float" office:value="78.0052701246211" calcext:value-type="float">
            <text:p>78.0053</text:p>
          </table:table-cell>
          <table:table-cell table:style-name="ce6" table:formula="of:=[.$A$3]*SIN(RADIANS([.C101]+120))" office:value-type="float" office:value="-249.252803610611" calcext:value-type="float">
            <text:p>-249.2528</text:p>
          </table:table-cell>
          <table:table-cell table:style-name="ce6"/>
          <table:table-cell table:style-name="ce10" table:formula="of:=(MIN([.D101];[.E101];[.F101])+MAX([.D101];[.E101];[.F101]))/2" office:value-type="float" office:value="-39.0026350623106" calcext:value-type="float">
            <text:p>-39.0026</text:p>
          </table:table-cell>
          <table:table-cell table:style-name="ce6" table:formula="of:=[.D101]-[.H101]" office:value-type="float" office:value="210.2501685483" calcext:value-type="float">
            <text:p>210.2502</text:p>
          </table:table-cell>
          <table:table-cell table:style-name="ce6" table:formula="of:=[.E101]-[.H101]" office:value-type="float" office:value="117.007905186932" calcext:value-type="float">
            <text:p>117.0079</text:p>
          </table:table-cell>
          <table:table-cell table:style-name="ce6" table:formula="of:=[.F101]-[.H101]" office:value-type="float" office:value="-210.2501685483" calcext:value-type="float">
            <text:p>-210.2502</text:p>
          </table:table-cell>
          <table:table-cell table:style-name="ce6"/>
          <table:table-cell table:style-name="ce15" table:formula="of:=([.D101]+255) /2" office:value-type="float" office:value="213.123766742995" calcext:value-type="float">
            <text:p>213</text:p>
          </table:table-cell>
          <table:table-cell table:style-name="ce15" table:formula="of:=[.I101]/2+128" office:value-type="float" office:value="233.12508427415" calcext:value-type="float">
            <text:p>233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style-name="ce3" table:formula="of:=360*[.B102]/256" office:value-type="float" office:value="139.21875" calcext:value-type="float">
            <text:p>139.21875</text:p>
          </table:table-cell>
          <table:table-cell table:style-name="ce6" table:formula="of:=[.$A$3]*SIN(RADIANS([.C102]))" office:value-type="float" office:value="166.559074953213" calcext:value-type="float">
            <text:p>166.5591</text:p>
          </table:table-cell>
          <table:table-cell table:style-name="ce6" table:formula="of:=[.$A$3]*SIN(RADIANS([.C102]-120))" office:value-type="float" office:value="83.9397972698499" calcext:value-type="float">
            <text:p>83.9398</text:p>
          </table:table-cell>
          <table:table-cell table:style-name="ce6" table:formula="of:=[.$A$3]*SIN(RADIANS([.C102]+120))" office:value-type="float" office:value="-250.498872223063" calcext:value-type="float">
            <text:p>-250.4989</text:p>
          </table:table-cell>
          <table:table-cell table:style-name="ce6"/>
          <table:table-cell table:style-name="ce10" table:formula="of:=(MIN([.D102];[.E102];[.F102])+MAX([.D102];[.E102];[.F102]))/2" office:value-type="float" office:value="-41.969898634925" calcext:value-type="float">
            <text:p>-41.9699</text:p>
          </table:table-cell>
          <table:table-cell table:style-name="ce6" table:formula="of:=[.D102]-[.H102]" office:value-type="float" office:value="208.528973588138" calcext:value-type="float">
            <text:p>208.5290</text:p>
          </table:table-cell>
          <table:table-cell table:style-name="ce6" table:formula="of:=[.E102]-[.H102]" office:value-type="float" office:value="125.909695904775" calcext:value-type="float">
            <text:p>125.9097</text:p>
          </table:table-cell>
          <table:table-cell table:style-name="ce6" table:formula="of:=[.F102]-[.H102]" office:value-type="float" office:value="-208.528973588138" calcext:value-type="float">
            <text:p>-208.5290</text:p>
          </table:table-cell>
          <table:table-cell table:style-name="ce6"/>
          <table:table-cell table:style-name="ce15" table:formula="of:=([.D102]+255) /2" office:value-type="float" office:value="210.779537476607" calcext:value-type="float">
            <text:p>211</text:p>
          </table:table-cell>
          <table:table-cell table:style-name="ce15" table:formula="of:=[.I102]/2+128" office:value-type="float" office:value="232.264486794069" calcext:value-type="float">
            <text:p>232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360*[.B103]/256" office:value-type="float" office:value="140.625" calcext:value-type="float">
            <text:p>140.625</text:p>
          </table:table-cell>
          <table:table-cell table:style-name="ce6" table:formula="of:=[.$A$3]*SIN(RADIANS([.C103]))" office:value-type="float" office:value="161.77028746173" calcext:value-type="float">
            <text:p>161.7703</text:p>
          </table:table-cell>
          <table:table-cell table:style-name="ce6" table:formula="of:=[.$A$3]*SIN(RADIANS([.C103]-120))" office:value-type="float" office:value="89.8237622199146" calcext:value-type="float">
            <text:p>89.8238</text:p>
          </table:table-cell>
          <table:table-cell table:style-name="ce6" table:formula="of:=[.$A$3]*SIN(RADIANS([.C103]+120))" office:value-type="float" office:value="-251.594049681644" calcext:value-type="float">
            <text:p>-251.5940</text:p>
          </table:table-cell>
          <table:table-cell table:style-name="ce6"/>
          <table:table-cell table:style-name="ce10" table:formula="of:=(MIN([.D103];[.E103];[.F103])+MAX([.D103];[.E103];[.F103]))/2" office:value-type="float" office:value="-44.9118811099573" calcext:value-type="float">
            <text:p>-44.9119</text:p>
          </table:table-cell>
          <table:table-cell table:style-name="ce6" table:formula="of:=[.D103]-[.H103]" office:value-type="float" office:value="206.682168571687" calcext:value-type="float">
            <text:p>206.6822</text:p>
          </table:table-cell>
          <table:table-cell table:style-name="ce6" table:formula="of:=[.E103]-[.H103]" office:value-type="float" office:value="134.735643329872" calcext:value-type="float">
            <text:p>134.7356</text:p>
          </table:table-cell>
          <table:table-cell table:style-name="ce6" table:formula="of:=[.F103]-[.H103]" office:value-type="float" office:value="-206.682168571687" calcext:value-type="float">
            <text:p>-206.6822</text:p>
          </table:table-cell>
          <table:table-cell table:style-name="ce6"/>
          <table:table-cell table:style-name="ce15" table:formula="of:=([.D103]+255) /2" office:value-type="float" office:value="208.385143730865" calcext:value-type="float">
            <text:p>208</text:p>
          </table:table-cell>
          <table:table-cell table:style-name="ce15" table:formula="of:=[.I103]/2+128" office:value-type="float" office:value="231.341084285843" calcext:value-type="float">
            <text:p>231</text:p>
          </table:table-cell>
          <table:table-cell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style-name="ce3" table:formula="of:=360*[.B104]/256" office:value-type="float" office:value="142.03125" calcext:value-type="float">
            <text:p>142.03125</text:p>
          </table:table-cell>
          <table:table-cell table:style-name="ce6" table:formula="of:=[.$A$3]*SIN(RADIANS([.C104]))" office:value-type="float" office:value="156.88405559806" calcext:value-type="float">
            <text:p>156.8841</text:p>
          </table:table-cell>
          <table:table-cell table:style-name="ce6" table:formula="of:=[.$A$3]*SIN(RADIANS([.C104]-120))" office:value-type="float" office:value="95.6536206943447" calcext:value-type="float">
            <text:p>95.6536</text:p>
          </table:table-cell>
          <table:table-cell table:style-name="ce6" table:formula="of:=[.$A$3]*SIN(RADIANS([.C104]+120))" office:value-type="float" office:value="-252.537676292405" calcext:value-type="float">
            <text:p>-252.5377</text:p>
          </table:table-cell>
          <table:table-cell table:style-name="ce6"/>
          <table:table-cell table:style-name="ce10" table:formula="of:=(MIN([.D104];[.E104];[.F104])+MAX([.D104];[.E104];[.F104]))/2" office:value-type="float" office:value="-47.8268103471723" calcext:value-type="float">
            <text:p>-47.8268</text:p>
          </table:table-cell>
          <table:table-cell table:style-name="ce6" table:formula="of:=[.D104]-[.H104]" office:value-type="float" office:value="204.710865945232" calcext:value-type="float">
            <text:p>204.7109</text:p>
          </table:table-cell>
          <table:table-cell table:style-name="ce6" table:formula="of:=[.E104]-[.H104]" office:value-type="float" office:value="143.480431041517" calcext:value-type="float">
            <text:p>143.4804</text:p>
          </table:table-cell>
          <table:table-cell table:style-name="ce6" table:formula="of:=[.F104]-[.H104]" office:value-type="float" office:value="-204.710865945232" calcext:value-type="float">
            <text:p>-204.7109</text:p>
          </table:table-cell>
          <table:table-cell table:style-name="ce6"/>
          <table:table-cell table:style-name="ce15" table:formula="of:=([.D104]+255) /2" office:value-type="float" office:value="205.94202779903" calcext:value-type="float">
            <text:p>206</text:p>
          </table:table-cell>
          <table:table-cell table:style-name="ce15" table:formula="of:=[.I104]/2+128" office:value-type="float" office:value="230.355432972616" calcext:value-type="float">
            <text:p>230</text:p>
          </table:table-cell>
          <table:table-cell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style-name="ce3" table:formula="of:=360*[.B105]/256" office:value-type="float" office:value="143.4375" calcext:value-type="float">
            <text:p>143.4375</text:p>
          </table:table-cell>
          <table:table-cell table:style-name="ce6" table:formula="of:=[.$A$3]*SIN(RADIANS([.C105]))" office:value-type="float" office:value="151.903322645571" calcext:value-type="float">
            <text:p>151.9033</text:p>
          </table:table-cell>
          <table:table-cell table:style-name="ce6" table:formula="of:=[.$A$3]*SIN(RADIANS([.C105]-120))" office:value-type="float" office:value="101.425861004388" calcext:value-type="float">
            <text:p>101.4259</text:p>
          </table:table-cell>
          <table:table-cell table:style-name="ce6" table:formula="of:=[.$A$3]*SIN(RADIANS([.C105]+120))" office:value-type="float" office:value="-253.329183649958" calcext:value-type="float">
            <text:p>-253.3292</text:p>
          </table:table-cell>
          <table:table-cell table:style-name="ce6"/>
          <table:table-cell table:style-name="ce10" table:formula="of:=(MIN([.D105];[.E105];[.F105])+MAX([.D105];[.E105];[.F105]))/2" office:value-type="float" office:value="-50.7129305021939" calcext:value-type="float">
            <text:p>-50.7129</text:p>
          </table:table-cell>
          <table:table-cell table:style-name="ce6" table:formula="of:=[.D105]-[.H105]" office:value-type="float" office:value="202.616253147764" calcext:value-type="float">
            <text:p>202.6163</text:p>
          </table:table-cell>
          <table:table-cell table:style-name="ce6" table:formula="of:=[.E105]-[.H105]" office:value-type="float" office:value="152.138791506582" calcext:value-type="float">
            <text:p>152.1388</text:p>
          </table:table-cell>
          <table:table-cell table:style-name="ce6" table:formula="of:=[.F105]-[.H105]" office:value-type="float" office:value="-202.616253147764" calcext:value-type="float">
            <text:p>-202.6163</text:p>
          </table:table-cell>
          <table:table-cell table:style-name="ce6"/>
          <table:table-cell table:style-name="ce15" table:formula="of:=([.D105]+255) /2" office:value-type="float" office:value="203.451661322785" calcext:value-type="float">
            <text:p>203</text:p>
          </table:table-cell>
          <table:table-cell table:style-name="ce15" table:formula="of:=[.I105]/2+128" office:value-type="float" office:value="229.308126573882" calcext:value-type="float">
            <text:p>229</text:p>
          </table:table-cell>
          <table:table-cell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style-name="ce3" table:formula="of:=360*[.B106]/256" office:value-type="float" office:value="144.84375" calcext:value-type="float">
            <text:p>144.84375</text:p>
          </table:table-cell>
          <table:table-cell table:style-name="ce6" table:formula="of:=[.$A$3]*SIN(RADIANS([.C106]))" office:value-type="float" office:value="146.831088811551" calcext:value-type="float">
            <text:p>146.8311</text:p>
          </table:table-cell>
          <table:table-cell table:style-name="ce6" table:formula="of:=[.$A$3]*SIN(RADIANS([.C106]-120))" office:value-type="float" office:value="107.137006168319" calcext:value-type="float">
            <text:p>107.1370</text:p>
          </table:table-cell>
          <table:table-cell table:style-name="ce6" table:formula="of:=[.$A$3]*SIN(RADIANS([.C106]+120))" office:value-type="float" office:value="-253.96809497987" calcext:value-type="float">
            <text:p>-253.9681</text:p>
          </table:table-cell>
          <table:table-cell table:style-name="ce6"/>
          <table:table-cell table:style-name="ce10" table:formula="of:=(MIN([.D106];[.E106];[.F106])+MAX([.D106];[.E106];[.F106]))/2" office:value-type="float" office:value="-53.5685030841595" calcext:value-type="float">
            <text:p>-53.5685</text:p>
          </table:table-cell>
          <table:table-cell table:style-name="ce6" table:formula="of:=[.D106]-[.H106]" office:value-type="float" office:value="200.39959189571" calcext:value-type="float">
            <text:p>200.3996</text:p>
          </table:table-cell>
          <table:table-cell table:style-name="ce6" table:formula="of:=[.E106]-[.H106]" office:value-type="float" office:value="160.705509252479" calcext:value-type="float">
            <text:p>160.7055</text:p>
          </table:table-cell>
          <table:table-cell table:style-name="ce6" table:formula="of:=[.F106]-[.H106]" office:value-type="float" office:value="-200.39959189571" calcext:value-type="float">
            <text:p>-200.3996</text:p>
          </table:table-cell>
          <table:table-cell table:style-name="ce6"/>
          <table:table-cell table:style-name="ce15" table:formula="of:=([.D106]+255) /2" office:value-type="float" office:value="200.915544405775" calcext:value-type="float">
            <text:p>201</text:p>
          </table:table-cell>
          <table:table-cell table:style-name="ce15" table:formula="of:=[.I106]/2+128" office:value-type="float" office:value="228.199795947855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style-name="ce3" table:formula="of:=360*[.B107]/256" office:value-type="float" office:value="146.25" calcext:value-type="float">
            <text:p>146.25</text:p>
          </table:table-cell>
          <table:table-cell table:style-name="ce6" table:formula="of:=[.$A$3]*SIN(RADIANS([.C107]))" office:value-type="float" office:value="141.670409419999" calcext:value-type="float">
            <text:p>141.6704</text:p>
          </table:table-cell>
          <table:table-cell table:style-name="ce6" table:formula="of:=[.$A$3]*SIN(RADIANS([.C107]-120))" office:value-type="float" office:value="112.783616005845" calcext:value-type="float">
            <text:p>112.7836</text:p>
          </table:table-cell>
          <table:table-cell table:style-name="ce6" table:formula="of:=[.$A$3]*SIN(RADIANS([.C107]+120))" office:value-type="float" office:value="-254.454025425844" calcext:value-type="float">
            <text:p>-254.4540</text:p>
          </table:table-cell>
          <table:table-cell table:style-name="ce6"/>
          <table:table-cell table:style-name="ce10" table:formula="of:=(MIN([.D107];[.E107];[.F107])+MAX([.D107];[.E107];[.F107]))/2" office:value-type="float" office:value="-56.3918080029227" calcext:value-type="float">
            <text:p>-56.3918</text:p>
          </table:table-cell>
          <table:table-cell table:style-name="ce6" table:formula="of:=[.D107]-[.H107]" office:value-type="float" office:value="198.062217422921" calcext:value-type="float">
            <text:p>198.0622</text:p>
          </table:table-cell>
          <table:table-cell table:style-name="ce6" table:formula="of:=[.E107]-[.H107]" office:value-type="float" office:value="169.175424008768" calcext:value-type="float">
            <text:p>169.1754</text:p>
          </table:table-cell>
          <table:table-cell table:style-name="ce6" table:formula="of:=[.F107]-[.H107]" office:value-type="float" office:value="-198.062217422921" calcext:value-type="float">
            <text:p>-198.0622</text:p>
          </table:table-cell>
          <table:table-cell table:style-name="ce6"/>
          <table:table-cell table:style-name="ce15" table:formula="of:=([.D107]+255) /2" office:value-type="float" office:value="198.335204709999" calcext:value-type="float">
            <text:p>198</text:p>
          </table:table-cell>
          <table:table-cell table:style-name="ce15" table:formula="of:=[.I107]/2+128" office:value-type="float" office:value="227.031108711461" calcext:value-type="float">
            <text:p>227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3" table:formula="of:=360*[.B108]/256" office:value-type="float" office:value="147.65625" calcext:value-type="float">
            <text:p>147.65625</text:p>
          </table:table-cell>
          <table:table-cell table:style-name="ce6" table:formula="of:=[.$A$3]*SIN(RADIANS([.C108]))" office:value-type="float" office:value="136.42439307121" calcext:value-type="float">
            <text:p>136.4244</text:p>
          </table:table-cell>
          <table:table-cell table:style-name="ce6" table:formula="of:=[.$A$3]*SIN(RADIANS([.C108]-120))" office:value-type="float" office:value="118.362289210341" calcext:value-type="float">
            <text:p>118.3623</text:p>
          </table:table-cell>
          <table:table-cell table:style-name="ce6" table:formula="of:=[.$A$3]*SIN(RADIANS([.C108]+120))" office:value-type="float" office:value="-254.78668228155" calcext:value-type="float">
            <text:p>-254.7867</text:p>
          </table:table-cell>
          <table:table-cell table:style-name="ce6"/>
          <table:table-cell table:style-name="ce10" table:formula="of:=(MIN([.D108];[.E108];[.F108])+MAX([.D108];[.E108];[.F108]))/2" office:value-type="float" office:value="-59.1811446051703" calcext:value-type="float">
            <text:p>-59.1811</text:p>
          </table:table-cell>
          <table:table-cell table:style-name="ce6" table:formula="of:=[.D108]-[.H108]" office:value-type="float" office:value="195.60553767638" calcext:value-type="float">
            <text:p>195.6055</text:p>
          </table:table-cell>
          <table:table-cell table:style-name="ce6" table:formula="of:=[.E108]-[.H108]" office:value-type="float" office:value="177.543433815511" calcext:value-type="float">
            <text:p>177.5434</text:p>
          </table:table-cell>
          <table:table-cell table:style-name="ce6" table:formula="of:=[.F108]-[.H108]" office:value-type="float" office:value="-195.60553767638" calcext:value-type="float">
            <text:p>-195.6055</text:p>
          </table:table-cell>
          <table:table-cell table:style-name="ce6"/>
          <table:table-cell table:style-name="ce15" table:formula="of:=([.D108]+255) /2" office:value-type="float" office:value="195.712196535605" calcext:value-type="float">
            <text:p>196</text:p>
          </table:table-cell>
          <table:table-cell table:style-name="ce15" table:formula="of:=[.I108]/2+128" office:value-type="float" office:value="225.80276883819" calcext:value-type="float">
            <text:p>226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style-name="ce3" table:formula="of:=360*[.B109]/256" office:value-type="float" office:value="149.0625" calcext:value-type="float">
            <text:p>149.0625</text:p>
          </table:table-cell>
          <table:table-cell table:style-name="ce6" table:formula="of:=[.$A$3]*SIN(RADIANS([.C109]))" office:value-type="float" office:value="131.096199769272" calcext:value-type="float">
            <text:p>131.0962</text:p>
          </table:table-cell>
          <table:table-cell table:style-name="ce6" table:formula="of:=[.$A$3]*SIN(RADIANS([.C109]-120))" office:value-type="float" office:value="123.869665397667" calcext:value-type="float">
            <text:p>123.8697</text:p>
          </table:table-cell>
          <table:table-cell table:style-name="ce6" table:formula="of:=[.$A$3]*SIN(RADIANS([.C109]+120))" office:value-type="float" office:value="-254.965865166938" calcext:value-type="float">
            <text:p>-254.9659</text:p>
          </table:table-cell>
          <table:table-cell table:style-name="ce6"/>
          <table:table-cell table:style-name="ce10" table:formula="of:=(MIN([.D109];[.E109];[.F109])+MAX([.D109];[.E109];[.F109]))/2" office:value-type="float" office:value="-61.9348326988334" calcext:value-type="float">
            <text:p>-61.9348</text:p>
          </table:table-cell>
          <table:table-cell table:style-name="ce6" table:formula="of:=[.D109]-[.H109]" office:value-type="float" office:value="193.031032468105" calcext:value-type="float">
            <text:p>193.0310</text:p>
          </table:table-cell>
          <table:table-cell table:style-name="ce6" table:formula="of:=[.E109]-[.H109]" office:value-type="float" office:value="185.8044980965" calcext:value-type="float">
            <text:p>185.8045</text:p>
          </table:table-cell>
          <table:table-cell table:style-name="ce6" table:formula="of:=[.F109]-[.H109]" office:value-type="float" office:value="-193.031032468105" calcext:value-type="float">
            <text:p>-193.0310</text:p>
          </table:table-cell>
          <table:table-cell table:style-name="ce6"/>
          <table:table-cell table:style-name="ce15" table:formula="of:=([.D109]+255) /2" office:value-type="float" office:value="193.048099884636" calcext:value-type="float">
            <text:p>193</text:p>
          </table:table-cell>
          <table:table-cell table:style-name="ce15" table:formula="of:=[.I109]/2+128" office:value-type="float" office:value="224.515516234052" calcext:value-type="float">
            <text:p>225</text:p>
          </table:table-cell>
          <table:table-cell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style-name="ce3" table:formula="of:=360*[.B110]/256" office:value-type="float" office:value="150.46875" calcext:value-type="float">
            <text:p>150.46875</text:p>
          </table:table-cell>
          <table:table-cell table:style-name="ce6" table:formula="of:=[.$A$3]*SIN(RADIANS([.C110]))" office:value-type="float" office:value="125.689039018595" calcext:value-type="float">
            <text:p>125.6890</text:p>
          </table:table-cell>
          <table:table-cell table:style-name="ce6" table:formula="of:=[.$A$3]*SIN(RADIANS([.C110]-120))" office:value-type="float" office:value="129.302427130342" calcext:value-type="float">
            <text:p>129.3024</text:p>
          </table:table-cell>
          <table:table-cell table:style-name="ce6" table:formula="of:=[.$A$3]*SIN(RADIANS([.C110]+120))" office:value-type="float" office:value="-254.991466148937" calcext:value-type="float">
            <text:p>-254.9915</text:p>
          </table:table-cell>
          <table:table-cell table:style-name="ce6"/>
          <table:table-cell table:style-name="ce10" table:formula="of:=(MIN([.D110];[.E110];[.F110])+MAX([.D110];[.E110];[.F110]))/2" office:value-type="float" office:value="-62.8445195092975" calcext:value-type="float">
            <text:p>-62.8445</text:p>
          </table:table-cell>
          <table:table-cell table:style-name="ce6" table:formula="of:=[.D110]-[.H110]" office:value-type="float" office:value="188.533558527892" calcext:value-type="float">
            <text:p>188.5336</text:p>
          </table:table-cell>
          <table:table-cell table:style-name="ce6" table:formula="of:=[.E110]-[.H110]" office:value-type="float" office:value="192.14694663964" calcext:value-type="float">
            <text:p>192.1469</text:p>
          </table:table-cell>
          <table:table-cell table:style-name="ce6" table:formula="of:=[.F110]-[.H110]" office:value-type="float" office:value="-192.14694663964" calcext:value-type="float">
            <text:p>-192.1469</text:p>
          </table:table-cell>
          <table:table-cell table:style-name="ce6"/>
          <table:table-cell table:style-name="ce15" table:formula="of:=([.D110]+255) /2" office:value-type="float" office:value="190.344519509297" calcext:value-type="float">
            <text:p>190</text:p>
          </table:table-cell>
          <table:table-cell table:style-name="ce15" table:formula="of:=[.I110]/2+128" office:value-type="float" office:value="222.266779263946" calcext:value-type="float">
            <text:p>222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style-name="ce3" table:formula="of:=360*[.B111]/256" office:value-type="float" office:value="151.875" calcext:value-type="float">
            <text:p>151.875</text:p>
          </table:table-cell>
          <table:table-cell table:style-name="ce6" table:formula="of:=[.$A$3]*SIN(RADIANS([.C111]))" office:value-type="float" office:value="120.206167890629" calcext:value-type="float">
            <text:p>120.2062</text:p>
          </table:table-cell>
          <table:table-cell table:style-name="ce6" table:formula="of:=[.$A$3]*SIN(RADIANS([.C111]-120))" office:value-type="float" office:value="134.657301915844" calcext:value-type="float">
            <text:p>134.6573</text:p>
          </table:table-cell>
          <table:table-cell table:style-name="ce6" table:formula="of:=[.$A$3]*SIN(RADIANS([.C111]+120))" office:value-type="float" office:value="-254.863469806473" calcext:value-type="float">
            <text:p>-254.8635</text:p>
          </table:table-cell>
          <table:table-cell table:style-name="ce6"/>
          <table:table-cell table:style-name="ce10" table:formula="of:=(MIN([.D111];[.E111];[.F111])+MAX([.D111];[.E111];[.F111]))/2" office:value-type="float" office:value="-60.1030839453147" calcext:value-type="float">
            <text:p>-60.1031</text:p>
          </table:table-cell>
          <table:table-cell table:style-name="ce6" table:formula="of:=[.D111]-[.H111]" office:value-type="float" office:value="180.309251835944" calcext:value-type="float">
            <text:p>180.3093</text:p>
          </table:table-cell>
          <table:table-cell table:style-name="ce6" table:formula="of:=[.E111]-[.H111]" office:value-type="float" office:value="194.760385861159" calcext:value-type="float">
            <text:p>194.7604</text:p>
          </table:table-cell>
          <table:table-cell table:style-name="ce6" table:formula="of:=[.F111]-[.H111]" office:value-type="float" office:value="-194.760385861159" calcext:value-type="float">
            <text:p>-194.7604</text:p>
          </table:table-cell>
          <table:table-cell table:style-name="ce6"/>
          <table:table-cell table:style-name="ce15" table:formula="of:=([.D111]+255) /2" office:value-type="float" office:value="187.603083945315" calcext:value-type="float">
            <text:p>188</text:p>
          </table:table-cell>
          <table:table-cell table:style-name="ce15" table:formula="of:=[.I111]/2+128" office:value-type="float" office:value="218.154625917972" calcext:value-type="float">
            <text:p>218</text:p>
          </table:table-cell>
          <table:table-cell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style-name="ce3" table:formula="of:=360*[.B112]/256" office:value-type="float" office:value="153.28125" calcext:value-type="float">
            <text:p>153.28125</text:p>
          </table:table-cell>
          <table:table-cell table:style-name="ce6" table:formula="of:=[.$A$3]*SIN(RADIANS([.C112]))" office:value-type="float" office:value="114.650889061925" calcext:value-type="float">
            <text:p>114.6509</text:p>
          </table:table-cell>
          <table:table-cell table:style-name="ce6" table:formula="of:=[.$A$3]*SIN(RADIANS([.C112]-120))" office:value-type="float" office:value="139.931064177832" calcext:value-type="float">
            <text:p>139.9311</text:p>
          </table:table-cell>
          <table:table-cell table:style-name="ce6" table:formula="of:=[.$A$3]*SIN(RADIANS([.C112]+120))" office:value-type="float" office:value="-254.581953239757" calcext:value-type="float">
            <text:p>-254.5820</text:p>
          </table:table-cell>
          <table:table-cell table:style-name="ce6"/>
          <table:table-cell table:style-name="ce10" table:formula="of:=(MIN([.D112];[.E112];[.F112])+MAX([.D112];[.E112];[.F112]))/2" office:value-type="float" office:value="-57.3254445309623" calcext:value-type="float">
            <text:p>-57.3254</text:p>
          </table:table-cell>
          <table:table-cell table:style-name="ce6" table:formula="of:=[.D112]-[.H112]" office:value-type="float" office:value="171.976333592887" calcext:value-type="float">
            <text:p>171.9763</text:p>
          </table:table-cell>
          <table:table-cell table:style-name="ce6" table:formula="of:=[.E112]-[.H112]" office:value-type="float" office:value="197.256508708794" calcext:value-type="float">
            <text:p>197.2565</text:p>
          </table:table-cell>
          <table:table-cell table:style-name="ce6" table:formula="of:=[.F112]-[.H112]" office:value-type="float" office:value="-197.256508708794" calcext:value-type="float">
            <text:p>-197.2565</text:p>
          </table:table-cell>
          <table:table-cell table:style-name="ce6"/>
          <table:table-cell table:style-name="ce15" table:formula="of:=([.D112]+255) /2" office:value-type="float" office:value="184.825444530962" calcext:value-type="float">
            <text:p>185</text:p>
          </table:table-cell>
          <table:table-cell table:style-name="ce15" table:formula="of:=[.I112]/2+128" office:value-type="float" office:value="213.988166796443" calcext:value-type="float">
            <text:p>214</text:p>
          </table:table-cell>
          <table:table-cell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3" table:formula="of:=360*[.B113]/256" office:value-type="float" office:value="154.6875" calcext:value-type="float">
            <text:p>154.6875</text:p>
          </table:table-cell>
          <table:table-cell table:style-name="ce6" table:formula="of:=[.$A$3]*SIN(RADIANS([.C113]))" office:value-type="float" office:value="109.026548824722" calcext:value-type="float">
            <text:p>109.0265</text:p>
          </table:table-cell>
          <table:table-cell table:style-name="ce6" table:formula="of:=[.$A$3]*SIN(RADIANS([.C113]-120))" office:value-type="float" office:value="145.120537199119" calcext:value-type="float">
            <text:p>145.1205</text:p>
          </table:table-cell>
          <table:table-cell table:style-name="ce6" table:formula="of:=[.$A$3]*SIN(RADIANS([.C113]+120))" office:value-type="float" office:value="-254.147086023841" calcext:value-type="float">
            <text:p>-254.1471</text:p>
          </table:table-cell>
          <table:table-cell table:style-name="ce6"/>
          <table:table-cell table:style-name="ce10" table:formula="of:=(MIN([.D113];[.E113];[.F113])+MAX([.D113];[.E113];[.F113]))/2" office:value-type="float" office:value="-54.513274412361" calcext:value-type="float">
            <text:p>-54.5133</text:p>
          </table:table-cell>
          <table:table-cell table:style-name="ce6" table:formula="of:=[.D113]-[.H113]" office:value-type="float" office:value="163.539823237083" calcext:value-type="float">
            <text:p>163.5398</text:p>
          </table:table-cell>
          <table:table-cell table:style-name="ce6" table:formula="of:=[.E113]-[.H113]" office:value-type="float" office:value="199.63381161148" calcext:value-type="float">
            <text:p>199.6338</text:p>
          </table:table-cell>
          <table:table-cell table:style-name="ce6" table:formula="of:=[.F113]-[.H113]" office:value-type="float" office:value="-199.63381161148" calcext:value-type="float">
            <text:p>-199.6338</text:p>
          </table:table-cell>
          <table:table-cell table:style-name="ce6"/>
          <table:table-cell table:style-name="ce15" table:formula="of:=([.D113]+255) /2" office:value-type="float" office:value="182.013274412361" calcext:value-type="float">
            <text:p>182</text:p>
          </table:table-cell>
          <table:table-cell table:style-name="ce15" table:formula="of:=[.I113]/2+128" office:value-type="float" office:value="209.769911618541" calcext:value-type="float">
            <text:p>210</text:p>
          </table:table-cell>
          <table:table-cell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style-name="ce3" table:formula="of:=360*[.B114]/256" office:value-type="float" office:value="156.09375" calcext:value-type="float">
            <text:p>156.09375</text:p>
          </table:table-cell>
          <table:table-cell table:style-name="ce6" table:formula="of:=[.$A$3]*SIN(RADIANS([.C114]))" office:value-type="float" office:value="103.336535071272" calcext:value-type="float">
            <text:p>103.3365</text:p>
          </table:table-cell>
          <table:table-cell table:style-name="ce6" table:formula="of:=[.$A$3]*SIN(RADIANS([.C114]-120))" office:value-type="float" office:value="150.222595035204" calcext:value-type="float">
            <text:p>150.2226</text:p>
          </table:table-cell>
          <table:table-cell table:style-name="ce6" table:formula="of:=[.$A$3]*SIN(RADIANS([.C114]+120))" office:value-type="float" office:value="-253.559130106476" calcext:value-type="float">
            <text:p>-253.5591</text:p>
          </table:table-cell>
          <table:table-cell table:style-name="ce6"/>
          <table:table-cell table:style-name="ce10" table:formula="of:=(MIN([.D114];[.E114];[.F114])+MAX([.D114];[.E114];[.F114]))/2" office:value-type="float" office:value="-51.6682675356362" calcext:value-type="float">
            <text:p>-51.6683</text:p>
          </table:table-cell>
          <table:table-cell table:style-name="ce6" table:formula="of:=[.D114]-[.H114]" office:value-type="float" office:value="155.004802606909" calcext:value-type="float">
            <text:p>155.0048</text:p>
          </table:table-cell>
          <table:table-cell table:style-name="ce6" table:formula="of:=[.E114]-[.H114]" office:value-type="float" office:value="201.89086257084" calcext:value-type="float">
            <text:p>201.8909</text:p>
          </table:table-cell>
          <table:table-cell table:style-name="ce6" table:formula="of:=[.F114]-[.H114]" office:value-type="float" office:value="-201.89086257084" calcext:value-type="float">
            <text:p>-201.8909</text:p>
          </table:table-cell>
          <table:table-cell table:style-name="ce6"/>
          <table:table-cell table:style-name="ce15" table:formula="of:=([.D114]+255) /2" office:value-type="float" office:value="179.168267535636" calcext:value-type="float">
            <text:p>179</text:p>
          </table:table-cell>
          <table:table-cell table:style-name="ce15" table:formula="of:=[.I114]/2+128" office:value-type="float" office:value="205.502401303454" calcext:value-type="float">
            <text:p>206</text:p>
          </table:table-cell>
          <table:table-cell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style-name="ce3" table:formula="of:=360*[.B115]/256" office:value-type="float" office:value="157.5" calcext:value-type="float">
            <text:p>157.5</text:p>
          </table:table-cell>
          <table:table-cell table:style-name="ce6" table:formula="of:=[.$A$3]*SIN(RADIANS([.C115]))" office:value-type="float" office:value="97.5842752530979" calcext:value-type="float">
            <text:p>97.5843</text:p>
          </table:table-cell>
          <table:table-cell table:style-name="ce6" table:formula="of:=[.$A$3]*SIN(RADIANS([.C115]-120))" office:value-type="float" office:value="155.234164397224" calcext:value-type="float">
            <text:p>155.2342</text:p>
          </table:table-cell>
          <table:table-cell table:style-name="ce6" table:formula="of:=[.$A$3]*SIN(RADIANS([.C115]+120))" office:value-type="float" office:value="-252.818439650322" calcext:value-type="float">
            <text:p>-252.8184</text:p>
          </table:table-cell>
          <table:table-cell table:style-name="ce6"/>
          <table:table-cell table:style-name="ce10" table:formula="of:=(MIN([.D115];[.E115];[.F115])+MAX([.D115];[.E115];[.F115]))/2" office:value-type="float" office:value="-48.792137626549" calcext:value-type="float">
            <text:p>-48.7921</text:p>
          </table:table-cell>
          <table:table-cell table:style-name="ce6" table:formula="of:=[.D115]-[.H115]" office:value-type="float" office:value="146.376412879647" calcext:value-type="float">
            <text:p>146.3764</text:p>
          </table:table-cell>
          <table:table-cell table:style-name="ce6" table:formula="of:=[.E115]-[.H115]" office:value-type="float" office:value="204.026302023773" calcext:value-type="float">
            <text:p>204.0263</text:p>
          </table:table-cell>
          <table:table-cell table:style-name="ce6" table:formula="of:=[.F115]-[.H115]" office:value-type="float" office:value="-204.026302023773" calcext:value-type="float">
            <text:p>-204.0263</text:p>
          </table:table-cell>
          <table:table-cell table:style-name="ce6"/>
          <table:table-cell table:style-name="ce15" table:formula="of:=([.D115]+255) /2" office:value-type="float" office:value="176.292137626549" calcext:value-type="float">
            <text:p>176</text:p>
          </table:table-cell>
          <table:table-cell table:style-name="ce15" table:formula="of:=[.I115]/2+128" office:value-type="float" office:value="201.188206439823" calcext:value-type="float">
            <text:p>201</text:p>
          </table:table-cell>
          <table:table-cell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style-name="ce3" table:formula="of:=360*[.B116]/256" office:value-type="float" office:value="158.90625" calcext:value-type="float">
            <text:p>158.90625</text:p>
          </table:table-cell>
          <table:table-cell table:style-name="ce6" table:formula="of:=[.$A$3]*SIN(RADIANS([.C116]))" office:value-type="float" office:value="91.773234316422" calcext:value-type="float">
            <text:p>91.7732</text:p>
          </table:table-cell>
          <table:table-cell table:style-name="ce6" table:formula="of:=[.$A$3]*SIN(RADIANS([.C116]-120))" office:value-type="float" office:value="160.15222650319" calcext:value-type="float">
            <text:p>160.1522</text:p>
          </table:table-cell>
          <table:table-cell table:style-name="ce6" table:formula="of:=[.$A$3]*SIN(RADIANS([.C116]+120))" office:value-type="float" office:value="-251.925460819612" calcext:value-type="float">
            <text:p>-251.9255</text:p>
          </table:table-cell>
          <table:table-cell table:style-name="ce6"/>
          <table:table-cell table:style-name="ce10" table:formula="of:=(MIN([.D116];[.E116];[.F116])+MAX([.D116];[.E116];[.F116]))/2" office:value-type="float" office:value="-45.886617158211" calcext:value-type="float">
            <text:p>-45.8866</text:p>
          </table:table-cell>
          <table:table-cell table:style-name="ce6" table:formula="of:=[.D116]-[.H116]" office:value-type="float" office:value="137.659851474633" calcext:value-type="float">
            <text:p>137.6599</text:p>
          </table:table-cell>
          <table:table-cell table:style-name="ce6" table:formula="of:=[.E116]-[.H116]" office:value-type="float" office:value="206.038843661401" calcext:value-type="float">
            <text:p>206.0388</text:p>
          </table:table-cell>
          <table:table-cell table:style-name="ce6" table:formula="of:=[.F116]-[.H116]" office:value-type="float" office:value="-206.038843661401" calcext:value-type="float">
            <text:p>-206.0388</text:p>
          </table:table-cell>
          <table:table-cell table:style-name="ce6"/>
          <table:table-cell table:style-name="ce15" table:formula="of:=([.D116]+255) /2" office:value-type="float" office:value="173.386617158211" calcext:value-type="float">
            <text:p>173</text:p>
          </table:table-cell>
          <table:table-cell table:style-name="ce15" table:formula="of:=[.I116]/2+128" office:value-type="float" office:value="196.829925737317" calcext:value-type="float">
            <text:p>197</text:p>
          </table:table-cell>
          <table:table-cell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style-name="ce3" table:formula="of:=360*[.B117]/256" office:value-type="float" office:value="160.3125" calcext:value-type="float">
            <text:p>160.3125</text:p>
          </table:table-cell>
          <table:table-cell table:style-name="ce6" table:formula="of:=[.$A$3]*SIN(RADIANS([.C117]))" office:value-type="float" office:value="85.9069126150161" calcext:value-type="float">
            <text:p>85.9069</text:p>
          </table:table-cell>
          <table:table-cell table:style-name="ce6" table:formula="of:=[.$A$3]*SIN(RADIANS([.C117]-120))" office:value-type="float" office:value="164.973818896389" calcext:value-type="float">
            <text:p>164.9738</text:p>
          </table:table-cell>
          <table:table-cell table:style-name="ce6" table:formula="of:=[.$A$3]*SIN(RADIANS([.C117]+120))" office:value-type="float" office:value="-250.880731511405" calcext:value-type="float">
            <text:p>-250.8807</text:p>
          </table:table-cell>
          <table:table-cell table:style-name="ce6"/>
          <table:table-cell table:style-name="ce10" table:formula="of:=(MIN([.D117];[.E117];[.F117])+MAX([.D117];[.E117];[.F117]))/2" office:value-type="float" office:value="-42.9534563075081" calcext:value-type="float">
            <text:p>-42.9535</text:p>
          </table:table-cell>
          <table:table-cell table:style-name="ce6" table:formula="of:=[.D117]-[.H117]" office:value-type="float" office:value="128.860368922524" calcext:value-type="float">
            <text:p>128.8604</text:p>
          </table:table-cell>
          <table:table-cell table:style-name="ce6" table:formula="of:=[.E117]-[.H117]" office:value-type="float" office:value="207.927275203897" calcext:value-type="float">
            <text:p>207.9273</text:p>
          </table:table-cell>
          <table:table-cell table:style-name="ce6" table:formula="of:=[.F117]-[.H117]" office:value-type="float" office:value="-207.927275203897" calcext:value-type="float">
            <text:p>-207.9273</text:p>
          </table:table-cell>
          <table:table-cell table:style-name="ce6"/>
          <table:table-cell table:style-name="ce15" table:formula="of:=([.D117]+255) /2" office:value-type="float" office:value="170.453456307508" calcext:value-type="float">
            <text:p>170</text:p>
          </table:table-cell>
          <table:table-cell table:style-name="ce15" table:formula="of:=[.I117]/2+128" office:value-type="float" office:value="192.430184461262" calcext:value-type="float">
            <text:p>192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3" table:formula="of:=360*[.B118]/256" office:value-type="float" office:value="161.71875" calcext:value-type="float">
            <text:p>161.71875</text:p>
          </table:table-cell>
          <table:table-cell table:style-name="ce6" table:formula="of:=[.$A$3]*SIN(RADIANS([.C118]))" office:value-type="float" office:value="79.9888438017173" calcext:value-type="float">
            <text:p>79.9888</text:p>
          </table:table-cell>
          <table:table-cell table:style-name="ce6" table:formula="of:=[.$A$3]*SIN(RADIANS([.C118]-120))" office:value-type="float" office:value="169.696037229852" calcext:value-type="float">
            <text:p>169.6960</text:p>
          </table:table-cell>
          <table:table-cell table:style-name="ce6" table:formula="of:=[.$A$3]*SIN(RADIANS([.C118]+120))" office:value-type="float" office:value="-249.68488103157" calcext:value-type="float">
            <text:p>-249.6849</text:p>
          </table:table-cell>
          <table:table-cell table:style-name="ce6"/>
          <table:table-cell table:style-name="ce10" table:formula="of:=(MIN([.D118];[.E118];[.F118])+MAX([.D118];[.E118];[.F118]))/2" office:value-type="float" office:value="-39.9944219008587" calcext:value-type="float">
            <text:p>-39.9944</text:p>
          </table:table-cell>
          <table:table-cell table:style-name="ce6" table:formula="of:=[.D118]-[.H118]" office:value-type="float" office:value="119.983265702576" calcext:value-type="float">
            <text:p>119.9833</text:p>
          </table:table-cell>
          <table:table-cell table:style-name="ce6" table:formula="of:=[.E118]-[.H118]" office:value-type="float" office:value="209.690459130711" calcext:value-type="float">
            <text:p>209.6905</text:p>
          </table:table-cell>
          <table:table-cell table:style-name="ce6" table:formula="of:=[.F118]-[.H118]" office:value-type="float" office:value="-209.690459130711" calcext:value-type="float">
            <text:p>-209.6905</text:p>
          </table:table-cell>
          <table:table-cell table:style-name="ce6"/>
          <table:table-cell table:style-name="ce15" table:formula="of:=([.D118]+255) /2" office:value-type="float" office:value="167.494421900859" calcext:value-type="float">
            <text:p>167</text:p>
          </table:table-cell>
          <table:table-cell table:style-name="ce15" table:formula="of:=[.I118]/2+128" office:value-type="float" office:value="187.991632851288" calcext:value-type="float">
            <text:p>188</text:p>
          </table:table-cell>
          <table:table-cell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style-name="ce3" table:formula="of:=360*[.B119]/256" office:value-type="float" office:value="163.125" calcext:value-type="float">
            <text:p>163.125</text:p>
          </table:table-cell>
          <table:table-cell table:style-name="ce6" table:formula="of:=[.$A$3]*SIN(RADIANS([.C119]))" office:value-type="float" office:value="74.0225926998879" calcext:value-type="float">
            <text:p>74.0226</text:p>
          </table:table-cell>
          <table:table-cell table:style-name="ce6" table:formula="of:=[.$A$3]*SIN(RADIANS([.C119]-120))" office:value-type="float" office:value="174.316037015832" calcext:value-type="float">
            <text:p>174.3160</text:p>
          </table:table-cell>
          <table:table-cell table:style-name="ce6" table:formula="of:=[.$A$3]*SIN(RADIANS([.C119]+120))" office:value-type="float" office:value="-248.33862971572" calcext:value-type="float">
            <text:p>-248.3386</text:p>
          </table:table-cell>
          <table:table-cell table:style-name="ce6"/>
          <table:table-cell table:style-name="ce10" table:formula="of:=(MIN([.D119];[.E119];[.F119])+MAX([.D119];[.E119];[.F119]))/2" office:value-type="float" office:value="-37.011296349944" calcext:value-type="float">
            <text:p>-37.0113</text:p>
          </table:table-cell>
          <table:table-cell table:style-name="ce6" table:formula="of:=[.D119]-[.H119]" office:value-type="float" office:value="111.033889049832" calcext:value-type="float">
            <text:p>111.0339</text:p>
          </table:table-cell>
          <table:table-cell table:style-name="ce6" table:formula="of:=[.E119]-[.H119]" office:value-type="float" office:value="211.327333365776" calcext:value-type="float">
            <text:p>211.3273</text:p>
          </table:table-cell>
          <table:table-cell table:style-name="ce6" table:formula="of:=[.F119]-[.H119]" office:value-type="float" office:value="-211.327333365776" calcext:value-type="float">
            <text:p>-211.3273</text:p>
          </table:table-cell>
          <table:table-cell table:style-name="ce6"/>
          <table:table-cell table:style-name="ce15" table:formula="of:=([.D119]+255) /2" office:value-type="float" office:value="164.511296349944" calcext:value-type="float">
            <text:p>165</text:p>
          </table:table-cell>
          <table:table-cell table:style-name="ce15" table:formula="of:=[.I119]/2+128" office:value-type="float" office:value="183.516944524916" calcext:value-type="float">
            <text:p>184</text:p>
          </table:table-cell>
          <table:table-cell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style-name="ce3" table:formula="of:=360*[.B120]/256" office:value-type="float" office:value="164.53125" calcext:value-type="float">
            <text:p>164.53125</text:p>
          </table:table-cell>
          <table:table-cell table:style-name="ce6" table:formula="of:=[.$A$3]*SIN(RADIANS([.C120]))" office:value-type="float" office:value="68.0117531560991" calcext:value-type="float">
            <text:p>68.0118</text:p>
          </table:table-cell>
          <table:table-cell table:style-name="ce6" table:formula="of:=[.$A$3]*SIN(RADIANS([.C120]-120))" office:value-type="float" office:value="178.83103533921" calcext:value-type="float">
            <text:p>178.8310</text:p>
          </table:table-cell>
          <table:table-cell table:style-name="ce6" table:formula="of:=[.$A$3]*SIN(RADIANS([.C120]+120))" office:value-type="float" office:value="-246.842788495309" calcext:value-type="float">
            <text:p>-246.8428</text:p>
          </table:table-cell>
          <table:table-cell table:style-name="ce6"/>
          <table:table-cell table:style-name="ce10" table:formula="of:=(MIN([.D120];[.E120];[.F120])+MAX([.D120];[.E120];[.F120]))/2" office:value-type="float" office:value="-34.0058765780495" calcext:value-type="float">
            <text:p>-34.0059</text:p>
          </table:table-cell>
          <table:table-cell table:style-name="ce6" table:formula="of:=[.D120]-[.H120]" office:value-type="float" office:value="102.017629734149" calcext:value-type="float">
            <text:p>102.0176</text:p>
          </table:table-cell>
          <table:table-cell table:style-name="ce6" table:formula="of:=[.E120]-[.H120]" office:value-type="float" office:value="212.83691191726" calcext:value-type="float">
            <text:p>212.8369</text:p>
          </table:table-cell>
          <table:table-cell table:style-name="ce6" table:formula="of:=[.F120]-[.H120]" office:value-type="float" office:value="-212.83691191726" calcext:value-type="float">
            <text:p>-212.8369</text:p>
          </table:table-cell>
          <table:table-cell table:style-name="ce6"/>
          <table:table-cell table:style-name="ce15" table:formula="of:=([.D120]+255) /2" office:value-type="float" office:value="161.50587657805" calcext:value-type="float">
            <text:p>162</text:p>
          </table:table-cell>
          <table:table-cell table:style-name="ce15" table:formula="of:=[.I120]/2+128" office:value-type="float" office:value="179.008814867074" calcext:value-type="float">
            <text:p>179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style-name="ce3" table:formula="of:=360*[.B121]/256" office:value-type="float" office:value="165.9375" calcext:value-type="float">
            <text:p>165.9375</text:p>
          </table:table-cell>
          <table:table-cell table:style-name="ce6" table:formula="of:=[.$A$3]*SIN(RADIANS([.C121]))" office:value-type="float" office:value="61.9599458753323" calcext:value-type="float">
            <text:p>61.9599</text:p>
          </table:table-cell>
          <table:table-cell table:style-name="ce6" table:formula="of:=[.$A$3]*SIN(RADIANS([.C121]-120))" office:value-type="float" office:value="183.238312533823" calcext:value-type="float">
            <text:p>183.2383</text:p>
          </table:table-cell>
          <table:table-cell table:style-name="ce6" table:formula="of:=[.$A$3]*SIN(RADIANS([.C121]+120))" office:value-type="float" office:value="-245.198258409155" calcext:value-type="float">
            <text:p>-245.1983</text:p>
          </table:table-cell>
          <table:table-cell table:style-name="ce6"/>
          <table:table-cell table:style-name="ce10" table:formula="of:=(MIN([.D121];[.E121];[.F121])+MAX([.D121];[.E121];[.F121]))/2" office:value-type="float" office:value="-30.9799729376661" calcext:value-type="float">
            <text:p>-30.9800</text:p>
          </table:table-cell>
          <table:table-cell table:style-name="ce6" table:formula="of:=[.D121]-[.H121]" office:value-type="float" office:value="92.9399188129985" calcext:value-type="float">
            <text:p>92.9399</text:p>
          </table:table-cell>
          <table:table-cell table:style-name="ce6" table:formula="of:=[.E121]-[.H121]" office:value-type="float" office:value="214.218285471489" calcext:value-type="float">
            <text:p>214.2183</text:p>
          </table:table-cell>
          <table:table-cell table:style-name="ce6" table:formula="of:=[.F121]-[.H121]" office:value-type="float" office:value="-214.218285471489" calcext:value-type="float">
            <text:p>-214.2183</text:p>
          </table:table-cell>
          <table:table-cell table:style-name="ce6"/>
          <table:table-cell table:style-name="ce15" table:formula="of:=([.D121]+255) /2" office:value-type="float" office:value="158.479972937666" calcext:value-type="float">
            <text:p>158</text:p>
          </table:table-cell>
          <table:table-cell table:style-name="ce15" table:formula="of:=[.I121]/2+128" office:value-type="float" office:value="174.469959406499" calcext:value-type="float">
            <text:p>174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style-name="ce3" table:formula="of:=360*[.B122]/256" office:value-type="float" office:value="167.34375" calcext:value-type="float">
            <text:p>167.34375</text:p>
          </table:table-cell>
          <table:table-cell table:style-name="ce6" table:formula="of:=[.$A$3]*SIN(RADIANS([.C122]))" office:value-type="float" office:value="55.8708162400019" calcext:value-type="float">
            <text:p>55.8708</text:p>
          </table:table-cell>
          <table:table-cell table:style-name="ce6" table:formula="of:=[.$A$3]*SIN(RADIANS([.C122]-120))" office:value-type="float" office:value="187.535213820687" calcext:value-type="float">
            <text:p>187.5352</text:p>
          </table:table-cell>
          <table:table-cell table:style-name="ce6" table:formula="of:=[.$A$3]*SIN(RADIANS([.C122]+120))" office:value-type="float" office:value="-243.406030060689" calcext:value-type="float">
            <text:p>-243.4060</text:p>
          </table:table-cell>
          <table:table-cell table:style-name="ce6"/>
          <table:table-cell table:style-name="ce10" table:formula="of:=(MIN([.D122];[.E122];[.F122])+MAX([.D122];[.E122];[.F122]))/2" office:value-type="float" office:value="-27.9354081200009" calcext:value-type="float">
            <text:p>-27.9354</text:p>
          </table:table-cell>
          <table:table-cell table:style-name="ce6" table:formula="of:=[.D122]-[.H122]" office:value-type="float" office:value="83.8062243600028" calcext:value-type="float">
            <text:p>83.8062</text:p>
          </table:table-cell>
          <table:table-cell table:style-name="ce6" table:formula="of:=[.E122]-[.H122]" office:value-type="float" office:value="215.470621940688" calcext:value-type="float">
            <text:p>215.4706</text:p>
          </table:table-cell>
          <table:table-cell table:style-name="ce6" table:formula="of:=[.F122]-[.H122]" office:value-type="float" office:value="-215.470621940688" calcext:value-type="float">
            <text:p>-215.4706</text:p>
          </table:table-cell>
          <table:table-cell table:style-name="ce6"/>
          <table:table-cell table:style-name="ce15" table:formula="of:=([.D122]+255) /2" office:value-type="float" office:value="155.435408120001" calcext:value-type="float">
            <text:p>155</text:p>
          </table:table-cell>
          <table:table-cell table:style-name="ce15" table:formula="of:=[.I122]/2+128" office:value-type="float" office:value="169.903112180001" calcext:value-type="float">
            <text:p>170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3" table:formula="of:=360*[.B123]/256" office:value-type="float" office:value="168.75" calcext:value-type="float">
            <text:p>168.75</text:p>
          </table:table-cell>
          <table:table-cell table:style-name="ce6" table:formula="of:=[.$A$3]*SIN(RADIANS([.C123]))" office:value-type="float" office:value="49.7480321141127" calcext:value-type="float">
            <text:p>49.7480</text:p>
          </table:table-cell>
          <table:table-cell table:style-name="ce6" table:formula="of:=[.$A$3]*SIN(RADIANS([.C123]-120))" office:value-type="float" office:value="191.719150907139" calcext:value-type="float">
            <text:p>191.7192</text:p>
          </table:table-cell>
          <table:table-cell table:style-name="ce6" table:formula="of:=[.$A$3]*SIN(RADIANS([.C123]+120))" office:value-type="float" office:value="-241.467183021252" calcext:value-type="float">
            <text:p>-241.4672</text:p>
          </table:table-cell>
          <table:table-cell table:style-name="ce6"/>
          <table:table-cell table:style-name="ce10" table:formula="of:=(MIN([.D123];[.E123];[.F123])+MAX([.D123];[.E123];[.F123]))/2" office:value-type="float" office:value="-24.8740160570564" calcext:value-type="float">
            <text:p>-24.8740</text:p>
          </table:table-cell>
          <table:table-cell table:style-name="ce6" table:formula="of:=[.D123]-[.H123]" office:value-type="float" office:value="74.622048171169" calcext:value-type="float">
            <text:p>74.6220</text:p>
          </table:table-cell>
          <table:table-cell table:style-name="ce6" table:formula="of:=[.E123]-[.H123]" office:value-type="float" office:value="216.593166964196" calcext:value-type="float">
            <text:p>216.5932</text:p>
          </table:table-cell>
          <table:table-cell table:style-name="ce6" table:formula="of:=[.F123]-[.H123]" office:value-type="float" office:value="-216.593166964196" calcext:value-type="float">
            <text:p>-216.5932</text:p>
          </table:table-cell>
          <table:table-cell table:style-name="ce6"/>
          <table:table-cell table:style-name="ce15" table:formula="of:=([.D123]+255) /2" office:value-type="float" office:value="152.374016057056" calcext:value-type="float">
            <text:p>152</text:p>
          </table:table-cell>
          <table:table-cell table:style-name="ce15" table:formula="of:=[.I123]/2+128" office:value-type="float" office:value="165.311024085585" calcext:value-type="float">
            <text:p>165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style-name="ce3" table:formula="of:=360*[.B124]/256" office:value-type="float" office:value="170.15625" calcext:value-type="float">
            <text:p>170.15625</text:p>
          </table:table-cell>
          <table:table-cell table:style-name="ce6" table:formula="of:=[.$A$3]*SIN(RADIANS([.C124]))" office:value-type="float" office:value="43.5952816338768" calcext:value-type="float">
            <text:p>43.5953</text:p>
          </table:table-cell>
          <table:table-cell table:style-name="ce6" table:formula="of:=[.$A$3]*SIN(RADIANS([.C124]-120))" office:value-type="float" office:value="195.787603545926" calcext:value-type="float">
            <text:p>195.7876</text:p>
          </table:table-cell>
          <table:table-cell table:style-name="ce6" table:formula="of:=[.$A$3]*SIN(RADIANS([.C124]+120))" office:value-type="float" office:value="-239.382885179802" calcext:value-type="float">
            <text:p>-239.3829</text:p>
          </table:table-cell>
          <table:table-cell table:style-name="ce6"/>
          <table:table-cell table:style-name="ce10" table:formula="of:=(MIN([.D124];[.E124];[.F124])+MAX([.D124];[.E124];[.F124]))/2" office:value-type="float" office:value="-21.7976408169384" calcext:value-type="float">
            <text:p>-21.7976</text:p>
          </table:table-cell>
          <table:table-cell table:style-name="ce6" table:formula="of:=[.D124]-[.H124]" office:value-type="float" office:value="65.3929224508152" calcext:value-type="float">
            <text:p>65.3929</text:p>
          </table:table-cell>
          <table:table-cell table:style-name="ce6" table:formula="of:=[.E124]-[.H124]" office:value-type="float" office:value="217.585244362864" calcext:value-type="float">
            <text:p>217.5852</text:p>
          </table:table-cell>
          <table:table-cell table:style-name="ce6" table:formula="of:=[.F124]-[.H124]" office:value-type="float" office:value="-217.585244362864" calcext:value-type="float">
            <text:p>-217.5852</text:p>
          </table:table-cell>
          <table:table-cell table:style-name="ce6"/>
          <table:table-cell table:style-name="ce15" table:formula="of:=([.D124]+255) /2" office:value-type="float" office:value="149.297640816938" calcext:value-type="float">
            <text:p>149</text:p>
          </table:table-cell>
          <table:table-cell table:style-name="ce15" table:formula="of:=[.I124]/2+128" office:value-type="float" office:value="160.696461225408" calcext:value-type="float">
            <text:p>161</text:p>
          </table:table-cell>
          <table:table-cell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style-name="ce3" table:formula="of:=360*[.B125]/256" office:value-type="float" office:value="171.5625" calcext:value-type="float">
            <text:p>171.5625</text:p>
          </table:table-cell>
          <table:table-cell table:style-name="ce6" table:formula="of:=[.$A$3]*SIN(RADIANS([.C125]))" office:value-type="float" office:value="37.4162709861173" calcext:value-type="float">
            <text:p>37.4163</text:p>
          </table:table-cell>
          <table:table-cell table:style-name="ce6" table:formula="of:=[.$A$3]*SIN(RADIANS([.C125]-120))" office:value-type="float" office:value="199.738121053306" calcext:value-type="float">
            <text:p>199.7381</text:p>
          </table:table-cell>
          <table:table-cell table:style-name="ce6" table:formula="of:=[.$A$3]*SIN(RADIANS([.C125]+120))" office:value-type="float" office:value="-237.154392039423" calcext:value-type="float">
            <text:p>-237.1544</text:p>
          </table:table-cell>
          <table:table-cell table:style-name="ce6"/>
          <table:table-cell table:style-name="ce10" table:formula="of:=(MIN([.D125];[.E125];[.F125])+MAX([.D125];[.E125];[.F125]))/2" office:value-type="float" office:value="-18.7081354930586" calcext:value-type="float">
            <text:p>-18.7081</text:p>
          </table:table-cell>
          <table:table-cell table:style-name="ce6" table:formula="of:=[.D125]-[.H125]" office:value-type="float" office:value="56.1244064791759" calcext:value-type="float">
            <text:p>56.1244</text:p>
          </table:table-cell>
          <table:table-cell table:style-name="ce6" table:formula="of:=[.E125]-[.H125]" office:value-type="float" office:value="218.446256546364" calcext:value-type="float">
            <text:p>218.4463</text:p>
          </table:table-cell>
          <table:table-cell table:style-name="ce6" table:formula="of:=[.F125]-[.H125]" office:value-type="float" office:value="-218.446256546364" calcext:value-type="float">
            <text:p>-218.4463</text:p>
          </table:table-cell>
          <table:table-cell table:style-name="ce6"/>
          <table:table-cell table:style-name="ce15" table:formula="of:=([.D125]+255) /2" office:value-type="float" office:value="146.208135493059" calcext:value-type="float">
            <text:p>146</text:p>
          </table:table-cell>
          <table:table-cell table:style-name="ce15" table:formula="of:=[.I125]/2+128" office:value-type="float" office:value="156.062203239588" calcext:value-type="float">
            <text:p>156</text:p>
          </table:table-cell>
          <table:table-cell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style-name="ce3" table:formula="of:=360*[.B126]/256" office:value-type="float" office:value="172.96875" calcext:value-type="float">
            <text:p>172.96875</text:p>
          </table:table-cell>
          <table:table-cell table:style-name="ce6" table:formula="of:=[.$A$3]*SIN(RADIANS([.C126]))" office:value-type="float" office:value="31.2147221758002" calcext:value-type="float">
            <text:p>31.2147</text:p>
          </table:table-cell>
          <table:table-cell table:style-name="ce6" table:formula="of:=[.$A$3]*SIN(RADIANS([.C126]-120))" office:value-type="float" office:value="203.568323785253" calcext:value-type="float">
            <text:p>203.5683</text:p>
          </table:table-cell>
          <table:table-cell table:style-name="ce6" table:formula="of:=[.$A$3]*SIN(RADIANS([.C126]+120))" office:value-type="float" office:value="-234.783045961053" calcext:value-type="float">
            <text:p>-234.7830</text:p>
          </table:table-cell>
          <table:table-cell table:style-name="ce6"/>
          <table:table-cell table:style-name="ce10" table:formula="of:=(MIN([.D126];[.E126];[.F126])+MAX([.D126];[.E126];[.F126]))/2" office:value-type="float" office:value="-15.6073610879001" calcext:value-type="float">
            <text:p>-15.6074</text:p>
          </table:table-cell>
          <table:table-cell table:style-name="ce6" table:formula="of:=[.D126]-[.H126]" office:value-type="float" office:value="46.8220832637002" calcext:value-type="float">
            <text:p>46.8221</text:p>
          </table:table-cell>
          <table:table-cell table:style-name="ce6" table:formula="of:=[.E126]-[.H126]" office:value-type="float" office:value="219.175684873153" calcext:value-type="float">
            <text:p>219.1757</text:p>
          </table:table-cell>
          <table:table-cell table:style-name="ce6" table:formula="of:=[.F126]-[.H126]" office:value-type="float" office:value="-219.175684873153" calcext:value-type="float">
            <text:p>-219.1757</text:p>
          </table:table-cell>
          <table:table-cell table:style-name="ce6"/>
          <table:table-cell table:style-name="ce15" table:formula="of:=([.D126]+255) /2" office:value-type="float" office:value="143.1073610879" calcext:value-type="float">
            <text:p>143</text:p>
          </table:table-cell>
          <table:table-cell table:style-name="ce15" table:formula="of:=[.I126]/2+128" office:value-type="float" office:value="151.41104163185" calcext:value-type="float">
            <text:p>151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style-name="ce3" table:formula="of:=360*[.B127]/256" office:value-type="float" office:value="174.375" calcext:value-type="float">
            <text:p>174.375</text:p>
          </table:table-cell>
          <table:table-cell table:style-name="ce6" table:formula="of:=[.$A$3]*SIN(RADIANS([.C127]))" office:value-type="float" office:value="24.994370784038" calcext:value-type="float">
            <text:p>24.9944</text:p>
          </table:table-cell>
          <table:table-cell table:style-name="ce6" table:formula="of:=[.$A$3]*SIN(RADIANS([.C127]-120))" office:value-type="float" office:value="207.275904570862" calcext:value-type="float">
            <text:p>207.2759</text:p>
          </table:table-cell>
          <table:table-cell table:style-name="ce6" table:formula="of:=[.$A$3]*SIN(RADIANS([.C127]+120))" office:value-type="float" office:value="-232.2702753549" calcext:value-type="float">
            <text:p>-232.2703</text:p>
          </table:table-cell>
          <table:table-cell table:style-name="ce6"/>
          <table:table-cell table:style-name="ce10" table:formula="of:=(MIN([.D127];[.E127];[.F127])+MAX([.D127];[.E127];[.F127]))/2" office:value-type="float" office:value="-12.497185392019" calcext:value-type="float">
            <text:p>-12.4972</text:p>
          </table:table-cell>
          <table:table-cell table:style-name="ce6" table:formula="of:=[.D127]-[.H127]" office:value-type="float" office:value="37.491556176057" calcext:value-type="float">
            <text:p>37.4916</text:p>
          </table:table-cell>
          <table:table-cell table:style-name="ce6" table:formula="of:=[.E127]-[.H127]" office:value-type="float" office:value="219.773089962881" calcext:value-type="float">
            <text:p>219.7731</text:p>
          </table:table-cell>
          <table:table-cell table:style-name="ce6" table:formula="of:=[.F127]-[.H127]" office:value-type="float" office:value="-219.773089962881" calcext:value-type="float">
            <text:p>-219.7731</text:p>
          </table:table-cell>
          <table:table-cell table:style-name="ce6"/>
          <table:table-cell table:style-name="ce15" table:formula="of:=([.D127]+255) /2" office:value-type="float" office:value="139.997185392019" calcext:value-type="float">
            <text:p>140</text:p>
          </table:table-cell>
          <table:table-cell table:style-name="ce15" table:formula="of:=[.I127]/2+128" office:value-type="float" office:value="146.745778088029" calcext:value-type="float">
            <text:p>147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3" table:formula="of:=360*[.B128]/256" office:value-type="float" office:value="175.78125" calcext:value-type="float">
            <text:p>175.78125</text:p>
          </table:table-cell>
          <table:table-cell table:style-name="ce6" table:formula="of:=[.$A$3]*SIN(RADIANS([.C128]))" office:value-type="float" office:value="18.7589637179152" calcext:value-type="float">
            <text:p>18.7590</text:p>
          </table:table-cell>
          <table:table-cell table:style-name="ce6" table:formula="of:=[.$A$3]*SIN(RADIANS([.C128]-120))" office:value-type="float" office:value="210.858630102103" calcext:value-type="float">
            <text:p>210.8586</text:p>
          </table:table-cell>
          <table:table-cell table:style-name="ce6" table:formula="of:=[.$A$3]*SIN(RADIANS([.C128]+120))" office:value-type="float" office:value="-229.617593820018" calcext:value-type="float">
            <text:p>-229.6176</text:p>
          </table:table-cell>
          <table:table-cell table:style-name="ce6"/>
          <table:table-cell table:style-name="ce10" table:formula="of:=(MIN([.D128];[.E128];[.F128])+MAX([.D128];[.E128];[.F128]))/2" office:value-type="float" office:value="-9.37948185895758" calcext:value-type="float">
            <text:p>-9.3795</text:p>
          </table:table-cell>
          <table:table-cell table:style-name="ce6" table:formula="of:=[.D128]-[.H128]" office:value-type="float" office:value="28.1384455768727" calcext:value-type="float">
            <text:p>28.1384</text:p>
          </table:table-cell>
          <table:table-cell table:style-name="ce6" table:formula="of:=[.E128]-[.H128]" office:value-type="float" office:value="220.23811196106" calcext:value-type="float">
            <text:p>220.2381</text:p>
          </table:table-cell>
          <table:table-cell table:style-name="ce6" table:formula="of:=[.F128]-[.H128]" office:value-type="float" office:value="-220.23811196106" calcext:value-type="float">
            <text:p>-220.2381</text:p>
          </table:table-cell>
          <table:table-cell table:style-name="ce6"/>
          <table:table-cell table:style-name="ce15" table:formula="of:=([.D128]+255) /2" office:value-type="float" office:value="136.879481858958" calcext:value-type="float">
            <text:p>137</text:p>
          </table:table-cell>
          <table:table-cell table:style-name="ce15" table:formula="of:=[.I128]/2+128" office:value-type="float" office:value="142.069222788436" calcext:value-type="float">
            <text:p>142</text:p>
          </table:table-cell>
          <table:table-cell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style-name="ce3" table:formula="of:=360*[.B129]/256" office:value-type="float" office:value="177.1875" calcext:value-type="float">
            <text:p>177.1875</text:p>
          </table:table-cell>
          <table:table-cell table:style-name="ce6" table:formula="of:=[.$A$3]*SIN(RADIANS([.C129]))" office:value-type="float" office:value="12.5122569534916" calcext:value-type="float">
            <text:p>12.5123</text:p>
          </table:table-cell>
          <table:table-cell table:style-name="ce6" table:formula="of:=[.$A$3]*SIN(RADIANS([.C129]-120))" office:value-type="float" office:value="214.314342279082" calcext:value-type="float">
            <text:p>214.3143</text:p>
          </table:table-cell>
          <table:table-cell table:style-name="ce6" table:formula="of:=[.$A$3]*SIN(RADIANS([.C129]+120))" office:value-type="float" office:value="-226.826599232573" calcext:value-type="float">
            <text:p>-226.8266</text:p>
          </table:table-cell>
          <table:table-cell table:style-name="ce6"/>
          <table:table-cell table:style-name="ce10" table:formula="of:=(MIN([.D129];[.E129];[.F129])+MAX([.D129];[.E129];[.F129]))/2" office:value-type="float" office:value="-6.2561284767458" calcext:value-type="float">
            <text:p>-6.2561</text:p>
          </table:table-cell>
          <table:table-cell table:style-name="ce6" table:formula="of:=[.D129]-[.H129]" office:value-type="float" office:value="18.7683854302374" calcext:value-type="float">
            <text:p>18.7684</text:p>
          </table:table-cell>
          <table:table-cell table:style-name="ce6" table:formula="of:=[.E129]-[.H129]" office:value-type="float" office:value="220.570470755827" calcext:value-type="float">
            <text:p>220.5705</text:p>
          </table:table-cell>
          <table:table-cell table:style-name="ce6" table:formula="of:=[.F129]-[.H129]" office:value-type="float" office:value="-220.570470755827" calcext:value-type="float">
            <text:p>-220.5705</text:p>
          </table:table-cell>
          <table:table-cell table:style-name="ce6"/>
          <table:table-cell table:style-name="ce15" table:formula="of:=([.D129]+255) /2" office:value-type="float" office:value="133.756128476746" calcext:value-type="float">
            <text:p>134</text:p>
          </table:table-cell>
          <table:table-cell table:style-name="ce15" table:formula="of:=[.I129]/2+128" office:value-type="float" office:value="137.384192715119" calcext:value-type="float">
            <text:p>137</text:p>
          </table:table-cell>
          <table:table-cell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ce3" table:formula="of:=360*[.B130]/256" office:value-type="float" office:value="178.59375" calcext:value-type="float">
            <text:p>178.59375</text:p>
          </table:table-cell>
          <table:table-cell table:style-name="ce6" table:formula="of:=[.$A$3]*SIN(RADIANS([.C130]))" office:value-type="float" office:value="6.25801327334264" calcext:value-type="float">
            <text:p>6.2580</text:p>
          </table:table-cell>
          <table:table-cell table:style-name="ce6" table:formula="of:=[.$A$3]*SIN(RADIANS([.C130]-120))" office:value-type="float" office:value="217.640959510001" calcext:value-type="float">
            <text:p>217.6410</text:p>
          </table:table-cell>
          <table:table-cell table:style-name="ce6" table:formula="of:=[.$A$3]*SIN(RADIANS([.C130]+120))" office:value-type="float" office:value="-223.898972783344" calcext:value-type="float">
            <text:p>-223.8990</text:p>
          </table:table-cell>
          <table:table-cell table:style-name="ce6"/>
          <table:table-cell table:style-name="ce10" table:formula="of:=(MIN([.D130];[.E130];[.F130])+MAX([.D130];[.E130];[.F130]))/2" office:value-type="float" office:value="-3.12900663667132" calcext:value-type="float">
            <text:p>-3.1290</text:p>
          </table:table-cell>
          <table:table-cell table:style-name="ce6" table:formula="of:=[.D130]-[.H130]" office:value-type="float" office:value="9.38701991001396" calcext:value-type="float">
            <text:p>9.3870</text:p>
          </table:table-cell>
          <table:table-cell table:style-name="ce6" table:formula="of:=[.E130]-[.H130]" office:value-type="float" office:value="220.769966146673" calcext:value-type="float">
            <text:p>220.7700</text:p>
          </table:table-cell>
          <table:table-cell table:style-name="ce6" table:formula="of:=[.F130]-[.H130]" office:value-type="float" office:value="-220.769966146673" calcext:value-type="float">
            <text:p>-220.7700</text:p>
          </table:table-cell>
          <table:table-cell table:style-name="ce6"/>
          <table:table-cell table:style-name="ce15" table:formula="of:=([.D130]+255) /2" office:value-type="float" office:value="130.629006636671" calcext:value-type="float">
            <text:p>131</text:p>
          </table:table-cell>
          <table:table-cell table:style-name="ce15" table:formula="of:=[.I130]/2+128" office:value-type="float" office:value="132.693509955007" calcext:value-type="float">
            <text:p>133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3" table:formula="of:=360*[.B131]/256" office:value-type="float" office:value="180" calcext:value-type="float">
            <text:p>180</text:p>
          </table:table-cell>
          <table:table-cell table:style-name="ce6" table:formula="of:=[.$A$3]*SIN(RADIANS([.C131]))" office:value-type="float" office:value="0.0000000000000312284933782575" calcext:value-type="float">
            <text:p>0.0000</text:p>
          </table:table-cell>
          <table:table-cell table:style-name="ce6" table:formula="of:=[.$A$3]*SIN(RADIANS([.C131]-120))" office:value-type="float" office:value="220.836477965032" calcext:value-type="float">
            <text:p>220.8365</text:p>
          </table:table-cell>
          <table:table-cell table:style-name="ce6" table:formula="of:=[.$A$3]*SIN(RADIANS([.C131]+120))" office:value-type="float" office:value="-220.836477965032" calcext:value-type="float">
            <text:p>-220.8365</text:p>
          </table:table-cell>
          <table:table-cell table:style-name="ce6"/>
          <table:table-cell table:style-name="ce10" table:formula="of:=(MIN([.D131];[.E131];[.F131])+MAX([.D131];[.E131];[.F131]))/2" office:value-type="float" office:value="0" calcext:value-type="float">
            <text:p>0.0000</text:p>
          </table:table-cell>
          <table:table-cell table:style-name="ce6" table:formula="of:=[.D131]-[.H131]" office:value-type="float" office:value="0.0000000000000312284933782575" calcext:value-type="float">
            <text:p>0.0000</text:p>
          </table:table-cell>
          <table:table-cell table:style-name="ce6" table:formula="of:=[.E131]-[.H131]" office:value-type="float" office:value="220.836477965032" calcext:value-type="float">
            <text:p>220.8365</text:p>
          </table:table-cell>
          <table:table-cell table:style-name="ce6" table:formula="of:=[.F131]-[.H131]" office:value-type="float" office:value="-220.836477965032" calcext:value-type="float">
            <text:p>-220.8365</text:p>
          </table:table-cell>
          <table:table-cell table:style-name="ce6"/>
          <table:table-cell table:style-name="ce15" table:formula="of:=([.D131]+255) /2" office:value-type="float" office:value="127.5" calcext:value-type="float">
            <text:p>128</text:p>
          </table:table-cell>
          <table:table-cell table:style-name="ce15" table:formula="of:=[.I131]/2+128"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style-name="ce3" table:formula="of:=360*[.B132]/256" office:value-type="float" office:value="181.40625" calcext:value-type="float">
            <text:p>181.40625</text:p>
          </table:table-cell>
          <table:table-cell table:style-name="ce6" table:formula="of:=[.$A$3]*SIN(RADIANS([.C132]))" office:value-type="float" office:value="-6.25801327334258" calcext:value-type="float">
            <text:p>-6.2580</text:p>
          </table:table-cell>
          <table:table-cell table:style-name="ce6" table:formula="of:=[.$A$3]*SIN(RADIANS([.C132]-120))" office:value-type="float" office:value="223.898972783344" calcext:value-type="float">
            <text:p>223.8990</text:p>
          </table:table-cell>
          <table:table-cell table:style-name="ce6" table:formula="of:=[.$A$3]*SIN(RADIANS([.C132]+120))" office:value-type="float" office:value="-217.640959510001" calcext:value-type="float">
            <text:p>-217.6410</text:p>
          </table:table-cell>
          <table:table-cell table:style-name="ce6"/>
          <table:table-cell table:style-name="ce10" table:formula="of:=(MIN([.D132];[.E132];[.F132])+MAX([.D132];[.E132];[.F132]))/2" office:value-type="float" office:value="3.12900663667132" calcext:value-type="float">
            <text:p>3.1290</text:p>
          </table:table-cell>
          <table:table-cell table:style-name="ce6" table:formula="of:=[.D132]-[.H132]" office:value-type="float" office:value="-9.3870199100139" calcext:value-type="float">
            <text:p>-9.3870</text:p>
          </table:table-cell>
          <table:table-cell table:style-name="ce6" table:formula="of:=[.E132]-[.H132]" office:value-type="float" office:value="220.769966146673" calcext:value-type="float">
            <text:p>220.7700</text:p>
          </table:table-cell>
          <table:table-cell table:style-name="ce6" table:formula="of:=[.F132]-[.H132]" office:value-type="float" office:value="-220.769966146673" calcext:value-type="float">
            <text:p>-220.7700</text:p>
          </table:table-cell>
          <table:table-cell table:style-name="ce6"/>
          <table:table-cell table:style-name="ce15" table:formula="of:=([.D132]+255) /2" office:value-type="float" office:value="124.370993363329" calcext:value-type="float">
            <text:p>124</text:p>
          </table:table-cell>
          <table:table-cell table:style-name="ce15" table:formula="of:=[.I132]/2+128" office:value-type="float" office:value="123.306490044993" calcext:value-type="float">
            <text:p>123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3" table:formula="of:=360*[.B133]/256" office:value-type="float" office:value="182.8125" calcext:value-type="float">
            <text:p>182.8125</text:p>
          </table:table-cell>
          <table:table-cell table:style-name="ce6" table:formula="of:=[.$A$3]*SIN(RADIANS([.C133]))" office:value-type="float" office:value="-12.5122569534916" calcext:value-type="float">
            <text:p>-12.5123</text:p>
          </table:table-cell>
          <table:table-cell table:style-name="ce6" table:formula="of:=[.$A$3]*SIN(RADIANS([.C133]-120))" office:value-type="float" office:value="226.826599232573" calcext:value-type="float">
            <text:p>226.8266</text:p>
          </table:table-cell>
          <table:table-cell table:style-name="ce6" table:formula="of:=[.$A$3]*SIN(RADIANS([.C133]+120))" office:value-type="float" office:value="-214.314342279082" calcext:value-type="float">
            <text:p>-214.3143</text:p>
          </table:table-cell>
          <table:table-cell table:style-name="ce6"/>
          <table:table-cell table:style-name="ce10" table:formula="of:=(MIN([.D133];[.E133];[.F133])+MAX([.D133];[.E133];[.F133]))/2" office:value-type="float" office:value="6.25612847674579" calcext:value-type="float">
            <text:p>6.2561</text:p>
          </table:table-cell>
          <table:table-cell table:style-name="ce6" table:formula="of:=[.D133]-[.H133]" office:value-type="float" office:value="-18.7683854302374" calcext:value-type="float">
            <text:p>-18.7684</text:p>
          </table:table-cell>
          <table:table-cell table:style-name="ce6" table:formula="of:=[.E133]-[.H133]" office:value-type="float" office:value="220.570470755827" calcext:value-type="float">
            <text:p>220.5705</text:p>
          </table:table-cell>
          <table:table-cell table:style-name="ce6" table:formula="of:=[.F133]-[.H133]" office:value-type="float" office:value="-220.570470755827" calcext:value-type="float">
            <text:p>-220.5705</text:p>
          </table:table-cell>
          <table:table-cell table:style-name="ce6"/>
          <table:table-cell table:style-name="ce15" table:formula="of:=([.D133]+255) /2" office:value-type="float" office:value="121.243871523254" calcext:value-type="float">
            <text:p>121</text:p>
          </table:table-cell>
          <table:table-cell table:style-name="ce15" table:formula="of:=[.I133]/2+128" office:value-type="float" office:value="118.615807284881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style-name="ce3" table:formula="of:=360*[.B134]/256" office:value-type="float" office:value="184.21875" calcext:value-type="float">
            <text:p>184.21875</text:p>
          </table:table-cell>
          <table:table-cell table:style-name="ce6" table:formula="of:=[.$A$3]*SIN(RADIANS([.C134]))" office:value-type="float" office:value="-18.7589637179152" calcext:value-type="float">
            <text:p>-18.7590</text:p>
          </table:table-cell>
          <table:table-cell table:style-name="ce6" table:formula="of:=[.$A$3]*SIN(RADIANS([.C134]-120))" office:value-type="float" office:value="229.617593820018" calcext:value-type="float">
            <text:p>229.6176</text:p>
          </table:table-cell>
          <table:table-cell table:style-name="ce6" table:formula="of:=[.$A$3]*SIN(RADIANS([.C134]+120))" office:value-type="float" office:value="-210.858630102103" calcext:value-type="float">
            <text:p>-210.8586</text:p>
          </table:table-cell>
          <table:table-cell table:style-name="ce6"/>
          <table:table-cell table:style-name="ce10" table:formula="of:=(MIN([.D134];[.E134];[.F134])+MAX([.D134];[.E134];[.F134]))/2" office:value-type="float" office:value="9.37948185895759" calcext:value-type="float">
            <text:p>9.3795</text:p>
          </table:table-cell>
          <table:table-cell table:style-name="ce6" table:formula="of:=[.D134]-[.H134]" office:value-type="float" office:value="-28.1384455768728" calcext:value-type="float">
            <text:p>-28.1384</text:p>
          </table:table-cell>
          <table:table-cell table:style-name="ce6" table:formula="of:=[.E134]-[.H134]" office:value-type="float" office:value="220.23811196106" calcext:value-type="float">
            <text:p>220.2381</text:p>
          </table:table-cell>
          <table:table-cell table:style-name="ce6" table:formula="of:=[.F134]-[.H134]" office:value-type="float" office:value="-220.23811196106" calcext:value-type="float">
            <text:p>-220.2381</text:p>
          </table:table-cell>
          <table:table-cell table:style-name="ce6"/>
          <table:table-cell table:style-name="ce15" table:formula="of:=([.D134]+255) /2" office:value-type="float" office:value="118.120518141042" calcext:value-type="float">
            <text:p>118</text:p>
          </table:table-cell>
          <table:table-cell table:style-name="ce15" table:formula="of:=[.I134]/2+128" office:value-type="float" office:value="113.93077721156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style-name="ce3" table:formula="of:=360*[.B135]/256" office:value-type="float" office:value="185.625" calcext:value-type="float">
            <text:p>185.625</text:p>
          </table:table-cell>
          <table:table-cell table:style-name="ce6" table:formula="of:=[.$A$3]*SIN(RADIANS([.C135]))" office:value-type="float" office:value="-24.9943707840379" calcext:value-type="float">
            <text:p>-24.9944</text:p>
          </table:table-cell>
          <table:table-cell table:style-name="ce6" table:formula="of:=[.$A$3]*SIN(RADIANS([.C135]-120))" office:value-type="float" office:value="232.2702753549" calcext:value-type="float">
            <text:p>232.2703</text:p>
          </table:table-cell>
          <table:table-cell table:style-name="ce6" table:formula="of:=[.$A$3]*SIN(RADIANS([.C135]+120))" office:value-type="float" office:value="-207.275904570862" calcext:value-type="float">
            <text:p>-207.2759</text:p>
          </table:table-cell>
          <table:table-cell table:style-name="ce6"/>
          <table:table-cell table:style-name="ce10" table:formula="of:=(MIN([.D135];[.E135];[.F135])+MAX([.D135];[.E135];[.F135]))/2" office:value-type="float" office:value="12.497185392019" calcext:value-type="float">
            <text:p>12.4972</text:p>
          </table:table-cell>
          <table:table-cell table:style-name="ce6" table:formula="of:=[.D135]-[.H135]" office:value-type="float" office:value="-37.4915561760569" calcext:value-type="float">
            <text:p>-37.4916</text:p>
          </table:table-cell>
          <table:table-cell table:style-name="ce6" table:formula="of:=[.E135]-[.H135]" office:value-type="float" office:value="219.773089962881" calcext:value-type="float">
            <text:p>219.7731</text:p>
          </table:table-cell>
          <table:table-cell table:style-name="ce6" table:formula="of:=[.F135]-[.H135]" office:value-type="float" office:value="-219.773089962881" calcext:value-type="float">
            <text:p>-219.7731</text:p>
          </table:table-cell>
          <table:table-cell table:style-name="ce6"/>
          <table:table-cell table:style-name="ce15" table:formula="of:=([.D135]+255) /2" office:value-type="float" office:value="115.002814607981" calcext:value-type="float">
            <text:p>115</text:p>
          </table:table-cell>
          <table:table-cell table:style-name="ce15" table:formula="of:=[.I135]/2+128" office:value-type="float" office:value="109.254221911972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style-name="ce3" table:formula="of:=360*[.B136]/256" office:value-type="float" office:value="187.03125" calcext:value-type="float">
            <text:p>187.03125</text:p>
          </table:table-cell>
          <table:table-cell table:style-name="ce6" table:formula="of:=[.$A$3]*SIN(RADIANS([.C136]))" office:value-type="float" office:value="-31.2147221758001" calcext:value-type="float">
            <text:p>-31.2147</text:p>
          </table:table-cell>
          <table:table-cell table:style-name="ce6" table:formula="of:=[.$A$3]*SIN(RADIANS([.C136]-120))" office:value-type="float" office:value="234.783045961053" calcext:value-type="float">
            <text:p>234.7830</text:p>
          </table:table-cell>
          <table:table-cell table:style-name="ce6" table:formula="of:=[.$A$3]*SIN(RADIANS([.C136]+120))" office:value-type="float" office:value="-203.568323785253" calcext:value-type="float">
            <text:p>-203.5683</text:p>
          </table:table-cell>
          <table:table-cell table:style-name="ce6"/>
          <table:table-cell table:style-name="ce10" table:formula="of:=(MIN([.D136];[.E136];[.F136])+MAX([.D136];[.E136];[.F136]))/2" office:value-type="float" office:value="15.6073610879" calcext:value-type="float">
            <text:p>15.6074</text:p>
          </table:table-cell>
          <table:table-cell table:style-name="ce6" table:formula="of:=[.D136]-[.H136]" office:value-type="float" office:value="-46.8220832637001" calcext:value-type="float">
            <text:p>-46.8221</text:p>
          </table:table-cell>
          <table:table-cell table:style-name="ce6" table:formula="of:=[.E136]-[.H136]" office:value-type="float" office:value="219.175684873153" calcext:value-type="float">
            <text:p>219.1757</text:p>
          </table:table-cell>
          <table:table-cell table:style-name="ce6" table:formula="of:=[.F136]-[.H136]" office:value-type="float" office:value="-219.175684873153" calcext:value-type="float">
            <text:p>-219.1757</text:p>
          </table:table-cell>
          <table:table-cell table:style-name="ce6"/>
          <table:table-cell table:style-name="ce15" table:formula="of:=([.D136]+255) /2" office:value-type="float" office:value="111.8926389121" calcext:value-type="float">
            <text:p>112</text:p>
          </table:table-cell>
          <table:table-cell table:style-name="ce15" table:formula="of:=[.I136]/2+128" office:value-type="float" office:value="104.5889583681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style-name="ce3" table:formula="of:=360*[.B137]/256" office:value-type="float" office:value="188.4375" calcext:value-type="float">
            <text:p>188.4375</text:p>
          </table:table-cell>
          <table:table-cell table:style-name="ce6" table:formula="of:=[.$A$3]*SIN(RADIANS([.C137]))" office:value-type="float" office:value="-37.4162709861172" calcext:value-type="float">
            <text:p>-37.4163</text:p>
          </table:table-cell>
          <table:table-cell table:style-name="ce6" table:formula="of:=[.$A$3]*SIN(RADIANS([.C137]-120))" office:value-type="float" office:value="237.154392039423" calcext:value-type="float">
            <text:p>237.1544</text:p>
          </table:table-cell>
          <table:table-cell table:style-name="ce6" table:formula="of:=[.$A$3]*SIN(RADIANS([.C137]+120))" office:value-type="float" office:value="-199.738121053306" calcext:value-type="float">
            <text:p>-199.7381</text:p>
          </table:table-cell>
          <table:table-cell table:style-name="ce6"/>
          <table:table-cell table:style-name="ce10" table:formula="of:=(MIN([.D137];[.E137];[.F137])+MAX([.D137];[.E137];[.F137]))/2" office:value-type="float" office:value="18.7081354930586" calcext:value-type="float">
            <text:p>18.7081</text:p>
          </table:table-cell>
          <table:table-cell table:style-name="ce6" table:formula="of:=[.D137]-[.H137]" office:value-type="float" office:value="-56.1244064791758" calcext:value-type="float">
            <text:p>-56.1244</text:p>
          </table:table-cell>
          <table:table-cell table:style-name="ce6" table:formula="of:=[.E137]-[.H137]" office:value-type="float" office:value="218.446256546365" calcext:value-type="float">
            <text:p>218.4463</text:p>
          </table:table-cell>
          <table:table-cell table:style-name="ce6" table:formula="of:=[.F137]-[.H137]" office:value-type="float" office:value="-218.446256546365" calcext:value-type="float">
            <text:p>-218.4463</text:p>
          </table:table-cell>
          <table:table-cell table:style-name="ce6"/>
          <table:table-cell table:style-name="ce15" table:formula="of:=([.D137]+255) /2" office:value-type="float" office:value="108.791864506941" calcext:value-type="float">
            <text:p>109</text:p>
          </table:table-cell>
          <table:table-cell table:style-name="ce15" table:formula="of:=[.I137]/2+128" office:value-type="float" office:value="99.9377967604121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3" table:formula="of:=360*[.B138]/256" office:value-type="float" office:value="189.84375" calcext:value-type="float">
            <text:p>189.84375</text:p>
          </table:table-cell>
          <table:table-cell table:style-name="ce6" table:formula="of:=[.$A$3]*SIN(RADIANS([.C138]))" office:value-type="float" office:value="-43.5952816338767" calcext:value-type="float">
            <text:p>-43.5953</text:p>
          </table:table-cell>
          <table:table-cell table:style-name="ce6" table:formula="of:=[.$A$3]*SIN(RADIANS([.C138]-120))" office:value-type="float" office:value="239.382885179802" calcext:value-type="float">
            <text:p>239.3829</text:p>
          </table:table-cell>
          <table:table-cell table:style-name="ce6" table:formula="of:=[.$A$3]*SIN(RADIANS([.C138]+120))" office:value-type="float" office:value="-195.787603545926" calcext:value-type="float">
            <text:p>-195.7876</text:p>
          </table:table-cell>
          <table:table-cell table:style-name="ce6"/>
          <table:table-cell table:style-name="ce10" table:formula="of:=(MIN([.D138];[.E138];[.F138])+MAX([.D138];[.E138];[.F138]))/2" office:value-type="float" office:value="21.7976408169384" calcext:value-type="float">
            <text:p>21.7976</text:p>
          </table:table-cell>
          <table:table-cell table:style-name="ce6" table:formula="of:=[.D138]-[.H138]" office:value-type="float" office:value="-65.3929224508151" calcext:value-type="float">
            <text:p>-65.3929</text:p>
          </table:table-cell>
          <table:table-cell table:style-name="ce6" table:formula="of:=[.E138]-[.H138]" office:value-type="float" office:value="217.585244362864" calcext:value-type="float">
            <text:p>217.5852</text:p>
          </table:table-cell>
          <table:table-cell table:style-name="ce6" table:formula="of:=[.F138]-[.H138]" office:value-type="float" office:value="-217.585244362864" calcext:value-type="float">
            <text:p>-217.5852</text:p>
          </table:table-cell>
          <table:table-cell table:style-name="ce6"/>
          <table:table-cell table:style-name="ce15" table:formula="of:=([.D138]+255) /2" office:value-type="float" office:value="105.702359183062" calcext:value-type="float">
            <text:p>106</text:p>
          </table:table-cell>
          <table:table-cell table:style-name="ce15" table:formula="of:=[.I138]/2+128" office:value-type="float" office:value="95.303538774592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style-name="ce3" table:formula="of:=360*[.B139]/256" office:value-type="float" office:value="191.25" calcext:value-type="float">
            <text:p>191.25</text:p>
          </table:table-cell>
          <table:table-cell table:style-name="ce6" table:formula="of:=[.$A$3]*SIN(RADIANS([.C139]))" office:value-type="float" office:value="-49.7480321141127" calcext:value-type="float">
            <text:p>-49.7480</text:p>
          </table:table-cell>
          <table:table-cell table:style-name="ce6" table:formula="of:=[.$A$3]*SIN(RADIANS([.C139]-120))" office:value-type="float" office:value="241.467183021252" calcext:value-type="float">
            <text:p>241.4672</text:p>
          </table:table-cell>
          <table:table-cell table:style-name="ce6" table:formula="of:=[.$A$3]*SIN(RADIANS([.C139]+120))" office:value-type="float" office:value="-191.719150907139" calcext:value-type="float">
            <text:p>-191.7192</text:p>
          </table:table-cell>
          <table:table-cell table:style-name="ce6"/>
          <table:table-cell table:style-name="ce10" table:formula="of:=(MIN([.D139];[.E139];[.F139])+MAX([.D139];[.E139];[.F139]))/2" office:value-type="float" office:value="24.8740160570564" calcext:value-type="float">
            <text:p>24.8740</text:p>
          </table:table-cell>
          <table:table-cell table:style-name="ce6" table:formula="of:=[.D139]-[.H139]" office:value-type="float" office:value="-74.6220481711691" calcext:value-type="float">
            <text:p>-74.6220</text:p>
          </table:table-cell>
          <table:table-cell table:style-name="ce6" table:formula="of:=[.E139]-[.H139]" office:value-type="float" office:value="216.593166964196" calcext:value-type="float">
            <text:p>216.5932</text:p>
          </table:table-cell>
          <table:table-cell table:style-name="ce6" table:formula="of:=[.F139]-[.H139]" office:value-type="float" office:value="-216.593166964196" calcext:value-type="float">
            <text:p>-216.5932</text:p>
          </table:table-cell>
          <table:table-cell table:style-name="ce6"/>
          <table:table-cell table:style-name="ce15" table:formula="of:=([.D139]+255) /2" office:value-type="float" office:value="102.625983942944" calcext:value-type="float">
            <text:p>103</text:p>
          </table:table-cell>
          <table:table-cell table:style-name="ce15" table:formula="of:=[.I139]/2+128" office:value-type="float" office:value="90.6889759144154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style-name="ce3" table:formula="of:=360*[.B140]/256" office:value-type="float" office:value="192.65625" calcext:value-type="float">
            <text:p>192.65625</text:p>
          </table:table-cell>
          <table:table-cell table:style-name="ce6" table:formula="of:=[.$A$3]*SIN(RADIANS([.C140]))" office:value-type="float" office:value="-55.8708162400018" calcext:value-type="float">
            <text:p>-55.8708</text:p>
          </table:table-cell>
          <table:table-cell table:style-name="ce6" table:formula="of:=[.$A$3]*SIN(RADIANS([.C140]-120))" office:value-type="float" office:value="243.406030060689" calcext:value-type="float">
            <text:p>243.4060</text:p>
          </table:table-cell>
          <table:table-cell table:style-name="ce6" table:formula="of:=[.$A$3]*SIN(RADIANS([.C140]+120))" office:value-type="float" office:value="-187.535213820687" calcext:value-type="float">
            <text:p>-187.5352</text:p>
          </table:table-cell>
          <table:table-cell table:style-name="ce6"/>
          <table:table-cell table:style-name="ce10" table:formula="of:=(MIN([.D140];[.E140];[.F140])+MAX([.D140];[.E140];[.F140]))/2" office:value-type="float" office:value="27.9354081200009" calcext:value-type="float">
            <text:p>27.9354</text:p>
          </table:table-cell>
          <table:table-cell table:style-name="ce6" table:formula="of:=[.D140]-[.H140]" office:value-type="float" office:value="-83.8062243600027" calcext:value-type="float">
            <text:p>-83.8062</text:p>
          </table:table-cell>
          <table:table-cell table:style-name="ce6" table:formula="of:=[.E140]-[.H140]" office:value-type="float" office:value="215.470621940688" calcext:value-type="float">
            <text:p>215.4706</text:p>
          </table:table-cell>
          <table:table-cell table:style-name="ce6" table:formula="of:=[.F140]-[.H140]" office:value-type="float" office:value="-215.470621940688" calcext:value-type="float">
            <text:p>-215.4706</text:p>
          </table:table-cell>
          <table:table-cell table:style-name="ce6"/>
          <table:table-cell table:style-name="ce15" table:formula="of:=([.D140]+255) /2" office:value-type="float" office:value="99.5645918799991" calcext:value-type="float">
            <text:p>100</text:p>
          </table:table-cell>
          <table:table-cell table:style-name="ce15" table:formula="of:=[.I140]/2+128" office:value-type="float" office:value="86.09688781999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style-name="ce3" table:formula="of:=360*[.B141]/256" office:value-type="float" office:value="194.0625" calcext:value-type="float">
            <text:p>194.0625</text:p>
          </table:table-cell>
          <table:table-cell table:style-name="ce6" table:formula="of:=[.$A$3]*SIN(RADIANS([.C141]))" office:value-type="float" office:value="-61.9599458753323" calcext:value-type="float">
            <text:p>-61.9599</text:p>
          </table:table-cell>
          <table:table-cell table:style-name="ce6" table:formula="of:=[.$A$3]*SIN(RADIANS([.C141]-120))" office:value-type="float" office:value="245.198258409155" calcext:value-type="float">
            <text:p>245.1983</text:p>
          </table:table-cell>
          <table:table-cell table:style-name="ce6" table:formula="of:=[.$A$3]*SIN(RADIANS([.C141]+120))" office:value-type="float" office:value="-183.238312533823" calcext:value-type="float">
            <text:p>-183.2383</text:p>
          </table:table-cell>
          <table:table-cell table:style-name="ce6"/>
          <table:table-cell table:style-name="ce10" table:formula="of:=(MIN([.D141];[.E141];[.F141])+MAX([.D141];[.E141];[.F141]))/2" office:value-type="float" office:value="30.9799729376661" calcext:value-type="float">
            <text:p>30.9800</text:p>
          </table:table-cell>
          <table:table-cell table:style-name="ce6" table:formula="of:=[.D141]-[.H141]" office:value-type="float" office:value="-92.9399188129984" calcext:value-type="float">
            <text:p>-92.9399</text:p>
          </table:table-cell>
          <table:table-cell table:style-name="ce6" table:formula="of:=[.E141]-[.H141]" office:value-type="float" office:value="214.218285471489" calcext:value-type="float">
            <text:p>214.2183</text:p>
          </table:table-cell>
          <table:table-cell table:style-name="ce6" table:formula="of:=[.F141]-[.H141]" office:value-type="float" office:value="-214.218285471489" calcext:value-type="float">
            <text:p>-214.2183</text:p>
          </table:table-cell>
          <table:table-cell table:style-name="ce6"/>
          <table:table-cell table:style-name="ce15" table:formula="of:=([.D141]+255) /2" office:value-type="float" office:value="96.5200270623339" calcext:value-type="float">
            <text:p>97</text:p>
          </table:table-cell>
          <table:table-cell table:style-name="ce15" table:formula="of:=[.I141]/2+128" office:value-type="float" office:value="81.5300405935008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style-name="ce3" table:formula="of:=360*[.B142]/256" office:value-type="float" office:value="195.46875" calcext:value-type="float">
            <text:p>195.46875</text:p>
          </table:table-cell>
          <table:table-cell table:style-name="ce6" table:formula="of:=[.$A$3]*SIN(RADIANS([.C142]))" office:value-type="float" office:value="-68.0117531560991" calcext:value-type="float">
            <text:p>-68.0118</text:p>
          </table:table-cell>
          <table:table-cell table:style-name="ce6" table:formula="of:=[.$A$3]*SIN(RADIANS([.C142]-120))" office:value-type="float" office:value="246.842788495309" calcext:value-type="float">
            <text:p>246.8428</text:p>
          </table:table-cell>
          <table:table-cell table:style-name="ce6" table:formula="of:=[.$A$3]*SIN(RADIANS([.C142]+120))" office:value-type="float" office:value="-178.83103533921" calcext:value-type="float">
            <text:p>-178.8310</text:p>
          </table:table-cell>
          <table:table-cell table:style-name="ce6"/>
          <table:table-cell table:style-name="ce10" table:formula="of:=(MIN([.D142];[.E142];[.F142])+MAX([.D142];[.E142];[.F142]))/2" office:value-type="float" office:value="34.0058765780496" calcext:value-type="float">
            <text:p>34.0059</text:p>
          </table:table-cell>
          <table:table-cell table:style-name="ce6" table:formula="of:=[.D142]-[.H142]" office:value-type="float" office:value="-102.017629734149" calcext:value-type="float">
            <text:p>-102.0176</text:p>
          </table:table-cell>
          <table:table-cell table:style-name="ce6" table:formula="of:=[.E142]-[.H142]" office:value-type="float" office:value="212.83691191726" calcext:value-type="float">
            <text:p>212.8369</text:p>
          </table:table-cell>
          <table:table-cell table:style-name="ce6" table:formula="of:=[.F142]-[.H142]" office:value-type="float" office:value="-212.83691191726" calcext:value-type="float">
            <text:p>-212.8369</text:p>
          </table:table-cell>
          <table:table-cell table:style-name="ce6"/>
          <table:table-cell table:style-name="ce15" table:formula="of:=([.D142]+255) /2" office:value-type="float" office:value="93.4941234219505" calcext:value-type="float">
            <text:p>93</text:p>
          </table:table-cell>
          <table:table-cell table:style-name="ce15" table:formula="of:=[.I142]/2+128" office:value-type="float" office:value="76.9911851329257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3" table:formula="of:=360*[.B143]/256" office:value-type="float" office:value="196.875" calcext:value-type="float">
            <text:p>196.875</text:p>
          </table:table-cell>
          <table:table-cell table:style-name="ce6" table:formula="of:=[.$A$3]*SIN(RADIANS([.C143]))" office:value-type="float" office:value="-74.0225926998878" calcext:value-type="float">
            <text:p>-74.0226</text:p>
          </table:table-cell>
          <table:table-cell table:style-name="ce6" table:formula="of:=[.$A$3]*SIN(RADIANS([.C143]-120))" office:value-type="float" office:value="248.33862971572" calcext:value-type="float">
            <text:p>248.3386</text:p>
          </table:table-cell>
          <table:table-cell table:style-name="ce6" table:formula="of:=[.$A$3]*SIN(RADIANS([.C143]+120))" office:value-type="float" office:value="-174.316037015832" calcext:value-type="float">
            <text:p>-174.3160</text:p>
          </table:table-cell>
          <table:table-cell table:style-name="ce6"/>
          <table:table-cell table:style-name="ce10" table:formula="of:=(MIN([.D143];[.E143];[.F143])+MAX([.D143];[.E143];[.F143]))/2" office:value-type="float" office:value="37.0112963499439" calcext:value-type="float">
            <text:p>37.0113</text:p>
          </table:table-cell>
          <table:table-cell table:style-name="ce6" table:formula="of:=[.D143]-[.H143]" office:value-type="float" office:value="-111.033889049832" calcext:value-type="float">
            <text:p>-111.0339</text:p>
          </table:table-cell>
          <table:table-cell table:style-name="ce6" table:formula="of:=[.E143]-[.H143]" office:value-type="float" office:value="211.327333365776" calcext:value-type="float">
            <text:p>211.3273</text:p>
          </table:table-cell>
          <table:table-cell table:style-name="ce6" table:formula="of:=[.F143]-[.H143]" office:value-type="float" office:value="-211.327333365776" calcext:value-type="float">
            <text:p>-211.3273</text:p>
          </table:table-cell>
          <table:table-cell table:style-name="ce6"/>
          <table:table-cell table:style-name="ce15" table:formula="of:=([.D143]+255) /2" office:value-type="float" office:value="90.4887036500561" calcext:value-type="float">
            <text:p>90</text:p>
          </table:table-cell>
          <table:table-cell table:style-name="ce15" table:formula="of:=[.I143]/2+128" office:value-type="float" office:value="72.4830554750841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style-name="ce3" table:formula="of:=360*[.B144]/256" office:value-type="float" office:value="198.28125" calcext:value-type="float">
            <text:p>198.28125</text:p>
          </table:table-cell>
          <table:table-cell table:style-name="ce6" table:formula="of:=[.$A$3]*SIN(RADIANS([.C144]))" office:value-type="float" office:value="-79.9888438017174" calcext:value-type="float">
            <text:p>-79.9888</text:p>
          </table:table-cell>
          <table:table-cell table:style-name="ce6" table:formula="of:=[.$A$3]*SIN(RADIANS([.C144]-120))" office:value-type="float" office:value="249.68488103157" calcext:value-type="float">
            <text:p>249.6849</text:p>
          </table:table-cell>
          <table:table-cell table:style-name="ce6" table:formula="of:=[.$A$3]*SIN(RADIANS([.C144]+120))" office:value-type="float" office:value="-169.696037229852" calcext:value-type="float">
            <text:p>-169.6960</text:p>
          </table:table-cell>
          <table:table-cell table:style-name="ce6"/>
          <table:table-cell table:style-name="ce10" table:formula="of:=(MIN([.D144];[.E144];[.F144])+MAX([.D144];[.E144];[.F144]))/2" office:value-type="float" office:value="39.9944219008587" calcext:value-type="float">
            <text:p>39.9944</text:p>
          </table:table-cell>
          <table:table-cell table:style-name="ce6" table:formula="of:=[.D144]-[.H144]" office:value-type="float" office:value="-119.983265702576" calcext:value-type="float">
            <text:p>-119.9833</text:p>
          </table:table-cell>
          <table:table-cell table:style-name="ce6" table:formula="of:=[.E144]-[.H144]" office:value-type="float" office:value="209.690459130711" calcext:value-type="float">
            <text:p>209.6905</text:p>
          </table:table-cell>
          <table:table-cell table:style-name="ce6" table:formula="of:=[.F144]-[.H144]" office:value-type="float" office:value="-209.690459130711" calcext:value-type="float">
            <text:p>-209.6905</text:p>
          </table:table-cell>
          <table:table-cell table:style-name="ce6"/>
          <table:table-cell table:style-name="ce15" table:formula="of:=([.D144]+255) /2" office:value-type="float" office:value="87.5055780991413" calcext:value-type="float">
            <text:p>88</text:p>
          </table:table-cell>
          <table:table-cell table:style-name="ce15" table:formula="of:=[.I144]/2+128" office:value-type="float" office:value="68.008367148712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style-name="ce3" table:formula="of:=360*[.B145]/256" office:value-type="float" office:value="199.6875" calcext:value-type="float">
            <text:p>199.6875</text:p>
          </table:table-cell>
          <table:table-cell table:style-name="ce6" table:formula="of:=[.$A$3]*SIN(RADIANS([.C145]))" office:value-type="float" office:value="-85.9069126150161" calcext:value-type="float">
            <text:p>-85.9069</text:p>
          </table:table-cell>
          <table:table-cell table:style-name="ce6" table:formula="of:=[.$A$3]*SIN(RADIANS([.C145]-120))" office:value-type="float" office:value="250.880731511405" calcext:value-type="float">
            <text:p>250.8807</text:p>
          </table:table-cell>
          <table:table-cell table:style-name="ce6" table:formula="of:=[.$A$3]*SIN(RADIANS([.C145]+120))" office:value-type="float" office:value="-164.973818896389" calcext:value-type="float">
            <text:p>-164.9738</text:p>
          </table:table-cell>
          <table:table-cell table:style-name="ce6"/>
          <table:table-cell table:style-name="ce10" table:formula="of:=(MIN([.D145];[.E145];[.F145])+MAX([.D145];[.E145];[.F145]))/2" office:value-type="float" office:value="42.953456307508" calcext:value-type="float">
            <text:p>42.9535</text:p>
          </table:table-cell>
          <table:table-cell table:style-name="ce6" table:formula="of:=[.D145]-[.H145]" office:value-type="float" office:value="-128.860368922524" calcext:value-type="float">
            <text:p>-128.8604</text:p>
          </table:table-cell>
          <table:table-cell table:style-name="ce6" table:formula="of:=[.E145]-[.H145]" office:value-type="float" office:value="207.927275203897" calcext:value-type="float">
            <text:p>207.9273</text:p>
          </table:table-cell>
          <table:table-cell table:style-name="ce6" table:formula="of:=[.F145]-[.H145]" office:value-type="float" office:value="-207.927275203897" calcext:value-type="float">
            <text:p>-207.9273</text:p>
          </table:table-cell>
          <table:table-cell table:style-name="ce6"/>
          <table:table-cell table:style-name="ce15" table:formula="of:=([.D145]+255) /2" office:value-type="float" office:value="84.5465436924919" calcext:value-type="float">
            <text:p>85</text:p>
          </table:table-cell>
          <table:table-cell table:style-name="ce15" table:formula="of:=[.I145]/2+128" office:value-type="float" office:value="63.5698155387379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style-name="ce3" table:formula="of:=360*[.B146]/256" office:value-type="float" office:value="201.09375" calcext:value-type="float">
            <text:p>201.09375</text:p>
          </table:table-cell>
          <table:table-cell table:style-name="ce6" table:formula="of:=[.$A$3]*SIN(RADIANS([.C146]))" office:value-type="float" office:value="-91.773234316422" calcext:value-type="float">
            <text:p>-91.7732</text:p>
          </table:table-cell>
          <table:table-cell table:style-name="ce6" table:formula="of:=[.$A$3]*SIN(RADIANS([.C146]-120))" office:value-type="float" office:value="251.925460819612" calcext:value-type="float">
            <text:p>251.9255</text:p>
          </table:table-cell>
          <table:table-cell table:style-name="ce6" table:formula="of:=[.$A$3]*SIN(RADIANS([.C146]+120))" office:value-type="float" office:value="-160.15222650319" calcext:value-type="float">
            <text:p>-160.1522</text:p>
          </table:table-cell>
          <table:table-cell table:style-name="ce6"/>
          <table:table-cell table:style-name="ce10" table:formula="of:=(MIN([.D146];[.E146];[.F146])+MAX([.D146];[.E146];[.F146]))/2" office:value-type="float" office:value="45.886617158211" calcext:value-type="float">
            <text:p>45.8866</text:p>
          </table:table-cell>
          <table:table-cell table:style-name="ce6" table:formula="of:=[.D146]-[.H146]" office:value-type="float" office:value="-137.659851474633" calcext:value-type="float">
            <text:p>-137.6599</text:p>
          </table:table-cell>
          <table:table-cell table:style-name="ce6" table:formula="of:=[.E146]-[.H146]" office:value-type="float" office:value="206.038843661401" calcext:value-type="float">
            <text:p>206.0388</text:p>
          </table:table-cell>
          <table:table-cell table:style-name="ce6" table:formula="of:=[.F146]-[.H146]" office:value-type="float" office:value="-206.038843661401" calcext:value-type="float">
            <text:p>-206.0388</text:p>
          </table:table-cell>
          <table:table-cell table:style-name="ce6"/>
          <table:table-cell table:style-name="ce15" table:formula="of:=([.D146]+255) /2" office:value-type="float" office:value="81.613382841789" calcext:value-type="float">
            <text:p>82</text:p>
          </table:table-cell>
          <table:table-cell table:style-name="ce15" table:formula="of:=[.I146]/2+128" office:value-type="float" office:value="59.1700742626835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style-name="ce3" table:formula="of:=360*[.B147]/256" office:value-type="float" office:value="202.5" calcext:value-type="float">
            <text:p>202.5</text:p>
          </table:table-cell>
          <table:table-cell table:style-name="ce6" table:formula="of:=[.$A$3]*SIN(RADIANS([.C147]))" office:value-type="float" office:value="-97.5842752530979" calcext:value-type="float">
            <text:p>-97.5843</text:p>
          </table:table-cell>
          <table:table-cell table:style-name="ce6" table:formula="of:=[.$A$3]*SIN(RADIANS([.C147]-120))" office:value-type="float" office:value="252.818439650322" calcext:value-type="float">
            <text:p>252.8184</text:p>
          </table:table-cell>
          <table:table-cell table:style-name="ce6" table:formula="of:=[.$A$3]*SIN(RADIANS([.C147]+120))" office:value-type="float" office:value="-155.234164397224" calcext:value-type="float">
            <text:p>-155.2342</text:p>
          </table:table-cell>
          <table:table-cell table:style-name="ce6"/>
          <table:table-cell table:style-name="ce10" table:formula="of:=(MIN([.D147];[.E147];[.F147])+MAX([.D147];[.E147];[.F147]))/2" office:value-type="float" office:value="48.7921376265489" calcext:value-type="float">
            <text:p>48.7921</text:p>
          </table:table-cell>
          <table:table-cell table:style-name="ce6" table:formula="of:=[.D147]-[.H147]" office:value-type="float" office:value="-146.376412879647" calcext:value-type="float">
            <text:p>-146.3764</text:p>
          </table:table-cell>
          <table:table-cell table:style-name="ce6" table:formula="of:=[.E147]-[.H147]" office:value-type="float" office:value="204.026302023773" calcext:value-type="float">
            <text:p>204.0263</text:p>
          </table:table-cell>
          <table:table-cell table:style-name="ce6" table:formula="of:=[.F147]-[.H147]" office:value-type="float" office:value="-204.026302023773" calcext:value-type="float">
            <text:p>-204.0263</text:p>
          </table:table-cell>
          <table:table-cell table:style-name="ce6"/>
          <table:table-cell table:style-name="ce15" table:formula="of:=([.D147]+255) /2" office:value-type="float" office:value="78.7078623734511" calcext:value-type="float">
            <text:p>79</text:p>
          </table:table-cell>
          <table:table-cell table:style-name="ce15" table:formula="of:=[.I147]/2+128" office:value-type="float" office:value="54.8117935601766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3" table:formula="of:=360*[.B148]/256" office:value-type="float" office:value="203.90625" calcext:value-type="float">
            <text:p>203.90625</text:p>
          </table:table-cell>
          <table:table-cell table:style-name="ce6" table:formula="of:=[.$A$3]*SIN(RADIANS([.C148]))" office:value-type="float" office:value="-103.336535071272" calcext:value-type="float">
            <text:p>-103.3365</text:p>
          </table:table-cell>
          <table:table-cell table:style-name="ce6" table:formula="of:=[.$A$3]*SIN(RADIANS([.C148]-120))" office:value-type="float" office:value="253.559130106476" calcext:value-type="float">
            <text:p>253.5591</text:p>
          </table:table-cell>
          <table:table-cell table:style-name="ce6" table:formula="of:=[.$A$3]*SIN(RADIANS([.C148]+120))" office:value-type="float" office:value="-150.222595035204" calcext:value-type="float">
            <text:p>-150.2226</text:p>
          </table:table-cell>
          <table:table-cell table:style-name="ce6"/>
          <table:table-cell table:style-name="ce10" table:formula="of:=(MIN([.D148];[.E148];[.F148])+MAX([.D148];[.E148];[.F148]))/2" office:value-type="float" office:value="51.6682675356362" calcext:value-type="float">
            <text:p>51.6683</text:p>
          </table:table-cell>
          <table:table-cell table:style-name="ce6" table:formula="of:=[.D148]-[.H148]" office:value-type="float" office:value="-155.004802606909" calcext:value-type="float">
            <text:p>-155.0048</text:p>
          </table:table-cell>
          <table:table-cell table:style-name="ce6" table:formula="of:=[.E148]-[.H148]" office:value-type="float" office:value="201.89086257084" calcext:value-type="float">
            <text:p>201.8909</text:p>
          </table:table-cell>
          <table:table-cell table:style-name="ce6" table:formula="of:=[.F148]-[.H148]" office:value-type="float" office:value="-201.89086257084" calcext:value-type="float">
            <text:p>-201.8909</text:p>
          </table:table-cell>
          <table:table-cell table:style-name="ce6"/>
          <table:table-cell table:style-name="ce15" table:formula="of:=([.D148]+255) /2" office:value-type="float" office:value="75.8317324643638" calcext:value-type="float">
            <text:p>76</text:p>
          </table:table-cell>
          <table:table-cell table:style-name="ce15" table:formula="of:=[.I148]/2+128" office:value-type="float" office:value="50.4975986965457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style-name="ce3" table:formula="of:=360*[.B149]/256" office:value-type="float" office:value="205.3125" calcext:value-type="float">
            <text:p>205.3125</text:p>
          </table:table-cell>
          <table:table-cell table:style-name="ce6" table:formula="of:=[.$A$3]*SIN(RADIANS([.C149]))" office:value-type="float" office:value="-109.026548824722" calcext:value-type="float">
            <text:p>-109.0265</text:p>
          </table:table-cell>
          <table:table-cell table:style-name="ce6" table:formula="of:=[.$A$3]*SIN(RADIANS([.C149]-120))" office:value-type="float" office:value="254.147086023841" calcext:value-type="float">
            <text:p>254.1471</text:p>
          </table:table-cell>
          <table:table-cell table:style-name="ce6" table:formula="of:=[.$A$3]*SIN(RADIANS([.C149]+120))" office:value-type="float" office:value="-145.120537199119" calcext:value-type="float">
            <text:p>-145.1205</text:p>
          </table:table-cell>
          <table:table-cell table:style-name="ce6"/>
          <table:table-cell table:style-name="ce10" table:formula="of:=(MIN([.D149];[.E149];[.F149])+MAX([.D149];[.E149];[.F149]))/2" office:value-type="float" office:value="54.5132744123609" calcext:value-type="float">
            <text:p>54.5133</text:p>
          </table:table-cell>
          <table:table-cell table:style-name="ce6" table:formula="of:=[.D149]-[.H149]" office:value-type="float" office:value="-163.539823237083" calcext:value-type="float">
            <text:p>-163.5398</text:p>
          </table:table-cell>
          <table:table-cell table:style-name="ce6" table:formula="of:=[.E149]-[.H149]" office:value-type="float" office:value="199.63381161148" calcext:value-type="float">
            <text:p>199.6338</text:p>
          </table:table-cell>
          <table:table-cell table:style-name="ce6" table:formula="of:=[.F149]-[.H149]" office:value-type="float" office:value="-199.63381161148" calcext:value-type="float">
            <text:p>-199.6338</text:p>
          </table:table-cell>
          <table:table-cell table:style-name="ce6"/>
          <table:table-cell table:style-name="ce15" table:formula="of:=([.D149]+255) /2" office:value-type="float" office:value="72.986725587639" calcext:value-type="float">
            <text:p>73</text:p>
          </table:table-cell>
          <table:table-cell table:style-name="ce15" table:formula="of:=[.I149]/2+128" office:value-type="float" office:value="46.2300883814586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style-name="ce3" table:formula="of:=360*[.B150]/256" office:value-type="float" office:value="206.71875" calcext:value-type="float">
            <text:p>206.71875</text:p>
          </table:table-cell>
          <table:table-cell table:style-name="ce6" table:formula="of:=[.$A$3]*SIN(RADIANS([.C150]))" office:value-type="float" office:value="-114.650889061925" calcext:value-type="float">
            <text:p>-114.6509</text:p>
          </table:table-cell>
          <table:table-cell table:style-name="ce6" table:formula="of:=[.$A$3]*SIN(RADIANS([.C150]-120))" office:value-type="float" office:value="254.581953239757" calcext:value-type="float">
            <text:p>254.5820</text:p>
          </table:table-cell>
          <table:table-cell table:style-name="ce6" table:formula="of:=[.$A$3]*SIN(RADIANS([.C150]+120))" office:value-type="float" office:value="-139.931064177832" calcext:value-type="float">
            <text:p>-139.9311</text:p>
          </table:table-cell>
          <table:table-cell table:style-name="ce6"/>
          <table:table-cell table:style-name="ce10" table:formula="of:=(MIN([.D150];[.E150];[.F150])+MAX([.D150];[.E150];[.F150]))/2" office:value-type="float" office:value="57.3254445309624" calcext:value-type="float">
            <text:p>57.3254</text:p>
          </table:table-cell>
          <table:table-cell table:style-name="ce6" table:formula="of:=[.D150]-[.H150]" office:value-type="float" office:value="-171.976333592887" calcext:value-type="float">
            <text:p>-171.9763</text:p>
          </table:table-cell>
          <table:table-cell table:style-name="ce6" table:formula="of:=[.E150]-[.H150]" office:value-type="float" office:value="197.256508708794" calcext:value-type="float">
            <text:p>197.2565</text:p>
          </table:table-cell>
          <table:table-cell table:style-name="ce6" table:formula="of:=[.F150]-[.H150]" office:value-type="float" office:value="-197.256508708794" calcext:value-type="float">
            <text:p>-197.2565</text:p>
          </table:table-cell>
          <table:table-cell table:style-name="ce6"/>
          <table:table-cell table:style-name="ce15" table:formula="of:=([.D150]+255) /2" office:value-type="float" office:value="70.1745554690376" calcext:value-type="float">
            <text:p>70</text:p>
          </table:table-cell>
          <table:table-cell table:style-name="ce15" table:formula="of:=[.I150]/2+128" office:value-type="float" office:value="42.0118332035565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style-name="ce3" table:formula="of:=360*[.B151]/256" office:value-type="float" office:value="208.125" calcext:value-type="float">
            <text:p>208.125</text:p>
          </table:table-cell>
          <table:table-cell table:style-name="ce6" table:formula="of:=[.$A$3]*SIN(RADIANS([.C151]))" office:value-type="float" office:value="-120.206167890629" calcext:value-type="float">
            <text:p>-120.2062</text:p>
          </table:table-cell>
          <table:table-cell table:style-name="ce6" table:formula="of:=[.$A$3]*SIN(RADIANS([.C151]-120))" office:value-type="float" office:value="254.863469806473" calcext:value-type="float">
            <text:p>254.8635</text:p>
          </table:table-cell>
          <table:table-cell table:style-name="ce6" table:formula="of:=[.$A$3]*SIN(RADIANS([.C151]+120))" office:value-type="float" office:value="-134.657301915844" calcext:value-type="float">
            <text:p>-134.6573</text:p>
          </table:table-cell>
          <table:table-cell table:style-name="ce6"/>
          <table:table-cell table:style-name="ce10" table:formula="of:=(MIN([.D151];[.E151];[.F151])+MAX([.D151];[.E151];[.F151]))/2" office:value-type="float" office:value="60.1030839453147" calcext:value-type="float">
            <text:p>60.1031</text:p>
          </table:table-cell>
          <table:table-cell table:style-name="ce6" table:formula="of:=[.D151]-[.H151]" office:value-type="float" office:value="-180.309251835944" calcext:value-type="float">
            <text:p>-180.3093</text:p>
          </table:table-cell>
          <table:table-cell table:style-name="ce6" table:formula="of:=[.E151]-[.H151]" office:value-type="float" office:value="194.760385861159" calcext:value-type="float">
            <text:p>194.7604</text:p>
          </table:table-cell>
          <table:table-cell table:style-name="ce6" table:formula="of:=[.F151]-[.H151]" office:value-type="float" office:value="-194.760385861159" calcext:value-type="float">
            <text:p>-194.7604</text:p>
          </table:table-cell>
          <table:table-cell table:style-name="ce6"/>
          <table:table-cell table:style-name="ce15" table:formula="of:=([.D151]+255) /2" office:value-type="float" office:value="67.3969160546853" calcext:value-type="float">
            <text:p>67</text:p>
          </table:table-cell>
          <table:table-cell table:style-name="ce15" table:formula="of:=[.I151]/2+128" office:value-type="float" office:value="37.8453740820279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style-name="ce3" table:formula="of:=360*[.B152]/256" office:value-type="float" office:value="209.53125" calcext:value-type="float">
            <text:p>209.53125</text:p>
          </table:table-cell>
          <table:table-cell table:style-name="ce6" table:formula="of:=[.$A$3]*SIN(RADIANS([.C152]))" office:value-type="float" office:value="-125.689039018595" calcext:value-type="float">
            <text:p>-125.6890</text:p>
          </table:table-cell>
          <table:table-cell table:style-name="ce6" table:formula="of:=[.$A$3]*SIN(RADIANS([.C152]-120))" office:value-type="float" office:value="254.991466148937" calcext:value-type="float">
            <text:p>254.9915</text:p>
          </table:table-cell>
          <table:table-cell table:style-name="ce6" table:formula="of:=[.$A$3]*SIN(RADIANS([.C152]+120))" office:value-type="float" office:value="-129.302427130342" calcext:value-type="float">
            <text:p>-129.3024</text:p>
          </table:table-cell>
          <table:table-cell table:style-name="ce6"/>
          <table:table-cell table:style-name="ce10" table:formula="of:=(MIN([.D152];[.E152];[.F152])+MAX([.D152];[.E152];[.F152]))/2" office:value-type="float" office:value="62.8445195092975" calcext:value-type="float">
            <text:p>62.8445</text:p>
          </table:table-cell>
          <table:table-cell table:style-name="ce6" table:formula="of:=[.D152]-[.H152]" office:value-type="float" office:value="-188.533558527892" calcext:value-type="float">
            <text:p>-188.5336</text:p>
          </table:table-cell>
          <table:table-cell table:style-name="ce6" table:formula="of:=[.E152]-[.H152]" office:value-type="float" office:value="192.14694663964" calcext:value-type="float">
            <text:p>192.1469</text:p>
          </table:table-cell>
          <table:table-cell table:style-name="ce6" table:formula="of:=[.F152]-[.H152]" office:value-type="float" office:value="-192.14694663964" calcext:value-type="float">
            <text:p>-192.1469</text:p>
          </table:table-cell>
          <table:table-cell table:style-name="ce6"/>
          <table:table-cell table:style-name="ce15" table:formula="of:=([.D152]+255) /2" office:value-type="float" office:value="64.6554804907026" calcext:value-type="float">
            <text:p>65</text:p>
          </table:table-cell>
          <table:table-cell table:style-name="ce15" table:formula="of:=[.I152]/2+128" office:value-type="float" office:value="33.7332207360538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3" table:formula="of:=360*[.B153]/256" office:value-type="float" office:value="210.9375" calcext:value-type="float">
            <text:p>210.9375</text:p>
          </table:table-cell>
          <table:table-cell table:style-name="ce6" table:formula="of:=[.$A$3]*SIN(RADIANS([.C153]))" office:value-type="float" office:value="-131.096199769272" calcext:value-type="float">
            <text:p>-131.0962</text:p>
          </table:table-cell>
          <table:table-cell table:style-name="ce6" table:formula="of:=[.$A$3]*SIN(RADIANS([.C153]-120))" office:value-type="float" office:value="254.965865166938" calcext:value-type="float">
            <text:p>254.9659</text:p>
          </table:table-cell>
          <table:table-cell table:style-name="ce6" table:formula="of:=[.$A$3]*SIN(RADIANS([.C153]+120))" office:value-type="float" office:value="-123.869665397667" calcext:value-type="float">
            <text:p>-123.8697</text:p>
          </table:table-cell>
          <table:table-cell table:style-name="ce6"/>
          <table:table-cell table:style-name="ce10" table:formula="of:=(MIN([.D153];[.E153];[.F153])+MAX([.D153];[.E153];[.F153]))/2" office:value-type="float" office:value="61.9348326988334" calcext:value-type="float">
            <text:p>61.9348</text:p>
          </table:table-cell>
          <table:table-cell table:style-name="ce6" table:formula="of:=[.D153]-[.H153]" office:value-type="float" office:value="-193.031032468105" calcext:value-type="float">
            <text:p>-193.0310</text:p>
          </table:table-cell>
          <table:table-cell table:style-name="ce6" table:formula="of:=[.E153]-[.H153]" office:value-type="float" office:value="193.031032468105" calcext:value-type="float">
            <text:p>193.0310</text:p>
          </table:table-cell>
          <table:table-cell table:style-name="ce6" table:formula="of:=[.F153]-[.H153]" office:value-type="float" office:value="-185.8044980965" calcext:value-type="float">
            <text:p>-185.8045</text:p>
          </table:table-cell>
          <table:table-cell table:style-name="ce6"/>
          <table:table-cell table:style-name="ce15" table:formula="of:=([.D153]+255) /2" office:value-type="float" office:value="61.9519001153643" calcext:value-type="float">
            <text:p>62</text:p>
          </table:table-cell>
          <table:table-cell table:style-name="ce15" table:formula="of:=[.I153]/2+128" office:value-type="float" office:value="31.4844837659476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style-name="ce3" table:formula="of:=360*[.B154]/256" office:value-type="float" office:value="212.34375" calcext:value-type="float">
            <text:p>212.34375</text:p>
          </table:table-cell>
          <table:table-cell table:style-name="ce6" table:formula="of:=[.$A$3]*SIN(RADIANS([.C154]))" office:value-type="float" office:value="-136.42439307121" calcext:value-type="float">
            <text:p>-136.4244</text:p>
          </table:table-cell>
          <table:table-cell table:style-name="ce6" table:formula="of:=[.$A$3]*SIN(RADIANS([.C154]-120))" office:value-type="float" office:value="254.78668228155" calcext:value-type="float">
            <text:p>254.7867</text:p>
          </table:table-cell>
          <table:table-cell table:style-name="ce6" table:formula="of:=[.$A$3]*SIN(RADIANS([.C154]+120))" office:value-type="float" office:value="-118.362289210341" calcext:value-type="float">
            <text:p>-118.3623</text:p>
          </table:table-cell>
          <table:table-cell table:style-name="ce6"/>
          <table:table-cell table:style-name="ce10" table:formula="of:=(MIN([.D154];[.E154];[.F154])+MAX([.D154];[.E154];[.F154]))/2" office:value-type="float" office:value="59.1811446051704" calcext:value-type="float">
            <text:p>59.1811</text:p>
          </table:table-cell>
          <table:table-cell table:style-name="ce6" table:formula="of:=[.D154]-[.H154]" office:value-type="float" office:value="-195.60553767638" calcext:value-type="float">
            <text:p>-195.6055</text:p>
          </table:table-cell>
          <table:table-cell table:style-name="ce6" table:formula="of:=[.E154]-[.H154]" office:value-type="float" office:value="195.60553767638" calcext:value-type="float">
            <text:p>195.6055</text:p>
          </table:table-cell>
          <table:table-cell table:style-name="ce6" table:formula="of:=[.F154]-[.H154]" office:value-type="float" office:value="-177.543433815511" calcext:value-type="float">
            <text:p>-177.5434</text:p>
          </table:table-cell>
          <table:table-cell table:style-name="ce6"/>
          <table:table-cell table:style-name="ce15" table:formula="of:=([.D154]+255) /2" office:value-type="float" office:value="59.2878034643951" calcext:value-type="float">
            <text:p>59</text:p>
          </table:table-cell>
          <table:table-cell table:style-name="ce15" table:formula="of:=[.I154]/2+128" office:value-type="float" office:value="30.19723116181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style-name="ce3" table:formula="of:=360*[.B155]/256" office:value-type="float" office:value="213.75" calcext:value-type="float">
            <text:p>213.75</text:p>
          </table:table-cell>
          <table:table-cell table:style-name="ce6" table:formula="of:=[.$A$3]*SIN(RADIANS([.C155]))" office:value-type="float" office:value="-141.670409419999" calcext:value-type="float">
            <text:p>-141.6704</text:p>
          </table:table-cell>
          <table:table-cell table:style-name="ce6" table:formula="of:=[.$A$3]*SIN(RADIANS([.C155]-120))" office:value-type="float" office:value="254.454025425844" calcext:value-type="float">
            <text:p>254.4540</text:p>
          </table:table-cell>
          <table:table-cell table:style-name="ce6" table:formula="of:=[.$A$3]*SIN(RADIANS([.C155]+120))" office:value-type="float" office:value="-112.783616005845" calcext:value-type="float">
            <text:p>-112.7836</text:p>
          </table:table-cell>
          <table:table-cell table:style-name="ce6"/>
          <table:table-cell table:style-name="ce10" table:formula="of:=(MIN([.D155];[.E155];[.F155])+MAX([.D155];[.E155];[.F155]))/2" office:value-type="float" office:value="56.3918080029227" calcext:value-type="float">
            <text:p>56.3918</text:p>
          </table:table-cell>
          <table:table-cell table:style-name="ce6" table:formula="of:=[.D155]-[.H155]" office:value-type="float" office:value="-198.062217422921" calcext:value-type="float">
            <text:p>-198.0622</text:p>
          </table:table-cell>
          <table:table-cell table:style-name="ce6" table:formula="of:=[.E155]-[.H155]" office:value-type="float" office:value="198.062217422921" calcext:value-type="float">
            <text:p>198.0622</text:p>
          </table:table-cell>
          <table:table-cell table:style-name="ce6" table:formula="of:=[.F155]-[.H155]" office:value-type="float" office:value="-169.175424008768" calcext:value-type="float">
            <text:p>-169.1754</text:p>
          </table:table-cell>
          <table:table-cell table:style-name="ce6"/>
          <table:table-cell table:style-name="ce15" table:formula="of:=([.D155]+255) /2" office:value-type="float" office:value="56.6647952900007" calcext:value-type="float">
            <text:p>57</text:p>
          </table:table-cell>
          <table:table-cell table:style-name="ce15" table:formula="of:=[.I155]/2+128" office:value-type="float" office:value="28.9688912885394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style-name="ce3" table:formula="of:=360*[.B156]/256" office:value-type="float" office:value="215.15625" calcext:value-type="float">
            <text:p>215.15625</text:p>
          </table:table-cell>
          <table:table-cell table:style-name="ce6" table:formula="of:=[.$A$3]*SIN(RADIANS([.C156]))" office:value-type="float" office:value="-146.831088811551" calcext:value-type="float">
            <text:p>-146.8311</text:p>
          </table:table-cell>
          <table:table-cell table:style-name="ce6" table:formula="of:=[.$A$3]*SIN(RADIANS([.C156]-120))" office:value-type="float" office:value="253.96809497987" calcext:value-type="float">
            <text:p>253.9681</text:p>
          </table:table-cell>
          <table:table-cell table:style-name="ce6" table:formula="of:=[.$A$3]*SIN(RADIANS([.C156]+120))" office:value-type="float" office:value="-107.137006168319" calcext:value-type="float">
            <text:p>-107.1370</text:p>
          </table:table-cell>
          <table:table-cell table:style-name="ce6"/>
          <table:table-cell table:style-name="ce10" table:formula="of:=(MIN([.D156];[.E156];[.F156])+MAX([.D156];[.E156];[.F156]))/2" office:value-type="float" office:value="53.5685030841596" calcext:value-type="float">
            <text:p>53.5685</text:p>
          </table:table-cell>
          <table:table-cell table:style-name="ce6" table:formula="of:=[.D156]-[.H156]" office:value-type="float" office:value="-200.39959189571" calcext:value-type="float">
            <text:p>-200.3996</text:p>
          </table:table-cell>
          <table:table-cell table:style-name="ce6" table:formula="of:=[.E156]-[.H156]" office:value-type="float" office:value="200.39959189571" calcext:value-type="float">
            <text:p>200.3996</text:p>
          </table:table-cell>
          <table:table-cell table:style-name="ce6" table:formula="of:=[.F156]-[.H156]" office:value-type="float" office:value="-160.705509252479" calcext:value-type="float">
            <text:p>-160.7055</text:p>
          </table:table-cell>
          <table:table-cell table:style-name="ce6"/>
          <table:table-cell table:style-name="ce15" table:formula="of:=([.D156]+255) /2" office:value-type="float" office:value="54.0844555942247" calcext:value-type="float">
            <text:p>54</text:p>
          </table:table-cell>
          <table:table-cell table:style-name="ce15" table:formula="of:=[.I156]/2+128" office:value-type="float" office:value="27.8002040521449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style-name="ce3" table:formula="of:=360*[.B157]/256" office:value-type="float" office:value="216.5625" calcext:value-type="float">
            <text:p>216.5625</text:p>
          </table:table-cell>
          <table:table-cell table:style-name="ce6" table:formula="of:=[.$A$3]*SIN(RADIANS([.C157]))" office:value-type="float" office:value="-151.903322645571" calcext:value-type="float">
            <text:p>-151.9033</text:p>
          </table:table-cell>
          <table:table-cell table:style-name="ce6" table:formula="of:=[.$A$3]*SIN(RADIANS([.C157]-120))" office:value-type="float" office:value="253.329183649958" calcext:value-type="float">
            <text:p>253.3292</text:p>
          </table:table-cell>
          <table:table-cell table:style-name="ce6" table:formula="of:=[.$A$3]*SIN(RADIANS([.C157]+120))" office:value-type="float" office:value="-101.425861004388" calcext:value-type="float">
            <text:p>-101.4259</text:p>
          </table:table-cell>
          <table:table-cell table:style-name="ce6"/>
          <table:table-cell table:style-name="ce10" table:formula="of:=(MIN([.D157];[.E157];[.F157])+MAX([.D157];[.E157];[.F157]))/2" office:value-type="float" office:value="50.7129305021939" calcext:value-type="float">
            <text:p>50.7129</text:p>
          </table:table-cell>
          <table:table-cell table:style-name="ce6" table:formula="of:=[.D157]-[.H157]" office:value-type="float" office:value="-202.616253147764" calcext:value-type="float">
            <text:p>-202.6163</text:p>
          </table:table-cell>
          <table:table-cell table:style-name="ce6" table:formula="of:=[.E157]-[.H157]" office:value-type="float" office:value="202.616253147764" calcext:value-type="float">
            <text:p>202.6163</text:p>
          </table:table-cell>
          <table:table-cell table:style-name="ce6" table:formula="of:=[.F157]-[.H157]" office:value-type="float" office:value="-152.138791506582" calcext:value-type="float">
            <text:p>-152.1388</text:p>
          </table:table-cell>
          <table:table-cell table:style-name="ce6"/>
          <table:table-cell table:style-name="ce15" table:formula="of:=([.D157]+255) /2" office:value-type="float" office:value="51.5483386772148" calcext:value-type="float">
            <text:p>52</text:p>
          </table:table-cell>
          <table:table-cell table:style-name="ce15" table:formula="of:=[.I157]/2+128" office:value-type="float" office:value="26.6918734261178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3" table:formula="of:=360*[.B158]/256" office:value-type="float" office:value="217.96875" calcext:value-type="float">
            <text:p>217.96875</text:p>
          </table:table-cell>
          <table:table-cell table:style-name="ce6" table:formula="of:=[.$A$3]*SIN(RADIANS([.C158]))" office:value-type="float" office:value="-156.88405559806" calcext:value-type="float">
            <text:p>-156.8841</text:p>
          </table:table-cell>
          <table:table-cell table:style-name="ce6" table:formula="of:=[.$A$3]*SIN(RADIANS([.C158]-120))" office:value-type="float" office:value="252.537676292405" calcext:value-type="float">
            <text:p>252.5377</text:p>
          </table:table-cell>
          <table:table-cell table:style-name="ce6" table:formula="of:=[.$A$3]*SIN(RADIANS([.C158]+120))" office:value-type="float" office:value="-95.6536206943448" calcext:value-type="float">
            <text:p>-95.6536</text:p>
          </table:table-cell>
          <table:table-cell table:style-name="ce6"/>
          <table:table-cell table:style-name="ce10" table:formula="of:=(MIN([.D158];[.E158];[.F158])+MAX([.D158];[.E158];[.F158]))/2" office:value-type="float" office:value="47.8268103471724" calcext:value-type="float">
            <text:p>47.8268</text:p>
          </table:table-cell>
          <table:table-cell table:style-name="ce6" table:formula="of:=[.D158]-[.H158]" office:value-type="float" office:value="-204.710865945232" calcext:value-type="float">
            <text:p>-204.7109</text:p>
          </table:table-cell>
          <table:table-cell table:style-name="ce6" table:formula="of:=[.E158]-[.H158]" office:value-type="float" office:value="204.710865945232" calcext:value-type="float">
            <text:p>204.7109</text:p>
          </table:table-cell>
          <table:table-cell table:style-name="ce6" table:formula="of:=[.F158]-[.H158]" office:value-type="float" office:value="-143.480431041517" calcext:value-type="float">
            <text:p>-143.4804</text:p>
          </table:table-cell>
          <table:table-cell table:style-name="ce6"/>
          <table:table-cell table:style-name="ce15" table:formula="of:=([.D158]+255) /2" office:value-type="float" office:value="49.0579722009701" calcext:value-type="float">
            <text:p>49</text:p>
          </table:table-cell>
          <table:table-cell table:style-name="ce15" table:formula="of:=[.I158]/2+128" office:value-type="float" office:value="25.6445670273839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style-name="ce3" table:formula="of:=360*[.B159]/256" office:value-type="float" office:value="219.375" calcext:value-type="float">
            <text:p>219.375</text:p>
          </table:table-cell>
          <table:table-cell table:style-name="ce6" table:formula="of:=[.$A$3]*SIN(RADIANS([.C159]))" office:value-type="float" office:value="-161.77028746173" calcext:value-type="float">
            <text:p>-161.7703</text:p>
          </table:table-cell>
          <table:table-cell table:style-name="ce6" table:formula="of:=[.$A$3]*SIN(RADIANS([.C159]-120))" office:value-type="float" office:value="251.594049681644" calcext:value-type="float">
            <text:p>251.5940</text:p>
          </table:table-cell>
          <table:table-cell table:style-name="ce6" table:formula="of:=[.$A$3]*SIN(RADIANS([.C159]+120))" office:value-type="float" office:value="-89.8237622199147" calcext:value-type="float">
            <text:p>-89.8238</text:p>
          </table:table-cell>
          <table:table-cell table:style-name="ce6"/>
          <table:table-cell table:style-name="ce10" table:formula="of:=(MIN([.D159];[.E159];[.F159])+MAX([.D159];[.E159];[.F159]))/2" office:value-type="float" office:value="44.9118811099573" calcext:value-type="float">
            <text:p>44.9119</text:p>
          </table:table-cell>
          <table:table-cell table:style-name="ce6" table:formula="of:=[.D159]-[.H159]" office:value-type="float" office:value="-206.682168571687" calcext:value-type="float">
            <text:p>-206.6822</text:p>
          </table:table-cell>
          <table:table-cell table:style-name="ce6" table:formula="of:=[.E159]-[.H159]" office:value-type="float" office:value="206.682168571687" calcext:value-type="float">
            <text:p>206.6822</text:p>
          </table:table-cell>
          <table:table-cell table:style-name="ce6" table:formula="of:=[.F159]-[.H159]" office:value-type="float" office:value="-134.735643329872" calcext:value-type="float">
            <text:p>-134.7356</text:p>
          </table:table-cell>
          <table:table-cell table:style-name="ce6"/>
          <table:table-cell table:style-name="ce15" table:formula="of:=([.D159]+255) /2" office:value-type="float" office:value="46.6148562691352" calcext:value-type="float">
            <text:p>47</text:p>
          </table:table-cell>
          <table:table-cell table:style-name="ce15" table:formula="of:=[.I159]/2+128" office:value-type="float" office:value="24.6589157141566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style-name="ce3" table:formula="of:=360*[.B160]/256" office:value-type="float" office:value="220.78125" calcext:value-type="float">
            <text:p>220.78125</text:p>
          </table:table-cell>
          <table:table-cell table:style-name="ce6" table:formula="of:=[.$A$3]*SIN(RADIANS([.C160]))" office:value-type="float" office:value="-166.559074953213" calcext:value-type="float">
            <text:p>-166.5591</text:p>
          </table:table-cell>
          <table:table-cell table:style-name="ce6" table:formula="of:=[.$A$3]*SIN(RADIANS([.C160]-120))" office:value-type="float" office:value="250.498872223063" calcext:value-type="float">
            <text:p>250.4989</text:p>
          </table:table-cell>
          <table:table-cell table:style-name="ce6" table:formula="of:=[.$A$3]*SIN(RADIANS([.C160]+120))" office:value-type="float" office:value="-83.9397972698498" calcext:value-type="float">
            <text:p>-83.9398</text:p>
          </table:table-cell>
          <table:table-cell table:style-name="ce6"/>
          <table:table-cell table:style-name="ce10" table:formula="of:=(MIN([.D160];[.E160];[.F160])+MAX([.D160];[.E160];[.F160]))/2" office:value-type="float" office:value="41.969898634925" calcext:value-type="float">
            <text:p>41.9699</text:p>
          </table:table-cell>
          <table:table-cell table:style-name="ce6" table:formula="of:=[.D160]-[.H160]" office:value-type="float" office:value="-208.528973588138" calcext:value-type="float">
            <text:p>-208.5290</text:p>
          </table:table-cell>
          <table:table-cell table:style-name="ce6" table:formula="of:=[.E160]-[.H160]" office:value-type="float" office:value="208.528973588138" calcext:value-type="float">
            <text:p>208.5290</text:p>
          </table:table-cell>
          <table:table-cell table:style-name="ce6" table:formula="of:=[.F160]-[.H160]" office:value-type="float" office:value="-125.909695904775" calcext:value-type="float">
            <text:p>-125.9097</text:p>
          </table:table-cell>
          <table:table-cell table:style-name="ce6"/>
          <table:table-cell table:style-name="ce15" table:formula="of:=([.D160]+255) /2" office:value-type="float" office:value="44.2204625233935" calcext:value-type="float">
            <text:p>44</text:p>
          </table:table-cell>
          <table:table-cell table:style-name="ce15" table:formula="of:=[.I160]/2+128" office:value-type="float" office:value="23.735513205931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style-name="ce3" table:formula="of:=360*[.B161]/256" office:value-type="float" office:value="222.1875" calcext:value-type="float">
            <text:p>222.1875</text:p>
          </table:table-cell>
          <table:table-cell table:style-name="ce6" table:formula="of:=[.$A$3]*SIN(RADIANS([.C161]))" office:value-type="float" office:value="-171.24753348599" calcext:value-type="float">
            <text:p>-171.2475</text:p>
          </table:table-cell>
          <table:table-cell table:style-name="ce6" table:formula="of:=[.$A$3]*SIN(RADIANS([.C161]-120))" office:value-type="float" office:value="249.252803610611" calcext:value-type="float">
            <text:p>249.2528</text:p>
          </table:table-cell>
          <table:table-cell table:style-name="ce6" table:formula="of:=[.$A$3]*SIN(RADIANS([.C161]+120))" office:value-type="float" office:value="-78.0052701246211" calcext:value-type="float">
            <text:p>-78.0053</text:p>
          </table:table-cell>
          <table:table-cell table:style-name="ce6"/>
          <table:table-cell table:style-name="ce10" table:formula="of:=(MIN([.D161];[.E161];[.F161])+MAX([.D161];[.E161];[.F161]))/2" office:value-type="float" office:value="39.0026350623106" calcext:value-type="float">
            <text:p>39.0026</text:p>
          </table:table-cell>
          <table:table-cell table:style-name="ce12" table:formula="of:=[.D161]-[.H161]" office:value-type="float" office:value="-210.2501685483" calcext:value-type="float">
            <text:p>-210.2502</text:p>
          </table:table-cell>
          <table:table-cell table:style-name="ce6" table:formula="of:=[.E161]-[.H161]" office:value-type="float" office:value="210.2501685483" calcext:value-type="float">
            <text:p>210.2502</text:p>
          </table:table-cell>
          <table:table-cell table:style-name="ce6" table:formula="of:=[.F161]-[.H161]" office:value-type="float" office:value="-117.007905186932" calcext:value-type="float">
            <text:p>-117.0079</text:p>
          </table:table-cell>
          <table:table-cell table:style-name="ce6"/>
          <table:table-cell table:style-name="ce15" table:formula="of:=([.D161]+255) /2" office:value-type="float" office:value="41.8762332570052" calcext:value-type="float">
            <text:p>42</text:p>
          </table:table-cell>
          <table:table-cell table:style-name="ce15" table:formula="of:=[.I161]/2+128" office:value-type="float" office:value="22.8749157258499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style-name="ce3" table:formula="of:=360*[.B162]/256" office:value-type="float" office:value="223.59375" calcext:value-type="float">
            <text:p>223.59375</text:p>
          </table:table-cell>
          <table:table-cell table:style-name="ce6" table:formula="of:=[.$A$3]*SIN(RADIANS([.C162]))" office:value-type="float" office:value="-175.832838907952" calcext:value-type="float">
            <text:p>-175.8328</text:p>
          </table:table-cell>
          <table:table-cell table:style-name="ce6" table:formula="of:=[.$A$3]*SIN(RADIANS([.C162]-120))" office:value-type="float" office:value="247.856594429426" calcext:value-type="float">
            <text:p>247.8566</text:p>
          </table:table-cell>
          <table:table-cell table:style-name="ce6" table:formula="of:=[.$A$3]*SIN(RADIANS([.C162]+120))" office:value-type="float" office:value="-72.0237555214742" calcext:value-type="float">
            <text:p>-72.0238</text:p>
          </table:table-cell>
          <table:table-cell table:style-name="ce6"/>
          <table:table-cell table:style-name="ce10" table:formula="of:=(MIN([.D162];[.E162];[.F162])+MAX([.D162];[.E162];[.F162]))/2" office:value-type="float" office:value="36.0118777607371" calcext:value-type="float">
            <text:p>36.0119</text:p>
          </table:table-cell>
          <table:table-cell table:style-name="ce6" table:formula="of:=[.D162]-[.H162]" office:value-type="float" office:value="-211.844716668689" calcext:value-type="float">
            <text:p>-211.8447</text:p>
          </table:table-cell>
          <table:table-cell table:style-name="ce6" table:formula="of:=[.E162]-[.H162]" office:value-type="float" office:value="211.844716668689" calcext:value-type="float">
            <text:p>211.8447</text:p>
          </table:table-cell>
          <table:table-cell table:style-name="ce6" table:formula="of:=[.F162]-[.H162]" office:value-type="float" office:value="-108.035633282211" calcext:value-type="float">
            <text:p>-108.0356</text:p>
          </table:table-cell>
          <table:table-cell table:style-name="ce6"/>
          <table:table-cell table:style-name="ce15" table:formula="of:=([.D162]+255) /2" office:value-type="float" office:value="39.583580546024" calcext:value-type="float">
            <text:p>40</text:p>
          </table:table-cell>
          <table:table-cell table:style-name="ce15" table:formula="of:=[.I162]/2+128" office:value-type="float" office:value="22.0776416656554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3" table:formula="of:=360*[.B163]/256" office:value-type="float" office:value="225" calcext:value-type="float">
            <text:p>225</text:p>
          </table:table-cell>
          <table:table-cell table:style-name="ce6" table:formula="of:=[.$A$3]*SIN(RADIANS([.C163]))" office:value-type="float" office:value="-180.31222920257" calcext:value-type="float">
            <text:p>-180.3122</text:p>
          </table:table-cell>
          <table:table-cell table:style-name="ce6" table:formula="of:=[.$A$3]*SIN(RADIANS([.C163]-120))" office:value-type="float" office:value="246.311085703712" calcext:value-type="float">
            <text:p>246.3111</text:p>
          </table:table-cell>
          <table:table-cell table:style-name="ce6" table:formula="of:=[.$A$3]*SIN(RADIANS([.C163]+120))" office:value-type="float" office:value="-65.9988565011428" calcext:value-type="float">
            <text:p>-65.9989</text:p>
          </table:table-cell>
          <table:table-cell table:style-name="ce6"/>
          <table:table-cell table:style-name="ce10" table:formula="of:=(MIN([.D163];[.E163];[.F163])+MAX([.D163];[.E163];[.F163]))/2" office:value-type="float" office:value="32.9994282505714" calcext:value-type="float">
            <text:p>32.9994</text:p>
          </table:table-cell>
          <table:table-cell table:style-name="ce6" table:formula="of:=[.D163]-[.H163]" office:value-type="float" office:value="-213.311657453141" calcext:value-type="float">
            <text:p>-213.3117</text:p>
          </table:table-cell>
          <table:table-cell table:style-name="ce6" table:formula="of:=[.E163]-[.H163]" office:value-type="float" office:value="213.311657453141" calcext:value-type="float">
            <text:p>213.3117</text:p>
          </table:table-cell>
          <table:table-cell table:style-name="ce6" table:formula="of:=[.F163]-[.H163]" office:value-type="float" office:value="-98.9982847517142" calcext:value-type="float">
            <text:p>-98.9983</text:p>
          </table:table-cell>
          <table:table-cell table:style-name="ce6"/>
          <table:table-cell table:style-name="ce15" table:formula="of:=([.D163]+255) /2" office:value-type="float" office:value="37.3438853987152" calcext:value-type="float">
            <text:p>37</text:p>
          </table:table-cell>
          <table:table-cell table:style-name="ce15" table:formula="of:=[.I163]/2+128" office:value-type="float" office:value="21.3441712734295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style-name="ce3" table:formula="of:=360*[.B164]/256" office:value-type="float" office:value="226.40625" calcext:value-type="float">
            <text:p>226.40625</text:p>
          </table:table-cell>
          <table:table-cell table:style-name="ce6" table:formula="of:=[.$A$3]*SIN(RADIANS([.C164]))" office:value-type="float" office:value="-184.683006152624" calcext:value-type="float">
            <text:p>-184.6830</text:p>
          </table:table-cell>
          <table:table-cell table:style-name="ce6" table:formula="of:=[.$A$3]*SIN(RADIANS([.C164]-120))" office:value-type="float" office:value="244.617208390135" calcext:value-type="float">
            <text:p>244.6172</text:p>
          </table:table-cell>
          <table:table-cell table:style-name="ce6" table:formula="of:=[.$A$3]*SIN(RADIANS([.C164]+120))" office:value-type="float" office:value="-59.9342022375113" calcext:value-type="float">
            <text:p>-59.9342</text:p>
          </table:table-cell>
          <table:table-cell table:style-name="ce6"/>
          <table:table-cell table:style-name="ce10" table:formula="of:=(MIN([.D164];[.E164];[.F164])+MAX([.D164];[.E164];[.F164]))/2" office:value-type="float" office:value="29.9671011187557" calcext:value-type="float">
            <text:p>29.9671</text:p>
          </table:table-cell>
          <table:table-cell table:style-name="ce6" table:formula="of:=[.D164]-[.H164]" office:value-type="float" office:value="-214.65010727138" calcext:value-type="float">
            <text:p>-214.6501</text:p>
          </table:table-cell>
          <table:table-cell table:style-name="ce6" table:formula="of:=[.E164]-[.H164]" office:value-type="float" office:value="214.65010727138" calcext:value-type="float">
            <text:p>214.6501</text:p>
          </table:table-cell>
          <table:table-cell table:style-name="ce6" table:formula="of:=[.F164]-[.H164]" office:value-type="float" office:value="-89.901303356267" calcext:value-type="float">
            <text:p>-89.9013</text:p>
          </table:table-cell>
          <table:table-cell table:style-name="ce6"/>
          <table:table-cell table:style-name="ce15" table:formula="of:=([.D164]+255) /2" office:value-type="float" office:value="35.158496923688" calcext:value-type="float">
            <text:p>35</text:p>
          </table:table-cell>
          <table:table-cell table:style-name="ce15" table:formula="of:=[.I164]/2+128" office:value-type="float" office:value="20.6749463643102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style-name="ce3" table:formula="of:=360*[.B165]/256" office:value-type="float" office:value="227.8125" calcext:value-type="float">
            <text:p>227.8125</text:p>
          </table:table-cell>
          <table:table-cell table:style-name="ce6" table:formula="of:=[.$A$3]*SIN(RADIANS([.C165]))" office:value-type="float" office:value="-188.942536965515" calcext:value-type="float">
            <text:p>-188.9425</text:p>
          </table:table-cell>
          <table:table-cell table:style-name="ce6" table:formula="of:=[.$A$3]*SIN(RADIANS([.C165]-120))" office:value-type="float" office:value="242.775982817051" calcext:value-type="float">
            <text:p>242.7760</text:p>
          </table:table-cell>
          <table:table-cell table:style-name="ce6" table:formula="of:=[.$A$3]*SIN(RADIANS([.C165]+120))" office:value-type="float" office:value="-53.8334458515361" calcext:value-type="float">
            <text:p>-53.8334</text:p>
          </table:table-cell>
          <table:table-cell table:style-name="ce6"/>
          <table:table-cell table:style-name="ce10" table:formula="of:=(MIN([.D165];[.E165];[.F165])+MAX([.D165];[.E165];[.F165]))/2" office:value-type="float" office:value="26.9167229257681" calcext:value-type="float">
            <text:p>26.9167</text:p>
          </table:table-cell>
          <table:table-cell table:style-name="ce6" table:formula="of:=[.D165]-[.H165]" office:value-type="float" office:value="-215.859259891283" calcext:value-type="float">
            <text:p>-215.8593</text:p>
          </table:table-cell>
          <table:table-cell table:style-name="ce6" table:formula="of:=[.E165]-[.H165]" office:value-type="float" office:value="215.859259891283" calcext:value-type="float">
            <text:p>215.8593</text:p>
          </table:table-cell>
          <table:table-cell table:style-name="ce6" table:formula="of:=[.F165]-[.H165]" office:value-type="float" office:value="-80.7501687773042" calcext:value-type="float">
            <text:p>-80.7502</text:p>
          </table:table-cell>
          <table:table-cell table:style-name="ce6"/>
          <table:table-cell table:style-name="ce15" table:formula="of:=([.D165]+255) /2" office:value-type="float" office:value="33.0287315172427" calcext:value-type="float">
            <text:p>33</text:p>
          </table:table-cell>
          <table:table-cell table:style-name="ce15" table:formula="of:=[.I165]/2+128" office:value-type="float" office:value="20.070370054358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style-name="ce3" table:formula="of:=360*[.B166]/256" office:value-type="float" office:value="229.21875" calcext:value-type="float">
            <text:p>229.21875</text:p>
          </table:table-cell>
          <table:table-cell table:style-name="ce6" table:formula="of:=[.$A$3]*SIN(RADIANS([.C166]))" office:value-type="float" office:value="-193.088255859154" calcext:value-type="float">
            <text:p>-193.0883</text:p>
          </table:table-cell>
          <table:table-cell table:style-name="ce6" table:formula="of:=[.$A$3]*SIN(RADIANS([.C166]-120))" office:value-type="float" office:value="240.788518069896" calcext:value-type="float">
            <text:p>240.7885</text:p>
          </table:table-cell>
          <table:table-cell table:style-name="ce6" table:formula="of:=[.$A$3]*SIN(RADIANS([.C166]+120))" office:value-type="float" office:value="-47.7002622107422" calcext:value-type="float">
            <text:p>-47.7003</text:p>
          </table:table-cell>
          <table:table-cell table:style-name="ce6"/>
          <table:table-cell table:style-name="ce10" table:formula="of:=(MIN([.D166];[.E166];[.F166])+MAX([.D166];[.E166];[.F166]))/2" office:value-type="float" office:value="23.8501311053711" calcext:value-type="float">
            <text:p>23.8501</text:p>
          </table:table-cell>
          <table:table-cell table:style-name="ce6" table:formula="of:=[.D166]-[.H166]" office:value-type="float" office:value="-216.938386964525" calcext:value-type="float">
            <text:p>-216.9384</text:p>
          </table:table-cell>
          <table:table-cell table:style-name="ce6" table:formula="of:=[.E166]-[.H166]" office:value-type="float" office:value="216.938386964525" calcext:value-type="float">
            <text:p>216.9384</text:p>
          </table:table-cell>
          <table:table-cell table:style-name="ce6" table:formula="of:=[.F166]-[.H166]" office:value-type="float" office:value="-71.5503933161133" calcext:value-type="float">
            <text:p>-71.5504</text:p>
          </table:table-cell>
          <table:table-cell table:style-name="ce6"/>
          <table:table-cell table:style-name="ce15" table:formula="of:=([.D166]+255) /2" office:value-type="float" office:value="30.9558720704233" calcext:value-type="float">
            <text:p>31</text:p>
          </table:table-cell>
          <table:table-cell table:style-name="ce15" table:formula="of:=[.I166]/2+128" office:value-type="float" office:value="19.530806517737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style-name="ce3" table:formula="of:=360*[.B167]/256" office:value-type="float" office:value="230.625" calcext:value-type="float">
            <text:p>230.625</text:p>
          </table:table-cell>
          <table:table-cell table:style-name="ce6" table:formula="of:=[.$A$3]*SIN(RADIANS([.C167]))" office:value-type="float" office:value="-197.117665607498" calcext:value-type="float">
            <text:p>-197.1177</text:p>
          </table:table-cell>
          <table:table-cell table:style-name="ce6" table:formula="of:=[.$A$3]*SIN(RADIANS([.C167]-120))" office:value-type="float" office:value="238.656011323118" calcext:value-type="float">
            <text:p>238.6560</text:p>
          </table:table-cell>
          <table:table-cell table:style-name="ce6" table:formula="of:=[.$A$3]*SIN(RADIANS([.C167]+120))" office:value-type="float" office:value="-41.5383457156202" calcext:value-type="float">
            <text:p>-41.5383</text:p>
          </table:table-cell>
          <table:table-cell table:style-name="ce6"/>
          <table:table-cell table:style-name="ce10" table:formula="of:=(MIN([.D167];[.E167];[.F167])+MAX([.D167];[.E167];[.F167]))/2" office:value-type="float" office:value="20.7691728578101" calcext:value-type="float">
            <text:p>20.7692</text:p>
          </table:table-cell>
          <table:table-cell table:style-name="ce6" table:formula="of:=[.D167]-[.H167]" office:value-type="float" office:value="-217.886838465308" calcext:value-type="float">
            <text:p>-217.8868</text:p>
          </table:table-cell>
          <table:table-cell table:style-name="ce6" table:formula="of:=[.E167]-[.H167]" office:value-type="float" office:value="217.886838465308" calcext:value-type="float">
            <text:p>217.8868</text:p>
          </table:table-cell>
          <table:table-cell table:style-name="ce6" table:formula="of:=[.F167]-[.H167]" office:value-type="float" office:value="-62.3075185734303" calcext:value-type="float">
            <text:p>-62.3075</text:p>
          </table:table-cell>
          <table:table-cell table:style-name="ce6"/>
          <table:table-cell table:style-name="ce15" table:formula="of:=([.D167]+255) /2" office:value-type="float" office:value="28.9411671962511" calcext:value-type="float">
            <text:p>29</text:p>
          </table:table-cell>
          <table:table-cell table:style-name="ce15" table:formula="of:=[.I167]/2+128" office:value-type="float" office:value="19.056580767346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3" table:formula="of:=360*[.B168]/256" office:value-type="float" office:value="232.03125" calcext:value-type="float">
            <text:p>232.03125</text:p>
          </table:table-cell>
          <table:table-cell table:style-name="ce6" table:formula="of:=[.$A$3]*SIN(RADIANS([.C168]))" office:value-type="float" office:value="-201.028339044785" calcext:value-type="float">
            <text:p>-201.0283</text:p>
          </table:table-cell>
          <table:table-cell table:style-name="ce6" table:formula="of:=[.$A$3]*SIN(RADIANS([.C168]-120))" office:value-type="float" office:value="236.379747119042" calcext:value-type="float">
            <text:p>236.3797</text:p>
          </table:table-cell>
          <table:table-cell table:style-name="ce6" table:formula="of:=[.$A$3]*SIN(RADIANS([.C168]+120))" office:value-type="float" office:value="-35.3514080742579" calcext:value-type="float">
            <text:p>-35.3514</text:p>
          </table:table-cell>
          <table:table-cell table:style-name="ce6"/>
          <table:table-cell table:style-name="ce10" table:formula="of:=(MIN([.D168];[.E168];[.F168])+MAX([.D168];[.E168];[.F168]))/2" office:value-type="float" office:value="17.6757040371289" calcext:value-type="float">
            <text:p>17.6757</text:p>
          </table:table-cell>
          <table:table-cell table:style-name="ce6" table:formula="of:=[.D168]-[.H168]" office:value-type="float" office:value="-218.704043081914" calcext:value-type="float">
            <text:p>-218.7040</text:p>
          </table:table-cell>
          <table:table-cell table:style-name="ce6" table:formula="of:=[.E168]-[.H168]" office:value-type="float" office:value="218.704043081914" calcext:value-type="float">
            <text:p>218.7040</text:p>
          </table:table-cell>
          <table:table-cell table:style-name="ce6" table:formula="of:=[.F168]-[.H168]" office:value-type="float" office:value="-53.0271121113868" calcext:value-type="float">
            <text:p>-53.0271</text:p>
          </table:table-cell>
          <table:table-cell table:style-name="ce6"/>
          <table:table-cell table:style-name="ce15" table:formula="of:=([.D168]+255) /2" office:value-type="float" office:value="26.9858304776077" calcext:value-type="float">
            <text:p>27</text:p>
          </table:table-cell>
          <table:table-cell table:style-name="ce15" table:formula="of:=[.I168]/2+128" office:value-type="float" office:value="18.6479784590432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style-name="ce3" table:formula="of:=360*[.B169]/256" office:value-type="float" office:value="233.4375" calcext:value-type="float">
            <text:p>233.4375</text:p>
          </table:table-cell>
          <table:table-cell table:style-name="ce6" table:formula="of:=[.$A$3]*SIN(RADIANS([.C169]))" office:value-type="float" office:value="-204.817920527565" calcext:value-type="float">
            <text:p>-204.8179</text:p>
          </table:table-cell>
          <table:table-cell table:style-name="ce6" table:formula="of:=[.$A$3]*SIN(RADIANS([.C169]-120))" office:value-type="float" office:value="233.96109659411" calcext:value-type="float">
            <text:p>233.9611</text:p>
          </table:table-cell>
          <table:table-cell table:style-name="ce6" table:formula="of:=[.$A$3]*SIN(RADIANS([.C169]+120))" office:value-type="float" office:value="-29.1431760665459" calcext:value-type="float">
            <text:p>-29.1432</text:p>
          </table:table-cell>
          <table:table-cell table:style-name="ce6"/>
          <table:table-cell table:style-name="ce10" table:formula="of:=(MIN([.D169];[.E169];[.F169])+MAX([.D169];[.E169];[.F169]))/2" office:value-type="float" office:value="14.5715880332729" calcext:value-type="float">
            <text:p>14.5716</text:p>
          </table:table-cell>
          <table:table-cell table:style-name="ce6" table:formula="of:=[.D169]-[.H169]" office:value-type="float" office:value="-219.389508560837" calcext:value-type="float">
            <text:p>-219.3895</text:p>
          </table:table-cell>
          <table:table-cell table:style-name="ce6" table:formula="of:=[.E169]-[.H169]" office:value-type="float" office:value="219.389508560837" calcext:value-type="float">
            <text:p>219.3895</text:p>
          </table:table-cell>
          <table:table-cell table:style-name="ce6" table:formula="of:=[.F169]-[.H169]" office:value-type="float" office:value="-43.7147640998188" calcext:value-type="float">
            <text:p>-43.7148</text:p>
          </table:table-cell>
          <table:table-cell table:style-name="ce6"/>
          <table:table-cell table:style-name="ce15" table:formula="of:=([.D169]+255) /2" office:value-type="float" office:value="25.0910397362178" calcext:value-type="float">
            <text:p>25</text:p>
          </table:table-cell>
          <table:table-cell table:style-name="ce15" table:formula="of:=[.I169]/2+128" office:value-type="float" office:value="18.305245719581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style-name="ce3" table:formula="of:=360*[.B170]/256" office:value-type="float" office:value="234.84375" calcext:value-type="float">
            <text:p>234.84375</text:p>
          </table:table-cell>
          <table:table-cell table:style-name="ce6" table:formula="of:=[.$A$3]*SIN(RADIANS([.C170]))" office:value-type="float" office:value="-208.484127353654" calcext:value-type="float">
            <text:p>-208.4841</text:p>
          </table:table-cell>
          <table:table-cell table:style-name="ce6" table:formula="of:=[.$A$3]*SIN(RADIANS([.C170]-120))" office:value-type="float" office:value="231.401516652959" calcext:value-type="float">
            <text:p>231.4015</text:p>
          </table:table-cell>
          <table:table-cell table:style-name="ce6" table:formula="of:=[.$A$3]*SIN(RADIANS([.C170]+120))" office:value-type="float" office:value="-22.917389299305" calcext:value-type="float">
            <text:p>-22.9174</text:p>
          </table:table-cell>
          <table:table-cell table:style-name="ce6"/>
          <table:table-cell table:style-name="ce10" table:formula="of:=(MIN([.D170];[.E170];[.F170])+MAX([.D170];[.E170];[.F170]))/2" office:value-type="float" office:value="11.4586946496525" calcext:value-type="float">
            <text:p>11.4587</text:p>
          </table:table-cell>
          <table:table-cell table:style-name="ce6" table:formula="of:=[.D170]-[.H170]" office:value-type="float" office:value="-219.942822003306" calcext:value-type="float">
            <text:p>-219.9428</text:p>
          </table:table-cell>
          <table:table-cell table:style-name="ce6" table:formula="of:=[.E170]-[.H170]" office:value-type="float" office:value="219.942822003306" calcext:value-type="float">
            <text:p>219.9428</text:p>
          </table:table-cell>
          <table:table-cell table:style-name="ce6" table:formula="of:=[.F170]-[.H170]" office:value-type="float" office:value="-34.3760839489575" calcext:value-type="float">
            <text:p>-34.3761</text:p>
          </table:table-cell>
          <table:table-cell table:style-name="ce6"/>
          <table:table-cell table:style-name="ce15" table:formula="of:=([.D170]+255) /2" office:value-type="float" office:value="23.2579363231731" calcext:value-type="float">
            <text:p>23</text:p>
          </table:table-cell>
          <table:table-cell table:style-name="ce15" table:formula="of:=[.I170]/2+128" office:value-type="float" office:value="18.028588998346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style-name="ce3" table:formula="of:=360*[.B171]/256" office:value-type="float" office:value="236.25" calcext:value-type="float">
            <text:p>236.25</text:p>
          </table:table-cell>
          <table:table-cell table:style-name="ce6" table:formula="of:=[.$A$3]*SIN(RADIANS([.C171]))" office:value-type="float" office:value="-212.024751137149" calcext:value-type="float">
            <text:p>-212.0248</text:p>
          </table:table-cell>
          <table:table-cell table:style-name="ce6" table:formula="of:=[.$A$3]*SIN(RADIANS([.C171]-120))" office:value-type="float" office:value="228.702549090836" calcext:value-type="float">
            <text:p>228.7025</text:p>
          </table:table-cell>
          <table:table-cell table:style-name="ce6" table:formula="of:=[.$A$3]*SIN(RADIANS([.C171]+120))" office:value-type="float" office:value="-16.6777979536864" calcext:value-type="float">
            <text:p>-16.6778</text:p>
          </table:table-cell>
          <table:table-cell table:style-name="ce6"/>
          <table:table-cell table:style-name="ce10" table:formula="of:=(MIN([.D171];[.E171];[.F171])+MAX([.D171];[.E171];[.F171]))/2" office:value-type="float" office:value="8.33889897684325" calcext:value-type="float">
            <text:p>8.3389</text:p>
          </table:table-cell>
          <table:table-cell table:style-name="ce6" table:formula="of:=[.D171]-[.H171]" office:value-type="float" office:value="-220.363650113992" calcext:value-type="float">
            <text:p>-220.3637</text:p>
          </table:table-cell>
          <table:table-cell table:style-name="ce6" table:formula="of:=[.E171]-[.H171]" office:value-type="float" office:value="220.363650113992" calcext:value-type="float">
            <text:p>220.3637</text:p>
          </table:table-cell>
          <table:table-cell table:style-name="ce6" table:formula="of:=[.F171]-[.H171]" office:value-type="float" office:value="-25.0166969305297" calcext:value-type="float">
            <text:p>-25.0167</text:p>
          </table:table-cell>
          <table:table-cell table:style-name="ce6"/>
          <table:table-cell table:style-name="ce15" table:formula="of:=([.D171]+255) /2" office:value-type="float" office:value="21.4876244314255" calcext:value-type="float">
            <text:p>21</text:p>
          </table:table-cell>
          <table:table-cell table:style-name="ce15" table:formula="of:=[.I171]/2+128" office:value-type="float" office:value="17.8181749430039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style-name="ce3" table:formula="of:=360*[.B172]/256" office:value-type="float" office:value="237.65625" calcext:value-type="float">
            <text:p>237.65625</text:p>
          </table:table-cell>
          <table:table-cell table:style-name="ce6" table:formula="of:=[.$A$3]*SIN(RADIANS([.C172]))" office:value-type="float" office:value="-215.437659138675" calcext:value-type="float">
            <text:p>-215.4377</text:p>
          </table:table-cell>
          <table:table-cell table:style-name="ce6" table:formula="of:=[.$A$3]*SIN(RADIANS([.C172]-120))" office:value-type="float" office:value="225.865819664879" calcext:value-type="float">
            <text:p>225.8658</text:p>
          </table:table-cell>
          <table:table-cell table:style-name="ce6" table:formula="of:=[.$A$3]*SIN(RADIANS([.C172]+120))" office:value-type="float" office:value="-10.4281605262037" calcext:value-type="float">
            <text:p>-10.4282</text:p>
          </table:table-cell>
          <table:table-cell table:style-name="ce6"/>
          <table:table-cell table:style-name="ce10" table:formula="of:=(MIN([.D172];[.E172];[.F172])+MAX([.D172];[.E172];[.F172]))/2" office:value-type="float" office:value="5.21408026310191" calcext:value-type="float">
            <text:p>5.2141</text:p>
          </table:table-cell>
          <table:table-cell table:style-name="ce6" table:formula="of:=[.D172]-[.H172]" office:value-type="float" office:value="-220.651739401777" calcext:value-type="float">
            <text:p>-220.6517</text:p>
          </table:table-cell>
          <table:table-cell table:style-name="ce6" table:formula="of:=[.E172]-[.H172]" office:value-type="float" office:value="220.651739401777" calcext:value-type="float">
            <text:p>220.6517</text:p>
          </table:table-cell>
          <table:table-cell table:style-name="ce6" table:formula="of:=[.F172]-[.H172]" office:value-type="float" office:value="-15.6422407893056" calcext:value-type="float">
            <text:p>-15.6422</text:p>
          </table:table-cell>
          <table:table-cell table:style-name="ce6"/>
          <table:table-cell table:style-name="ce15" table:formula="of:=([.D172]+255) /2" office:value-type="float" office:value="19.7811704306624" calcext:value-type="float">
            <text:p>20</text:p>
          </table:table-cell>
          <table:table-cell table:style-name="ce15" table:formula="of:=[.I172]/2+128" office:value-type="float" office:value="17.6741302991114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3" table:formula="of:=360*[.B173]/256" office:value-type="float" office:value="239.0625" calcext:value-type="float">
            <text:p>239.0625</text:p>
          </table:table-cell>
          <table:table-cell table:style-name="ce6" table:formula="of:=[.$A$3]*SIN(RADIANS([.C173]))" office:value-type="float" office:value="-218.720795550069" calcext:value-type="float">
            <text:p>-218.7208</text:p>
          </table:table-cell>
          <table:table-cell table:style-name="ce6" table:formula="of:=[.$A$3]*SIN(RADIANS([.C173]-120))" office:value-type="float" office:value="222.893037114823" calcext:value-type="float">
            <text:p>222.8930</text:p>
          </table:table-cell>
          <table:table-cell table:style-name="ce6" table:formula="of:=[.$A$3]*SIN(RADIANS([.C173]+120))" office:value-type="float" office:value="-4.1722415647541" calcext:value-type="float">
            <text:p>-4.1722</text:p>
          </table:table-cell>
          <table:table-cell table:style-name="ce6"/>
          <table:table-cell table:style-name="ce10" table:formula="of:=(MIN([.D173];[.E173];[.F173])+MAX([.D173];[.E173];[.F173]))/2" office:value-type="float" office:value="2.08612078237707" calcext:value-type="float">
            <text:p>2.0861</text:p>
          </table:table-cell>
          <table:table-cell table:style-name="ce6" table:formula="of:=[.D173]-[.H173]" office:value-type="float" office:value="-220.806916332446" calcext:value-type="float">
            <text:p>-220.8069</text:p>
          </table:table-cell>
          <table:table-cell table:style-name="ce6" table:formula="of:=[.E173]-[.H173]" office:value-type="float" office:value="220.806916332446" calcext:value-type="float">
            <text:p>220.8069</text:p>
          </table:table-cell>
          <table:table-cell table:style-name="ce6" table:formula="of:=[.F173]-[.H173]" office:value-type="float" office:value="-6.25836234713117" calcext:value-type="float">
            <text:p>-6.2584</text:p>
          </table:table-cell>
          <table:table-cell table:style-name="ce6"/>
          <table:table-cell table:style-name="ce15" table:formula="of:=([.D173]+255) /2" office:value-type="float" office:value="18.1396022249653" calcext:value-type="float">
            <text:p>18</text:p>
          </table:table-cell>
          <table:table-cell table:style-name="ce15" table:formula="of:=[.I173]/2+128" office:value-type="float" office:value="17.596541833776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style-name="ce3" table:formula="of:=360*[.B174]/256" office:value-type="float" office:value="240.46875" calcext:value-type="float">
            <text:p>240.46875</text:p>
          </table:table-cell>
          <table:table-cell table:style-name="ce6" table:formula="of:=[.$A$3]*SIN(RADIANS([.C174]))" office:value-type="float" office:value="-221.872182732721" calcext:value-type="float">
            <text:p>-221.8722</text:p>
          </table:table-cell>
          <table:table-cell table:style-name="ce6" table:formula="of:=[.$A$3]*SIN(RADIANS([.C174]-120))" office:value-type="float" office:value="219.785992133717" calcext:value-type="float">
            <text:p>219.7860</text:p>
          </table:table-cell>
          <table:table-cell table:style-name="ce6" table:formula="of:=[.$A$3]*SIN(RADIANS([.C174]+120))" office:value-type="float" office:value="2.08619059900397" calcext:value-type="float">
            <text:p>2.0862</text:p>
          </table:table-cell>
          <table:table-cell table:style-name="ce6"/>
          <table:table-cell table:style-name="ce10" table:formula="of:=(MIN([.D174];[.E174];[.F174])+MAX([.D174];[.E174];[.F174]))/2" office:value-type="float" office:value="-1.04309529950199" calcext:value-type="float">
            <text:p>-1.0431</text:p>
          </table:table-cell>
          <table:table-cell table:style-name="ce6" table:formula="of:=[.D174]-[.H174]" office:value-type="float" office:value="-220.829087433219" calcext:value-type="float">
            <text:p>-220.8291</text:p>
          </table:table-cell>
          <table:table-cell table:style-name="ce6" table:formula="of:=[.E174]-[.H174]" office:value-type="float" office:value="220.829087433219" calcext:value-type="float">
            <text:p>220.8291</text:p>
          </table:table-cell>
          <table:table-cell table:style-name="ce6" table:formula="of:=[.F174]-[.H174]" office:value-type="float" office:value="3.12928589850596" calcext:value-type="float">
            <text:p>3.1293</text:p>
          </table:table-cell>
          <table:table-cell table:style-name="ce6"/>
          <table:table-cell table:style-name="ce15" table:formula="of:=([.D174]+255) /2" office:value-type="float" office:value="16.5639086336393" calcext:value-type="float">
            <text:p>17</text:p>
          </table:table-cell>
          <table:table-cell table:style-name="ce15" table:formula="of:=[.I174]/2+128" office:value-type="float" office:value="17.585456283390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style-name="ce3" table:formula="of:=360*[.B175]/256" office:value-type="float" office:value="241.875" calcext:value-type="float">
            <text:p>241.875</text:p>
          </table:table-cell>
          <table:table-cell table:style-name="ce6" table:formula="of:=[.$A$3]*SIN(RADIANS([.C175]))" office:value-type="float" office:value="-224.88992240883" calcext:value-type="float">
            <text:p>-224.8899</text:p>
          </table:table-cell>
          <table:table-cell table:style-name="ce6" table:formula="of:=[.$A$3]*SIN(RADIANS([.C175]-120))" office:value-type="float" office:value="216.546556289278" calcext:value-type="float">
            <text:p>216.5466</text:p>
          </table:table-cell>
          <table:table-cell table:style-name="ce6" table:formula="of:=[.$A$3]*SIN(RADIANS([.C175]+120))" office:value-type="float" office:value="8.3433661195529" calcext:value-type="float">
            <text:p>8.3434</text:p>
          </table:table-cell>
          <table:table-cell table:style-name="ce6"/>
          <table:table-cell table:style-name="ce10" table:formula="of:=(MIN([.D175];[.E175];[.F175])+MAX([.D175];[.E175];[.F175]))/2" office:value-type="float" office:value="-4.17168305977644" calcext:value-type="float">
            <text:p>-4.1717</text:p>
          </table:table-cell>
          <table:table-cell table:style-name="ce6" table:formula="of:=[.D175]-[.H175]" office:value-type="float" office:value="-220.718239349054" calcext:value-type="float">
            <text:p>-220.7182</text:p>
          </table:table-cell>
          <table:table-cell table:style-name="ce6" table:formula="of:=[.E175]-[.H175]" office:value-type="float" office:value="220.718239349054" calcext:value-type="float">
            <text:p>220.7182</text:p>
          </table:table-cell>
          <table:table-cell table:style-name="ce6" table:formula="of:=[.F175]-[.H175]" office:value-type="float" office:value="12.5150491793293" calcext:value-type="float">
            <text:p>12.5150</text:p>
          </table:table-cell>
          <table:table-cell table:style-name="ce6"/>
          <table:table-cell table:style-name="ce15" table:formula="of:=([.D175]+255) /2" office:value-type="float" office:value="15.0550387955848" calcext:value-type="float">
            <text:p>15</text:p>
          </table:table-cell>
          <table:table-cell table:style-name="ce15" table:formula="of:=[.I175]/2+128" office:value-type="float" office:value="17.64088032547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style-name="ce3" table:formula="of:=360*[.B176]/256" office:value-type="float" office:value="243.28125" calcext:value-type="float">
            <text:p>243.28125</text:p>
          </table:table-cell>
          <table:table-cell table:style-name="ce6" table:formula="of:=[.$A$3]*SIN(RADIANS([.C176]))" office:value-type="float" office:value="-227.772196804856" calcext:value-type="float">
            <text:p>-227.7722</text:p>
          </table:table-cell>
          <table:table-cell table:style-name="ce6" table:formula="of:=[.$A$3]*SIN(RADIANS([.C176]-120))" office:value-type="float" office:value="213.176680896526" calcext:value-type="float">
            <text:p>213.1767</text:p>
          </table:table-cell>
          <table:table-cell table:style-name="ce6" table:formula="of:=[.$A$3]*SIN(RADIANS([.C176]+120))" office:value-type="float" office:value="14.59551590833" calcext:value-type="float">
            <text:p>14.5955</text:p>
          </table:table-cell>
          <table:table-cell table:style-name="ce6"/>
          <table:table-cell table:style-name="ce10" table:formula="of:=(MIN([.D176];[.E176];[.F176])+MAX([.D176];[.E176];[.F176]))/2" office:value-type="float" office:value="-7.29775795416498" calcext:value-type="float">
            <text:p>-7.2978</text:p>
          </table:table-cell>
          <table:table-cell table:style-name="ce6" table:formula="of:=[.D176]-[.H176]" office:value-type="float" office:value="-220.474438850691" calcext:value-type="float">
            <text:p>-220.4744</text:p>
          </table:table-cell>
          <table:table-cell table:style-name="ce6" table:formula="of:=[.E176]-[.H176]" office:value-type="float" office:value="220.474438850691" calcext:value-type="float">
            <text:p>220.4744</text:p>
          </table:table-cell>
          <table:table-cell table:style-name="ce6" table:formula="of:=[.F176]-[.H176]" office:value-type="float" office:value="21.8932738624949" calcext:value-type="float">
            <text:p>21.8933</text:p>
          </table:table-cell>
          <table:table-cell table:style-name="ce6"/>
          <table:table-cell table:style-name="ce15" table:formula="of:=([.D176]+255) /2" office:value-type="float" office:value="13.6139015975718" calcext:value-type="float">
            <text:p>14</text:p>
          </table:table-cell>
          <table:table-cell table:style-name="ce15" table:formula="of:=[.I176]/2+128" office:value-type="float" office:value="17.762780574654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style-name="ce3" table:formula="of:=360*[.B177]/256" office:value-type="float" office:value="244.6875" calcext:value-type="float">
            <text:p>244.6875</text:p>
          </table:table-cell>
          <table:table-cell table:style-name="ce6" table:formula="of:=[.$A$3]*SIN(RADIANS([.C177]))" office:value-type="float" office:value="-230.517269746478" calcext:value-type="float">
            <text:p>-230.5173</text:p>
          </table:table-cell>
          <table:table-cell table:style-name="ce6" table:formula="of:=[.$A$3]*SIN(RADIANS([.C177]-120))" office:value-type="float" office:value="209.678395842393" calcext:value-type="float">
            <text:p>209.6784</text:p>
          </table:table-cell>
          <table:table-cell table:style-name="ce6" table:formula="of:=[.$A$3]*SIN(RADIANS([.C177]+120))" office:value-type="float" office:value="20.8388739040853" calcext:value-type="float">
            <text:p>20.8389</text:p>
          </table:table-cell>
          <table:table-cell table:style-name="ce6"/>
          <table:table-cell table:style-name="ce10" table:formula="of:=(MIN([.D177];[.E177];[.F177])+MAX([.D177];[.E177];[.F177]))/2" office:value-type="float" office:value="-10.4194369520427" calcext:value-type="float">
            <text:p>-10.4194</text:p>
          </table:table-cell>
          <table:table-cell table:style-name="ce6" table:formula="of:=[.D177]-[.H177]" office:value-type="float" office:value="-220.097832794435" calcext:value-type="float">
            <text:p>-220.0978</text:p>
          </table:table-cell>
          <table:table-cell table:style-name="ce6" table:formula="of:=[.E177]-[.H177]" office:value-type="float" office:value="220.097832794435" calcext:value-type="float">
            <text:p>220.0978</text:p>
          </table:table-cell>
          <table:table-cell table:style-name="ce6" table:formula="of:=[.F177]-[.H177]" office:value-type="float" office:value="31.258310856128" calcext:value-type="float">
            <text:p>31.2583</text:p>
          </table:table-cell>
          <table:table-cell table:style-name="ce6"/>
          <table:table-cell table:style-name="ce15" table:formula="of:=([.D177]+255) /2" office:value-type="float" office:value="12.241365126761" calcext:value-type="float">
            <text:p>12</text:p>
          </table:table-cell>
          <table:table-cell table:style-name="ce15" table:formula="of:=[.I177]/2+128" office:value-type="float" office:value="17.951083602782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3" table:formula="of:=360*[.B178]/256" office:value-type="float" office:value="246.09375" calcext:value-type="float">
            <text:p>246.09375</text:p>
          </table:table-cell>
          <table:table-cell table:style-name="ce6" table:formula="of:=[.$A$3]*SIN(RADIANS([.C178]))" office:value-type="float" office:value="-233.1234877044" calcext:value-type="float">
            <text:p>-233.1235</text:p>
          </table:table-cell>
          <table:table-cell table:style-name="ce6" table:formula="of:=[.$A$3]*SIN(RADIANS([.C178]-120))" office:value-type="float" office:value="206.053808362984" calcext:value-type="float">
            <text:p>206.0538</text:p>
          </table:table-cell>
          <table:table-cell table:style-name="ce6" table:formula="of:=[.$A$3]*SIN(RADIANS([.C178]+120))" office:value-type="float" office:value="27.0696793414166" calcext:value-type="float">
            <text:p>27.0697</text:p>
          </table:table-cell>
          <table:table-cell table:style-name="ce6"/>
          <table:table-cell table:style-name="ce10" table:formula="of:=(MIN([.D178];[.E178];[.F178])+MAX([.D178];[.E178];[.F178]))/2" office:value-type="float" office:value="-13.5348396707084" calcext:value-type="float">
            <text:p>-13.5348</text:p>
          </table:table-cell>
          <table:table-cell table:style-name="ce6" table:formula="of:=[.D178]-[.H178]" office:value-type="float" office:value="-219.588648033692" calcext:value-type="float">
            <text:p>-219.5886</text:p>
          </table:table-cell>
          <table:table-cell table:style-name="ce6" table:formula="of:=[.E178]-[.H178]" office:value-type="float" office:value="219.588648033692" calcext:value-type="float">
            <text:p>219.5886</text:p>
          </table:table-cell>
          <table:table-cell table:style-name="ce6" table:formula="of:=[.F178]-[.H178]" office:value-type="float" office:value="40.6045190121249" calcext:value-type="float">
            <text:p>40.6045</text:p>
          </table:table-cell>
          <table:table-cell table:style-name="ce6"/>
          <table:table-cell table:style-name="ce15" table:formula="of:=([.D178]+255) /2" office:value-type="float" office:value="10.9382561477998" calcext:value-type="float">
            <text:p>11</text:p>
          </table:table-cell>
          <table:table-cell table:style-name="ce15" table:formula="of:=[.I178]/2+128" office:value-type="float" office:value="18.205675983154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style-name="ce3" table:formula="of:=360*[.B179]/256" office:value-type="float" office:value="247.5" calcext:value-type="float">
            <text:p>247.5</text:p>
          </table:table-cell>
          <table:table-cell table:style-name="ce6" table:formula="of:=[.$A$3]*SIN(RADIANS([.C179]))" office:value-type="float" office:value="-235.589280790378" calcext:value-type="float">
            <text:p>-235.5893</text:p>
          </table:table-cell>
          <table:table-cell table:style-name="ce6" table:formula="of:=[.$A$3]*SIN(RADIANS([.C179]-120))" office:value-type="float" office:value="202.305101774265" calcext:value-type="float">
            <text:p>202.3051</text:p>
          </table:table-cell>
          <table:table-cell table:style-name="ce6" table:formula="of:=[.$A$3]*SIN(RADIANS([.C179]+120))" office:value-type="float" office:value="33.2841790161131" calcext:value-type="float">
            <text:p>33.2842</text:p>
          </table:table-cell>
          <table:table-cell table:style-name="ce6"/>
          <table:table-cell table:style-name="ce10" table:formula="of:=(MIN([.D179];[.E179];[.F179])+MAX([.D179];[.E179];[.F179]))/2" office:value-type="float" office:value="-16.6420895080566" calcext:value-type="float">
            <text:p>-16.6421</text:p>
          </table:table-cell>
          <table:table-cell table:style-name="ce6" table:formula="of:=[.D179]-[.H179]" office:value-type="float" office:value="-218.947191282322" calcext:value-type="float">
            <text:p>-218.9472</text:p>
          </table:table-cell>
          <table:table-cell table:style-name="ce6" table:formula="of:=[.E179]-[.H179]" office:value-type="float" office:value="218.947191282322" calcext:value-type="float">
            <text:p>218.9472</text:p>
          </table:table-cell>
          <table:table-cell table:style-name="ce6" table:formula="of:=[.F179]-[.H179]" office:value-type="float" office:value="49.9262685241697" calcext:value-type="float">
            <text:p>49.9263</text:p>
          </table:table-cell>
          <table:table-cell table:style-name="ce6"/>
          <table:table-cell table:style-name="ce15" table:formula="of:=([.D179]+255) /2" office:value-type="float" office:value="9.70535960481092" calcext:value-type="float">
            <text:p>10</text:p>
          </table:table-cell>
          <table:table-cell table:style-name="ce15" table:formula="of:=[.I179]/2+128" office:value-type="float" office:value="18.5264043588392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style-name="ce3" table:formula="of:=360*[.B180]/256" office:value-type="float" office:value="248.90625" calcext:value-type="float">
            <text:p>248.90625</text:p>
          </table:table-cell>
          <table:table-cell table:style-name="ce6" table:formula="of:=[.$A$3]*SIN(RADIANS([.C180]))" office:value-type="float" office:value="-237.913163702858" calcext:value-type="float">
            <text:p>-237.9132</text:p>
          </table:table-cell>
          <table:table-cell table:style-name="ce6" table:formula="of:=[.$A$3]*SIN(RADIANS([.C180]-120))" office:value-type="float" office:value="198.434534156912" calcext:value-type="float">
            <text:p>198.4345</text:p>
          </table:table-cell>
          <table:table-cell table:style-name="ce6" table:formula="of:=[.$A$3]*SIN(RADIANS([.C180]+120))" office:value-type="float" office:value="39.4786295459458" calcext:value-type="float">
            <text:p>39.4786</text:p>
          </table:table-cell>
          <table:table-cell table:style-name="ce6"/>
          <table:table-cell table:style-name="ce10" table:formula="of:=(MIN([.D180];[.E180];[.F180])+MAX([.D180];[.E180];[.F180]))/2" office:value-type="float" office:value="-19.739314772973" calcext:value-type="float">
            <text:p>-19.7393</text:p>
          </table:table-cell>
          <table:table-cell table:style-name="ce6" table:formula="of:=[.D180]-[.H180]" office:value-type="float" office:value="-218.173848929885" calcext:value-type="float">
            <text:p>-218.1738</text:p>
          </table:table-cell>
          <table:table-cell table:style-name="ce6" table:formula="of:=[.E180]-[.H180]" office:value-type="float" office:value="218.173848929885" calcext:value-type="float">
            <text:p>218.1738</text:p>
          </table:table-cell>
          <table:table-cell table:style-name="ce6" table:formula="of:=[.F180]-[.H180]" office:value-type="float" office:value="59.2179443189188" calcext:value-type="float">
            <text:p>59.2179</text:p>
          </table:table-cell>
          <table:table-cell table:style-name="ce6"/>
          <table:table-cell table:style-name="ce15" table:formula="of:=([.D180]+255) /2" office:value-type="float" office:value="8.54341814857078" calcext:value-type="float">
            <text:p>9</text:p>
          </table:table-cell>
          <table:table-cell table:style-name="ce15" table:formula="of:=[.I180]/2+128" office:value-type="float" office:value="18.9130755350573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style-name="ce3" table:formula="of:=360*[.B181]/256" office:value-type="float" office:value="250.3125" calcext:value-type="float">
            <text:p>250.3125</text:p>
          </table:table-cell>
          <table:table-cell table:style-name="ce6" table:formula="of:=[.$A$3]*SIN(RADIANS([.C181]))" office:value-type="float" office:value="-240.09373662167" calcext:value-type="float">
            <text:p>-240.0937</text:p>
          </table:table-cell>
          <table:table-cell table:style-name="ce6" table:formula="of:=[.$A$3]*SIN(RADIANS([.C181]-120))" office:value-type="float" office:value="194.444436996129" calcext:value-type="float">
            <text:p>194.4444</text:p>
          </table:table-cell>
          <table:table-cell table:style-name="ce6" table:formula="of:=[.$A$3]*SIN(RADIANS([.C181]+120))" office:value-type="float" office:value="45.6492996255414" calcext:value-type="float">
            <text:p>45.6493</text:p>
          </table:table-cell>
          <table:table-cell table:style-name="ce6"/>
          <table:table-cell table:style-name="ce10" table:formula="of:=(MIN([.D181];[.E181];[.F181])+MAX([.D181];[.E181];[.F181]))/2" office:value-type="float" office:value="-22.8246498127707" calcext:value-type="float">
            <text:p>-22.8246</text:p>
          </table:table-cell>
          <table:table-cell table:style-name="ce6" table:formula="of:=[.D181]-[.H181]" office:value-type="float" office:value="-217.2690868089" calcext:value-type="float">
            <text:p>-217.2691</text:p>
          </table:table-cell>
          <table:table-cell table:style-name="ce6" table:formula="of:=[.E181]-[.H181]" office:value-type="float" office:value="217.2690868089" calcext:value-type="float">
            <text:p>217.2691</text:p>
          </table:table-cell>
          <table:table-cell table:style-name="ce6" table:formula="of:=[.F181]-[.H181]" office:value-type="float" office:value="68.4739494383121" calcext:value-type="float">
            <text:p>68.4739</text:p>
          </table:table-cell>
          <table:table-cell table:style-name="ce6"/>
          <table:table-cell table:style-name="ce15" table:formula="of:=([.D181]+255) /2" office:value-type="float" office:value="7.45313168916485" calcext:value-type="float">
            <text:p>7</text:p>
          </table:table-cell>
          <table:table-cell table:style-name="ce15" table:formula="of:=[.I181]/2+128" office:value-type="float" office:value="19.3654565955502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style-name="ce3" table:formula="of:=360*[.B182]/256" office:value-type="float" office:value="251.71875" calcext:value-type="float">
            <text:p>251.71875</text:p>
          </table:table-cell>
          <table:table-cell table:style-name="ce6" table:formula="of:=[.$A$3]*SIN(RADIANS([.C182]))" office:value-type="float" office:value="-242.129686051224" calcext:value-type="float">
            <text:p>-242.1297</text:p>
          </table:table-cell>
          <table:table-cell table:style-name="ce6" table:formula="of:=[.$A$3]*SIN(RADIANS([.C182]-120))" office:value-type="float" office:value="190.337213777245" calcext:value-type="float">
            <text:p>190.3372</text:p>
          </table:table-cell>
          <table:table-cell table:style-name="ce6" table:formula="of:=[.$A$3]*SIN(RADIANS([.C182]+120))" office:value-type="float" office:value="51.7924722739796" calcext:value-type="float">
            <text:p>51.7925</text:p>
          </table:table-cell>
          <table:table-cell table:style-name="ce6"/>
          <table:table-cell table:style-name="ce10" table:formula="of:=(MIN([.D182];[.E182];[.F182])+MAX([.D182];[.E182];[.F182]))/2" office:value-type="float" office:value="-25.8962361369898" calcext:value-type="float">
            <text:p>-25.8962</text:p>
          </table:table-cell>
          <table:table-cell table:style-name="ce6" table:formula="of:=[.D182]-[.H182]" office:value-type="float" office:value="-216.233449914235" calcext:value-type="float">
            <text:p>-216.2334</text:p>
          </table:table-cell>
          <table:table-cell table:style-name="ce6" table:formula="of:=[.E182]-[.H182]" office:value-type="float" office:value="216.233449914235" calcext:value-type="float">
            <text:p>216.2334</text:p>
          </table:table-cell>
          <table:table-cell table:style-name="ce6" table:formula="of:=[.F182]-[.H182]" office:value-type="float" office:value="77.6887084109694" calcext:value-type="float">
            <text:p>77.6887</text:p>
          </table:table-cell>
          <table:table-cell table:style-name="ce6"/>
          <table:table-cell table:style-name="ce15" table:formula="of:=([.D182]+255) /2" office:value-type="float" office:value="6.43515697438782" calcext:value-type="float">
            <text:p>6</text:p>
          </table:table-cell>
          <table:table-cell table:style-name="ce15" table:formula="of:=[.I182]/2+128" office:value-type="float" office:value="19.883275042882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3" table:formula="of:=360*[.B183]/256" office:value-type="float" office:value="253.125" calcext:value-type="float">
            <text:p>253.125</text:p>
          </table:table-cell>
          <table:table-cell table:style-name="ce6" table:formula="of:=[.$A$3]*SIN(RADIANS([.C183]))" office:value-type="float" office:value="-244.019785611713" calcext:value-type="float">
            <text:p>-244.0198</text:p>
          </table:table-cell>
          <table:table-cell table:style-name="ce6" table:formula="of:=[.$A$3]*SIN(RADIANS([.C183]-120))" office:value-type="float" office:value="186.115338537948" calcext:value-type="float">
            <text:p>186.1153</text:p>
          </table:table-cell>
          <table:table-cell table:style-name="ce6" table:formula="of:=[.$A$3]*SIN(RADIANS([.C183]+120))" office:value-type="float" office:value="57.9044470737652" calcext:value-type="float">
            <text:p>57.9044</text:p>
          </table:table-cell>
          <table:table-cell table:style-name="ce6"/>
          <table:table-cell table:style-name="ce10" table:formula="of:=(MIN([.D183];[.E183];[.F183])+MAX([.D183];[.E183];[.F183]))/2" office:value-type="float" office:value="-28.9522235368826" calcext:value-type="float">
            <text:p>-28.9522</text:p>
          </table:table-cell>
          <table:table-cell table:style-name="ce6" table:formula="of:=[.D183]-[.H183]" office:value-type="float" office:value="-215.067562074831" calcext:value-type="float">
            <text:p>-215.0676</text:p>
          </table:table-cell>
          <table:table-cell table:style-name="ce6" table:formula="of:=[.E183]-[.H183]" office:value-type="float" office:value="215.067562074831" calcext:value-type="float">
            <text:p>215.0676</text:p>
          </table:table-cell>
          <table:table-cell table:style-name="ce6" table:formula="of:=[.F183]-[.H183]" office:value-type="float" office:value="86.8566706106478" calcext:value-type="float">
            <text:p>86.8567</text:p>
          </table:table-cell>
          <table:table-cell table:style-name="ce6"/>
          <table:table-cell table:style-name="ce15" table:formula="of:=([.D183]+255) /2" office:value-type="float" office:value="5.49010719414338" calcext:value-type="float">
            <text:p>5</text:p>
          </table:table-cell>
          <table:table-cell table:style-name="ce15" table:formula="of:=[.I183]/2+128" office:value-type="float" office:value="20.466218962584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ce3" table:formula="of:=360*[.B184]/256" office:value-type="float" office:value="254.53125" calcext:value-type="float">
            <text:p>254.53125</text:p>
          </table:table-cell>
          <table:table-cell table:style-name="ce6" table:formula="of:=[.$A$3]*SIN(RADIANS([.C184]))" office:value-type="float" office:value="-245.762896777837" calcext:value-type="float">
            <text:p>-245.7629</text:p>
          </table:table-cell>
          <table:table-cell table:style-name="ce6" table:formula="of:=[.$A$3]*SIN(RADIANS([.C184]-120))" office:value-type="float" office:value="181.781354378017" calcext:value-type="float">
            <text:p>181.7814</text:p>
          </table:table-cell>
          <table:table-cell table:style-name="ce6" table:formula="of:=[.$A$3]*SIN(RADIANS([.C184]+120))" office:value-type="float" office:value="63.9815423998203" calcext:value-type="float">
            <text:p>63.9815</text:p>
          </table:table-cell>
          <table:table-cell table:style-name="ce6"/>
          <table:table-cell table:style-name="ce10" table:formula="of:=(MIN([.D184];[.E184];[.F184])+MAX([.D184];[.E184];[.F184]))/2" office:value-type="float" office:value="-31.9907711999102" calcext:value-type="float">
            <text:p>-31.9908</text:p>
          </table:table-cell>
          <table:table-cell table:style-name="ce6" table:formula="of:=[.D184]-[.H184]" office:value-type="float" office:value="-213.772125577927" calcext:value-type="float">
            <text:p>-213.7721</text:p>
          </table:table-cell>
          <table:table-cell table:style-name="ce6" table:formula="of:=[.E184]-[.H184]" office:value-type="float" office:value="213.772125577927" calcext:value-type="float">
            <text:p>213.7721</text:p>
          </table:table-cell>
          <table:table-cell table:style-name="ce6" table:formula="of:=[.F184]-[.H184]" office:value-type="float" office:value="95.9723135997305" calcext:value-type="float">
            <text:p>95.9723</text:p>
          </table:table-cell>
          <table:table-cell table:style-name="ce6"/>
          <table:table-cell table:style-name="ce15" table:formula="of:=([.D184]+255) /2" office:value-type="float" office:value="4.61855161108142" calcext:value-type="float">
            <text:p>5</text:p>
          </table:table-cell>
          <table:table-cell table:style-name="ce15" table:formula="of:=[.I184]/2+128" office:value-type="float" office:value="21.1139372110365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style-name="ce3" table:formula="of:=360*[.B185]/256" office:value-type="float" office:value="255.9375" calcext:value-type="float">
            <text:p>255.9375</text:p>
          </table:table-cell>
          <table:table-cell table:style-name="ce6" table:formula="of:=[.$A$3]*SIN(RADIANS([.C185]))" office:value-type="float" office:value="-247.357969564609" calcext:value-type="float">
            <text:p>-247.3580</text:p>
          </table:table-cell>
          <table:table-cell table:style-name="ce6" table:formula="of:=[.$A$3]*SIN(RADIANS([.C185]-120))" office:value-type="float" office:value="177.337871927451" calcext:value-type="float">
            <text:p>177.3379</text:p>
          </table:table-cell>
          <table:table-cell table:style-name="ce6" table:formula="of:=[.$A$3]*SIN(RADIANS([.C185]+120))" office:value-type="float" office:value="70.0200976371577" calcext:value-type="float">
            <text:p>70.0201</text:p>
          </table:table-cell>
          <table:table-cell table:style-name="ce6"/>
          <table:table-cell table:style-name="ce10" table:formula="of:=(MIN([.D185];[.E185];[.F185])+MAX([.D185];[.E185];[.F185]))/2" office:value-type="float" office:value="-35.0100488185789" calcext:value-type="float">
            <text:p>-35.0100</text:p>
          </table:table-cell>
          <table:table-cell table:style-name="ce6" table:formula="of:=[.D185]-[.H185]" office:value-type="float" office:value="-212.34792074603" calcext:value-type="float">
            <text:p>-212.3479</text:p>
          </table:table-cell>
          <table:table-cell table:style-name="ce6" table:formula="of:=[.E185]-[.H185]" office:value-type="float" office:value="212.34792074603" calcext:value-type="float">
            <text:p>212.3479</text:p>
          </table:table-cell>
          <table:table-cell table:style-name="ce6" table:formula="of:=[.F185]-[.H185]" office:value-type="float" office:value="105.030146455737" calcext:value-type="float">
            <text:p>105.0301</text:p>
          </table:table-cell>
          <table:table-cell table:style-name="ce6"/>
          <table:table-cell table:style-name="ce15" table:formula="of:=([.D185]+255) /2" office:value-type="float" office:value="3.82101521769565" calcext:value-type="float">
            <text:p>4</text:p>
          </table:table-cell>
          <table:table-cell table:style-name="ce15" table:formula="of:=[.I185]/2+128" office:value-type="float" office:value="21.8260396269851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style-name="ce3" table:formula="of:=360*[.B186]/256" office:value-type="float" office:value="257.34375" calcext:value-type="float">
            <text:p>257.34375</text:p>
          </table:table-cell>
          <table:table-cell table:style-name="ce6" table:formula="of:=[.$A$3]*SIN(RADIANS([.C186]))" office:value-type="float" office:value="-248.804043159825" calcext:value-type="float">
            <text:p>-248.8040</text:p>
          </table:table-cell>
          <table:table-cell table:style-name="ce6" table:formula="of:=[.$A$3]*SIN(RADIANS([.C186]-120))" office:value-type="float" office:value="172.787567773926" calcext:value-type="float">
            <text:p>172.7876</text:p>
          </table:table-cell>
          <table:table-cell table:style-name="ce6" table:formula="of:=[.$A$3]*SIN(RADIANS([.C186]+120))" office:value-type="float" office:value="76.0164753858986" calcext:value-type="float">
            <text:p>76.0165</text:p>
          </table:table-cell>
          <table:table-cell table:style-name="ce6"/>
          <table:table-cell table:style-name="ce10" table:formula="of:=(MIN([.D186];[.E186];[.F186])+MAX([.D186];[.E186];[.F186]))/2" office:value-type="float" office:value="-38.0082376929493" calcext:value-type="float">
            <text:p>-38.0082</text:p>
          </table:table-cell>
          <table:table-cell table:style-name="ce6" table:formula="of:=[.D186]-[.H186]" office:value-type="float" office:value="-210.795805466875" calcext:value-type="float">
            <text:p>-210.7958</text:p>
          </table:table-cell>
          <table:table-cell table:style-name="ce6" table:formula="of:=[.E186]-[.H186]" office:value-type="float" office:value="210.795805466875" calcext:value-type="float">
            <text:p>210.7958</text:p>
          </table:table-cell>
          <table:table-cell table:style-name="ce6" table:formula="of:=[.F186]-[.H186]" office:value-type="float" office:value="114.024713078848" calcext:value-type="float">
            <text:p>114.0247</text:p>
          </table:table-cell>
          <table:table-cell table:style-name="ce6"/>
          <table:table-cell table:style-name="ce15" table:formula="of:=([.D186]+255) /2" office:value-type="float" office:value="3.09797842008763" calcext:value-type="float">
            <text:p>3</text:p>
          </table:table-cell>
          <table:table-cell table:style-name="ce15" table:formula="of:=[.I186]/2+128" office:value-type="float" office:value="22.60209726656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style-name="ce3" table:formula="of:=360*[.B187]/256" office:value-type="float" office:value="258.75" calcext:value-type="float">
            <text:p>258.75</text:p>
          </table:table-cell>
          <table:table-cell table:style-name="ce6" table:formula="of:=[.$A$3]*SIN(RADIANS([.C187]))" office:value-type="float" office:value="-250.100246502824" calcext:value-type="float">
            <text:p>-250.1002</text:p>
          </table:table-cell>
          <table:table-cell table:style-name="ce6" table:formula="of:=[.$A$3]*SIN(RADIANS([.C187]-120))" office:value-type="float" office:value="168.133182850518" calcext:value-type="float">
            <text:p>168.1332</text:p>
          </table:table-cell>
          <table:table-cell table:style-name="ce6" table:formula="of:=[.$A$3]*SIN(RADIANS([.C187]+120))" office:value-type="float" office:value="81.9670636523062" calcext:value-type="float">
            <text:p>81.9671</text:p>
          </table:table-cell>
          <table:table-cell table:style-name="ce6"/>
          <table:table-cell table:style-name="ce10" table:formula="of:=(MIN([.D187];[.E187];[.F187])+MAX([.D187];[.E187];[.F187]))/2" office:value-type="float" office:value="-40.9835318261531" calcext:value-type="float">
            <text:p>-40.9835</text:p>
          </table:table-cell>
          <table:table-cell table:style-name="ce6" table:formula="of:=[.D187]-[.H187]" office:value-type="float" office:value="-209.116714676671" calcext:value-type="float">
            <text:p>-209.1167</text:p>
          </table:table-cell>
          <table:table-cell table:style-name="ce6" table:formula="of:=[.E187]-[.H187]" office:value-type="float" office:value="209.116714676671" calcext:value-type="float">
            <text:p>209.1167</text:p>
          </table:table-cell>
          <table:table-cell table:style-name="ce6" table:formula="of:=[.F187]-[.H187]" office:value-type="float" office:value="122.950595478459" calcext:value-type="float">
            <text:p>122.9506</text:p>
          </table:table-cell>
          <table:table-cell table:style-name="ce6"/>
          <table:table-cell table:style-name="ce15" table:formula="of:=([.D187]+255) /2" office:value-type="float" office:value="2.44987674858814" calcext:value-type="float">
            <text:p>2</text:p>
          </table:table-cell>
          <table:table-cell table:style-name="ce15" table:formula="of:=[.I187]/2+128" office:value-type="float" office:value="23.4416426616647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style-name="ce3" table:formula="of:=360*[.B188]/256" office:value-type="float" office:value="260.15625" calcext:value-type="float">
            <text:p>260.15625</text:p>
          </table:table-cell>
          <table:table-cell table:style-name="ce6" table:formula="of:=[.$A$3]*SIN(RADIANS([.C188]))" office:value-type="float" office:value="-251.24579880918" calcext:value-type="float">
            <text:p>-251.2458</text:p>
          </table:table-cell>
          <table:table-cell table:style-name="ce6" table:formula="of:=[.$A$3]*SIN(RADIANS([.C188]-120))" office:value-type="float" office:value="163.377520784665" calcext:value-type="float">
            <text:p>163.3775</text:p>
          </table:table-cell>
          <table:table-cell table:style-name="ce6" table:formula="of:=[.$A$3]*SIN(RADIANS([.C188]+120))" office:value-type="float" office:value="87.8682780245154" calcext:value-type="float">
            <text:p>87.8683</text:p>
          </table:table-cell>
          <table:table-cell table:style-name="ce6"/>
          <table:table-cell table:style-name="ce10" table:formula="of:=(MIN([.D188];[.E188];[.F188])+MAX([.D188];[.E188];[.F188]))/2" office:value-type="float" office:value="-43.9341390122577" calcext:value-type="float">
            <text:p>-43.9341</text:p>
          </table:table-cell>
          <table:table-cell table:style-name="ce6" table:formula="of:=[.D188]-[.H188]" office:value-type="float" office:value="-207.311659796922" calcext:value-type="float">
            <text:p>-207.3117</text:p>
          </table:table-cell>
          <table:table-cell table:style-name="ce6" table:formula="of:=[.E188]-[.H188]" office:value-type="float" office:value="207.311659796922" calcext:value-type="float">
            <text:p>207.3117</text:p>
          </table:table-cell>
          <table:table-cell table:style-name="ce6" table:formula="of:=[.F188]-[.H188]" office:value-type="float" office:value="131.802417036773" calcext:value-type="float">
            <text:p>131.8024</text:p>
          </table:table-cell>
          <table:table-cell table:style-name="ce6"/>
          <table:table-cell table:style-name="ce15" table:formula="of:=([.D188]+255) /2" office:value-type="float" office:value="1.87710059541001" calcext:value-type="float">
            <text:p>2</text:p>
          </table:table-cell>
          <table:table-cell table:style-name="ce15" table:formula="of:=[.I188]/2+128" office:value-type="float" office:value="24.3441701015389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style-name="ce3" table:formula="of:=360*[.B189]/256" office:value-type="float" office:value="261.5625" calcext:value-type="float">
            <text:p>261.5625</text:p>
          </table:table-cell>
          <table:table-cell table:style-name="ce6" table:formula="of:=[.$A$3]*SIN(RADIANS([.C189]))" office:value-type="float" office:value="-252.240010041019" calcext:value-type="float">
            <text:p>-252.2400</text:p>
          </table:table-cell>
          <table:table-cell table:style-name="ce6" table:formula="of:=[.$A$3]*SIN(RADIANS([.C189]-120))" office:value-type="float" office:value="158.52344620937" calcext:value-type="float">
            <text:p>158.5234</text:p>
          </table:table-cell>
          <table:table-cell table:style-name="ce6" table:formula="of:=[.$A$3]*SIN(RADIANS([.C189]+120))" office:value-type="float" office:value="93.7165638316493" calcext:value-type="float">
            <text:p>93.7166</text:p>
          </table:table-cell>
          <table:table-cell table:style-name="ce6"/>
          <table:table-cell table:style-name="ce10" table:formula="of:=(MIN([.D189];[.E189];[.F189])+MAX([.D189];[.E189];[.F189]))/2" office:value-type="float" office:value="-46.8582819158247" calcext:value-type="float">
            <text:p>-46.8583</text:p>
          </table:table-cell>
          <table:table-cell table:style-name="ce6" table:formula="of:=[.D189]-[.H189]" office:value-type="float" office:value="-205.381728125194" calcext:value-type="float">
            <text:p>-205.3817</text:p>
          </table:table-cell>
          <table:table-cell table:style-name="ce6" table:formula="of:=[.E189]-[.H189]" office:value-type="float" office:value="205.381728125194" calcext:value-type="float">
            <text:p>205.3817</text:p>
          </table:table-cell>
          <table:table-cell table:style-name="ce6" table:formula="of:=[.F189]-[.H189]" office:value-type="float" office:value="140.574845747474" calcext:value-type="float">
            <text:p>140.5748</text:p>
          </table:table-cell>
          <table:table-cell table:style-name="ce6"/>
          <table:table-cell table:style-name="ce15" table:formula="of:=([.D189]+255) /2" office:value-type="float" office:value="1.37999497949042" calcext:value-type="float">
            <text:p>1</text:p>
          </table:table-cell>
          <table:table-cell table:style-name="ce15" table:formula="of:=[.I189]/2+128" office:value-type="float" office:value="25.3091359374028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style-name="ce3" table:formula="of:=360*[.B190]/256" office:value-type="float" office:value="262.96875" calcext:value-type="float">
            <text:p>262.96875</text:p>
          </table:table-cell>
          <table:table-cell table:style-name="ce6" table:formula="of:=[.$A$3]*SIN(RADIANS([.C190]))" office:value-type="float" office:value="-253.082281322671" calcext:value-type="float">
            <text:p>-253.0823</text:p>
          </table:table-cell>
          <table:table-cell table:style-name="ce6" table:formula="of:=[.$A$3]*SIN(RADIANS([.C190]-120))" office:value-type="float" office:value="153.573883037652" calcext:value-type="float">
            <text:p>153.5739</text:p>
          </table:table-cell>
          <table:table-cell table:style-name="ce6" table:formula="of:=[.$A$3]*SIN(RADIANS([.C190]+120))" office:value-type="float" office:value="99.508398285019" calcext:value-type="float">
            <text:p>99.5084</text:p>
          </table:table-cell>
          <table:table-cell table:style-name="ce6"/>
          <table:table-cell table:style-name="ce10" table:formula="of:=(MIN([.D190];[.E190];[.F190])+MAX([.D190];[.E190];[.F190]))/2" office:value-type="float" office:value="-49.7541991425096" calcext:value-type="float">
            <text:p>-49.7542</text:p>
          </table:table-cell>
          <table:table-cell table:style-name="ce6" table:formula="of:=[.D190]-[.H190]" office:value-type="float" office:value="-203.328082180161" calcext:value-type="float">
            <text:p>-203.3281</text:p>
          </table:table-cell>
          <table:table-cell table:style-name="ce6" table:formula="of:=[.E190]-[.H190]" office:value-type="float" office:value="203.328082180161" calcext:value-type="float">
            <text:p>203.3281</text:p>
          </table:table-cell>
          <table:table-cell table:style-name="ce6" table:formula="of:=[.F190]-[.H190]" office:value-type="float" office:value="149.262597427529" calcext:value-type="float">
            <text:p>149.2626</text:p>
          </table:table-cell>
          <table:table-cell table:style-name="ce6"/>
          <table:table-cell table:style-name="ce15" table:formula="of:=([.D190]+255) /2" office:value-type="float" office:value="0.958859338664468" calcext:value-type="float">
            <text:p>1</text:p>
          </table:table-cell>
          <table:table-cell table:style-name="ce15" table:formula="of:=[.I190]/2+128" office:value-type="float" office:value="26.3359589099193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style-name="ce3" table:formula="of:=360*[.B191]/256" office:value-type="float" office:value="264.375" calcext:value-type="float">
            <text:p>264.375</text:p>
          </table:table-cell>
          <table:table-cell table:style-name="ce6" table:formula="of:=[.$A$3]*SIN(RADIANS([.C191]))" office:value-type="float" office:value="-253.77210530141" calcext:value-type="float">
            <text:p>-253.7721</text:p>
          </table:table-cell>
          <table:table-cell table:style-name="ce6" table:formula="of:=[.$A$3]*SIN(RADIANS([.C191]-120))" office:value-type="float" office:value="148.53181270129" calcext:value-type="float">
            <text:p>148.5318</text:p>
          </table:table-cell>
          <table:table-cell table:style-name="ce6" table:formula="of:=[.$A$3]*SIN(RADIANS([.C191]+120))" office:value-type="float" office:value="105.240292600121" calcext:value-type="float">
            <text:p>105.2403</text:p>
          </table:table-cell>
          <table:table-cell table:style-name="ce6"/>
          <table:table-cell table:style-name="ce10" table:formula="of:=(MIN([.D191];[.E191];[.F191])+MAX([.D191];[.E191];[.F191]))/2" office:value-type="float" office:value="-52.6201463000603" calcext:value-type="float">
            <text:p>-52.6201</text:p>
          </table:table-cell>
          <table:table-cell table:style-name="ce6" table:formula="of:=[.D191]-[.H191]" office:value-type="float" office:value="-201.15195900135" calcext:value-type="float">
            <text:p>-201.1520</text:p>
          </table:table-cell>
          <table:table-cell table:style-name="ce6" table:formula="of:=[.E191]-[.H191]" office:value-type="float" office:value="201.15195900135" calcext:value-type="float">
            <text:p>201.1520</text:p>
          </table:table-cell>
          <table:table-cell table:style-name="ce6" table:formula="of:=[.F191]-[.H191]" office:value-type="float" office:value="157.860438900181" calcext:value-type="float">
            <text:p>157.8604</text:p>
          </table:table-cell>
          <table:table-cell table:style-name="ce6"/>
          <table:table-cell table:style-name="ce15" table:formula="of:=([.D191]+255) /2" office:value-type="float" office:value="0.61394734929489" calcext:value-type="float">
            <text:p>1</text:p>
          </table:table-cell>
          <table:table-cell table:style-name="ce15" table:formula="of:=[.I191]/2+128" office:value-type="float" office:value="27.4240204993251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ce3" table:formula="of:=360*[.B192]/256" office:value-type="float" office:value="265.78125" calcext:value-type="float">
            <text:p>265.78125</text:p>
          </table:table-cell>
          <table:table-cell table:style-name="ce6" table:formula="of:=[.$A$3]*SIN(RADIANS([.C192]))" office:value-type="float" office:value="-254.309066453066" calcext:value-type="float">
            <text:p>-254.3091</text:p>
          </table:table-cell>
          <table:table-cell table:style-name="ce6" table:formula="of:=[.$A$3]*SIN(RADIANS([.C192]-120))" office:value-type="float" office:value="143.400272354918" calcext:value-type="float">
            <text:p>143.4003</text:p>
          </table:table-cell>
          <table:table-cell table:style-name="ce6" table:formula="of:=[.$A$3]*SIN(RADIANS([.C192]+120))" office:value-type="float" office:value="110.908794098148" calcext:value-type="float">
            <text:p>110.9088</text:p>
          </table:table-cell>
          <table:table-cell table:style-name="ce6"/>
          <table:table-cell table:style-name="ce10" table:formula="of:=(MIN([.D192];[.E192];[.F192])+MAX([.D192];[.E192];[.F192]))/2" office:value-type="float" office:value="-55.4543970490739" calcext:value-type="float">
            <text:p>-55.4544</text:p>
          </table:table-cell>
          <table:table-cell table:style-name="ce6" table:formula="of:=[.D192]-[.H192]" office:value-type="float" office:value="-198.854669403992" calcext:value-type="float">
            <text:p>-198.8547</text:p>
          </table:table-cell>
          <table:table-cell table:style-name="ce6" table:formula="of:=[.E192]-[.H192]" office:value-type="float" office:value="198.854669403992" calcext:value-type="float">
            <text:p>198.8547</text:p>
          </table:table-cell>
          <table:table-cell table:style-name="ce6" table:formula="of:=[.F192]-[.H192]" office:value-type="float" office:value="166.363191147222" calcext:value-type="float">
            <text:p>166.3632</text:p>
          </table:table-cell>
          <table:table-cell table:style-name="ce6"/>
          <table:table-cell table:style-name="ce15" table:formula="of:=([.D192]+255) /2" office:value-type="float" office:value="0.345466773466995" calcext:value-type="float">
            <text:p>0</text:p>
          </table:table-cell>
          <table:table-cell table:style-name="ce15" table:formula="of:=[.I192]/2+128" office:value-type="float" office:value="28.572665298004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style-name="ce3" table:formula="of:=360*[.B193]/256" office:value-type="float" office:value="267.1875" calcext:value-type="float">
            <text:p>267.1875</text:p>
          </table:table-cell>
          <table:table-cell table:style-name="ce6" table:formula="of:=[.$A$3]*SIN(RADIANS([.C193]))" office:value-type="float" office:value="-254.692841332319" calcext:value-type="float">
            <text:p>-254.6928</text:p>
          </table:table-cell>
          <table:table-cell table:style-name="ce6" table:formula="of:=[.$A$3]*SIN(RADIANS([.C193]-120))" office:value-type="float" office:value="138.182353046562" calcext:value-type="float">
            <text:p>138.1824</text:p>
          </table:table-cell>
          <table:table-cell table:style-name="ce6" table:formula="of:=[.$A$3]*SIN(RADIANS([.C193]+120))" office:value-type="float" office:value="116.510488285757" calcext:value-type="float">
            <text:p>116.5105</text:p>
          </table:table-cell>
          <table:table-cell table:style-name="ce6"/>
          <table:table-cell table:style-name="ce10" table:formula="of:=(MIN([.D193];[.E193];[.F193])+MAX([.D193];[.E193];[.F193]))/2" office:value-type="float" office:value="-58.2552441428786" calcext:value-type="float">
            <text:p>-58.2552</text:p>
          </table:table-cell>
          <table:table-cell table:style-name="ce6" table:formula="of:=[.D193]-[.H193]" office:value-type="float" office:value="-196.43759718944" calcext:value-type="float">
            <text:p>-196.4376</text:p>
          </table:table-cell>
          <table:table-cell table:style-name="ce6" table:formula="of:=[.E193]-[.H193]" office:value-type="float" office:value="196.43759718944" calcext:value-type="float">
            <text:p>196.4376</text:p>
          </table:table-cell>
          <table:table-cell table:style-name="ce6" table:formula="of:=[.F193]-[.H193]" office:value-type="float" office:value="174.765732428636" calcext:value-type="float">
            <text:p>174.7657</text:p>
          </table:table-cell>
          <table:table-cell table:style-name="ce6"/>
          <table:table-cell table:style-name="ce15" table:formula="of:=([.D193]+255) /2" office:value-type="float" office:value="0.153579333840511" calcext:value-type="float">
            <text:p>0</text:p>
          </table:table-cell>
          <table:table-cell table:style-name="ce15" table:formula="of:=[.I193]/2+128" office:value-type="float" office:value="29.7812014052798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ce3" table:formula="of:=360*[.B194]/256" office:value-type="float" office:value="268.59375" calcext:value-type="float">
            <text:p>268.59375</text:p>
          </table:table-cell>
          <table:table-cell table:style-name="ce6" table:formula="of:=[.$A$3]*SIN(RADIANS([.C194]))" office:value-type="float" office:value="-254.923198767532" calcext:value-type="float">
            <text:p>-254.9232</text:p>
          </table:table-cell>
          <table:table-cell table:style-name="ce6" table:formula="of:=[.$A$3]*SIN(RADIANS([.C194]-120))" office:value-type="float" office:value="132.881197855701" calcext:value-type="float">
            <text:p>132.8812</text:p>
          </table:table-cell>
          <table:table-cell table:style-name="ce6" table:formula="of:=[.$A$3]*SIN(RADIANS([.C194]+120))" office:value-type="float" office:value="122.042000911831" calcext:value-type="float">
            <text:p>122.0420</text:p>
          </table:table-cell>
          <table:table-cell table:style-name="ce6"/>
          <table:table-cell table:style-name="ce10" table:formula="of:=(MIN([.D194];[.E194];[.F194])+MAX([.D194];[.E194];[.F194]))/2" office:value-type="float" office:value="-61.0210004559156" calcext:value-type="float">
            <text:p>-61.0210</text:p>
          </table:table-cell>
          <table:table-cell table:style-name="ce6" table:formula="of:=[.D194]-[.H194]" office:value-type="float" office:value="-193.902198311617" calcext:value-type="float">
            <text:p>-193.9022</text:p>
          </table:table-cell>
          <table:table-cell table:style-name="ce6" table:formula="of:=[.E194]-[.H194]" office:value-type="float" office:value="193.902198311617" calcext:value-type="float">
            <text:p>193.9022</text:p>
          </table:table-cell>
          <table:table-cell table:style-name="ce6" table:formula="of:=[.F194]-[.H194]" office:value-type="float" office:value="183.063001367747" calcext:value-type="float">
            <text:p>183.0630</text:p>
          </table:table-cell>
          <table:table-cell table:style-name="ce6"/>
          <table:table-cell table:style-name="ce15" table:formula="of:=([.D194]+255) /2" office:value-type="float" office:value="0.0384006162339574" calcext:value-type="float">
            <text:p>0</text:p>
          </table:table-cell>
          <table:table-cell table:style-name="ce15" table:formula="of:=[.I194]/2+128" office:value-type="float" office:value="31.0489008441917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ce3" table:formula="of:=360*[.B195]/256" office:value-type="float" office:value="270" calcext:value-type="float">
            <text:p>270</text:p>
          </table:table-cell>
          <table:table-cell table:style-name="ce6" table:formula="of:=[.$A$3]*SIN(RADIANS([.C195]))" office:value-type="float" office:value="-255" calcext:value-type="float">
            <text:p>-255.0000</text:p>
          </table:table-cell>
          <table:table-cell table:style-name="ce6" table:formula="of:=[.$A$3]*SIN(RADIANS([.C195]-120))" office:value-type="float" office:value="127.5" calcext:value-type="float">
            <text:p>127.5000</text:p>
          </table:table-cell>
          <table:table-cell table:style-name="ce6" table:formula="of:=[.$A$3]*SIN(RADIANS([.C195]+120))" office:value-type="float" office:value="127.5" calcext:value-type="float">
            <text:p>127.5000</text:p>
          </table:table-cell>
          <table:table-cell table:style-name="ce6"/>
          <table:table-cell table:style-name="ce10" table:formula="of:=(MIN([.D195];[.E195];[.F195])+MAX([.D195];[.E195];[.F195]))/2" office:value-type="float" office:value="-63.75" calcext:value-type="float">
            <text:p>-63.7500</text:p>
          </table:table-cell>
          <table:table-cell table:style-name="ce6" table:formula="of:=[.D195]-[.H195]" office:value-type="float" office:value="-191.25" calcext:value-type="float">
            <text:p>-191.2500</text:p>
          </table:table-cell>
          <table:table-cell table:style-name="ce6" table:formula="of:=[.E195]-[.H195]" office:value-type="float" office:value="191.25" calcext:value-type="float">
            <text:p>191.2500</text:p>
          </table:table-cell>
          <table:table-cell table:style-name="ce6" table:formula="of:=[.F195]-[.H195]" office:value-type="float" office:value="191.25" calcext:value-type="float">
            <text:p>191.2500</text:p>
          </table:table-cell>
          <table:table-cell table:style-name="ce6"/>
          <table:table-cell table:style-name="ce15" table:formula="of:=([.D195]+255) /2" office:value-type="float" office:value="0" calcext:value-type="float">
            <text:p>0</text:p>
          </table:table-cell>
          <table:table-cell table:style-name="ce15" table:formula="of:=[.I195]/2+128" office:value-type="float" office:value="32.375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style-name="ce3" table:formula="of:=360*[.B196]/256" office:value-type="float" office:value="271.40625" calcext:value-type="float">
            <text:p>271.40625</text:p>
          </table:table-cell>
          <table:table-cell table:style-name="ce6" table:formula="of:=[.$A$3]*SIN(RADIANS([.C196]))" office:value-type="float" office:value="-254.923198767532" calcext:value-type="float">
            <text:p>-254.9232</text:p>
          </table:table-cell>
          <table:table-cell table:style-name="ce6" table:formula="of:=[.$A$3]*SIN(RADIANS([.C196]-120))" office:value-type="float" office:value="122.042000911831" calcext:value-type="float">
            <text:p>122.0420</text:p>
          </table:table-cell>
          <table:table-cell table:style-name="ce6" table:formula="of:=[.$A$3]*SIN(RADIANS([.C196]+120))" office:value-type="float" office:value="132.881197855701" calcext:value-type="float">
            <text:p>132.8812</text:p>
          </table:table-cell>
          <table:table-cell table:style-name="ce6"/>
          <table:table-cell table:style-name="ce10" table:formula="of:=(MIN([.D196];[.E196];[.F196])+MAX([.D196];[.E196];[.F196]))/2" office:value-type="float" office:value="-61.0210004559156" calcext:value-type="float">
            <text:p>-61.0210</text:p>
          </table:table-cell>
          <table:table-cell table:style-name="ce6" table:formula="of:=[.D196]-[.H196]" office:value-type="float" office:value="-193.902198311617" calcext:value-type="float">
            <text:p>-193.9022</text:p>
          </table:table-cell>
          <table:table-cell table:style-name="ce6" table:formula="of:=[.E196]-[.H196]" office:value-type="float" office:value="183.063001367747" calcext:value-type="float">
            <text:p>183.0630</text:p>
          </table:table-cell>
          <table:table-cell table:style-name="ce6" table:formula="of:=[.F196]-[.H196]" office:value-type="float" office:value="193.902198311617" calcext:value-type="float">
            <text:p>193.9022</text:p>
          </table:table-cell>
          <table:table-cell table:style-name="ce6"/>
          <table:table-cell table:style-name="ce15" table:formula="of:=([.D196]+255) /2" office:value-type="float" office:value="0.0384006162339574" calcext:value-type="float">
            <text:p>0</text:p>
          </table:table-cell>
          <table:table-cell table:style-name="ce15" table:formula="of:=[.I196]/2+128" office:value-type="float" office:value="31.0489008441917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style-name="ce3" table:formula="of:=360*[.B197]/256" office:value-type="float" office:value="272.8125" calcext:value-type="float">
            <text:p>272.8125</text:p>
          </table:table-cell>
          <table:table-cell table:style-name="ce6" table:formula="of:=[.$A$3]*SIN(RADIANS([.C197]))" office:value-type="float" office:value="-254.692841332319" calcext:value-type="float">
            <text:p>-254.6928</text:p>
          </table:table-cell>
          <table:table-cell table:style-name="ce6" table:formula="of:=[.$A$3]*SIN(RADIANS([.C197]-120))" office:value-type="float" office:value="116.510488285757" calcext:value-type="float">
            <text:p>116.5105</text:p>
          </table:table-cell>
          <table:table-cell table:style-name="ce6" table:formula="of:=[.$A$3]*SIN(RADIANS([.C197]+120))" office:value-type="float" office:value="138.182353046562" calcext:value-type="float">
            <text:p>138.1824</text:p>
          </table:table-cell>
          <table:table-cell table:style-name="ce6"/>
          <table:table-cell table:style-name="ce10" table:formula="of:=(MIN([.D197];[.E197];[.F197])+MAX([.D197];[.E197];[.F197]))/2" office:value-type="float" office:value="-58.2552441428787" calcext:value-type="float">
            <text:p>-58.2552</text:p>
          </table:table-cell>
          <table:table-cell table:style-name="ce6" table:formula="of:=[.D197]-[.H197]" office:value-type="float" office:value="-196.43759718944" calcext:value-type="float">
            <text:p>-196.4376</text:p>
          </table:table-cell>
          <table:table-cell table:style-name="ce6" table:formula="of:=[.E197]-[.H197]" office:value-type="float" office:value="174.765732428636" calcext:value-type="float">
            <text:p>174.7657</text:p>
          </table:table-cell>
          <table:table-cell table:style-name="ce6" table:formula="of:=[.F197]-[.H197]" office:value-type="float" office:value="196.43759718944" calcext:value-type="float">
            <text:p>196.4376</text:p>
          </table:table-cell>
          <table:table-cell table:style-name="ce6"/>
          <table:table-cell table:style-name="ce15" table:formula="of:=([.D197]+255) /2" office:value-type="float" office:value="0.153579333840511" calcext:value-type="float">
            <text:p>0</text:p>
          </table:table-cell>
          <table:table-cell table:style-name="ce15" table:formula="of:=[.I197]/2+128" office:value-type="float" office:value="29.7812014052798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style-name="ce3" table:formula="of:=360*[.B198]/256" office:value-type="float" office:value="274.21875" calcext:value-type="float">
            <text:p>274.21875</text:p>
          </table:table-cell>
          <table:table-cell table:style-name="ce6" table:formula="of:=[.$A$3]*SIN(RADIANS([.C198]))" office:value-type="float" office:value="-254.309066453066" calcext:value-type="float">
            <text:p>-254.3091</text:p>
          </table:table-cell>
          <table:table-cell table:style-name="ce6" table:formula="of:=[.$A$3]*SIN(RADIANS([.C198]-120))" office:value-type="float" office:value="110.908794098148" calcext:value-type="float">
            <text:p>110.9088</text:p>
          </table:table-cell>
          <table:table-cell table:style-name="ce6" table:formula="of:=[.$A$3]*SIN(RADIANS([.C198]+120))" office:value-type="float" office:value="143.400272354918" calcext:value-type="float">
            <text:p>143.4003</text:p>
          </table:table-cell>
          <table:table-cell table:style-name="ce6"/>
          <table:table-cell table:style-name="ce10" table:formula="of:=(MIN([.D198];[.E198];[.F198])+MAX([.D198];[.E198];[.F198]))/2" office:value-type="float" office:value="-55.454397049074" calcext:value-type="float">
            <text:p>-55.4544</text:p>
          </table:table-cell>
          <table:table-cell table:style-name="ce6" table:formula="of:=[.D198]-[.H198]" office:value-type="float" office:value="-198.854669403992" calcext:value-type="float">
            <text:p>-198.8547</text:p>
          </table:table-cell>
          <table:table-cell table:style-name="ce6" table:formula="of:=[.E198]-[.H198]" office:value-type="float" office:value="166.363191147222" calcext:value-type="float">
            <text:p>166.3632</text:p>
          </table:table-cell>
          <table:table-cell table:style-name="ce6" table:formula="of:=[.F198]-[.H198]" office:value-type="float" office:value="198.854669403992" calcext:value-type="float">
            <text:p>198.8547</text:p>
          </table:table-cell>
          <table:table-cell table:style-name="ce6"/>
          <table:table-cell table:style-name="ce15" table:formula="of:=([.D198]+255) /2" office:value-type="float" office:value="0.345466773466995" calcext:value-type="float">
            <text:p>0</text:p>
          </table:table-cell>
          <table:table-cell table:style-name="ce15" table:formula="of:=[.I198]/2+128" office:value-type="float" office:value="28.572665298004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style-name="ce3" table:formula="of:=360*[.B199]/256" office:value-type="float" office:value="275.625" calcext:value-type="float">
            <text:p>275.625</text:p>
          </table:table-cell>
          <table:table-cell table:style-name="ce6" table:formula="of:=[.$A$3]*SIN(RADIANS([.C199]))" office:value-type="float" office:value="-253.77210530141" calcext:value-type="float">
            <text:p>-253.7721</text:p>
          </table:table-cell>
          <table:table-cell table:style-name="ce6" table:formula="of:=[.$A$3]*SIN(RADIANS([.C199]-120))" office:value-type="float" office:value="105.240292600121" calcext:value-type="float">
            <text:p>105.2403</text:p>
          </table:table-cell>
          <table:table-cell table:style-name="ce6" table:formula="of:=[.$A$3]*SIN(RADIANS([.C199]+120))" office:value-type="float" office:value="148.531812701289" calcext:value-type="float">
            <text:p>148.5318</text:p>
          </table:table-cell>
          <table:table-cell table:style-name="ce6"/>
          <table:table-cell table:style-name="ce10" table:formula="of:=(MIN([.D199];[.E199];[.F199])+MAX([.D199];[.E199];[.F199]))/2" office:value-type="float" office:value="-52.6201463000604" calcext:value-type="float">
            <text:p>-52.6201</text:p>
          </table:table-cell>
          <table:table-cell table:style-name="ce6" table:formula="of:=[.D199]-[.H199]" office:value-type="float" office:value="-201.15195900135" calcext:value-type="float">
            <text:p>-201.1520</text:p>
          </table:table-cell>
          <table:table-cell table:style-name="ce6" table:formula="of:=[.E199]-[.H199]" office:value-type="float" office:value="157.860438900181" calcext:value-type="float">
            <text:p>157.8604</text:p>
          </table:table-cell>
          <table:table-cell table:style-name="ce6" table:formula="of:=[.F199]-[.H199]" office:value-type="float" office:value="201.15195900135" calcext:value-type="float">
            <text:p>201.1520</text:p>
          </table:table-cell>
          <table:table-cell table:style-name="ce6"/>
          <table:table-cell table:style-name="ce15" table:formula="of:=([.D199]+255) /2" office:value-type="float" office:value="0.61394734929489" calcext:value-type="float">
            <text:p>1</text:p>
          </table:table-cell>
          <table:table-cell table:style-name="ce15" table:formula="of:=[.I199]/2+128" office:value-type="float" office:value="27.4240204993251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style-name="ce3" table:formula="of:=360*[.B200]/256" office:value-type="float" office:value="277.03125" calcext:value-type="float">
            <text:p>277.03125</text:p>
          </table:table-cell>
          <table:table-cell table:style-name="ce6" table:formula="of:=[.$A$3]*SIN(RADIANS([.C200]))" office:value-type="float" office:value="-253.082281322671" calcext:value-type="float">
            <text:p>-253.0823</text:p>
          </table:table-cell>
          <table:table-cell table:style-name="ce6" table:formula="of:=[.$A$3]*SIN(RADIANS([.C200]-120))" office:value-type="float" office:value="99.5083982850191" calcext:value-type="float">
            <text:p>99.5084</text:p>
          </table:table-cell>
          <table:table-cell table:style-name="ce6" table:formula="of:=[.$A$3]*SIN(RADIANS([.C200]+120))" office:value-type="float" office:value="153.573883037652" calcext:value-type="float">
            <text:p>153.5739</text:p>
          </table:table-cell>
          <table:table-cell table:style-name="ce6"/>
          <table:table-cell table:style-name="ce10" table:formula="of:=(MIN([.D200];[.E200];[.F200])+MAX([.D200];[.E200];[.F200]))/2" office:value-type="float" office:value="-49.7541991425096" calcext:value-type="float">
            <text:p>-49.7542</text:p>
          </table:table-cell>
          <table:table-cell table:style-name="ce6" table:formula="of:=[.D200]-[.H200]" office:value-type="float" office:value="-203.328082180161" calcext:value-type="float">
            <text:p>-203.3281</text:p>
          </table:table-cell>
          <table:table-cell table:style-name="ce6" table:formula="of:=[.E200]-[.H200]" office:value-type="float" office:value="149.262597427529" calcext:value-type="float">
            <text:p>149.2626</text:p>
          </table:table-cell>
          <table:table-cell table:style-name="ce6" table:formula="of:=[.F200]-[.H200]" office:value-type="float" office:value="203.328082180161" calcext:value-type="float">
            <text:p>203.3281</text:p>
          </table:table-cell>
          <table:table-cell table:style-name="ce6"/>
          <table:table-cell table:style-name="ce15" table:formula="of:=([.D200]+255) /2" office:value-type="float" office:value="0.958859338664482" calcext:value-type="float">
            <text:p>1</text:p>
          </table:table-cell>
          <table:table-cell table:style-name="ce15" table:formula="of:=[.I200]/2+128" office:value-type="float" office:value="26.3359589099193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style-name="ce3" table:formula="of:=360*[.B201]/256" office:value-type="float" office:value="278.4375" calcext:value-type="float">
            <text:p>278.4375</text:p>
          </table:table-cell>
          <table:table-cell table:style-name="ce6" table:formula="of:=[.$A$3]*SIN(RADIANS([.C201]))" office:value-type="float" office:value="-252.240010041019" calcext:value-type="float">
            <text:p>-252.2400</text:p>
          </table:table-cell>
          <table:table-cell table:style-name="ce6" table:formula="of:=[.$A$3]*SIN(RADIANS([.C201]-120))" office:value-type="float" office:value="93.7165638316494" calcext:value-type="float">
            <text:p>93.7166</text:p>
          </table:table-cell>
          <table:table-cell table:style-name="ce6" table:formula="of:=[.$A$3]*SIN(RADIANS([.C201]+120))" office:value-type="float" office:value="158.52344620937" calcext:value-type="float">
            <text:p>158.5234</text:p>
          </table:table-cell>
          <table:table-cell table:style-name="ce6"/>
          <table:table-cell table:style-name="ce10" table:formula="of:=(MIN([.D201];[.E201];[.F201])+MAX([.D201];[.E201];[.F201]))/2" office:value-type="float" office:value="-46.8582819158247" calcext:value-type="float">
            <text:p>-46.8583</text:p>
          </table:table-cell>
          <table:table-cell table:style-name="ce6" table:formula="of:=[.D201]-[.H201]" office:value-type="float" office:value="-205.381728125194" calcext:value-type="float">
            <text:p>-205.3817</text:p>
          </table:table-cell>
          <table:table-cell table:style-name="ce6" table:formula="of:=[.E201]-[.H201]" office:value-type="float" office:value="140.574845747474" calcext:value-type="float">
            <text:p>140.5748</text:p>
          </table:table-cell>
          <table:table-cell table:style-name="ce6" table:formula="of:=[.F201]-[.H201]" office:value-type="float" office:value="205.381728125194" calcext:value-type="float">
            <text:p>205.3817</text:p>
          </table:table-cell>
          <table:table-cell table:style-name="ce6"/>
          <table:table-cell table:style-name="ce15" table:formula="of:=([.D201]+255) /2" office:value-type="float" office:value="1.37999497949043" calcext:value-type="float">
            <text:p>1</text:p>
          </table:table-cell>
          <table:table-cell table:style-name="ce15" table:formula="of:=[.I201]/2+128" office:value-type="float" office:value="25.3091359374028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style-name="ce3" table:formula="of:=360*[.B202]/256" office:value-type="float" office:value="279.84375" calcext:value-type="float">
            <text:p>279.84375</text:p>
          </table:table-cell>
          <table:table-cell table:style-name="ce6" table:formula="of:=[.$A$3]*SIN(RADIANS([.C202]))" office:value-type="float" office:value="-251.24579880918" calcext:value-type="float">
            <text:p>-251.2458</text:p>
          </table:table-cell>
          <table:table-cell table:style-name="ce6" table:formula="of:=[.$A$3]*SIN(RADIANS([.C202]-120))" office:value-type="float" office:value="87.8682780245155" calcext:value-type="float">
            <text:p>87.8683</text:p>
          </table:table-cell>
          <table:table-cell table:style-name="ce6" table:formula="of:=[.$A$3]*SIN(RADIANS([.C202]+120))" office:value-type="float" office:value="163.377520784664" calcext:value-type="float">
            <text:p>163.3775</text:p>
          </table:table-cell>
          <table:table-cell table:style-name="ce6"/>
          <table:table-cell table:style-name="ce10" table:formula="of:=(MIN([.D202];[.E202];[.F202])+MAX([.D202];[.E202];[.F202]))/2" office:value-type="float" office:value="-43.9341390122578" calcext:value-type="float">
            <text:p>-43.9341</text:p>
          </table:table-cell>
          <table:table-cell table:style-name="ce6" table:formula="of:=[.D202]-[.H202]" office:value-type="float" office:value="-207.311659796922" calcext:value-type="float">
            <text:p>-207.3117</text:p>
          </table:table-cell>
          <table:table-cell table:style-name="ce6" table:formula="of:=[.E202]-[.H202]" office:value-type="float" office:value="131.802417036773" calcext:value-type="float">
            <text:p>131.8024</text:p>
          </table:table-cell>
          <table:table-cell table:style-name="ce6" table:formula="of:=[.F202]-[.H202]" office:value-type="float" office:value="207.311659796922" calcext:value-type="float">
            <text:p>207.3117</text:p>
          </table:table-cell>
          <table:table-cell table:style-name="ce6"/>
          <table:table-cell table:style-name="ce15" table:formula="of:=([.D202]+255) /2" office:value-type="float" office:value="1.87710059541" calcext:value-type="float">
            <text:p>2</text:p>
          </table:table-cell>
          <table:table-cell table:style-name="ce15" table:formula="of:=[.I202]/2+128" office:value-type="float" office:value="24.3441701015389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ce3" table:formula="of:=360*[.B203]/256" office:value-type="float" office:value="281.25" calcext:value-type="float">
            <text:p>281.25</text:p>
          </table:table-cell>
          <table:table-cell table:style-name="ce6" table:formula="of:=[.$A$3]*SIN(RADIANS([.C203]))" office:value-type="float" office:value="-250.100246502824" calcext:value-type="float">
            <text:p>-250.1002</text:p>
          </table:table-cell>
          <table:table-cell table:style-name="ce6" table:formula="of:=[.$A$3]*SIN(RADIANS([.C203]-120))" office:value-type="float" office:value="81.9670636523063" calcext:value-type="float">
            <text:p>81.9671</text:p>
          </table:table-cell>
          <table:table-cell table:style-name="ce6" table:formula="of:=[.$A$3]*SIN(RADIANS([.C203]+120))" office:value-type="float" office:value="168.133182850518" calcext:value-type="float">
            <text:p>168.1332</text:p>
          </table:table-cell>
          <table:table-cell table:style-name="ce6"/>
          <table:table-cell table:style-name="ce10" table:formula="of:=(MIN([.D203];[.E203];[.F203])+MAX([.D203];[.E203];[.F203]))/2" office:value-type="float" office:value="-40.9835318261531" calcext:value-type="float">
            <text:p>-40.9835</text:p>
          </table:table-cell>
          <table:table-cell table:style-name="ce6" table:formula="of:=[.D203]-[.H203]" office:value-type="float" office:value="-209.116714676671" calcext:value-type="float">
            <text:p>-209.1167</text:p>
          </table:table-cell>
          <table:table-cell table:style-name="ce6" table:formula="of:=[.E203]-[.H203]" office:value-type="float" office:value="122.950595478459" calcext:value-type="float">
            <text:p>122.9506</text:p>
          </table:table-cell>
          <table:table-cell table:style-name="ce6" table:formula="of:=[.F203]-[.H203]" office:value-type="float" office:value="209.116714676671" calcext:value-type="float">
            <text:p>209.1167</text:p>
          </table:table-cell>
          <table:table-cell table:style-name="ce6"/>
          <table:table-cell table:style-name="ce15" table:formula="of:=([.D203]+255) /2" office:value-type="float" office:value="2.44987674858812" calcext:value-type="float">
            <text:p>2</text:p>
          </table:table-cell>
          <table:table-cell table:style-name="ce15" table:formula="of:=[.I203]/2+128" office:value-type="float" office:value="23.4416426616647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style-name="ce3" table:formula="of:=360*[.B204]/256" office:value-type="float" office:value="282.65625" calcext:value-type="float">
            <text:p>282.65625</text:p>
          </table:table-cell>
          <table:table-cell table:style-name="ce6" table:formula="of:=[.$A$3]*SIN(RADIANS([.C204]))" office:value-type="float" office:value="-248.804043159825" calcext:value-type="float">
            <text:p>-248.8040</text:p>
          </table:table-cell>
          <table:table-cell table:style-name="ce6" table:formula="of:=[.$A$3]*SIN(RADIANS([.C204]-120))" office:value-type="float" office:value="76.0164753858987" calcext:value-type="float">
            <text:p>76.0165</text:p>
          </table:table-cell>
          <table:table-cell table:style-name="ce6" table:formula="of:=[.$A$3]*SIN(RADIANS([.C204]+120))" office:value-type="float" office:value="172.787567773926" calcext:value-type="float">
            <text:p>172.7876</text:p>
          </table:table-cell>
          <table:table-cell table:style-name="ce6"/>
          <table:table-cell table:style-name="ce10" table:formula="of:=(MIN([.D204];[.E204];[.F204])+MAX([.D204];[.E204];[.F204]))/2" office:value-type="float" office:value="-38.0082376929493" calcext:value-type="float">
            <text:p>-38.0082</text:p>
          </table:table-cell>
          <table:table-cell table:style-name="ce6" table:formula="of:=[.D204]-[.H204]" office:value-type="float" office:value="-210.795805466875" calcext:value-type="float">
            <text:p>-210.7958</text:p>
          </table:table-cell>
          <table:table-cell table:style-name="ce6" table:formula="of:=[.E204]-[.H204]" office:value-type="float" office:value="114.024713078848" calcext:value-type="float">
            <text:p>114.0247</text:p>
          </table:table-cell>
          <table:table-cell table:style-name="ce6" table:formula="of:=[.F204]-[.H204]" office:value-type="float" office:value="210.795805466875" calcext:value-type="float">
            <text:p>210.7958</text:p>
          </table:table-cell>
          <table:table-cell table:style-name="ce6"/>
          <table:table-cell table:style-name="ce15" table:formula="of:=([.D204]+255) /2" office:value-type="float" office:value="3.09797842008761" calcext:value-type="float">
            <text:p>3</text:p>
          </table:table-cell>
          <table:table-cell table:style-name="ce15" table:formula="of:=[.I204]/2+128" office:value-type="float" office:value="22.60209726656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style-name="ce3" table:formula="of:=360*[.B205]/256" office:value-type="float" office:value="284.0625" calcext:value-type="float">
            <text:p>284.0625</text:p>
          </table:table-cell>
          <table:table-cell table:style-name="ce6" table:formula="of:=[.$A$3]*SIN(RADIANS([.C205]))" office:value-type="float" office:value="-247.357969564609" calcext:value-type="float">
            <text:p>-247.3580</text:p>
          </table:table-cell>
          <table:table-cell table:style-name="ce6" table:formula="of:=[.$A$3]*SIN(RADIANS([.C205]-120))" office:value-type="float" office:value="70.0200976371577" calcext:value-type="float">
            <text:p>70.0201</text:p>
          </table:table-cell>
          <table:table-cell table:style-name="ce6" table:formula="of:=[.$A$3]*SIN(RADIANS([.C205]+120))" office:value-type="float" office:value="177.337871927451" calcext:value-type="float">
            <text:p>177.3379</text:p>
          </table:table-cell>
          <table:table-cell table:style-name="ce6"/>
          <table:table-cell table:style-name="ce10" table:formula="of:=(MIN([.D205];[.E205];[.F205])+MAX([.D205];[.E205];[.F205]))/2" office:value-type="float" office:value="-35.0100488185789" calcext:value-type="float">
            <text:p>-35.0100</text:p>
          </table:table-cell>
          <table:table-cell table:style-name="ce6" table:formula="of:=[.D205]-[.H205]" office:value-type="float" office:value="-212.34792074603" calcext:value-type="float">
            <text:p>-212.3479</text:p>
          </table:table-cell>
          <table:table-cell table:style-name="ce6" table:formula="of:=[.E205]-[.H205]" office:value-type="float" office:value="105.030146455737" calcext:value-type="float">
            <text:p>105.0301</text:p>
          </table:table-cell>
          <table:table-cell table:style-name="ce6" table:formula="of:=[.F205]-[.H205]" office:value-type="float" office:value="212.34792074603" calcext:value-type="float">
            <text:p>212.3479</text:p>
          </table:table-cell>
          <table:table-cell table:style-name="ce6"/>
          <table:table-cell table:style-name="ce15" table:formula="of:=([.D205]+255) /2" office:value-type="float" office:value="3.82101521769565" calcext:value-type="float">
            <text:p>4</text:p>
          </table:table-cell>
          <table:table-cell table:style-name="ce15" table:formula="of:=[.I205]/2+128" office:value-type="float" office:value="21.8260396269851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ce3" table:formula="of:=360*[.B206]/256" office:value-type="float" office:value="285.46875" calcext:value-type="float">
            <text:p>285.46875</text:p>
          </table:table-cell>
          <table:table-cell table:style-name="ce6" table:formula="of:=[.$A$3]*SIN(RADIANS([.C206]))" office:value-type="float" office:value="-245.762896777837" calcext:value-type="float">
            <text:p>-245.7629</text:p>
          </table:table-cell>
          <table:table-cell table:style-name="ce6" table:formula="of:=[.$A$3]*SIN(RADIANS([.C206]-120))" office:value-type="float" office:value="63.9815423998203" calcext:value-type="float">
            <text:p>63.9815</text:p>
          </table:table-cell>
          <table:table-cell table:style-name="ce6" table:formula="of:=[.$A$3]*SIN(RADIANS([.C206]+120))" office:value-type="float" office:value="181.781354378017" calcext:value-type="float">
            <text:p>181.7814</text:p>
          </table:table-cell>
          <table:table-cell table:style-name="ce6"/>
          <table:table-cell table:style-name="ce10" table:formula="of:=(MIN([.D206];[.E206];[.F206])+MAX([.D206];[.E206];[.F206]))/2" office:value-type="float" office:value="-31.9907711999102" calcext:value-type="float">
            <text:p>-31.9908</text:p>
          </table:table-cell>
          <table:table-cell table:style-name="ce6" table:formula="of:=[.D206]-[.H206]" office:value-type="float" office:value="-213.772125577927" calcext:value-type="float">
            <text:p>-213.7721</text:p>
          </table:table-cell>
          <table:table-cell table:style-name="ce6" table:formula="of:=[.E206]-[.H206]" office:value-type="float" office:value="95.9723135997305" calcext:value-type="float">
            <text:p>95.9723</text:p>
          </table:table-cell>
          <table:table-cell table:style-name="ce6" table:formula="of:=[.F206]-[.H206]" office:value-type="float" office:value="213.772125577927" calcext:value-type="float">
            <text:p>213.7721</text:p>
          </table:table-cell>
          <table:table-cell table:style-name="ce6"/>
          <table:table-cell table:style-name="ce15" table:formula="of:=([.D206]+255) /2" office:value-type="float" office:value="4.6185516110814" calcext:value-type="float">
            <text:p>5</text:p>
          </table:table-cell>
          <table:table-cell table:style-name="ce15" table:formula="of:=[.I206]/2+128" office:value-type="float" office:value="21.1139372110365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ce3" table:formula="of:=360*[.B207]/256" office:value-type="float" office:value="286.875" calcext:value-type="float">
            <text:p>286.875</text:p>
          </table:table-cell>
          <table:table-cell table:style-name="ce6" table:formula="of:=[.$A$3]*SIN(RADIANS([.C207]))" office:value-type="float" office:value="-244.019785611713" calcext:value-type="float">
            <text:p>-244.0198</text:p>
          </table:table-cell>
          <table:table-cell table:style-name="ce6" table:formula="of:=[.$A$3]*SIN(RADIANS([.C207]-120))" office:value-type="float" office:value="57.9044470737652" calcext:value-type="float">
            <text:p>57.9044</text:p>
          </table:table-cell>
          <table:table-cell table:style-name="ce6" table:formula="of:=[.$A$3]*SIN(RADIANS([.C207]+120))" office:value-type="float" office:value="186.115338537948" calcext:value-type="float">
            <text:p>186.1153</text:p>
          </table:table-cell>
          <table:table-cell table:style-name="ce6"/>
          <table:table-cell table:style-name="ce10" table:formula="of:=(MIN([.D207];[.E207];[.F207])+MAX([.D207];[.E207];[.F207]))/2" office:value-type="float" office:value="-28.9522235368826" calcext:value-type="float">
            <text:p>-28.9522</text:p>
          </table:table-cell>
          <table:table-cell table:style-name="ce6" table:formula="of:=[.D207]-[.H207]" office:value-type="float" office:value="-215.067562074831" calcext:value-type="float">
            <text:p>-215.0676</text:p>
          </table:table-cell>
          <table:table-cell table:style-name="ce6" table:formula="of:=[.E207]-[.H207]" office:value-type="float" office:value="86.8566706106478" calcext:value-type="float">
            <text:p>86.8567</text:p>
          </table:table-cell>
          <table:table-cell table:style-name="ce6" table:formula="of:=[.F207]-[.H207]" office:value-type="float" office:value="215.067562074831" calcext:value-type="float">
            <text:p>215.0676</text:p>
          </table:table-cell>
          <table:table-cell table:style-name="ce6"/>
          <table:table-cell table:style-name="ce15" table:formula="of:=([.D207]+255) /2" office:value-type="float" office:value="5.49010719414336" calcext:value-type="float">
            <text:p>5</text:p>
          </table:table-cell>
          <table:table-cell table:style-name="ce15" table:formula="of:=[.I207]/2+128" office:value-type="float" office:value="20.466218962584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ce3" table:formula="of:=360*[.B208]/256" office:value-type="float" office:value="288.28125" calcext:value-type="float">
            <text:p>288.28125</text:p>
          </table:table-cell>
          <table:table-cell table:style-name="ce6" table:formula="of:=[.$A$3]*SIN(RADIANS([.C208]))" office:value-type="float" office:value="-242.129686051224" calcext:value-type="float">
            <text:p>-242.1297</text:p>
          </table:table-cell>
          <table:table-cell table:style-name="ce6" table:formula="of:=[.$A$3]*SIN(RADIANS([.C208]-120))" office:value-type="float" office:value="51.7924722739796" calcext:value-type="float">
            <text:p>51.7925</text:p>
          </table:table-cell>
          <table:table-cell table:style-name="ce6" table:formula="of:=[.$A$3]*SIN(RADIANS([.C208]+120))" office:value-type="float" office:value="190.337213777245" calcext:value-type="float">
            <text:p>190.3372</text:p>
          </table:table-cell>
          <table:table-cell table:style-name="ce6"/>
          <table:table-cell table:style-name="ce10" table:formula="of:=(MIN([.D208];[.E208];[.F208])+MAX([.D208];[.E208];[.F208]))/2" office:value-type="float" office:value="-25.8962361369898" calcext:value-type="float">
            <text:p>-25.8962</text:p>
          </table:table-cell>
          <table:table-cell table:style-name="ce6" table:formula="of:=[.D208]-[.H208]" office:value-type="float" office:value="-216.233449914235" calcext:value-type="float">
            <text:p>-216.2334</text:p>
          </table:table-cell>
          <table:table-cell table:style-name="ce6" table:formula="of:=[.E208]-[.H208]" office:value-type="float" office:value="77.6887084109694" calcext:value-type="float">
            <text:p>77.6887</text:p>
          </table:table-cell>
          <table:table-cell table:style-name="ce6" table:formula="of:=[.F208]-[.H208]" office:value-type="float" office:value="216.233449914235" calcext:value-type="float">
            <text:p>216.2334</text:p>
          </table:table-cell>
          <table:table-cell table:style-name="ce6"/>
          <table:table-cell table:style-name="ce15" table:formula="of:=([.D208]+255) /2" office:value-type="float" office:value="6.43515697438781" calcext:value-type="float">
            <text:p>6</text:p>
          </table:table-cell>
          <table:table-cell table:style-name="ce15" table:formula="of:=[.I208]/2+128" office:value-type="float" office:value="19.883275042882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ce3" table:formula="of:=360*[.B209]/256" office:value-type="float" office:value="289.6875" calcext:value-type="float">
            <text:p>289.6875</text:p>
          </table:table-cell>
          <table:table-cell table:style-name="ce6" table:formula="of:=[.$A$3]*SIN(RADIANS([.C209]))" office:value-type="float" office:value="-240.09373662167" calcext:value-type="float">
            <text:p>-240.0937</text:p>
          </table:table-cell>
          <table:table-cell table:style-name="ce6" table:formula="of:=[.$A$3]*SIN(RADIANS([.C209]-120))" office:value-type="float" office:value="45.6492996255414" calcext:value-type="float">
            <text:p>45.6493</text:p>
          </table:table-cell>
          <table:table-cell table:style-name="ce6" table:formula="of:=[.$A$3]*SIN(RADIANS([.C209]+120))" office:value-type="float" office:value="194.444436996129" calcext:value-type="float">
            <text:p>194.4444</text:p>
          </table:table-cell>
          <table:table-cell table:style-name="ce6"/>
          <table:table-cell table:style-name="ce10" table:formula="of:=(MIN([.D209];[.E209];[.F209])+MAX([.D209];[.E209];[.F209]))/2" office:value-type="float" office:value="-22.8246498127707" calcext:value-type="float">
            <text:p>-22.8246</text:p>
          </table:table-cell>
          <table:table-cell table:style-name="ce6" table:formula="of:=[.D209]-[.H209]" office:value-type="float" office:value="-217.2690868089" calcext:value-type="float">
            <text:p>-217.2691</text:p>
          </table:table-cell>
          <table:table-cell table:style-name="ce6" table:formula="of:=[.E209]-[.H209]" office:value-type="float" office:value="68.4739494383121" calcext:value-type="float">
            <text:p>68.4739</text:p>
          </table:table-cell>
          <table:table-cell table:style-name="ce6" table:formula="of:=[.F209]-[.H209]" office:value-type="float" office:value="217.2690868089" calcext:value-type="float">
            <text:p>217.2691</text:p>
          </table:table-cell>
          <table:table-cell table:style-name="ce6"/>
          <table:table-cell table:style-name="ce15" table:formula="of:=([.D209]+255) /2" office:value-type="float" office:value="7.45313168916483" calcext:value-type="float">
            <text:p>7</text:p>
          </table:table-cell>
          <table:table-cell table:style-name="ce15" table:formula="of:=[.I209]/2+128" office:value-type="float" office:value="19.3654565955502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style-name="ce3" table:formula="of:=360*[.B210]/256" office:value-type="float" office:value="291.09375" calcext:value-type="float">
            <text:p>291.09375</text:p>
          </table:table-cell>
          <table:table-cell table:style-name="ce6" table:formula="of:=[.$A$3]*SIN(RADIANS([.C210]))" office:value-type="float" office:value="-237.913163702858" calcext:value-type="float">
            <text:p>-237.9132</text:p>
          </table:table-cell>
          <table:table-cell table:style-name="ce6" table:formula="of:=[.$A$3]*SIN(RADIANS([.C210]-120))" office:value-type="float" office:value="39.4786295459459" calcext:value-type="float">
            <text:p>39.4786</text:p>
          </table:table-cell>
          <table:table-cell table:style-name="ce6" table:formula="of:=[.$A$3]*SIN(RADIANS([.C210]+120))" office:value-type="float" office:value="198.434534156912" calcext:value-type="float">
            <text:p>198.4345</text:p>
          </table:table-cell>
          <table:table-cell table:style-name="ce6"/>
          <table:table-cell table:style-name="ce10" table:formula="of:=(MIN([.D210];[.E210];[.F210])+MAX([.D210];[.E210];[.F210]))/2" office:value-type="float" office:value="-19.739314772973" calcext:value-type="float">
            <text:p>-19.7393</text:p>
          </table:table-cell>
          <table:table-cell table:style-name="ce6" table:formula="of:=[.D210]-[.H210]" office:value-type="float" office:value="-218.173848929885" calcext:value-type="float">
            <text:p>-218.1738</text:p>
          </table:table-cell>
          <table:table-cell table:style-name="ce6" table:formula="of:=[.E210]-[.H210]" office:value-type="float" office:value="59.2179443189189" calcext:value-type="float">
            <text:p>59.2179</text:p>
          </table:table-cell>
          <table:table-cell table:style-name="ce6" table:formula="of:=[.F210]-[.H210]" office:value-type="float" office:value="218.173848929885" calcext:value-type="float">
            <text:p>218.1738</text:p>
          </table:table-cell>
          <table:table-cell table:style-name="ce6"/>
          <table:table-cell table:style-name="ce15" table:formula="of:=([.D210]+255) /2" office:value-type="float" office:value="8.54341814857081" calcext:value-type="float">
            <text:p>9</text:p>
          </table:table-cell>
          <table:table-cell table:style-name="ce15" table:formula="of:=[.I210]/2+128" office:value-type="float" office:value="18.9130755350573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style-name="ce3" table:formula="of:=360*[.B211]/256" office:value-type="float" office:value="292.5" calcext:value-type="float">
            <text:p>292.5</text:p>
          </table:table-cell>
          <table:table-cell table:style-name="ce6" table:formula="of:=[.$A$3]*SIN(RADIANS([.C211]))" office:value-type="float" office:value="-235.589280790378" calcext:value-type="float">
            <text:p>-235.5893</text:p>
          </table:table-cell>
          <table:table-cell table:style-name="ce6" table:formula="of:=[.$A$3]*SIN(RADIANS([.C211]-120))" office:value-type="float" office:value="33.2841790161131" calcext:value-type="float">
            <text:p>33.2842</text:p>
          </table:table-cell>
          <table:table-cell table:style-name="ce6" table:formula="of:=[.$A$3]*SIN(RADIANS([.C211]+120))" office:value-type="float" office:value="202.305101774265" calcext:value-type="float">
            <text:p>202.3051</text:p>
          </table:table-cell>
          <table:table-cell table:style-name="ce6"/>
          <table:table-cell table:style-name="ce10" table:formula="of:=(MIN([.D211];[.E211];[.F211])+MAX([.D211];[.E211];[.F211]))/2" office:value-type="float" office:value="-16.6420895080566" calcext:value-type="float">
            <text:p>-16.6421</text:p>
          </table:table-cell>
          <table:table-cell table:style-name="ce6" table:formula="of:=[.D211]-[.H211]" office:value-type="float" office:value="-218.947191282321" calcext:value-type="float">
            <text:p>-218.9472</text:p>
          </table:table-cell>
          <table:table-cell table:style-name="ce6" table:formula="of:=[.E211]-[.H211]" office:value-type="float" office:value="49.9262685241698" calcext:value-type="float">
            <text:p>49.9263</text:p>
          </table:table-cell>
          <table:table-cell table:style-name="ce6" table:formula="of:=[.F211]-[.H211]" office:value-type="float" office:value="218.947191282321" calcext:value-type="float">
            <text:p>218.9472</text:p>
          </table:table-cell>
          <table:table-cell table:style-name="ce6"/>
          <table:table-cell table:style-name="ce15" table:formula="of:=([.D211]+255) /2" office:value-type="float" office:value="9.70535960481095" calcext:value-type="float">
            <text:p>10</text:p>
          </table:table-cell>
          <table:table-cell table:style-name="ce15" table:formula="of:=[.I211]/2+128" office:value-type="float" office:value="18.5264043588392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style-name="ce3" table:formula="of:=360*[.B212]/256" office:value-type="float" office:value="293.90625" calcext:value-type="float">
            <text:p>293.90625</text:p>
          </table:table-cell>
          <table:table-cell table:style-name="ce6" table:formula="of:=[.$A$3]*SIN(RADIANS([.C212]))" office:value-type="float" office:value="-233.1234877044" calcext:value-type="float">
            <text:p>-233.1235</text:p>
          </table:table-cell>
          <table:table-cell table:style-name="ce6" table:formula="of:=[.$A$3]*SIN(RADIANS([.C212]-120))" office:value-type="float" office:value="27.0696793414167" calcext:value-type="float">
            <text:p>27.0697</text:p>
          </table:table-cell>
          <table:table-cell table:style-name="ce6" table:formula="of:=[.$A$3]*SIN(RADIANS([.C212]+120))" office:value-type="float" office:value="206.053808362984" calcext:value-type="float">
            <text:p>206.0538</text:p>
          </table:table-cell>
          <table:table-cell table:style-name="ce6"/>
          <table:table-cell table:style-name="ce10" table:formula="of:=(MIN([.D212];[.E212];[.F212])+MAX([.D212];[.E212];[.F212]))/2" office:value-type="float" office:value="-13.5348396707084" calcext:value-type="float">
            <text:p>-13.5348</text:p>
          </table:table-cell>
          <table:table-cell table:style-name="ce6" table:formula="of:=[.D212]-[.H212]" office:value-type="float" office:value="-219.588648033692" calcext:value-type="float">
            <text:p>-219.5886</text:p>
          </table:table-cell>
          <table:table-cell table:style-name="ce6" table:formula="of:=[.E212]-[.H212]" office:value-type="float" office:value="40.604519012125" calcext:value-type="float">
            <text:p>40.6045</text:p>
          </table:table-cell>
          <table:table-cell table:style-name="ce6" table:formula="of:=[.F212]-[.H212]" office:value-type="float" office:value="219.588648033692" calcext:value-type="float">
            <text:p>219.5886</text:p>
          </table:table-cell>
          <table:table-cell table:style-name="ce6"/>
          <table:table-cell table:style-name="ce15" table:formula="of:=([.D212]+255) /2" office:value-type="float" office:value="10.9382561477998" calcext:value-type="float">
            <text:p>11</text:p>
          </table:table-cell>
          <table:table-cell table:style-name="ce15" table:formula="of:=[.I212]/2+128" office:value-type="float" office:value="18.205675983154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style-name="ce3" table:formula="of:=360*[.B213]/256" office:value-type="float" office:value="295.3125" calcext:value-type="float">
            <text:p>295.3125</text:p>
          </table:table-cell>
          <table:table-cell table:style-name="ce6" table:formula="of:=[.$A$3]*SIN(RADIANS([.C213]))" office:value-type="float" office:value="-230.517269746478" calcext:value-type="float">
            <text:p>-230.5173</text:p>
          </table:table-cell>
          <table:table-cell table:style-name="ce6" table:formula="of:=[.$A$3]*SIN(RADIANS([.C213]-120))" office:value-type="float" office:value="20.8388739040854" calcext:value-type="float">
            <text:p>20.8389</text:p>
          </table:table-cell>
          <table:table-cell table:style-name="ce6" table:formula="of:=[.$A$3]*SIN(RADIANS([.C213]+120))" office:value-type="float" office:value="209.678395842393" calcext:value-type="float">
            <text:p>209.6784</text:p>
          </table:table-cell>
          <table:table-cell table:style-name="ce6"/>
          <table:table-cell table:style-name="ce10" table:formula="of:=(MIN([.D213];[.E213];[.F213])+MAX([.D213];[.E213];[.F213]))/2" office:value-type="float" office:value="-10.4194369520427" calcext:value-type="float">
            <text:p>-10.4194</text:p>
          </table:table-cell>
          <table:table-cell table:style-name="ce6" table:formula="of:=[.D213]-[.H213]" office:value-type="float" office:value="-220.097832794435" calcext:value-type="float">
            <text:p>-220.0978</text:p>
          </table:table-cell>
          <table:table-cell table:style-name="ce6" table:formula="of:=[.E213]-[.H213]" office:value-type="float" office:value="31.2583108561281" calcext:value-type="float">
            <text:p>31.2583</text:p>
          </table:table-cell>
          <table:table-cell table:style-name="ce6" table:formula="of:=[.F213]-[.H213]" office:value-type="float" office:value="220.097832794435" calcext:value-type="float">
            <text:p>220.0978</text:p>
          </table:table-cell>
          <table:table-cell table:style-name="ce6"/>
          <table:table-cell table:style-name="ce15" table:formula="of:=([.D213]+255) /2" office:value-type="float" office:value="12.241365126761" calcext:value-type="float">
            <text:p>12</text:p>
          </table:table-cell>
          <table:table-cell table:style-name="ce15" table:formula="of:=[.I213]/2+128" office:value-type="float" office:value="17.951083602782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style-name="ce3" table:formula="of:=360*[.B214]/256" office:value-type="float" office:value="296.71875" calcext:value-type="float">
            <text:p>296.71875</text:p>
          </table:table-cell>
          <table:table-cell table:style-name="ce6" table:formula="of:=[.$A$3]*SIN(RADIANS([.C214]))" office:value-type="float" office:value="-227.772196804856" calcext:value-type="float">
            <text:p>-227.7722</text:p>
          </table:table-cell>
          <table:table-cell table:style-name="ce6" table:formula="of:=[.$A$3]*SIN(RADIANS([.C214]-120))" office:value-type="float" office:value="14.5955159083301" calcext:value-type="float">
            <text:p>14.5955</text:p>
          </table:table-cell>
          <table:table-cell table:style-name="ce6" table:formula="of:=[.$A$3]*SIN(RADIANS([.C214]+120))" office:value-type="float" office:value="213.176680896526" calcext:value-type="float">
            <text:p>213.1767</text:p>
          </table:table-cell>
          <table:table-cell table:style-name="ce6"/>
          <table:table-cell table:style-name="ce10" table:formula="of:=(MIN([.D214];[.E214];[.F214])+MAX([.D214];[.E214];[.F214]))/2" office:value-type="float" office:value="-7.29775795416499" calcext:value-type="float">
            <text:p>-7.2978</text:p>
          </table:table-cell>
          <table:table-cell table:style-name="ce6" table:formula="of:=[.D214]-[.H214]" office:value-type="float" office:value="-220.474438850691" calcext:value-type="float">
            <text:p>-220.4744</text:p>
          </table:table-cell>
          <table:table-cell table:style-name="ce6" table:formula="of:=[.E214]-[.H214]" office:value-type="float" office:value="21.893273862495" calcext:value-type="float">
            <text:p>21.8933</text:p>
          </table:table-cell>
          <table:table-cell table:style-name="ce6" table:formula="of:=[.F214]-[.H214]" office:value-type="float" office:value="220.474438850691" calcext:value-type="float">
            <text:p>220.4744</text:p>
          </table:table-cell>
          <table:table-cell table:style-name="ce6"/>
          <table:table-cell table:style-name="ce15" table:formula="of:=([.D214]+255) /2" office:value-type="float" office:value="13.6139015975718" calcext:value-type="float">
            <text:p>14</text:p>
          </table:table-cell>
          <table:table-cell table:style-name="ce15" table:formula="of:=[.I214]/2+128" office:value-type="float" office:value="17.762780574654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style-name="ce3" table:formula="of:=360*[.B215]/256" office:value-type="float" office:value="298.125" calcext:value-type="float">
            <text:p>298.125</text:p>
          </table:table-cell>
          <table:table-cell table:style-name="ce6" table:formula="of:=[.$A$3]*SIN(RADIANS([.C215]))" office:value-type="float" office:value="-224.889922408831" calcext:value-type="float">
            <text:p>-224.8899</text:p>
          </table:table-cell>
          <table:table-cell table:style-name="ce6" table:formula="of:=[.$A$3]*SIN(RADIANS([.C215]-120))" office:value-type="float" office:value="8.34336611955288" calcext:value-type="float">
            <text:p>8.3434</text:p>
          </table:table-cell>
          <table:table-cell table:style-name="ce6" table:formula="of:=[.$A$3]*SIN(RADIANS([.C215]+120))" office:value-type="float" office:value="216.546556289278" calcext:value-type="float">
            <text:p>216.5466</text:p>
          </table:table-cell>
          <table:table-cell table:style-name="ce6"/>
          <table:table-cell table:style-name="ce10" table:formula="of:=(MIN([.D215];[.E215];[.F215])+MAX([.D215];[.E215];[.F215]))/2" office:value-type="float" office:value="-4.17168305977644" calcext:value-type="float">
            <text:p>-4.1717</text:p>
          </table:table-cell>
          <table:table-cell table:style-name="ce6" table:formula="of:=[.D215]-[.H215]" office:value-type="float" office:value="-220.718239349054" calcext:value-type="float">
            <text:p>-220.7182</text:p>
          </table:table-cell>
          <table:table-cell table:style-name="ce6" table:formula="of:=[.E215]-[.H215]" office:value-type="float" office:value="12.5150491793293" calcext:value-type="float">
            <text:p>12.5150</text:p>
          </table:table-cell>
          <table:table-cell table:style-name="ce6" table:formula="of:=[.F215]-[.H215]" office:value-type="float" office:value="220.718239349054" calcext:value-type="float">
            <text:p>220.7182</text:p>
          </table:table-cell>
          <table:table-cell table:style-name="ce6"/>
          <table:table-cell table:style-name="ce15" table:formula="of:=([.D215]+255) /2" office:value-type="float" office:value="15.0550387955847" calcext:value-type="float">
            <text:p>15</text:p>
          </table:table-cell>
          <table:table-cell table:style-name="ce15" table:formula="of:=[.I215]/2+128" office:value-type="float" office:value="17.64088032547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style-name="ce3" table:formula="of:=360*[.B216]/256" office:value-type="float" office:value="299.53125" calcext:value-type="float">
            <text:p>299.53125</text:p>
          </table:table-cell>
          <table:table-cell table:style-name="ce6" table:formula="of:=[.$A$3]*SIN(RADIANS([.C216]))" office:value-type="float" office:value="-221.872182732721" calcext:value-type="float">
            <text:p>-221.8722</text:p>
          </table:table-cell>
          <table:table-cell table:style-name="ce6" table:formula="of:=[.$A$3]*SIN(RADIANS([.C216]-120))" office:value-type="float" office:value="2.08619059900395" calcext:value-type="float">
            <text:p>2.0862</text:p>
          </table:table-cell>
          <table:table-cell table:style-name="ce6" table:formula="of:=[.$A$3]*SIN(RADIANS([.C216]+120))" office:value-type="float" office:value="219.785992133717" calcext:value-type="float">
            <text:p>219.7860</text:p>
          </table:table-cell>
          <table:table-cell table:style-name="ce6"/>
          <table:table-cell table:style-name="ce10" table:formula="of:=(MIN([.D216];[.E216];[.F216])+MAX([.D216];[.E216];[.F216]))/2" office:value-type="float" office:value="-1.043095299502" calcext:value-type="float">
            <text:p>-1.0431</text:p>
          </table:table-cell>
          <table:table-cell table:style-name="ce6" table:formula="of:=[.D216]-[.H216]" office:value-type="float" office:value="-220.829087433219" calcext:value-type="float">
            <text:p>-220.8291</text:p>
          </table:table-cell>
          <table:table-cell table:style-name="ce6" table:formula="of:=[.E216]-[.H216]" office:value-type="float" office:value="3.12928589850595" calcext:value-type="float">
            <text:p>3.1293</text:p>
          </table:table-cell>
          <table:table-cell table:style-name="ce6" table:formula="of:=[.F216]-[.H216]" office:value-type="float" office:value="220.829087433219" calcext:value-type="float">
            <text:p>220.8291</text:p>
          </table:table-cell>
          <table:table-cell table:style-name="ce6"/>
          <table:table-cell table:style-name="ce15" table:formula="of:=([.D216]+255) /2" office:value-type="float" office:value="16.5639086336393" calcext:value-type="float">
            <text:p>17</text:p>
          </table:table-cell>
          <table:table-cell table:style-name="ce15" table:formula="of:=[.I216]/2+128" office:value-type="float" office:value="17.585456283390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style-name="ce3" table:formula="of:=360*[.B217]/256" office:value-type="float" office:value="300.9375" calcext:value-type="float">
            <text:p>300.9375</text:p>
          </table:table-cell>
          <table:table-cell table:style-name="ce6" table:formula="of:=[.$A$3]*SIN(RADIANS([.C217]))" office:value-type="float" office:value="-218.720795550069" calcext:value-type="float">
            <text:p>-218.7208</text:p>
          </table:table-cell>
          <table:table-cell table:style-name="ce6" table:formula="of:=[.$A$3]*SIN(RADIANS([.C217]-120))" office:value-type="float" office:value="-4.17224156475412" calcext:value-type="float">
            <text:p>-4.1722</text:p>
          </table:table-cell>
          <table:table-cell table:style-name="ce6" table:formula="of:=[.$A$3]*SIN(RADIANS([.C217]+120))" office:value-type="float" office:value="222.893037114823" calcext:value-type="float">
            <text:p>222.8930</text:p>
          </table:table-cell>
          <table:table-cell table:style-name="ce6"/>
          <table:table-cell table:style-name="ce10" table:formula="of:=(MIN([.D217];[.E217];[.F217])+MAX([.D217];[.E217];[.F217]))/2" office:value-type="float" office:value="2.08612078237704" calcext:value-type="float">
            <text:p>2.0861</text:p>
          </table:table-cell>
          <table:table-cell table:style-name="ce6" table:formula="of:=[.D217]-[.H217]" office:value-type="float" office:value="-220.806916332446" calcext:value-type="float">
            <text:p>-220.8069</text:p>
          </table:table-cell>
          <table:table-cell table:style-name="ce6" table:formula="of:=[.E217]-[.H217]" office:value-type="float" office:value="-6.25836234713116" calcext:value-type="float">
            <text:p>-6.2584</text:p>
          </table:table-cell>
          <table:table-cell table:style-name="ce6" table:formula="of:=[.F217]-[.H217]" office:value-type="float" office:value="220.806916332446" calcext:value-type="float">
            <text:p>220.8069</text:p>
          </table:table-cell>
          <table:table-cell table:style-name="ce6"/>
          <table:table-cell table:style-name="ce15" table:formula="of:=([.D217]+255) /2" office:value-type="float" office:value="18.1396022249653" calcext:value-type="float">
            <text:p>18</text:p>
          </table:table-cell>
          <table:table-cell table:style-name="ce15" table:formula="of:=[.I217]/2+128" office:value-type="float" office:value="17.596541833776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style-name="ce3" table:formula="of:=360*[.B218]/256" office:value-type="float" office:value="302.34375" calcext:value-type="float">
            <text:p>302.34375</text:p>
          </table:table-cell>
          <table:table-cell table:style-name="ce6" table:formula="of:=[.$A$3]*SIN(RADIANS([.C218]))" office:value-type="float" office:value="-215.437659138675" calcext:value-type="float">
            <text:p>-215.4377</text:p>
          </table:table-cell>
          <table:table-cell table:style-name="ce6" table:formula="of:=[.$A$3]*SIN(RADIANS([.C218]-120))" office:value-type="float" office:value="-10.4281605262038" calcext:value-type="float">
            <text:p>-10.4282</text:p>
          </table:table-cell>
          <table:table-cell table:style-name="ce6" table:formula="of:=[.$A$3]*SIN(RADIANS([.C218]+120))" office:value-type="float" office:value="225.865819664879" calcext:value-type="float">
            <text:p>225.8658</text:p>
          </table:table-cell>
          <table:table-cell table:style-name="ce6"/>
          <table:table-cell table:style-name="ce10" table:formula="of:=(MIN([.D218];[.E218];[.F218])+MAX([.D218];[.E218];[.F218]))/2" office:value-type="float" office:value="5.21408026310186" calcext:value-type="float">
            <text:p>5.2141</text:p>
          </table:table-cell>
          <table:table-cell table:style-name="ce6" table:formula="of:=[.D218]-[.H218]" office:value-type="float" office:value="-220.651739401777" calcext:value-type="float">
            <text:p>-220.6517</text:p>
          </table:table-cell>
          <table:table-cell table:style-name="ce6" table:formula="of:=[.E218]-[.H218]" office:value-type="float" office:value="-15.6422407893056" calcext:value-type="float">
            <text:p>-15.6422</text:p>
          </table:table-cell>
          <table:table-cell table:style-name="ce6" table:formula="of:=[.F218]-[.H218]" office:value-type="float" office:value="220.651739401777" calcext:value-type="float">
            <text:p>220.6517</text:p>
          </table:table-cell>
          <table:table-cell table:style-name="ce6"/>
          <table:table-cell table:style-name="ce15" table:formula="of:=([.D218]+255) /2" office:value-type="float" office:value="19.7811704306623" calcext:value-type="float">
            <text:p>20</text:p>
          </table:table-cell>
          <table:table-cell table:style-name="ce15" table:formula="of:=[.I218]/2+128" office:value-type="float" office:value="17.6741302991114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style-name="ce3" table:formula="of:=360*[.B219]/256" office:value-type="float" office:value="303.75" calcext:value-type="float">
            <text:p>303.75</text:p>
          </table:table-cell>
          <table:table-cell table:style-name="ce6" table:formula="of:=[.$A$3]*SIN(RADIANS([.C219]))" office:value-type="float" office:value="-212.024751137149" calcext:value-type="float">
            <text:p>-212.0248</text:p>
          </table:table-cell>
          <table:table-cell table:style-name="ce6" table:formula="of:=[.$A$3]*SIN(RADIANS([.C219]-120))" office:value-type="float" office:value="-16.6777979536864" calcext:value-type="float">
            <text:p>-16.6778</text:p>
          </table:table-cell>
          <table:table-cell table:style-name="ce6" table:formula="of:=[.$A$3]*SIN(RADIANS([.C219]+120))" office:value-type="float" office:value="228.702549090836" calcext:value-type="float">
            <text:p>228.7025</text:p>
          </table:table-cell>
          <table:table-cell table:style-name="ce6"/>
          <table:table-cell table:style-name="ce10" table:formula="of:=(MIN([.D219];[.E219];[.F219])+MAX([.D219];[.E219];[.F219]))/2" office:value-type="float" office:value="8.33889897684321" calcext:value-type="float">
            <text:p>8.3389</text:p>
          </table:table-cell>
          <table:table-cell table:style-name="ce6" table:formula="of:=[.D219]-[.H219]" office:value-type="float" office:value="-220.363650113992" calcext:value-type="float">
            <text:p>-220.3637</text:p>
          </table:table-cell>
          <table:table-cell table:style-name="ce6" table:formula="of:=[.E219]-[.H219]" office:value-type="float" office:value="-25.0166969305296" calcext:value-type="float">
            <text:p>-25.0167</text:p>
          </table:table-cell>
          <table:table-cell table:style-name="ce6" table:formula="of:=[.F219]-[.H219]" office:value-type="float" office:value="220.363650113992" calcext:value-type="float">
            <text:p>220.3637</text:p>
          </table:table-cell>
          <table:table-cell table:style-name="ce6"/>
          <table:table-cell table:style-name="ce15" table:formula="of:=([.D219]+255) /2" office:value-type="float" office:value="21.4876244314255" calcext:value-type="float">
            <text:p>21</text:p>
          </table:table-cell>
          <table:table-cell table:style-name="ce15" table:formula="of:=[.I219]/2+128" office:value-type="float" office:value="17.8181749430039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style-name="ce3" table:formula="of:=360*[.B220]/256" office:value-type="float" office:value="305.15625" calcext:value-type="float">
            <text:p>305.15625</text:p>
          </table:table-cell>
          <table:table-cell table:style-name="ce6" table:formula="of:=[.$A$3]*SIN(RADIANS([.C220]))" office:value-type="float" office:value="-208.484127353654" calcext:value-type="float">
            <text:p>-208.4841</text:p>
          </table:table-cell>
          <table:table-cell table:style-name="ce6" table:formula="of:=[.$A$3]*SIN(RADIANS([.C220]-120))" office:value-type="float" office:value="-22.917389299305" calcext:value-type="float">
            <text:p>-22.9174</text:p>
          </table:table-cell>
          <table:table-cell table:style-name="ce6" table:formula="of:=[.$A$3]*SIN(RADIANS([.C220]+120))" office:value-type="float" office:value="231.401516652959" calcext:value-type="float">
            <text:p>231.4015</text:p>
          </table:table-cell>
          <table:table-cell table:style-name="ce6"/>
          <table:table-cell table:style-name="ce10" table:formula="of:=(MIN([.D220];[.E220];[.F220])+MAX([.D220];[.E220];[.F220]))/2" office:value-type="float" office:value="11.4586946496524" calcext:value-type="float">
            <text:p>11.4587</text:p>
          </table:table-cell>
          <table:table-cell table:style-name="ce6" table:formula="of:=[.D220]-[.H220]" office:value-type="float" office:value="-219.942822003306" calcext:value-type="float">
            <text:p>-219.9428</text:p>
          </table:table-cell>
          <table:table-cell table:style-name="ce6" table:formula="of:=[.E220]-[.H220]" office:value-type="float" office:value="-34.3760839489574" calcext:value-type="float">
            <text:p>-34.3761</text:p>
          </table:table-cell>
          <table:table-cell table:style-name="ce6" table:formula="of:=[.F220]-[.H220]" office:value-type="float" office:value="219.942822003306" calcext:value-type="float">
            <text:p>219.9428</text:p>
          </table:table-cell>
          <table:table-cell table:style-name="ce6"/>
          <table:table-cell table:style-name="ce15" table:formula="of:=([.D220]+255) /2" office:value-type="float" office:value="23.257936323173" calcext:value-type="float">
            <text:p>23</text:p>
          </table:table-cell>
          <table:table-cell table:style-name="ce15" table:formula="of:=[.I220]/2+128" office:value-type="float" office:value="18.028588998346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style-name="ce3" table:formula="of:=360*[.B221]/256" office:value-type="float" office:value="306.5625" calcext:value-type="float">
            <text:p>306.5625</text:p>
          </table:table-cell>
          <table:table-cell table:style-name="ce6" table:formula="of:=[.$A$3]*SIN(RADIANS([.C221]))" office:value-type="float" office:value="-204.817920527564" calcext:value-type="float">
            <text:p>-204.8179</text:p>
          </table:table-cell>
          <table:table-cell table:style-name="ce6" table:formula="of:=[.$A$3]*SIN(RADIANS([.C221]-120))" office:value-type="float" office:value="-29.1431760665458" calcext:value-type="float">
            <text:p>-29.1432</text:p>
          </table:table-cell>
          <table:table-cell table:style-name="ce6" table:formula="of:=[.$A$3]*SIN(RADIANS([.C221]+120))" office:value-type="float" office:value="233.96109659411" calcext:value-type="float">
            <text:p>233.9611</text:p>
          </table:table-cell>
          <table:table-cell table:style-name="ce6"/>
          <table:table-cell table:style-name="ce10" table:formula="of:=(MIN([.D221];[.E221];[.F221])+MAX([.D221];[.E221];[.F221]))/2" office:value-type="float" office:value="14.5715880332729" calcext:value-type="float">
            <text:p>14.5716</text:p>
          </table:table-cell>
          <table:table-cell table:style-name="ce6" table:formula="of:=[.D221]-[.H221]" office:value-type="float" office:value="-219.389508560837" calcext:value-type="float">
            <text:p>-219.3895</text:p>
          </table:table-cell>
          <table:table-cell table:style-name="ce6" table:formula="of:=[.E221]-[.H221]" office:value-type="float" office:value="-43.7147640998188" calcext:value-type="float">
            <text:p>-43.7148</text:p>
          </table:table-cell>
          <table:table-cell table:style-name="ce6" table:formula="of:=[.F221]-[.H221]" office:value-type="float" office:value="219.389508560837" calcext:value-type="float">
            <text:p>219.3895</text:p>
          </table:table-cell>
          <table:table-cell table:style-name="ce6"/>
          <table:table-cell table:style-name="ce15" table:formula="of:=([.D221]+255) /2" office:value-type="float" office:value="25.0910397362178" calcext:value-type="float">
            <text:p>25</text:p>
          </table:table-cell>
          <table:table-cell table:style-name="ce15" table:formula="of:=[.I221]/2+128" office:value-type="float" office:value="18.3052457195813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style-name="ce3" table:formula="of:=360*[.B222]/256" office:value-type="float" office:value="307.96875" calcext:value-type="float">
            <text:p>307.96875</text:p>
          </table:table-cell>
          <table:table-cell table:style-name="ce6" table:formula="of:=[.$A$3]*SIN(RADIANS([.C222]))" office:value-type="float" office:value="-201.028339044785" calcext:value-type="float">
            <text:p>-201.0283</text:p>
          </table:table-cell>
          <table:table-cell table:style-name="ce6" table:formula="of:=[.$A$3]*SIN(RADIANS([.C222]-120))" office:value-type="float" office:value="-35.3514080742578" calcext:value-type="float">
            <text:p>-35.3514</text:p>
          </table:table-cell>
          <table:table-cell table:style-name="ce6" table:formula="of:=[.$A$3]*SIN(RADIANS([.C222]+120))" office:value-type="float" office:value="236.379747119042" calcext:value-type="float">
            <text:p>236.3797</text:p>
          </table:table-cell>
          <table:table-cell table:style-name="ce6"/>
          <table:table-cell table:style-name="ce10" table:formula="of:=(MIN([.D222];[.E222];[.F222])+MAX([.D222];[.E222];[.F222]))/2" office:value-type="float" office:value="17.6757040371289" calcext:value-type="float">
            <text:p>17.6757</text:p>
          </table:table-cell>
          <table:table-cell table:style-name="ce6" table:formula="of:=[.D222]-[.H222]" office:value-type="float" office:value="-218.704043081913" calcext:value-type="float">
            <text:p>-218.7040</text:p>
          </table:table-cell>
          <table:table-cell table:style-name="ce6" table:formula="of:=[.E222]-[.H222]" office:value-type="float" office:value="-53.0271121113867" calcext:value-type="float">
            <text:p>-53.0271</text:p>
          </table:table-cell>
          <table:table-cell table:style-name="ce6" table:formula="of:=[.F222]-[.H222]" office:value-type="float" office:value="218.704043081913" calcext:value-type="float">
            <text:p>218.7040</text:p>
          </table:table-cell>
          <table:table-cell table:style-name="ce6"/>
          <table:table-cell table:style-name="ce15" table:formula="of:=([.D222]+255) /2" office:value-type="float" office:value="26.9858304776077" calcext:value-type="float">
            <text:p>27</text:p>
          </table:table-cell>
          <table:table-cell table:style-name="ce15" table:formula="of:=[.I222]/2+128" office:value-type="float" office:value="18.6479784590433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3" table:formula="of:=360*[.B223]/256" office:value-type="float" office:value="309.375" calcext:value-type="float">
            <text:p>309.375</text:p>
          </table:table-cell>
          <table:table-cell table:style-name="ce6" table:formula="of:=[.$A$3]*SIN(RADIANS([.C223]))" office:value-type="float" office:value="-197.117665607498" calcext:value-type="float">
            <text:p>-197.1177</text:p>
          </table:table-cell>
          <table:table-cell table:style-name="ce6" table:formula="of:=[.$A$3]*SIN(RADIANS([.C223]-120))" office:value-type="float" office:value="-41.5383457156201" calcext:value-type="float">
            <text:p>-41.5383</text:p>
          </table:table-cell>
          <table:table-cell table:style-name="ce6" table:formula="of:=[.$A$3]*SIN(RADIANS([.C223]+120))" office:value-type="float" office:value="238.656011323118" calcext:value-type="float">
            <text:p>238.6560</text:p>
          </table:table-cell>
          <table:table-cell table:style-name="ce6"/>
          <table:table-cell table:style-name="ce10" table:formula="of:=(MIN([.D223];[.E223];[.F223])+MAX([.D223];[.E223];[.F223]))/2" office:value-type="float" office:value="20.76917285781" calcext:value-type="float">
            <text:p>20.7692</text:p>
          </table:table-cell>
          <table:table-cell table:style-name="ce6" table:formula="of:=[.D223]-[.H223]" office:value-type="float" office:value="-217.886838465308" calcext:value-type="float">
            <text:p>-217.8868</text:p>
          </table:table-cell>
          <table:table-cell table:style-name="ce6" table:formula="of:=[.E223]-[.H223]" office:value-type="float" office:value="-62.3075185734302" calcext:value-type="float">
            <text:p>-62.3075</text:p>
          </table:table-cell>
          <table:table-cell table:style-name="ce6" table:formula="of:=[.F223]-[.H223]" office:value-type="float" office:value="217.886838465308" calcext:value-type="float">
            <text:p>217.8868</text:p>
          </table:table-cell>
          <table:table-cell table:style-name="ce6"/>
          <table:table-cell table:style-name="ce15" table:formula="of:=([.D223]+255) /2" office:value-type="float" office:value="28.941167196251" calcext:value-type="float">
            <text:p>29</text:p>
          </table:table-cell>
          <table:table-cell table:style-name="ce15" table:formula="of:=[.I223]/2+128" office:value-type="float" office:value="19.056580767346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style-name="ce3" table:formula="of:=360*[.B224]/256" office:value-type="float" office:value="310.78125" calcext:value-type="float">
            <text:p>310.78125</text:p>
          </table:table-cell>
          <table:table-cell table:style-name="ce6" table:formula="of:=[.$A$3]*SIN(RADIANS([.C224]))" office:value-type="float" office:value="-193.088255859154" calcext:value-type="float">
            <text:p>-193.0883</text:p>
          </table:table-cell>
          <table:table-cell table:style-name="ce6" table:formula="of:=[.$A$3]*SIN(RADIANS([.C224]-120))" office:value-type="float" office:value="-47.7002622107421" calcext:value-type="float">
            <text:p>-47.7003</text:p>
          </table:table-cell>
          <table:table-cell table:style-name="ce6" table:formula="of:=[.$A$3]*SIN(RADIANS([.C224]+120))" office:value-type="float" office:value="240.788518069896" calcext:value-type="float">
            <text:p>240.7885</text:p>
          </table:table-cell>
          <table:table-cell table:style-name="ce6"/>
          <table:table-cell table:style-name="ce10" table:formula="of:=(MIN([.D224];[.E224];[.F224])+MAX([.D224];[.E224];[.F224]))/2" office:value-type="float" office:value="23.8501311053711" calcext:value-type="float">
            <text:p>23.8501</text:p>
          </table:table-cell>
          <table:table-cell table:style-name="ce6" table:formula="of:=[.D224]-[.H224]" office:value-type="float" office:value="-216.938386964525" calcext:value-type="float">
            <text:p>-216.9384</text:p>
          </table:table-cell>
          <table:table-cell table:style-name="ce6" table:formula="of:=[.E224]-[.H224]" office:value-type="float" office:value="-71.5503933161132" calcext:value-type="float">
            <text:p>-71.5504</text:p>
          </table:table-cell>
          <table:table-cell table:style-name="ce6" table:formula="of:=[.F224]-[.H224]" office:value-type="float" office:value="216.938386964525" calcext:value-type="float">
            <text:p>216.9384</text:p>
          </table:table-cell>
          <table:table-cell table:style-name="ce6"/>
          <table:table-cell table:style-name="ce15" table:formula="of:=([.D224]+255) /2" office:value-type="float" office:value="30.9558720704232" calcext:value-type="float">
            <text:p>31</text:p>
          </table:table-cell>
          <table:table-cell table:style-name="ce15" table:formula="of:=[.I224]/2+128" office:value-type="float" office:value="19.530806517737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style-name="ce3" table:formula="of:=360*[.B225]/256" office:value-type="float" office:value="312.1875" calcext:value-type="float">
            <text:p>312.1875</text:p>
          </table:table-cell>
          <table:table-cell table:style-name="ce6" table:formula="of:=[.$A$3]*SIN(RADIANS([.C225]))" office:value-type="float" office:value="-188.942536965515" calcext:value-type="float">
            <text:p>-188.9425</text:p>
          </table:table-cell>
          <table:table-cell table:style-name="ce6" table:formula="of:=[.$A$3]*SIN(RADIANS([.C225]-120))" office:value-type="float" office:value="-53.8334458515361" calcext:value-type="float">
            <text:p>-53.8334</text:p>
          </table:table-cell>
          <table:table-cell table:style-name="ce6" table:formula="of:=[.$A$3]*SIN(RADIANS([.C225]+120))" office:value-type="float" office:value="242.775982817051" calcext:value-type="float">
            <text:p>242.7760</text:p>
          </table:table-cell>
          <table:table-cell table:style-name="ce6"/>
          <table:table-cell table:style-name="ce10" table:formula="of:=(MIN([.D225];[.E225];[.F225])+MAX([.D225];[.E225];[.F225]))/2" office:value-type="float" office:value="26.9167229257681" calcext:value-type="float">
            <text:p>26.9167</text:p>
          </table:table-cell>
          <table:table-cell table:style-name="ce6" table:formula="of:=[.D225]-[.H225]" office:value-type="float" office:value="-215.859259891283" calcext:value-type="float">
            <text:p>-215.8593</text:p>
          </table:table-cell>
          <table:table-cell table:style-name="ce6" table:formula="of:=[.E225]-[.H225]" office:value-type="float" office:value="-80.7501687773041" calcext:value-type="float">
            <text:p>-80.7502</text:p>
          </table:table-cell>
          <table:table-cell table:style-name="ce6" table:formula="of:=[.F225]-[.H225]" office:value-type="float" office:value="215.859259891283" calcext:value-type="float">
            <text:p>215.8593</text:p>
          </table:table-cell>
          <table:table-cell table:style-name="ce6"/>
          <table:table-cell table:style-name="ce15" table:formula="of:=([.D225]+255) /2" office:value-type="float" office:value="33.0287315172427" calcext:value-type="float">
            <text:p>33</text:p>
          </table:table-cell>
          <table:table-cell table:style-name="ce15" table:formula="of:=[.I225]/2+128" office:value-type="float" office:value="20.0703700543587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style-name="ce3" table:formula="of:=360*[.B226]/256" office:value-type="float" office:value="313.59375" calcext:value-type="float">
            <text:p>313.59375</text:p>
          </table:table-cell>
          <table:table-cell table:style-name="ce6" table:formula="of:=[.$A$3]*SIN(RADIANS([.C226]))" office:value-type="float" office:value="-184.683006152624" calcext:value-type="float">
            <text:p>-184.6830</text:p>
          </table:table-cell>
          <table:table-cell table:style-name="ce6" table:formula="of:=[.$A$3]*SIN(RADIANS([.C226]-120))" office:value-type="float" office:value="-59.9342022375113" calcext:value-type="float">
            <text:p>-59.9342</text:p>
          </table:table-cell>
          <table:table-cell table:style-name="ce6" table:formula="of:=[.$A$3]*SIN(RADIANS([.C226]+120))" office:value-type="float" office:value="244.617208390135" calcext:value-type="float">
            <text:p>244.6172</text:p>
          </table:table-cell>
          <table:table-cell table:style-name="ce6"/>
          <table:table-cell table:style-name="ce10" table:formula="of:=(MIN([.D226];[.E226];[.F226])+MAX([.D226];[.E226];[.F226]))/2" office:value-type="float" office:value="29.9671011187556" calcext:value-type="float">
            <text:p>29.9671</text:p>
          </table:table-cell>
          <table:table-cell table:style-name="ce6" table:formula="of:=[.D226]-[.H226]" office:value-type="float" office:value="-214.65010727138" calcext:value-type="float">
            <text:p>-214.6501</text:p>
          </table:table-cell>
          <table:table-cell table:style-name="ce6" table:formula="of:=[.E226]-[.H226]" office:value-type="float" office:value="-89.901303356267" calcext:value-type="float">
            <text:p>-89.9013</text:p>
          </table:table-cell>
          <table:table-cell table:style-name="ce6" table:formula="of:=[.F226]-[.H226]" office:value-type="float" office:value="214.65010727138" calcext:value-type="float">
            <text:p>214.6501</text:p>
          </table:table-cell>
          <table:table-cell table:style-name="ce6"/>
          <table:table-cell table:style-name="ce15" table:formula="of:=([.D226]+255) /2" office:value-type="float" office:value="35.158496923688" calcext:value-type="float">
            <text:p>35</text:p>
          </table:table-cell>
          <table:table-cell table:style-name="ce15" table:formula="of:=[.I226]/2+128" office:value-type="float" office:value="20.674946364310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style-name="ce3" table:formula="of:=360*[.B227]/256" office:value-type="float" office:value="315" calcext:value-type="float">
            <text:p>315</text:p>
          </table:table-cell>
          <table:table-cell table:style-name="ce6" table:formula="of:=[.$A$3]*SIN(RADIANS([.C227]))" office:value-type="float" office:value="-180.31222920257" calcext:value-type="float">
            <text:p>-180.3122</text:p>
          </table:table-cell>
          <table:table-cell table:style-name="ce6" table:formula="of:=[.$A$3]*SIN(RADIANS([.C227]-120))" office:value-type="float" office:value="-65.9988565011428" calcext:value-type="float">
            <text:p>-65.9989</text:p>
          </table:table-cell>
          <table:table-cell table:style-name="ce6" table:formula="of:=[.$A$3]*SIN(RADIANS([.C227]+120))" office:value-type="float" office:value="246.311085703712" calcext:value-type="float">
            <text:p>246.3111</text:p>
          </table:table-cell>
          <table:table-cell table:style-name="ce6"/>
          <table:table-cell table:style-name="ce10" table:formula="of:=(MIN([.D227];[.E227];[.F227])+MAX([.D227];[.E227];[.F227]))/2" office:value-type="float" office:value="32.9994282505714" calcext:value-type="float">
            <text:p>32.9994</text:p>
          </table:table-cell>
          <table:table-cell table:style-name="ce6" table:formula="of:=[.D227]-[.H227]" office:value-type="float" office:value="-213.311657453141" calcext:value-type="float">
            <text:p>-213.3117</text:p>
          </table:table-cell>
          <table:table-cell table:style-name="ce6" table:formula="of:=[.E227]-[.H227]" office:value-type="float" office:value="-98.9982847517142" calcext:value-type="float">
            <text:p>-98.9983</text:p>
          </table:table-cell>
          <table:table-cell table:style-name="ce6" table:formula="of:=[.F227]-[.H227]" office:value-type="float" office:value="213.311657453141" calcext:value-type="float">
            <text:p>213.3117</text:p>
          </table:table-cell>
          <table:table-cell table:style-name="ce6"/>
          <table:table-cell table:style-name="ce15" table:formula="of:=([.D227]+255) /2" office:value-type="float" office:value="37.3438853987152" calcext:value-type="float">
            <text:p>37</text:p>
          </table:table-cell>
          <table:table-cell table:style-name="ce15" table:formula="of:=[.I227]/2+128" office:value-type="float" office:value="21.3441712734295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style-name="ce3" table:formula="of:=360*[.B228]/256" office:value-type="float" office:value="316.40625" calcext:value-type="float">
            <text:p>316.40625</text:p>
          </table:table-cell>
          <table:table-cell table:style-name="ce6" table:formula="of:=[.$A$3]*SIN(RADIANS([.C228]))" office:value-type="float" office:value="-175.832838907952" calcext:value-type="float">
            <text:p>-175.8328</text:p>
          </table:table-cell>
          <table:table-cell table:style-name="ce6" table:formula="of:=[.$A$3]*SIN(RADIANS([.C228]-120))" office:value-type="float" office:value="-72.0237555214742" calcext:value-type="float">
            <text:p>-72.0238</text:p>
          </table:table-cell>
          <table:table-cell table:style-name="ce6" table:formula="of:=[.$A$3]*SIN(RADIANS([.C228]+120))" office:value-type="float" office:value="247.856594429426" calcext:value-type="float">
            <text:p>247.8566</text:p>
          </table:table-cell>
          <table:table-cell table:style-name="ce6"/>
          <table:table-cell table:style-name="ce10" table:formula="of:=(MIN([.D228];[.E228];[.F228])+MAX([.D228];[.E228];[.F228]))/2" office:value-type="float" office:value="36.0118777607371" calcext:value-type="float">
            <text:p>36.0119</text:p>
          </table:table-cell>
          <table:table-cell table:style-name="ce6" table:formula="of:=[.D228]-[.H228]" office:value-type="float" office:value="-211.844716668689" calcext:value-type="float">
            <text:p>-211.8447</text:p>
          </table:table-cell>
          <table:table-cell table:style-name="ce6" table:formula="of:=[.E228]-[.H228]" office:value-type="float" office:value="-108.035633282211" calcext:value-type="float">
            <text:p>-108.0356</text:p>
          </table:table-cell>
          <table:table-cell table:style-name="ce6" table:formula="of:=[.F228]-[.H228]" office:value-type="float" office:value="211.844716668689" calcext:value-type="float">
            <text:p>211.8447</text:p>
          </table:table-cell>
          <table:table-cell table:style-name="ce6"/>
          <table:table-cell table:style-name="ce15" table:formula="of:=([.D228]+255) /2" office:value-type="float" office:value="39.5835805460239" calcext:value-type="float">
            <text:p>40</text:p>
          </table:table-cell>
          <table:table-cell table:style-name="ce15" table:formula="of:=[.I228]/2+128" office:value-type="float" office:value="22.0776416656554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style-name="ce3" table:formula="of:=360*[.B229]/256" office:value-type="float" office:value="317.8125" calcext:value-type="float">
            <text:p>317.8125</text:p>
          </table:table-cell>
          <table:table-cell table:style-name="ce6" table:formula="of:=[.$A$3]*SIN(RADIANS([.C229]))" office:value-type="float" office:value="-171.24753348599" calcext:value-type="float">
            <text:p>-171.2475</text:p>
          </table:table-cell>
          <table:table-cell table:style-name="ce6" table:formula="of:=[.$A$3]*SIN(RADIANS([.C229]-120))" office:value-type="float" office:value="-78.0052701246211" calcext:value-type="float">
            <text:p>-78.0053</text:p>
          </table:table-cell>
          <table:table-cell table:style-name="ce6" table:formula="of:=[.$A$3]*SIN(RADIANS([.C229]+120))" office:value-type="float" office:value="249.252803610611" calcext:value-type="float">
            <text:p>249.2528</text:p>
          </table:table-cell>
          <table:table-cell table:style-name="ce6"/>
          <table:table-cell table:style-name="ce10" table:formula="of:=(MIN([.D229];[.E229];[.F229])+MAX([.D229];[.E229];[.F229]))/2" office:value-type="float" office:value="39.0026350623105" calcext:value-type="float">
            <text:p>39.0026</text:p>
          </table:table-cell>
          <table:table-cell table:style-name="ce6" table:formula="of:=[.D229]-[.H229]" office:value-type="float" office:value="-210.2501685483" calcext:value-type="float">
            <text:p>-210.2502</text:p>
          </table:table-cell>
          <table:table-cell table:style-name="ce6" table:formula="of:=[.E229]-[.H229]" office:value-type="float" office:value="-117.007905186932" calcext:value-type="float">
            <text:p>-117.0079</text:p>
          </table:table-cell>
          <table:table-cell table:style-name="ce6" table:formula="of:=[.F229]-[.H229]" office:value-type="float" office:value="210.2501685483" calcext:value-type="float">
            <text:p>210.2502</text:p>
          </table:table-cell>
          <table:table-cell table:style-name="ce6"/>
          <table:table-cell table:style-name="ce15" table:formula="of:=([.D229]+255) /2" office:value-type="float" office:value="41.8762332570051" calcext:value-type="float">
            <text:p>42</text:p>
          </table:table-cell>
          <table:table-cell table:style-name="ce15" table:formula="of:=[.I229]/2+128" office:value-type="float" office:value="22.8749157258499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style-name="ce3" table:formula="of:=360*[.B230]/256" office:value-type="float" office:value="319.21875" calcext:value-type="float">
            <text:p>319.21875</text:p>
          </table:table-cell>
          <table:table-cell table:style-name="ce6" table:formula="of:=[.$A$3]*SIN(RADIANS([.C230]))" office:value-type="float" office:value="-166.559074953213" calcext:value-type="float">
            <text:p>-166.5591</text:p>
          </table:table-cell>
          <table:table-cell table:style-name="ce6" table:formula="of:=[.$A$3]*SIN(RADIANS([.C230]-120))" office:value-type="float" office:value="-83.9397972698499" calcext:value-type="float">
            <text:p>-83.9398</text:p>
          </table:table-cell>
          <table:table-cell table:style-name="ce6" table:formula="of:=[.$A$3]*SIN(RADIANS([.C230]+120))" office:value-type="float" office:value="250.498872223063" calcext:value-type="float">
            <text:p>250.4989</text:p>
          </table:table-cell>
          <table:table-cell table:style-name="ce6"/>
          <table:table-cell table:style-name="ce10" table:formula="of:=(MIN([.D230];[.E230];[.F230])+MAX([.D230];[.E230];[.F230]))/2" office:value-type="float" office:value="41.9698986349249" calcext:value-type="float">
            <text:p>41.9699</text:p>
          </table:table-cell>
          <table:table-cell table:style-name="ce6" table:formula="of:=[.D230]-[.H230]" office:value-type="float" office:value="-208.528973588138" calcext:value-type="float">
            <text:p>-208.5290</text:p>
          </table:table-cell>
          <table:table-cell table:style-name="ce6" table:formula="of:=[.E230]-[.H230]" office:value-type="float" office:value="-125.909695904775" calcext:value-type="float">
            <text:p>-125.9097</text:p>
          </table:table-cell>
          <table:table-cell table:style-name="ce6" table:formula="of:=[.F230]-[.H230]" office:value-type="float" office:value="208.528973588138" calcext:value-type="float">
            <text:p>208.5290</text:p>
          </table:table-cell>
          <table:table-cell table:style-name="ce6"/>
          <table:table-cell table:style-name="ce15" table:formula="of:=([.D230]+255) /2" office:value-type="float" office:value="44.2204625233934" calcext:value-type="float">
            <text:p>44</text:p>
          </table:table-cell>
          <table:table-cell table:style-name="ce15" table:formula="of:=[.I230]/2+128" office:value-type="float" office:value="23.735513205931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style-name="ce3" table:formula="of:=360*[.B231]/256" office:value-type="float" office:value="320.625" calcext:value-type="float">
            <text:p>320.625</text:p>
          </table:table-cell>
          <table:table-cell table:style-name="ce6" table:formula="of:=[.$A$3]*SIN(RADIANS([.C231]))" office:value-type="float" office:value="-161.77028746173" calcext:value-type="float">
            <text:p>-161.7703</text:p>
          </table:table-cell>
          <table:table-cell table:style-name="ce6" table:formula="of:=[.$A$3]*SIN(RADIANS([.C231]-120))" office:value-type="float" office:value="-89.8237622199146" calcext:value-type="float">
            <text:p>-89.8238</text:p>
          </table:table-cell>
          <table:table-cell table:style-name="ce6" table:formula="of:=[.$A$3]*SIN(RADIANS([.C231]+120))" office:value-type="float" office:value="251.594049681644" calcext:value-type="float">
            <text:p>251.5940</text:p>
          </table:table-cell>
          <table:table-cell table:style-name="ce6"/>
          <table:table-cell table:style-name="ce10" table:formula="of:=(MIN([.D231];[.E231];[.F231])+MAX([.D231];[.E231];[.F231]))/2" office:value-type="float" office:value="44.9118811099573" calcext:value-type="float">
            <text:p>44.9119</text:p>
          </table:table-cell>
          <table:table-cell table:style-name="ce6" table:formula="of:=[.D231]-[.H231]" office:value-type="float" office:value="-206.682168571687" calcext:value-type="float">
            <text:p>-206.6822</text:p>
          </table:table-cell>
          <table:table-cell table:style-name="ce6" table:formula="of:=[.E231]-[.H231]" office:value-type="float" office:value="-134.735643329872" calcext:value-type="float">
            <text:p>-134.7356</text:p>
          </table:table-cell>
          <table:table-cell table:style-name="ce6" table:formula="of:=[.F231]-[.H231]" office:value-type="float" office:value="206.682168571687" calcext:value-type="float">
            <text:p>206.6822</text:p>
          </table:table-cell>
          <table:table-cell table:style-name="ce6"/>
          <table:table-cell table:style-name="ce15" table:formula="of:=([.D231]+255) /2" office:value-type="float" office:value="46.6148562691352" calcext:value-type="float">
            <text:p>47</text:p>
          </table:table-cell>
          <table:table-cell table:style-name="ce15" table:formula="of:=[.I231]/2+128" office:value-type="float" office:value="24.6589157141566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style-name="ce3" table:formula="of:=360*[.B232]/256" office:value-type="float" office:value="322.03125" calcext:value-type="float">
            <text:p>322.03125</text:p>
          </table:table-cell>
          <table:table-cell table:style-name="ce6" table:formula="of:=[.$A$3]*SIN(RADIANS([.C232]))" office:value-type="float" office:value="-156.88405559806" calcext:value-type="float">
            <text:p>-156.8841</text:p>
          </table:table-cell>
          <table:table-cell table:style-name="ce6" table:formula="of:=[.$A$3]*SIN(RADIANS([.C232]-120))" office:value-type="float" office:value="-95.6536206943447" calcext:value-type="float">
            <text:p>-95.6536</text:p>
          </table:table-cell>
          <table:table-cell table:style-name="ce6" table:formula="of:=[.$A$3]*SIN(RADIANS([.C232]+120))" office:value-type="float" office:value="252.537676292405" calcext:value-type="float">
            <text:p>252.5377</text:p>
          </table:table-cell>
          <table:table-cell table:style-name="ce6"/>
          <table:table-cell table:style-name="ce10" table:formula="of:=(MIN([.D232];[.E232];[.F232])+MAX([.D232];[.E232];[.F232]))/2" office:value-type="float" office:value="47.8268103471724" calcext:value-type="float">
            <text:p>47.8268</text:p>
          </table:table-cell>
          <table:table-cell table:style-name="ce6" table:formula="of:=[.D232]-[.H232]" office:value-type="float" office:value="-204.710865945232" calcext:value-type="float">
            <text:p>-204.7109</text:p>
          </table:table-cell>
          <table:table-cell table:style-name="ce6" table:formula="of:=[.E232]-[.H232]" office:value-type="float" office:value="-143.480431041517" calcext:value-type="float">
            <text:p>-143.4804</text:p>
          </table:table-cell>
          <table:table-cell table:style-name="ce6" table:formula="of:=[.F232]-[.H232]" office:value-type="float" office:value="204.710865945232" calcext:value-type="float">
            <text:p>204.7109</text:p>
          </table:table-cell>
          <table:table-cell table:style-name="ce6"/>
          <table:table-cell table:style-name="ce15" table:formula="of:=([.D232]+255) /2" office:value-type="float" office:value="49.0579722009701" calcext:value-type="float">
            <text:p>49</text:p>
          </table:table-cell>
          <table:table-cell table:style-name="ce15" table:formula="of:=[.I232]/2+128" office:value-type="float" office:value="25.6445670273839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style-name="ce3" table:formula="of:=360*[.B233]/256" office:value-type="float" office:value="323.4375" calcext:value-type="float">
            <text:p>323.4375</text:p>
          </table:table-cell>
          <table:table-cell table:style-name="ce6" table:formula="of:=[.$A$3]*SIN(RADIANS([.C233]))" office:value-type="float" office:value="-151.903322645571" calcext:value-type="float">
            <text:p>-151.9033</text:p>
          </table:table-cell>
          <table:table-cell table:style-name="ce6" table:formula="of:=[.$A$3]*SIN(RADIANS([.C233]-120))" office:value-type="float" office:value="-101.425861004388" calcext:value-type="float">
            <text:p>-101.4259</text:p>
          </table:table-cell>
          <table:table-cell table:style-name="ce6" table:formula="of:=[.$A$3]*SIN(RADIANS([.C233]+120))" office:value-type="float" office:value="253.329183649958" calcext:value-type="float">
            <text:p>253.3292</text:p>
          </table:table-cell>
          <table:table-cell table:style-name="ce6"/>
          <table:table-cell table:style-name="ce10" table:formula="of:=(MIN([.D233];[.E233];[.F233])+MAX([.D233];[.E233];[.F233]))/2" office:value-type="float" office:value="50.7129305021939" calcext:value-type="float">
            <text:p>50.7129</text:p>
          </table:table-cell>
          <table:table-cell table:style-name="ce6" table:formula="of:=[.D233]-[.H233]" office:value-type="float" office:value="-202.616253147764" calcext:value-type="float">
            <text:p>-202.6163</text:p>
          </table:table-cell>
          <table:table-cell table:style-name="ce6" table:formula="of:=[.E233]-[.H233]" office:value-type="float" office:value="-152.138791506582" calcext:value-type="float">
            <text:p>-152.1388</text:p>
          </table:table-cell>
          <table:table-cell table:style-name="ce6" table:formula="of:=[.F233]-[.H233]" office:value-type="float" office:value="202.616253147764" calcext:value-type="float">
            <text:p>202.6163</text:p>
          </table:table-cell>
          <table:table-cell table:style-name="ce6"/>
          <table:table-cell table:style-name="ce15" table:formula="of:=([.D233]+255) /2" office:value-type="float" office:value="51.5483386772148" calcext:value-type="float">
            <text:p>52</text:p>
          </table:table-cell>
          <table:table-cell table:style-name="ce15" table:formula="of:=[.I233]/2+128" office:value-type="float" office:value="26.6918734261178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style-name="ce3" table:formula="of:=360*[.B234]/256" office:value-type="float" office:value="324.84375" calcext:value-type="float">
            <text:p>324.84375</text:p>
          </table:table-cell>
          <table:table-cell table:style-name="ce6" table:formula="of:=[.$A$3]*SIN(RADIANS([.C234]))" office:value-type="float" office:value="-146.831088811551" calcext:value-type="float">
            <text:p>-146.8311</text:p>
          </table:table-cell>
          <table:table-cell table:style-name="ce6" table:formula="of:=[.$A$3]*SIN(RADIANS([.C234]-120))" office:value-type="float" office:value="-107.137006168319" calcext:value-type="float">
            <text:p>-107.1370</text:p>
          </table:table-cell>
          <table:table-cell table:style-name="ce6" table:formula="of:=[.$A$3]*SIN(RADIANS([.C234]+120))" office:value-type="float" office:value="253.96809497987" calcext:value-type="float">
            <text:p>253.9681</text:p>
          </table:table-cell>
          <table:table-cell table:style-name="ce6"/>
          <table:table-cell table:style-name="ce10" table:formula="of:=(MIN([.D234];[.E234];[.F234])+MAX([.D234];[.E234];[.F234]))/2" office:value-type="float" office:value="53.5685030841596" calcext:value-type="float">
            <text:p>53.5685</text:p>
          </table:table-cell>
          <table:table-cell table:style-name="ce12" table:formula="of:=[.D234]-[.H234]" office:value-type="float" office:value="-200.39959189571" calcext:value-type="float">
            <text:p>-200.3996</text:p>
          </table:table-cell>
          <table:table-cell table:style-name="ce6" table:formula="of:=[.E234]-[.H234]" office:value-type="float" office:value="-160.705509252479" calcext:value-type="float">
            <text:p>-160.7055</text:p>
          </table:table-cell>
          <table:table-cell table:style-name="ce6" table:formula="of:=[.F234]-[.H234]" office:value-type="float" office:value="200.39959189571" calcext:value-type="float">
            <text:p>200.3996</text:p>
          </table:table-cell>
          <table:table-cell table:style-name="ce6"/>
          <table:table-cell table:style-name="ce15" table:formula="of:=([.D234]+255) /2" office:value-type="float" office:value="54.0844555942247" calcext:value-type="float">
            <text:p>54</text:p>
          </table:table-cell>
          <table:table-cell table:style-name="ce15" table:formula="of:=[.I234]/2+128" office:value-type="float" office:value="27.8002040521449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style-name="ce3" table:formula="of:=360*[.B235]/256" office:value-type="float" office:value="326.25" calcext:value-type="float">
            <text:p>326.25</text:p>
          </table:table-cell>
          <table:table-cell table:style-name="ce6" table:formula="of:=[.$A$3]*SIN(RADIANS([.C235]))" office:value-type="float" office:value="-141.670409419999" calcext:value-type="float">
            <text:p>-141.6704</text:p>
          </table:table-cell>
          <table:table-cell table:style-name="ce6" table:formula="of:=[.$A$3]*SIN(RADIANS([.C235]-120))" office:value-type="float" office:value="-112.783616005845" calcext:value-type="float">
            <text:p>-112.7836</text:p>
          </table:table-cell>
          <table:table-cell table:style-name="ce6" table:formula="of:=[.$A$3]*SIN(RADIANS([.C235]+120))" office:value-type="float" office:value="254.454025425844" calcext:value-type="float">
            <text:p>254.4540</text:p>
          </table:table-cell>
          <table:table-cell table:style-name="ce6"/>
          <table:table-cell table:style-name="ce10" table:formula="of:=(MIN([.D235];[.E235];[.F235])+MAX([.D235];[.E235];[.F235]))/2" office:value-type="float" office:value="56.3918080029227" calcext:value-type="float">
            <text:p>56.3918</text:p>
          </table:table-cell>
          <table:table-cell table:style-name="ce6" table:formula="of:=[.D235]-[.H235]" office:value-type="float" office:value="-198.062217422921" calcext:value-type="float">
            <text:p>-198.0622</text:p>
          </table:table-cell>
          <table:table-cell table:style-name="ce6" table:formula="of:=[.E235]-[.H235]" office:value-type="float" office:value="-169.175424008768" calcext:value-type="float">
            <text:p>-169.1754</text:p>
          </table:table-cell>
          <table:table-cell table:style-name="ce6" table:formula="of:=[.F235]-[.H235]" office:value-type="float" office:value="198.062217422921" calcext:value-type="float">
            <text:p>198.0622</text:p>
          </table:table-cell>
          <table:table-cell table:style-name="ce6"/>
          <table:table-cell table:style-name="ce15" table:formula="of:=([.D235]+255) /2" office:value-type="float" office:value="56.6647952900007" calcext:value-type="float">
            <text:p>57</text:p>
          </table:table-cell>
          <table:table-cell table:style-name="ce15" table:formula="of:=[.I235]/2+128" office:value-type="float" office:value="28.9688912885394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3" table:formula="of:=360*[.B236]/256" office:value-type="float" office:value="327.65625" calcext:value-type="float">
            <text:p>327.65625</text:p>
          </table:table-cell>
          <table:table-cell table:style-name="ce6" table:formula="of:=[.$A$3]*SIN(RADIANS([.C236]))" office:value-type="float" office:value="-136.42439307121" calcext:value-type="float">
            <text:p>-136.4244</text:p>
          </table:table-cell>
          <table:table-cell table:style-name="ce6" table:formula="of:=[.$A$3]*SIN(RADIANS([.C236]-120))" office:value-type="float" office:value="-118.362289210341" calcext:value-type="float">
            <text:p>-118.3623</text:p>
          </table:table-cell>
          <table:table-cell table:style-name="ce6" table:formula="of:=[.$A$3]*SIN(RADIANS([.C236]+120))" office:value-type="float" office:value="254.78668228155" calcext:value-type="float">
            <text:p>254.7867</text:p>
          </table:table-cell>
          <table:table-cell table:style-name="ce6"/>
          <table:table-cell table:style-name="ce10" table:formula="of:=(MIN([.D236];[.E236];[.F236])+MAX([.D236];[.E236];[.F236]))/2" office:value-type="float" office:value="59.1811446051703" calcext:value-type="float">
            <text:p>59.1811</text:p>
          </table:table-cell>
          <table:table-cell table:style-name="ce6" table:formula="of:=[.D236]-[.H236]" office:value-type="float" office:value="-195.60553767638" calcext:value-type="float">
            <text:p>-195.6055</text:p>
          </table:table-cell>
          <table:table-cell table:style-name="ce6" table:formula="of:=[.E236]-[.H236]" office:value-type="float" office:value="-177.543433815511" calcext:value-type="float">
            <text:p>-177.5434</text:p>
          </table:table-cell>
          <table:table-cell table:style-name="ce6" table:formula="of:=[.F236]-[.H236]" office:value-type="float" office:value="195.60553767638" calcext:value-type="float">
            <text:p>195.6055</text:p>
          </table:table-cell>
          <table:table-cell table:style-name="ce6"/>
          <table:table-cell table:style-name="ce15" table:formula="of:=([.D236]+255) /2" office:value-type="float" office:value="59.2878034643951" calcext:value-type="float">
            <text:p>59</text:p>
          </table:table-cell>
          <table:table-cell table:style-name="ce15" table:formula="of:=[.I236]/2+128" office:value-type="float" office:value="30.1972311618099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style-name="ce3" table:formula="of:=360*[.B237]/256" office:value-type="float" office:value="329.0625" calcext:value-type="float">
            <text:p>329.0625</text:p>
          </table:table-cell>
          <table:table-cell table:style-name="ce6" table:formula="of:=[.$A$3]*SIN(RADIANS([.C237]))" office:value-type="float" office:value="-131.096199769272" calcext:value-type="float">
            <text:p>-131.0962</text:p>
          </table:table-cell>
          <table:table-cell table:style-name="ce6" table:formula="of:=[.$A$3]*SIN(RADIANS([.C237]-120))" office:value-type="float" office:value="-123.869665397667" calcext:value-type="float">
            <text:p>-123.8697</text:p>
          </table:table-cell>
          <table:table-cell table:style-name="ce6" table:formula="of:=[.$A$3]*SIN(RADIANS([.C237]+120))" office:value-type="float" office:value="254.965865166938" calcext:value-type="float">
            <text:p>254.9659</text:p>
          </table:table-cell>
          <table:table-cell table:style-name="ce6"/>
          <table:table-cell table:style-name="ce10" table:formula="of:=(MIN([.D237];[.E237];[.F237])+MAX([.D237];[.E237];[.F237]))/2" office:value-type="float" office:value="61.9348326988334" calcext:value-type="float">
            <text:p>61.9348</text:p>
          </table:table-cell>
          <table:table-cell table:style-name="ce6" table:formula="of:=[.D237]-[.H237]" office:value-type="float" office:value="-193.031032468105" calcext:value-type="float">
            <text:p>-193.0310</text:p>
          </table:table-cell>
          <table:table-cell table:style-name="ce6" table:formula="of:=[.E237]-[.H237]" office:value-type="float" office:value="-185.8044980965" calcext:value-type="float">
            <text:p>-185.8045</text:p>
          </table:table-cell>
          <table:table-cell table:style-name="ce6" table:formula="of:=[.F237]-[.H237]" office:value-type="float" office:value="193.031032468105" calcext:value-type="float">
            <text:p>193.0310</text:p>
          </table:table-cell>
          <table:table-cell table:style-name="ce6"/>
          <table:table-cell table:style-name="ce15" table:formula="of:=([.D237]+255) /2" office:value-type="float" office:value="61.9519001153642" calcext:value-type="float">
            <text:p>62</text:p>
          </table:table-cell>
          <table:table-cell table:style-name="ce15" table:formula="of:=[.I237]/2+128" office:value-type="float" office:value="31.4844837659475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style-name="ce3" table:formula="of:=360*[.B238]/256" office:value-type="float" office:value="330.46875" calcext:value-type="float">
            <text:p>330.46875</text:p>
          </table:table-cell>
          <table:table-cell table:style-name="ce6" table:formula="of:=[.$A$3]*SIN(RADIANS([.C238]))" office:value-type="float" office:value="-125.689039018595" calcext:value-type="float">
            <text:p>-125.6890</text:p>
          </table:table-cell>
          <table:table-cell table:style-name="ce6" table:formula="of:=[.$A$3]*SIN(RADIANS([.C238]-120))" office:value-type="float" office:value="-129.302427130342" calcext:value-type="float">
            <text:p>-129.3024</text:p>
          </table:table-cell>
          <table:table-cell table:style-name="ce6" table:formula="of:=[.$A$3]*SIN(RADIANS([.C238]+120))" office:value-type="float" office:value="254.991466148937" calcext:value-type="float">
            <text:p>254.9915</text:p>
          </table:table-cell>
          <table:table-cell table:style-name="ce6"/>
          <table:table-cell table:style-name="ce10" table:formula="of:=(MIN([.D238];[.E238];[.F238])+MAX([.D238];[.E238];[.F238]))/2" office:value-type="float" office:value="62.8445195092975" calcext:value-type="float">
            <text:p>62.8445</text:p>
          </table:table-cell>
          <table:table-cell table:style-name="ce6" table:formula="of:=[.D238]-[.H238]" office:value-type="float" office:value="-188.533558527892" calcext:value-type="float">
            <text:p>-188.5336</text:p>
          </table:table-cell>
          <table:table-cell table:style-name="ce6" table:formula="of:=[.E238]-[.H238]" office:value-type="float" office:value="-192.14694663964" calcext:value-type="float">
            <text:p>-192.1469</text:p>
          </table:table-cell>
          <table:table-cell table:style-name="ce6" table:formula="of:=[.F238]-[.H238]" office:value-type="float" office:value="192.14694663964" calcext:value-type="float">
            <text:p>192.1469</text:p>
          </table:table-cell>
          <table:table-cell table:style-name="ce6"/>
          <table:table-cell table:style-name="ce15" table:formula="of:=([.D238]+255) /2" office:value-type="float" office:value="64.6554804907025" calcext:value-type="float">
            <text:p>65</text:p>
          </table:table-cell>
          <table:table-cell table:style-name="ce15" table:formula="of:=[.I238]/2+128" office:value-type="float" office:value="33.7332207360538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style-name="ce3" table:formula="of:=360*[.B239]/256" office:value-type="float" office:value="331.875" calcext:value-type="float">
            <text:p>331.875</text:p>
          </table:table-cell>
          <table:table-cell table:style-name="ce6" table:formula="of:=[.$A$3]*SIN(RADIANS([.C239]))" office:value-type="float" office:value="-120.206167890629" calcext:value-type="float">
            <text:p>-120.2062</text:p>
          </table:table-cell>
          <table:table-cell table:style-name="ce6" table:formula="of:=[.$A$3]*SIN(RADIANS([.C239]-120))" office:value-type="float" office:value="-134.657301915844" calcext:value-type="float">
            <text:p>-134.6573</text:p>
          </table:table-cell>
          <table:table-cell table:style-name="ce6" table:formula="of:=[.$A$3]*SIN(RADIANS([.C239]+120))" office:value-type="float" office:value="254.863469806473" calcext:value-type="float">
            <text:p>254.8635</text:p>
          </table:table-cell>
          <table:table-cell table:style-name="ce6"/>
          <table:table-cell table:style-name="ce10" table:formula="of:=(MIN([.D239];[.E239];[.F239])+MAX([.D239];[.E239];[.F239]))/2" office:value-type="float" office:value="60.1030839453147" calcext:value-type="float">
            <text:p>60.1031</text:p>
          </table:table-cell>
          <table:table-cell table:style-name="ce6" table:formula="of:=[.D239]-[.H239]" office:value-type="float" office:value="-180.309251835944" calcext:value-type="float">
            <text:p>-180.3093</text:p>
          </table:table-cell>
          <table:table-cell table:style-name="ce6" table:formula="of:=[.E239]-[.H239]" office:value-type="float" office:value="-194.760385861159" calcext:value-type="float">
            <text:p>-194.7604</text:p>
          </table:table-cell>
          <table:table-cell table:style-name="ce6" table:formula="of:=[.F239]-[.H239]" office:value-type="float" office:value="194.760385861159" calcext:value-type="float">
            <text:p>194.7604</text:p>
          </table:table-cell>
          <table:table-cell table:style-name="ce6"/>
          <table:table-cell table:style-name="ce15" table:formula="of:=([.D239]+255) /2" office:value-type="float" office:value="67.3969160546853" calcext:value-type="float">
            <text:p>67</text:p>
          </table:table-cell>
          <table:table-cell table:style-name="ce15" table:formula="of:=[.I239]/2+128" office:value-type="float" office:value="37.8453740820279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style-name="ce3" table:formula="of:=360*[.B240]/256" office:value-type="float" office:value="333.28125" calcext:value-type="float">
            <text:p>333.28125</text:p>
          </table:table-cell>
          <table:table-cell table:style-name="ce6" table:formula="of:=[.$A$3]*SIN(RADIANS([.C240]))" office:value-type="float" office:value="-114.650889061925" calcext:value-type="float">
            <text:p>-114.6509</text:p>
          </table:table-cell>
          <table:table-cell table:style-name="ce6" table:formula="of:=[.$A$3]*SIN(RADIANS([.C240]-120))" office:value-type="float" office:value="-139.931064177832" calcext:value-type="float">
            <text:p>-139.9311</text:p>
          </table:table-cell>
          <table:table-cell table:style-name="ce6" table:formula="of:=[.$A$3]*SIN(RADIANS([.C240]+120))" office:value-type="float" office:value="254.581953239757" calcext:value-type="float">
            <text:p>254.5820</text:p>
          </table:table-cell>
          <table:table-cell table:style-name="ce6"/>
          <table:table-cell table:style-name="ce10" table:formula="of:=(MIN([.D240];[.E240];[.F240])+MAX([.D240];[.E240];[.F240]))/2" office:value-type="float" office:value="57.3254445309624" calcext:value-type="float">
            <text:p>57.3254</text:p>
          </table:table-cell>
          <table:table-cell table:style-name="ce6" table:formula="of:=[.D240]-[.H240]" office:value-type="float" office:value="-171.976333592887" calcext:value-type="float">
            <text:p>-171.9763</text:p>
          </table:table-cell>
          <table:table-cell table:style-name="ce6" table:formula="of:=[.E240]-[.H240]" office:value-type="float" office:value="-197.256508708794" calcext:value-type="float">
            <text:p>-197.2565</text:p>
          </table:table-cell>
          <table:table-cell table:style-name="ce6" table:formula="of:=[.F240]-[.H240]" office:value-type="float" office:value="197.256508708794" calcext:value-type="float">
            <text:p>197.2565</text:p>
          </table:table-cell>
          <table:table-cell table:style-name="ce6"/>
          <table:table-cell table:style-name="ce15" table:formula="of:=([.D240]+255) /2" office:value-type="float" office:value="70.1745554690376" calcext:value-type="float">
            <text:p>70</text:p>
          </table:table-cell>
          <table:table-cell table:style-name="ce15" table:formula="of:=[.I240]/2+128" office:value-type="float" office:value="42.0118332035564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style-name="ce3" table:formula="of:=360*[.B241]/256" office:value-type="float" office:value="334.6875" calcext:value-type="float">
            <text:p>334.6875</text:p>
          </table:table-cell>
          <table:table-cell table:style-name="ce6" table:formula="of:=[.$A$3]*SIN(RADIANS([.C241]))" office:value-type="float" office:value="-109.026548824722" calcext:value-type="float">
            <text:p>-109.0265</text:p>
          </table:table-cell>
          <table:table-cell table:style-name="ce6" table:formula="of:=[.$A$3]*SIN(RADIANS([.C241]-120))" office:value-type="float" office:value="-145.120537199119" calcext:value-type="float">
            <text:p>-145.1205</text:p>
          </table:table-cell>
          <table:table-cell table:style-name="ce6" table:formula="of:=[.$A$3]*SIN(RADIANS([.C241]+120))" office:value-type="float" office:value="254.147086023841" calcext:value-type="float">
            <text:p>254.1471</text:p>
          </table:table-cell>
          <table:table-cell table:style-name="ce6"/>
          <table:table-cell table:style-name="ce10" table:formula="of:=(MIN([.D241];[.E241];[.F241])+MAX([.D241];[.E241];[.F241]))/2" office:value-type="float" office:value="54.513274412361" calcext:value-type="float">
            <text:p>54.5133</text:p>
          </table:table-cell>
          <table:table-cell table:style-name="ce6" table:formula="of:=[.D241]-[.H241]" office:value-type="float" office:value="-163.539823237083" calcext:value-type="float">
            <text:p>-163.5398</text:p>
          </table:table-cell>
          <table:table-cell table:style-name="ce6" table:formula="of:=[.E241]-[.H241]" office:value-type="float" office:value="-199.63381161148" calcext:value-type="float">
            <text:p>-199.6338</text:p>
          </table:table-cell>
          <table:table-cell table:style-name="ce6" table:formula="of:=[.F241]-[.H241]" office:value-type="float" office:value="199.63381161148" calcext:value-type="float">
            <text:p>199.6338</text:p>
          </table:table-cell>
          <table:table-cell table:style-name="ce6"/>
          <table:table-cell table:style-name="ce15" table:formula="of:=([.D241]+255) /2" office:value-type="float" office:value="72.986725587639" calcext:value-type="float">
            <text:p>73</text:p>
          </table:table-cell>
          <table:table-cell table:style-name="ce15" table:formula="of:=[.I241]/2+128" office:value-type="float" office:value="46.2300883814585" calcext:value-type="float">
            <text:p>46</text:p>
          </table:table-cell>
          <table:table-cell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style-name="ce3" table:formula="of:=360*[.B242]/256" office:value-type="float" office:value="336.09375" calcext:value-type="float">
            <text:p>336.09375</text:p>
          </table:table-cell>
          <table:table-cell table:style-name="ce6" table:formula="of:=[.$A$3]*SIN(RADIANS([.C242]))" office:value-type="float" office:value="-103.336535071272" calcext:value-type="float">
            <text:p>-103.3365</text:p>
          </table:table-cell>
          <table:table-cell table:style-name="ce6" table:formula="of:=[.$A$3]*SIN(RADIANS([.C242]-120))" office:value-type="float" office:value="-150.222595035204" calcext:value-type="float">
            <text:p>-150.2226</text:p>
          </table:table-cell>
          <table:table-cell table:style-name="ce6" table:formula="of:=[.$A$3]*SIN(RADIANS([.C242]+120))" office:value-type="float" office:value="253.559130106476" calcext:value-type="float">
            <text:p>253.5591</text:p>
          </table:table-cell>
          <table:table-cell table:style-name="ce6"/>
          <table:table-cell table:style-name="ce10" table:formula="of:=(MIN([.D242];[.E242];[.F242])+MAX([.D242];[.E242];[.F242]))/2" office:value-type="float" office:value="51.6682675356362" calcext:value-type="float">
            <text:p>51.6683</text:p>
          </table:table-cell>
          <table:table-cell table:style-name="ce6" table:formula="of:=[.D242]-[.H242]" office:value-type="float" office:value="-155.004802606909" calcext:value-type="float">
            <text:p>-155.0048</text:p>
          </table:table-cell>
          <table:table-cell table:style-name="ce6" table:formula="of:=[.E242]-[.H242]" office:value-type="float" office:value="-201.89086257084" calcext:value-type="float">
            <text:p>-201.8909</text:p>
          </table:table-cell>
          <table:table-cell table:style-name="ce6" table:formula="of:=[.F242]-[.H242]" office:value-type="float" office:value="201.89086257084" calcext:value-type="float">
            <text:p>201.8909</text:p>
          </table:table-cell>
          <table:table-cell table:style-name="ce6"/>
          <table:table-cell table:style-name="ce15" table:formula="of:=([.D242]+255) /2" office:value-type="float" office:value="75.8317324643638" calcext:value-type="float">
            <text:p>76</text:p>
          </table:table-cell>
          <table:table-cell table:style-name="ce15" table:formula="of:=[.I242]/2+128" office:value-type="float" office:value="50.4975986965457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style-name="ce3" table:formula="of:=360*[.B243]/256" office:value-type="float" office:value="337.5" calcext:value-type="float">
            <text:p>337.5</text:p>
          </table:table-cell>
          <table:table-cell table:style-name="ce6" table:formula="of:=[.$A$3]*SIN(RADIANS([.C243]))" office:value-type="float" office:value="-97.5842752530978" calcext:value-type="float">
            <text:p>-97.5843</text:p>
          </table:table-cell>
          <table:table-cell table:style-name="ce6" table:formula="of:=[.$A$3]*SIN(RADIANS([.C243]-120))" office:value-type="float" office:value="-155.234164397224" calcext:value-type="float">
            <text:p>-155.2342</text:p>
          </table:table-cell>
          <table:table-cell table:style-name="ce6" table:formula="of:=[.$A$3]*SIN(RADIANS([.C243]+120))" office:value-type="float" office:value="252.818439650322" calcext:value-type="float">
            <text:p>252.8184</text:p>
          </table:table-cell>
          <table:table-cell table:style-name="ce6"/>
          <table:table-cell table:style-name="ce10" table:formula="of:=(MIN([.D243];[.E243];[.F243])+MAX([.D243];[.E243];[.F243]))/2" office:value-type="float" office:value="48.792137626549" calcext:value-type="float">
            <text:p>48.7921</text:p>
          </table:table-cell>
          <table:table-cell table:style-name="ce6" table:formula="of:=[.D243]-[.H243]" office:value-type="float" office:value="-146.376412879647" calcext:value-type="float">
            <text:p>-146.3764</text:p>
          </table:table-cell>
          <table:table-cell table:style-name="ce6" table:formula="of:=[.E243]-[.H243]" office:value-type="float" office:value="-204.026302023773" calcext:value-type="float">
            <text:p>-204.0263</text:p>
          </table:table-cell>
          <table:table-cell table:style-name="ce6" table:formula="of:=[.F243]-[.H243]" office:value-type="float" office:value="204.026302023773" calcext:value-type="float">
            <text:p>204.0263</text:p>
          </table:table-cell>
          <table:table-cell table:style-name="ce6"/>
          <table:table-cell table:style-name="ce15" table:formula="of:=([.D243]+255) /2" office:value-type="float" office:value="78.7078623734511" calcext:value-type="float">
            <text:p>79</text:p>
          </table:table-cell>
          <table:table-cell table:style-name="ce15" table:formula="of:=[.I243]/2+128" office:value-type="float" office:value="54.8117935601766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style-name="ce3" table:formula="of:=360*[.B244]/256" office:value-type="float" office:value="338.90625" calcext:value-type="float">
            <text:p>338.90625</text:p>
          </table:table-cell>
          <table:table-cell table:style-name="ce6" table:formula="of:=[.$A$3]*SIN(RADIANS([.C244]))" office:value-type="float" office:value="-91.7732343164219" calcext:value-type="float">
            <text:p>-91.7732</text:p>
          </table:table-cell>
          <table:table-cell table:style-name="ce6" table:formula="of:=[.$A$3]*SIN(RADIANS([.C244]-120))" office:value-type="float" office:value="-160.15222650319" calcext:value-type="float">
            <text:p>-160.1522</text:p>
          </table:table-cell>
          <table:table-cell table:style-name="ce6" table:formula="of:=[.$A$3]*SIN(RADIANS([.C244]+120))" office:value-type="float" office:value="251.925460819612" calcext:value-type="float">
            <text:p>251.9255</text:p>
          </table:table-cell>
          <table:table-cell table:style-name="ce6"/>
          <table:table-cell table:style-name="ce10" table:formula="of:=(MIN([.D244];[.E244];[.F244])+MAX([.D244];[.E244];[.F244]))/2" office:value-type="float" office:value="45.886617158211" calcext:value-type="float">
            <text:p>45.8866</text:p>
          </table:table-cell>
          <table:table-cell table:style-name="ce6" table:formula="of:=[.D244]-[.H244]" office:value-type="float" office:value="-137.659851474633" calcext:value-type="float">
            <text:p>-137.6599</text:p>
          </table:table-cell>
          <table:table-cell table:style-name="ce6" table:formula="of:=[.E244]-[.H244]" office:value-type="float" office:value="-206.038843661401" calcext:value-type="float">
            <text:p>-206.0388</text:p>
          </table:table-cell>
          <table:table-cell table:style-name="ce6" table:formula="of:=[.F244]-[.H244]" office:value-type="float" office:value="206.038843661401" calcext:value-type="float">
            <text:p>206.0388</text:p>
          </table:table-cell>
          <table:table-cell table:style-name="ce6"/>
          <table:table-cell table:style-name="ce15" table:formula="of:=([.D244]+255) /2" office:value-type="float" office:value="81.613382841789" calcext:value-type="float">
            <text:p>82</text:p>
          </table:table-cell>
          <table:table-cell table:style-name="ce15" table:formula="of:=[.I244]/2+128" office:value-type="float" office:value="59.1700742626835" calcext:value-type="float">
            <text:p>59</text:p>
          </table:table-cell>
          <table:table-cell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style-name="ce3" table:formula="of:=360*[.B245]/256" office:value-type="float" office:value="340.3125" calcext:value-type="float">
            <text:p>340.3125</text:p>
          </table:table-cell>
          <table:table-cell table:style-name="ce6" table:formula="of:=[.$A$3]*SIN(RADIANS([.C245]))" office:value-type="float" office:value="-85.9069126150161" calcext:value-type="float">
            <text:p>-85.9069</text:p>
          </table:table-cell>
          <table:table-cell table:style-name="ce6" table:formula="of:=[.$A$3]*SIN(RADIANS([.C245]-120))" office:value-type="float" office:value="-164.973818896389" calcext:value-type="float">
            <text:p>-164.9738</text:p>
          </table:table-cell>
          <table:table-cell table:style-name="ce6" table:formula="of:=[.$A$3]*SIN(RADIANS([.C245]+120))" office:value-type="float" office:value="250.880731511405" calcext:value-type="float">
            <text:p>250.8807</text:p>
          </table:table-cell>
          <table:table-cell table:style-name="ce6"/>
          <table:table-cell table:style-name="ce10" table:formula="of:=(MIN([.D245];[.E245];[.F245])+MAX([.D245];[.E245];[.F245]))/2" office:value-type="float" office:value="42.9534563075081" calcext:value-type="float">
            <text:p>42.9535</text:p>
          </table:table-cell>
          <table:table-cell table:style-name="ce6" table:formula="of:=[.D245]-[.H245]" office:value-type="float" office:value="-128.860368922524" calcext:value-type="float">
            <text:p>-128.8604</text:p>
          </table:table-cell>
          <table:table-cell table:style-name="ce6" table:formula="of:=[.E245]-[.H245]" office:value-type="float" office:value="-207.927275203897" calcext:value-type="float">
            <text:p>-207.9273</text:p>
          </table:table-cell>
          <table:table-cell table:style-name="ce6" table:formula="of:=[.F245]-[.H245]" office:value-type="float" office:value="207.927275203897" calcext:value-type="float">
            <text:p>207.9273</text:p>
          </table:table-cell>
          <table:table-cell table:style-name="ce6"/>
          <table:table-cell table:style-name="ce15" table:formula="of:=([.D245]+255) /2" office:value-type="float" office:value="84.5465436924919" calcext:value-type="float">
            <text:p>85</text:p>
          </table:table-cell>
          <table:table-cell table:style-name="ce15" table:formula="of:=[.I245]/2+128" office:value-type="float" office:value="63.5698155387379" calcext:value-type="float">
            <text:p>64</text:p>
          </table:table-cell>
          <table:table-cell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style-name="ce3" table:formula="of:=360*[.B246]/256" office:value-type="float" office:value="341.71875" calcext:value-type="float">
            <text:p>341.71875</text:p>
          </table:table-cell>
          <table:table-cell table:style-name="ce6" table:formula="of:=[.$A$3]*SIN(RADIANS([.C246]))" office:value-type="float" office:value="-79.9888438017173" calcext:value-type="float">
            <text:p>-79.9888</text:p>
          </table:table-cell>
          <table:table-cell table:style-name="ce6" table:formula="of:=[.$A$3]*SIN(RADIANS([.C246]-120))" office:value-type="float" office:value="-169.696037229852" calcext:value-type="float">
            <text:p>-169.6960</text:p>
          </table:table-cell>
          <table:table-cell table:style-name="ce6" table:formula="of:=[.$A$3]*SIN(RADIANS([.C246]+120))" office:value-type="float" office:value="249.68488103157" calcext:value-type="float">
            <text:p>249.6849</text:p>
          </table:table-cell>
          <table:table-cell table:style-name="ce6"/>
          <table:table-cell table:style-name="ce10" table:formula="of:=(MIN([.D246];[.E246];[.F246])+MAX([.D246];[.E246];[.F246]))/2" office:value-type="float" office:value="39.9944219008587" calcext:value-type="float">
            <text:p>39.9944</text:p>
          </table:table-cell>
          <table:table-cell table:style-name="ce6" table:formula="of:=[.D246]-[.H246]" office:value-type="float" office:value="-119.983265702576" calcext:value-type="float">
            <text:p>-119.9833</text:p>
          </table:table-cell>
          <table:table-cell table:style-name="ce6" table:formula="of:=[.E246]-[.H246]" office:value-type="float" office:value="-209.690459130711" calcext:value-type="float">
            <text:p>-209.6905</text:p>
          </table:table-cell>
          <table:table-cell table:style-name="ce6" table:formula="of:=[.F246]-[.H246]" office:value-type="float" office:value="209.690459130711" calcext:value-type="float">
            <text:p>209.6905</text:p>
          </table:table-cell>
          <table:table-cell table:style-name="ce6"/>
          <table:table-cell table:style-name="ce15" table:formula="of:=([.D246]+255) /2" office:value-type="float" office:value="87.5055780991413" calcext:value-type="float">
            <text:p>88</text:p>
          </table:table-cell>
          <table:table-cell table:style-name="ce15" table:formula="of:=[.I246]/2+128" office:value-type="float" office:value="68.008367148712" calcext:value-type="float">
            <text:p>68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style-name="ce3" table:formula="of:=360*[.B247]/256" office:value-type="float" office:value="343.125" calcext:value-type="float">
            <text:p>343.125</text:p>
          </table:table-cell>
          <table:table-cell table:style-name="ce6" table:formula="of:=[.$A$3]*SIN(RADIANS([.C247]))" office:value-type="float" office:value="-74.0225926998879" calcext:value-type="float">
            <text:p>-74.0226</text:p>
          </table:table-cell>
          <table:table-cell table:style-name="ce6" table:formula="of:=[.$A$3]*SIN(RADIANS([.C247]-120))" office:value-type="float" office:value="-174.316037015832" calcext:value-type="float">
            <text:p>-174.3160</text:p>
          </table:table-cell>
          <table:table-cell table:style-name="ce6" table:formula="of:=[.$A$3]*SIN(RADIANS([.C247]+120))" office:value-type="float" office:value="248.33862971572" calcext:value-type="float">
            <text:p>248.3386</text:p>
          </table:table-cell>
          <table:table-cell table:style-name="ce6"/>
          <table:table-cell table:style-name="ce10" table:formula="of:=(MIN([.D247];[.E247];[.F247])+MAX([.D247];[.E247];[.F247]))/2" office:value-type="float" office:value="37.0112963499439" calcext:value-type="float">
            <text:p>37.0113</text:p>
          </table:table-cell>
          <table:table-cell table:style-name="ce6" table:formula="of:=[.D247]-[.H247]" office:value-type="float" office:value="-111.033889049832" calcext:value-type="float">
            <text:p>-111.0339</text:p>
          </table:table-cell>
          <table:table-cell table:style-name="ce6" table:formula="of:=[.E247]-[.H247]" office:value-type="float" office:value="-211.327333365776" calcext:value-type="float">
            <text:p>-211.3273</text:p>
          </table:table-cell>
          <table:table-cell table:style-name="ce6" table:formula="of:=[.F247]-[.H247]" office:value-type="float" office:value="211.327333365776" calcext:value-type="float">
            <text:p>211.3273</text:p>
          </table:table-cell>
          <table:table-cell table:style-name="ce6"/>
          <table:table-cell table:style-name="ce15" table:formula="of:=([.D247]+255) /2" office:value-type="float" office:value="90.488703650056" calcext:value-type="float">
            <text:p>90</text:p>
          </table:table-cell>
          <table:table-cell table:style-name="ce15" table:formula="of:=[.I247]/2+128" office:value-type="float" office:value="72.4830554750841" calcext:value-type="float">
            <text:p>72</text:p>
          </table:table-cell>
          <table:table-cell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style-name="ce3" table:formula="of:=360*[.B248]/256" office:value-type="float" office:value="344.53125" calcext:value-type="float">
            <text:p>344.53125</text:p>
          </table:table-cell>
          <table:table-cell table:style-name="ce6" table:formula="of:=[.$A$3]*SIN(RADIANS([.C248]))" office:value-type="float" office:value="-68.0117531560992" calcext:value-type="float">
            <text:p>-68.0118</text:p>
          </table:table-cell>
          <table:table-cell table:style-name="ce6" table:formula="of:=[.$A$3]*SIN(RADIANS([.C248]-120))" office:value-type="float" office:value="-178.83103533921" calcext:value-type="float">
            <text:p>-178.8310</text:p>
          </table:table-cell>
          <table:table-cell table:style-name="ce6" table:formula="of:=[.$A$3]*SIN(RADIANS([.C248]+120))" office:value-type="float" office:value="246.842788495309" calcext:value-type="float">
            <text:p>246.8428</text:p>
          </table:table-cell>
          <table:table-cell table:style-name="ce6"/>
          <table:table-cell table:style-name="ce10" table:formula="of:=(MIN([.D248];[.E248];[.F248])+MAX([.D248];[.E248];[.F248]))/2" office:value-type="float" office:value="34.0058765780496" calcext:value-type="float">
            <text:p>34.0059</text:p>
          </table:table-cell>
          <table:table-cell table:style-name="ce6" table:formula="of:=[.D248]-[.H248]" office:value-type="float" office:value="-102.017629734149" calcext:value-type="float">
            <text:p>-102.0176</text:p>
          </table:table-cell>
          <table:table-cell table:style-name="ce6" table:formula="of:=[.E248]-[.H248]" office:value-type="float" office:value="-212.83691191726" calcext:value-type="float">
            <text:p>-212.8369</text:p>
          </table:table-cell>
          <table:table-cell table:style-name="ce6" table:formula="of:=[.F248]-[.H248]" office:value-type="float" office:value="212.83691191726" calcext:value-type="float">
            <text:p>212.8369</text:p>
          </table:table-cell>
          <table:table-cell table:style-name="ce6"/>
          <table:table-cell table:style-name="ce15" table:formula="of:=([.D248]+255) /2" office:value-type="float" office:value="93.4941234219504" calcext:value-type="float">
            <text:p>93</text:p>
          </table:table-cell>
          <table:table-cell table:style-name="ce15" table:formula="of:=[.I248]/2+128" office:value-type="float" office:value="76.9911851329256" calcext:value-type="float">
            <text:p>77</text:p>
          </table:table-cell>
          <table:table-cell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style-name="ce3" table:formula="of:=360*[.B249]/256" office:value-type="float" office:value="345.9375" calcext:value-type="float">
            <text:p>345.9375</text:p>
          </table:table-cell>
          <table:table-cell table:style-name="ce6" table:formula="of:=[.$A$3]*SIN(RADIANS([.C249]))" office:value-type="float" office:value="-61.9599458753324" calcext:value-type="float">
            <text:p>-61.9599</text:p>
          </table:table-cell>
          <table:table-cell table:style-name="ce6" table:formula="of:=[.$A$3]*SIN(RADIANS([.C249]-120))" office:value-type="float" office:value="-183.238312533823" calcext:value-type="float">
            <text:p>-183.2383</text:p>
          </table:table-cell>
          <table:table-cell table:style-name="ce6" table:formula="of:=[.$A$3]*SIN(RADIANS([.C249]+120))" office:value-type="float" office:value="245.198258409155" calcext:value-type="float">
            <text:p>245.1983</text:p>
          </table:table-cell>
          <table:table-cell table:style-name="ce6"/>
          <table:table-cell table:style-name="ce10" table:formula="of:=(MIN([.D249];[.E249];[.F249])+MAX([.D249];[.E249];[.F249]))/2" office:value-type="float" office:value="30.9799729376662" calcext:value-type="float">
            <text:p>30.9800</text:p>
          </table:table-cell>
          <table:table-cell table:style-name="ce6" table:formula="of:=[.D249]-[.H249]" office:value-type="float" office:value="-92.9399188129985" calcext:value-type="float">
            <text:p>-92.9399</text:p>
          </table:table-cell>
          <table:table-cell table:style-name="ce6" table:formula="of:=[.E249]-[.H249]" office:value-type="float" office:value="-214.218285471489" calcext:value-type="float">
            <text:p>-214.2183</text:p>
          </table:table-cell>
          <table:table-cell table:style-name="ce6" table:formula="of:=[.F249]-[.H249]" office:value-type="float" office:value="214.218285471489" calcext:value-type="float">
            <text:p>214.2183</text:p>
          </table:table-cell>
          <table:table-cell table:style-name="ce6"/>
          <table:table-cell table:style-name="ce15" table:formula="of:=([.D249]+255) /2" office:value-type="float" office:value="96.5200270623338" calcext:value-type="float">
            <text:p>97</text:p>
          </table:table-cell>
          <table:table-cell table:style-name="ce15" table:formula="of:=[.I249]/2+128" office:value-type="float" office:value="81.5300405935007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style-name="ce3" table:formula="of:=360*[.B250]/256" office:value-type="float" office:value="347.34375" calcext:value-type="float">
            <text:p>347.34375</text:p>
          </table:table-cell>
          <table:table-cell table:style-name="ce6" table:formula="of:=[.$A$3]*SIN(RADIANS([.C250]))" office:value-type="float" office:value="-55.8708162400019" calcext:value-type="float">
            <text:p>-55.8708</text:p>
          </table:table-cell>
          <table:table-cell table:style-name="ce6" table:formula="of:=[.$A$3]*SIN(RADIANS([.C250]-120))" office:value-type="float" office:value="-187.535213820687" calcext:value-type="float">
            <text:p>-187.5352</text:p>
          </table:table-cell>
          <table:table-cell table:style-name="ce6" table:formula="of:=[.$A$3]*SIN(RADIANS([.C250]+120))" office:value-type="float" office:value="243.406030060689" calcext:value-type="float">
            <text:p>243.4060</text:p>
          </table:table-cell>
          <table:table-cell table:style-name="ce6"/>
          <table:table-cell table:style-name="ce10" table:formula="of:=(MIN([.D250];[.E250];[.F250])+MAX([.D250];[.E250];[.F250]))/2" office:value-type="float" office:value="27.9354081200009" calcext:value-type="float">
            <text:p>27.9354</text:p>
          </table:table-cell>
          <table:table-cell table:style-name="ce6" table:formula="of:=[.D250]-[.H250]" office:value-type="float" office:value="-83.8062243600028" calcext:value-type="float">
            <text:p>-83.8062</text:p>
          </table:table-cell>
          <table:table-cell table:style-name="ce6" table:formula="of:=[.E250]-[.H250]" office:value-type="float" office:value="-215.470621940688" calcext:value-type="float">
            <text:p>-215.4706</text:p>
          </table:table-cell>
          <table:table-cell table:style-name="ce6" table:formula="of:=[.F250]-[.H250]" office:value-type="float" office:value="215.470621940688" calcext:value-type="float">
            <text:p>215.4706</text:p>
          </table:table-cell>
          <table:table-cell table:style-name="ce6"/>
          <table:table-cell table:style-name="ce15" table:formula="of:=([.D250]+255) /2" office:value-type="float" office:value="99.5645918799991" calcext:value-type="float">
            <text:p>100</text:p>
          </table:table-cell>
          <table:table-cell table:style-name="ce15" table:formula="of:=[.I250]/2+128" office:value-type="float" office:value="86.09688781999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style-name="ce3" table:formula="of:=360*[.B251]/256" office:value-type="float" office:value="348.75" calcext:value-type="float">
            <text:p>348.75</text:p>
          </table:table-cell>
          <table:table-cell table:style-name="ce6" table:formula="of:=[.$A$3]*SIN(RADIANS([.C251]))" office:value-type="float" office:value="-49.7480321141128" calcext:value-type="float">
            <text:p>-49.7480</text:p>
          </table:table-cell>
          <table:table-cell table:style-name="ce6" table:formula="of:=[.$A$3]*SIN(RADIANS([.C251]-120))" office:value-type="float" office:value="-191.719150907139" calcext:value-type="float">
            <text:p>-191.7192</text:p>
          </table:table-cell>
          <table:table-cell table:style-name="ce6" table:formula="of:=[.$A$3]*SIN(RADIANS([.C251]+120))" office:value-type="float" office:value="241.467183021252" calcext:value-type="float">
            <text:p>241.4672</text:p>
          </table:table-cell>
          <table:table-cell table:style-name="ce6"/>
          <table:table-cell table:style-name="ce10" table:formula="of:=(MIN([.D251];[.E251];[.F251])+MAX([.D251];[.E251];[.F251]))/2" office:value-type="float" office:value="24.8740160570564" calcext:value-type="float">
            <text:p>24.8740</text:p>
          </table:table-cell>
          <table:table-cell table:style-name="ce6" table:formula="of:=[.D251]-[.H251]" office:value-type="float" office:value="-74.6220481711692" calcext:value-type="float">
            <text:p>-74.6220</text:p>
          </table:table-cell>
          <table:table-cell table:style-name="ce6" table:formula="of:=[.E251]-[.H251]" office:value-type="float" office:value="-216.593166964196" calcext:value-type="float">
            <text:p>-216.5932</text:p>
          </table:table-cell>
          <table:table-cell table:style-name="ce6" table:formula="of:=[.F251]-[.H251]" office:value-type="float" office:value="216.593166964196" calcext:value-type="float">
            <text:p>216.5932</text:p>
          </table:table-cell>
          <table:table-cell table:style-name="ce6"/>
          <table:table-cell table:style-name="ce15" table:formula="of:=([.D251]+255) /2" office:value-type="float" office:value="102.625983942944" calcext:value-type="float">
            <text:p>103</text:p>
          </table:table-cell>
          <table:table-cell table:style-name="ce15" table:formula="of:=[.I251]/2+128" office:value-type="float" office:value="90.6889759144154" calcext:value-type="float">
            <text:p>91</text:p>
          </table:table-cell>
          <table:table-cell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style-name="ce3" table:formula="of:=360*[.B252]/256" office:value-type="float" office:value="350.15625" calcext:value-type="float">
            <text:p>350.15625</text:p>
          </table:table-cell>
          <table:table-cell table:style-name="ce6" table:formula="of:=[.$A$3]*SIN(RADIANS([.C252]))" office:value-type="float" office:value="-43.595281633877" calcext:value-type="float">
            <text:p>-43.5953</text:p>
          </table:table-cell>
          <table:table-cell table:style-name="ce6" table:formula="of:=[.$A$3]*SIN(RADIANS([.C252]-120))" office:value-type="float" office:value="-195.787603545926" calcext:value-type="float">
            <text:p>-195.7876</text:p>
          </table:table-cell>
          <table:table-cell table:style-name="ce6" table:formula="of:=[.$A$3]*SIN(RADIANS([.C252]+120))" office:value-type="float" office:value="239.382885179802" calcext:value-type="float">
            <text:p>239.3829</text:p>
          </table:table-cell>
          <table:table-cell table:style-name="ce6"/>
          <table:table-cell table:style-name="ce10" table:formula="of:=(MIN([.D252];[.E252];[.F252])+MAX([.D252];[.E252];[.F252]))/2" office:value-type="float" office:value="21.7976408169384" calcext:value-type="float">
            <text:p>21.7976</text:p>
          </table:table-cell>
          <table:table-cell table:style-name="ce6" table:formula="of:=[.D252]-[.H252]" office:value-type="float" office:value="-65.3929224508153" calcext:value-type="float">
            <text:p>-65.3929</text:p>
          </table:table-cell>
          <table:table-cell table:style-name="ce6" table:formula="of:=[.E252]-[.H252]" office:value-type="float" office:value="-217.585244362864" calcext:value-type="float">
            <text:p>-217.5852</text:p>
          </table:table-cell>
          <table:table-cell table:style-name="ce6" table:formula="of:=[.F252]-[.H252]" office:value-type="float" office:value="217.585244362864" calcext:value-type="float">
            <text:p>217.5852</text:p>
          </table:table-cell>
          <table:table-cell table:style-name="ce6"/>
          <table:table-cell table:style-name="ce15" table:formula="of:=([.D252]+255) /2" office:value-type="float" office:value="105.702359183062" calcext:value-type="float">
            <text:p>106</text:p>
          </table:table-cell>
          <table:table-cell table:style-name="ce15" table:formula="of:=[.I252]/2+128" office:value-type="float" office:value="95.3035387745923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360*[.B253]/256" office:value-type="float" office:value="351.5625" calcext:value-type="float">
            <text:p>351.5625</text:p>
          </table:table-cell>
          <table:table-cell table:style-name="ce6" table:formula="of:=[.$A$3]*SIN(RADIANS([.C253]))" office:value-type="float" office:value="-37.4162709861172" calcext:value-type="float">
            <text:p>-37.4163</text:p>
          </table:table-cell>
          <table:table-cell table:style-name="ce6" table:formula="of:=[.$A$3]*SIN(RADIANS([.C253]-120))" office:value-type="float" office:value="-199.738121053306" calcext:value-type="float">
            <text:p>-199.7381</text:p>
          </table:table-cell>
          <table:table-cell table:style-name="ce6" table:formula="of:=[.$A$3]*SIN(RADIANS([.C253]+120))" office:value-type="float" office:value="237.154392039423" calcext:value-type="float">
            <text:p>237.1544</text:p>
          </table:table-cell>
          <table:table-cell table:style-name="ce6"/>
          <table:table-cell table:style-name="ce10" table:formula="of:=(MIN([.D253];[.E253];[.F253])+MAX([.D253];[.E253];[.F253]))/2" office:value-type="float" office:value="18.7081354930586" calcext:value-type="float">
            <text:p>18.7081</text:p>
          </table:table-cell>
          <table:table-cell table:style-name="ce6" table:formula="of:=[.D253]-[.H253]" office:value-type="float" office:value="-56.1244064791758" calcext:value-type="float">
            <text:p>-56.1244</text:p>
          </table:table-cell>
          <table:table-cell table:style-name="ce6" table:formula="of:=[.E253]-[.H253]" office:value-type="float" office:value="-218.446256546365" calcext:value-type="float">
            <text:p>-218.4463</text:p>
          </table:table-cell>
          <table:table-cell table:style-name="ce6" table:formula="of:=[.F253]-[.H253]" office:value-type="float" office:value="218.446256546365" calcext:value-type="float">
            <text:p>218.4463</text:p>
          </table:table-cell>
          <table:table-cell table:style-name="ce6"/>
          <table:table-cell table:style-name="ce15" table:formula="of:=([.D253]+255) /2" office:value-type="float" office:value="108.791864506941" calcext:value-type="float">
            <text:p>109</text:p>
          </table:table-cell>
          <table:table-cell table:style-name="ce15" table:formula="of:=[.I253]/2+128" office:value-type="float" office:value="99.9377967604121" calcext:value-type="float">
            <text:p>100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3" table:formula="of:=360*[.B254]/256" office:value-type="float" office:value="352.96875" calcext:value-type="float">
            <text:p>352.96875</text:p>
          </table:table-cell>
          <table:table-cell table:style-name="ce6" table:formula="of:=[.$A$3]*SIN(RADIANS([.C254]))" office:value-type="float" office:value="-31.2147221758001" calcext:value-type="float">
            <text:p>-31.2147</text:p>
          </table:table-cell>
          <table:table-cell table:style-name="ce6" table:formula="of:=[.$A$3]*SIN(RADIANS([.C254]-120))" office:value-type="float" office:value="-203.568323785253" calcext:value-type="float">
            <text:p>-203.5683</text:p>
          </table:table-cell>
          <table:table-cell table:style-name="ce6" table:formula="of:=[.$A$3]*SIN(RADIANS([.C254]+120))" office:value-type="float" office:value="234.783045961053" calcext:value-type="float">
            <text:p>234.7830</text:p>
          </table:table-cell>
          <table:table-cell table:style-name="ce6"/>
          <table:table-cell table:style-name="ce10" table:formula="of:=(MIN([.D254];[.E254];[.F254])+MAX([.D254];[.E254];[.F254]))/2" office:value-type="float" office:value="15.6073610879" calcext:value-type="float">
            <text:p>15.6074</text:p>
          </table:table-cell>
          <table:table-cell table:style-name="ce6" table:formula="of:=[.D254]-[.H254]" office:value-type="float" office:value="-46.8220832637001" calcext:value-type="float">
            <text:p>-46.8221</text:p>
          </table:table-cell>
          <table:table-cell table:style-name="ce6" table:formula="of:=[.E254]-[.H254]" office:value-type="float" office:value="-219.175684873153" calcext:value-type="float">
            <text:p>-219.1757</text:p>
          </table:table-cell>
          <table:table-cell table:style-name="ce6" table:formula="of:=[.F254]-[.H254]" office:value-type="float" office:value="219.175684873153" calcext:value-type="float">
            <text:p>219.1757</text:p>
          </table:table-cell>
          <table:table-cell table:style-name="ce6"/>
          <table:table-cell table:style-name="ce15" table:formula="of:=([.D254]+255) /2" office:value-type="float" office:value="111.8926389121" calcext:value-type="float">
            <text:p>112</text:p>
          </table:table-cell>
          <table:table-cell table:style-name="ce15" table:formula="of:=[.I254]/2+128" office:value-type="float" office:value="104.58895836815" calcext:value-type="float">
            <text:p>105</text:p>
          </table:table-cell>
          <table:table-cell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style-name="ce3" table:formula="of:=360*[.B255]/256" office:value-type="float" office:value="354.375" calcext:value-type="float">
            <text:p>354.375</text:p>
          </table:table-cell>
          <table:table-cell table:style-name="ce6" table:formula="of:=[.$A$3]*SIN(RADIANS([.C255]))" office:value-type="float" office:value="-24.9943707840379" calcext:value-type="float">
            <text:p>-24.9944</text:p>
          </table:table-cell>
          <table:table-cell table:style-name="ce6" table:formula="of:=[.$A$3]*SIN(RADIANS([.C255]-120))" office:value-type="float" office:value="-207.275904570862" calcext:value-type="float">
            <text:p>-207.2759</text:p>
          </table:table-cell>
          <table:table-cell table:style-name="ce6" table:formula="of:=[.$A$3]*SIN(RADIANS([.C255]+120))" office:value-type="float" office:value="232.2702753549" calcext:value-type="float">
            <text:p>232.2703</text:p>
          </table:table-cell>
          <table:table-cell table:style-name="ce6"/>
          <table:table-cell table:style-name="ce10" table:formula="of:=(MIN([.D255];[.E255];[.F255])+MAX([.D255];[.E255];[.F255]))/2" office:value-type="float" office:value="12.497185392019" calcext:value-type="float">
            <text:p>12.4972</text:p>
          </table:table-cell>
          <table:table-cell table:style-name="ce6" table:formula="of:=[.D255]-[.H255]" office:value-type="float" office:value="-37.4915561760569" calcext:value-type="float">
            <text:p>-37.4916</text:p>
          </table:table-cell>
          <table:table-cell table:style-name="ce6" table:formula="of:=[.E255]-[.H255]" office:value-type="float" office:value="-219.773089962881" calcext:value-type="float">
            <text:p>-219.7731</text:p>
          </table:table-cell>
          <table:table-cell table:style-name="ce6" table:formula="of:=[.F255]-[.H255]" office:value-type="float" office:value="219.773089962881" calcext:value-type="float">
            <text:p>219.7731</text:p>
          </table:table-cell>
          <table:table-cell table:style-name="ce6"/>
          <table:table-cell table:style-name="ce15" table:formula="of:=([.D255]+255) /2" office:value-type="float" office:value="115.002814607981" calcext:value-type="float">
            <text:p>115</text:p>
          </table:table-cell>
          <table:table-cell table:style-name="ce15" table:formula="of:=[.I255]/2+128" office:value-type="float" office:value="109.254221911972" calcext:value-type="float">
            <text:p>109</text:p>
          </table:table-cell>
          <table:table-cell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style-name="ce3" table:formula="of:=360*[.B256]/256" office:value-type="float" office:value="355.78125" calcext:value-type="float">
            <text:p>355.78125</text:p>
          </table:table-cell>
          <table:table-cell table:style-name="ce6" table:formula="of:=[.$A$3]*SIN(RADIANS([.C256]))" office:value-type="float" office:value="-18.7589637179152" calcext:value-type="float">
            <text:p>-18.7590</text:p>
          </table:table-cell>
          <table:table-cell table:style-name="ce6" table:formula="of:=[.$A$3]*SIN(RADIANS([.C256]-120))" office:value-type="float" office:value="-210.858630102102" calcext:value-type="float">
            <text:p>-210.8586</text:p>
          </table:table-cell>
          <table:table-cell table:style-name="ce6" table:formula="of:=[.$A$3]*SIN(RADIANS([.C256]+120))" office:value-type="float" office:value="229.617593820018" calcext:value-type="float">
            <text:p>229.6176</text:p>
          </table:table-cell>
          <table:table-cell table:style-name="ce6"/>
          <table:table-cell table:style-name="ce10" table:formula="of:=(MIN([.D256];[.E256];[.F256])+MAX([.D256];[.E256];[.F256]))/2" office:value-type="float" office:value="9.3794818589576" calcext:value-type="float">
            <text:p>9.3795</text:p>
          </table:table-cell>
          <table:table-cell table:style-name="ce6" table:formula="of:=[.D256]-[.H256]" office:value-type="float" office:value="-28.1384455768728" calcext:value-type="float">
            <text:p>-28.1384</text:p>
          </table:table-cell>
          <table:table-cell table:style-name="ce6" table:formula="of:=[.E256]-[.H256]" office:value-type="float" office:value="-220.23811196106" calcext:value-type="float">
            <text:p>-220.2381</text:p>
          </table:table-cell>
          <table:table-cell table:style-name="ce6" table:formula="of:=[.F256]-[.H256]" office:value-type="float" office:value="220.23811196106" calcext:value-type="float">
            <text:p>220.2381</text:p>
          </table:table-cell>
          <table:table-cell table:style-name="ce6"/>
          <table:table-cell table:style-name="ce15" table:formula="of:=([.D256]+255) /2" office:value-type="float" office:value="118.120518141042" calcext:value-type="float">
            <text:p>118</text:p>
          </table:table-cell>
          <table:table-cell table:style-name="ce15" table:formula="of:=[.I256]/2+128" office:value-type="float" office:value="113.930777211564" calcext:value-type="float">
            <text:p>114</text:p>
          </table:table-cell>
          <table:table-cell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style-name="ce3" table:formula="of:=360*[.B257]/256" office:value-type="float" office:value="357.1875" calcext:value-type="float">
            <text:p>357.1875</text:p>
          </table:table-cell>
          <table:table-cell table:style-name="ce6" table:formula="of:=[.$A$3]*SIN(RADIANS([.C257]))" office:value-type="float" office:value="-12.5122569534916" calcext:value-type="float">
            <text:p>-12.5123</text:p>
          </table:table-cell>
          <table:table-cell table:style-name="ce6" table:formula="of:=[.$A$3]*SIN(RADIANS([.C257]-120))" office:value-type="float" office:value="-214.314342279082" calcext:value-type="float">
            <text:p>-214.3143</text:p>
          </table:table-cell>
          <table:table-cell table:style-name="ce6" table:formula="of:=[.$A$3]*SIN(RADIANS([.C257]+120))" office:value-type="float" office:value="226.826599232573" calcext:value-type="float">
            <text:p>226.8266</text:p>
          </table:table-cell>
          <table:table-cell table:style-name="ce6"/>
          <table:table-cell table:style-name="ce10" table:formula="of:=(MIN([.D257];[.E257];[.F257])+MAX([.D257];[.E257];[.F257]))/2" office:value-type="float" office:value="6.25612847674587" calcext:value-type="float">
            <text:p>6.2561</text:p>
          </table:table-cell>
          <table:table-cell table:style-name="ce6" table:formula="of:=[.D257]-[.H257]" office:value-type="float" office:value="-18.7683854302375" calcext:value-type="float">
            <text:p>-18.7684</text:p>
          </table:table-cell>
          <table:table-cell table:style-name="ce6" table:formula="of:=[.E257]-[.H257]" office:value-type="float" office:value="-220.570470755827" calcext:value-type="float">
            <text:p>-220.5705</text:p>
          </table:table-cell>
          <table:table-cell table:style-name="ce6" table:formula="of:=[.F257]-[.H257]" office:value-type="float" office:value="220.570470755827" calcext:value-type="float">
            <text:p>220.5705</text:p>
          </table:table-cell>
          <table:table-cell table:style-name="ce6"/>
          <table:table-cell table:style-name="ce15" table:formula="of:=([.D257]+255) /2" office:value-type="float" office:value="121.243871523254" calcext:value-type="float">
            <text:p>121</text:p>
          </table:table-cell>
          <table:table-cell table:style-name="ce15" table:formula="of:=[.I257]/2+128" office:value-type="float" office:value="118.615807284881" calcext:value-type="float">
            <text:p>119</text:p>
          </table:table-cell>
          <table:table-cell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style-name="ce3" table:formula="of:=360*[.B258]/256" office:value-type="float" office:value="358.59375" calcext:value-type="float">
            <text:p>358.59375</text:p>
          </table:table-cell>
          <table:table-cell table:style-name="ce6" table:formula="of:=[.$A$3]*SIN(RADIANS([.C258]))" office:value-type="float" office:value="-6.25801327334267" calcext:value-type="float">
            <text:p>-6.2580</text:p>
          </table:table-cell>
          <table:table-cell table:style-name="ce6" table:formula="of:=[.$A$3]*SIN(RADIANS([.C258]-120))" office:value-type="float" office:value="-217.640959510001" calcext:value-type="float">
            <text:p>-217.6410</text:p>
          </table:table-cell>
          <table:table-cell table:style-name="ce6" table:formula="of:=[.$A$3]*SIN(RADIANS([.C258]+120))" office:value-type="float" office:value="223.898972783344" calcext:value-type="float">
            <text:p>223.8990</text:p>
          </table:table-cell>
          <table:table-cell table:style-name="ce6"/>
          <table:table-cell table:style-name="ce10" table:formula="of:=(MIN([.D258];[.E258];[.F258])+MAX([.D258];[.E258];[.F258]))/2" office:value-type="float" office:value="3.12900663667133" calcext:value-type="float">
            <text:p>3.1290</text:p>
          </table:table-cell>
          <table:table-cell table:style-name="ce6" table:formula="of:=[.D258]-[.H258]" office:value-type="float" office:value="-9.38701991001401" calcext:value-type="float">
            <text:p>-9.3870</text:p>
          </table:table-cell>
          <table:table-cell table:style-name="ce6" table:formula="of:=[.E258]-[.H258]" office:value-type="float" office:value="-220.769966146673" calcext:value-type="float">
            <text:p>-220.7700</text:p>
          </table:table-cell>
          <table:table-cell table:style-name="ce6" table:formula="of:=[.F258]-[.H258]" office:value-type="float" office:value="220.769966146673" calcext:value-type="float">
            <text:p>220.7700</text:p>
          </table:table-cell>
          <table:table-cell table:style-name="ce6"/>
          <table:table-cell table:style-name="ce15" table:formula="of:=([.D258]+255) /2" office:value-type="float" office:value="124.370993363329" calcext:value-type="float">
            <text:p>124</text:p>
          </table:table-cell>
          <table:table-cell table:style-name="ce15" table:formula="of:=[.I258]/2+128" office:value-type="float" office:value="123.306490044993" calcext:value-type="float">
            <text:p>123</text:p>
          </table:table-cell>
          <table:table-cell/>
        </table:table-row>
        <table:table-row table:style-name="ro1" table:number-rows-repeated="104831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ode Output (SVPWM)" table:style-name="ta1">
        <table:table-column table:style-name="co6" table:number-columns-repeated="10" table:default-cell-style-name="ce16"/>
        <table:table-column table:style-name="co6" table:number-columns-repeated="2" table:default-cell-style-name="Default"/>
        <table:table-row table:style-name="ro1">
          <table:table-cell table:formula="of:=INT(INDIRECT(&quot;Calculation.N&quot;&amp;(ROW()-1)*10+COLUMN()+2))&amp;&quot;,&quot;" office:value-type="string" office:string-value="128," calcext:value-type="string">
            <text:p>128,</text:p>
          </table:table-cell>
          <table:table-cell table:formula="of:=INT(INDIRECT(&quot;Calculation.N&quot;&amp;(ROW()-1)*10+COLUMN()+2))&amp;&quot;,&quot;&amp;CHAR(9)" office:value-type="string" office:string-value="132,&#9;" calcext:value-type="string">
            <text:p>132,<text:tab/></text:p>
          </table:table-cell>
          <table:table-cell table:formula="of:=INT(INDIRECT(&quot;Calculation.N&quot;&amp;(ROW()-1)*10+COLUMN()+2))&amp;&quot;,&quot;&amp;CHAR(9)" office:value-type="string" office:string-value="137,&#9;" calcext:value-type="string">
            <text:p>137,<text:tab/></text:p>
          </table:table-cell>
          <table:table-cell table:formula="of:=INT(INDIRECT(&quot;Calculation.N&quot;&amp;(ROW()-1)*10+COLUMN()+2))&amp;&quot;,&quot;&amp;CHAR(9)" office:value-type="string" office:string-value="142,&#9;" calcext:value-type="string">
            <text:p>142,<text:tab/></text:p>
          </table:table-cell>
          <table:table-cell table:formula="of:=INT(INDIRECT(&quot;Calculation.N&quot;&amp;(ROW()-1)*10+COLUMN()+2))&amp;&quot;,&quot;&amp;CHAR(9)" office:value-type="string" office:string-value="146,&#9;" calcext:value-type="string">
            <text:p>146,<text:tab/></text:p>
          </table:table-cell>
          <table:table-cell table:formula="of:=INT(INDIRECT(&quot;Calculation.N&quot;&amp;(ROW()-1)*10+COLUMN()+2))&amp;&quot;,&quot;&amp;CHAR(9)" office:value-type="string" office:string-value="151,&#9;" calcext:value-type="string">
            <text:p>151,<text:tab/></text:p>
          </table:table-cell>
          <table:table-cell table:formula="of:=INT(INDIRECT(&quot;Calculation.N&quot;&amp;(ROW()-1)*10+COLUMN()+2))&amp;&quot;,&quot;&amp;CHAR(9)" office:value-type="string" office:string-value="156,&#9;" calcext:value-type="string">
            <text:p>156,<text:tab/></text:p>
          </table:table-cell>
          <table:table-cell table:formula="of:=INT(INDIRECT(&quot;Calculation.N&quot;&amp;(ROW()-1)*10+COLUMN()+2))&amp;&quot;,&quot;&amp;CHAR(9)" office:value-type="string" office:string-value="160,&#9;" calcext:value-type="string">
            <text:p>160,<text:tab/></text:p>
          </table:table-cell>
          <table:table-cell table:formula="of:=INT(INDIRECT(&quot;Calculation.N&quot;&amp;(ROW()-1)*10+COLUMN()+2))&amp;&quot;,&quot;&amp;CHAR(9)" office:value-type="string" office:string-value="165,&#9;" calcext:value-type="string">
            <text:p>165,<text:tab/></text:p>
          </table:table-cell>
          <table:table-cell table:formula="of:=INT(INDIRECT(&quot;Calculation.N&quot;&amp;(ROW()-1)*10+COLUMN()+2))&amp;&quot;,&quot;&amp;CHAR(9)" office:value-type="string" office:string-value="169,&#9;" calcext:value-type="string">
            <text:p>169,<text:tab/></text:p>
          </table:table-cell>
          <table:table-cell/>
          <table:table-cell table:formula="of:=&quot;// From &quot;&amp;((ROW()-1)*10) &amp; &quot; To &quot; &amp; ((ROW()-1)*10)+9" office:value-type="string" office:string-value="// From 0 To 9" calcext:value-type="string">
            <text:p>// From 0 To 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74,&#9;" calcext:value-type="string">
            <text:p>174,<text:tab/></text:p>
          </table:table-cell>
          <table:table-cell table:formula="of:=INT(INDIRECT(&quot;Calculation.N&quot;&amp;(ROW()-1)*10+COLUMN()+2))&amp;&quot;,&quot;&amp;CHAR(9)" office:value-type="string" office:string-value="179,&#9;" calcext:value-type="string">
            <text:p>179,<text:tab/></text:p>
          </table:table-cell>
          <table:table-cell table:formula="of:=INT(INDIRECT(&quot;Calculation.N&quot;&amp;(ROW()-1)*10+COLUMN()+2))&amp;&quot;,&quot;&amp;CHAR(9)" office:value-type="string" office:string-value="183,&#9;" calcext:value-type="string">
            <text:p>183,<text:tab/></text:p>
          </table:table-cell>
          <table:table-cell table:formula="of:=INT(INDIRECT(&quot;Calculation.N&quot;&amp;(ROW()-1)*10+COLUMN()+2))&amp;&quot;,&quot;&amp;CHAR(9)" office:value-type="string" office:string-value="187,&#9;" calcext:value-type="string">
            <text:p>187,<text:tab/></text:p>
          </table:table-cell>
          <table:table-cell table:formula="of:=INT(INDIRECT(&quot;Calculation.N&quot;&amp;(ROW()-1)*10+COLUMN()+2))&amp;&quot;,&quot;&amp;CHAR(9)" office:value-type="string" office:string-value="192,&#9;" calcext:value-type="string">
            <text:p>192,<text:tab/></text:p>
          </table:table-cell>
          <table:table-cell table:formula="of:=INT(INDIRECT(&quot;Calculation.N&quot;&amp;(ROW()-1)*10+COLUMN()+2))&amp;&quot;,&quot;&amp;CHAR(9)" office:value-type="string" office:string-value="196,&#9;" calcext:value-type="string">
            <text:p>196,<text:tab/></text:p>
          </table:table-cell>
          <table:table-cell table:formula="of:=INT(INDIRECT(&quot;Calculation.N&quot;&amp;(ROW()-1)*10+COLUMN()+2))&amp;&quot;,&quot;&amp;CHAR(9)" office:value-type="string" office:string-value="201,&#9;" calcext:value-type="string">
            <text:p>201,<text:tab/></text:p>
          </table:table-cell>
          <table:table-cell table:formula="of:=INT(INDIRECT(&quot;Calculation.N&quot;&amp;(ROW()-1)*10+COLUMN()+2))&amp;&quot;,&quot;&amp;CHAR(9)" office:value-type="string" office:string-value="205,&#9;" calcext:value-type="string">
            <text:p>205,<text:tab/></text:p>
          </table:table-cell>
          <table:table-cell table:formula="of:=INT(INDIRECT(&quot;Calculation.N&quot;&amp;(ROW()-1)*10+COLUMN()+2))&amp;&quot;,&quot;&amp;CHAR(9)" office:value-type="string" office:string-value="209,&#9;" calcext:value-type="string">
            <text:p>209,<text:tab/></text:p>
          </table:table-cell>
          <table:table-cell table:formula="of:=INT(INDIRECT(&quot;Calculation.N&quot;&amp;(ROW()-1)*10+COLUMN()+2))&amp;&quot;,&quot;&amp;CHAR(9)" office:value-type="string" office:string-value="213,&#9;" calcext:value-type="string">
            <text:p>213,<text:tab/></text:p>
          </table:table-cell>
          <table:table-cell/>
          <table:table-cell table:formula="of:=&quot;// From &quot;&amp;((ROW()-1)*10) &amp; &quot; To &quot; &amp; ((ROW()-1)*10)+9" office:value-type="string" office:string-value="// From 10 To 19" calcext:value-type="string">
            <text:p>// From 10 To 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18,&#9;" calcext:value-type="string">
            <text:p>218,<text:tab/></text:p>
          </table:table-cell>
          <table:table-cell table:formula="of:=INT(INDIRECT(&quot;Calculation.N&quot;&amp;(ROW()-1)*10+COLUMN()+2))&amp;&quot;,&quot;&amp;CHAR(9)" office:value-type="string" office:string-value="222,&#9;" calcext:value-type="string">
            <text:p>222,<text:tab/></text:p>
          </table:table-cell>
          <table:table-cell table:formula="of:=INT(INDIRECT(&quot;Calculation.N&quot;&amp;(ROW()-1)*10+COLUMN()+2))&amp;&quot;,&quot;&amp;CHAR(9)" office:value-type="string" office:string-value="224,&#9;" calcext:value-type="string">
            <text:p>224,<text:tab/></text:p>
          </table:table-cell>
          <table:table-cell table:formula="of:=INT(INDIRECT(&quot;Calculation.N&quot;&amp;(ROW()-1)*10+COLUMN()+2))&amp;&quot;,&quot;&amp;CHAR(9)" office:value-type="string" office:string-value="225,&#9;" calcext:value-type="string">
            <text:p>225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 table:formula="of:=INT(INDIRECT(&quot;Calculation.N&quot;&amp;(ROW()-1)*10+COLUMN()+2))&amp;&quot;,&quot;&amp;CHAR(9)" office:value-type="string" office:string-value="228,&#9;" calcext:value-type="string">
            <text:p>228,<text:tab/></text:p>
          </table:table-cell>
          <table:table-cell table:formula="of:=INT(INDIRECT(&quot;Calculation.N&quot;&amp;(ROW()-1)*10+COLUMN()+2))&amp;&quot;,&quot;&amp;CHAR(9)" office:value-type="string" office:string-value="229,&#9;" calcext:value-type="string">
            <text:p>229,<text:tab/></text:p>
          </table:table-cell>
          <table:table-cell table:formula="of:=INT(INDIRECT(&quot;Calculation.N&quot;&amp;(ROW()-1)*10+COLUMN()+2))&amp;&quot;,&quot;&amp;CHAR(9)" office:value-type="string" office:string-value="230,&#9;" calcext:value-type="string">
            <text:p>230,<text:tab/></text:p>
          </table:table-cell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32,&#9;" calcext:value-type="string">
            <text:p>232,<text:tab/></text:p>
          </table:table-cell>
          <table:table-cell/>
          <table:table-cell table:formula="of:=&quot;// From &quot;&amp;((ROW()-1)*10) &amp; &quot; To &quot; &amp; ((ROW()-1)*10)+9" office:value-type="string" office:string-value="// From 20 To 29" calcext:value-type="string">
            <text:p>// From 20 To 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/>
          <table:table-cell table:formula="of:=&quot;// From &quot;&amp;((ROW()-1)*10) &amp; &quot; To &quot; &amp; ((ROW()-1)*10)+9" office:value-type="string" office:string-value="// From 30 To 39" calcext:value-type="string">
            <text:p>// From 30 To 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/>
          <table:table-cell table:formula="of:=&quot;// From &quot;&amp;((ROW()-1)*10) &amp; &quot; To &quot; &amp; ((ROW()-1)*10)+9" office:value-type="string" office:string-value="// From 40 To 49" calcext:value-type="string">
            <text:p>// From 40 To 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2,&#9;" calcext:value-type="string">
            <text:p>232,<text:tab/></text:p>
          </table:table-cell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30,&#9;" calcext:value-type="string">
            <text:p>230,<text:tab/></text:p>
          </table:table-cell>
          <table:table-cell table:formula="of:=INT(INDIRECT(&quot;Calculation.N&quot;&amp;(ROW()-1)*10+COLUMN()+2))&amp;&quot;,&quot;&amp;CHAR(9)" office:value-type="string" office:string-value="229,&#9;" calcext:value-type="string">
            <text:p>229,<text:tab/></text:p>
          </table:table-cell>
          <table:table-cell/>
          <table:table-cell table:formula="of:=&quot;// From &quot;&amp;((ROW()-1)*10) &amp; &quot; To &quot; &amp; ((ROW()-1)*10)+9" office:value-type="string" office:string-value="// From 50 To 59" calcext:value-type="string">
            <text:p>// From 50 To 5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28,&#9;" calcext:value-type="string">
            <text:p>228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 table:formula="of:=INT(INDIRECT(&quot;Calculation.N&quot;&amp;(ROW()-1)*10+COLUMN()+2))&amp;&quot;,&quot;&amp;CHAR(9)" office:value-type="string" office:string-value="226,&#9;" calcext:value-type="string">
            <text:p>226,<text:tab/></text:p>
          </table:table-cell>
          <table:table-cell table:formula="of:=INT(INDIRECT(&quot;Calculation.N&quot;&amp;(ROW()-1)*10+COLUMN()+2))&amp;&quot;,&quot;&amp;CHAR(9)" office:value-type="string" office:string-value="224,&#9;" calcext:value-type="string">
            <text:p>224,<text:tab/></text:p>
          </table:table-cell>
          <table:table-cell table:formula="of:=INT(INDIRECT(&quot;Calculation.N&quot;&amp;(ROW()-1)*10+COLUMN()+2))&amp;&quot;,&quot;&amp;CHAR(9)" office:value-type="string" office:string-value="223,&#9;" calcext:value-type="string">
            <text:p>223,<text:tab/></text:p>
          </table:table-cell>
          <table:table-cell table:formula="of:=INT(INDIRECT(&quot;Calculation.N&quot;&amp;(ROW()-1)*10+COLUMN()+2))&amp;&quot;,&quot;&amp;CHAR(9)" office:value-type="string" office:string-value="224,&#9;" calcext:value-type="string">
            <text:p>224,<text:tab/></text:p>
          </table:table-cell>
          <table:table-cell table:formula="of:=INT(INDIRECT(&quot;Calculation.N&quot;&amp;(ROW()-1)*10+COLUMN()+2))&amp;&quot;,&quot;&amp;CHAR(9)" office:value-type="string" office:string-value="226,&#9;" calcext:value-type="string">
            <text:p>226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 table:formula="of:=INT(INDIRECT(&quot;Calculation.N&quot;&amp;(ROW()-1)*10+COLUMN()+2))&amp;&quot;,&quot;&amp;CHAR(9)" office:value-type="string" office:string-value="228,&#9;" calcext:value-type="string">
            <text:p>228,<text:tab/></text:p>
          </table:table-cell>
          <table:table-cell table:formula="of:=INT(INDIRECT(&quot;Calculation.N&quot;&amp;(ROW()-1)*10+COLUMN()+2))&amp;&quot;,&quot;&amp;CHAR(9)" office:value-type="string" office:string-value="229,&#9;" calcext:value-type="string">
            <text:p>229,<text:tab/></text:p>
          </table:table-cell>
          <table:table-cell/>
          <table:table-cell table:formula="of:=&quot;// From &quot;&amp;((ROW()-1)*10) &amp; &quot; To &quot; &amp; ((ROW()-1)*10)+9" office:value-type="string" office:string-value="// From 60 To 69" calcext:value-type="string">
            <text:p>// From 60 To 6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0,&#9;" calcext:value-type="string">
            <text:p>230,<text:tab/></text:p>
          </table:table-cell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32,&#9;" calcext:value-type="string">
            <text:p>232,<text:tab/></text:p>
          </table:table-cell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/>
          <table:table-cell table:formula="of:=&quot;// From &quot;&amp;((ROW()-1)*10) &amp; &quot; To &quot; &amp; ((ROW()-1)*10)+9" office:value-type="string" office:string-value="// From 70 To 79" calcext:value-type="string">
            <text:p>// From 70 To 7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8,&#9;" calcext:value-type="string">
            <text:p>238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/>
          <table:table-cell table:formula="of:=&quot;// From &quot;&amp;((ROW()-1)*10) &amp; &quot; To &quot; &amp; ((ROW()-1)*10)+9" office:value-type="string" office:string-value="// From 80 To 89" calcext:value-type="string">
            <text:p>// From 80 To 8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7,&#9;" calcext:value-type="string">
            <text:p>237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6,&#9;" calcext:value-type="string">
            <text:p>236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5,&#9;" calcext:value-type="string">
            <text:p>235,<text:tab/></text:p>
          </table:table-cell>
          <table:table-cell table:formula="of:=INT(INDIRECT(&quot;Calculation.N&quot;&amp;(ROW()-1)*10+COLUMN()+2))&amp;&quot;,&quot;&amp;CHAR(9)" office:value-type="string" office:string-value="234,&#9;" calcext:value-type="string">
            <text:p>234,<text:tab/></text:p>
          </table:table-cell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3,&#9;" calcext:value-type="string">
            <text:p>233,<text:tab/></text:p>
          </table:table-cell>
          <table:table-cell table:formula="of:=INT(INDIRECT(&quot;Calculation.N&quot;&amp;(ROW()-1)*10+COLUMN()+2))&amp;&quot;,&quot;&amp;CHAR(9)" office:value-type="string" office:string-value="232,&#9;" calcext:value-type="string">
            <text:p>232,<text:tab/></text:p>
          </table:table-cell>
          <table:table-cell/>
          <table:table-cell table:formula="of:=&quot;// From &quot;&amp;((ROW()-1)*10) &amp; &quot; To &quot; &amp; ((ROW()-1)*10)+9" office:value-type="string" office:string-value="// From 90 To 99" calcext:value-type="string">
            <text:p>// From 90 To 9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1,&#9;" calcext:value-type="string">
            <text:p>231,<text:tab/></text:p>
          </table:table-cell>
          <table:table-cell table:formula="of:=INT(INDIRECT(&quot;Calculation.N&quot;&amp;(ROW()-1)*10+COLUMN()+2))&amp;&quot;,&quot;&amp;CHAR(9)" office:value-type="string" office:string-value="230,&#9;" calcext:value-type="string">
            <text:p>230,<text:tab/></text:p>
          </table:table-cell>
          <table:table-cell table:formula="of:=INT(INDIRECT(&quot;Calculation.N&quot;&amp;(ROW()-1)*10+COLUMN()+2))&amp;&quot;,&quot;&amp;CHAR(9)" office:value-type="string" office:string-value="229,&#9;" calcext:value-type="string">
            <text:p>229,<text:tab/></text:p>
          </table:table-cell>
          <table:table-cell table:formula="of:=INT(INDIRECT(&quot;Calculation.N&quot;&amp;(ROW()-1)*10+COLUMN()+2))&amp;&quot;,&quot;&amp;CHAR(9)" office:value-type="string" office:string-value="228,&#9;" calcext:value-type="string">
            <text:p>228,<text:tab/></text:p>
          </table:table-cell>
          <table:table-cell table:formula="of:=INT(INDIRECT(&quot;Calculation.N&quot;&amp;(ROW()-1)*10+COLUMN()+2))&amp;&quot;,&quot;&amp;CHAR(9)" office:value-type="string" office:string-value="227,&#9;" calcext:value-type="string">
            <text:p>227,<text:tab/></text:p>
          </table:table-cell>
          <table:table-cell table:formula="of:=INT(INDIRECT(&quot;Calculation.N&quot;&amp;(ROW()-1)*10+COLUMN()+2))&amp;&quot;,&quot;&amp;CHAR(9)" office:value-type="string" office:string-value="225,&#9;" calcext:value-type="string">
            <text:p>225,<text:tab/></text:p>
          </table:table-cell>
          <table:table-cell table:formula="of:=INT(INDIRECT(&quot;Calculation.N&quot;&amp;(ROW()-1)*10+COLUMN()+2))&amp;&quot;,&quot;&amp;CHAR(9)" office:value-type="string" office:string-value="224,&#9;" calcext:value-type="string">
            <text:p>224,<text:tab/></text:p>
          </table:table-cell>
          <table:table-cell table:formula="of:=INT(INDIRECT(&quot;Calculation.N&quot;&amp;(ROW()-1)*10+COLUMN()+2))&amp;&quot;,&quot;&amp;CHAR(9)" office:value-type="string" office:string-value="222,&#9;" calcext:value-type="string">
            <text:p>222,<text:tab/></text:p>
          </table:table-cell>
          <table:table-cell table:formula="of:=INT(INDIRECT(&quot;Calculation.N&quot;&amp;(ROW()-1)*10+COLUMN()+2))&amp;&quot;,&quot;&amp;CHAR(9)" office:value-type="string" office:string-value="218,&#9;" calcext:value-type="string">
            <text:p>218,<text:tab/></text:p>
          </table:table-cell>
          <table:table-cell table:formula="of:=INT(INDIRECT(&quot;Calculation.N&quot;&amp;(ROW()-1)*10+COLUMN()+2))&amp;&quot;,&quot;&amp;CHAR(9)" office:value-type="string" office:string-value="213,&#9;" calcext:value-type="string">
            <text:p>213,<text:tab/></text:p>
          </table:table-cell>
          <table:table-cell/>
          <table:table-cell table:formula="of:=&quot;// From &quot;&amp;((ROW()-1)*10) &amp; &quot; To &quot; &amp; ((ROW()-1)*10)+9" office:value-type="string" office:string-value="// From 100 To 109" calcext:value-type="string">
            <text:p>// From 100 To 10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09,&#9;" calcext:value-type="string">
            <text:p>209,<text:tab/></text:p>
          </table:table-cell>
          <table:table-cell table:formula="of:=INT(INDIRECT(&quot;Calculation.N&quot;&amp;(ROW()-1)*10+COLUMN()+2))&amp;&quot;,&quot;&amp;CHAR(9)" office:value-type="string" office:string-value="205,&#9;" calcext:value-type="string">
            <text:p>205,<text:tab/></text:p>
          </table:table-cell>
          <table:table-cell table:formula="of:=INT(INDIRECT(&quot;Calculation.N&quot;&amp;(ROW()-1)*10+COLUMN()+2))&amp;&quot;,&quot;&amp;CHAR(9)" office:value-type="string" office:string-value="201,&#9;" calcext:value-type="string">
            <text:p>201,<text:tab/></text:p>
          </table:table-cell>
          <table:table-cell table:formula="of:=INT(INDIRECT(&quot;Calculation.N&quot;&amp;(ROW()-1)*10+COLUMN()+2))&amp;&quot;,&quot;&amp;CHAR(9)" office:value-type="string" office:string-value="196,&#9;" calcext:value-type="string">
            <text:p>196,<text:tab/></text:p>
          </table:table-cell>
          <table:table-cell table:formula="of:=INT(INDIRECT(&quot;Calculation.N&quot;&amp;(ROW()-1)*10+COLUMN()+2))&amp;&quot;,&quot;&amp;CHAR(9)" office:value-type="string" office:string-value="192,&#9;" calcext:value-type="string">
            <text:p>192,<text:tab/></text:p>
          </table:table-cell>
          <table:table-cell table:formula="of:=INT(INDIRECT(&quot;Calculation.N&quot;&amp;(ROW()-1)*10+COLUMN()+2))&amp;&quot;,&quot;&amp;CHAR(9)" office:value-type="string" office:string-value="187,&#9;" calcext:value-type="string">
            <text:p>187,<text:tab/></text:p>
          </table:table-cell>
          <table:table-cell table:formula="of:=INT(INDIRECT(&quot;Calculation.N&quot;&amp;(ROW()-1)*10+COLUMN()+2))&amp;&quot;,&quot;&amp;CHAR(9)" office:value-type="string" office:string-value="183,&#9;" calcext:value-type="string">
            <text:p>183,<text:tab/></text:p>
          </table:table-cell>
          <table:table-cell table:formula="of:=INT(INDIRECT(&quot;Calculation.N&quot;&amp;(ROW()-1)*10+COLUMN()+2))&amp;&quot;,&quot;&amp;CHAR(9)" office:value-type="string" office:string-value="179,&#9;" calcext:value-type="string">
            <text:p>179,<text:tab/></text:p>
          </table:table-cell>
          <table:table-cell table:formula="of:=INT(INDIRECT(&quot;Calculation.N&quot;&amp;(ROW()-1)*10+COLUMN()+2))&amp;&quot;,&quot;&amp;CHAR(9)" office:value-type="string" office:string-value="174,&#9;" calcext:value-type="string">
            <text:p>174,<text:tab/></text:p>
          </table:table-cell>
          <table:table-cell table:formula="of:=INT(INDIRECT(&quot;Calculation.N&quot;&amp;(ROW()-1)*10+COLUMN()+2))&amp;&quot;,&quot;&amp;CHAR(9)" office:value-type="string" office:string-value="169,&#9;" calcext:value-type="string">
            <text:p>169,<text:tab/></text:p>
          </table:table-cell>
          <table:table-cell/>
          <table:table-cell table:formula="of:=&quot;// From &quot;&amp;((ROW()-1)*10) &amp; &quot; To &quot; &amp; ((ROW()-1)*10)+9" office:value-type="string" office:string-value="// From 110 To 119" calcext:value-type="string">
            <text:p>// From 110 To 1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65,&#9;" calcext:value-type="string">
            <text:p>165,<text:tab/></text:p>
          </table:table-cell>
          <table:table-cell table:formula="of:=INT(INDIRECT(&quot;Calculation.N&quot;&amp;(ROW()-1)*10+COLUMN()+2))&amp;&quot;,&quot;&amp;CHAR(9)" office:value-type="string" office:string-value="160,&#9;" calcext:value-type="string">
            <text:p>160,<text:tab/></text:p>
          </table:table-cell>
          <table:table-cell table:formula="of:=INT(INDIRECT(&quot;Calculation.N&quot;&amp;(ROW()-1)*10+COLUMN()+2))&amp;&quot;,&quot;&amp;CHAR(9)" office:value-type="string" office:string-value="156,&#9;" calcext:value-type="string">
            <text:p>156,<text:tab/></text:p>
          </table:table-cell>
          <table:table-cell table:formula="of:=INT(INDIRECT(&quot;Calculation.N&quot;&amp;(ROW()-1)*10+COLUMN()+2))&amp;&quot;,&quot;&amp;CHAR(9)" office:value-type="string" office:string-value="151,&#9;" calcext:value-type="string">
            <text:p>151,<text:tab/></text:p>
          </table:table-cell>
          <table:table-cell table:formula="of:=INT(INDIRECT(&quot;Calculation.N&quot;&amp;(ROW()-1)*10+COLUMN()+2))&amp;&quot;,&quot;&amp;CHAR(9)" office:value-type="string" office:string-value="146,&#9;" calcext:value-type="string">
            <text:p>146,<text:tab/></text:p>
          </table:table-cell>
          <table:table-cell table:formula="of:=INT(INDIRECT(&quot;Calculation.N&quot;&amp;(ROW()-1)*10+COLUMN()+2))&amp;&quot;,&quot;&amp;CHAR(9)" office:value-type="string" office:string-value="142,&#9;" calcext:value-type="string">
            <text:p>142,<text:tab/></text:p>
          </table:table-cell>
          <table:table-cell table:formula="of:=INT(INDIRECT(&quot;Calculation.N&quot;&amp;(ROW()-1)*10+COLUMN()+2))&amp;&quot;,&quot;&amp;CHAR(9)" office:value-type="string" office:string-value="137,&#9;" calcext:value-type="string">
            <text:p>137,<text:tab/></text:p>
          </table:table-cell>
          <table:table-cell table:formula="of:=INT(INDIRECT(&quot;Calculation.N&quot;&amp;(ROW()-1)*10+COLUMN()+2))&amp;&quot;,&quot;&amp;CHAR(9)" office:value-type="string" office:string-value="132,&#9;" calcext:value-type="string">
            <text:p>132,<text:tab/></text:p>
          </table:table-cell>
          <table:table-cell table:formula="of:=INT(INDIRECT(&quot;Calculation.N&quot;&amp;(ROW()-1)*10+COLUMN()+2))&amp;&quot;,&quot;&amp;CHAR(9)" office:value-type="string" office:string-value="128,&#9;" calcext:value-type="string">
            <text:p>128,<text:tab/></text:p>
          </table:table-cell>
          <table:table-cell table:formula="of:=INT(INDIRECT(&quot;Calculation.N&quot;&amp;(ROW()-1)*10+COLUMN()+2))&amp;&quot;,&quot;&amp;CHAR(9)" office:value-type="string" office:string-value="123,&#9;" calcext:value-type="string">
            <text:p>123,<text:tab/></text:p>
          </table:table-cell>
          <table:table-cell/>
          <table:table-cell table:formula="of:=&quot;// From &quot;&amp;((ROW()-1)*10) &amp; &quot; To &quot; &amp; ((ROW()-1)*10)+9" office:value-type="string" office:string-value="// From 120 To 129" calcext:value-type="string">
            <text:p>// From 120 To 1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18,&#9;" calcext:value-type="string">
            <text:p>118,<text:tab/></text:p>
          </table:table-cell>
          <table:table-cell table:formula="of:=INT(INDIRECT(&quot;Calculation.N&quot;&amp;(ROW()-1)*10+COLUMN()+2))&amp;&quot;,&quot;&amp;CHAR(9)" office:value-type="string" office:string-value="113,&#9;" calcext:value-type="string">
            <text:p>113,<text:tab/></text:p>
          </table:table-cell>
          <table:table-cell table:formula="of:=INT(INDIRECT(&quot;Calculation.N&quot;&amp;(ROW()-1)*10+COLUMN()+2))&amp;&quot;,&quot;&amp;CHAR(9)" office:value-type="string" office:string-value="109,&#9;" calcext:value-type="string">
            <text:p>109,<text:tab/></text:p>
          </table:table-cell>
          <table:table-cell table:formula="of:=INT(INDIRECT(&quot;Calculation.N&quot;&amp;(ROW()-1)*10+COLUMN()+2))&amp;&quot;,&quot;&amp;CHAR(9)" office:value-type="string" office:string-value="104,&#9;" calcext:value-type="string">
            <text:p>104,<text:tab/></text:p>
          </table:table-cell>
          <table:table-cell table:formula="of:=INT(INDIRECT(&quot;Calculation.N&quot;&amp;(ROW()-1)*10+COLUMN()+2))&amp;&quot;,&quot;&amp;CHAR(9)" office:value-type="string" office:string-value="99,&#9;" calcext:value-type="string">
            <text:p>99,<text:tab/></text:p>
          </table:table-cell>
          <table:table-cell table:formula="of:=INT(INDIRECT(&quot;Calculation.N&quot;&amp;(ROW()-1)*10+COLUMN()+2))&amp;&quot;,&quot;&amp;CHAR(9)" office:value-type="string" office:string-value="95,&#9;" calcext:value-type="string">
            <text:p>95,<text:tab/></text:p>
          </table:table-cell>
          <table:table-cell table:formula="of:=INT(INDIRECT(&quot;Calculation.N&quot;&amp;(ROW()-1)*10+COLUMN()+2))&amp;&quot;,&quot;&amp;CHAR(9)" office:value-type="string" office:string-value="90,&#9;" calcext:value-type="string">
            <text:p>90,<text:tab/></text:p>
          </table:table-cell>
          <table:table-cell table:formula="of:=INT(INDIRECT(&quot;Calculation.N&quot;&amp;(ROW()-1)*10+COLUMN()+2))&amp;&quot;,&quot;&amp;CHAR(9)" office:value-type="string" office:string-value="86,&#9;" calcext:value-type="string">
            <text:p>86,<text:tab/></text:p>
          </table:table-cell>
          <table:table-cell table:formula="of:=INT(INDIRECT(&quot;Calculation.N&quot;&amp;(ROW()-1)*10+COLUMN()+2))&amp;&quot;,&quot;&amp;CHAR(9)" office:value-type="string" office:string-value="81,&#9;" calcext:value-type="string">
            <text:p>81,<text:tab/></text:p>
          </table:table-cell>
          <table:table-cell table:formula="of:=INT(INDIRECT(&quot;Calculation.N&quot;&amp;(ROW()-1)*10+COLUMN()+2))&amp;&quot;,&quot;&amp;CHAR(9)" office:value-type="string" office:string-value="76,&#9;" calcext:value-type="string">
            <text:p>76,<text:tab/></text:p>
          </table:table-cell>
          <table:table-cell/>
          <table:table-cell table:formula="of:=&quot;// From &quot;&amp;((ROW()-1)*10) &amp; &quot; To &quot; &amp; ((ROW()-1)*10)+9" office:value-type="string" office:string-value="// From 130 To 139" calcext:value-type="string">
            <text:p>// From 130 To 1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72,&#9;" calcext:value-type="string">
            <text:p>72,<text:tab/></text:p>
          </table:table-cell>
          <table:table-cell table:formula="of:=INT(INDIRECT(&quot;Calculation.N&quot;&amp;(ROW()-1)*10+COLUMN()+2))&amp;&quot;,&quot;&amp;CHAR(9)" office:value-type="string" office:string-value="68,&#9;" calcext:value-type="string">
            <text:p>68,<text:tab/></text:p>
          </table:table-cell>
          <table:table-cell table:formula="of:=INT(INDIRECT(&quot;Calculation.N&quot;&amp;(ROW()-1)*10+COLUMN()+2))&amp;&quot;,&quot;&amp;CHAR(9)" office:value-type="string" office:string-value="63,&#9;" calcext:value-type="string">
            <text:p>63,<text:tab/></text:p>
          </table:table-cell>
          <table:table-cell table:formula="of:=INT(INDIRECT(&quot;Calculation.N&quot;&amp;(ROW()-1)*10+COLUMN()+2))&amp;&quot;,&quot;&amp;CHAR(9)" office:value-type="string" office:string-value="59,&#9;" calcext:value-type="string">
            <text:p>59,<text:tab/></text:p>
          </table:table-cell>
          <table:table-cell table:formula="of:=INT(INDIRECT(&quot;Calculation.N&quot;&amp;(ROW()-1)*10+COLUMN()+2))&amp;&quot;,&quot;&amp;CHAR(9)" office:value-type="string" office:string-value="54,&#9;" calcext:value-type="string">
            <text:p>54,<text:tab/></text:p>
          </table:table-cell>
          <table:table-cell table:formula="of:=INT(INDIRECT(&quot;Calculation.N&quot;&amp;(ROW()-1)*10+COLUMN()+2))&amp;&quot;,&quot;&amp;CHAR(9)" office:value-type="string" office:string-value="50,&#9;" calcext:value-type="string">
            <text:p>50,<text:tab/></text:p>
          </table:table-cell>
          <table:table-cell table:formula="of:=INT(INDIRECT(&quot;Calculation.N&quot;&amp;(ROW()-1)*10+COLUMN()+2))&amp;&quot;,&quot;&amp;CHAR(9)" office:value-type="string" office:string-value="46,&#9;" calcext:value-type="string">
            <text:p>46,<text:tab/></text:p>
          </table:table-cell>
          <table:table-cell table:formula="of:=INT(INDIRECT(&quot;Calculation.N&quot;&amp;(ROW()-1)*10+COLUMN()+2))&amp;&quot;,&quot;&amp;CHAR(9)" office:value-type="string" office:string-value="42,&#9;" calcext:value-type="string">
            <text:p>42,<text:tab/></text:p>
          </table:table-cell>
          <table:table-cell table:formula="of:=INT(INDIRECT(&quot;Calculation.N&quot;&amp;(ROW()-1)*10+COLUMN()+2))&amp;&quot;,&quot;&amp;CHAR(9)" office:value-type="string" office:string-value="37,&#9;" calcext:value-type="string">
            <text:p>37,<text:tab/></text:p>
          </table:table-cell>
          <table:table-cell table:formula="of:=INT(INDIRECT(&quot;Calculation.N&quot;&amp;(ROW()-1)*10+COLUMN()+2))&amp;&quot;,&quot;&amp;CHAR(9)" office:value-type="string" office:string-value="33,&#9;" calcext:value-type="string">
            <text:p>33,<text:tab/></text:p>
          </table:table-cell>
          <table:table-cell/>
          <table:table-cell table:formula="of:=&quot;// From &quot;&amp;((ROW()-1)*10) &amp; &quot; To &quot; &amp; ((ROW()-1)*10)+9" office:value-type="string" office:string-value="// From 140 To 149" calcext:value-type="string">
            <text:p>// From 140 To 1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31,&#9;" calcext:value-type="string">
            <text:p>31,<text:tab/></text:p>
          </table:table-cell>
          <table:table-cell table:formula="of:=INT(INDIRECT(&quot;Calculation.N&quot;&amp;(ROW()-1)*10+COLUMN()+2))&amp;&quot;,&quot;&amp;CHAR(9)" office:value-type="string" office:string-value="30,&#9;" calcext:value-type="string">
            <text:p>30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 table:formula="of:=INT(INDIRECT(&quot;Calculation.N&quot;&amp;(ROW()-1)*10+COLUMN()+2))&amp;&quot;,&quot;&amp;CHAR(9)" office:value-type="string" office:string-value="27,&#9;" calcext:value-type="string">
            <text:p>27,<text:tab/></text:p>
          </table:table-cell>
          <table:table-cell table:formula="of:=INT(INDIRECT(&quot;Calculation.N&quot;&amp;(ROW()-1)*10+COLUMN()+2))&amp;&quot;,&quot;&amp;CHAR(9)" office:value-type="string" office:string-value="26,&#9;" calcext:value-type="string">
            <text:p>26,<text:tab/></text:p>
          </table:table-cell>
          <table:table-cell table:formula="of:=INT(INDIRECT(&quot;Calculation.N&quot;&amp;(ROW()-1)*10+COLUMN()+2))&amp;&quot;,&quot;&amp;CHAR(9)" office:value-type="string" office:string-value="25,&#9;" calcext:value-type="string">
            <text:p>25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 table:formula="of:=INT(INDIRECT(&quot;Calculation.N&quot;&amp;(ROW()-1)*10+COLUMN()+2))&amp;&quot;,&quot;&amp;CHAR(9)" office:value-type="string" office:string-value="23,&#9;" calcext:value-type="string">
            <text:p>23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/>
          <table:table-cell table:formula="of:=&quot;// From &quot;&amp;((ROW()-1)*10) &amp; &quot; To &quot; &amp; ((ROW()-1)*10)+9" office:value-type="string" office:string-value="// From 150 To 159" calcext:value-type="string">
            <text:p>// From 150 To 15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/>
          <table:table-cell table:formula="of:=&quot;// From &quot;&amp;((ROW()-1)*10) &amp; &quot; To &quot; &amp; ((ROW()-1)*10)+9" office:value-type="string" office:string-value="// From 160 To 169" calcext:value-type="string">
            <text:p>// From 160 To 16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/>
          <table:table-cell table:formula="of:=&quot;// From &quot;&amp;((ROW()-1)*10) &amp; &quot; To &quot; &amp; ((ROW()-1)*10)+9" office:value-type="string" office:string-value="// From 170 To 179" calcext:value-type="string">
            <text:p>// From 170 To 17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 table:formula="of:=INT(INDIRECT(&quot;Calculation.N&quot;&amp;(ROW()-1)*10+COLUMN()+2))&amp;&quot;,&quot;&amp;CHAR(9)" office:value-type="string" office:string-value="23,&#9;" calcext:value-type="string">
            <text:p>23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 table:formula="of:=INT(INDIRECT(&quot;Calculation.N&quot;&amp;(ROW()-1)*10+COLUMN()+2))&amp;&quot;,&quot;&amp;CHAR(9)" office:value-type="string" office:string-value="25,&#9;" calcext:value-type="string">
            <text:p>25,<text:tab/></text:p>
          </table:table-cell>
          <table:table-cell table:formula="of:=INT(INDIRECT(&quot;Calculation.N&quot;&amp;(ROW()-1)*10+COLUMN()+2))&amp;&quot;,&quot;&amp;CHAR(9)" office:value-type="string" office:string-value="26,&#9;" calcext:value-type="string">
            <text:p>26,<text:tab/></text:p>
          </table:table-cell>
          <table:table-cell table:formula="of:=INT(INDIRECT(&quot;Calculation.N&quot;&amp;(ROW()-1)*10+COLUMN()+2))&amp;&quot;,&quot;&amp;CHAR(9)" office:value-type="string" office:string-value="27,&#9;" calcext:value-type="string">
            <text:p>27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/>
          <table:table-cell table:formula="of:=&quot;// From &quot;&amp;((ROW()-1)*10) &amp; &quot; To &quot; &amp; ((ROW()-1)*10)+9" office:value-type="string" office:string-value="// From 180 To 189" calcext:value-type="string">
            <text:p>// From 180 To 18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9,&#9;" calcext:value-type="string">
            <text:p>29,<text:tab/></text:p>
          </table:table-cell>
          <table:table-cell table:formula="of:=INT(INDIRECT(&quot;Calculation.N&quot;&amp;(ROW()-1)*10+COLUMN()+2))&amp;&quot;,&quot;&amp;CHAR(9)" office:value-type="string" office:string-value="31,&#9;" calcext:value-type="string">
            <text:p>31,<text:tab/></text:p>
          </table:table-cell>
          <table:table-cell table:formula="of:=INT(INDIRECT(&quot;Calculation.N&quot;&amp;(ROW()-1)*10+COLUMN()+2))&amp;&quot;,&quot;&amp;CHAR(9)" office:value-type="string" office:string-value="32,&#9;" calcext:value-type="string">
            <text:p>32,<text:tab/></text:p>
          </table:table-cell>
          <table:table-cell table:formula="of:=INT(INDIRECT(&quot;Calculation.N&quot;&amp;(ROW()-1)*10+COLUMN()+2))&amp;&quot;,&quot;&amp;CHAR(9)" office:value-type="string" office:string-value="31,&#9;" calcext:value-type="string">
            <text:p>31,<text:tab/></text:p>
          </table:table-cell>
          <table:table-cell table:formula="of:=INT(INDIRECT(&quot;Calculation.N&quot;&amp;(ROW()-1)*10+COLUMN()+2))&amp;&quot;,&quot;&amp;CHAR(9)" office:value-type="string" office:string-value="29,&#9;" calcext:value-type="string">
            <text:p>29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 table:formula="of:=INT(INDIRECT(&quot;Calculation.N&quot;&amp;(ROW()-1)*10+COLUMN()+2))&amp;&quot;,&quot;&amp;CHAR(9)" office:value-type="string" office:string-value="27,&#9;" calcext:value-type="string">
            <text:p>27,<text:tab/></text:p>
          </table:table-cell>
          <table:table-cell table:formula="of:=INT(INDIRECT(&quot;Calculation.N&quot;&amp;(ROW()-1)*10+COLUMN()+2))&amp;&quot;,&quot;&amp;CHAR(9)" office:value-type="string" office:string-value="26,&#9;" calcext:value-type="string">
            <text:p>26,<text:tab/></text:p>
          </table:table-cell>
          <table:table-cell table:formula="of:=INT(INDIRECT(&quot;Calculation.N&quot;&amp;(ROW()-1)*10+COLUMN()+2))&amp;&quot;,&quot;&amp;CHAR(9)" office:value-type="string" office:string-value="25,&#9;" calcext:value-type="string">
            <text:p>25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/>
          <table:table-cell table:formula="of:=&quot;// From &quot;&amp;((ROW()-1)*10) &amp; &quot; To &quot; &amp; ((ROW()-1)*10)+9" office:value-type="string" office:string-value="// From 190 To 199" calcext:value-type="string">
            <text:p>// From 190 To 19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3,&#9;" calcext:value-type="string">
            <text:p>23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/>
          <table:table-cell table:formula="of:=&quot;// From &quot;&amp;((ROW()-1)*10) &amp; &quot; To &quot; &amp; ((ROW()-1)*10)+9" office:value-type="string" office:string-value="// From 200 To 209" calcext:value-type="string">
            <text:p>// From 200 To 20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7,&#9;" calcext:value-type="string">
            <text:p>17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 table:formula="of:=INT(INDIRECT(&quot;Calculation.N&quot;&amp;(ROW()-1)*10+COLUMN()+2))&amp;&quot;,&quot;&amp;CHAR(9)" office:value-type="string" office:string-value="18,&#9;" calcext:value-type="string">
            <text:p>18,<text:tab/></text:p>
          </table:table-cell>
          <table:table-cell/>
          <table:table-cell table:formula="of:=&quot;// From &quot;&amp;((ROW()-1)*10) &amp; &quot; To &quot; &amp; ((ROW()-1)*10)+9" office:value-type="string" office:string-value="// From 210 To 219" calcext:value-type="string">
            <text:p>// From 210 To 21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19,&#9;" calcext:value-type="string">
            <text:p>19,<text:tab/></text:p>
          </table:table-cell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20,&#9;" calcext:value-type="string">
            <text:p>20,<text:tab/></text:p>
          </table:table-cell>
          <table:table-cell table:formula="of:=INT(INDIRECT(&quot;Calculation.N&quot;&amp;(ROW()-1)*10+COLUMN()+2))&amp;&quot;,&quot;&amp;CHAR(9)" office:value-type="string" office:string-value="21,&#9;" calcext:value-type="string">
            <text:p>21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 table:formula="of:=INT(INDIRECT(&quot;Calculation.N&quot;&amp;(ROW()-1)*10+COLUMN()+2))&amp;&quot;,&quot;&amp;CHAR(9)" office:value-type="string" office:string-value="22,&#9;" calcext:value-type="string">
            <text:p>22,<text:tab/></text:p>
          </table:table-cell>
          <table:table-cell table:formula="of:=INT(INDIRECT(&quot;Calculation.N&quot;&amp;(ROW()-1)*10+COLUMN()+2))&amp;&quot;,&quot;&amp;CHAR(9)" office:value-type="string" office:string-value="23,&#9;" calcext:value-type="string">
            <text:p>23,<text:tab/></text:p>
          </table:table-cell>
          <table:table-cell table:formula="of:=INT(INDIRECT(&quot;Calculation.N&quot;&amp;(ROW()-1)*10+COLUMN()+2))&amp;&quot;,&quot;&amp;CHAR(9)" office:value-type="string" office:string-value="24,&#9;" calcext:value-type="string">
            <text:p>24,<text:tab/></text:p>
          </table:table-cell>
          <table:table-cell table:formula="of:=INT(INDIRECT(&quot;Calculation.N&quot;&amp;(ROW()-1)*10+COLUMN()+2))&amp;&quot;,&quot;&amp;CHAR(9)" office:value-type="string" office:string-value="25,&#9;" calcext:value-type="string">
            <text:p>25,<text:tab/></text:p>
          </table:table-cell>
          <table:table-cell/>
          <table:table-cell table:formula="of:=&quot;// From &quot;&amp;((ROW()-1)*10) &amp; &quot; To &quot; &amp; ((ROW()-1)*10)+9" office:value-type="string" office:string-value="// From 220 To 229" calcext:value-type="string">
            <text:p>// From 220 To 22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26,&#9;" calcext:value-type="string">
            <text:p>26,<text:tab/></text:p>
          </table:table-cell>
          <table:table-cell table:formula="of:=INT(INDIRECT(&quot;Calculation.N&quot;&amp;(ROW()-1)*10+COLUMN()+2))&amp;&quot;,&quot;&amp;CHAR(9)" office:value-type="string" office:string-value="27,&#9;" calcext:value-type="string">
            <text:p>27,<text:tab/></text:p>
          </table:table-cell>
          <table:table-cell table:formula="of:=INT(INDIRECT(&quot;Calculation.N&quot;&amp;(ROW()-1)*10+COLUMN()+2))&amp;&quot;,&quot;&amp;CHAR(9)" office:value-type="string" office:string-value="28,&#9;" calcext:value-type="string">
            <text:p>28,<text:tab/></text:p>
          </table:table-cell>
          <table:table-cell table:formula="of:=INT(INDIRECT(&quot;Calculation.N&quot;&amp;(ROW()-1)*10+COLUMN()+2))&amp;&quot;,&quot;&amp;CHAR(9)" office:value-type="string" office:string-value="30,&#9;" calcext:value-type="string">
            <text:p>30,<text:tab/></text:p>
          </table:table-cell>
          <table:table-cell table:formula="of:=INT(INDIRECT(&quot;Calculation.N&quot;&amp;(ROW()-1)*10+COLUMN()+2))&amp;&quot;,&quot;&amp;CHAR(9)" office:value-type="string" office:string-value="31,&#9;" calcext:value-type="string">
            <text:p>31,<text:tab/></text:p>
          </table:table-cell>
          <table:table-cell table:formula="of:=INT(INDIRECT(&quot;Calculation.N&quot;&amp;(ROW()-1)*10+COLUMN()+2))&amp;&quot;,&quot;&amp;CHAR(9)" office:value-type="string" office:string-value="33,&#9;" calcext:value-type="string">
            <text:p>33,<text:tab/></text:p>
          </table:table-cell>
          <table:table-cell table:formula="of:=INT(INDIRECT(&quot;Calculation.N&quot;&amp;(ROW()-1)*10+COLUMN()+2))&amp;&quot;,&quot;&amp;CHAR(9)" office:value-type="string" office:string-value="37,&#9;" calcext:value-type="string">
            <text:p>37,<text:tab/></text:p>
          </table:table-cell>
          <table:table-cell table:formula="of:=INT(INDIRECT(&quot;Calculation.N&quot;&amp;(ROW()-1)*10+COLUMN()+2))&amp;&quot;,&quot;&amp;CHAR(9)" office:value-type="string" office:string-value="42,&#9;" calcext:value-type="string">
            <text:p>42,<text:tab/></text:p>
          </table:table-cell>
          <table:table-cell table:formula="of:=INT(INDIRECT(&quot;Calculation.N&quot;&amp;(ROW()-1)*10+COLUMN()+2))&amp;&quot;,&quot;&amp;CHAR(9)" office:value-type="string" office:string-value="46,&#9;" calcext:value-type="string">
            <text:p>46,<text:tab/></text:p>
          </table:table-cell>
          <table:table-cell table:formula="of:=INT(INDIRECT(&quot;Calculation.N&quot;&amp;(ROW()-1)*10+COLUMN()+2))&amp;&quot;,&quot;&amp;CHAR(9)" office:value-type="string" office:string-value="50,&#9;" calcext:value-type="string">
            <text:p>50,<text:tab/></text:p>
          </table:table-cell>
          <table:table-cell/>
          <table:table-cell table:formula="of:=&quot;// From &quot;&amp;((ROW()-1)*10) &amp; &quot; To &quot; &amp; ((ROW()-1)*10)+9" office:value-type="string" office:string-value="// From 230 To 239" calcext:value-type="string">
            <text:p>// From 230 To 23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54,&#9;" calcext:value-type="string">
            <text:p>54,<text:tab/></text:p>
          </table:table-cell>
          <table:table-cell table:formula="of:=INT(INDIRECT(&quot;Calculation.N&quot;&amp;(ROW()-1)*10+COLUMN()+2))&amp;&quot;,&quot;&amp;CHAR(9)" office:value-type="string" office:string-value="59,&#9;" calcext:value-type="string">
            <text:p>59,<text:tab/></text:p>
          </table:table-cell>
          <table:table-cell table:formula="of:=INT(INDIRECT(&quot;Calculation.N&quot;&amp;(ROW()-1)*10+COLUMN()+2))&amp;&quot;,&quot;&amp;CHAR(9)" office:value-type="string" office:string-value="63,&#9;" calcext:value-type="string">
            <text:p>63,<text:tab/></text:p>
          </table:table-cell>
          <table:table-cell table:formula="of:=INT(INDIRECT(&quot;Calculation.N&quot;&amp;(ROW()-1)*10+COLUMN()+2))&amp;&quot;,&quot;&amp;CHAR(9)" office:value-type="string" office:string-value="68,&#9;" calcext:value-type="string">
            <text:p>68,<text:tab/></text:p>
          </table:table-cell>
          <table:table-cell table:formula="of:=INT(INDIRECT(&quot;Calculation.N&quot;&amp;(ROW()-1)*10+COLUMN()+2))&amp;&quot;,&quot;&amp;CHAR(9)" office:value-type="string" office:string-value="72,&#9;" calcext:value-type="string">
            <text:p>72,<text:tab/></text:p>
          </table:table-cell>
          <table:table-cell table:formula="of:=INT(INDIRECT(&quot;Calculation.N&quot;&amp;(ROW()-1)*10+COLUMN()+2))&amp;&quot;,&quot;&amp;CHAR(9)" office:value-type="string" office:string-value="76,&#9;" calcext:value-type="string">
            <text:p>76,<text:tab/></text:p>
          </table:table-cell>
          <table:table-cell table:formula="of:=INT(INDIRECT(&quot;Calculation.N&quot;&amp;(ROW()-1)*10+COLUMN()+2))&amp;&quot;,&quot;&amp;CHAR(9)" office:value-type="string" office:string-value="81,&#9;" calcext:value-type="string">
            <text:p>81,<text:tab/></text:p>
          </table:table-cell>
          <table:table-cell table:formula="of:=INT(INDIRECT(&quot;Calculation.N&quot;&amp;(ROW()-1)*10+COLUMN()+2))&amp;&quot;,&quot;&amp;CHAR(9)" office:value-type="string" office:string-value="86,&#9;" calcext:value-type="string">
            <text:p>86,<text:tab/></text:p>
          </table:table-cell>
          <table:table-cell table:formula="of:=INT(INDIRECT(&quot;Calculation.N&quot;&amp;(ROW()-1)*10+COLUMN()+2))&amp;&quot;,&quot;&amp;CHAR(9)" office:value-type="string" office:string-value="90,&#9;" calcext:value-type="string">
            <text:p>90,<text:tab/></text:p>
          </table:table-cell>
          <table:table-cell table:formula="of:=INT(INDIRECT(&quot;Calculation.N&quot;&amp;(ROW()-1)*10+COLUMN()+2))&amp;&quot;,&quot;&amp;CHAR(9)" office:value-type="string" office:string-value="95,&#9;" calcext:value-type="string">
            <text:p>95,<text:tab/></text:p>
          </table:table-cell>
          <table:table-cell/>
          <table:table-cell table:formula="of:=&quot;// From &quot;&amp;((ROW()-1)*10) &amp; &quot; To &quot; &amp; ((ROW()-1)*10)+9" office:value-type="string" office:string-value="// From 240 To 249" calcext:value-type="string">
            <text:p>// From 240 To 249</text:p>
          </table:table-cell>
        </table:table-row>
        <table:table-row table:style-name="ro1">
          <table:table-cell table:formula="of:=INT(INDIRECT(&quot;Calculation.N&quot;&amp;(ROW()-1)*10+COLUMN()+2))&amp;&quot;,&quot;&amp;CHAR(9)" office:value-type="string" office:string-value="99,&#9;" calcext:value-type="string">
            <text:p>99,<text:tab/></text:p>
          </table:table-cell>
          <table:table-cell table:formula="of:=INT(INDIRECT(&quot;Calculation.N&quot;&amp;(ROW()-1)*10+COLUMN()+2))&amp;&quot;,&quot;&amp;CHAR(9)" office:value-type="string" office:string-value="104,&#9;" calcext:value-type="string">
            <text:p>104,<text:tab/></text:p>
          </table:table-cell>
          <table:table-cell table:formula="of:=INT(INDIRECT(&quot;Calculation.N&quot;&amp;(ROW()-1)*10+COLUMN()+2))&amp;&quot;,&quot;&amp;CHAR(9)" office:value-type="string" office:string-value="109,&#9;" calcext:value-type="string">
            <text:p>109,<text:tab/></text:p>
          </table:table-cell>
          <table:table-cell table:formula="of:=INT(INDIRECT(&quot;Calculation.N&quot;&amp;(ROW()-1)*10+COLUMN()+2))&amp;&quot;,&quot;&amp;CHAR(9)" office:value-type="string" office:string-value="113,&#9;" calcext:value-type="string">
            <text:p>113,<text:tab/></text:p>
          </table:table-cell>
          <table:table-cell table:formula="of:=INT(INDIRECT(&quot;Calculation.N&quot;&amp;(ROW()-1)*10+COLUMN()+2))&amp;&quot;,&quot;&amp;CHAR(9)" office:value-type="string" office:string-value="118,&#9;" calcext:value-type="string">
            <text:p>118,<text:tab/></text:p>
          </table:table-cell>
          <table:table-cell table:formula="of:=INT(INDIRECT(&quot;Calculation.N&quot;&amp;(ROW()-1)*10+COLUMN()+2))&amp;CHAR(9)" office:value-type="string" office:string-value="123&#9;" calcext:value-type="string">
            <text:p>123<text:tab/></text:p>
          </table:table-cell>
          <table:table-cell table:number-columns-repeated="5"/>
          <table:table-cell table:formula="of:=&quot;// From &quot;&amp;((ROW()-1)*10) &amp; &quot; To 255 &quot;" office:value-type="string" office:string-value="// From 250 To 255 " calcext:value-type="string">
            <text:p>// From 250 To 255 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NOTE: change amplitude (A3) to 294 (On Calculation Page)</text:p>
          </table:table-cell>
          <table:table-cell table:number-columns-repeated="10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ums" table:style-name="ta1">
        <office:forms form:automatic-focus="false" form:apply-design-mode="false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Space Vector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Calculation.D3]/2)+128" office:value-type="float" office:value="128" calcext:value-type="float">
            <text:p>128</text:p>
          </table:table-cell>
          <table:table-cell table:formula="of:=([Calculation.E3]/2)+128" office:value-type="float" office:value="17.5817610174841" calcext:value-type="float">
            <text:p>17.5817610175</text:p>
          </table:table-cell>
          <table:table-cell table:formula="of:=([Calculation.F3]/2)+128" office:value-type="float" office:value="238.418238982516" calcext:value-type="float">
            <text:p>238.4182389825</text:p>
          </table:table-cell>
          <table:table-cell table:formula="of:=SUM([.C4:.E4])" office:value-type="float" office:value="384" calcext:value-type="float">
            <text:p>384</text:p>
          </table:table-cell>
          <table:table-cell/>
          <table:table-cell table:formula="of:=([Calculation.I3]/2)+128" office:value-type="float" office:value="128" calcext:value-type="float">
            <text:p>128</text:p>
          </table:table-cell>
          <table:table-cell table:formula="of:=([Calculation.J3]/2)+128" office:value-type="float" office:value="17.5817610174841" calcext:value-type="float">
            <text:p>17.5817610175</text:p>
          </table:table-cell>
          <table:table-cell table:formula="of:=([Calculation.K3]/2)+128" office:value-type="float" office:value="238.418238982516" calcext:value-type="float">
            <text:p>238.4182389825</text:p>
          </table:table-cell>
          <table:table-cell table:formula="of:=SUM([.H4:.J4])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table:formula="of:=([Calculation.D4]/2)+128" office:value-type="float" office:value="131.129006636671" calcext:value-type="float">
            <text:p>131.1290066367</text:p>
          </table:table-cell>
          <table:table-cell table:formula="of:=([Calculation.E4]/2)+128" office:value-type="float" office:value="16.050513608328" calcext:value-type="float">
            <text:p>16.0505136083</text:p>
          </table:table-cell>
          <table:table-cell table:formula="of:=([Calculation.F4]/2)+128" office:value-type="float" office:value="236.820479755001" calcext:value-type="float">
            <text:p>236.820479755</text:p>
          </table:table-cell>
          <table:table-cell table:formula="of:=SUM([.C5:.E5])" office:value-type="float" office:value="384" calcext:value-type="float">
            <text:p>384</text:p>
          </table:table-cell>
          <table:table-cell/>
          <table:table-cell table:formula="of:=([Calculation.I4]/2)+128" office:value-type="float" office:value="132.693509955007" calcext:value-type="float">
            <text:p>132.693509955</text:p>
          </table:table-cell>
          <table:table-cell table:formula="of:=([Calculation.J4]/2)+128" office:value-type="float" office:value="17.6150169266637" calcext:value-type="float">
            <text:p>17.6150169267</text:p>
          </table:table-cell>
          <table:table-cell table:formula="of:=([Calculation.K4]/2)+128" office:value-type="float" office:value="238.384983073336" calcext:value-type="float">
            <text:p>238.3849830733</text:p>
          </table:table-cell>
          <table:table-cell table:formula="of:=SUM([.H5:.J5])" office:value-type="float" office:value="388.693509955007" calcext:value-type="float">
            <text:p>388.693509955</text:p>
          </table:table-cell>
        </table:table-row>
        <table:table-row table:style-name="ro1">
          <table:table-cell table:number-columns-repeated="2"/>
          <table:table-cell table:formula="of:=([Calculation.D5]/2)+128" office:value-type="float" office:value="134.256128476746" calcext:value-type="float">
            <text:p>134.2561284767</text:p>
          </table:table-cell>
          <table:table-cell table:formula="of:=([Calculation.E5]/2)+128" office:value-type="float" office:value="14.5867003837134" calcext:value-type="float">
            <text:p>14.5867003837</text:p>
          </table:table-cell>
          <table:table-cell table:formula="of:=([Calculation.F5]/2)+128" office:value-type="float" office:value="235.157171139541" calcext:value-type="float">
            <text:p>235.1571711395</text:p>
          </table:table-cell>
          <table:table-cell table:formula="of:=SUM([.C6:.E6])" office:value-type="float" office:value="384" calcext:value-type="float">
            <text:p>384</text:p>
          </table:table-cell>
          <table:table-cell/>
          <table:table-cell table:formula="of:=([Calculation.I5]/2)+128" office:value-type="float" office:value="137.384192715119" calcext:value-type="float">
            <text:p>137.3841927151</text:p>
          </table:table-cell>
          <table:table-cell table:formula="of:=([Calculation.J5]/2)+128" office:value-type="float" office:value="17.7147646220863" calcext:value-type="float">
            <text:p>17.7147646221</text:p>
          </table:table-cell>
          <table:table-cell table:formula="of:=([Calculation.K5]/2)+128" office:value-type="float" office:value="238.285235377914" calcext:value-type="float">
            <text:p>238.2852353779</text:p>
          </table:table-cell>
          <table:table-cell table:formula="of:=SUM([.H6:.J6])" office:value-type="float" office:value="393.384192715119" calcext:value-type="float">
            <text:p>393.3841927151</text:p>
          </table:table-cell>
        </table:table-row>
        <table:table-row table:style-name="ro1">
          <table:table-cell table:number-columns-repeated="2"/>
          <table:table-cell table:formula="of:=([Calculation.D6]/2)+128" office:value-type="float" office:value="137.379481858958" calcext:value-type="float">
            <text:p>137.379481859</text:p>
          </table:table-cell>
          <table:table-cell table:formula="of:=([Calculation.E6]/2)+128" office:value-type="float" office:value="13.1912030899911" calcext:value-type="float">
            <text:p>13.19120309</text:p>
          </table:table-cell>
          <table:table-cell table:formula="of:=([Calculation.F6]/2)+128" office:value-type="float" office:value="233.429315051051" calcext:value-type="float">
            <text:p>233.4293150511</text:p>
          </table:table-cell>
          <table:table-cell table:formula="of:=SUM([.C7:.E7])" office:value-type="float" office:value="384" calcext:value-type="float">
            <text:p>384</text:p>
          </table:table-cell>
          <table:table-cell/>
          <table:table-cell table:formula="of:=([Calculation.I6]/2)+128" office:value-type="float" office:value="142.069222788436" calcext:value-type="float">
            <text:p>142.0692227884</text:p>
          </table:table-cell>
          <table:table-cell table:formula="of:=([Calculation.J6]/2)+128" office:value-type="float" office:value="17.8809440194699" calcext:value-type="float">
            <text:p>17.8809440195</text:p>
          </table:table-cell>
          <table:table-cell table:formula="of:=([Calculation.K6]/2)+128" office:value-type="float" office:value="238.11905598053" calcext:value-type="float">
            <text:p>238.1190559805</text:p>
          </table:table-cell>
          <table:table-cell table:formula="of:=SUM([.H7:.J7])" office:value-type="float" office:value="398.069222788436" calcext:value-type="float">
            <text:p>398.0692227884</text:p>
          </table:table-cell>
        </table:table-row>
        <table:table-row table:style-name="ro1">
          <table:table-cell table:number-columns-repeated="2"/>
          <table:table-cell table:formula="of:=([Calculation.D7]/2)+128" office:value-type="float" office:value="140.497185392019" calcext:value-type="float">
            <text:p>140.497185392</text:p>
          </table:table-cell>
          <table:table-cell table:formula="of:=([Calculation.E7]/2)+128" office:value-type="float" office:value="11.8648623225501" calcext:value-type="float">
            <text:p>11.8648623226</text:p>
          </table:table-cell>
          <table:table-cell table:formula="of:=([Calculation.F7]/2)+128" office:value-type="float" office:value="231.637952285431" calcext:value-type="float">
            <text:p>231.6379522854</text:p>
          </table:table-cell>
          <table:table-cell table:formula="of:=SUM([.C8:.E8])" office:value-type="float" office:value="384" calcext:value-type="float">
            <text:p>384</text:p>
          </table:table-cell>
          <table:table-cell/>
          <table:table-cell table:formula="of:=([Calculation.I7]/2)+128" office:value-type="float" office:value="146.745778088028" calcext:value-type="float">
            <text:p>146.745778088</text:p>
          </table:table-cell>
          <table:table-cell table:formula="of:=([Calculation.J7]/2)+128" office:value-type="float" office:value="18.1134550185596" calcext:value-type="float">
            <text:p>18.1134550186</text:p>
          </table:table-cell>
          <table:table-cell table:formula="of:=([Calculation.K7]/2)+128" office:value-type="float" office:value="237.88654498144" calcext:value-type="float">
            <text:p>237.8865449814</text:p>
          </table:table-cell>
          <table:table-cell table:formula="of:=SUM([.H8:.J8])" office:value-type="float" office:value="402.745778088029" calcext:value-type="float">
            <text:p>402.745778088</text:p>
          </table:table-cell>
        </table:table-row>
        <table:table-row table:style-name="ro1">
          <table:table-cell table:number-columns-repeated="2"/>
          <table:table-cell table:formula="of:=([Calculation.D8]/2)+128" office:value-type="float" office:value="143.6073610879" calcext:value-type="float">
            <text:p>143.6073610879</text:p>
          </table:table-cell>
          <table:table-cell table:formula="of:=([Calculation.E8]/2)+128" office:value-type="float" office:value="10.6084770194734" calcext:value-type="float">
            <text:p>10.6084770195</text:p>
          </table:table-cell>
          <table:table-cell table:formula="of:=([Calculation.F8]/2)+128" office:value-type="float" office:value="229.784161892626" calcext:value-type="float">
            <text:p>229.7841618926</text:p>
          </table:table-cell>
          <table:table-cell table:formula="of:=SUM([.C9:.E9])" office:value-type="float" office:value="384" calcext:value-type="float">
            <text:p>384</text:p>
          </table:table-cell>
          <table:table-cell/>
          <table:table-cell table:formula="of:=([Calculation.I8]/2)+128" office:value-type="float" office:value="151.41104163185" calcext:value-type="float">
            <text:p>151.4110416319</text:p>
          </table:table-cell>
          <table:table-cell table:formula="of:=([Calculation.J8]/2)+128" office:value-type="float" office:value="18.4121575634234" calcext:value-type="float">
            <text:p>18.4121575634</text:p>
          </table:table-cell>
          <table:table-cell table:formula="of:=([Calculation.K8]/2)+128" office:value-type="float" office:value="237.587842436577" calcext:value-type="float">
            <text:p>237.5878424366</text:p>
          </table:table-cell>
          <table:table-cell table:formula="of:=SUM([.H9:.J9])" office:value-type="float" office:value="407.41104163185" calcext:value-type="float">
            <text:p>407.4110416319</text:p>
          </table:table-cell>
        </table:table-row>
        <table:table-row table:style-name="ro1">
          <table:table-cell table:number-columns-repeated="2"/>
          <table:table-cell table:formula="of:=([Calculation.D9]/2)+128" office:value-type="float" office:value="146.708135493059" calcext:value-type="float">
            <text:p>146.7081354931</text:p>
          </table:table-cell>
          <table:table-cell table:formula="of:=([Calculation.E9]/2)+128" office:value-type="float" office:value="9.42280398028846" calcext:value-type="float">
            <text:p>9.4228039803</text:p>
          </table:table-cell>
          <table:table-cell table:formula="of:=([Calculation.F9]/2)+128" office:value-type="float" office:value="227.869060526653" calcext:value-type="float">
            <text:p>227.8690605267</text:p>
          </table:table-cell>
          <table:table-cell table:formula="of:=SUM([.C10:.E10])" office:value-type="float" office:value="384" calcext:value-type="float">
            <text:p>384</text:p>
          </table:table-cell>
          <table:table-cell/>
          <table:table-cell table:formula="of:=([Calculation.I9]/2)+128" office:value-type="float" office:value="156.062203239588" calcext:value-type="float">
            <text:p>156.0622032396</text:p>
          </table:table-cell>
          <table:table-cell table:formula="of:=([Calculation.J9]/2)+128" office:value-type="float" office:value="18.7768717268178" calcext:value-type="float">
            <text:p>18.7768717268</text:p>
          </table:table-cell>
          <table:table-cell table:formula="of:=([Calculation.K9]/2)+128" office:value-type="float" office:value="237.223128273182" calcext:value-type="float">
            <text:p>237.2231282732</text:p>
          </table:table-cell>
          <table:table-cell table:formula="of:=SUM([.H10:.J10])" office:value-type="float" office:value="412.062203239588" calcext:value-type="float">
            <text:p>412.0622032396</text:p>
          </table:table-cell>
        </table:table-row>
        <table:table-row table:style-name="ro1">
          <table:table-cell table:number-columns-repeated="2"/>
          <table:table-cell table:formula="of:=([Calculation.D10]/2)+128" office:value-type="float" office:value="149.797640816938" calcext:value-type="float">
            <text:p>149.7976408169</text:p>
          </table:table-cell>
          <table:table-cell table:formula="of:=([Calculation.E10]/2)+128" office:value-type="float" office:value="8.30855741009881" calcext:value-type="float">
            <text:p>8.3085574101</text:p>
          </table:table-cell>
          <table:table-cell table:formula="of:=([Calculation.F10]/2)+128" office:value-type="float" office:value="225.893801772963" calcext:value-type="float">
            <text:p>225.893801773</text:p>
          </table:table-cell>
          <table:table-cell table:formula="of:=SUM([.C11:.E11])" office:value-type="float" office:value="384" calcext:value-type="float">
            <text:p>384</text:p>
          </table:table-cell>
          <table:table-cell/>
          <table:table-cell table:formula="of:=([Calculation.I10]/2)+128" office:value-type="float" office:value="160.696461225408" calcext:value-type="float">
            <text:p>160.6964612254</text:p>
          </table:table-cell>
          <table:table-cell table:formula="of:=([Calculation.J10]/2)+128" office:value-type="float" office:value="19.207377818568" calcext:value-type="float">
            <text:p>19.2073778186</text:p>
          </table:table-cell>
          <table:table-cell table:formula="of:=([Calculation.K10]/2)+128" office:value-type="float" office:value="236.792622181432" calcext:value-type="float">
            <text:p>236.7926221814</text:p>
          </table:table-cell>
          <table:table-cell table:formula="of:=SUM([.H11:.J11])" office:value-type="float" office:value="416.696461225408" calcext:value-type="float">
            <text:p>416.6964612254</text:p>
          </table:table-cell>
        </table:table-row>
        <table:table-row table:style-name="ro1">
          <table:table-cell table:number-columns-repeated="2"/>
          <table:table-cell table:formula="of:=([Calculation.D11]/2)+128" office:value-type="float" office:value="152.874016057056" calcext:value-type="float">
            <text:p>152.8740160571</text:p>
          </table:table-cell>
          <table:table-cell table:formula="of:=([Calculation.E11]/2)+128" office:value-type="float" office:value="7.26640848937403" calcext:value-type="float">
            <text:p>7.2664084894</text:p>
          </table:table-cell>
          <table:table-cell table:formula="of:=([Calculation.F11]/2)+128" office:value-type="float" office:value="223.85957545357" calcext:value-type="float">
            <text:p>223.8595754536</text:p>
          </table:table-cell>
          <table:table-cell table:formula="of:=SUM([.C12:.E12])" office:value-type="float" office:value="384" calcext:value-type="float">
            <text:p>384</text:p>
          </table:table-cell>
          <table:table-cell/>
          <table:table-cell table:formula="of:=([Calculation.I11]/2)+128" office:value-type="float" office:value="165.311024085585" calcext:value-type="float">
            <text:p>165.3110240856</text:p>
          </table:table-cell>
          <table:table-cell table:formula="of:=([Calculation.J11]/2)+128" office:value-type="float" office:value="19.7034165179022" calcext:value-type="float">
            <text:p>19.7034165179</text:p>
          </table:table-cell>
          <table:table-cell table:formula="of:=([Calculation.K11]/2)+128" office:value-type="float" office:value="236.296583482098" calcext:value-type="float">
            <text:p>236.2965834821</text:p>
          </table:table-cell>
          <table:table-cell table:formula="of:=SUM([.H12:.J12])" office:value-type="float" office:value="421.311024085585" calcext:value-type="float">
            <text:p>421.3110240856</text:p>
          </table:table-cell>
        </table:table-row>
        <table:table-row table:style-name="ro1">
          <table:table-cell table:number-columns-repeated="2"/>
          <table:table-cell table:formula="of:=([Calculation.D12]/2)+128" office:value-type="float" office:value="155.935408120001" calcext:value-type="float">
            <text:p>155.93540812</text:p>
          </table:table-cell>
          <table:table-cell table:formula="of:=([Calculation.E12]/2)+128" office:value-type="float" office:value="6.29698496965547" calcext:value-type="float">
            <text:p>6.2969849697</text:p>
          </table:table-cell>
          <table:table-cell table:formula="of:=([Calculation.F12]/2)+128" office:value-type="float" office:value="221.767606910344" calcext:value-type="float">
            <text:p>221.7676069103</text:p>
          </table:table-cell>
          <table:table-cell table:formula="of:=SUM([.C13:.E13])" office:value-type="float" office:value="384" calcext:value-type="float">
            <text:p>384</text:p>
          </table:table-cell>
          <table:table-cell/>
          <table:table-cell table:formula="of:=([Calculation.I12]/2)+128" office:value-type="float" office:value="169.903112180001" calcext:value-type="float">
            <text:p>169.90311218</text:p>
          </table:table-cell>
          <table:table-cell table:formula="of:=([Calculation.J12]/2)+128" office:value-type="float" office:value="20.2646890296559" calcext:value-type="float">
            <text:p>20.2646890297</text:p>
          </table:table-cell>
          <table:table-cell table:formula="of:=([Calculation.K12]/2)+128" office:value-type="float" office:value="235.735310970344" calcext:value-type="float">
            <text:p>235.7353109703</text:p>
          </table:table-cell>
          <table:table-cell table:formula="of:=SUM([.H13:.J13])" office:value-type="float" office:value="425.903112180001" calcext:value-type="float">
            <text:p>425.90311218</text:p>
          </table:table-cell>
        </table:table-row>
        <table:table-row table:style-name="ro1">
          <table:table-cell table:number-columns-repeated="2"/>
          <table:table-cell table:formula="of:=([Calculation.D13]/2)+128" office:value-type="float" office:value="158.979972937666" calcext:value-type="float">
            <text:p>158.9799729377</text:p>
          </table:table-cell>
          <table:table-cell table:formula="of:=([Calculation.E13]/2)+128" office:value-type="float" office:value="5.40087079542235" calcext:value-type="float">
            <text:p>5.4008707954</text:p>
          </table:table-cell>
          <table:table-cell table:formula="of:=([Calculation.F13]/2)+128" office:value-type="float" office:value="219.619156266911" calcext:value-type="float">
            <text:p>219.6191562669</text:p>
          </table:table-cell>
          <table:table-cell table:formula="of:=SUM([.C14:.E14])" office:value-type="float" office:value="384" calcext:value-type="float">
            <text:p>384</text:p>
          </table:table-cell>
          <table:table-cell/>
          <table:table-cell table:formula="of:=([Calculation.I13]/2)+128" office:value-type="float" office:value="174.469959406499" calcext:value-type="float">
            <text:p>174.4699594065</text:p>
          </table:table-cell>
          <table:table-cell table:formula="of:=([Calculation.J13]/2)+128" office:value-type="float" office:value="20.8908572642554" calcext:value-type="float">
            <text:p>20.8908572643</text:p>
          </table:table-cell>
          <table:table-cell table:formula="of:=([Calculation.K13]/2)+128" office:value-type="float" office:value="235.109142735745" calcext:value-type="float">
            <text:p>235.1091427357</text:p>
          </table:table-cell>
          <table:table-cell table:formula="of:=SUM([.H14:.J14])" office:value-type="float" office:value="430.469959406499" calcext:value-type="float">
            <text:p>430.4699594065</text:p>
          </table:table-cell>
        </table:table-row>
        <table:table-row table:style-name="ro1">
          <table:table-cell table:number-columns-repeated="2"/>
          <table:table-cell table:formula="of:=([Calculation.D14]/2)+128" office:value-type="float" office:value="162.00587657805" calcext:value-type="float">
            <text:p>162.0058765781</text:p>
          </table:table-cell>
          <table:table-cell table:formula="of:=([Calculation.E14]/2)+128" office:value-type="float" office:value="4.57860575234535" calcext:value-type="float">
            <text:p>4.5786057523</text:p>
          </table:table-cell>
          <table:table-cell table:formula="of:=([Calculation.F14]/2)+128" office:value-type="float" office:value="217.415517669605" calcext:value-type="float">
            <text:p>217.4155176696</text:p>
          </table:table-cell>
          <table:table-cell table:formula="of:=SUM([.C15:.E15])" office:value-type="float" office:value="384" calcext:value-type="float">
            <text:p>384</text:p>
          </table:table-cell>
          <table:table-cell/>
          <table:table-cell table:formula="of:=([Calculation.I14]/2)+128" office:value-type="float" office:value="179.008814867074" calcext:value-type="float">
            <text:p>179.0088148671</text:p>
          </table:table-cell>
          <table:table-cell table:formula="of:=([Calculation.J14]/2)+128" office:value-type="float" office:value="21.5815440413701" calcext:value-type="float">
            <text:p>21.5815440414</text:p>
          </table:table-cell>
          <table:table-cell table:formula="of:=([Calculation.K14]/2)+128" office:value-type="float" office:value="234.41845595863" calcext:value-type="float">
            <text:p>234.4184559586</text:p>
          </table:table-cell>
          <table:table-cell table:formula="of:=SUM([.H15:.J15])" office:value-type="float" office:value="435.008814867074" calcext:value-type="float">
            <text:p>435.0088148671</text:p>
          </table:table-cell>
        </table:table-row>
        <table:table-row table:style-name="ro1">
          <table:table-cell table:number-columns-repeated="2"/>
          <table:table-cell table:formula="of:=([Calculation.D15]/2)+128" office:value-type="float" office:value="165.011296349944" calcext:value-type="float">
            <text:p>165.0112963499</text:p>
          </table:table-cell>
          <table:table-cell table:formula="of:=([Calculation.E15]/2)+128" office:value-type="float" office:value="3.83068514213996" calcext:value-type="float">
            <text:p>3.8306851421</text:p>
          </table:table-cell>
          <table:table-cell table:formula="of:=([Calculation.F15]/2)+128" office:value-type="float" office:value="215.158018507916" calcext:value-type="float">
            <text:p>215.1580185079</text:p>
          </table:table-cell>
          <table:table-cell table:formula="of:=SUM([.C16:.E16])" office:value-type="float" office:value="384" calcext:value-type="float">
            <text:p>384</text:p>
          </table:table-cell>
          <table:table-cell/>
          <table:table-cell table:formula="of:=([Calculation.I15]/2)+128" office:value-type="float" office:value="183.516944524916" calcext:value-type="float">
            <text:p>183.5169445249</text:p>
          </table:table-cell>
          <table:table-cell table:formula="of:=([Calculation.J15]/2)+128" office:value-type="float" office:value="22.3363333171119" calcext:value-type="float">
            <text:p>22.3363333171</text:p>
          </table:table-cell>
          <table:table-cell table:formula="of:=([Calculation.K15]/2)+128" office:value-type="float" office:value="233.663666682888" calcext:value-type="float">
            <text:p>233.6636666829</text:p>
          </table:table-cell>
          <table:table-cell table:formula="of:=SUM([.H16:.J16])" office:value-type="float" office:value="439.516944524916" calcext:value-type="float">
            <text:p>439.5169445249</text:p>
          </table:table-cell>
        </table:table-row>
        <table:table-row table:style-name="ro1">
          <table:table-cell table:number-columns-repeated="2"/>
          <table:table-cell table:formula="of:=([Calculation.D16]/2)+128" office:value-type="float" office:value="167.994421900859" calcext:value-type="float">
            <text:p>167.9944219009</text:p>
          </table:table-cell>
          <table:table-cell table:formula="of:=([Calculation.E16]/2)+128" office:value-type="float" office:value="3.1575594842152" calcext:value-type="float">
            <text:p>3.1575594842</text:p>
          </table:table-cell>
          <table:table-cell table:formula="of:=([Calculation.F16]/2)+128" office:value-type="float" office:value="212.848018614926" calcext:value-type="float">
            <text:p>212.8480186149</text:p>
          </table:table-cell>
          <table:table-cell table:formula="of:=SUM([.C17:.E17])" office:value-type="float" office:value="384" calcext:value-type="float">
            <text:p>384</text:p>
          </table:table-cell>
          <table:table-cell/>
          <table:table-cell table:formula="of:=([Calculation.I16]/2)+128" office:value-type="float" office:value="187.991632851288" calcext:value-type="float">
            <text:p>187.9916328513</text:p>
          </table:table-cell>
          <table:table-cell table:formula="of:=([Calculation.J16]/2)+128" office:value-type="float" office:value="23.1547704346445" calcext:value-type="float">
            <text:p>23.1547704346</text:p>
          </table:table-cell>
          <table:table-cell table:formula="of:=([Calculation.K16]/2)+128" office:value-type="float" office:value="232.845229565355" calcext:value-type="float">
            <text:p>232.8452295654</text:p>
          </table:table-cell>
          <table:table-cell table:formula="of:=SUM([.H17:.J17])" office:value-type="float" office:value="443.991632851288" calcext:value-type="float">
            <text:p>443.9916328513</text:p>
          </table:table-cell>
        </table:table-row>
        <table:table-row table:style-name="ro1">
          <table:table-cell table:number-columns-repeated="2"/>
          <table:table-cell table:formula="of:=([Calculation.D17]/2)+128" office:value-type="float" office:value="170.953456307508" calcext:value-type="float">
            <text:p>170.9534563075</text:p>
          </table:table-cell>
          <table:table-cell table:formula="of:=([Calculation.E17]/2)+128" office:value-type="float" office:value="2.55963424429764" calcext:value-type="float">
            <text:p>2.5596342443</text:p>
          </table:table-cell>
          <table:table-cell table:formula="of:=([Calculation.F17]/2)+128" office:value-type="float" office:value="210.486909448194" calcext:value-type="float">
            <text:p>210.4869094482</text:p>
          </table:table-cell>
          <table:table-cell table:formula="of:=SUM([.C18:.E18])" office:value-type="float" office:value="384" calcext:value-type="float">
            <text:p>384</text:p>
          </table:table-cell>
          <table:table-cell/>
          <table:table-cell table:formula="of:=([Calculation.I17]/2)+128" office:value-type="float" office:value="192.430184461262" calcext:value-type="float">
            <text:p>192.4301844613</text:p>
          </table:table-cell>
          <table:table-cell table:formula="of:=([Calculation.J17]/2)+128" office:value-type="float" office:value="24.0363623980517" calcext:value-type="float">
            <text:p>24.0363623981</text:p>
          </table:table-cell>
          <table:table-cell table:formula="of:=([Calculation.K17]/2)+128" office:value-type="float" office:value="231.963637601948" calcext:value-type="float">
            <text:p>231.9636376019</text:p>
          </table:table-cell>
          <table:table-cell table:formula="of:=SUM([.H18:.J18])" office:value-type="float" office:value="448.430184461262" calcext:value-type="float">
            <text:p>448.4301844613</text:p>
          </table:table-cell>
        </table:table-row>
        <table:table-row table:style-name="ro1">
          <table:table-cell table:number-columns-repeated="2"/>
          <table:table-cell table:formula="of:=([Calculation.D18]/2)+128" office:value-type="float" office:value="173.886617158211" calcext:value-type="float">
            <text:p>173.8866171582</text:p>
          </table:table-cell>
          <table:table-cell table:formula="of:=([Calculation.E18]/2)+128" office:value-type="float" office:value="2.0372695901939" calcext:value-type="float">
            <text:p>2.0372695902</text:p>
          </table:table-cell>
          <table:table-cell table:formula="of:=([Calculation.F18]/2)+128" office:value-type="float" office:value="208.076113251595" calcext:value-type="float">
            <text:p>208.0761132516</text:p>
          </table:table-cell>
          <table:table-cell table:formula="of:=SUM([.C19:.E19])" office:value-type="float" office:value="384" calcext:value-type="float">
            <text:p>384</text:p>
          </table:table-cell>
          <table:table-cell/>
          <table:table-cell table:formula="of:=([Calculation.I18]/2)+128" office:value-type="float" office:value="196.829925737316" calcext:value-type="float">
            <text:p>196.8299257373</text:p>
          </table:table-cell>
          <table:table-cell table:formula="of:=([Calculation.J18]/2)+128" office:value-type="float" office:value="24.9805781692994" calcext:value-type="float">
            <text:p>24.9805781693</text:p>
          </table:table-cell>
          <table:table-cell table:formula="of:=([Calculation.K18]/2)+128" office:value-type="float" office:value="231.019421830701" calcext:value-type="float">
            <text:p>231.0194218307</text:p>
          </table:table-cell>
          <table:table-cell table:formula="of:=SUM([.H19:.J19])" office:value-type="float" office:value="452.829925737316" calcext:value-type="float">
            <text:p>452.8299257373</text:p>
          </table:table-cell>
        </table:table-row>
        <table:table-row table:style-name="ro1">
          <table:table-cell table:number-columns-repeated="2"/>
          <table:table-cell table:formula="of:=([Calculation.D19]/2)+128" office:value-type="float" office:value="176.792137626549" calcext:value-type="float">
            <text:p>176.7921376265</text:p>
          </table:table-cell>
          <table:table-cell table:formula="of:=([Calculation.E19]/2)+128" office:value-type="float" office:value="1.59078017483918" calcext:value-type="float">
            <text:p>1.5907801748</text:p>
          </table:table-cell>
          <table:table-cell table:formula="of:=([Calculation.F19]/2)+128" office:value-type="float" office:value="205.617082198612" calcext:value-type="float">
            <text:p>205.6170821986</text:p>
          </table:table-cell>
          <table:table-cell table:formula="of:=SUM([.C20:.E20])" office:value-type="float" office:value="384" calcext:value-type="float">
            <text:p>384</text:p>
          </table:table-cell>
          <table:table-cell/>
          <table:table-cell table:formula="of:=([Calculation.I19]/2)+128" office:value-type="float" office:value="201.188206439823" calcext:value-type="float">
            <text:p>201.1882064398</text:p>
          </table:table-cell>
          <table:table-cell table:formula="of:=([Calculation.J19]/2)+128" office:value-type="float" office:value="25.9868489881136" calcext:value-type="float">
            <text:p>25.9868489881</text:p>
          </table:table-cell>
          <table:table-cell table:formula="of:=([Calculation.K19]/2)+128" office:value-type="float" office:value="230.013151011886" calcext:value-type="float">
            <text:p>230.0131510119</text:p>
          </table:table-cell>
          <table:table-cell table:formula="of:=SUM([.H20:.J20])" office:value-type="float" office:value="457.188206439823" calcext:value-type="float">
            <text:p>457.1882064398</text:p>
          </table:table-cell>
        </table:table-row>
        <table:table-row table:style-name="ro1">
          <table:table-cell table:number-columns-repeated="2"/>
          <table:table-cell table:formula="of:=([Calculation.D20]/2)+128" office:value-type="float" office:value="179.668267535636" calcext:value-type="float">
            <text:p>179.6682675356</text:p>
          </table:table-cell>
          <table:table-cell table:formula="of:=([Calculation.E20]/2)+128" office:value-type="float" office:value="1.22043494676194" calcext:value-type="float">
            <text:p>1.2204349468</text:p>
          </table:table-cell>
          <table:table-cell table:formula="of:=([Calculation.F20]/2)+128" office:value-type="float" office:value="203.111297517602" calcext:value-type="float">
            <text:p>203.1112975176</text:p>
          </table:table-cell>
          <table:table-cell table:formula="of:=SUM([.C21:.E21])" office:value-type="float" office:value="384" calcext:value-type="float">
            <text:p>384</text:p>
          </table:table-cell>
          <table:table-cell/>
          <table:table-cell table:formula="of:=([Calculation.I20]/2)+128" office:value-type="float" office:value="205.502401303454" calcext:value-type="float">
            <text:p>205.5024013035</text:p>
          </table:table-cell>
          <table:table-cell table:formula="of:=([Calculation.J20]/2)+128" office:value-type="float" office:value="27.0545687145801" calcext:value-type="float">
            <text:p>27.0545687146</text:p>
          </table:table-cell>
          <table:table-cell table:formula="of:=([Calculation.K20]/2)+128" office:value-type="float" office:value="228.94543128542" calcext:value-type="float">
            <text:p>228.9454312854</text:p>
          </table:table-cell>
          <table:table-cell table:formula="of:=SUM([.H21:.J21])" office:value-type="float" office:value="461.502401303454" calcext:value-type="float">
            <text:p>461.5024013035</text:p>
          </table:table-cell>
        </table:table-row>
        <table:table-row table:style-name="ro1">
          <table:table-cell table:number-columns-repeated="2"/>
          <table:table-cell table:formula="of:=([Calculation.D21]/2)+128" office:value-type="float" office:value="182.513274412361" calcext:value-type="float">
            <text:p>182.5132744124</text:p>
          </table:table-cell>
          <table:table-cell table:formula="of:=([Calculation.E21]/2)+128" office:value-type="float" office:value="0.926456988079508" calcext:value-type="float">
            <text:p>0.9264569881</text:p>
          </table:table-cell>
          <table:table-cell table:formula="of:=([Calculation.F21]/2)+128" office:value-type="float" office:value="200.560268599559" calcext:value-type="float">
            <text:p>200.5602685996</text:p>
          </table:table-cell>
          <table:table-cell table:formula="of:=SUM([.C22:.E22])" office:value-type="float" office:value="384" calcext:value-type="float">
            <text:p>384</text:p>
          </table:table-cell>
          <table:table-cell/>
          <table:table-cell table:formula="of:=([Calculation.I21]/2)+128" office:value-type="float" office:value="209.769911618541" calcext:value-type="float">
            <text:p>209.7699116185</text:p>
          </table:table-cell>
          <table:table-cell table:formula="of:=([Calculation.J21]/2)+128" office:value-type="float" office:value="28.18309419426" calcext:value-type="float">
            <text:p>28.1830941943</text:p>
          </table:table-cell>
          <table:table-cell table:formula="of:=([Calculation.K21]/2)+128" office:value-type="float" office:value="227.81690580574" calcext:value-type="float">
            <text:p>227.8169058057</text:p>
          </table:table-cell>
          <table:table-cell table:formula="of:=SUM([.H22:.J22])" office:value-type="float" office:value="465.769911618541" calcext:value-type="float">
            <text:p>465.7699116185</text:p>
          </table:table-cell>
        </table:table-row>
        <table:table-row table:style-name="ro1">
          <table:table-cell table:number-columns-repeated="2"/>
          <table:table-cell table:formula="of:=([Calculation.D22]/2)+128" office:value-type="float" office:value="185.325444530962" calcext:value-type="float">
            <text:p>185.325444531</text:p>
          </table:table-cell>
          <table:table-cell table:formula="of:=([Calculation.E22]/2)+128" office:value-type="float" office:value="0.709023380121636" calcext:value-type="float">
            <text:p>0.7090233801</text:p>
          </table:table-cell>
          <table:table-cell table:formula="of:=([Calculation.F22]/2)+128" office:value-type="float" office:value="197.965532088916" calcext:value-type="float">
            <text:p>197.9655320889</text:p>
          </table:table-cell>
          <table:table-cell table:formula="of:=SUM([.C23:.E23])" office:value-type="float" office:value="384" calcext:value-type="float">
            <text:p>384</text:p>
          </table:table-cell>
          <table:table-cell/>
          <table:table-cell table:formula="of:=([Calculation.I22]/2)+128" office:value-type="float" office:value="213.988166796444" calcext:value-type="float">
            <text:p>213.9881667964</text:p>
          </table:table-cell>
          <table:table-cell table:formula="of:=([Calculation.J22]/2)+128" office:value-type="float" office:value="29.3717456456028" calcext:value-type="float">
            <text:p>29.3717456456</text:p>
          </table:table-cell>
          <table:table-cell table:formula="of:=([Calculation.K22]/2)+128" office:value-type="float" office:value="226.628254354397" calcext:value-type="float">
            <text:p>226.6282543544</text:p>
          </table:table-cell>
          <table:table-cell table:formula="of:=SUM([.H23:.J23])" office:value-type="float" office:value="469.988166796444" calcext:value-type="float">
            <text:p>469.9881667964</text:p>
          </table:table-cell>
        </table:table-row>
        <table:table-row table:style-name="ro1">
          <table:table-cell table:number-columns-repeated="2"/>
          <table:table-cell table:formula="of:=([Calculation.D23]/2)+128" office:value-type="float" office:value="188.103083945315" calcext:value-type="float">
            <text:p>188.1030839453</text:p>
          </table:table-cell>
          <table:table-cell table:formula="of:=([Calculation.E23]/2)+128" office:value-type="float" office:value="0.568265096763369" calcext:value-type="float">
            <text:p>0.5682650968</text:p>
          </table:table-cell>
          <table:table-cell table:formula="of:=([Calculation.F23]/2)+128" office:value-type="float" office:value="195.328650957922" calcext:value-type="float">
            <text:p>195.3286509579</text:p>
          </table:table-cell>
          <table:table-cell table:formula="of:=SUM([.C24:.E24])" office:value-type="float" office:value="384" calcext:value-type="float">
            <text:p>384</text:p>
          </table:table-cell>
          <table:table-cell/>
          <table:table-cell table:formula="of:=([Calculation.I23]/2)+128" office:value-type="float" office:value="218.154625917972" calcext:value-type="float">
            <text:p>218.154625918</text:p>
          </table:table-cell>
          <table:table-cell table:formula="of:=([Calculation.J23]/2)+128" office:value-type="float" office:value="30.6198070694207" calcext:value-type="float">
            <text:p>30.6198070694</text:p>
          </table:table-cell>
          <table:table-cell table:formula="of:=([Calculation.K23]/2)+128" office:value-type="float" office:value="225.380192930579" calcext:value-type="float">
            <text:p>225.3801929306</text:p>
          </table:table-cell>
          <table:table-cell table:formula="of:=SUM([.H24:.J24])" office:value-type="float" office:value="474.154625917972" calcext:value-type="float">
            <text:p>474.154625918</text:p>
          </table:table-cell>
        </table:table-row>
        <table:table-row table:style-name="ro1">
          <table:table-cell table:number-columns-repeated="2"/>
          <table:table-cell table:formula="of:=([Calculation.D24]/2)+128" office:value-type="float" office:value="190.844519509297" calcext:value-type="float">
            <text:p>190.8445195093</text:p>
          </table:table-cell>
          <table:table-cell table:formula="of:=([Calculation.E24]/2)+128" office:value-type="float" office:value="0.504266925531354" calcext:value-type="float">
            <text:p>0.5042669255</text:p>
          </table:table-cell>
          <table:table-cell table:formula="of:=([Calculation.F24]/2)+128" office:value-type="float" office:value="192.651213565171" calcext:value-type="float">
            <text:p>192.6512135652</text:p>
          </table:table-cell>
          <table:table-cell table:formula="of:=SUM([.C25:.E25])" office:value-type="float" office:value="384" calcext:value-type="float">
            <text:p>384</text:p>
          </table:table-cell>
          <table:table-cell/>
          <table:table-cell table:formula="of:=([Calculation.I24]/2)+128" office:value-type="float" office:value="222.266779263946" calcext:value-type="float">
            <text:p>222.2667792639</text:p>
          </table:table-cell>
          <table:table-cell table:formula="of:=([Calculation.J24]/2)+128" office:value-type="float" office:value="31.9265266801801" calcext:value-type="float">
            <text:p>31.9265266802</text:p>
          </table:table-cell>
          <table:table-cell table:formula="of:=([Calculation.K24]/2)+128" office:value-type="float" office:value="224.07347331982" calcext:value-type="float">
            <text:p>224.0734733198</text:p>
          </table:table-cell>
          <table:table-cell table:formula="of:=SUM([.H25:.J25])" office:value-type="float" office:value="478.266779263946" calcext:value-type="float">
            <text:p>478.2667792639</text:p>
          </table:table-cell>
        </table:table-row>
        <table:table-row table:style-name="ro1">
          <table:table-cell table:number-columns-repeated="2"/>
          <table:table-cell table:formula="of:=([Calculation.D25]/2)+128" office:value-type="float" office:value="193.548099884636" calcext:value-type="float">
            <text:p>193.5480998846</text:p>
          </table:table-cell>
          <table:table-cell table:formula="of:=([Calculation.E25]/2)+128" office:value-type="float" office:value="0.517067416530864" calcext:value-type="float">
            <text:p>0.5170674165</text:p>
          </table:table-cell>
          <table:table-cell table:formula="of:=([Calculation.F25]/2)+128" office:value-type="float" office:value="189.934832698833" calcext:value-type="float">
            <text:p>189.9348326988</text:p>
          </table:table-cell>
          <table:table-cell table:formula="of:=SUM([.C26:.E26])" office:value-type="float" office:value="384" calcext:value-type="float">
            <text:p>384</text:p>
          </table:table-cell>
          <table:table-cell/>
          <table:table-cell table:formula="of:=([Calculation.I25]/2)+128" office:value-type="float" office:value="224.515516234052" calcext:value-type="float">
            <text:p>224.5155162341</text:p>
          </table:table-cell>
          <table:table-cell table:formula="of:=([Calculation.J25]/2)+128" office:value-type="float" office:value="31.4844837659475" calcext:value-type="float">
            <text:p>31.4844837659</text:p>
          </table:table-cell>
          <table:table-cell table:formula="of:=([Calculation.K25]/2)+128" office:value-type="float" office:value="220.90224904825" calcext:value-type="float">
            <text:p>220.9022490483</text:p>
          </table:table-cell>
          <table:table-cell table:formula="of:=SUM([.H26:.J26])" office:value-type="float" office:value="476.90224904825" calcext:value-type="float">
            <text:p>476.9022490483</text:p>
          </table:table-cell>
        </table:table-row>
        <table:table-row table:style-name="ro1">
          <table:table-cell table:number-columns-repeated="2"/>
          <table:table-cell table:formula="of:=([Calculation.D26]/2)+128" office:value-type="float" office:value="196.212196535605" calcext:value-type="float">
            <text:p>196.2121965356</text:p>
          </table:table-cell>
          <table:table-cell table:formula="of:=([Calculation.E26]/2)+128" office:value-type="float" office:value="0.60665885922478" calcext:value-type="float">
            <text:p>0.6066588592</text:p>
          </table:table-cell>
          <table:table-cell table:formula="of:=([Calculation.F26]/2)+128" office:value-type="float" office:value="187.18114460517" calcext:value-type="float">
            <text:p>187.1811446052</text:p>
          </table:table-cell>
          <table:table-cell table:formula="of:=SUM([.C27:.E27])" office:value-type="float" office:value="384" calcext:value-type="float">
            <text:p>384</text:p>
          </table:table-cell>
          <table:table-cell/>
          <table:table-cell table:formula="of:=([Calculation.I26]/2)+128" office:value-type="float" office:value="225.80276883819" calcext:value-type="float">
            <text:p>225.8027688382</text:p>
          </table:table-cell>
          <table:table-cell table:formula="of:=([Calculation.J26]/2)+128" office:value-type="float" office:value="30.19723116181" calcext:value-type="float">
            <text:p>30.1972311618</text:p>
          </table:table-cell>
          <table:table-cell table:formula="of:=([Calculation.K26]/2)+128" office:value-type="float" office:value="216.771716907755" calcext:value-type="float">
            <text:p>216.7717169078</text:p>
          </table:table-cell>
          <table:table-cell table:formula="of:=SUM([.H27:.J27])" office:value-type="float" office:value="472.771716907756" calcext:value-type="float">
            <text:p>472.7717169078</text:p>
          </table:table-cell>
        </table:table-row>
        <table:table-row table:style-name="ro1">
          <table:table-cell table:number-columns-repeated="2"/>
          <table:table-cell table:formula="of:=([Calculation.D27]/2)+128" office:value-type="float" office:value="198.835204709999" calcext:value-type="float">
            <text:p>198.83520471</text:p>
          </table:table-cell>
          <table:table-cell table:formula="of:=([Calculation.E27]/2)+128" office:value-type="float" office:value="0.772987287078053" calcext:value-type="float">
            <text:p>0.7729872871</text:p>
          </table:table-cell>
          <table:table-cell table:formula="of:=([Calculation.F27]/2)+128" office:value-type="float" office:value="184.391808002923" calcext:value-type="float">
            <text:p>184.3918080029</text:p>
          </table:table-cell>
          <table:table-cell table:formula="of:=SUM([.C28:.E28])" office:value-type="float" office:value="384" calcext:value-type="float">
            <text:p>384</text:p>
          </table:table-cell>
          <table:table-cell/>
          <table:table-cell table:formula="of:=([Calculation.I27]/2)+128" office:value-type="float" office:value="227.031108711461" calcext:value-type="float">
            <text:p>227.0311087115</text:p>
          </table:table-cell>
          <table:table-cell table:formula="of:=([Calculation.J27]/2)+128" office:value-type="float" office:value="28.9688912885394" calcext:value-type="float">
            <text:p>28.9688912885</text:p>
          </table:table-cell>
          <table:table-cell table:formula="of:=([Calculation.K27]/2)+128" office:value-type="float" office:value="212.587712004384" calcext:value-type="float">
            <text:p>212.5877120044</text:p>
          </table:table-cell>
          <table:table-cell table:formula="of:=SUM([.H28:.J28])" office:value-type="float" office:value="468.587712004384" calcext:value-type="float">
            <text:p>468.5877120044</text:p>
          </table:table-cell>
        </table:table-row>
        <table:table-row table:style-name="ro1">
          <table:table-cell table:number-columns-repeated="2"/>
          <table:table-cell table:formula="of:=([Calculation.D28]/2)+128" office:value-type="float" office:value="201.415544405775" calcext:value-type="float">
            <text:p>201.4155444058</text:p>
          </table:table-cell>
          <table:table-cell table:formula="of:=([Calculation.E28]/2)+128" office:value-type="float" office:value="1.01595251006516" calcext:value-type="float">
            <text:p>1.0159525101</text:p>
          </table:table-cell>
          <table:table-cell table:formula="of:=([Calculation.F28]/2)+128" office:value-type="float" office:value="181.56850308416" calcext:value-type="float">
            <text:p>181.5685030842</text:p>
          </table:table-cell>
          <table:table-cell table:formula="of:=SUM([.C29:.E29])" office:value-type="float" office:value="384" calcext:value-type="float">
            <text:p>384</text:p>
          </table:table-cell>
          <table:table-cell/>
          <table:table-cell table:formula="of:=([Calculation.I28]/2)+128" office:value-type="float" office:value="228.199795947855" calcext:value-type="float">
            <text:p>228.1997959479</text:p>
          </table:table-cell>
          <table:table-cell table:formula="of:=([Calculation.J28]/2)+128" office:value-type="float" office:value="27.8002040521449" calcext:value-type="float">
            <text:p>27.8002040521</text:p>
          </table:table-cell>
          <table:table-cell table:formula="of:=([Calculation.K28]/2)+128" office:value-type="float" office:value="208.352754626239" calcext:value-type="float">
            <text:p>208.3527546262</text:p>
          </table:table-cell>
          <table:table-cell table:formula="of:=SUM([.H29:.J29])" office:value-type="float" office:value="464.352754626239" calcext:value-type="float">
            <text:p>464.3527546262</text:p>
          </table:table-cell>
        </table:table-row>
        <table:table-row table:style-name="ro1">
          <table:table-cell table:number-columns-repeated="2"/>
          <table:table-cell table:formula="of:=([Calculation.D29]/2)+128" office:value-type="float" office:value="203.951661322785" calcext:value-type="float">
            <text:p>203.9516613228</text:p>
          </table:table-cell>
          <table:table-cell table:formula="of:=([Calculation.E29]/2)+128" office:value-type="float" office:value="1.33540817502085" calcext:value-type="float">
            <text:p>1.335408175</text:p>
          </table:table-cell>
          <table:table-cell table:formula="of:=([Calculation.F29]/2)+128" office:value-type="float" office:value="178.712930502194" calcext:value-type="float">
            <text:p>178.7129305022</text:p>
          </table:table-cell>
          <table:table-cell table:formula="of:=SUM([.C30:.E30])" office:value-type="float" office:value="384" calcext:value-type="float">
            <text:p>384</text:p>
          </table:table-cell>
          <table:table-cell/>
          <table:table-cell table:formula="of:=([Calculation.I29]/2)+128" office:value-type="float" office:value="229.308126573882" calcext:value-type="float">
            <text:p>229.3081265739</text:p>
          </table:table-cell>
          <table:table-cell table:formula="of:=([Calculation.J29]/2)+128" office:value-type="float" office:value="26.6918734261178" calcext:value-type="float">
            <text:p>26.6918734261</text:p>
          </table:table-cell>
          <table:table-cell table:formula="of:=([Calculation.K29]/2)+128" office:value-type="float" office:value="204.069395753291" calcext:value-type="float">
            <text:p>204.0693957533</text:p>
          </table:table-cell>
          <table:table-cell table:formula="of:=SUM([.H30:.J30])" office:value-type="float" office:value="460.069395753291" calcext:value-type="float">
            <text:p>460.0693957533</text:p>
          </table:table-cell>
        </table:table-row>
        <table:table-row table:style-name="ro1">
          <table:table-cell table:number-columns-repeated="2"/>
          <table:table-cell table:formula="of:=([Calculation.D30]/2)+128" office:value-type="float" office:value="206.44202779903" calcext:value-type="float">
            <text:p>206.442027799</text:p>
          </table:table-cell>
          <table:table-cell table:formula="of:=([Calculation.E30]/2)+128" office:value-type="float" office:value="1.73116185379773" calcext:value-type="float">
            <text:p>1.7311618538</text:p>
          </table:table-cell>
          <table:table-cell table:formula="of:=([Calculation.F30]/2)+128" office:value-type="float" office:value="175.826810347172" calcext:value-type="float">
            <text:p>175.8268103472</text:p>
          </table:table-cell>
          <table:table-cell table:formula="of:=SUM([.C31:.E31])" office:value-type="float" office:value="384" calcext:value-type="float">
            <text:p>384</text:p>
          </table:table-cell>
          <table:table-cell/>
          <table:table-cell table:formula="of:=([Calculation.I30]/2)+128" office:value-type="float" office:value="230.355432972616" calcext:value-type="float">
            <text:p>230.3554329726</text:p>
          </table:table-cell>
          <table:table-cell table:formula="of:=([Calculation.J30]/2)+128" office:value-type="float" office:value="25.6445670273839" calcext:value-type="float">
            <text:p>25.6445670274</text:p>
          </table:table-cell>
          <table:table-cell table:formula="of:=([Calculation.K30]/2)+128" office:value-type="float" office:value="199.740215520759" calcext:value-type="float">
            <text:p>199.7402155208</text:p>
          </table:table-cell>
          <table:table-cell table:formula="of:=SUM([.H31:.J31])" office:value-type="float" office:value="455.740215520759" calcext:value-type="float">
            <text:p>455.7402155208</text:p>
          </table:table-cell>
        </table:table-row>
        <table:table-row table:style-name="ro1">
          <table:table-cell table:number-columns-repeated="2"/>
          <table:table-cell table:formula="of:=([Calculation.D31]/2)+128" office:value-type="float" office:value="208.885143730865" calcext:value-type="float">
            <text:p>208.8851437309</text:p>
          </table:table-cell>
          <table:table-cell table:formula="of:=([Calculation.E31]/2)+128" office:value-type="float" office:value="2.20297515917792" calcext:value-type="float">
            <text:p>2.2029751592</text:p>
          </table:table-cell>
          <table:table-cell table:formula="of:=([Calculation.F31]/2)+128" office:value-type="float" office:value="172.911881109957" calcext:value-type="float">
            <text:p>172.91188111</text:p>
          </table:table-cell>
          <table:table-cell table:formula="of:=SUM([.C32:.E32])" office:value-type="float" office:value="384" calcext:value-type="float">
            <text:p>384</text:p>
          </table:table-cell>
          <table:table-cell/>
          <table:table-cell table:formula="of:=([Calculation.I31]/2)+128" office:value-type="float" office:value="231.341084285843" calcext:value-type="float">
            <text:p>231.3410842858</text:p>
          </table:table-cell>
          <table:table-cell table:formula="of:=([Calculation.J31]/2)+128" office:value-type="float" office:value="24.6589157141566" calcext:value-type="float">
            <text:p>24.6589157142</text:p>
          </table:table-cell>
          <table:table-cell table:formula="of:=([Calculation.K31]/2)+128" office:value-type="float" office:value="195.367821664936" calcext:value-type="float">
            <text:p>195.3678216649</text:p>
          </table:table-cell>
          <table:table-cell table:formula="of:=SUM([.H32:.J32])" office:value-type="float" office:value="451.367821664936" calcext:value-type="float">
            <text:p>451.3678216649</text:p>
          </table:table-cell>
        </table:table-row>
        <table:table-row table:style-name="ro1">
          <table:table-cell table:number-columns-repeated="2"/>
          <table:table-cell table:formula="of:=([Calculation.D32]/2)+128" office:value-type="float" office:value="211.279537476607" calcext:value-type="float">
            <text:p>211.2795374766</text:p>
          </table:table-cell>
          <table:table-cell table:formula="of:=([Calculation.E32]/2)+128" office:value-type="float" office:value="2.75056388846849" calcext:value-type="float">
            <text:p>2.7505638885</text:p>
          </table:table-cell>
          <table:table-cell table:formula="of:=([Calculation.F32]/2)+128" office:value-type="float" office:value="169.969898634925" calcext:value-type="float">
            <text:p>169.9698986349</text:p>
          </table:table-cell>
          <table:table-cell table:formula="of:=SUM([.C33:.E33])" office:value-type="float" office:value="384" calcext:value-type="float">
            <text:p>384</text:p>
          </table:table-cell>
          <table:table-cell/>
          <table:table-cell table:formula="of:=([Calculation.I32]/2)+128" office:value-type="float" office:value="232.264486794069" calcext:value-type="float">
            <text:p>232.2644867941</text:p>
          </table:table-cell>
          <table:table-cell table:formula="of:=([Calculation.J32]/2)+128" office:value-type="float" office:value="23.735513205931" calcext:value-type="float">
            <text:p>23.7355132059</text:p>
          </table:table-cell>
          <table:table-cell table:formula="of:=([Calculation.K32]/2)+128" office:value-type="float" office:value="190.954847952387" calcext:value-type="float">
            <text:p>190.9548479524</text:p>
          </table:table-cell>
          <table:table-cell table:formula="of:=SUM([.H33:.J33])" office:value-type="float" office:value="446.954847952387" calcext:value-type="float">
            <text:p>446.9548479524</text:p>
          </table:table-cell>
        </table:table-row>
        <table:table-row table:style-name="ro1">
          <table:table-cell table:number-columns-repeated="2"/>
          <table:table-cell table:formula="of:=([Calculation.D33]/2)+128" office:value-type="float" office:value="213.623766742995" calcext:value-type="float">
            <text:p>213.623766743</text:p>
          </table:table-cell>
          <table:table-cell table:formula="of:=([Calculation.E33]/2)+128" office:value-type="float" office:value="3.37359819469458" calcext:value-type="float">
            <text:p>3.3735981947</text:p>
          </table:table-cell>
          <table:table-cell table:formula="of:=([Calculation.F33]/2)+128" office:value-type="float" office:value="167.002635062311" calcext:value-type="float">
            <text:p>167.0026350623</text:p>
          </table:table-cell>
          <table:table-cell table:formula="of:=SUM([.C34:.E34])" office:value-type="float" office:value="384" calcext:value-type="float">
            <text:p>384</text:p>
          </table:table-cell>
          <table:table-cell/>
          <table:table-cell table:formula="of:=([Calculation.I33]/2)+128" office:value-type="float" office:value="233.12508427415" calcext:value-type="float">
            <text:p>233.1250842742</text:p>
          </table:table-cell>
          <table:table-cell table:formula="of:=([Calculation.J33]/2)+128" office:value-type="float" office:value="22.8749157258499" calcext:value-type="float">
            <text:p>22.8749157258</text:p>
          </table:table-cell>
          <table:table-cell table:formula="of:=([Calculation.K33]/2)+128" office:value-type="float" office:value="186.503952593466" calcext:value-type="float">
            <text:p>186.5039525935</text:p>
          </table:table-cell>
          <table:table-cell table:formula="of:=SUM([.H34:.J34])" office:value-type="float" office:value="442.503952593466" calcext:value-type="float">
            <text:p>442.5039525935</text:p>
          </table:table-cell>
        </table:table-row>
        <table:table-row table:style-name="ro1">
          <table:table-cell table:number-columns-repeated="2"/>
          <table:table-cell table:formula="of:=([Calculation.D34]/2)+128" office:value-type="float" office:value="215.916419453976" calcext:value-type="float">
            <text:p>215.916419454</text:p>
          </table:table-cell>
          <table:table-cell table:formula="of:=([Calculation.E34]/2)+128" office:value-type="float" office:value="4.07170278528687" calcext:value-type="float">
            <text:p>4.0717027853</text:p>
          </table:table-cell>
          <table:table-cell table:formula="of:=([Calculation.F34]/2)+128" office:value-type="float" office:value="164.011877760737" calcext:value-type="float">
            <text:p>164.0118777607</text:p>
          </table:table-cell>
          <table:table-cell table:formula="of:=SUM([.C35:.E35])" office:value-type="float" office:value="384" calcext:value-type="float">
            <text:p>384</text:p>
          </table:table-cell>
          <table:table-cell/>
          <table:table-cell table:formula="of:=([Calculation.I34]/2)+128" office:value-type="float" office:value="233.922358334345" calcext:value-type="float">
            <text:p>233.9223583343</text:p>
          </table:table-cell>
          <table:table-cell table:formula="of:=([Calculation.J34]/2)+128" office:value-type="float" office:value="22.0776416656554" calcext:value-type="float">
            <text:p>22.0776416657</text:p>
          </table:table-cell>
          <table:table-cell table:formula="of:=([Calculation.K34]/2)+128" office:value-type="float" office:value="182.017816641106" calcext:value-type="float">
            <text:p>182.0178166411</text:p>
          </table:table-cell>
          <table:table-cell table:formula="of:=SUM([.H35:.J35])" office:value-type="float" office:value="438.017816641106" calcext:value-type="float">
            <text:p>438.0178166411</text:p>
          </table:table-cell>
        </table:table-row>
        <table:table-row table:style-name="ro1">
          <table:table-cell table:number-columns-repeated="2"/>
          <table:table-cell table:formula="of:=([Calculation.D35]/2)+128" office:value-type="float" office:value="218.156114601285" calcext:value-type="float">
            <text:p>218.1561146013</text:p>
          </table:table-cell>
          <table:table-cell table:formula="of:=([Calculation.E35]/2)+128" office:value-type="float" office:value="4.84445714814379" calcext:value-type="float">
            <text:p>4.8444571481</text:p>
          </table:table-cell>
          <table:table-cell table:formula="of:=([Calculation.F35]/2)+128" office:value-type="float" office:value="160.999428250571" calcext:value-type="float">
            <text:p>160.9994282506</text:p>
          </table:table-cell>
          <table:table-cell table:formula="of:=SUM([.C36:.E36])" office:value-type="float" office:value="384" calcext:value-type="float">
            <text:p>384</text:p>
          </table:table-cell>
          <table:table-cell/>
          <table:table-cell table:formula="of:=([Calculation.I35]/2)+128" office:value-type="float" office:value="234.655828726571" calcext:value-type="float">
            <text:p>234.6558287266</text:p>
          </table:table-cell>
          <table:table-cell table:formula="of:=([Calculation.J35]/2)+128" office:value-type="float" office:value="21.3441712734295" calcext:value-type="float">
            <text:p>21.3441712734</text:p>
          </table:table-cell>
          <table:table-cell table:formula="of:=([Calculation.K35]/2)+128" office:value-type="float" office:value="177.499142375857" calcext:value-type="float">
            <text:p>177.4991423759</text:p>
          </table:table-cell>
          <table:table-cell table:formula="of:=SUM([.H36:.J36])" office:value-type="float" office:value="433.499142375857" calcext:value-type="float">
            <text:p>433.4991423759</text:p>
          </table:table-cell>
        </table:table-row>
        <table:table-row table:style-name="ro1">
          <table:table-cell table:number-columns-repeated="2"/>
          <table:table-cell table:formula="of:=([Calculation.D36]/2)+128" office:value-type="float" office:value="220.341503076312" calcext:value-type="float">
            <text:p>220.3415030763</text:p>
          </table:table-cell>
          <table:table-cell table:formula="of:=([Calculation.E36]/2)+128" office:value-type="float" office:value="5.69139580493231" calcext:value-type="float">
            <text:p>5.6913958049</text:p>
          </table:table-cell>
          <table:table-cell table:formula="of:=([Calculation.F36]/2)+128" office:value-type="float" office:value="157.967101118756" calcext:value-type="float">
            <text:p>157.9671011188</text:p>
          </table:table-cell>
          <table:table-cell table:formula="of:=SUM([.C37:.E37])" office:value-type="float" office:value="384" calcext:value-type="float">
            <text:p>384</text:p>
          </table:table-cell>
          <table:table-cell/>
          <table:table-cell table:formula="of:=([Calculation.I36]/2)+128" office:value-type="float" office:value="235.32505363569" calcext:value-type="float">
            <text:p>235.3250536357</text:p>
          </table:table-cell>
          <table:table-cell table:formula="of:=([Calculation.J36]/2)+128" office:value-type="float" office:value="20.6749463643101" calcext:value-type="float">
            <text:p>20.6749463643</text:p>
          </table:table-cell>
          <table:table-cell table:formula="of:=([Calculation.K36]/2)+128" office:value-type="float" office:value="172.950651678133" calcext:value-type="float">
            <text:p>172.9506516781</text:p>
          </table:table-cell>
          <table:table-cell table:formula="of:=SUM([.H37:.J37])" office:value-type="float" office:value="428.950651678134" calcext:value-type="float">
            <text:p>428.9506516781</text:p>
          </table:table-cell>
        </table:table-row>
        <table:table-row table:style-name="ro1">
          <table:table-cell table:number-columns-repeated="2"/>
          <table:table-cell table:formula="of:=([Calculation.D37]/2)+128" office:value-type="float" office:value="222.471268482757" calcext:value-type="float">
            <text:p>222.4712684828</text:p>
          </table:table-cell>
          <table:table-cell table:formula="of:=([Calculation.E37]/2)+128" office:value-type="float" office:value="6.61200859147465" calcext:value-type="float">
            <text:p>6.6120085915</text:p>
          </table:table-cell>
          <table:table-cell table:formula="of:=([Calculation.F37]/2)+128" office:value-type="float" office:value="154.916722925768" calcext:value-type="float">
            <text:p>154.9167229258</text:p>
          </table:table-cell>
          <table:table-cell table:formula="of:=SUM([.C38:.E38])" office:value-type="float" office:value="384" calcext:value-type="float">
            <text:p>384</text:p>
          </table:table-cell>
          <table:table-cell/>
          <table:table-cell table:formula="of:=([Calculation.I37]/2)+128" office:value-type="float" office:value="235.929629945641" calcext:value-type="float">
            <text:p>235.9296299456</text:p>
          </table:table-cell>
          <table:table-cell table:formula="of:=([Calculation.J37]/2)+128" office:value-type="float" office:value="20.0703700543587" calcext:value-type="float">
            <text:p>20.0703700544</text:p>
          </table:table-cell>
          <table:table-cell table:formula="of:=([Calculation.K37]/2)+128" office:value-type="float" office:value="168.375084388652" calcext:value-type="float">
            <text:p>168.3750843887</text:p>
          </table:table-cell>
          <table:table-cell table:formula="of:=SUM([.H38:.J38])" office:value-type="float" office:value="424.375084388652" calcext:value-type="float">
            <text:p>424.3750843887</text:p>
          </table:table-cell>
        </table:table-row>
        <table:table-row table:style-name="ro1">
          <table:table-cell table:number-columns-repeated="2"/>
          <table:table-cell table:formula="of:=([Calculation.D38]/2)+128" office:value-type="float" office:value="224.544127929577" calcext:value-type="float">
            <text:p>224.5441279296</text:p>
          </table:table-cell>
          <table:table-cell table:formula="of:=([Calculation.E38]/2)+128" office:value-type="float" office:value="7.60574096505215" calcext:value-type="float">
            <text:p>7.6057409651</text:p>
          </table:table-cell>
          <table:table-cell table:formula="of:=([Calculation.F38]/2)+128" office:value-type="float" office:value="151.850131105371" calcext:value-type="float">
            <text:p>151.8501311054</text:p>
          </table:table-cell>
          <table:table-cell table:formula="of:=SUM([.C39:.E39])" office:value-type="float" office:value="384" calcext:value-type="float">
            <text:p>384</text:p>
          </table:table-cell>
          <table:table-cell/>
          <table:table-cell table:formula="of:=([Calculation.I38]/2)+128" office:value-type="float" office:value="236.469193482262" calcext:value-type="float">
            <text:p>236.4691934823</text:p>
          </table:table-cell>
          <table:table-cell table:formula="of:=([Calculation.J38]/2)+128" office:value-type="float" office:value="19.5308065177377" calcext:value-type="float">
            <text:p>19.5308065177</text:p>
          </table:table-cell>
          <table:table-cell table:formula="of:=([Calculation.K38]/2)+128" office:value-type="float" office:value="163.775196658057" calcext:value-type="float">
            <text:p>163.7751966581</text:p>
          </table:table-cell>
          <table:table-cell table:formula="of:=SUM([.H39:.J39])" office:value-type="float" office:value="419.775196658057" calcext:value-type="float">
            <text:p>419.7751966581</text:p>
          </table:table-cell>
        </table:table-row>
        <table:table-row table:style-name="ro1">
          <table:table-cell table:number-columns-repeated="2"/>
          <table:table-cell table:formula="of:=([Calculation.D39]/2)+128" office:value-type="float" office:value="226.558832803749" calcext:value-type="float">
            <text:p>226.5588328037</text:p>
          </table:table-cell>
          <table:table-cell table:formula="of:=([Calculation.E39]/2)+128" office:value-type="float" office:value="8.67199433844098" calcext:value-type="float">
            <text:p>8.6719943384</text:p>
          </table:table-cell>
          <table:table-cell table:formula="of:=([Calculation.F39]/2)+128" office:value-type="float" office:value="148.76917285781" calcext:value-type="float">
            <text:p>148.7691728578</text:p>
          </table:table-cell>
          <table:table-cell table:formula="of:=SUM([.C40:.E40])" office:value-type="float" office:value="384" calcext:value-type="float">
            <text:p>384</text:p>
          </table:table-cell>
          <table:table-cell/>
          <table:table-cell table:formula="of:=([Calculation.I39]/2)+128" office:value-type="float" office:value="236.943419232654" calcext:value-type="float">
            <text:p>236.9434192327</text:p>
          </table:table-cell>
          <table:table-cell table:formula="of:=([Calculation.J39]/2)+128" office:value-type="float" office:value="19.056580767346" calcext:value-type="float">
            <text:p>19.0565807673</text:p>
          </table:table-cell>
          <table:table-cell table:formula="of:=([Calculation.K39]/2)+128" office:value-type="float" office:value="159.153759286715" calcext:value-type="float">
            <text:p>159.1537592867</text:p>
          </table:table-cell>
          <table:table-cell table:formula="of:=SUM([.H40:.J40])" office:value-type="float" office:value="415.153759286715" calcext:value-type="float">
            <text:p>415.1537592867</text:p>
          </table:table-cell>
        </table:table-row>
        <table:table-row table:style-name="ro1">
          <table:table-cell table:number-columns-repeated="2"/>
          <table:table-cell table:formula="of:=([Calculation.D40]/2)+128" office:value-type="float" office:value="228.514169522392" calcext:value-type="float">
            <text:p>228.5141695224</text:p>
          </table:table-cell>
          <table:table-cell table:formula="of:=([Calculation.E40]/2)+128" office:value-type="float" office:value="9.8101264404788" calcext:value-type="float">
            <text:p>9.8101264405</text:p>
          </table:table-cell>
          <table:table-cell table:formula="of:=([Calculation.F40]/2)+128" office:value-type="float" office:value="145.675704037129" calcext:value-type="float">
            <text:p>145.6757040371</text:p>
          </table:table-cell>
          <table:table-cell table:formula="of:=SUM([.C41:.E41])" office:value-type="float" office:value="384" calcext:value-type="float">
            <text:p>384</text:p>
          </table:table-cell>
          <table:table-cell/>
          <table:table-cell table:formula="of:=([Calculation.I40]/2)+128" office:value-type="float" office:value="237.352021540957" calcext:value-type="float">
            <text:p>237.352021541</text:p>
          </table:table-cell>
          <table:table-cell table:formula="of:=([Calculation.J40]/2)+128" office:value-type="float" office:value="18.6479784590433" calcext:value-type="float">
            <text:p>18.647978459</text:p>
          </table:table-cell>
          <table:table-cell table:formula="of:=([Calculation.K40]/2)+128" office:value-type="float" office:value="154.513556055693" calcext:value-type="float">
            <text:p>154.5135560557</text:p>
          </table:table-cell>
          <table:table-cell table:formula="of:=SUM([.H41:.J41])" office:value-type="float" office:value="410.513556055693" calcext:value-type="float">
            <text:p>410.5135560557</text:p>
          </table:table-cell>
        </table:table-row>
        <table:table-row table:style-name="ro1">
          <table:table-cell table:number-columns-repeated="2"/>
          <table:table-cell table:formula="of:=([Calculation.D41]/2)+128" office:value-type="float" office:value="230.408960263782" calcext:value-type="float">
            <text:p>230.4089602638</text:p>
          </table:table-cell>
          <table:table-cell table:formula="of:=([Calculation.E41]/2)+128" office:value-type="float" office:value="11.0194517029449" calcext:value-type="float">
            <text:p>11.0194517029</text:p>
          </table:table-cell>
          <table:table-cell table:formula="of:=([Calculation.F41]/2)+128" office:value-type="float" office:value="142.571588033273" calcext:value-type="float">
            <text:p>142.5715880333</text:p>
          </table:table-cell>
          <table:table-cell table:formula="of:=SUM([.C42:.E42])" office:value-type="float" office:value="384" calcext:value-type="float">
            <text:p>384</text:p>
          </table:table-cell>
          <table:table-cell/>
          <table:table-cell table:formula="of:=([Calculation.I41]/2)+128" office:value-type="float" office:value="237.694754280419" calcext:value-type="float">
            <text:p>237.6947542804</text:p>
          </table:table-cell>
          <table:table-cell table:formula="of:=([Calculation.J41]/2)+128" office:value-type="float" office:value="18.3052457195813" calcext:value-type="float">
            <text:p>18.3052457196</text:p>
          </table:table-cell>
          <table:table-cell table:formula="of:=([Calculation.K41]/2)+128" office:value-type="float" office:value="149.857382049909" calcext:value-type="float">
            <text:p>149.8573820499</text:p>
          </table:table-cell>
          <table:table-cell table:formula="of:=SUM([.H42:.J42])" office:value-type="float" office:value="405.857382049909" calcext:value-type="float">
            <text:p>405.8573820499</text:p>
          </table:table-cell>
        </table:table-row>
        <table:table-row table:style-name="ro1">
          <table:table-cell table:number-columns-repeated="2"/>
          <table:table-cell table:formula="of:=([Calculation.D42]/2)+128" office:value-type="float" office:value="232.242063676827" calcext:value-type="float">
            <text:p>232.2420636768</text:p>
          </table:table-cell>
          <table:table-cell table:formula="of:=([Calculation.E42]/2)+128" office:value-type="float" office:value="12.2992416735206" calcext:value-type="float">
            <text:p>12.2992416735</text:p>
          </table:table-cell>
          <table:table-cell table:formula="of:=([Calculation.F42]/2)+128" office:value-type="float" office:value="139.458694649652" calcext:value-type="float">
            <text:p>139.4586946497</text:p>
          </table:table-cell>
          <table:table-cell table:formula="of:=SUM([.C43:.E43])" office:value-type="float" office:value="384" calcext:value-type="float">
            <text:p>384</text:p>
          </table:table-cell>
          <table:table-cell/>
          <table:table-cell table:formula="of:=([Calculation.I42]/2)+128" office:value-type="float" office:value="237.971411001653" calcext:value-type="float">
            <text:p>237.9714110017</text:p>
          </table:table-cell>
          <table:table-cell table:formula="of:=([Calculation.J42]/2)+128" office:value-type="float" office:value="18.0285889983468" calcext:value-type="float">
            <text:p>18.0285889983</text:p>
          </table:table-cell>
          <table:table-cell table:formula="of:=([Calculation.K42]/2)+128" office:value-type="float" office:value="145.188041974479" calcext:value-type="float">
            <text:p>145.1880419745</text:p>
          </table:table-cell>
          <table:table-cell table:formula="of:=SUM([.H43:.J43])" office:value-type="float" office:value="401.188041974479" calcext:value-type="float">
            <text:p>401.1880419745</text:p>
          </table:table-cell>
        </table:table-row>
        <table:table-row table:style-name="ro1">
          <table:table-cell table:number-columns-repeated="2"/>
          <table:table-cell table:formula="of:=([Calculation.D43]/2)+128" office:value-type="float" office:value="234.012375568574" calcext:value-type="float">
            <text:p>234.0123755686</text:p>
          </table:table-cell>
          <table:table-cell table:formula="of:=([Calculation.E43]/2)+128" office:value-type="float" office:value="13.6487254545822" calcext:value-type="float">
            <text:p>13.6487254546</text:p>
          </table:table-cell>
          <table:table-cell table:formula="of:=([Calculation.F43]/2)+128" office:value-type="float" office:value="136.338898976843" calcext:value-type="float">
            <text:p>136.3388989768</text:p>
          </table:table-cell>
          <table:table-cell table:formula="of:=SUM([.C44:.E44])" office:value-type="float" office:value="384" calcext:value-type="float">
            <text:p>384</text:p>
          </table:table-cell>
          <table:table-cell/>
          <table:table-cell table:formula="of:=([Calculation.I43]/2)+128" office:value-type="float" office:value="238.181825056996" calcext:value-type="float">
            <text:p>238.181825057</text:p>
          </table:table-cell>
          <table:table-cell table:formula="of:=([Calculation.J43]/2)+128" office:value-type="float" office:value="17.8181749430039" calcext:value-type="float">
            <text:p>17.818174943</text:p>
          </table:table-cell>
          <table:table-cell table:formula="of:=([Calculation.K43]/2)+128" office:value-type="float" office:value="140.508348465265" calcext:value-type="float">
            <text:p>140.5083484653</text:p>
          </table:table-cell>
          <table:table-cell table:formula="of:=SUM([.H44:.J44])" office:value-type="float" office:value="396.508348465265" calcext:value-type="float">
            <text:p>396.5083484653</text:p>
          </table:table-cell>
        </table:table-row>
        <table:table-row table:style-name="ro1">
          <table:table-cell table:number-columns-repeated="2"/>
          <table:table-cell table:formula="of:=([Calculation.D44]/2)+128" office:value-type="float" office:value="235.718829569338" calcext:value-type="float">
            <text:p>235.7188295693</text:p>
          </table:table-cell>
          <table:table-cell table:formula="of:=([Calculation.E44]/2)+128" office:value-type="float" office:value="15.0670901675605" calcext:value-type="float">
            <text:p>15.0670901676</text:p>
          </table:table-cell>
          <table:table-cell table:formula="of:=([Calculation.F44]/2)+128" office:value-type="float" office:value="133.214080263102" calcext:value-type="float">
            <text:p>133.2140802631</text:p>
          </table:table-cell>
          <table:table-cell table:formula="of:=SUM([.C45:.E45])" office:value-type="float" office:value="384" calcext:value-type="float">
            <text:p>384</text:p>
          </table:table-cell>
          <table:table-cell/>
          <table:table-cell table:formula="of:=([Calculation.I44]/2)+128" office:value-type="float" office:value="238.325869700889" calcext:value-type="float">
            <text:p>238.3258697009</text:p>
          </table:table-cell>
          <table:table-cell table:formula="of:=([Calculation.J44]/2)+128" office:value-type="float" office:value="17.6741302991114" calcext:value-type="float">
            <text:p>17.6741302991</text:p>
          </table:table-cell>
          <table:table-cell table:formula="of:=([Calculation.K44]/2)+128" office:value-type="float" office:value="135.821120394653" calcext:value-type="float">
            <text:p>135.8211203947</text:p>
          </table:table-cell>
          <table:table-cell table:formula="of:=SUM([.H45:.J45])" office:value-type="float" office:value="391.821120394653" calcext:value-type="float">
            <text:p>391.8211203947</text:p>
          </table:table-cell>
        </table:table-row>
        <table:table-row table:style-name="ro1">
          <table:table-cell table:number-columns-repeated="2"/>
          <table:table-cell table:formula="of:=([Calculation.D45]/2)+128" office:value-type="float" office:value="237.360397775035" calcext:value-type="float">
            <text:p>237.360397775</text:p>
          </table:table-cell>
          <table:table-cell table:formula="of:=([Calculation.E45]/2)+128" office:value-type="float" office:value="16.5534814425882" calcext:value-type="float">
            <text:p>16.5534814426</text:p>
          </table:table-cell>
          <table:table-cell table:formula="of:=([Calculation.F45]/2)+128" office:value-type="float" office:value="130.086120782377" calcext:value-type="float">
            <text:p>130.0861207824</text:p>
          </table:table-cell>
          <table:table-cell table:formula="of:=SUM([.C46:.E46])" office:value-type="float" office:value="384" calcext:value-type="float">
            <text:p>384</text:p>
          </table:table-cell>
          <table:table-cell/>
          <table:table-cell table:formula="of:=([Calculation.I45]/2)+128" office:value-type="float" office:value="238.403458166223" calcext:value-type="float">
            <text:p>238.4034581662</text:p>
          </table:table-cell>
          <table:table-cell table:formula="of:=([Calculation.J45]/2)+128" office:value-type="float" office:value="17.5965418337768" calcext:value-type="float">
            <text:p>17.5965418338</text:p>
          </table:table-cell>
          <table:table-cell table:formula="of:=([Calculation.K45]/2)+128" office:value-type="float" office:value="131.129181173566" calcext:value-type="float">
            <text:p>131.1291811736</text:p>
          </table:table-cell>
          <table:table-cell table:formula="of:=SUM([.H46:.J46])" office:value-type="float" office:value="387.129181173566" calcext:value-type="float">
            <text:p>387.1291811736</text:p>
          </table:table-cell>
        </table:table-row>
        <table:table-row table:style-name="ro1">
          <table:table-cell table:number-columns-repeated="2"/>
          <table:table-cell table:formula="of:=([Calculation.D46]/2)+128" office:value-type="float" office:value="238.936091366361" calcext:value-type="float">
            <text:p>238.9360913664</text:p>
          </table:table-cell>
          <table:table-cell table:formula="of:=([Calculation.E46]/2)+128" office:value-type="float" office:value="18.1070039331413" calcext:value-type="float">
            <text:p>18.1070039331</text:p>
          </table:table-cell>
          <table:table-cell table:formula="of:=([Calculation.F46]/2)+128" office:value-type="float" office:value="126.956904700498" calcext:value-type="float">
            <text:p>126.9569047005</text:p>
          </table:table-cell>
          <table:table-cell table:formula="of:=SUM([.C47:.E47])" office:value-type="float" office:value="384" calcext:value-type="float">
            <text:p>384</text:p>
          </table:table-cell>
          <table:table-cell/>
          <table:table-cell table:formula="of:=([Calculation.I46]/2)+128" office:value-type="float" office:value="238.41454371661" calcext:value-type="float">
            <text:p>238.4145437166</text:p>
          </table:table-cell>
          <table:table-cell table:formula="of:=([Calculation.J46]/2)+128" office:value-type="float" office:value="17.5854562833903" calcext:value-type="float">
            <text:p>17.5854562834</text:p>
          </table:table-cell>
          <table:table-cell table:formula="of:=([Calculation.K46]/2)+128" office:value-type="float" office:value="126.435357050747" calcext:value-type="float">
            <text:p>126.4353570507</text:p>
          </table:table-cell>
          <table:table-cell table:formula="of:=SUM([.H47:.J47])" office:value-type="float" office:value="382.435357050747" calcext:value-type="float">
            <text:p>382.4353570507</text:p>
          </table:table-cell>
        </table:table-row>
        <table:table-row table:style-name="ro1">
          <table:table-cell table:number-columns-repeated="2"/>
          <table:table-cell table:formula="of:=([Calculation.D47]/2)+128" office:value-type="float" office:value="240.444961204415" calcext:value-type="float">
            <text:p>240.4449612044</text:p>
          </table:table-cell>
          <table:table-cell table:formula="of:=([Calculation.E47]/2)+128" office:value-type="float" office:value="19.7267218553612" calcext:value-type="float">
            <text:p>19.7267218554</text:p>
          </table:table-cell>
          <table:table-cell table:formula="of:=([Calculation.F47]/2)+128" office:value-type="float" office:value="123.828316940224" calcext:value-type="float">
            <text:p>123.8283169402</text:p>
          </table:table-cell>
          <table:table-cell table:formula="of:=SUM([.C48:.E48])" office:value-type="float" office:value="384" calcext:value-type="float">
            <text:p>384</text:p>
          </table:table-cell>
          <table:table-cell/>
          <table:table-cell table:formula="of:=([Calculation.I47]/2)+128" office:value-type="float" office:value="238.359119674527" calcext:value-type="float">
            <text:p>238.3591196745</text:p>
          </table:table-cell>
          <table:table-cell table:formula="of:=([Calculation.J47]/2)+128" office:value-type="float" office:value="17.640880325473" calcext:value-type="float">
            <text:p>17.6408803255</text:p>
          </table:table-cell>
          <table:table-cell table:formula="of:=([Calculation.K47]/2)+128" office:value-type="float" office:value="121.742475410335" calcext:value-type="float">
            <text:p>121.7424754103</text:p>
          </table:table-cell>
          <table:table-cell table:formula="of:=SUM([.H48:.J48])" office:value-type="float" office:value="377.742475410335" calcext:value-type="float">
            <text:p>377.7424754103</text:p>
          </table:table-cell>
        </table:table-row>
        <table:table-row table:style-name="ro1">
          <table:table-cell table:number-columns-repeated="2"/>
          <table:table-cell table:formula="of:=([Calculation.D48]/2)+128" office:value-type="float" office:value="241.886098402428" calcext:value-type="float">
            <text:p>241.8860984024</text:p>
          </table:table-cell>
          <table:table-cell table:formula="of:=([Calculation.E48]/2)+128" office:value-type="float" office:value="21.4116595517368" calcext:value-type="float">
            <text:p>21.4116595517</text:p>
          </table:table-cell>
          <table:table-cell table:formula="of:=([Calculation.F48]/2)+128" office:value-type="float" office:value="120.702242045835" calcext:value-type="float">
            <text:p>120.7022420458</text:p>
          </table:table-cell>
          <table:table-cell table:formula="of:=SUM([.C49:.E49])" office:value-type="float" office:value="384" calcext:value-type="float">
            <text:p>384</text:p>
          </table:table-cell>
          <table:table-cell/>
          <table:table-cell table:formula="of:=([Calculation.I48]/2)+128" office:value-type="float" office:value="238.237219425346" calcext:value-type="float">
            <text:p>238.2372194253</text:p>
          </table:table-cell>
          <table:table-cell table:formula="of:=([Calculation.J48]/2)+128" office:value-type="float" office:value="17.7627805746543" calcext:value-type="float">
            <text:p>17.7627805747</text:p>
          </table:table-cell>
          <table:table-cell table:formula="of:=([Calculation.K48]/2)+128" office:value-type="float" office:value="117.053363068753" calcext:value-type="float">
            <text:p>117.0533630688</text:p>
          </table:table-cell>
          <table:table-cell table:formula="of:=SUM([.H49:.J49])" office:value-type="float" office:value="373.053363068753" calcext:value-type="float">
            <text:p>373.0533630688</text:p>
          </table:table-cell>
        </table:table-row>
        <table:table-row table:style-name="ro1">
          <table:table-cell table:number-columns-repeated="2"/>
          <table:table-cell table:formula="of:=([Calculation.D49]/2)+128" office:value-type="float" office:value="243.258634873239" calcext:value-type="float">
            <text:p>243.2586348732</text:p>
          </table:table-cell>
          <table:table-cell table:formula="of:=([Calculation.E49]/2)+128" office:value-type="float" office:value="23.1608020788037" calcext:value-type="float">
            <text:p>23.1608020788</text:p>
          </table:table-cell>
          <table:table-cell table:formula="of:=([Calculation.F49]/2)+128" office:value-type="float" office:value="117.580563047957" calcext:value-type="float">
            <text:p>117.580563048</text:p>
          </table:table-cell>
          <table:table-cell table:formula="of:=SUM([.C50:.E50])" office:value-type="float" office:value="384" calcext:value-type="float">
            <text:p>384</text:p>
          </table:table-cell>
          <table:table-cell/>
          <table:table-cell table:formula="of:=([Calculation.I49]/2)+128" office:value-type="float" office:value="238.048916397218" calcext:value-type="float">
            <text:p>238.0489163972</text:p>
          </table:table-cell>
          <table:table-cell table:formula="of:=([Calculation.J49]/2)+128" office:value-type="float" office:value="17.9510836027823" calcext:value-type="float">
            <text:p>17.9510836028</text:p>
          </table:table-cell>
          <table:table-cell table:formula="of:=([Calculation.K49]/2)+128" office:value-type="float" office:value="112.370844571936" calcext:value-type="float">
            <text:p>112.3708445719</text:p>
          </table:table-cell>
          <table:table-cell table:formula="of:=SUM([.H50:.J50])" office:value-type="float" office:value="368.370844571936" calcext:value-type="float">
            <text:p>368.3708445719</text:p>
          </table:table-cell>
        </table:table-row>
        <table:table-row table:style-name="ro1">
          <table:table-cell table:number-columns-repeated="2"/>
          <table:table-cell table:formula="of:=([Calculation.D50]/2)+128" office:value-type="float" office:value="244.5617438522" calcext:value-type="float">
            <text:p>244.5617438522</text:p>
          </table:table-cell>
          <table:table-cell table:formula="of:=([Calculation.E50]/2)+128" office:value-type="float" office:value="24.9730958185082" calcext:value-type="float">
            <text:p>24.9730958185</text:p>
          </table:table-cell>
          <table:table-cell table:formula="of:=([Calculation.F50]/2)+128" office:value-type="float" office:value="114.465160329292" calcext:value-type="float">
            <text:p>114.4651603293</text:p>
          </table:table-cell>
          <table:table-cell table:formula="of:=SUM([.C51:.E51])" office:value-type="float" office:value="384" calcext:value-type="float">
            <text:p>384</text:p>
          </table:table-cell>
          <table:table-cell/>
          <table:table-cell table:formula="of:=([Calculation.I50]/2)+128" office:value-type="float" office:value="237.794324016846" calcext:value-type="float">
            <text:p>237.7943240168</text:p>
          </table:table-cell>
          <table:table-cell table:formula="of:=([Calculation.J50]/2)+128" office:value-type="float" office:value="18.205675983154" calcext:value-type="float">
            <text:p>18.2056759832</text:p>
          </table:table-cell>
          <table:table-cell table:formula="of:=([Calculation.K50]/2)+128" office:value-type="float" office:value="107.697740493938" calcext:value-type="float">
            <text:p>107.6977404939</text:p>
          </table:table-cell>
          <table:table-cell table:formula="of:=SUM([.H51:.J51])" office:value-type="float" office:value="363.697740493938" calcext:value-type="float">
            <text:p>363.6977404939</text:p>
          </table:table-cell>
        </table:table-row>
        <table:table-row table:style-name="ro1">
          <table:table-cell table:number-columns-repeated="2"/>
          <table:table-cell table:formula="of:=([Calculation.D51]/2)+128" office:value-type="float" office:value="245.794640395189" calcext:value-type="float">
            <text:p>245.7946403952</text:p>
          </table:table-cell>
          <table:table-cell table:formula="of:=([Calculation.E51]/2)+128" office:value-type="float" office:value="26.8474491128675" calcext:value-type="float">
            <text:p>26.8474491129</text:p>
          </table:table-cell>
          <table:table-cell table:formula="of:=([Calculation.F51]/2)+128" office:value-type="float" office:value="111.357910491943" calcext:value-type="float">
            <text:p>111.3579104919</text:p>
          </table:table-cell>
          <table:table-cell table:formula="of:=SUM([.C52:.E52])" office:value-type="float" office:value="384" calcext:value-type="float">
            <text:p>384</text:p>
          </table:table-cell>
          <table:table-cell/>
          <table:table-cell table:formula="of:=([Calculation.I51]/2)+128" office:value-type="float" office:value="237.473595641161" calcext:value-type="float">
            <text:p>237.4735956412</text:p>
          </table:table-cell>
          <table:table-cell table:formula="of:=([Calculation.J51]/2)+128" office:value-type="float" office:value="18.5264043588392" calcext:value-type="float">
            <text:p>18.5264043588</text:p>
          </table:table-cell>
          <table:table-cell table:formula="of:=([Calculation.K51]/2)+128" office:value-type="float" office:value="103.036865737915" calcext:value-type="float">
            <text:p>103.0368657379</text:p>
          </table:table-cell>
          <table:table-cell table:formula="of:=SUM([.H52:.J52])" office:value-type="float" office:value="359.036865737915" calcext:value-type="float">
            <text:p>359.0368657379</text:p>
          </table:table-cell>
        </table:table-row>
        <table:table-row table:style-name="ro1">
          <table:table-cell table:number-columns-repeated="2"/>
          <table:table-cell table:formula="of:=([Calculation.D52]/2)+128" office:value-type="float" office:value="246.956581851429" calcext:value-type="float">
            <text:p>246.9565818514</text:p>
          </table:table-cell>
          <table:table-cell table:formula="of:=([Calculation.E52]/2)+128" office:value-type="float" office:value="28.7827329215438" calcext:value-type="float">
            <text:p>28.7827329215</text:p>
          </table:table-cell>
          <table:table-cell table:formula="of:=([Calculation.F52]/2)+128" office:value-type="float" office:value="108.260685227027" calcext:value-type="float">
            <text:p>108.260685227</text:p>
          </table:table-cell>
          <table:table-cell table:formula="of:=SUM([.C53:.E53])" office:value-type="float" office:value="384" calcext:value-type="float">
            <text:p>384</text:p>
          </table:table-cell>
          <table:table-cell/>
          <table:table-cell table:formula="of:=([Calculation.I52]/2)+128" office:value-type="float" office:value="237.086924464943" calcext:value-type="float">
            <text:p>237.0869244649</text:p>
          </table:table-cell>
          <table:table-cell table:formula="of:=([Calculation.J52]/2)+128" office:value-type="float" office:value="18.9130755350573" calcext:value-type="float">
            <text:p>18.9130755351</text:p>
          </table:table-cell>
          <table:table-cell table:formula="of:=([Calculation.K52]/2)+128" office:value-type="float" office:value="98.3910278405405" calcext:value-type="float">
            <text:p>98.3910278405</text:p>
          </table:table-cell>
          <table:table-cell table:formula="of:=SUM([.H53:.J53])" office:value-type="float" office:value="354.391027840541" calcext:value-type="float">
            <text:p>354.3910278405</text:p>
          </table:table-cell>
        </table:table-row>
        <table:table-row table:style-name="ro1">
          <table:table-cell table:number-columns-repeated="2"/>
          <table:table-cell table:formula="of:=([Calculation.D53]/2)+128" office:value-type="float" office:value="248.046868310835" calcext:value-type="float">
            <text:p>248.0468683108</text:p>
          </table:table-cell>
          <table:table-cell table:formula="of:=([Calculation.E53]/2)+128" office:value-type="float" office:value="30.7777815019355" calcext:value-type="float">
            <text:p>30.7777815019</text:p>
          </table:table-cell>
          <table:table-cell table:formula="of:=([Calculation.F53]/2)+128" office:value-type="float" office:value="105.175350187229" calcext:value-type="float">
            <text:p>105.1753501872</text:p>
          </table:table-cell>
          <table:table-cell table:formula="of:=SUM([.C54:.E54])" office:value-type="float" office:value="384" calcext:value-type="float">
            <text:p>384</text:p>
          </table:table-cell>
          <table:table-cell/>
          <table:table-cell table:formula="of:=([Calculation.I53]/2)+128" office:value-type="float" office:value="236.63454340445" calcext:value-type="float">
            <text:p>236.6345434045</text:p>
          </table:table-cell>
          <table:table-cell table:formula="of:=([Calculation.J53]/2)+128" office:value-type="float" office:value="19.3654565955502" calcext:value-type="float">
            <text:p>19.3654565956</text:p>
          </table:table-cell>
          <table:table-cell table:formula="of:=([Calculation.K53]/2)+128" office:value-type="float" office:value="93.763025280844" calcext:value-type="float">
            <text:p>93.7630252808</text:p>
          </table:table-cell>
          <table:table-cell table:formula="of:=SUM([.H54:.J54])" office:value-type="float" office:value="349.763025280844" calcext:value-type="float">
            <text:p>349.7630252808</text:p>
          </table:table-cell>
        </table:table-row>
        <table:table-row table:style-name="ro1">
          <table:table-cell table:number-columns-repeated="2"/>
          <table:table-cell table:formula="of:=([Calculation.D54]/2)+128" office:value-type="float" office:value="249.064843025612" calcext:value-type="float">
            <text:p>249.0648430256</text:p>
          </table:table-cell>
          <table:table-cell table:formula="of:=([Calculation.E54]/2)+128" office:value-type="float" office:value="32.8313931113776" calcext:value-type="float">
            <text:p>32.8313931114</text:p>
          </table:table-cell>
          <table:table-cell table:formula="of:=([Calculation.F54]/2)+128" office:value-type="float" office:value="102.10376386301" calcext:value-type="float">
            <text:p>102.103763863</text:p>
          </table:table-cell>
          <table:table-cell table:formula="of:=SUM([.C55:.E55])" office:value-type="float" office:value="384" calcext:value-type="float">
            <text:p>384</text:p>
          </table:table-cell>
          <table:table-cell/>
          <table:table-cell table:formula="of:=([Calculation.I54]/2)+128" office:value-type="float" office:value="236.116724957117" calcext:value-type="float">
            <text:p>236.1167249571</text:p>
          </table:table-cell>
          <table:table-cell table:formula="of:=([Calculation.J54]/2)+128" office:value-type="float" office:value="19.8832750428827" calcext:value-type="float">
            <text:p>19.8832750429</text:p>
          </table:table-cell>
          <table:table-cell table:formula="of:=([Calculation.K54]/2)+128" office:value-type="float" office:value="89.1556457945154" calcext:value-type="float">
            <text:p>89.1556457945</text:p>
          </table:table-cell>
          <table:table-cell table:formula="of:=SUM([.H55:.J55])" office:value-type="float" office:value="345.155645794515" calcext:value-type="float">
            <text:p>345.1556457945</text:p>
          </table:table-cell>
        </table:table-row>
        <table:table-row table:style-name="ro1">
          <table:table-cell table:number-columns-repeated="2"/>
          <table:table-cell table:formula="of:=([Calculation.D55]/2)+128" office:value-type="float" office:value="250.009892805857" calcext:value-type="float">
            <text:p>250.0098928059</text:p>
          </table:table-cell>
          <table:table-cell table:formula="of:=([Calculation.E55]/2)+128" office:value-type="float" office:value="34.942330731026" calcext:value-type="float">
            <text:p>34.942330731</text:p>
          </table:table-cell>
          <table:table-cell table:formula="of:=([Calculation.F55]/2)+128" office:value-type="float" office:value="99.0477764631174" calcext:value-type="float">
            <text:p>99.0477764631</text:p>
          </table:table-cell>
          <table:table-cell table:formula="of:=SUM([.C56:.E56])" office:value-type="float" office:value="384" calcext:value-type="float">
            <text:p>384</text:p>
          </table:table-cell>
          <table:table-cell/>
          <table:table-cell table:formula="of:=([Calculation.I55]/2)+128" office:value-type="float" office:value="235.533781037415" calcext:value-type="float">
            <text:p>235.5337810374</text:p>
          </table:table-cell>
          <table:table-cell table:formula="of:=([Calculation.J55]/2)+128" office:value-type="float" office:value="20.4662189625847" calcext:value-type="float">
            <text:p>20.4662189626</text:p>
          </table:table-cell>
          <table:table-cell table:formula="of:=([Calculation.K55]/2)+128" office:value-type="float" office:value="84.5716646946761" calcext:value-type="float">
            <text:p>84.5716646947</text:p>
          </table:table-cell>
          <table:table-cell table:formula="of:=SUM([.H56:.J56])" office:value-type="float" office:value="340.571664694676" calcext:value-type="float">
            <text:p>340.5716646947</text:p>
          </table:table-cell>
        </table:table-row>
        <table:table-row table:style-name="ro1">
          <table:table-cell table:number-columns-repeated="2"/>
          <table:table-cell table:formula="of:=([Calculation.D56]/2)+128" office:value-type="float" office:value="250.881448388919" calcext:value-type="float">
            <text:p>250.8814483889</text:p>
          </table:table-cell>
          <table:table-cell table:formula="of:=([Calculation.E56]/2)+128" office:value-type="float" office:value="37.1093228109916" calcext:value-type="float">
            <text:p>37.109322811</text:p>
          </table:table-cell>
          <table:table-cell table:formula="of:=([Calculation.F56]/2)+128" office:value-type="float" office:value="96.0092288000899" calcext:value-type="float">
            <text:p>96.0092288001</text:p>
          </table:table-cell>
          <table:table-cell table:formula="of:=SUM([.C57:.E57])" office:value-type="float" office:value="384" calcext:value-type="float">
            <text:p>384</text:p>
          </table:table-cell>
          <table:table-cell/>
          <table:table-cell table:formula="of:=([Calculation.I56]/2)+128" office:value-type="float" office:value="234.886062788964" calcext:value-type="float">
            <text:p>234.886062789</text:p>
          </table:table-cell>
          <table:table-cell table:formula="of:=([Calculation.J56]/2)+128" office:value-type="float" office:value="21.1139372110365" calcext:value-type="float">
            <text:p>21.113937211</text:p>
          </table:table-cell>
          <table:table-cell table:formula="of:=([Calculation.K56]/2)+128" office:value-type="float" office:value="80.0138432001348" calcext:value-type="float">
            <text:p>80.0138432001</text:p>
          </table:table-cell>
          <table:table-cell table:formula="of:=SUM([.H57:.J57])" office:value-type="float" office:value="336.013843200135" calcext:value-type="float">
            <text:p>336.0138432001</text:p>
          </table:table-cell>
        </table:table-row>
        <table:table-row table:style-name="ro1">
          <table:table-cell table:number-columns-repeated="2"/>
          <table:table-cell table:formula="of:=([Calculation.D57]/2)+128" office:value-type="float" office:value="251.678984782304" calcext:value-type="float">
            <text:p>251.6789847823</text:p>
          </table:table-cell>
          <table:table-cell table:formula="of:=([Calculation.E57]/2)+128" office:value-type="float" office:value="39.3310640362745" calcext:value-type="float">
            <text:p>39.3310640363</text:p>
          </table:table-cell>
          <table:table-cell table:formula="of:=([Calculation.F57]/2)+128" office:value-type="float" office:value="92.9899511814211" calcext:value-type="float">
            <text:p>92.9899511814</text:p>
          </table:table-cell>
          <table:table-cell table:formula="of:=SUM([.C58:.E58])" office:value-type="float" office:value="384" calcext:value-type="float">
            <text:p>384</text:p>
          </table:table-cell>
          <table:table-cell/>
          <table:table-cell table:formula="of:=([Calculation.I57]/2)+128" office:value-type="float" office:value="234.173960373015" calcext:value-type="float">
            <text:p>234.173960373</text:p>
          </table:table-cell>
          <table:table-cell table:formula="of:=([Calculation.J57]/2)+128" office:value-type="float" office:value="21.8260396269851" calcext:value-type="float">
            <text:p>21.826039627</text:p>
          </table:table-cell>
          <table:table-cell table:formula="of:=([Calculation.K57]/2)+128" office:value-type="float" office:value="75.4849267721317" calcext:value-type="float">
            <text:p>75.4849267721</text:p>
          </table:table-cell>
          <table:table-cell table:formula="of:=SUM([.H58:.J58])" office:value-type="float" office:value="331.484926772132" calcext:value-type="float">
            <text:p>331.4849267721</text:p>
          </table:table-cell>
        </table:table-row>
        <table:table-row table:style-name="ro1">
          <table:table-cell table:number-columns-repeated="2"/>
          <table:table-cell table:formula="of:=([Calculation.D58]/2)+128" office:value-type="float" office:value="252.402021579912" calcext:value-type="float">
            <text:p>252.4020215799</text:p>
          </table:table-cell>
          <table:table-cell table:formula="of:=([Calculation.E58]/2)+128" office:value-type="float" office:value="41.606216113037" calcext:value-type="float">
            <text:p>41.606216113</text:p>
          </table:table-cell>
          <table:table-cell table:formula="of:=([Calculation.F58]/2)+128" office:value-type="float" office:value="89.9917623070507" calcext:value-type="float">
            <text:p>89.9917623071</text:p>
          </table:table-cell>
          <table:table-cell table:formula="of:=SUM([.C59:.E59])" office:value-type="float" office:value="384" calcext:value-type="float">
            <text:p>384</text:p>
          </table:table-cell>
          <table:table-cell/>
          <table:table-cell table:formula="of:=([Calculation.I58]/2)+128" office:value-type="float" office:value="233.397902733438" calcext:value-type="float">
            <text:p>233.3979027334</text:p>
          </table:table-cell>
          <table:table-cell table:formula="of:=([Calculation.J58]/2)+128" office:value-type="float" office:value="22.6020972665623" calcext:value-type="float">
            <text:p>22.6020972666</text:p>
          </table:table-cell>
          <table:table-cell table:formula="of:=([Calculation.K58]/2)+128" office:value-type="float" office:value="70.987643460576" calcext:value-type="float">
            <text:p>70.9876434606</text:p>
          </table:table-cell>
          <table:table-cell table:formula="of:=SUM([.H59:.J59])" office:value-type="float" office:value="326.987643460576" calcext:value-type="float">
            <text:p>326.9876434606</text:p>
          </table:table-cell>
        </table:table-row>
        <table:table-row table:style-name="ro1">
          <table:table-cell table:number-columns-repeated="2"/>
          <table:table-cell table:formula="of:=([Calculation.D59]/2)+128" office:value-type="float" office:value="253.050123251412" calcext:value-type="float">
            <text:p>253.0501232514</text:p>
          </table:table-cell>
          <table:table-cell table:formula="of:=([Calculation.E59]/2)+128" office:value-type="float" office:value="43.9334085747412" calcext:value-type="float">
            <text:p>43.9334085747</text:p>
          </table:table-cell>
          <table:table-cell table:formula="of:=([Calculation.F59]/2)+128" office:value-type="float" office:value="87.0164681738469" calcext:value-type="float">
            <text:p>87.0164681738</text:p>
          </table:table-cell>
          <table:table-cell table:formula="of:=SUM([.C60:.E60])" office:value-type="float" office:value="384" calcext:value-type="float">
            <text:p>384</text:p>
          </table:table-cell>
          <table:table-cell/>
          <table:table-cell table:formula="of:=([Calculation.I59]/2)+128" office:value-type="float" office:value="232.558357338335" calcext:value-type="float">
            <text:p>232.5583573383</text:p>
          </table:table-cell>
          <table:table-cell table:formula="of:=([Calculation.J59]/2)+128" office:value-type="float" office:value="23.4416426616647" calcext:value-type="float">
            <text:p>23.4416426617</text:p>
          </table:table-cell>
          <table:table-cell table:formula="of:=([Calculation.K59]/2)+128" office:value-type="float" office:value="66.5247022607704" calcext:value-type="float">
            <text:p>66.5247022608</text:p>
          </table:table-cell>
          <table:table-cell table:formula="of:=SUM([.H60:.J60])" office:value-type="float" office:value="322.52470226077" calcext:value-type="float">
            <text:p>322.5247022608</text:p>
          </table:table-cell>
        </table:table-row>
        <table:table-row table:style-name="ro1">
          <table:table-cell table:number-columns-repeated="2"/>
          <table:table-cell table:formula="of:=([Calculation.D60]/2)+128" office:value-type="float" office:value="253.62289940459" calcext:value-type="float">
            <text:p>253.6228994046</text:p>
          </table:table-cell>
          <table:table-cell table:formula="of:=([Calculation.E60]/2)+128" office:value-type="float" office:value="46.3112396076677" calcext:value-type="float">
            <text:p>46.3112396077</text:p>
          </table:table-cell>
          <table:table-cell table:formula="of:=([Calculation.F60]/2)+128" office:value-type="float" office:value="84.0658609877423" calcext:value-type="float">
            <text:p>84.0658609877</text:p>
          </table:table-cell>
          <table:table-cell table:formula="of:=SUM([.C61:.E61])" office:value-type="float" office:value="384" calcext:value-type="float">
            <text:p>384</text:p>
          </table:table-cell>
          <table:table-cell/>
          <table:table-cell table:formula="of:=([Calculation.I60]/2)+128" office:value-type="float" office:value="231.655829898461" calcext:value-type="float">
            <text:p>231.6558298985</text:p>
          </table:table-cell>
          <table:table-cell table:formula="of:=([Calculation.J60]/2)+128" office:value-type="float" office:value="24.3441701015389" calcext:value-type="float">
            <text:p>24.3441701015</text:p>
          </table:table-cell>
          <table:table-cell table:formula="of:=([Calculation.K60]/2)+128" office:value-type="float" office:value="62.0987914816134" calcext:value-type="float">
            <text:p>62.0987914816</text:p>
          </table:table-cell>
          <table:table-cell table:formula="of:=SUM([.H61:.J61])" office:value-type="float" office:value="318.098791481613" calcext:value-type="float">
            <text:p>318.0987914816</text:p>
          </table:table-cell>
        </table:table-row>
        <table:table-row table:style-name="ro1">
          <table:table-cell table:number-columns-repeated="2"/>
          <table:table-cell table:formula="of:=([Calculation.D61]/2)+128" office:value-type="float" office:value="254.12000502051" calcext:value-type="float">
            <text:p>254.1200050205</text:p>
          </table:table-cell>
          <table:table-cell table:formula="of:=([Calculation.E61]/2)+128" office:value-type="float" office:value="48.7382768953151" calcext:value-type="float">
            <text:p>48.7382768953</text:p>
          </table:table-cell>
          <table:table-cell table:formula="of:=([Calculation.F61]/2)+128" office:value-type="float" office:value="81.1417180841753" calcext:value-type="float">
            <text:p>81.1417180842</text:p>
          </table:table-cell>
          <table:table-cell table:formula="of:=SUM([.C62:.E62])" office:value-type="float" office:value="384" calcext:value-type="float">
            <text:p>384</text:p>
          </table:table-cell>
          <table:table-cell/>
          <table:table-cell table:formula="of:=([Calculation.I61]/2)+128" office:value-type="float" office:value="230.690864062597" calcext:value-type="float">
            <text:p>230.6908640626</text:p>
          </table:table-cell>
          <table:table-cell table:formula="of:=([Calculation.J61]/2)+128" office:value-type="float" office:value="25.3091359374028" calcext:value-type="float">
            <text:p>25.3091359374</text:p>
          </table:table-cell>
          <table:table-cell table:formula="of:=([Calculation.K61]/2)+128" office:value-type="float" office:value="57.712577126263" calcext:value-type="float">
            <text:p>57.7125771263</text:p>
          </table:table-cell>
          <table:table-cell table:formula="of:=SUM([.H62:.J62])" office:value-type="float" office:value="313.712577126263" calcext:value-type="float">
            <text:p>313.7125771263</text:p>
          </table:table-cell>
        </table:table-row>
        <table:table-row table:style-name="ro1">
          <table:table-cell table:number-columns-repeated="2"/>
          <table:table-cell table:formula="of:=([Calculation.D62]/2)+128" office:value-type="float" office:value="254.541140661336" calcext:value-type="float">
            <text:p>254.5411406613</text:p>
          </table:table-cell>
          <table:table-cell table:formula="of:=([Calculation.E62]/2)+128" office:value-type="float" office:value="51.2130584811741" calcext:value-type="float">
            <text:p>51.2130584812</text:p>
          </table:table-cell>
          <table:table-cell table:formula="of:=([Calculation.F62]/2)+128" office:value-type="float" office:value="78.2458008574904" calcext:value-type="float">
            <text:p>78.2458008575</text:p>
          </table:table-cell>
          <table:table-cell table:formula="of:=SUM([.C63:.E63])" office:value-type="float" office:value="384" calcext:value-type="float">
            <text:p>384</text:p>
          </table:table-cell>
          <table:table-cell/>
          <table:table-cell table:formula="of:=([Calculation.I62]/2)+128" office:value-type="float" office:value="229.664041090081" calcext:value-type="float">
            <text:p>229.6640410901</text:p>
          </table:table-cell>
          <table:table-cell table:formula="of:=([Calculation.J62]/2)+128" office:value-type="float" office:value="26.3359589099193" calcext:value-type="float">
            <text:p>26.3359589099</text:p>
          </table:table-cell>
          <table:table-cell table:formula="of:=([Calculation.K62]/2)+128" office:value-type="float" office:value="53.3687012862356" calcext:value-type="float">
            <text:p>53.3687012862</text:p>
          </table:table-cell>
          <table:table-cell table:formula="of:=SUM([.H63:.J63])" office:value-type="float" office:value="309.368701286236" calcext:value-type="float">
            <text:p>309.3687012862</text:p>
          </table:table-cell>
        </table:table-row>
        <table:table-row table:style-name="ro1">
          <table:table-cell table:number-columns-repeated="2"/>
          <table:table-cell table:formula="of:=([Calculation.D63]/2)+128" office:value-type="float" office:value="254.886052650705" calcext:value-type="float">
            <text:p>254.8860526507</text:p>
          </table:table-cell>
          <table:table-cell table:formula="of:=([Calculation.E63]/2)+128" office:value-type="float" office:value="53.7340936493552" calcext:value-type="float">
            <text:p>53.7340936494</text:p>
          </table:table-cell>
          <table:table-cell table:formula="of:=([Calculation.F63]/2)+128" office:value-type="float" office:value="75.3798536999397" calcext:value-type="float">
            <text:p>75.3798536999</text:p>
          </table:table-cell>
          <table:table-cell table:formula="of:=SUM([.C64:.E64])" office:value-type="float" office:value="384" calcext:value-type="float">
            <text:p>384</text:p>
          </table:table-cell>
          <table:table-cell/>
          <table:table-cell table:formula="of:=([Calculation.I63]/2)+128" office:value-type="float" office:value="228.575979500675" calcext:value-type="float">
            <text:p>228.5759795007</text:p>
          </table:table-cell>
          <table:table-cell table:formula="of:=([Calculation.J63]/2)+128" office:value-type="float" office:value="27.4240204993251" calcext:value-type="float">
            <text:p>27.4240204993</text:p>
          </table:table-cell>
          <table:table-cell table:formula="of:=([Calculation.K63]/2)+128" office:value-type="float" office:value="49.0697805499095" calcext:value-type="float">
            <text:p>49.0697805499</text:p>
          </table:table-cell>
          <table:table-cell table:formula="of:=SUM([.H64:.J64])" office:value-type="float" office:value="305.06978054991" calcext:value-type="float">
            <text:p>305.0697805499</text:p>
          </table:table-cell>
        </table:table-row>
        <table:table-row table:style-name="ro1">
          <table:table-cell table:number-columns-repeated="2"/>
          <table:table-cell table:formula="of:=([Calculation.D64]/2)+128" office:value-type="float" office:value="255.154533226533" calcext:value-type="float">
            <text:p>255.1545332265</text:p>
          </table:table-cell>
          <table:table-cell table:formula="of:=([Calculation.E64]/2)+128" office:value-type="float" office:value="56.2998638225409" calcext:value-type="float">
            <text:p>56.2998638225</text:p>
          </table:table-cell>
          <table:table-cell table:formula="of:=([Calculation.F64]/2)+128" office:value-type="float" office:value="72.5456029509261" calcext:value-type="float">
            <text:p>72.5456029509</text:p>
          </table:table-cell>
          <table:table-cell table:formula="of:=SUM([.C65:.E65])" office:value-type="float" office:value="384" calcext:value-type="float">
            <text:p>384</text:p>
          </table:table-cell>
          <table:table-cell/>
          <table:table-cell table:formula="of:=([Calculation.I64]/2)+128" office:value-type="float" office:value="227.427334701996" calcext:value-type="float">
            <text:p>227.427334702</text:p>
          </table:table-cell>
          <table:table-cell table:formula="of:=([Calculation.J64]/2)+128" office:value-type="float" office:value="28.572665298004" calcext:value-type="float">
            <text:p>28.572665298</text:p>
          </table:table-cell>
          <table:table-cell table:formula="of:=([Calculation.K64]/2)+128" office:value-type="float" office:value="44.8184044263891" calcext:value-type="float">
            <text:p>44.8184044264</text:p>
          </table:table-cell>
          <table:table-cell table:formula="of:=SUM([.H65:.J65])" office:value-type="float" office:value="300.818404426389" calcext:value-type="float">
            <text:p>300.8184044264</text:p>
          </table:table-cell>
        </table:table-row>
        <table:table-row table:style-name="ro1">
          <table:table-cell table:number-columns-repeated="2"/>
          <table:table-cell table:formula="of:=([Calculation.D65]/2)+128" office:value-type="float" office:value="255.346420666159" calcext:value-type="float">
            <text:p>255.3464206662</text:p>
          </table:table-cell>
          <table:table-cell table:formula="of:=([Calculation.E65]/2)+128" office:value-type="float" office:value="58.9088234767192" calcext:value-type="float">
            <text:p>58.9088234767</text:p>
          </table:table-cell>
          <table:table-cell table:formula="of:=([Calculation.F65]/2)+128" office:value-type="float" office:value="69.7447558571214" calcext:value-type="float">
            <text:p>69.7447558571</text:p>
          </table:table-cell>
          <table:table-cell table:formula="of:=SUM([.C66:.E66])" office:value-type="float" office:value="384" calcext:value-type="float">
            <text:p>384</text:p>
          </table:table-cell>
          <table:table-cell/>
          <table:table-cell table:formula="of:=([Calculation.I65]/2)+128" office:value-type="float" office:value="226.21879859472" calcext:value-type="float">
            <text:p>226.2187985947</text:p>
          </table:table-cell>
          <table:table-cell table:formula="of:=([Calculation.J65]/2)+128" office:value-type="float" office:value="29.7812014052798" calcext:value-type="float">
            <text:p>29.7812014053</text:p>
          </table:table-cell>
          <table:table-cell table:formula="of:=([Calculation.K65]/2)+128" office:value-type="float" office:value="40.6171337856821" calcext:value-type="float">
            <text:p>40.6171337857</text:p>
          </table:table-cell>
          <table:table-cell table:formula="of:=SUM([.H66:.J66])" office:value-type="float" office:value="296.617133785682" calcext:value-type="float">
            <text:p>296.6171337857</text:p>
          </table:table-cell>
        </table:table-row>
        <table:table-row table:style-name="ro1">
          <table:table-cell table:number-columns-repeated="2"/>
          <table:table-cell table:formula="of:=([Calculation.D66]/2)+128" office:value-type="float" office:value="255.461599383766" calcext:value-type="float">
            <text:p>255.4615993838</text:p>
          </table:table-cell>
          <table:table-cell table:formula="of:=([Calculation.E66]/2)+128" office:value-type="float" office:value="61.5594010721495" calcext:value-type="float">
            <text:p>61.5594010721</text:p>
          </table:table-cell>
          <table:table-cell table:formula="of:=([Calculation.F66]/2)+128" office:value-type="float" office:value="66.9789995440845" calcext:value-type="float">
            <text:p>66.9789995441</text:p>
          </table:table-cell>
          <table:table-cell table:formula="of:=SUM([.C67:.E67])" office:value-type="float" office:value="384" calcext:value-type="float">
            <text:p>384</text:p>
          </table:table-cell>
          <table:table-cell/>
          <table:table-cell table:formula="of:=([Calculation.I66]/2)+128" office:value-type="float" office:value="224.951099155808" calcext:value-type="float">
            <text:p>224.9510991558</text:p>
          </table:table-cell>
          <table:table-cell table:formula="of:=([Calculation.J66]/2)+128" office:value-type="float" office:value="31.0489008441917" calcext:value-type="float">
            <text:p>31.0489008442</text:p>
          </table:table-cell>
          <table:table-cell table:formula="of:=([Calculation.K66]/2)+128" office:value-type="float" office:value="36.4684993161267" calcext:value-type="float">
            <text:p>36.4684993161</text:p>
          </table:table-cell>
          <table:table-cell table:formula="of:=SUM([.H67:.J67])" office:value-type="float" office:value="292.468499316127" calcext:value-type="float">
            <text:p>292.4684993161</text:p>
          </table:table-cell>
        </table:table-row>
        <table:table-row table:style-name="ro1">
          <table:table-cell table:number-columns-repeated="2"/>
          <table:table-cell table:formula="of:=([Calculation.D67]/2)+128" office:value-type="float" office:value="255.5" calcext:value-type="float">
            <text:p>255.5</text:p>
          </table:table-cell>
          <table:table-cell table:formula="of:=([Calculation.E67]/2)+128" office:value-type="float" office:value="64.25" calcext:value-type="float">
            <text:p>64.25</text:p>
          </table:table-cell>
          <table:table-cell table:formula="of:=([Calculation.F67]/2)+128" office:value-type="float" office:value="64.25" calcext:value-type="float">
            <text:p>64.25</text:p>
          </table:table-cell>
          <table:table-cell table:formula="of:=SUM([.C68:.E68])" office:value-type="float" office:value="384" calcext:value-type="float">
            <text:p>384</text:p>
          </table:table-cell>
          <table:table-cell/>
          <table:table-cell table:formula="of:=([Calculation.I67]/2)+128" office:value-type="float" office:value="223.625" calcext:value-type="float">
            <text:p>223.625</text:p>
          </table:table-cell>
          <table:table-cell table:formula="of:=([Calculation.J67]/2)+128" office:value-type="float" office:value="32.375" calcext:value-type="float">
            <text:p>32.375</text:p>
          </table:table-cell>
          <table:table-cell table:formula="of:=([Calculation.K67]/2)+128" office:value-type="float" office:value="32.375" calcext:value-type="float">
            <text:p>32.375</text:p>
          </table:table-cell>
          <table:table-cell table:formula="of:=SUM([.H68:.J68])" office:value-type="float" office:value="288.375" calcext:value-type="float">
            <text:p>288.375</text:p>
          </table:table-cell>
        </table:table-row>
        <table:table-row table:style-name="ro1">
          <table:table-cell table:number-columns-repeated="2"/>
          <table:table-cell table:formula="of:=([Calculation.D68]/2)+128" office:value-type="float" office:value="255.461599383766" calcext:value-type="float">
            <text:p>255.4615993838</text:p>
          </table:table-cell>
          <table:table-cell table:formula="of:=([Calculation.E68]/2)+128" office:value-type="float" office:value="66.9789995440844" calcext:value-type="float">
            <text:p>66.9789995441</text:p>
          </table:table-cell>
          <table:table-cell table:formula="of:=([Calculation.F68]/2)+128" office:value-type="float" office:value="61.5594010721495" calcext:value-type="float">
            <text:p>61.5594010721</text:p>
          </table:table-cell>
          <table:table-cell table:formula="of:=SUM([.C69:.E69])" office:value-type="float" office:value="384" calcext:value-type="float">
            <text:p>384</text:p>
          </table:table-cell>
          <table:table-cell/>
          <table:table-cell table:formula="of:=([Calculation.I68]/2)+128" office:value-type="float" office:value="224.951099155808" calcext:value-type="float">
            <text:p>224.9510991558</text:p>
          </table:table-cell>
          <table:table-cell table:formula="of:=([Calculation.J68]/2)+128" office:value-type="float" office:value="36.4684993161267" calcext:value-type="float">
            <text:p>36.4684993161</text:p>
          </table:table-cell>
          <table:table-cell table:formula="of:=([Calculation.K68]/2)+128" office:value-type="float" office:value="31.0489008441917" calcext:value-type="float">
            <text:p>31.0489008442</text:p>
          </table:table-cell>
          <table:table-cell table:formula="of:=SUM([.H69:.J69])" office:value-type="float" office:value="292.468499316127" calcext:value-type="float">
            <text:p>292.4684993161</text:p>
          </table:table-cell>
        </table:table-row>
        <table:table-row table:style-name="ro1">
          <table:table-cell table:number-columns-repeated="2"/>
          <table:table-cell table:formula="of:=([Calculation.D69]/2)+128" office:value-type="float" office:value="255.346420666159" calcext:value-type="float">
            <text:p>255.3464206662</text:p>
          </table:table-cell>
          <table:table-cell table:formula="of:=([Calculation.E69]/2)+128" office:value-type="float" office:value="69.7447558571214" calcext:value-type="float">
            <text:p>69.7447558571</text:p>
          </table:table-cell>
          <table:table-cell table:formula="of:=([Calculation.F69]/2)+128" office:value-type="float" office:value="58.9088234767192" calcext:value-type="float">
            <text:p>58.9088234767</text:p>
          </table:table-cell>
          <table:table-cell table:formula="of:=SUM([.C70:.E70])" office:value-type="float" office:value="384" calcext:value-type="float">
            <text:p>384</text:p>
          </table:table-cell>
          <table:table-cell/>
          <table:table-cell table:formula="of:=([Calculation.I69]/2)+128" office:value-type="float" office:value="226.21879859472" calcext:value-type="float">
            <text:p>226.2187985947</text:p>
          </table:table-cell>
          <table:table-cell table:formula="of:=([Calculation.J69]/2)+128" office:value-type="float" office:value="40.617133785682" calcext:value-type="float">
            <text:p>40.6171337857</text:p>
          </table:table-cell>
          <table:table-cell table:formula="of:=([Calculation.K69]/2)+128" office:value-type="float" office:value="29.7812014052798" calcext:value-type="float">
            <text:p>29.7812014053</text:p>
          </table:table-cell>
          <table:table-cell table:formula="of:=SUM([.H70:.J70])" office:value-type="float" office:value="296.617133785682" calcext:value-type="float">
            <text:p>296.6171337857</text:p>
          </table:table-cell>
        </table:table-row>
        <table:table-row table:style-name="ro1">
          <table:table-cell table:number-columns-repeated="2"/>
          <table:table-cell table:formula="of:=([Calculation.D70]/2)+128" office:value-type="float" office:value="255.154533226533" calcext:value-type="float">
            <text:p>255.1545332265</text:p>
          </table:table-cell>
          <table:table-cell table:formula="of:=([Calculation.E70]/2)+128" office:value-type="float" office:value="72.5456029509261" calcext:value-type="float">
            <text:p>72.5456029509</text:p>
          </table:table-cell>
          <table:table-cell table:formula="of:=([Calculation.F70]/2)+128" office:value-type="float" office:value="56.2998638225409" calcext:value-type="float">
            <text:p>56.2998638225</text:p>
          </table:table-cell>
          <table:table-cell table:formula="of:=SUM([.C71:.E71])" office:value-type="float" office:value="384" calcext:value-type="float">
            <text:p>384</text:p>
          </table:table-cell>
          <table:table-cell/>
          <table:table-cell table:formula="of:=([Calculation.I70]/2)+128" office:value-type="float" office:value="227.427334701996" calcext:value-type="float">
            <text:p>227.427334702</text:p>
          </table:table-cell>
          <table:table-cell table:formula="of:=([Calculation.J70]/2)+128" office:value-type="float" office:value="44.8184044263891" calcext:value-type="float">
            <text:p>44.8184044264</text:p>
          </table:table-cell>
          <table:table-cell table:formula="of:=([Calculation.K70]/2)+128" office:value-type="float" office:value="28.572665298004" calcext:value-type="float">
            <text:p>28.572665298</text:p>
          </table:table-cell>
          <table:table-cell table:formula="of:=SUM([.H71:.J71])" office:value-type="float" office:value="300.818404426389" calcext:value-type="float">
            <text:p>300.8184044264</text:p>
          </table:table-cell>
        </table:table-row>
        <table:table-row table:style-name="ro1">
          <table:table-cell table:number-columns-repeated="2"/>
          <table:table-cell table:formula="of:=([Calculation.D71]/2)+128" office:value-type="float" office:value="254.886052650705" calcext:value-type="float">
            <text:p>254.8860526507</text:p>
          </table:table-cell>
          <table:table-cell table:formula="of:=([Calculation.E71]/2)+128" office:value-type="float" office:value="75.3798536999397" calcext:value-type="float">
            <text:p>75.3798536999</text:p>
          </table:table-cell>
          <table:table-cell table:formula="of:=([Calculation.F71]/2)+128" office:value-type="float" office:value="53.7340936493552" calcext:value-type="float">
            <text:p>53.7340936494</text:p>
          </table:table-cell>
          <table:table-cell table:formula="of:=SUM([.C72:.E72])" office:value-type="float" office:value="384" calcext:value-type="float">
            <text:p>384</text:p>
          </table:table-cell>
          <table:table-cell/>
          <table:table-cell table:formula="of:=([Calculation.I71]/2)+128" office:value-type="float" office:value="228.575979500675" calcext:value-type="float">
            <text:p>228.5759795007</text:p>
          </table:table-cell>
          <table:table-cell table:formula="of:=([Calculation.J71]/2)+128" office:value-type="float" office:value="49.0697805499095" calcext:value-type="float">
            <text:p>49.0697805499</text:p>
          </table:table-cell>
          <table:table-cell table:formula="of:=([Calculation.K71]/2)+128" office:value-type="float" office:value="27.4240204993251" calcext:value-type="float">
            <text:p>27.4240204993</text:p>
          </table:table-cell>
          <table:table-cell table:formula="of:=SUM([.H72:.J72])" office:value-type="float" office:value="305.069780549909" calcext:value-type="float">
            <text:p>305.0697805499</text:p>
          </table:table-cell>
        </table:table-row>
        <table:table-row table:style-name="ro1">
          <table:table-cell table:number-columns-repeated="2"/>
          <table:table-cell table:formula="of:=([Calculation.D72]/2)+128" office:value-type="float" office:value="254.541140661336" calcext:value-type="float">
            <text:p>254.5411406613</text:p>
          </table:table-cell>
          <table:table-cell table:formula="of:=([Calculation.E72]/2)+128" office:value-type="float" office:value="78.2458008574904" calcext:value-type="float">
            <text:p>78.2458008575</text:p>
          </table:table-cell>
          <table:table-cell table:formula="of:=([Calculation.F72]/2)+128" office:value-type="float" office:value="51.2130584811741" calcext:value-type="float">
            <text:p>51.2130584812</text:p>
          </table:table-cell>
          <table:table-cell table:formula="of:=SUM([.C73:.E73])" office:value-type="float" office:value="384" calcext:value-type="float">
            <text:p>384</text:p>
          </table:table-cell>
          <table:table-cell/>
          <table:table-cell table:formula="of:=([Calculation.I72]/2)+128" office:value-type="float" office:value="229.664041090081" calcext:value-type="float">
            <text:p>229.6640410901</text:p>
          </table:table-cell>
          <table:table-cell table:formula="of:=([Calculation.J72]/2)+128" office:value-type="float" office:value="53.3687012862356" calcext:value-type="float">
            <text:p>53.3687012862</text:p>
          </table:table-cell>
          <table:table-cell table:formula="of:=([Calculation.K72]/2)+128" office:value-type="float" office:value="26.3359589099193" calcext:value-type="float">
            <text:p>26.3359589099</text:p>
          </table:table-cell>
          <table:table-cell table:formula="of:=SUM([.H73:.J73])" office:value-type="float" office:value="309.368701286236" calcext:value-type="float">
            <text:p>309.3687012862</text:p>
          </table:table-cell>
        </table:table-row>
        <table:table-row table:style-name="ro1">
          <table:table-cell table:number-columns-repeated="2"/>
          <table:table-cell table:formula="of:=([Calculation.D73]/2)+128" office:value-type="float" office:value="254.12000502051" calcext:value-type="float">
            <text:p>254.1200050205</text:p>
          </table:table-cell>
          <table:table-cell table:formula="of:=([Calculation.E73]/2)+128" office:value-type="float" office:value="81.1417180841753" calcext:value-type="float">
            <text:p>81.1417180842</text:p>
          </table:table-cell>
          <table:table-cell table:formula="of:=([Calculation.F73]/2)+128" office:value-type="float" office:value="48.7382768953151" calcext:value-type="float">
            <text:p>48.7382768953</text:p>
          </table:table-cell>
          <table:table-cell table:formula="of:=SUM([.C74:.E74])" office:value-type="float" office:value="384" calcext:value-type="float">
            <text:p>384</text:p>
          </table:table-cell>
          <table:table-cell/>
          <table:table-cell table:formula="of:=([Calculation.I73]/2)+128" office:value-type="float" office:value="230.690864062597" calcext:value-type="float">
            <text:p>230.6908640626</text:p>
          </table:table-cell>
          <table:table-cell table:formula="of:=([Calculation.J73]/2)+128" office:value-type="float" office:value="57.7125771262629" calcext:value-type="float">
            <text:p>57.7125771263</text:p>
          </table:table-cell>
          <table:table-cell table:formula="of:=([Calculation.K73]/2)+128" office:value-type="float" office:value="25.3091359374028" calcext:value-type="float">
            <text:p>25.3091359374</text:p>
          </table:table-cell>
          <table:table-cell table:formula="of:=SUM([.H74:.J74])" office:value-type="float" office:value="313.712577126263" calcext:value-type="float">
            <text:p>313.7125771263</text:p>
          </table:table-cell>
        </table:table-row>
        <table:table-row table:style-name="ro1">
          <table:table-cell table:number-columns-repeated="2"/>
          <table:table-cell table:formula="of:=([Calculation.D74]/2)+128" office:value-type="float" office:value="253.62289940459" calcext:value-type="float">
            <text:p>253.6228994046</text:p>
          </table:table-cell>
          <table:table-cell table:formula="of:=([Calculation.E74]/2)+128" office:value-type="float" office:value="84.0658609877422" calcext:value-type="float">
            <text:p>84.0658609877</text:p>
          </table:table-cell>
          <table:table-cell table:formula="of:=([Calculation.F74]/2)+128" office:value-type="float" office:value="46.3112396076678" calcext:value-type="float">
            <text:p>46.3112396077</text:p>
          </table:table-cell>
          <table:table-cell table:formula="of:=SUM([.C75:.E75])" office:value-type="float" office:value="384" calcext:value-type="float">
            <text:p>384</text:p>
          </table:table-cell>
          <table:table-cell/>
          <table:table-cell table:formula="of:=([Calculation.I74]/2)+128" office:value-type="float" office:value="231.655829898461" calcext:value-type="float">
            <text:p>231.6558298985</text:p>
          </table:table-cell>
          <table:table-cell table:formula="of:=([Calculation.J74]/2)+128" office:value-type="float" office:value="62.0987914816134" calcext:value-type="float">
            <text:p>62.0987914816</text:p>
          </table:table-cell>
          <table:table-cell table:formula="of:=([Calculation.K74]/2)+128" office:value-type="float" office:value="24.3441701015389" calcext:value-type="float">
            <text:p>24.3441701015</text:p>
          </table:table-cell>
          <table:table-cell table:formula="of:=SUM([.H75:.J75])" office:value-type="float" office:value="318.098791481613" calcext:value-type="float">
            <text:p>318.0987914816</text:p>
          </table:table-cell>
        </table:table-row>
        <table:table-row table:style-name="ro1">
          <table:table-cell table:number-columns-repeated="2"/>
          <table:table-cell table:formula="of:=([Calculation.D75]/2)+128" office:value-type="float" office:value="253.050123251412" calcext:value-type="float">
            <text:p>253.0501232514</text:p>
          </table:table-cell>
          <table:table-cell table:formula="of:=([Calculation.E75]/2)+128" office:value-type="float" office:value="87.0164681738469" calcext:value-type="float">
            <text:p>87.0164681738</text:p>
          </table:table-cell>
          <table:table-cell table:formula="of:=([Calculation.F75]/2)+128" office:value-type="float" office:value="43.9334085747412" calcext:value-type="float">
            <text:p>43.9334085747</text:p>
          </table:table-cell>
          <table:table-cell table:formula="of:=SUM([.C76:.E76])" office:value-type="float" office:value="384" calcext:value-type="float">
            <text:p>384</text:p>
          </table:table-cell>
          <table:table-cell/>
          <table:table-cell table:formula="of:=([Calculation.I75]/2)+128" office:value-type="float" office:value="232.558357338335" calcext:value-type="float">
            <text:p>232.5583573383</text:p>
          </table:table-cell>
          <table:table-cell table:formula="of:=([Calculation.J75]/2)+128" office:value-type="float" office:value="66.5247022607703" calcext:value-type="float">
            <text:p>66.5247022608</text:p>
          </table:table-cell>
          <table:table-cell table:formula="of:=([Calculation.K75]/2)+128" office:value-type="float" office:value="23.4416426616647" calcext:value-type="float">
            <text:p>23.4416426617</text:p>
          </table:table-cell>
          <table:table-cell table:formula="of:=SUM([.H76:.J76])" office:value-type="float" office:value="322.52470226077" calcext:value-type="float">
            <text:p>322.5247022608</text:p>
          </table:table-cell>
        </table:table-row>
        <table:table-row table:style-name="ro1">
          <table:table-cell table:number-columns-repeated="2"/>
          <table:table-cell table:formula="of:=([Calculation.D76]/2)+128" office:value-type="float" office:value="252.402021579912" calcext:value-type="float">
            <text:p>252.4020215799</text:p>
          </table:table-cell>
          <table:table-cell table:formula="of:=([Calculation.E76]/2)+128" office:value-type="float" office:value="89.9917623070507" calcext:value-type="float">
            <text:p>89.9917623071</text:p>
          </table:table-cell>
          <table:table-cell table:formula="of:=([Calculation.F76]/2)+128" office:value-type="float" office:value="41.606216113037" calcext:value-type="float">
            <text:p>41.606216113</text:p>
          </table:table-cell>
          <table:table-cell table:formula="of:=SUM([.C77:.E77])" office:value-type="float" office:value="384" calcext:value-type="float">
            <text:p>384</text:p>
          </table:table-cell>
          <table:table-cell/>
          <table:table-cell table:formula="of:=([Calculation.I76]/2)+128" office:value-type="float" office:value="233.397902733438" calcext:value-type="float">
            <text:p>233.3979027334</text:p>
          </table:table-cell>
          <table:table-cell table:formula="of:=([Calculation.J76]/2)+128" office:value-type="float" office:value="70.987643460576" calcext:value-type="float">
            <text:p>70.9876434606</text:p>
          </table:table-cell>
          <table:table-cell table:formula="of:=([Calculation.K76]/2)+128" office:value-type="float" office:value="22.6020972665623" calcext:value-type="float">
            <text:p>22.6020972666</text:p>
          </table:table-cell>
          <table:table-cell table:formula="of:=SUM([.H77:.J77])" office:value-type="float" office:value="326.987643460576" calcext:value-type="float">
            <text:p>326.9876434606</text:p>
          </table:table-cell>
        </table:table-row>
        <table:table-row table:style-name="ro1">
          <table:table-cell table:number-columns-repeated="2"/>
          <table:table-cell table:formula="of:=([Calculation.D77]/2)+128" office:value-type="float" office:value="251.678984782304" calcext:value-type="float">
            <text:p>251.6789847823</text:p>
          </table:table-cell>
          <table:table-cell table:formula="of:=([Calculation.E77]/2)+128" office:value-type="float" office:value="92.9899511814211" calcext:value-type="float">
            <text:p>92.9899511814</text:p>
          </table:table-cell>
          <table:table-cell table:formula="of:=([Calculation.F77]/2)+128" office:value-type="float" office:value="39.3310640362745" calcext:value-type="float">
            <text:p>39.3310640363</text:p>
          </table:table-cell>
          <table:table-cell table:formula="of:=SUM([.C78:.E78])" office:value-type="float" office:value="384" calcext:value-type="float">
            <text:p>384</text:p>
          </table:table-cell>
          <table:table-cell/>
          <table:table-cell table:formula="of:=([Calculation.I77]/2)+128" office:value-type="float" office:value="234.173960373015" calcext:value-type="float">
            <text:p>234.173960373</text:p>
          </table:table-cell>
          <table:table-cell table:formula="of:=([Calculation.J77]/2)+128" office:value-type="float" office:value="75.4849267721317" calcext:value-type="float">
            <text:p>75.4849267721</text:p>
          </table:table-cell>
          <table:table-cell table:formula="of:=([Calculation.K77]/2)+128" office:value-type="float" office:value="21.8260396269851" calcext:value-type="float">
            <text:p>21.826039627</text:p>
          </table:table-cell>
          <table:table-cell table:formula="of:=SUM([.H78:.J78])" office:value-type="float" office:value="331.484926772132" calcext:value-type="float">
            <text:p>331.4849267721</text:p>
          </table:table-cell>
        </table:table-row>
        <table:table-row table:style-name="ro1">
          <table:table-cell table:number-columns-repeated="2"/>
          <table:table-cell table:formula="of:=([Calculation.D78]/2)+128" office:value-type="float" office:value="250.881448388919" calcext:value-type="float">
            <text:p>250.8814483889</text:p>
          </table:table-cell>
          <table:table-cell table:formula="of:=([Calculation.E78]/2)+128" office:value-type="float" office:value="96.0092288000899" calcext:value-type="float">
            <text:p>96.0092288001</text:p>
          </table:table-cell>
          <table:table-cell table:formula="of:=([Calculation.F78]/2)+128" office:value-type="float" office:value="37.1093228109915" calcext:value-type="float">
            <text:p>37.109322811</text:p>
          </table:table-cell>
          <table:table-cell table:formula="of:=SUM([.C79:.E79])" office:value-type="float" office:value="384" calcext:value-type="float">
            <text:p>384</text:p>
          </table:table-cell>
          <table:table-cell/>
          <table:table-cell table:formula="of:=([Calculation.I78]/2)+128" office:value-type="float" office:value="234.886062788964" calcext:value-type="float">
            <text:p>234.886062789</text:p>
          </table:table-cell>
          <table:table-cell table:formula="of:=([Calculation.J78]/2)+128" office:value-type="float" office:value="80.0138432001348" calcext:value-type="float">
            <text:p>80.0138432001</text:p>
          </table:table-cell>
          <table:table-cell table:formula="of:=([Calculation.K78]/2)+128" office:value-type="float" office:value="21.1139372110365" calcext:value-type="float">
            <text:p>21.113937211</text:p>
          </table:table-cell>
          <table:table-cell table:formula="of:=SUM([.H79:.J79])" office:value-type="float" office:value="336.013843200135" calcext:value-type="float">
            <text:p>336.0138432001</text:p>
          </table:table-cell>
        </table:table-row>
        <table:table-row table:style-name="ro1">
          <table:table-cell table:number-columns-repeated="2"/>
          <table:table-cell table:formula="of:=([Calculation.D79]/2)+128" office:value-type="float" office:value="250.009892805857" calcext:value-type="float">
            <text:p>250.0098928059</text:p>
          </table:table-cell>
          <table:table-cell table:formula="of:=([Calculation.E79]/2)+128" office:value-type="float" office:value="99.0477764631174" calcext:value-type="float">
            <text:p>99.0477764631</text:p>
          </table:table-cell>
          <table:table-cell table:formula="of:=([Calculation.F79]/2)+128" office:value-type="float" office:value="34.9423307310259" calcext:value-type="float">
            <text:p>34.942330731</text:p>
          </table:table-cell>
          <table:table-cell table:formula="of:=SUM([.C80:.E80])" office:value-type="float" office:value="384" calcext:value-type="float">
            <text:p>384</text:p>
          </table:table-cell>
          <table:table-cell/>
          <table:table-cell table:formula="of:=([Calculation.I79]/2)+128" office:value-type="float" office:value="235.533781037415" calcext:value-type="float">
            <text:p>235.5337810374</text:p>
          </table:table-cell>
          <table:table-cell table:formula="of:=([Calculation.J79]/2)+128" office:value-type="float" office:value="84.5716646946761" calcext:value-type="float">
            <text:p>84.5716646947</text:p>
          </table:table-cell>
          <table:table-cell table:formula="of:=([Calculation.K79]/2)+128" office:value-type="float" office:value="20.4662189625847" calcext:value-type="float">
            <text:p>20.4662189626</text:p>
          </table:table-cell>
          <table:table-cell table:formula="of:=SUM([.H80:.J80])" office:value-type="float" office:value="340.571664694676" calcext:value-type="float">
            <text:p>340.5716646947</text:p>
          </table:table-cell>
        </table:table-row>
        <table:table-row table:style-name="ro1">
          <table:table-cell table:number-columns-repeated="2"/>
          <table:table-cell table:formula="of:=([Calculation.D80]/2)+128" office:value-type="float" office:value="249.064843025612" calcext:value-type="float">
            <text:p>249.0648430256</text:p>
          </table:table-cell>
          <table:table-cell table:formula="of:=([Calculation.E80]/2)+128" office:value-type="float" office:value="102.10376386301" calcext:value-type="float">
            <text:p>102.103763863</text:p>
          </table:table-cell>
          <table:table-cell table:formula="of:=([Calculation.F80]/2)+128" office:value-type="float" office:value="32.8313931113776" calcext:value-type="float">
            <text:p>32.8313931114</text:p>
          </table:table-cell>
          <table:table-cell table:formula="of:=SUM([.C81:.E81])" office:value-type="float" office:value="384" calcext:value-type="float">
            <text:p>384</text:p>
          </table:table-cell>
          <table:table-cell/>
          <table:table-cell table:formula="of:=([Calculation.I80]/2)+128" office:value-type="float" office:value="236.116724957117" calcext:value-type="float">
            <text:p>236.1167249571</text:p>
          </table:table-cell>
          <table:table-cell table:formula="of:=([Calculation.J80]/2)+128" office:value-type="float" office:value="89.1556457945154" calcext:value-type="float">
            <text:p>89.1556457945</text:p>
          </table:table-cell>
          <table:table-cell table:formula="of:=([Calculation.K80]/2)+128" office:value-type="float" office:value="19.8832750428827" calcext:value-type="float">
            <text:p>19.8832750429</text:p>
          </table:table-cell>
          <table:table-cell table:formula="of:=SUM([.H81:.J81])" office:value-type="float" office:value="345.155645794515" calcext:value-type="float">
            <text:p>345.1556457945</text:p>
          </table:table-cell>
        </table:table-row>
        <table:table-row table:style-name="ro1">
          <table:table-cell table:number-columns-repeated="2"/>
          <table:table-cell table:formula="of:=([Calculation.D81]/2)+128" office:value-type="float" office:value="248.046868310835" calcext:value-type="float">
            <text:p>248.0468683108</text:p>
          </table:table-cell>
          <table:table-cell table:formula="of:=([Calculation.E81]/2)+128" office:value-type="float" office:value="105.175350187229" calcext:value-type="float">
            <text:p>105.1753501872</text:p>
          </table:table-cell>
          <table:table-cell table:formula="of:=([Calculation.F81]/2)+128" office:value-type="float" office:value="30.7777815019355" calcext:value-type="float">
            <text:p>30.7777815019</text:p>
          </table:table-cell>
          <table:table-cell table:formula="of:=SUM([.C82:.E82])" office:value-type="float" office:value="384" calcext:value-type="float">
            <text:p>384</text:p>
          </table:table-cell>
          <table:table-cell/>
          <table:table-cell table:formula="of:=([Calculation.I81]/2)+128" office:value-type="float" office:value="236.63454340445" calcext:value-type="float">
            <text:p>236.6345434045</text:p>
          </table:table-cell>
          <table:table-cell table:formula="of:=([Calculation.J81]/2)+128" office:value-type="float" office:value="93.763025280844" calcext:value-type="float">
            <text:p>93.7630252808</text:p>
          </table:table-cell>
          <table:table-cell table:formula="of:=([Calculation.K81]/2)+128" office:value-type="float" office:value="19.3654565955502" calcext:value-type="float">
            <text:p>19.3654565956</text:p>
          </table:table-cell>
          <table:table-cell table:formula="of:=SUM([.H82:.J82])" office:value-type="float" office:value="349.763025280844" calcext:value-type="float">
            <text:p>349.7630252808</text:p>
          </table:table-cell>
        </table:table-row>
        <table:table-row table:style-name="ro1">
          <table:table-cell table:number-columns-repeated="2"/>
          <table:table-cell table:formula="of:=([Calculation.D82]/2)+128" office:value-type="float" office:value="246.956581851429" calcext:value-type="float">
            <text:p>246.9565818514</text:p>
          </table:table-cell>
          <table:table-cell table:formula="of:=([Calculation.E82]/2)+128" office:value-type="float" office:value="108.260685227027" calcext:value-type="float">
            <text:p>108.260685227</text:p>
          </table:table-cell>
          <table:table-cell table:formula="of:=([Calculation.F82]/2)+128" office:value-type="float" office:value="28.7827329215438" calcext:value-type="float">
            <text:p>28.7827329215</text:p>
          </table:table-cell>
          <table:table-cell table:formula="of:=SUM([.C83:.E83])" office:value-type="float" office:value="384" calcext:value-type="float">
            <text:p>384</text:p>
          </table:table-cell>
          <table:table-cell/>
          <table:table-cell table:formula="of:=([Calculation.I82]/2)+128" office:value-type="float" office:value="237.086924464943" calcext:value-type="float">
            <text:p>237.0869244649</text:p>
          </table:table-cell>
          <table:table-cell table:formula="of:=([Calculation.J82]/2)+128" office:value-type="float" office:value="98.3910278405405" calcext:value-type="float">
            <text:p>98.3910278405</text:p>
          </table:table-cell>
          <table:table-cell table:formula="of:=([Calculation.K82]/2)+128" office:value-type="float" office:value="18.9130755350573" calcext:value-type="float">
            <text:p>18.9130755351</text:p>
          </table:table-cell>
          <table:table-cell table:formula="of:=SUM([.H83:.J83])" office:value-type="float" office:value="354.391027840541" calcext:value-type="float">
            <text:p>354.3910278405</text:p>
          </table:table-cell>
        </table:table-row>
        <table:table-row table:style-name="ro1">
          <table:table-cell table:number-columns-repeated="2"/>
          <table:table-cell table:formula="of:=([Calculation.D83]/2)+128" office:value-type="float" office:value="245.794640395189" calcext:value-type="float">
            <text:p>245.7946403952</text:p>
          </table:table-cell>
          <table:table-cell table:formula="of:=([Calculation.E83]/2)+128" office:value-type="float" office:value="111.357910491943" calcext:value-type="float">
            <text:p>111.3579104919</text:p>
          </table:table-cell>
          <table:table-cell table:formula="of:=([Calculation.F83]/2)+128" office:value-type="float" office:value="26.8474491128676" calcext:value-type="float">
            <text:p>26.8474491129</text:p>
          </table:table-cell>
          <table:table-cell table:formula="of:=SUM([.C84:.E84])" office:value-type="float" office:value="384" calcext:value-type="float">
            <text:p>384</text:p>
          </table:table-cell>
          <table:table-cell/>
          <table:table-cell table:formula="of:=([Calculation.I83]/2)+128" office:value-type="float" office:value="237.473595641161" calcext:value-type="float">
            <text:p>237.4735956412</text:p>
          </table:table-cell>
          <table:table-cell table:formula="of:=([Calculation.J83]/2)+128" office:value-type="float" office:value="103.036865737915" calcext:value-type="float">
            <text:p>103.0368657379</text:p>
          </table:table-cell>
          <table:table-cell table:formula="of:=([Calculation.K83]/2)+128" office:value-type="float" office:value="18.5264043588392" calcext:value-type="float">
            <text:p>18.5264043588</text:p>
          </table:table-cell>
          <table:table-cell table:formula="of:=SUM([.H84:.J84])" office:value-type="float" office:value="359.036865737915" calcext:value-type="float">
            <text:p>359.0368657379</text:p>
          </table:table-cell>
        </table:table-row>
        <table:table-row table:style-name="ro1">
          <table:table-cell table:number-columns-repeated="2"/>
          <table:table-cell table:formula="of:=([Calculation.D84]/2)+128" office:value-type="float" office:value="244.5617438522" calcext:value-type="float">
            <text:p>244.5617438522</text:p>
          </table:table-cell>
          <table:table-cell table:formula="of:=([Calculation.E84]/2)+128" office:value-type="float" office:value="114.465160329292" calcext:value-type="float">
            <text:p>114.4651603293</text:p>
          </table:table-cell>
          <table:table-cell table:formula="of:=([Calculation.F84]/2)+128" office:value-type="float" office:value="24.9730958185082" calcext:value-type="float">
            <text:p>24.9730958185</text:p>
          </table:table-cell>
          <table:table-cell table:formula="of:=SUM([.C85:.E85])" office:value-type="float" office:value="384" calcext:value-type="float">
            <text:p>384</text:p>
          </table:table-cell>
          <table:table-cell/>
          <table:table-cell table:formula="of:=([Calculation.I84]/2)+128" office:value-type="float" office:value="237.794324016846" calcext:value-type="float">
            <text:p>237.7943240168</text:p>
          </table:table-cell>
          <table:table-cell table:formula="of:=([Calculation.J84]/2)+128" office:value-type="float" office:value="107.697740493937" calcext:value-type="float">
            <text:p>107.6977404939</text:p>
          </table:table-cell>
          <table:table-cell table:formula="of:=([Calculation.K84]/2)+128" office:value-type="float" office:value="18.205675983154" calcext:value-type="float">
            <text:p>18.2056759832</text:p>
          </table:table-cell>
          <table:table-cell table:formula="of:=SUM([.H85:.J85])" office:value-type="float" office:value="363.697740493937" calcext:value-type="float">
            <text:p>363.6977404939</text:p>
          </table:table-cell>
        </table:table-row>
        <table:table-row table:style-name="ro1">
          <table:table-cell table:number-columns-repeated="2"/>
          <table:table-cell table:formula="of:=([Calculation.D85]/2)+128" office:value-type="float" office:value="243.258634873239" calcext:value-type="float">
            <text:p>243.2586348732</text:p>
          </table:table-cell>
          <table:table-cell table:formula="of:=([Calculation.E85]/2)+128" office:value-type="float" office:value="117.580563047957" calcext:value-type="float">
            <text:p>117.580563048</text:p>
          </table:table-cell>
          <table:table-cell table:formula="of:=([Calculation.F85]/2)+128" office:value-type="float" office:value="23.1608020788037" calcext:value-type="float">
            <text:p>23.1608020788</text:p>
          </table:table-cell>
          <table:table-cell table:formula="of:=SUM([.C86:.E86])" office:value-type="float" office:value="384" calcext:value-type="float">
            <text:p>384</text:p>
          </table:table-cell>
          <table:table-cell/>
          <table:table-cell table:formula="of:=([Calculation.I85]/2)+128" office:value-type="float" office:value="238.048916397218" calcext:value-type="float">
            <text:p>238.0489163972</text:p>
          </table:table-cell>
          <table:table-cell table:formula="of:=([Calculation.J85]/2)+128" office:value-type="float" office:value="112.370844571936" calcext:value-type="float">
            <text:p>112.3708445719</text:p>
          </table:table-cell>
          <table:table-cell table:formula="of:=([Calculation.K85]/2)+128" office:value-type="float" office:value="17.9510836027823" calcext:value-type="float">
            <text:p>17.9510836028</text:p>
          </table:table-cell>
          <table:table-cell table:formula="of:=SUM([.H86:.J86])" office:value-type="float" office:value="368.370844571936" calcext:value-type="float">
            <text:p>368.3708445719</text:p>
          </table:table-cell>
        </table:table-row>
        <table:table-row table:style-name="ro1">
          <table:table-cell table:number-columns-repeated="2"/>
          <table:table-cell table:formula="of:=([Calculation.D86]/2)+128" office:value-type="float" office:value="241.886098402428" calcext:value-type="float">
            <text:p>241.8860984024</text:p>
          </table:table-cell>
          <table:table-cell table:formula="of:=([Calculation.E86]/2)+128" office:value-type="float" office:value="120.702242045835" calcext:value-type="float">
            <text:p>120.7022420458</text:p>
          </table:table-cell>
          <table:table-cell table:formula="of:=([Calculation.F86]/2)+128" office:value-type="float" office:value="21.4116595517368" calcext:value-type="float">
            <text:p>21.4116595517</text:p>
          </table:table-cell>
          <table:table-cell table:formula="of:=SUM([.C87:.E87])" office:value-type="float" office:value="384" calcext:value-type="float">
            <text:p>384</text:p>
          </table:table-cell>
          <table:table-cell/>
          <table:table-cell table:formula="of:=([Calculation.I86]/2)+128" office:value-type="float" office:value="238.237219425346" calcext:value-type="float">
            <text:p>238.2372194253</text:p>
          </table:table-cell>
          <table:table-cell table:formula="of:=([Calculation.J86]/2)+128" office:value-type="float" office:value="117.053363068753" calcext:value-type="float">
            <text:p>117.0533630688</text:p>
          </table:table-cell>
          <table:table-cell table:formula="of:=([Calculation.K86]/2)+128" office:value-type="float" office:value="17.7627805746543" calcext:value-type="float">
            <text:p>17.7627805747</text:p>
          </table:table-cell>
          <table:table-cell table:formula="of:=SUM([.H87:.J87])" office:value-type="float" office:value="373.053363068753" calcext:value-type="float">
            <text:p>373.0533630688</text:p>
          </table:table-cell>
        </table:table-row>
        <table:table-row table:style-name="ro1">
          <table:table-cell table:number-columns-repeated="2"/>
          <table:table-cell table:formula="of:=([Calculation.D87]/2)+128" office:value-type="float" office:value="240.444961204415" calcext:value-type="float">
            <text:p>240.4449612044</text:p>
          </table:table-cell>
          <table:table-cell table:formula="of:=([Calculation.E87]/2)+128" office:value-type="float" office:value="123.828316940224" calcext:value-type="float">
            <text:p>123.8283169402</text:p>
          </table:table-cell>
          <table:table-cell table:formula="of:=([Calculation.F87]/2)+128" office:value-type="float" office:value="19.7267218553612" calcext:value-type="float">
            <text:p>19.7267218554</text:p>
          </table:table-cell>
          <table:table-cell table:formula="of:=SUM([.C88:.E88])" office:value-type="float" office:value="384" calcext:value-type="float">
            <text:p>384</text:p>
          </table:table-cell>
          <table:table-cell/>
          <table:table-cell table:formula="of:=([Calculation.I87]/2)+128" office:value-type="float" office:value="238.359119674527" calcext:value-type="float">
            <text:p>238.3591196745</text:p>
          </table:table-cell>
          <table:table-cell table:formula="of:=([Calculation.J87]/2)+128" office:value-type="float" office:value="121.742475410335" calcext:value-type="float">
            <text:p>121.7424754103</text:p>
          </table:table-cell>
          <table:table-cell table:formula="of:=([Calculation.K87]/2)+128" office:value-type="float" office:value="17.640880325473" calcext:value-type="float">
            <text:p>17.6408803255</text:p>
          </table:table-cell>
          <table:table-cell table:formula="of:=SUM([.H88:.J88])" office:value-type="float" office:value="377.742475410335" calcext:value-type="float">
            <text:p>377.7424754103</text:p>
          </table:table-cell>
        </table:table-row>
        <table:table-row table:style-name="ro1">
          <table:table-cell table:number-columns-repeated="2"/>
          <table:table-cell table:formula="of:=([Calculation.D88]/2)+128" office:value-type="float" office:value="238.936091366361" calcext:value-type="float">
            <text:p>238.9360913664</text:p>
          </table:table-cell>
          <table:table-cell table:formula="of:=([Calculation.E88]/2)+128" office:value-type="float" office:value="126.956904700498" calcext:value-type="float">
            <text:p>126.9569047005</text:p>
          </table:table-cell>
          <table:table-cell table:formula="of:=([Calculation.F88]/2)+128" office:value-type="float" office:value="18.1070039331413" calcext:value-type="float">
            <text:p>18.1070039331</text:p>
          </table:table-cell>
          <table:table-cell table:formula="of:=SUM([.C89:.E89])" office:value-type="float" office:value="384" calcext:value-type="float">
            <text:p>384</text:p>
          </table:table-cell>
          <table:table-cell/>
          <table:table-cell table:formula="of:=([Calculation.I88]/2)+128" office:value-type="float" office:value="238.41454371661" calcext:value-type="float">
            <text:p>238.4145437166</text:p>
          </table:table-cell>
          <table:table-cell table:formula="of:=([Calculation.J88]/2)+128" office:value-type="float" office:value="126.435357050747" calcext:value-type="float">
            <text:p>126.4353570507</text:p>
          </table:table-cell>
          <table:table-cell table:formula="of:=([Calculation.K88]/2)+128" office:value-type="float" office:value="17.5854562833903" calcext:value-type="float">
            <text:p>17.5854562834</text:p>
          </table:table-cell>
          <table:table-cell table:formula="of:=SUM([.H89:.J89])" office:value-type="float" office:value="382.435357050747" calcext:value-type="float">
            <text:p>382.4353570507</text:p>
          </table:table-cell>
        </table:table-row>
        <table:table-row table:style-name="ro1">
          <table:table-cell table:number-columns-repeated="2"/>
          <table:table-cell table:formula="of:=([Calculation.D89]/2)+128" office:value-type="float" office:value="237.360397775035" calcext:value-type="float">
            <text:p>237.360397775</text:p>
          </table:table-cell>
          <table:table-cell table:formula="of:=([Calculation.E89]/2)+128" office:value-type="float" office:value="130.086120782377" calcext:value-type="float">
            <text:p>130.0861207824</text:p>
          </table:table-cell>
          <table:table-cell table:formula="of:=([Calculation.F89]/2)+128" office:value-type="float" office:value="16.5534814425882" calcext:value-type="float">
            <text:p>16.5534814426</text:p>
          </table:table-cell>
          <table:table-cell table:formula="of:=SUM([.C90:.E90])" office:value-type="float" office:value="384" calcext:value-type="float">
            <text:p>384</text:p>
          </table:table-cell>
          <table:table-cell/>
          <table:table-cell table:formula="of:=([Calculation.I89]/2)+128" office:value-type="float" office:value="238.403458166223" calcext:value-type="float">
            <text:p>238.4034581662</text:p>
          </table:table-cell>
          <table:table-cell table:formula="of:=([Calculation.J89]/2)+128" office:value-type="float" office:value="131.129181173566" calcext:value-type="float">
            <text:p>131.1291811736</text:p>
          </table:table-cell>
          <table:table-cell table:formula="of:=([Calculation.K89]/2)+128" office:value-type="float" office:value="17.5965418337768" calcext:value-type="float">
            <text:p>17.5965418338</text:p>
          </table:table-cell>
          <table:table-cell table:formula="of:=SUM([.H90:.J90])" office:value-type="float" office:value="387.129181173566" calcext:value-type="float">
            <text:p>387.1291811736</text:p>
          </table:table-cell>
        </table:table-row>
        <table:table-row table:style-name="ro1">
          <table:table-cell table:number-columns-repeated="2"/>
          <table:table-cell table:formula="of:=([Calculation.D90]/2)+128" office:value-type="float" office:value="235.718829569338" calcext:value-type="float">
            <text:p>235.7188295693</text:p>
          </table:table-cell>
          <table:table-cell table:formula="of:=([Calculation.E90]/2)+128" office:value-type="float" office:value="133.214080263102" calcext:value-type="float">
            <text:p>133.2140802631</text:p>
          </table:table-cell>
          <table:table-cell table:formula="of:=([Calculation.F90]/2)+128" office:value-type="float" office:value="15.0670901675605" calcext:value-type="float">
            <text:p>15.0670901676</text:p>
          </table:table-cell>
          <table:table-cell table:formula="of:=SUM([.C91:.E91])" office:value-type="float" office:value="384" calcext:value-type="float">
            <text:p>384</text:p>
          </table:table-cell>
          <table:table-cell/>
          <table:table-cell table:formula="of:=([Calculation.I90]/2)+128" office:value-type="float" office:value="238.325869700889" calcext:value-type="float">
            <text:p>238.3258697009</text:p>
          </table:table-cell>
          <table:table-cell table:formula="of:=([Calculation.J90]/2)+128" office:value-type="float" office:value="135.821120394653" calcext:value-type="float">
            <text:p>135.8211203947</text:p>
          </table:table-cell>
          <table:table-cell table:formula="of:=([Calculation.K90]/2)+128" office:value-type="float" office:value="17.6741302991114" calcext:value-type="float">
            <text:p>17.6741302991</text:p>
          </table:table-cell>
          <table:table-cell table:formula="of:=SUM([.H91:.J91])" office:value-type="float" office:value="391.821120394653" calcext:value-type="float">
            <text:p>391.8211203947</text:p>
          </table:table-cell>
        </table:table-row>
        <table:table-row table:style-name="ro1">
          <table:table-cell table:number-columns-repeated="2"/>
          <table:table-cell table:formula="of:=([Calculation.D91]/2)+128" office:value-type="float" office:value="234.012375568574" calcext:value-type="float">
            <text:p>234.0123755686</text:p>
          </table:table-cell>
          <table:table-cell table:formula="of:=([Calculation.E91]/2)+128" office:value-type="float" office:value="136.338898976843" calcext:value-type="float">
            <text:p>136.3388989768</text:p>
          </table:table-cell>
          <table:table-cell table:formula="of:=([Calculation.F91]/2)+128" office:value-type="float" office:value="13.6487254545823" calcext:value-type="float">
            <text:p>13.6487254546</text:p>
          </table:table-cell>
          <table:table-cell table:formula="of:=SUM([.C92:.E92])" office:value-type="float" office:value="384" calcext:value-type="float">
            <text:p>384</text:p>
          </table:table-cell>
          <table:table-cell/>
          <table:table-cell table:formula="of:=([Calculation.I91]/2)+128" office:value-type="float" office:value="238.181825056996" calcext:value-type="float">
            <text:p>238.181825057</text:p>
          </table:table-cell>
          <table:table-cell table:formula="of:=([Calculation.J91]/2)+128" office:value-type="float" office:value="140.508348465265" calcext:value-type="float">
            <text:p>140.5083484653</text:p>
          </table:table-cell>
          <table:table-cell table:formula="of:=([Calculation.K91]/2)+128" office:value-type="float" office:value="17.8181749430039" calcext:value-type="float">
            <text:p>17.818174943</text:p>
          </table:table-cell>
          <table:table-cell table:formula="of:=SUM([.H92:.J92])" office:value-type="float" office:value="396.508348465265" calcext:value-type="float">
            <text:p>396.5083484653</text:p>
          </table:table-cell>
        </table:table-row>
        <table:table-row table:style-name="ro1">
          <table:table-cell table:number-columns-repeated="2"/>
          <table:table-cell table:formula="of:=([Calculation.D92]/2)+128" office:value-type="float" office:value="232.242063676827" calcext:value-type="float">
            <text:p>232.2420636768</text:p>
          </table:table-cell>
          <table:table-cell table:formula="of:=([Calculation.E92]/2)+128" office:value-type="float" office:value="139.458694649652" calcext:value-type="float">
            <text:p>139.4586946497</text:p>
          </table:table-cell>
          <table:table-cell table:formula="of:=([Calculation.F92]/2)+128" office:value-type="float" office:value="12.2992416735206" calcext:value-type="float">
            <text:p>12.2992416735</text:p>
          </table:table-cell>
          <table:table-cell table:formula="of:=SUM([.C93:.E93])" office:value-type="float" office:value="384" calcext:value-type="float">
            <text:p>384</text:p>
          </table:table-cell>
          <table:table-cell/>
          <table:table-cell table:formula="of:=([Calculation.I92]/2)+128" office:value-type="float" office:value="237.971411001653" calcext:value-type="float">
            <text:p>237.9714110017</text:p>
          </table:table-cell>
          <table:table-cell table:formula="of:=([Calculation.J92]/2)+128" office:value-type="float" office:value="145.188041974479" calcext:value-type="float">
            <text:p>145.1880419745</text:p>
          </table:table-cell>
          <table:table-cell table:formula="of:=([Calculation.K92]/2)+128" office:value-type="float" office:value="18.0285889983469" calcext:value-type="float">
            <text:p>18.0285889983</text:p>
          </table:table-cell>
          <table:table-cell table:formula="of:=SUM([.H93:.J93])" office:value-type="float" office:value="401.188041974479" calcext:value-type="float">
            <text:p>401.1880419745</text:p>
          </table:table-cell>
        </table:table-row>
        <table:table-row table:style-name="ro1">
          <table:table-cell table:number-columns-repeated="2"/>
          <table:table-cell table:formula="of:=([Calculation.D93]/2)+128" office:value-type="float" office:value="230.408960263782" calcext:value-type="float">
            <text:p>230.4089602638</text:p>
          </table:table-cell>
          <table:table-cell table:formula="of:=([Calculation.E93]/2)+128" office:value-type="float" office:value="142.571588033273" calcext:value-type="float">
            <text:p>142.5715880333</text:p>
          </table:table-cell>
          <table:table-cell table:formula="of:=([Calculation.F93]/2)+128" office:value-type="float" office:value="11.0194517029449" calcext:value-type="float">
            <text:p>11.0194517029</text:p>
          </table:table-cell>
          <table:table-cell table:formula="of:=SUM([.C94:.E94])" office:value-type="float" office:value="384" calcext:value-type="float">
            <text:p>384</text:p>
          </table:table-cell>
          <table:table-cell/>
          <table:table-cell table:formula="of:=([Calculation.I93]/2)+128" office:value-type="float" office:value="237.694754280419" calcext:value-type="float">
            <text:p>237.6947542804</text:p>
          </table:table-cell>
          <table:table-cell table:formula="of:=([Calculation.J93]/2)+128" office:value-type="float" office:value="149.857382049909" calcext:value-type="float">
            <text:p>149.8573820499</text:p>
          </table:table-cell>
          <table:table-cell table:formula="of:=([Calculation.K93]/2)+128" office:value-type="float" office:value="18.3052457195813" calcext:value-type="float">
            <text:p>18.3052457196</text:p>
          </table:table-cell>
          <table:table-cell table:formula="of:=SUM([.H94:.J94])" office:value-type="float" office:value="405.857382049909" calcext:value-type="float">
            <text:p>405.8573820499</text:p>
          </table:table-cell>
        </table:table-row>
        <table:table-row table:style-name="ro1">
          <table:table-cell table:number-columns-repeated="2"/>
          <table:table-cell table:formula="of:=([Calculation.D94]/2)+128" office:value-type="float" office:value="228.514169522392" calcext:value-type="float">
            <text:p>228.5141695224</text:p>
          </table:table-cell>
          <table:table-cell table:formula="of:=([Calculation.E94]/2)+128" office:value-type="float" office:value="145.675704037129" calcext:value-type="float">
            <text:p>145.6757040371</text:p>
          </table:table-cell>
          <table:table-cell table:formula="of:=([Calculation.F94]/2)+128" office:value-type="float" office:value="9.81012644047881" calcext:value-type="float">
            <text:p>9.8101264405</text:p>
          </table:table-cell>
          <table:table-cell table:formula="of:=SUM([.C95:.E95])" office:value-type="float" office:value="384" calcext:value-type="float">
            <text:p>384</text:p>
          </table:table-cell>
          <table:table-cell/>
          <table:table-cell table:formula="of:=([Calculation.I94]/2)+128" office:value-type="float" office:value="237.352021540957" calcext:value-type="float">
            <text:p>237.352021541</text:p>
          </table:table-cell>
          <table:table-cell table:formula="of:=([Calculation.J94]/2)+128" office:value-type="float" office:value="154.513556055693" calcext:value-type="float">
            <text:p>154.5135560557</text:p>
          </table:table-cell>
          <table:table-cell table:formula="of:=([Calculation.K94]/2)+128" office:value-type="float" office:value="18.6479784590433" calcext:value-type="float">
            <text:p>18.647978459</text:p>
          </table:table-cell>
          <table:table-cell table:formula="of:=SUM([.H95:.J95])" office:value-type="float" office:value="410.513556055693" calcext:value-type="float">
            <text:p>410.5135560557</text:p>
          </table:table-cell>
        </table:table-row>
        <table:table-row table:style-name="ro1">
          <table:table-cell table:number-columns-repeated="2"/>
          <table:table-cell table:formula="of:=([Calculation.D95]/2)+128" office:value-type="float" office:value="226.558832803749" calcext:value-type="float">
            <text:p>226.5588328037</text:p>
          </table:table-cell>
          <table:table-cell table:formula="of:=([Calculation.E95]/2)+128" office:value-type="float" office:value="148.76917285781" calcext:value-type="float">
            <text:p>148.7691728578</text:p>
          </table:table-cell>
          <table:table-cell table:formula="of:=([Calculation.F95]/2)+128" office:value-type="float" office:value="8.671994338441" calcext:value-type="float">
            <text:p>8.6719943384</text:p>
          </table:table-cell>
          <table:table-cell table:formula="of:=SUM([.C96:.E96])" office:value-type="float" office:value="384" calcext:value-type="float">
            <text:p>384</text:p>
          </table:table-cell>
          <table:table-cell/>
          <table:table-cell table:formula="of:=([Calculation.I95]/2)+128" office:value-type="float" office:value="236.943419232654" calcext:value-type="float">
            <text:p>236.9434192327</text:p>
          </table:table-cell>
          <table:table-cell table:formula="of:=([Calculation.J95]/2)+128" office:value-type="float" office:value="159.153759286715" calcext:value-type="float">
            <text:p>159.1537592867</text:p>
          </table:table-cell>
          <table:table-cell table:formula="of:=([Calculation.K95]/2)+128" office:value-type="float" office:value="19.056580767346" calcext:value-type="float">
            <text:p>19.0565807673</text:p>
          </table:table-cell>
          <table:table-cell table:formula="of:=SUM([.H96:.J96])" office:value-type="float" office:value="415.153759286715" calcext:value-type="float">
            <text:p>415.1537592867</text:p>
          </table:table-cell>
        </table:table-row>
        <table:table-row table:style-name="ro1">
          <table:table-cell table:number-columns-repeated="2"/>
          <table:table-cell table:formula="of:=([Calculation.D96]/2)+128" office:value-type="float" office:value="224.544127929577" calcext:value-type="float">
            <text:p>224.5441279296</text:p>
          </table:table-cell>
          <table:table-cell table:formula="of:=([Calculation.E96]/2)+128" office:value-type="float" office:value="151.850131105371" calcext:value-type="float">
            <text:p>151.8501311054</text:p>
          </table:table-cell>
          <table:table-cell table:formula="of:=([Calculation.F96]/2)+128" office:value-type="float" office:value="7.60574096505216" calcext:value-type="float">
            <text:p>7.6057409651</text:p>
          </table:table-cell>
          <table:table-cell table:formula="of:=SUM([.C97:.E97])" office:value-type="float" office:value="384" calcext:value-type="float">
            <text:p>384</text:p>
          </table:table-cell>
          <table:table-cell/>
          <table:table-cell table:formula="of:=([Calculation.I96]/2)+128" office:value-type="float" office:value="236.469193482262" calcext:value-type="float">
            <text:p>236.4691934823</text:p>
          </table:table-cell>
          <table:table-cell table:formula="of:=([Calculation.J96]/2)+128" office:value-type="float" office:value="163.775196658057" calcext:value-type="float">
            <text:p>163.7751966581</text:p>
          </table:table-cell>
          <table:table-cell table:formula="of:=([Calculation.K96]/2)+128" office:value-type="float" office:value="19.5308065177377" calcext:value-type="float">
            <text:p>19.5308065177</text:p>
          </table:table-cell>
          <table:table-cell table:formula="of:=SUM([.H97:.J97])" office:value-type="float" office:value="419.775196658057" calcext:value-type="float">
            <text:p>419.7751966581</text:p>
          </table:table-cell>
        </table:table-row>
        <table:table-row table:style-name="ro1">
          <table:table-cell table:number-columns-repeated="2"/>
          <table:table-cell table:formula="of:=([Calculation.D97]/2)+128" office:value-type="float" office:value="222.471268482757" calcext:value-type="float">
            <text:p>222.4712684828</text:p>
          </table:table-cell>
          <table:table-cell table:formula="of:=([Calculation.E97]/2)+128" office:value-type="float" office:value="154.916722925768" calcext:value-type="float">
            <text:p>154.9167229258</text:p>
          </table:table-cell>
          <table:table-cell table:formula="of:=([Calculation.F97]/2)+128" office:value-type="float" office:value="6.61200859147463" calcext:value-type="float">
            <text:p>6.6120085915</text:p>
          </table:table-cell>
          <table:table-cell table:formula="of:=SUM([.C98:.E98])" office:value-type="float" office:value="384" calcext:value-type="float">
            <text:p>384</text:p>
          </table:table-cell>
          <table:table-cell/>
          <table:table-cell table:formula="of:=([Calculation.I97]/2)+128" office:value-type="float" office:value="235.929629945641" calcext:value-type="float">
            <text:p>235.9296299456</text:p>
          </table:table-cell>
          <table:table-cell table:formula="of:=([Calculation.J97]/2)+128" office:value-type="float" office:value="168.375084388652" calcext:value-type="float">
            <text:p>168.3750843887</text:p>
          </table:table-cell>
          <table:table-cell table:formula="of:=([Calculation.K97]/2)+128" office:value-type="float" office:value="20.0703700543587" calcext:value-type="float">
            <text:p>20.0703700544</text:p>
          </table:table-cell>
          <table:table-cell table:formula="of:=SUM([.H98:.J98])" office:value-type="float" office:value="424.375084388652" calcext:value-type="float">
            <text:p>424.3750843887</text:p>
          </table:table-cell>
        </table:table-row>
        <table:table-row table:style-name="ro1">
          <table:table-cell table:number-columns-repeated="2"/>
          <table:table-cell table:formula="of:=([Calculation.D98]/2)+128" office:value-type="float" office:value="220.341503076312" calcext:value-type="float">
            <text:p>220.3415030763</text:p>
          </table:table-cell>
          <table:table-cell table:formula="of:=([Calculation.E98]/2)+128" office:value-type="float" office:value="157.967101118756" calcext:value-type="float">
            <text:p>157.9671011188</text:p>
          </table:table-cell>
          <table:table-cell table:formula="of:=([Calculation.F98]/2)+128" office:value-type="float" office:value="5.6913958049323" calcext:value-type="float">
            <text:p>5.6913958049</text:p>
          </table:table-cell>
          <table:table-cell table:formula="of:=SUM([.C99:.E99])" office:value-type="float" office:value="384" calcext:value-type="float">
            <text:p>384</text:p>
          </table:table-cell>
          <table:table-cell/>
          <table:table-cell table:formula="of:=([Calculation.I98]/2)+128" office:value-type="float" office:value="235.32505363569" calcext:value-type="float">
            <text:p>235.3250536357</text:p>
          </table:table-cell>
          <table:table-cell table:formula="of:=([Calculation.J98]/2)+128" office:value-type="float" office:value="172.950651678134" calcext:value-type="float">
            <text:p>172.9506516781</text:p>
          </table:table-cell>
          <table:table-cell table:formula="of:=([Calculation.K98]/2)+128" office:value-type="float" office:value="20.6749463643101" calcext:value-type="float">
            <text:p>20.6749463643</text:p>
          </table:table-cell>
          <table:table-cell table:formula="of:=SUM([.H99:.J99])" office:value-type="float" office:value="428.950651678134" calcext:value-type="float">
            <text:p>428.9506516781</text:p>
          </table:table-cell>
        </table:table-row>
        <table:table-row table:style-name="ro1">
          <table:table-cell table:number-columns-repeated="2"/>
          <table:table-cell table:formula="of:=([Calculation.D99]/2)+128" office:value-type="float" office:value="218.156114601285" calcext:value-type="float">
            <text:p>218.1561146013</text:p>
          </table:table-cell>
          <table:table-cell table:formula="of:=([Calculation.E99]/2)+128" office:value-type="float" office:value="160.999428250571" calcext:value-type="float">
            <text:p>160.9994282506</text:p>
          </table:table-cell>
          <table:table-cell table:formula="of:=([Calculation.F99]/2)+128" office:value-type="float" office:value="4.84445714814379" calcext:value-type="float">
            <text:p>4.8444571481</text:p>
          </table:table-cell>
          <table:table-cell table:formula="of:=SUM([.C100:.E100])" office:value-type="float" office:value="384" calcext:value-type="float">
            <text:p>384</text:p>
          </table:table-cell>
          <table:table-cell/>
          <table:table-cell table:formula="of:=([Calculation.I99]/2)+128" office:value-type="float" office:value="234.655828726571" calcext:value-type="float">
            <text:p>234.6558287266</text:p>
          </table:table-cell>
          <table:table-cell table:formula="of:=([Calculation.J99]/2)+128" office:value-type="float" office:value="177.499142375857" calcext:value-type="float">
            <text:p>177.4991423759</text:p>
          </table:table-cell>
          <table:table-cell table:formula="of:=([Calculation.K99]/2)+128" office:value-type="float" office:value="21.3441712734295" calcext:value-type="float">
            <text:p>21.3441712734</text:p>
          </table:table-cell>
          <table:table-cell table:formula="of:=SUM([.H100:.J100])" office:value-type="float" office:value="433.499142375857" calcext:value-type="float">
            <text:p>433.4991423759</text:p>
          </table:table-cell>
        </table:table-row>
        <table:table-row table:style-name="ro1">
          <table:table-cell table:number-columns-repeated="2"/>
          <table:table-cell table:formula="of:=([Calculation.D100]/2)+128" office:value-type="float" office:value="215.916419453976" calcext:value-type="float">
            <text:p>215.916419454</text:p>
          </table:table-cell>
          <table:table-cell table:formula="of:=([Calculation.E100]/2)+128" office:value-type="float" office:value="164.011877760737" calcext:value-type="float">
            <text:p>164.0118777607</text:p>
          </table:table-cell>
          <table:table-cell table:formula="of:=([Calculation.F100]/2)+128" office:value-type="float" office:value="4.07170278528687" calcext:value-type="float">
            <text:p>4.0717027853</text:p>
          </table:table-cell>
          <table:table-cell table:formula="of:=SUM([.C101:.E101])" office:value-type="float" office:value="384" calcext:value-type="float">
            <text:p>384</text:p>
          </table:table-cell>
          <table:table-cell/>
          <table:table-cell table:formula="of:=([Calculation.I100]/2)+128" office:value-type="float" office:value="233.922358334345" calcext:value-type="float">
            <text:p>233.9223583343</text:p>
          </table:table-cell>
          <table:table-cell table:formula="of:=([Calculation.J100]/2)+128" office:value-type="float" office:value="182.017816641106" calcext:value-type="float">
            <text:p>182.0178166411</text:p>
          </table:table-cell>
          <table:table-cell table:formula="of:=([Calculation.K100]/2)+128" office:value-type="float" office:value="22.0776416656554" calcext:value-type="float">
            <text:p>22.0776416657</text:p>
          </table:table-cell>
          <table:table-cell table:formula="of:=SUM([.H101:.J101])" office:value-type="float" office:value="438.017816641106" calcext:value-type="float">
            <text:p>438.0178166411</text:p>
          </table:table-cell>
        </table:table-row>
        <table:table-row table:style-name="ro1">
          <table:table-cell table:number-columns-repeated="2"/>
          <table:table-cell table:formula="of:=([Calculation.D101]/2)+128" office:value-type="float" office:value="213.623766742995" calcext:value-type="float">
            <text:p>213.623766743</text:p>
          </table:table-cell>
          <table:table-cell table:formula="of:=([Calculation.E101]/2)+128" office:value-type="float" office:value="167.002635062311" calcext:value-type="float">
            <text:p>167.0026350623</text:p>
          </table:table-cell>
          <table:table-cell table:formula="of:=([Calculation.F101]/2)+128" office:value-type="float" office:value="3.37359819469458" calcext:value-type="float">
            <text:p>3.3735981947</text:p>
          </table:table-cell>
          <table:table-cell table:formula="of:=SUM([.C102:.E102])" office:value-type="float" office:value="384" calcext:value-type="float">
            <text:p>384</text:p>
          </table:table-cell>
          <table:table-cell/>
          <table:table-cell table:formula="of:=([Calculation.I101]/2)+128" office:value-type="float" office:value="233.12508427415" calcext:value-type="float">
            <text:p>233.1250842742</text:p>
          </table:table-cell>
          <table:table-cell table:formula="of:=([Calculation.J101]/2)+128" office:value-type="float" office:value="186.503952593466" calcext:value-type="float">
            <text:p>186.5039525935</text:p>
          </table:table-cell>
          <table:table-cell table:formula="of:=([Calculation.K101]/2)+128" office:value-type="float" office:value="22.8749157258499" calcext:value-type="float">
            <text:p>22.8749157258</text:p>
          </table:table-cell>
          <table:table-cell table:formula="of:=SUM([.H102:.J102])" office:value-type="float" office:value="442.503952593466" calcext:value-type="float">
            <text:p>442.5039525935</text:p>
          </table:table-cell>
        </table:table-row>
        <table:table-row table:style-name="ro1">
          <table:table-cell table:number-columns-repeated="2"/>
          <table:table-cell table:formula="of:=([Calculation.D102]/2)+128" office:value-type="float" office:value="211.279537476606" calcext:value-type="float">
            <text:p>211.2795374766</text:p>
          </table:table-cell>
          <table:table-cell table:formula="of:=([Calculation.E102]/2)+128" office:value-type="float" office:value="169.969898634925" calcext:value-type="float">
            <text:p>169.9698986349</text:p>
          </table:table-cell>
          <table:table-cell table:formula="of:=([Calculation.F102]/2)+128" office:value-type="float" office:value="2.75056388846849" calcext:value-type="float">
            <text:p>2.7505638885</text:p>
          </table:table-cell>
          <table:table-cell table:formula="of:=SUM([.C103:.E103])" office:value-type="float" office:value="384" calcext:value-type="float">
            <text:p>384</text:p>
          </table:table-cell>
          <table:table-cell/>
          <table:table-cell table:formula="of:=([Calculation.I102]/2)+128" office:value-type="float" office:value="232.264486794069" calcext:value-type="float">
            <text:p>232.2644867941</text:p>
          </table:table-cell>
          <table:table-cell table:formula="of:=([Calculation.J102]/2)+128" office:value-type="float" office:value="190.954847952387" calcext:value-type="float">
            <text:p>190.9548479524</text:p>
          </table:table-cell>
          <table:table-cell table:formula="of:=([Calculation.K102]/2)+128" office:value-type="float" office:value="23.735513205931" calcext:value-type="float">
            <text:p>23.7355132059</text:p>
          </table:table-cell>
          <table:table-cell table:formula="of:=SUM([.H103:.J103])" office:value-type="float" office:value="446.954847952387" calcext:value-type="float">
            <text:p>446.9548479524</text:p>
          </table:table-cell>
        </table:table-row>
        <table:table-row table:style-name="ro1">
          <table:table-cell table:number-columns-repeated="2"/>
          <table:table-cell table:formula="of:=([Calculation.D103]/2)+128" office:value-type="float" office:value="208.885143730865" calcext:value-type="float">
            <text:p>208.8851437309</text:p>
          </table:table-cell>
          <table:table-cell table:formula="of:=([Calculation.E103]/2)+128" office:value-type="float" office:value="172.911881109957" calcext:value-type="float">
            <text:p>172.91188111</text:p>
          </table:table-cell>
          <table:table-cell table:formula="of:=([Calculation.F103]/2)+128" office:value-type="float" office:value="2.20297515917792" calcext:value-type="float">
            <text:p>2.2029751592</text:p>
          </table:table-cell>
          <table:table-cell table:formula="of:=SUM([.C104:.E104])" office:value-type="float" office:value="384" calcext:value-type="float">
            <text:p>384</text:p>
          </table:table-cell>
          <table:table-cell/>
          <table:table-cell table:formula="of:=([Calculation.I103]/2)+128" office:value-type="float" office:value="231.341084285843" calcext:value-type="float">
            <text:p>231.3410842858</text:p>
          </table:table-cell>
          <table:table-cell table:formula="of:=([Calculation.J103]/2)+128" office:value-type="float" office:value="195.367821664936" calcext:value-type="float">
            <text:p>195.3678216649</text:p>
          </table:table-cell>
          <table:table-cell table:formula="of:=([Calculation.K103]/2)+128" office:value-type="float" office:value="24.6589157141566" calcext:value-type="float">
            <text:p>24.6589157142</text:p>
          </table:table-cell>
          <table:table-cell table:formula="of:=SUM([.H104:.J104])" office:value-type="float" office:value="451.367821664936" calcext:value-type="float">
            <text:p>451.3678216649</text:p>
          </table:table-cell>
        </table:table-row>
        <table:table-row table:style-name="ro1">
          <table:table-cell table:number-columns-repeated="2"/>
          <table:table-cell table:formula="of:=([Calculation.D104]/2)+128" office:value-type="float" office:value="206.44202779903" calcext:value-type="float">
            <text:p>206.442027799</text:p>
          </table:table-cell>
          <table:table-cell table:formula="of:=([Calculation.E104]/2)+128" office:value-type="float" office:value="175.826810347172" calcext:value-type="float">
            <text:p>175.8268103472</text:p>
          </table:table-cell>
          <table:table-cell table:formula="of:=([Calculation.F104]/2)+128" office:value-type="float" office:value="1.73116185379774" calcext:value-type="float">
            <text:p>1.7311618538</text:p>
          </table:table-cell>
          <table:table-cell table:formula="of:=SUM([.C105:.E105])" office:value-type="float" office:value="384" calcext:value-type="float">
            <text:p>384</text:p>
          </table:table-cell>
          <table:table-cell/>
          <table:table-cell table:formula="of:=([Calculation.I104]/2)+128" office:value-type="float" office:value="230.355432972616" calcext:value-type="float">
            <text:p>230.3554329726</text:p>
          </table:table-cell>
          <table:table-cell table:formula="of:=([Calculation.J104]/2)+128" office:value-type="float" office:value="199.740215520759" calcext:value-type="float">
            <text:p>199.7402155208</text:p>
          </table:table-cell>
          <table:table-cell table:formula="of:=([Calculation.K104]/2)+128" office:value-type="float" office:value="25.6445670273839" calcext:value-type="float">
            <text:p>25.6445670274</text:p>
          </table:table-cell>
          <table:table-cell table:formula="of:=SUM([.H105:.J105])" office:value-type="float" office:value="455.740215520759" calcext:value-type="float">
            <text:p>455.7402155208</text:p>
          </table:table-cell>
        </table:table-row>
        <table:table-row table:style-name="ro1">
          <table:table-cell table:number-columns-repeated="2"/>
          <table:table-cell table:formula="of:=([Calculation.D105]/2)+128" office:value-type="float" office:value="203.951661322785" calcext:value-type="float">
            <text:p>203.9516613228</text:p>
          </table:table-cell>
          <table:table-cell table:formula="of:=([Calculation.E105]/2)+128" office:value-type="float" office:value="178.712930502194" calcext:value-type="float">
            <text:p>178.7129305022</text:p>
          </table:table-cell>
          <table:table-cell table:formula="of:=([Calculation.F105]/2)+128" office:value-type="float" office:value="1.33540817502085" calcext:value-type="float">
            <text:p>1.335408175</text:p>
          </table:table-cell>
          <table:table-cell table:formula="of:=SUM([.C106:.E106])" office:value-type="float" office:value="384" calcext:value-type="float">
            <text:p>384</text:p>
          </table:table-cell>
          <table:table-cell/>
          <table:table-cell table:formula="of:=([Calculation.I105]/2)+128" office:value-type="float" office:value="229.308126573882" calcext:value-type="float">
            <text:p>229.3081265739</text:p>
          </table:table-cell>
          <table:table-cell table:formula="of:=([Calculation.J105]/2)+128" office:value-type="float" office:value="204.069395753291" calcext:value-type="float">
            <text:p>204.0693957533</text:p>
          </table:table-cell>
          <table:table-cell table:formula="of:=([Calculation.K105]/2)+128" office:value-type="float" office:value="26.6918734261178" calcext:value-type="float">
            <text:p>26.6918734261</text:p>
          </table:table-cell>
          <table:table-cell table:formula="of:=SUM([.H106:.J106])" office:value-type="float" office:value="460.069395753291" calcext:value-type="float">
            <text:p>460.0693957533</text:p>
          </table:table-cell>
        </table:table-row>
        <table:table-row table:style-name="ro1">
          <table:table-cell table:number-columns-repeated="2"/>
          <table:table-cell table:formula="of:=([Calculation.D106]/2)+128" office:value-type="float" office:value="201.415544405775" calcext:value-type="float">
            <text:p>201.4155444058</text:p>
          </table:table-cell>
          <table:table-cell table:formula="of:=([Calculation.E106]/2)+128" office:value-type="float" office:value="181.56850308416" calcext:value-type="float">
            <text:p>181.5685030842</text:p>
          </table:table-cell>
          <table:table-cell table:formula="of:=([Calculation.F106]/2)+128" office:value-type="float" office:value="1.01595251006516" calcext:value-type="float">
            <text:p>1.0159525101</text:p>
          </table:table-cell>
          <table:table-cell table:formula="of:=SUM([.C107:.E107])" office:value-type="float" office:value="384" calcext:value-type="float">
            <text:p>384</text:p>
          </table:table-cell>
          <table:table-cell/>
          <table:table-cell table:formula="of:=([Calculation.I106]/2)+128" office:value-type="float" office:value="228.199795947855" calcext:value-type="float">
            <text:p>228.1997959479</text:p>
          </table:table-cell>
          <table:table-cell table:formula="of:=([Calculation.J106]/2)+128" office:value-type="float" office:value="208.352754626239" calcext:value-type="float">
            <text:p>208.3527546262</text:p>
          </table:table-cell>
          <table:table-cell table:formula="of:=([Calculation.K106]/2)+128" office:value-type="float" office:value="27.8002040521449" calcext:value-type="float">
            <text:p>27.8002040521</text:p>
          </table:table-cell>
          <table:table-cell table:formula="of:=SUM([.H107:.J107])" office:value-type="float" office:value="464.352754626239" calcext:value-type="float">
            <text:p>464.3527546262</text:p>
          </table:table-cell>
        </table:table-row>
        <table:table-row table:style-name="ro1">
          <table:table-cell table:number-columns-repeated="2"/>
          <table:table-cell table:formula="of:=([Calculation.D107]/2)+128" office:value-type="float" office:value="198.835204709999" calcext:value-type="float">
            <text:p>198.83520471</text:p>
          </table:table-cell>
          <table:table-cell table:formula="of:=([Calculation.E107]/2)+128" office:value-type="float" office:value="184.391808002923" calcext:value-type="float">
            <text:p>184.3918080029</text:p>
          </table:table-cell>
          <table:table-cell table:formula="of:=([Calculation.F107]/2)+128" office:value-type="float" office:value="0.772987287078053" calcext:value-type="float">
            <text:p>0.7729872871</text:p>
          </table:table-cell>
          <table:table-cell table:formula="of:=SUM([.C108:.E108])" office:value-type="float" office:value="384" calcext:value-type="float">
            <text:p>384</text:p>
          </table:table-cell>
          <table:table-cell/>
          <table:table-cell table:formula="of:=([Calculation.I107]/2)+128" office:value-type="float" office:value="227.031108711461" calcext:value-type="float">
            <text:p>227.0311087115</text:p>
          </table:table-cell>
          <table:table-cell table:formula="of:=([Calculation.J107]/2)+128" office:value-type="float" office:value="212.587712004384" calcext:value-type="float">
            <text:p>212.5877120044</text:p>
          </table:table-cell>
          <table:table-cell table:formula="of:=([Calculation.K107]/2)+128" office:value-type="float" office:value="28.9688912885394" calcext:value-type="float">
            <text:p>28.9688912885</text:p>
          </table:table-cell>
          <table:table-cell table:formula="of:=SUM([.H108:.J108])" office:value-type="float" office:value="468.587712004384" calcext:value-type="float">
            <text:p>468.5877120044</text:p>
          </table:table-cell>
        </table:table-row>
        <table:table-row table:style-name="ro1">
          <table:table-cell table:number-columns-repeated="2"/>
          <table:table-cell table:formula="of:=([Calculation.D108]/2)+128" office:value-type="float" office:value="196.212196535605" calcext:value-type="float">
            <text:p>196.2121965356</text:p>
          </table:table-cell>
          <table:table-cell table:formula="of:=([Calculation.E108]/2)+128" office:value-type="float" office:value="187.18114460517" calcext:value-type="float">
            <text:p>187.1811446052</text:p>
          </table:table-cell>
          <table:table-cell table:formula="of:=([Calculation.F108]/2)+128" office:value-type="float" office:value="0.60665885922478" calcext:value-type="float">
            <text:p>0.6066588592</text:p>
          </table:table-cell>
          <table:table-cell table:formula="of:=SUM([.C109:.E109])" office:value-type="float" office:value="384" calcext:value-type="float">
            <text:p>384</text:p>
          </table:table-cell>
          <table:table-cell/>
          <table:table-cell table:formula="of:=([Calculation.I108]/2)+128" office:value-type="float" office:value="225.80276883819" calcext:value-type="float">
            <text:p>225.8027688382</text:p>
          </table:table-cell>
          <table:table-cell table:formula="of:=([Calculation.J108]/2)+128" office:value-type="float" office:value="216.771716907755" calcext:value-type="float">
            <text:p>216.7717169078</text:p>
          </table:table-cell>
          <table:table-cell table:formula="of:=([Calculation.K108]/2)+128" office:value-type="float" office:value="30.19723116181" calcext:value-type="float">
            <text:p>30.1972311618</text:p>
          </table:table-cell>
          <table:table-cell table:formula="of:=SUM([.H109:.J109])" office:value-type="float" office:value="472.771716907756" calcext:value-type="float">
            <text:p>472.7717169078</text:p>
          </table:table-cell>
        </table:table-row>
        <table:table-row table:style-name="ro1">
          <table:table-cell table:number-columns-repeated="2"/>
          <table:table-cell table:formula="of:=([Calculation.D109]/2)+128" office:value-type="float" office:value="193.548099884636" calcext:value-type="float">
            <text:p>193.5480998846</text:p>
          </table:table-cell>
          <table:table-cell table:formula="of:=([Calculation.E109]/2)+128" office:value-type="float" office:value="189.934832698833" calcext:value-type="float">
            <text:p>189.9348326988</text:p>
          </table:table-cell>
          <table:table-cell table:formula="of:=([Calculation.F109]/2)+128" office:value-type="float" office:value="0.517067416530864" calcext:value-type="float">
            <text:p>0.5170674165</text:p>
          </table:table-cell>
          <table:table-cell table:formula="of:=SUM([.C110:.E110])" office:value-type="float" office:value="384" calcext:value-type="float">
            <text:p>384</text:p>
          </table:table-cell>
          <table:table-cell/>
          <table:table-cell table:formula="of:=([Calculation.I109]/2)+128" office:value-type="float" office:value="224.515516234052" calcext:value-type="float">
            <text:p>224.5155162341</text:p>
          </table:table-cell>
          <table:table-cell table:formula="of:=([Calculation.J109]/2)+128" office:value-type="float" office:value="220.90224904825" calcext:value-type="float">
            <text:p>220.9022490483</text:p>
          </table:table-cell>
          <table:table-cell table:formula="of:=([Calculation.K109]/2)+128" office:value-type="float" office:value="31.4844837659475" calcext:value-type="float">
            <text:p>31.4844837659</text:p>
          </table:table-cell>
          <table:table-cell table:formula="of:=SUM([.H110:.J110])" office:value-type="float" office:value="476.90224904825" calcext:value-type="float">
            <text:p>476.9022490483</text:p>
          </table:table-cell>
        </table:table-row>
        <table:table-row table:style-name="ro1">
          <table:table-cell table:number-columns-repeated="2"/>
          <table:table-cell table:formula="of:=([Calculation.D110]/2)+128" office:value-type="float" office:value="190.844519509297" calcext:value-type="float">
            <text:p>190.8445195093</text:p>
          </table:table-cell>
          <table:table-cell table:formula="of:=([Calculation.E110]/2)+128" office:value-type="float" office:value="192.651213565171" calcext:value-type="float">
            <text:p>192.6512135652</text:p>
          </table:table-cell>
          <table:table-cell table:formula="of:=([Calculation.F110]/2)+128" office:value-type="float" office:value="0.504266925531354" calcext:value-type="float">
            <text:p>0.5042669255</text:p>
          </table:table-cell>
          <table:table-cell table:formula="of:=SUM([.C111:.E111])" office:value-type="float" office:value="384" calcext:value-type="float">
            <text:p>384</text:p>
          </table:table-cell>
          <table:table-cell/>
          <table:table-cell table:formula="of:=([Calculation.I110]/2)+128" office:value-type="float" office:value="222.266779263946" calcext:value-type="float">
            <text:p>222.2667792639</text:p>
          </table:table-cell>
          <table:table-cell table:formula="of:=([Calculation.J110]/2)+128" office:value-type="float" office:value="224.07347331982" calcext:value-type="float">
            <text:p>224.0734733198</text:p>
          </table:table-cell>
          <table:table-cell table:formula="of:=([Calculation.K110]/2)+128" office:value-type="float" office:value="31.9265266801801" calcext:value-type="float">
            <text:p>31.9265266802</text:p>
          </table:table-cell>
          <table:table-cell table:formula="of:=SUM([.H111:.J111])" office:value-type="float" office:value="478.266779263946" calcext:value-type="float">
            <text:p>478.2667792639</text:p>
          </table:table-cell>
        </table:table-row>
        <table:table-row table:style-name="ro1">
          <table:table-cell table:number-columns-repeated="2"/>
          <table:table-cell table:formula="of:=([Calculation.D111]/2)+128" office:value-type="float" office:value="188.103083945315" calcext:value-type="float">
            <text:p>188.1030839453</text:p>
          </table:table-cell>
          <table:table-cell table:formula="of:=([Calculation.E111]/2)+128" office:value-type="float" office:value="195.328650957922" calcext:value-type="float">
            <text:p>195.3286509579</text:p>
          </table:table-cell>
          <table:table-cell table:formula="of:=([Calculation.F111]/2)+128" office:value-type="float" office:value="0.568265096763369" calcext:value-type="float">
            <text:p>0.5682650968</text:p>
          </table:table-cell>
          <table:table-cell table:formula="of:=SUM([.C112:.E112])" office:value-type="float" office:value="384" calcext:value-type="float">
            <text:p>384</text:p>
          </table:table-cell>
          <table:table-cell/>
          <table:table-cell table:formula="of:=([Calculation.I111]/2)+128" office:value-type="float" office:value="218.154625917972" calcext:value-type="float">
            <text:p>218.154625918</text:p>
          </table:table-cell>
          <table:table-cell table:formula="of:=([Calculation.J111]/2)+128" office:value-type="float" office:value="225.380192930579" calcext:value-type="float">
            <text:p>225.3801929306</text:p>
          </table:table-cell>
          <table:table-cell table:formula="of:=([Calculation.K111]/2)+128" office:value-type="float" office:value="30.6198070694207" calcext:value-type="float">
            <text:p>30.6198070694</text:p>
          </table:table-cell>
          <table:table-cell table:formula="of:=SUM([.H112:.J112])" office:value-type="float" office:value="474.154625917972" calcext:value-type="float">
            <text:p>474.154625918</text:p>
          </table:table-cell>
        </table:table-row>
        <table:table-row table:style-name="ro1">
          <table:table-cell table:number-columns-repeated="2"/>
          <table:table-cell table:formula="of:=([Calculation.D112]/2)+128" office:value-type="float" office:value="185.325444530962" calcext:value-type="float">
            <text:p>185.325444531</text:p>
          </table:table-cell>
          <table:table-cell table:formula="of:=([Calculation.E112]/2)+128" office:value-type="float" office:value="197.965532088916" calcext:value-type="float">
            <text:p>197.9655320889</text:p>
          </table:table-cell>
          <table:table-cell table:formula="of:=([Calculation.F112]/2)+128" office:value-type="float" office:value="0.709023380121636" calcext:value-type="float">
            <text:p>0.7090233801</text:p>
          </table:table-cell>
          <table:table-cell table:formula="of:=SUM([.C113:.E113])" office:value-type="float" office:value="384" calcext:value-type="float">
            <text:p>384</text:p>
          </table:table-cell>
          <table:table-cell/>
          <table:table-cell table:formula="of:=([Calculation.I112]/2)+128" office:value-type="float" office:value="213.988166796443" calcext:value-type="float">
            <text:p>213.9881667964</text:p>
          </table:table-cell>
          <table:table-cell table:formula="of:=([Calculation.J112]/2)+128" office:value-type="float" office:value="226.628254354397" calcext:value-type="float">
            <text:p>226.6282543544</text:p>
          </table:table-cell>
          <table:table-cell table:formula="of:=([Calculation.K112]/2)+128" office:value-type="float" office:value="29.3717456456028" calcext:value-type="float">
            <text:p>29.3717456456</text:p>
          </table:table-cell>
          <table:table-cell table:formula="of:=SUM([.H113:.J113])" office:value-type="float" office:value="469.988166796443" calcext:value-type="float">
            <text:p>469.9881667964</text:p>
          </table:table-cell>
        </table:table-row>
        <table:table-row table:style-name="ro1">
          <table:table-cell table:number-columns-repeated="2"/>
          <table:table-cell table:formula="of:=([Calculation.D113]/2)+128" office:value-type="float" office:value="182.513274412361" calcext:value-type="float">
            <text:p>182.5132744124</text:p>
          </table:table-cell>
          <table:table-cell table:formula="of:=([Calculation.E113]/2)+128" office:value-type="float" office:value="200.560268599559" calcext:value-type="float">
            <text:p>200.5602685996</text:p>
          </table:table-cell>
          <table:table-cell table:formula="of:=([Calculation.F113]/2)+128" office:value-type="float" office:value="0.926456988079508" calcext:value-type="float">
            <text:p>0.9264569881</text:p>
          </table:table-cell>
          <table:table-cell table:formula="of:=SUM([.C114:.E114])" office:value-type="float" office:value="384" calcext:value-type="float">
            <text:p>384</text:p>
          </table:table-cell>
          <table:table-cell/>
          <table:table-cell table:formula="of:=([Calculation.I113]/2)+128" office:value-type="float" office:value="209.769911618541" calcext:value-type="float">
            <text:p>209.7699116185</text:p>
          </table:table-cell>
          <table:table-cell table:formula="of:=([Calculation.J113]/2)+128" office:value-type="float" office:value="227.81690580574" calcext:value-type="float">
            <text:p>227.8169058057</text:p>
          </table:table-cell>
          <table:table-cell table:formula="of:=([Calculation.K113]/2)+128" office:value-type="float" office:value="28.18309419426" calcext:value-type="float">
            <text:p>28.1830941943</text:p>
          </table:table-cell>
          <table:table-cell table:formula="of:=SUM([.H114:.J114])" office:value-type="float" office:value="465.769911618541" calcext:value-type="float">
            <text:p>465.7699116185</text:p>
          </table:table-cell>
        </table:table-row>
        <table:table-row table:style-name="ro1">
          <table:table-cell table:number-columns-repeated="2"/>
          <table:table-cell table:formula="of:=([Calculation.D114]/2)+128" office:value-type="float" office:value="179.668267535636" calcext:value-type="float">
            <text:p>179.6682675356</text:p>
          </table:table-cell>
          <table:table-cell table:formula="of:=([Calculation.E114]/2)+128" office:value-type="float" office:value="203.111297517602" calcext:value-type="float">
            <text:p>203.1112975176</text:p>
          </table:table-cell>
          <table:table-cell table:formula="of:=([Calculation.F114]/2)+128" office:value-type="float" office:value="1.22043494676194" calcext:value-type="float">
            <text:p>1.2204349468</text:p>
          </table:table-cell>
          <table:table-cell table:formula="of:=SUM([.C115:.E115])" office:value-type="float" office:value="384" calcext:value-type="float">
            <text:p>384</text:p>
          </table:table-cell>
          <table:table-cell/>
          <table:table-cell table:formula="of:=([Calculation.I114]/2)+128" office:value-type="float" office:value="205.502401303454" calcext:value-type="float">
            <text:p>205.5024013035</text:p>
          </table:table-cell>
          <table:table-cell table:formula="of:=([Calculation.J114]/2)+128" office:value-type="float" office:value="228.94543128542" calcext:value-type="float">
            <text:p>228.9454312854</text:p>
          </table:table-cell>
          <table:table-cell table:formula="of:=([Calculation.K114]/2)+128" office:value-type="float" office:value="27.0545687145801" calcext:value-type="float">
            <text:p>27.0545687146</text:p>
          </table:table-cell>
          <table:table-cell table:formula="of:=SUM([.H115:.J115])" office:value-type="float" office:value="461.502401303454" calcext:value-type="float">
            <text:p>461.5024013035</text:p>
          </table:table-cell>
        </table:table-row>
        <table:table-row table:style-name="ro1">
          <table:table-cell table:number-columns-repeated="2"/>
          <table:table-cell table:formula="of:=([Calculation.D115]/2)+128" office:value-type="float" office:value="176.792137626549" calcext:value-type="float">
            <text:p>176.7921376265</text:p>
          </table:table-cell>
          <table:table-cell table:formula="of:=([Calculation.E115]/2)+128" office:value-type="float" office:value="205.617082198612" calcext:value-type="float">
            <text:p>205.6170821986</text:p>
          </table:table-cell>
          <table:table-cell table:formula="of:=([Calculation.F115]/2)+128" office:value-type="float" office:value="1.59078017483917" calcext:value-type="float">
            <text:p>1.5907801748</text:p>
          </table:table-cell>
          <table:table-cell table:formula="of:=SUM([.C116:.E116])" office:value-type="float" office:value="384" calcext:value-type="float">
            <text:p>384</text:p>
          </table:table-cell>
          <table:table-cell/>
          <table:table-cell table:formula="of:=([Calculation.I115]/2)+128" office:value-type="float" office:value="201.188206439823" calcext:value-type="float">
            <text:p>201.1882064398</text:p>
          </table:table-cell>
          <table:table-cell table:formula="of:=([Calculation.J115]/2)+128" office:value-type="float" office:value="230.013151011886" calcext:value-type="float">
            <text:p>230.0131510119</text:p>
          </table:table-cell>
          <table:table-cell table:formula="of:=([Calculation.K115]/2)+128" office:value-type="float" office:value="25.9868489881136" calcext:value-type="float">
            <text:p>25.9868489881</text:p>
          </table:table-cell>
          <table:table-cell table:formula="of:=SUM([.H116:.J116])" office:value-type="float" office:value="457.188206439824" calcext:value-type="float">
            <text:p>457.1882064398</text:p>
          </table:table-cell>
        </table:table-row>
        <table:table-row table:style-name="ro1">
          <table:table-cell table:number-columns-repeated="2"/>
          <table:table-cell table:formula="of:=([Calculation.D116]/2)+128" office:value-type="float" office:value="173.886617158211" calcext:value-type="float">
            <text:p>173.8866171582</text:p>
          </table:table-cell>
          <table:table-cell table:formula="of:=([Calculation.E116]/2)+128" office:value-type="float" office:value="208.076113251595" calcext:value-type="float">
            <text:p>208.0761132516</text:p>
          </table:table-cell>
          <table:table-cell table:formula="of:=([Calculation.F116]/2)+128" office:value-type="float" office:value="2.0372695901939" calcext:value-type="float">
            <text:p>2.0372695902</text:p>
          </table:table-cell>
          <table:table-cell table:formula="of:=SUM([.C117:.E117])" office:value-type="float" office:value="384" calcext:value-type="float">
            <text:p>384</text:p>
          </table:table-cell>
          <table:table-cell/>
          <table:table-cell table:formula="of:=([Calculation.I116]/2)+128" office:value-type="float" office:value="196.829925737317" calcext:value-type="float">
            <text:p>196.8299257373</text:p>
          </table:table-cell>
          <table:table-cell table:formula="of:=([Calculation.J116]/2)+128" office:value-type="float" office:value="231.019421830701" calcext:value-type="float">
            <text:p>231.0194218307</text:p>
          </table:table-cell>
          <table:table-cell table:formula="of:=([Calculation.K116]/2)+128" office:value-type="float" office:value="24.9805781692994" calcext:value-type="float">
            <text:p>24.9805781693</text:p>
          </table:table-cell>
          <table:table-cell table:formula="of:=SUM([.H117:.J117])" office:value-type="float" office:value="452.829925737317" calcext:value-type="float">
            <text:p>452.8299257373</text:p>
          </table:table-cell>
        </table:table-row>
        <table:table-row table:style-name="ro1">
          <table:table-cell table:number-columns-repeated="2"/>
          <table:table-cell table:formula="of:=([Calculation.D117]/2)+128" office:value-type="float" office:value="170.953456307508" calcext:value-type="float">
            <text:p>170.9534563075</text:p>
          </table:table-cell>
          <table:table-cell table:formula="of:=([Calculation.E117]/2)+128" office:value-type="float" office:value="210.486909448194" calcext:value-type="float">
            <text:p>210.4869094482</text:p>
          </table:table-cell>
          <table:table-cell table:formula="of:=([Calculation.F117]/2)+128" office:value-type="float" office:value="2.55963424429763" calcext:value-type="float">
            <text:p>2.5596342443</text:p>
          </table:table-cell>
          <table:table-cell table:formula="of:=SUM([.C118:.E118])" office:value-type="float" office:value="384" calcext:value-type="float">
            <text:p>384</text:p>
          </table:table-cell>
          <table:table-cell/>
          <table:table-cell table:formula="of:=([Calculation.I117]/2)+128" office:value-type="float" office:value="192.430184461262" calcext:value-type="float">
            <text:p>192.4301844613</text:p>
          </table:table-cell>
          <table:table-cell table:formula="of:=([Calculation.J117]/2)+128" office:value-type="float" office:value="231.963637601948" calcext:value-type="float">
            <text:p>231.9636376019</text:p>
          </table:table-cell>
          <table:table-cell table:formula="of:=([Calculation.K117]/2)+128" office:value-type="float" office:value="24.0363623980517" calcext:value-type="float">
            <text:p>24.0363623981</text:p>
          </table:table-cell>
          <table:table-cell table:formula="of:=SUM([.H118:.J118])" office:value-type="float" office:value="448.430184461262" calcext:value-type="float">
            <text:p>448.4301844613</text:p>
          </table:table-cell>
        </table:table-row>
        <table:table-row table:style-name="ro1">
          <table:table-cell table:number-columns-repeated="2"/>
          <table:table-cell table:formula="of:=([Calculation.D118]/2)+128" office:value-type="float" office:value="167.994421900859" calcext:value-type="float">
            <text:p>167.9944219009</text:p>
          </table:table-cell>
          <table:table-cell table:formula="of:=([Calculation.E118]/2)+128" office:value-type="float" office:value="212.848018614926" calcext:value-type="float">
            <text:p>212.8480186149</text:p>
          </table:table-cell>
          <table:table-cell table:formula="of:=([Calculation.F118]/2)+128" office:value-type="float" office:value="3.15755948421521" calcext:value-type="float">
            <text:p>3.1575594842</text:p>
          </table:table-cell>
          <table:table-cell table:formula="of:=SUM([.C119:.E119])" office:value-type="float" office:value="384" calcext:value-type="float">
            <text:p>384</text:p>
          </table:table-cell>
          <table:table-cell/>
          <table:table-cell table:formula="of:=([Calculation.I118]/2)+128" office:value-type="float" office:value="187.991632851288" calcext:value-type="float">
            <text:p>187.9916328513</text:p>
          </table:table-cell>
          <table:table-cell table:formula="of:=([Calculation.J118]/2)+128" office:value-type="float" office:value="232.845229565355" calcext:value-type="float">
            <text:p>232.8452295654</text:p>
          </table:table-cell>
          <table:table-cell table:formula="of:=([Calculation.K118]/2)+128" office:value-type="float" office:value="23.1547704346445" calcext:value-type="float">
            <text:p>23.1547704346</text:p>
          </table:table-cell>
          <table:table-cell table:formula="of:=SUM([.H119:.J119])" office:value-type="float" office:value="443.991632851288" calcext:value-type="float">
            <text:p>443.9916328513</text:p>
          </table:table-cell>
        </table:table-row>
        <table:table-row table:style-name="ro1">
          <table:table-cell table:number-columns-repeated="2"/>
          <table:table-cell table:formula="of:=([Calculation.D119]/2)+128" office:value-type="float" office:value="165.011296349944" calcext:value-type="float">
            <text:p>165.0112963499</text:p>
          </table:table-cell>
          <table:table-cell table:formula="of:=([Calculation.E119]/2)+128" office:value-type="float" office:value="215.158018507916" calcext:value-type="float">
            <text:p>215.1580185079</text:p>
          </table:table-cell>
          <table:table-cell table:formula="of:=([Calculation.F119]/2)+128" office:value-type="float" office:value="3.83068514213996" calcext:value-type="float">
            <text:p>3.8306851421</text:p>
          </table:table-cell>
          <table:table-cell table:formula="of:=SUM([.C120:.E120])" office:value-type="float" office:value="384" calcext:value-type="float">
            <text:p>384</text:p>
          </table:table-cell>
          <table:table-cell/>
          <table:table-cell table:formula="of:=([Calculation.I119]/2)+128" office:value-type="float" office:value="183.516944524916" calcext:value-type="float">
            <text:p>183.5169445249</text:p>
          </table:table-cell>
          <table:table-cell table:formula="of:=([Calculation.J119]/2)+128" office:value-type="float" office:value="233.663666682888" calcext:value-type="float">
            <text:p>233.6636666829</text:p>
          </table:table-cell>
          <table:table-cell table:formula="of:=([Calculation.K119]/2)+128" office:value-type="float" office:value="22.3363333171119" calcext:value-type="float">
            <text:p>22.3363333171</text:p>
          </table:table-cell>
          <table:table-cell table:formula="of:=SUM([.H120:.J120])" office:value-type="float" office:value="439.516944524916" calcext:value-type="float">
            <text:p>439.5169445249</text:p>
          </table:table-cell>
        </table:table-row>
        <table:table-row table:style-name="ro1">
          <table:table-cell table:number-columns-repeated="2"/>
          <table:table-cell table:formula="of:=([Calculation.D120]/2)+128" office:value-type="float" office:value="162.00587657805" calcext:value-type="float">
            <text:p>162.0058765781</text:p>
          </table:table-cell>
          <table:table-cell table:formula="of:=([Calculation.E120]/2)+128" office:value-type="float" office:value="217.415517669605" calcext:value-type="float">
            <text:p>217.4155176696</text:p>
          </table:table-cell>
          <table:table-cell table:formula="of:=([Calculation.F120]/2)+128" office:value-type="float" office:value="4.57860575234535" calcext:value-type="float">
            <text:p>4.5786057523</text:p>
          </table:table-cell>
          <table:table-cell table:formula="of:=SUM([.C121:.E121])" office:value-type="float" office:value="384" calcext:value-type="float">
            <text:p>384</text:p>
          </table:table-cell>
          <table:table-cell/>
          <table:table-cell table:formula="of:=([Calculation.I120]/2)+128" office:value-type="float" office:value="179.008814867074" calcext:value-type="float">
            <text:p>179.0088148671</text:p>
          </table:table-cell>
          <table:table-cell table:formula="of:=([Calculation.J120]/2)+128" office:value-type="float" office:value="234.41845595863" calcext:value-type="float">
            <text:p>234.4184559586</text:p>
          </table:table-cell>
          <table:table-cell table:formula="of:=([Calculation.K120]/2)+128" office:value-type="float" office:value="21.5815440413701" calcext:value-type="float">
            <text:p>21.5815440414</text:p>
          </table:table-cell>
          <table:table-cell table:formula="of:=SUM([.H121:.J121])" office:value-type="float" office:value="435.008814867074" calcext:value-type="float">
            <text:p>435.0088148671</text:p>
          </table:table-cell>
        </table:table-row>
        <table:table-row table:style-name="ro1">
          <table:table-cell table:number-columns-repeated="2"/>
          <table:table-cell table:formula="of:=([Calculation.D121]/2)+128" office:value-type="float" office:value="158.979972937666" calcext:value-type="float">
            <text:p>158.9799729377</text:p>
          </table:table-cell>
          <table:table-cell table:formula="of:=([Calculation.E121]/2)+128" office:value-type="float" office:value="219.619156266911" calcext:value-type="float">
            <text:p>219.6191562669</text:p>
          </table:table-cell>
          <table:table-cell table:formula="of:=([Calculation.F121]/2)+128" office:value-type="float" office:value="5.40087079542236" calcext:value-type="float">
            <text:p>5.4008707954</text:p>
          </table:table-cell>
          <table:table-cell table:formula="of:=SUM([.C122:.E122])" office:value-type="float" office:value="384" calcext:value-type="float">
            <text:p>384</text:p>
          </table:table-cell>
          <table:table-cell/>
          <table:table-cell table:formula="of:=([Calculation.I121]/2)+128" office:value-type="float" office:value="174.469959406499" calcext:value-type="float">
            <text:p>174.4699594065</text:p>
          </table:table-cell>
          <table:table-cell table:formula="of:=([Calculation.J121]/2)+128" office:value-type="float" office:value="235.109142735745" calcext:value-type="float">
            <text:p>235.1091427357</text:p>
          </table:table-cell>
          <table:table-cell table:formula="of:=([Calculation.K121]/2)+128" office:value-type="float" office:value="20.8908572642554" calcext:value-type="float">
            <text:p>20.8908572643</text:p>
          </table:table-cell>
          <table:table-cell table:formula="of:=SUM([.H122:.J122])" office:value-type="float" office:value="430.469959406499" calcext:value-type="float">
            <text:p>430.4699594065</text:p>
          </table:table-cell>
        </table:table-row>
        <table:table-row table:style-name="ro1">
          <table:table-cell table:number-columns-repeated="2"/>
          <table:table-cell table:formula="of:=([Calculation.D122]/2)+128" office:value-type="float" office:value="155.935408120001" calcext:value-type="float">
            <text:p>155.93540812</text:p>
          </table:table-cell>
          <table:table-cell table:formula="of:=([Calculation.E122]/2)+128" office:value-type="float" office:value="221.767606910344" calcext:value-type="float">
            <text:p>221.7676069103</text:p>
          </table:table-cell>
          <table:table-cell table:formula="of:=([Calculation.F122]/2)+128" office:value-type="float" office:value="6.29698496965547" calcext:value-type="float">
            <text:p>6.2969849697</text:p>
          </table:table-cell>
          <table:table-cell table:formula="of:=SUM([.C123:.E123])" office:value-type="float" office:value="384" calcext:value-type="float">
            <text:p>384</text:p>
          </table:table-cell>
          <table:table-cell/>
          <table:table-cell table:formula="of:=([Calculation.I122]/2)+128" office:value-type="float" office:value="169.903112180001" calcext:value-type="float">
            <text:p>169.90311218</text:p>
          </table:table-cell>
          <table:table-cell table:formula="of:=([Calculation.J122]/2)+128" office:value-type="float" office:value="235.735310970344" calcext:value-type="float">
            <text:p>235.7353109703</text:p>
          </table:table-cell>
          <table:table-cell table:formula="of:=([Calculation.K122]/2)+128" office:value-type="float" office:value="20.2646890296559" calcext:value-type="float">
            <text:p>20.2646890297</text:p>
          </table:table-cell>
          <table:table-cell table:formula="of:=SUM([.H123:.J123])" office:value-type="float" office:value="425.903112180001" calcext:value-type="float">
            <text:p>425.90311218</text:p>
          </table:table-cell>
        </table:table-row>
        <table:table-row table:style-name="ro1">
          <table:table-cell table:number-columns-repeated="2"/>
          <table:table-cell table:formula="of:=([Calculation.D123]/2)+128" office:value-type="float" office:value="152.874016057056" calcext:value-type="float">
            <text:p>152.8740160571</text:p>
          </table:table-cell>
          <table:table-cell table:formula="of:=([Calculation.E123]/2)+128" office:value-type="float" office:value="223.85957545357" calcext:value-type="float">
            <text:p>223.8595754536</text:p>
          </table:table-cell>
          <table:table-cell table:formula="of:=([Calculation.F123]/2)+128" office:value-type="float" office:value="7.26640848937403" calcext:value-type="float">
            <text:p>7.2664084894</text:p>
          </table:table-cell>
          <table:table-cell table:formula="of:=SUM([.C124:.E124])" office:value-type="float" office:value="384" calcext:value-type="float">
            <text:p>384</text:p>
          </table:table-cell>
          <table:table-cell/>
          <table:table-cell table:formula="of:=([Calculation.I123]/2)+128" office:value-type="float" office:value="165.311024085585" calcext:value-type="float">
            <text:p>165.3110240856</text:p>
          </table:table-cell>
          <table:table-cell table:formula="of:=([Calculation.J123]/2)+128" office:value-type="float" office:value="236.296583482098" calcext:value-type="float">
            <text:p>236.2965834821</text:p>
          </table:table-cell>
          <table:table-cell table:formula="of:=([Calculation.K123]/2)+128" office:value-type="float" office:value="19.7034165179022" calcext:value-type="float">
            <text:p>19.7034165179</text:p>
          </table:table-cell>
          <table:table-cell table:formula="of:=SUM([.H124:.J124])" office:value-type="float" office:value="421.311024085585" calcext:value-type="float">
            <text:p>421.3110240856</text:p>
          </table:table-cell>
        </table:table-row>
        <table:table-row table:style-name="ro1">
          <table:table-cell table:number-columns-repeated="2"/>
          <table:table-cell table:formula="of:=([Calculation.D124]/2)+128" office:value-type="float" office:value="149.797640816938" calcext:value-type="float">
            <text:p>149.7976408169</text:p>
          </table:table-cell>
          <table:table-cell table:formula="of:=([Calculation.E124]/2)+128" office:value-type="float" office:value="225.893801772963" calcext:value-type="float">
            <text:p>225.893801773</text:p>
          </table:table-cell>
          <table:table-cell table:formula="of:=([Calculation.F124]/2)+128" office:value-type="float" office:value="8.30855741009881" calcext:value-type="float">
            <text:p>8.3085574101</text:p>
          </table:table-cell>
          <table:table-cell table:formula="of:=SUM([.C125:.E125])" office:value-type="float" office:value="384" calcext:value-type="float">
            <text:p>384</text:p>
          </table:table-cell>
          <table:table-cell/>
          <table:table-cell table:formula="of:=([Calculation.I124]/2)+128" office:value-type="float" office:value="160.696461225408" calcext:value-type="float">
            <text:p>160.6964612254</text:p>
          </table:table-cell>
          <table:table-cell table:formula="of:=([Calculation.J124]/2)+128" office:value-type="float" office:value="236.792622181432" calcext:value-type="float">
            <text:p>236.7926221814</text:p>
          </table:table-cell>
          <table:table-cell table:formula="of:=([Calculation.K124]/2)+128" office:value-type="float" office:value="19.207377818568" calcext:value-type="float">
            <text:p>19.2073778186</text:p>
          </table:table-cell>
          <table:table-cell table:formula="of:=SUM([.H125:.J125])" office:value-type="float" office:value="416.696461225408" calcext:value-type="float">
            <text:p>416.6964612254</text:p>
          </table:table-cell>
        </table:table-row>
        <table:table-row table:style-name="ro1">
          <table:table-cell table:number-columns-repeated="2"/>
          <table:table-cell table:formula="of:=([Calculation.D125]/2)+128" office:value-type="float" office:value="146.708135493059" calcext:value-type="float">
            <text:p>146.7081354931</text:p>
          </table:table-cell>
          <table:table-cell table:formula="of:=([Calculation.E125]/2)+128" office:value-type="float" office:value="227.869060526653" calcext:value-type="float">
            <text:p>227.8690605267</text:p>
          </table:table-cell>
          <table:table-cell table:formula="of:=([Calculation.F125]/2)+128" office:value-type="float" office:value="9.42280398028845" calcext:value-type="float">
            <text:p>9.4228039803</text:p>
          </table:table-cell>
          <table:table-cell table:formula="of:=SUM([.C126:.E126])" office:value-type="float" office:value="384" calcext:value-type="float">
            <text:p>384</text:p>
          </table:table-cell>
          <table:table-cell/>
          <table:table-cell table:formula="of:=([Calculation.I125]/2)+128" office:value-type="float" office:value="156.062203239588" calcext:value-type="float">
            <text:p>156.0622032396</text:p>
          </table:table-cell>
          <table:table-cell table:formula="of:=([Calculation.J125]/2)+128" office:value-type="float" office:value="237.223128273182" calcext:value-type="float">
            <text:p>237.2231282732</text:p>
          </table:table-cell>
          <table:table-cell table:formula="of:=([Calculation.K125]/2)+128" office:value-type="float" office:value="18.7768717268178" calcext:value-type="float">
            <text:p>18.7768717268</text:p>
          </table:table-cell>
          <table:table-cell table:formula="of:=SUM([.H126:.J126])" office:value-type="float" office:value="412.062203239588" calcext:value-type="float">
            <text:p>412.0622032396</text:p>
          </table:table-cell>
        </table:table-row>
        <table:table-row table:style-name="ro1">
          <table:table-cell table:number-columns-repeated="2"/>
          <table:table-cell table:formula="of:=([Calculation.D126]/2)+128" office:value-type="float" office:value="143.6073610879" calcext:value-type="float">
            <text:p>143.6073610879</text:p>
          </table:table-cell>
          <table:table-cell table:formula="of:=([Calculation.E126]/2)+128" office:value-type="float" office:value="229.784161892626" calcext:value-type="float">
            <text:p>229.7841618926</text:p>
          </table:table-cell>
          <table:table-cell table:formula="of:=([Calculation.F126]/2)+128" office:value-type="float" office:value="10.6084770194734" calcext:value-type="float">
            <text:p>10.6084770195</text:p>
          </table:table-cell>
          <table:table-cell table:formula="of:=SUM([.C127:.E127])" office:value-type="float" office:value="384" calcext:value-type="float">
            <text:p>384</text:p>
          </table:table-cell>
          <table:table-cell/>
          <table:table-cell table:formula="of:=([Calculation.I126]/2)+128" office:value-type="float" office:value="151.41104163185" calcext:value-type="float">
            <text:p>151.4110416319</text:p>
          </table:table-cell>
          <table:table-cell table:formula="of:=([Calculation.J126]/2)+128" office:value-type="float" office:value="237.587842436577" calcext:value-type="float">
            <text:p>237.5878424366</text:p>
          </table:table-cell>
          <table:table-cell table:formula="of:=([Calculation.K126]/2)+128" office:value-type="float" office:value="18.4121575634234" calcext:value-type="float">
            <text:p>18.4121575634</text:p>
          </table:table-cell>
          <table:table-cell table:formula="of:=SUM([.H127:.J127])" office:value-type="float" office:value="407.41104163185" calcext:value-type="float">
            <text:p>407.4110416319</text:p>
          </table:table-cell>
        </table:table-row>
        <table:table-row table:style-name="ro1">
          <table:table-cell table:number-columns-repeated="2"/>
          <table:table-cell table:formula="of:=([Calculation.D127]/2)+128" office:value-type="float" office:value="140.497185392019" calcext:value-type="float">
            <text:p>140.497185392</text:p>
          </table:table-cell>
          <table:table-cell table:formula="of:=([Calculation.E127]/2)+128" office:value-type="float" office:value="231.637952285431" calcext:value-type="float">
            <text:p>231.6379522854</text:p>
          </table:table-cell>
          <table:table-cell table:formula="of:=([Calculation.F127]/2)+128" office:value-type="float" office:value="11.8648623225501" calcext:value-type="float">
            <text:p>11.8648623226</text:p>
          </table:table-cell>
          <table:table-cell table:formula="of:=SUM([.C128:.E128])" office:value-type="float" office:value="384" calcext:value-type="float">
            <text:p>384</text:p>
          </table:table-cell>
          <table:table-cell/>
          <table:table-cell table:formula="of:=([Calculation.I127]/2)+128" office:value-type="float" office:value="146.745778088029" calcext:value-type="float">
            <text:p>146.745778088</text:p>
          </table:table-cell>
          <table:table-cell table:formula="of:=([Calculation.J127]/2)+128" office:value-type="float" office:value="237.88654498144" calcext:value-type="float">
            <text:p>237.8865449814</text:p>
          </table:table-cell>
          <table:table-cell table:formula="of:=([Calculation.K127]/2)+128" office:value-type="float" office:value="18.1134550185596" calcext:value-type="float">
            <text:p>18.1134550186</text:p>
          </table:table-cell>
          <table:table-cell table:formula="of:=SUM([.H128:.J128])" office:value-type="float" office:value="402.745778088029" calcext:value-type="float">
            <text:p>402.745778088</text:p>
          </table:table-cell>
        </table:table-row>
        <table:table-row table:style-name="ro1">
          <table:table-cell table:number-columns-repeated="2"/>
          <table:table-cell table:formula="of:=([Calculation.D128]/2)+128" office:value-type="float" office:value="137.379481858958" calcext:value-type="float">
            <text:p>137.379481859</text:p>
          </table:table-cell>
          <table:table-cell table:formula="of:=([Calculation.E128]/2)+128" office:value-type="float" office:value="233.429315051051" calcext:value-type="float">
            <text:p>233.4293150511</text:p>
          </table:table-cell>
          <table:table-cell table:formula="of:=([Calculation.F128]/2)+128" office:value-type="float" office:value="13.1912030899911" calcext:value-type="float">
            <text:p>13.19120309</text:p>
          </table:table-cell>
          <table:table-cell table:formula="of:=SUM([.C129:.E129])" office:value-type="float" office:value="384" calcext:value-type="float">
            <text:p>384</text:p>
          </table:table-cell>
          <table:table-cell/>
          <table:table-cell table:formula="of:=([Calculation.I128]/2)+128" office:value-type="float" office:value="142.069222788436" calcext:value-type="float">
            <text:p>142.0692227884</text:p>
          </table:table-cell>
          <table:table-cell table:formula="of:=([Calculation.J128]/2)+128" office:value-type="float" office:value="238.11905598053" calcext:value-type="float">
            <text:p>238.1190559805</text:p>
          </table:table-cell>
          <table:table-cell table:formula="of:=([Calculation.K128]/2)+128" office:value-type="float" office:value="17.8809440194699" calcext:value-type="float">
            <text:p>17.8809440195</text:p>
          </table:table-cell>
          <table:table-cell table:formula="of:=SUM([.H129:.J129])" office:value-type="float" office:value="398.069222788436" calcext:value-type="float">
            <text:p>398.0692227884</text:p>
          </table:table-cell>
        </table:table-row>
        <table:table-row table:style-name="ro1">
          <table:table-cell table:number-columns-repeated="2"/>
          <table:table-cell table:formula="of:=([Calculation.D129]/2)+128" office:value-type="float" office:value="134.256128476746" calcext:value-type="float">
            <text:p>134.2561284767</text:p>
          </table:table-cell>
          <table:table-cell table:formula="of:=([Calculation.E129]/2)+128" office:value-type="float" office:value="235.157171139541" calcext:value-type="float">
            <text:p>235.1571711395</text:p>
          </table:table-cell>
          <table:table-cell table:formula="of:=([Calculation.F129]/2)+128" office:value-type="float" office:value="14.5867003837134" calcext:value-type="float">
            <text:p>14.5867003837</text:p>
          </table:table-cell>
          <table:table-cell table:formula="of:=SUM([.C130:.E130])" office:value-type="float" office:value="384" calcext:value-type="float">
            <text:p>384</text:p>
          </table:table-cell>
          <table:table-cell/>
          <table:table-cell table:formula="of:=([Calculation.I129]/2)+128" office:value-type="float" office:value="137.384192715119" calcext:value-type="float">
            <text:p>137.3841927151</text:p>
          </table:table-cell>
          <table:table-cell table:formula="of:=([Calculation.J129]/2)+128" office:value-type="float" office:value="238.285235377914" calcext:value-type="float">
            <text:p>238.2852353779</text:p>
          </table:table-cell>
          <table:table-cell table:formula="of:=([Calculation.K129]/2)+128" office:value-type="float" office:value="17.7147646220863" calcext:value-type="float">
            <text:p>17.7147646221</text:p>
          </table:table-cell>
          <table:table-cell table:formula="of:=SUM([.H130:.J130])" office:value-type="float" office:value="393.384192715119" calcext:value-type="float">
            <text:p>393.3841927151</text:p>
          </table:table-cell>
        </table:table-row>
        <table:table-row table:style-name="ro1">
          <table:table-cell table:number-columns-repeated="2"/>
          <table:table-cell table:formula="of:=([Calculation.D130]/2)+128" office:value-type="float" office:value="131.129006636671" calcext:value-type="float">
            <text:p>131.1290066367</text:p>
          </table:table-cell>
          <table:table-cell table:formula="of:=([Calculation.E130]/2)+128" office:value-type="float" office:value="236.820479755001" calcext:value-type="float">
            <text:p>236.820479755</text:p>
          </table:table-cell>
          <table:table-cell table:formula="of:=([Calculation.F130]/2)+128" office:value-type="float" office:value="16.050513608328" calcext:value-type="float">
            <text:p>16.0505136083</text:p>
          </table:table-cell>
          <table:table-cell table:formula="of:=SUM([.C131:.E131])" office:value-type="float" office:value="384" calcext:value-type="float">
            <text:p>384</text:p>
          </table:table-cell>
          <table:table-cell/>
          <table:table-cell table:formula="of:=([Calculation.I130]/2)+128" office:value-type="float" office:value="132.693509955007" calcext:value-type="float">
            <text:p>132.693509955</text:p>
          </table:table-cell>
          <table:table-cell table:formula="of:=([Calculation.J130]/2)+128" office:value-type="float" office:value="238.384983073336" calcext:value-type="float">
            <text:p>238.3849830733</text:p>
          </table:table-cell>
          <table:table-cell table:formula="of:=([Calculation.K130]/2)+128" office:value-type="float" office:value="17.6150169266637" calcext:value-type="float">
            <text:p>17.6150169267</text:p>
          </table:table-cell>
          <table:table-cell table:formula="of:=SUM([.H131:.J131])" office:value-type="float" office:value="388.693509955007" calcext:value-type="float">
            <text:p>388.693509955</text:p>
          </table:table-cell>
        </table:table-row>
        <table:table-row table:style-name="ro1">
          <table:table-cell table:number-columns-repeated="2"/>
          <table:table-cell table:formula="of:=([Calculation.D131]/2)+128" office:value-type="float" office:value="128" calcext:value-type="float">
            <text:p>128</text:p>
          </table:table-cell>
          <table:table-cell table:formula="of:=([Calculation.E131]/2)+128" office:value-type="float" office:value="238.418238982516" calcext:value-type="float">
            <text:p>238.4182389825</text:p>
          </table:table-cell>
          <table:table-cell table:formula="of:=([Calculation.F131]/2)+128" office:value-type="float" office:value="17.5817610174841" calcext:value-type="float">
            <text:p>17.5817610175</text:p>
          </table:table-cell>
          <table:table-cell table:formula="of:=SUM([.C132:.E132])" office:value-type="float" office:value="384" calcext:value-type="float">
            <text:p>384</text:p>
          </table:table-cell>
          <table:table-cell/>
          <table:table-cell table:formula="of:=([Calculation.I131]/2)+128" office:value-type="float" office:value="128" calcext:value-type="float">
            <text:p>128</text:p>
          </table:table-cell>
          <table:table-cell table:formula="of:=([Calculation.J131]/2)+128" office:value-type="float" office:value="238.418238982516" calcext:value-type="float">
            <text:p>238.4182389825</text:p>
          </table:table-cell>
          <table:table-cell table:formula="of:=([Calculation.K131]/2)+128" office:value-type="float" office:value="17.5817610174841" calcext:value-type="float">
            <text:p>17.5817610175</text:p>
          </table:table-cell>
          <table:table-cell table:formula="of:=SUM([.H132:.J132])" office:value-type="float" office:value="384" calcext:value-type="float">
            <text:p>384</text:p>
          </table:table-cell>
        </table:table-row>
        <table:table-row table:style-name="ro1">
          <table:table-cell table:number-columns-repeated="2"/>
          <table:table-cell table:formula="of:=([Calculation.D132]/2)+128" office:value-type="float" office:value="124.870993363329" calcext:value-type="float">
            <text:p>124.8709933633</text:p>
          </table:table-cell>
          <table:table-cell table:formula="of:=([Calculation.E132]/2)+128" office:value-type="float" office:value="239.949486391672" calcext:value-type="float">
            <text:p>239.9494863917</text:p>
          </table:table-cell>
          <table:table-cell table:formula="of:=([Calculation.F132]/2)+128" office:value-type="float" office:value="19.1795202449993" calcext:value-type="float">
            <text:p>19.179520245</text:p>
          </table:table-cell>
          <table:table-cell table:formula="of:=SUM([.C133:.E133])" office:value-type="float" office:value="384" calcext:value-type="float">
            <text:p>384</text:p>
          </table:table-cell>
          <table:table-cell/>
          <table:table-cell table:formula="of:=([Calculation.I132]/2)+128" office:value-type="float" office:value="123.306490044993" calcext:value-type="float">
            <text:p>123.306490045</text:p>
          </table:table-cell>
          <table:table-cell table:formula="of:=([Calculation.J132]/2)+128" office:value-type="float" office:value="238.384983073336" calcext:value-type="float">
            <text:p>238.3849830733</text:p>
          </table:table-cell>
          <table:table-cell table:formula="of:=([Calculation.K132]/2)+128" office:value-type="float" office:value="17.6150169266637" calcext:value-type="float">
            <text:p>17.6150169267</text:p>
          </table:table-cell>
          <table:table-cell table:formula="of:=SUM([.H133:.J133])" office:value-type="float" office:value="379.306490044993" calcext:value-type="float">
            <text:p>379.306490045</text:p>
          </table:table-cell>
        </table:table-row>
        <table:table-row table:style-name="ro1">
          <table:table-cell table:number-columns-repeated="2"/>
          <table:table-cell table:formula="of:=([Calculation.D133]/2)+128" office:value-type="float" office:value="121.743871523254" calcext:value-type="float">
            <text:p>121.7438715233</text:p>
          </table:table-cell>
          <table:table-cell table:formula="of:=([Calculation.E133]/2)+128" office:value-type="float" office:value="241.413299616287" calcext:value-type="float">
            <text:p>241.4132996163</text:p>
          </table:table-cell>
          <table:table-cell table:formula="of:=([Calculation.F133]/2)+128" office:value-type="float" office:value="20.8428288604591" calcext:value-type="float">
            <text:p>20.8428288605</text:p>
          </table:table-cell>
          <table:table-cell table:formula="of:=SUM([.C134:.E134])" office:value-type="float" office:value="384" calcext:value-type="float">
            <text:p>384</text:p>
          </table:table-cell>
          <table:table-cell/>
          <table:table-cell table:formula="of:=([Calculation.I133]/2)+128" office:value-type="float" office:value="118.615807284881" calcext:value-type="float">
            <text:p>118.6158072849</text:p>
          </table:table-cell>
          <table:table-cell table:formula="of:=([Calculation.J133]/2)+128" office:value-type="float" office:value="238.285235377914" calcext:value-type="float">
            <text:p>238.2852353779</text:p>
          </table:table-cell>
          <table:table-cell table:formula="of:=([Calculation.K133]/2)+128" office:value-type="float" office:value="17.7147646220863" calcext:value-type="float">
            <text:p>17.7147646221</text:p>
          </table:table-cell>
          <table:table-cell table:formula="of:=SUM([.H134:.J134])" office:value-type="float" office:value="374.615807284881" calcext:value-type="float">
            <text:p>374.6158072849</text:p>
          </table:table-cell>
        </table:table-row>
        <table:table-row table:style-name="ro1">
          <table:table-cell table:number-columns-repeated="2"/>
          <table:table-cell table:formula="of:=([Calculation.D134]/2)+128" office:value-type="float" office:value="118.620518141042" calcext:value-type="float">
            <text:p>118.620518141</text:p>
          </table:table-cell>
          <table:table-cell table:formula="of:=([Calculation.E134]/2)+128" office:value-type="float" office:value="242.808796910009" calcext:value-type="float">
            <text:p>242.80879691</text:p>
          </table:table-cell>
          <table:table-cell table:formula="of:=([Calculation.F134]/2)+128" office:value-type="float" office:value="22.5706849489487" calcext:value-type="float">
            <text:p>22.5706849489</text:p>
          </table:table-cell>
          <table:table-cell table:formula="of:=SUM([.C135:.E135])" office:value-type="float" office:value="384" calcext:value-type="float">
            <text:p>384</text:p>
          </table:table-cell>
          <table:table-cell/>
          <table:table-cell table:formula="of:=([Calculation.I134]/2)+128" office:value-type="float" office:value="113.930777211564" calcext:value-type="float">
            <text:p>113.9307772116</text:p>
          </table:table-cell>
          <table:table-cell table:formula="of:=([Calculation.J134]/2)+128" office:value-type="float" office:value="238.11905598053" calcext:value-type="float">
            <text:p>238.1190559805</text:p>
          </table:table-cell>
          <table:table-cell table:formula="of:=([Calculation.K134]/2)+128" office:value-type="float" office:value="17.8809440194699" calcext:value-type="float">
            <text:p>17.8809440195</text:p>
          </table:table-cell>
          <table:table-cell table:formula="of:=SUM([.H135:.J135])" office:value-type="float" office:value="369.930777211564" calcext:value-type="float">
            <text:p>369.9307772116</text:p>
          </table:table-cell>
        </table:table-row>
        <table:table-row table:style-name="ro1">
          <table:table-cell table:number-columns-repeated="2"/>
          <table:table-cell table:formula="of:=([Calculation.D135]/2)+128" office:value-type="float" office:value="115.502814607981" calcext:value-type="float">
            <text:p>115.502814608</text:p>
          </table:table-cell>
          <table:table-cell table:formula="of:=([Calculation.E135]/2)+128" office:value-type="float" office:value="244.13513767745" calcext:value-type="float">
            <text:p>244.1351376775</text:p>
          </table:table-cell>
          <table:table-cell table:formula="of:=([Calculation.F135]/2)+128" office:value-type="float" office:value="24.362047714569" calcext:value-type="float">
            <text:p>24.3620477146</text:p>
          </table:table-cell>
          <table:table-cell table:formula="of:=SUM([.C136:.E136])" office:value-type="float" office:value="384" calcext:value-type="float">
            <text:p>384</text:p>
          </table:table-cell>
          <table:table-cell/>
          <table:table-cell table:formula="of:=([Calculation.I135]/2)+128" office:value-type="float" office:value="109.254221911972" calcext:value-type="float">
            <text:p>109.254221912</text:p>
          </table:table-cell>
          <table:table-cell table:formula="of:=([Calculation.J135]/2)+128" office:value-type="float" office:value="237.88654498144" calcext:value-type="float">
            <text:p>237.8865449814</text:p>
          </table:table-cell>
          <table:table-cell table:formula="of:=([Calculation.K135]/2)+128" office:value-type="float" office:value="18.1134550185596" calcext:value-type="float">
            <text:p>18.1134550186</text:p>
          </table:table-cell>
          <table:table-cell table:formula="of:=SUM([.H136:.J136])" office:value-type="float" office:value="365.254221911972" calcext:value-type="float">
            <text:p>365.254221912</text:p>
          </table:table-cell>
        </table:table-row>
        <table:table-row table:style-name="ro1">
          <table:table-cell table:number-columns-repeated="2"/>
          <table:table-cell table:formula="of:=([Calculation.D136]/2)+128" office:value-type="float" office:value="112.3926389121" calcext:value-type="float">
            <text:p>112.3926389121</text:p>
          </table:table-cell>
          <table:table-cell table:formula="of:=([Calculation.E136]/2)+128" office:value-type="float" office:value="245.391522980527" calcext:value-type="float">
            <text:p>245.3915229805</text:p>
          </table:table-cell>
          <table:table-cell table:formula="of:=([Calculation.F136]/2)+128" office:value-type="float" office:value="26.2158381073735" calcext:value-type="float">
            <text:p>26.2158381074</text:p>
          </table:table-cell>
          <table:table-cell table:formula="of:=SUM([.C137:.E137])" office:value-type="float" office:value="384" calcext:value-type="float">
            <text:p>384</text:p>
          </table:table-cell>
          <table:table-cell/>
          <table:table-cell table:formula="of:=([Calculation.I136]/2)+128" office:value-type="float" office:value="104.58895836815" calcext:value-type="float">
            <text:p>104.5889583682</text:p>
          </table:table-cell>
          <table:table-cell table:formula="of:=([Calculation.J136]/2)+128" office:value-type="float" office:value="237.587842436577" calcext:value-type="float">
            <text:p>237.5878424366</text:p>
          </table:table-cell>
          <table:table-cell table:formula="of:=([Calculation.K136]/2)+128" office:value-type="float" office:value="18.4121575634234" calcext:value-type="float">
            <text:p>18.4121575634</text:p>
          </table:table-cell>
          <table:table-cell table:formula="of:=SUM([.H137:.J137])" office:value-type="float" office:value="360.58895836815" calcext:value-type="float">
            <text:p>360.5889583682</text:p>
          </table:table-cell>
        </table:table-row>
        <table:table-row table:style-name="ro1">
          <table:table-cell table:number-columns-repeated="2"/>
          <table:table-cell table:formula="of:=([Calculation.D137]/2)+128" office:value-type="float" office:value="109.291864506941" calcext:value-type="float">
            <text:p>109.2918645069</text:p>
          </table:table-cell>
          <table:table-cell table:formula="of:=([Calculation.E137]/2)+128" office:value-type="float" office:value="246.577196019712" calcext:value-type="float">
            <text:p>246.5771960197</text:p>
          </table:table-cell>
          <table:table-cell table:formula="of:=([Calculation.F137]/2)+128" office:value-type="float" office:value="28.130939473347" calcext:value-type="float">
            <text:p>28.1309394733</text:p>
          </table:table-cell>
          <table:table-cell table:formula="of:=SUM([.C138:.E138])" office:value-type="float" office:value="384" calcext:value-type="float">
            <text:p>384</text:p>
          </table:table-cell>
          <table:table-cell/>
          <table:table-cell table:formula="of:=([Calculation.I137]/2)+128" office:value-type="float" office:value="99.9377967604121" calcext:value-type="float">
            <text:p>99.9377967604</text:p>
          </table:table-cell>
          <table:table-cell table:formula="of:=([Calculation.J137]/2)+128" office:value-type="float" office:value="237.223128273182" calcext:value-type="float">
            <text:p>237.2231282732</text:p>
          </table:table-cell>
          <table:table-cell table:formula="of:=([Calculation.K137]/2)+128" office:value-type="float" office:value="18.7768717268177" calcext:value-type="float">
            <text:p>18.7768717268</text:p>
          </table:table-cell>
          <table:table-cell table:formula="of:=SUM([.H138:.J138])" office:value-type="float" office:value="355.937796760412" calcext:value-type="float">
            <text:p>355.9377967604</text:p>
          </table:table-cell>
        </table:table-row>
        <table:table-row table:style-name="ro1">
          <table:table-cell table:number-columns-repeated="2"/>
          <table:table-cell table:formula="of:=([Calculation.D138]/2)+128" office:value-type="float" office:value="106.202359183062" calcext:value-type="float">
            <text:p>106.2023591831</text:p>
          </table:table-cell>
          <table:table-cell table:formula="of:=([Calculation.E138]/2)+128" office:value-type="float" office:value="247.691442589901" calcext:value-type="float">
            <text:p>247.6914425899</text:p>
          </table:table-cell>
          <table:table-cell table:formula="of:=([Calculation.F138]/2)+128" office:value-type="float" office:value="30.1061982270372" calcext:value-type="float">
            <text:p>30.106198227</text:p>
          </table:table-cell>
          <table:table-cell table:formula="of:=SUM([.C139:.E139])" office:value-type="float" office:value="384" calcext:value-type="float">
            <text:p>384</text:p>
          </table:table-cell>
          <table:table-cell/>
          <table:table-cell table:formula="of:=([Calculation.I138]/2)+128" office:value-type="float" office:value="95.3035387745925" calcext:value-type="float">
            <text:p>95.3035387746</text:p>
          </table:table-cell>
          <table:table-cell table:formula="of:=([Calculation.J138]/2)+128" office:value-type="float" office:value="236.792622181432" calcext:value-type="float">
            <text:p>236.7926221814</text:p>
          </table:table-cell>
          <table:table-cell table:formula="of:=([Calculation.K138]/2)+128" office:value-type="float" office:value="19.207377818568" calcext:value-type="float">
            <text:p>19.2073778186</text:p>
          </table:table-cell>
          <table:table-cell table:formula="of:=SUM([.H139:.J139])" office:value-type="float" office:value="351.303538774592" calcext:value-type="float">
            <text:p>351.3035387746</text:p>
          </table:table-cell>
        </table:table-row>
        <table:table-row table:style-name="ro1">
          <table:table-cell table:number-columns-repeated="2"/>
          <table:table-cell table:formula="of:=([Calculation.D139]/2)+128" office:value-type="float" office:value="103.125983942944" calcext:value-type="float">
            <text:p>103.1259839429</text:p>
          </table:table-cell>
          <table:table-cell table:formula="of:=([Calculation.E139]/2)+128" office:value-type="float" office:value="248.733591510626" calcext:value-type="float">
            <text:p>248.7335915106</text:p>
          </table:table-cell>
          <table:table-cell table:formula="of:=([Calculation.F139]/2)+128" office:value-type="float" office:value="32.1404245464304" calcext:value-type="float">
            <text:p>32.1404245464</text:p>
          </table:table-cell>
          <table:table-cell table:formula="of:=SUM([.C140:.E140])" office:value-type="float" office:value="384" calcext:value-type="float">
            <text:p>384</text:p>
          </table:table-cell>
          <table:table-cell/>
          <table:table-cell table:formula="of:=([Calculation.I139]/2)+128" office:value-type="float" office:value="90.6889759144154" calcext:value-type="float">
            <text:p>90.6889759144</text:p>
          </table:table-cell>
          <table:table-cell table:formula="of:=([Calculation.J139]/2)+128" office:value-type="float" office:value="236.296583482098" calcext:value-type="float">
            <text:p>236.2965834821</text:p>
          </table:table-cell>
          <table:table-cell table:formula="of:=([Calculation.K139]/2)+128" office:value-type="float" office:value="19.7034165179022" calcext:value-type="float">
            <text:p>19.7034165179</text:p>
          </table:table-cell>
          <table:table-cell table:formula="of:=SUM([.H140:.J140])" office:value-type="float" office:value="346.688975914415" calcext:value-type="float">
            <text:p>346.6889759144</text:p>
          </table:table-cell>
        </table:table-row>
        <table:table-row table:style-name="ro1">
          <table:table-cell table:number-columns-repeated="2"/>
          <table:table-cell table:formula="of:=([Calculation.D140]/2)+128" office:value-type="float" office:value="100.064591879999" calcext:value-type="float">
            <text:p>100.06459188</text:p>
          </table:table-cell>
          <table:table-cell table:formula="of:=([Calculation.E140]/2)+128" office:value-type="float" office:value="249.703015030345" calcext:value-type="float">
            <text:p>249.7030150303</text:p>
          </table:table-cell>
          <table:table-cell table:formula="of:=([Calculation.F140]/2)+128" office:value-type="float" office:value="34.2323930896564" calcext:value-type="float">
            <text:p>34.2323930897</text:p>
          </table:table-cell>
          <table:table-cell table:formula="of:=SUM([.C141:.E141])" office:value-type="float" office:value="384" calcext:value-type="float">
            <text:p>384</text:p>
          </table:table-cell>
          <table:table-cell/>
          <table:table-cell table:formula="of:=([Calculation.I140]/2)+128" office:value-type="float" office:value="86.0968878199986" calcext:value-type="float">
            <text:p>86.09688782</text:p>
          </table:table-cell>
          <table:table-cell table:formula="of:=([Calculation.J140]/2)+128" office:value-type="float" office:value="235.735310970344" calcext:value-type="float">
            <text:p>235.7353109703</text:p>
          </table:table-cell>
          <table:table-cell table:formula="of:=([Calculation.K140]/2)+128" office:value-type="float" office:value="20.2646890296559" calcext:value-type="float">
            <text:p>20.2646890297</text:p>
          </table:table-cell>
          <table:table-cell table:formula="of:=SUM([.H141:.J141])" office:value-type="float" office:value="342.096887819999" calcext:value-type="float">
            <text:p>342.09688782</text:p>
          </table:table-cell>
        </table:table-row>
        <table:table-row table:style-name="ro1">
          <table:table-cell table:number-columns-repeated="2"/>
          <table:table-cell table:formula="of:=([Calculation.D141]/2)+128" office:value-type="float" office:value="97.0200270623339" calcext:value-type="float">
            <text:p>97.0200270623</text:p>
          </table:table-cell>
          <table:table-cell table:formula="of:=([Calculation.E141]/2)+128" office:value-type="float" office:value="250.599129204578" calcext:value-type="float">
            <text:p>250.5991292046</text:p>
          </table:table-cell>
          <table:table-cell table:formula="of:=([Calculation.F141]/2)+128" office:value-type="float" office:value="36.3808437330885" calcext:value-type="float">
            <text:p>36.3808437331</text:p>
          </table:table-cell>
          <table:table-cell table:formula="of:=SUM([.C142:.E142])" office:value-type="float" office:value="384" calcext:value-type="float">
            <text:p>384</text:p>
          </table:table-cell>
          <table:table-cell/>
          <table:table-cell table:formula="of:=([Calculation.I141]/2)+128" office:value-type="float" office:value="81.5300405935008" calcext:value-type="float">
            <text:p>81.5300405935</text:p>
          </table:table-cell>
          <table:table-cell table:formula="of:=([Calculation.J141]/2)+128" office:value-type="float" office:value="235.109142735745" calcext:value-type="float">
            <text:p>235.1091427357</text:p>
          </table:table-cell>
          <table:table-cell table:formula="of:=([Calculation.K141]/2)+128" office:value-type="float" office:value="20.8908572642554" calcext:value-type="float">
            <text:p>20.8908572643</text:p>
          </table:table-cell>
          <table:table-cell table:formula="of:=SUM([.H142:.J142])" office:value-type="float" office:value="337.530040593501" calcext:value-type="float">
            <text:p>337.5300405935</text:p>
          </table:table-cell>
        </table:table-row>
        <table:table-row table:style-name="ro1">
          <table:table-cell table:number-columns-repeated="2"/>
          <table:table-cell table:formula="of:=([Calculation.D142]/2)+128" office:value-type="float" office:value="93.9941234219505" calcext:value-type="float">
            <text:p>93.994123422</text:p>
          </table:table-cell>
          <table:table-cell table:formula="of:=([Calculation.E142]/2)+128" office:value-type="float" office:value="251.421394247655" calcext:value-type="float">
            <text:p>251.4213942477</text:p>
          </table:table-cell>
          <table:table-cell table:formula="of:=([Calculation.F142]/2)+128" office:value-type="float" office:value="38.5844823303949" calcext:value-type="float">
            <text:p>38.5844823304</text:p>
          </table:table-cell>
          <table:table-cell table:formula="of:=SUM([.C143:.E143])" office:value-type="float" office:value="384" calcext:value-type="float">
            <text:p>384</text:p>
          </table:table-cell>
          <table:table-cell/>
          <table:table-cell table:formula="of:=([Calculation.I142]/2)+128" office:value-type="float" office:value="76.9911851329257" calcext:value-type="float">
            <text:p>76.9911851329</text:p>
          </table:table-cell>
          <table:table-cell table:formula="of:=([Calculation.J142]/2)+128" office:value-type="float" office:value="234.41845595863" calcext:value-type="float">
            <text:p>234.4184559586</text:p>
          </table:table-cell>
          <table:table-cell table:formula="of:=([Calculation.K142]/2)+128" office:value-type="float" office:value="21.5815440413701" calcext:value-type="float">
            <text:p>21.5815440414</text:p>
          </table:table-cell>
          <table:table-cell table:formula="of:=SUM([.H143:.J143])" office:value-type="float" office:value="332.991185132926" calcext:value-type="float">
            <text:p>332.9911851329</text:p>
          </table:table-cell>
        </table:table-row>
        <table:table-row table:style-name="ro1">
          <table:table-cell table:number-columns-repeated="2"/>
          <table:table-cell table:formula="of:=([Calculation.D143]/2)+128" office:value-type="float" office:value="90.9887036500561" calcext:value-type="float">
            <text:p>90.9887036501</text:p>
          </table:table-cell>
          <table:table-cell table:formula="of:=([Calculation.E143]/2)+128" office:value-type="float" office:value="252.16931485786" calcext:value-type="float">
            <text:p>252.1693148579</text:p>
          </table:table-cell>
          <table:table-cell table:formula="of:=([Calculation.F143]/2)+128" office:value-type="float" office:value="40.8419814920839" calcext:value-type="float">
            <text:p>40.8419814921</text:p>
          </table:table-cell>
          <table:table-cell table:formula="of:=SUM([.C144:.E144])" office:value-type="float" office:value="384" calcext:value-type="float">
            <text:p>384</text:p>
          </table:table-cell>
          <table:table-cell/>
          <table:table-cell table:formula="of:=([Calculation.I143]/2)+128" office:value-type="float" office:value="72.4830554750841" calcext:value-type="float">
            <text:p>72.4830554751</text:p>
          </table:table-cell>
          <table:table-cell table:formula="of:=([Calculation.J143]/2)+128" office:value-type="float" office:value="233.663666682888" calcext:value-type="float">
            <text:p>233.6636666829</text:p>
          </table:table-cell>
          <table:table-cell table:formula="of:=([Calculation.K143]/2)+128" office:value-type="float" office:value="22.3363333171119" calcext:value-type="float">
            <text:p>22.3363333171</text:p>
          </table:table-cell>
          <table:table-cell table:formula="of:=SUM([.H144:.J144])" office:value-type="float" office:value="328.483055475084" calcext:value-type="float">
            <text:p>328.4830554751</text:p>
          </table:table-cell>
        </table:table-row>
        <table:table-row table:style-name="ro1">
          <table:table-cell table:number-columns-repeated="2"/>
          <table:table-cell table:formula="of:=([Calculation.D144]/2)+128" office:value-type="float" office:value="88.0055780991413" calcext:value-type="float">
            <text:p>88.0055780991</text:p>
          </table:table-cell>
          <table:table-cell table:formula="of:=([Calculation.E144]/2)+128" office:value-type="float" office:value="252.842440515785" calcext:value-type="float">
            <text:p>252.8424405158</text:p>
          </table:table-cell>
          <table:table-cell table:formula="of:=([Calculation.F144]/2)+128" office:value-type="float" office:value="43.1519813850739" calcext:value-type="float">
            <text:p>43.1519813851</text:p>
          </table:table-cell>
          <table:table-cell table:formula="of:=SUM([.C145:.E145])" office:value-type="float" office:value="384" calcext:value-type="float">
            <text:p>384</text:p>
          </table:table-cell>
          <table:table-cell/>
          <table:table-cell table:formula="of:=([Calculation.I144]/2)+128" office:value-type="float" office:value="68.008367148712" calcext:value-type="float">
            <text:p>68.0083671487</text:p>
          </table:table-cell>
          <table:table-cell table:formula="of:=([Calculation.J144]/2)+128" office:value-type="float" office:value="232.845229565355" calcext:value-type="float">
            <text:p>232.8452295654</text:p>
          </table:table-cell>
          <table:table-cell table:formula="of:=([Calculation.K144]/2)+128" office:value-type="float" office:value="23.1547704346445" calcext:value-type="float">
            <text:p>23.1547704346</text:p>
          </table:table-cell>
          <table:table-cell table:formula="of:=SUM([.H145:.J145])" office:value-type="float" office:value="324.008367148712" calcext:value-type="float">
            <text:p>324.0083671487</text:p>
          </table:table-cell>
        </table:table-row>
        <table:table-row table:style-name="ro1">
          <table:table-cell table:number-columns-repeated="2"/>
          <table:table-cell table:formula="of:=([Calculation.D145]/2)+128" office:value-type="float" office:value="85.0465436924919" calcext:value-type="float">
            <text:p>85.0465436925</text:p>
          </table:table-cell>
          <table:table-cell table:formula="of:=([Calculation.E145]/2)+128" office:value-type="float" office:value="253.440365755702" calcext:value-type="float">
            <text:p>253.4403657557</text:p>
          </table:table-cell>
          <table:table-cell table:formula="of:=([Calculation.F145]/2)+128" office:value-type="float" office:value="45.5130905518057" calcext:value-type="float">
            <text:p>45.5130905518</text:p>
          </table:table-cell>
          <table:table-cell table:formula="of:=SUM([.C146:.E146])" office:value-type="float" office:value="384" calcext:value-type="float">
            <text:p>384</text:p>
          </table:table-cell>
          <table:table-cell/>
          <table:table-cell table:formula="of:=([Calculation.I145]/2)+128" office:value-type="float" office:value="63.5698155387379" calcext:value-type="float">
            <text:p>63.5698155387</text:p>
          </table:table-cell>
          <table:table-cell table:formula="of:=([Calculation.J145]/2)+128" office:value-type="float" office:value="231.963637601948" calcext:value-type="float">
            <text:p>231.9636376019</text:p>
          </table:table-cell>
          <table:table-cell table:formula="of:=([Calculation.K145]/2)+128" office:value-type="float" office:value="24.0363623980517" calcext:value-type="float">
            <text:p>24.0363623981</text:p>
          </table:table-cell>
          <table:table-cell table:formula="of:=SUM([.H146:.J146])" office:value-type="float" office:value="319.569815538738" calcext:value-type="float">
            <text:p>319.5698155387</text:p>
          </table:table-cell>
        </table:table-row>
        <table:table-row table:style-name="ro1">
          <table:table-cell table:number-columns-repeated="2"/>
          <table:table-cell table:formula="of:=([Calculation.D146]/2)+128" office:value-type="float" office:value="82.113382841789" calcext:value-type="float">
            <text:p>82.1133828418</text:p>
          </table:table-cell>
          <table:table-cell table:formula="of:=([Calculation.E146]/2)+128" office:value-type="float" office:value="253.962730409806" calcext:value-type="float">
            <text:p>253.9627304098</text:p>
          </table:table-cell>
          <table:table-cell table:formula="of:=([Calculation.F146]/2)+128" office:value-type="float" office:value="47.9238867484049" calcext:value-type="float">
            <text:p>47.9238867484</text:p>
          </table:table-cell>
          <table:table-cell table:formula="of:=SUM([.C147:.E147])" office:value-type="float" office:value="384" calcext:value-type="float">
            <text:p>384</text:p>
          </table:table-cell>
          <table:table-cell/>
          <table:table-cell table:formula="of:=([Calculation.I146]/2)+128" office:value-type="float" office:value="59.1700742626835" calcext:value-type="float">
            <text:p>59.1700742627</text:p>
          </table:table-cell>
          <table:table-cell table:formula="of:=([Calculation.J146]/2)+128" office:value-type="float" office:value="231.019421830701" calcext:value-type="float">
            <text:p>231.0194218307</text:p>
          </table:table-cell>
          <table:table-cell table:formula="of:=([Calculation.K146]/2)+128" office:value-type="float" office:value="24.9805781692994" calcext:value-type="float">
            <text:p>24.9805781693</text:p>
          </table:table-cell>
          <table:table-cell table:formula="of:=SUM([.H147:.J147])" office:value-type="float" office:value="315.170074262684" calcext:value-type="float">
            <text:p>315.1700742627</text:p>
          </table:table-cell>
        </table:table-row>
        <table:table-row table:style-name="ro1">
          <table:table-cell table:number-columns-repeated="2"/>
          <table:table-cell table:formula="of:=([Calculation.D147]/2)+128" office:value-type="float" office:value="79.2078623734511" calcext:value-type="float">
            <text:p>79.2078623735</text:p>
          </table:table-cell>
          <table:table-cell table:formula="of:=([Calculation.E147]/2)+128" office:value-type="float" office:value="254.409219825161" calcext:value-type="float">
            <text:p>254.4092198252</text:p>
          </table:table-cell>
          <table:table-cell table:formula="of:=([Calculation.F147]/2)+128" office:value-type="float" office:value="50.3829178013881" calcext:value-type="float">
            <text:p>50.3829178014</text:p>
          </table:table-cell>
          <table:table-cell table:formula="of:=SUM([.C148:.E148])" office:value-type="float" office:value="384" calcext:value-type="float">
            <text:p>384</text:p>
          </table:table-cell>
          <table:table-cell/>
          <table:table-cell table:formula="of:=([Calculation.I147]/2)+128" office:value-type="float" office:value="54.8117935601766" calcext:value-type="float">
            <text:p>54.8117935602</text:p>
          </table:table-cell>
          <table:table-cell table:formula="of:=([Calculation.J147]/2)+128" office:value-type="float" office:value="230.013151011886" calcext:value-type="float">
            <text:p>230.0131510119</text:p>
          </table:table-cell>
          <table:table-cell table:formula="of:=([Calculation.K147]/2)+128" office:value-type="float" office:value="25.9868489881136" calcext:value-type="float">
            <text:p>25.9868489881</text:p>
          </table:table-cell>
          <table:table-cell table:formula="of:=SUM([.H148:.J148])" office:value-type="float" office:value="310.811793560177" calcext:value-type="float">
            <text:p>310.8117935602</text:p>
          </table:table-cell>
        </table:table-row>
        <table:table-row table:style-name="ro1">
          <table:table-cell table:number-columns-repeated="2"/>
          <table:table-cell table:formula="of:=([Calculation.D148]/2)+128" office:value-type="float" office:value="76.3317324643638" calcext:value-type="float">
            <text:p>76.3317324644</text:p>
          </table:table-cell>
          <table:table-cell table:formula="of:=([Calculation.E148]/2)+128" office:value-type="float" office:value="254.779565053238" calcext:value-type="float">
            <text:p>254.7795650532</text:p>
          </table:table-cell>
          <table:table-cell table:formula="of:=([Calculation.F148]/2)+128" office:value-type="float" office:value="52.8887024823981" calcext:value-type="float">
            <text:p>52.8887024824</text:p>
          </table:table-cell>
          <table:table-cell table:formula="of:=SUM([.C149:.E149])" office:value-type="float" office:value="384" calcext:value-type="float">
            <text:p>384</text:p>
          </table:table-cell>
          <table:table-cell/>
          <table:table-cell table:formula="of:=([Calculation.I148]/2)+128" office:value-type="float" office:value="50.4975986965457" calcext:value-type="float">
            <text:p>50.4975986965</text:p>
          </table:table-cell>
          <table:table-cell table:formula="of:=([Calculation.J148]/2)+128" office:value-type="float" office:value="228.94543128542" calcext:value-type="float">
            <text:p>228.9454312854</text:p>
          </table:table-cell>
          <table:table-cell table:formula="of:=([Calculation.K148]/2)+128" office:value-type="float" office:value="27.05456871458" calcext:value-type="float">
            <text:p>27.0545687146</text:p>
          </table:table-cell>
          <table:table-cell table:formula="of:=SUM([.H149:.J149])" office:value-type="float" office:value="306.497598696546" calcext:value-type="float">
            <text:p>306.4975986965</text:p>
          </table:table-cell>
        </table:table-row>
        <table:table-row table:style-name="ro1">
          <table:table-cell table:number-columns-repeated="2"/>
          <table:table-cell table:formula="of:=([Calculation.D149]/2)+128" office:value-type="float" office:value="73.486725587639" calcext:value-type="float">
            <text:p>73.4867255876</text:p>
          </table:table-cell>
          <table:table-cell table:formula="of:=([Calculation.E149]/2)+128" office:value-type="float" office:value="255.073543011921" calcext:value-type="float">
            <text:p>255.0735430119</text:p>
          </table:table-cell>
          <table:table-cell table:formula="of:=([Calculation.F149]/2)+128" office:value-type="float" office:value="55.4397314004404" calcext:value-type="float">
            <text:p>55.4397314004</text:p>
          </table:table-cell>
          <table:table-cell table:formula="of:=SUM([.C150:.E150])" office:value-type="float" office:value="384" calcext:value-type="float">
            <text:p>384</text:p>
          </table:table-cell>
          <table:table-cell/>
          <table:table-cell table:formula="of:=([Calculation.I149]/2)+128" office:value-type="float" office:value="46.2300883814586" calcext:value-type="float">
            <text:p>46.2300883815</text:p>
          </table:table-cell>
          <table:table-cell table:formula="of:=([Calculation.J149]/2)+128" office:value-type="float" office:value="227.81690580574" calcext:value-type="float">
            <text:p>227.8169058057</text:p>
          </table:table-cell>
          <table:table-cell table:formula="of:=([Calculation.K149]/2)+128" office:value-type="float" office:value="28.18309419426" calcext:value-type="float">
            <text:p>28.1830941943</text:p>
          </table:table-cell>
          <table:table-cell table:formula="of:=SUM([.H150:.J150])" office:value-type="float" office:value="302.230088381459" calcext:value-type="float">
            <text:p>302.2300883815</text:p>
          </table:table-cell>
        </table:table-row>
        <table:table-row table:style-name="ro1">
          <table:table-cell table:number-columns-repeated="2"/>
          <table:table-cell table:formula="of:=([Calculation.D150]/2)+128" office:value-type="float" office:value="70.6745554690376" calcext:value-type="float">
            <text:p>70.674555469</text:p>
          </table:table-cell>
          <table:table-cell table:formula="of:=([Calculation.E150]/2)+128" office:value-type="float" office:value="255.290976619878" calcext:value-type="float">
            <text:p>255.2909766199</text:p>
          </table:table-cell>
          <table:table-cell table:formula="of:=([Calculation.F150]/2)+128" office:value-type="float" office:value="58.034467911084" calcext:value-type="float">
            <text:p>58.0344679111</text:p>
          </table:table-cell>
          <table:table-cell table:formula="of:=SUM([.C151:.E151])" office:value-type="float" office:value="384" calcext:value-type="float">
            <text:p>384</text:p>
          </table:table-cell>
          <table:table-cell/>
          <table:table-cell table:formula="of:=([Calculation.I150]/2)+128" office:value-type="float" office:value="42.0118332035565" calcext:value-type="float">
            <text:p>42.0118332036</text:p>
          </table:table-cell>
          <table:table-cell table:formula="of:=([Calculation.J150]/2)+128" office:value-type="float" office:value="226.628254354397" calcext:value-type="float">
            <text:p>226.6282543544</text:p>
          </table:table-cell>
          <table:table-cell table:formula="of:=([Calculation.K150]/2)+128" office:value-type="float" office:value="29.3717456456028" calcext:value-type="float">
            <text:p>29.3717456456</text:p>
          </table:table-cell>
          <table:table-cell table:formula="of:=SUM([.H151:.J151])" office:value-type="float" office:value="298.011833203556" calcext:value-type="float">
            <text:p>298.0118332036</text:p>
          </table:table-cell>
        </table:table-row>
        <table:table-row table:style-name="ro1">
          <table:table-cell table:number-columns-repeated="2"/>
          <table:table-cell table:formula="of:=([Calculation.D151]/2)+128" office:value-type="float" office:value="67.8969160546853" calcext:value-type="float">
            <text:p>67.8969160547</text:p>
          </table:table-cell>
          <table:table-cell table:formula="of:=([Calculation.E151]/2)+128" office:value-type="float" office:value="255.431734903237" calcext:value-type="float">
            <text:p>255.4317349032</text:p>
          </table:table-cell>
          <table:table-cell table:formula="of:=([Calculation.F151]/2)+128" office:value-type="float" office:value="60.6713490420781" calcext:value-type="float">
            <text:p>60.6713490421</text:p>
          </table:table-cell>
          <table:table-cell table:formula="of:=SUM([.C152:.E152])" office:value-type="float" office:value="384" calcext:value-type="float">
            <text:p>384</text:p>
          </table:table-cell>
          <table:table-cell/>
          <table:table-cell table:formula="of:=([Calculation.I151]/2)+128" office:value-type="float" office:value="37.8453740820279" calcext:value-type="float">
            <text:p>37.845374082</text:p>
          </table:table-cell>
          <table:table-cell table:formula="of:=([Calculation.J151]/2)+128" office:value-type="float" office:value="225.380192930579" calcext:value-type="float">
            <text:p>225.3801929306</text:p>
          </table:table-cell>
          <table:table-cell table:formula="of:=([Calculation.K151]/2)+128" office:value-type="float" office:value="30.6198070694207" calcext:value-type="float">
            <text:p>30.6198070694</text:p>
          </table:table-cell>
          <table:table-cell table:formula="of:=SUM([.H152:.J152])" office:value-type="float" office:value="293.845374082028" calcext:value-type="float">
            <text:p>293.845374082</text:p>
          </table:table-cell>
        </table:table-row>
        <table:table-row table:style-name="ro1">
          <table:table-cell table:number-columns-repeated="2"/>
          <table:table-cell table:formula="of:=([Calculation.D152]/2)+128" office:value-type="float" office:value="65.1554804907026" calcext:value-type="float">
            <text:p>65.1554804907</text:p>
          </table:table-cell>
          <table:table-cell table:formula="of:=([Calculation.E152]/2)+128" office:value-type="float" office:value="255.495733074469" calcext:value-type="float">
            <text:p>255.4957330745</text:p>
          </table:table-cell>
          <table:table-cell table:formula="of:=([Calculation.F152]/2)+128" office:value-type="float" office:value="63.3487864348288" calcext:value-type="float">
            <text:p>63.3487864348</text:p>
          </table:table-cell>
          <table:table-cell table:formula="of:=SUM([.C153:.E153])" office:value-type="float" office:value="384" calcext:value-type="float">
            <text:p>384</text:p>
          </table:table-cell>
          <table:table-cell/>
          <table:table-cell table:formula="of:=([Calculation.I152]/2)+128" office:value-type="float" office:value="33.7332207360538" calcext:value-type="float">
            <text:p>33.7332207361</text:p>
          </table:table-cell>
          <table:table-cell table:formula="of:=([Calculation.J152]/2)+128" office:value-type="float" office:value="224.07347331982" calcext:value-type="float">
            <text:p>224.0734733198</text:p>
          </table:table-cell>
          <table:table-cell table:formula="of:=([Calculation.K152]/2)+128" office:value-type="float" office:value="31.9265266801801" calcext:value-type="float">
            <text:p>31.9265266802</text:p>
          </table:table-cell>
          <table:table-cell table:formula="of:=SUM([.H153:.J153])" office:value-type="float" office:value="289.733220736054" calcext:value-type="float">
            <text:p>289.7332207361</text:p>
          </table:table-cell>
        </table:table-row>
        <table:table-row table:style-name="ro1">
          <table:table-cell table:number-columns-repeated="2"/>
          <table:table-cell table:formula="of:=([Calculation.D153]/2)+128" office:value-type="float" office:value="62.4519001153643" calcext:value-type="float">
            <text:p>62.4519001154</text:p>
          </table:table-cell>
          <table:table-cell table:formula="of:=([Calculation.E153]/2)+128" office:value-type="float" office:value="255.482932583469" calcext:value-type="float">
            <text:p>255.4829325835</text:p>
          </table:table-cell>
          <table:table-cell table:formula="of:=([Calculation.F153]/2)+128" office:value-type="float" office:value="66.0651673011666" calcext:value-type="float">
            <text:p>66.0651673012</text:p>
          </table:table-cell>
          <table:table-cell table:formula="of:=SUM([.C154:.E154])" office:value-type="float" office:value="384" calcext:value-type="float">
            <text:p>384</text:p>
          </table:table-cell>
          <table:table-cell/>
          <table:table-cell table:formula="of:=([Calculation.I153]/2)+128" office:value-type="float" office:value="31.4844837659476" calcext:value-type="float">
            <text:p>31.4844837659</text:p>
          </table:table-cell>
          <table:table-cell table:formula="of:=([Calculation.J153]/2)+128" office:value-type="float" office:value="224.515516234052" calcext:value-type="float">
            <text:p>224.5155162341</text:p>
          </table:table-cell>
          <table:table-cell table:formula="of:=([Calculation.K153]/2)+128" office:value-type="float" office:value="35.09775095175" calcext:value-type="float">
            <text:p>35.0977509518</text:p>
          </table:table-cell>
          <table:table-cell table:formula="of:=SUM([.H154:.J154])" office:value-type="float" office:value="291.09775095175" calcext:value-type="float">
            <text:p>291.0977509518</text:p>
          </table:table-cell>
        </table:table-row>
        <table:table-row table:style-name="ro1">
          <table:table-cell table:number-columns-repeated="2"/>
          <table:table-cell table:formula="of:=([Calculation.D154]/2)+128" office:value-type="float" office:value="59.7878034643951" calcext:value-type="float">
            <text:p>59.7878034644</text:p>
          </table:table-cell>
          <table:table-cell table:formula="of:=([Calculation.E154]/2)+128" office:value-type="float" office:value="255.393341140775" calcext:value-type="float">
            <text:p>255.3933411408</text:p>
          </table:table-cell>
          <table:table-cell table:formula="of:=([Calculation.F154]/2)+128" office:value-type="float" office:value="68.8188553948297" calcext:value-type="float">
            <text:p>68.8188553948</text:p>
          </table:table-cell>
          <table:table-cell table:formula="of:=SUM([.C155:.E155])" office:value-type="float" office:value="384" calcext:value-type="float">
            <text:p>384</text:p>
          </table:table-cell>
          <table:table-cell/>
          <table:table-cell table:formula="of:=([Calculation.I154]/2)+128" office:value-type="float" office:value="30.19723116181" calcext:value-type="float">
            <text:p>30.1972311618</text:p>
          </table:table-cell>
          <table:table-cell table:formula="of:=([Calculation.J154]/2)+128" office:value-type="float" office:value="225.80276883819" calcext:value-type="float">
            <text:p>225.8027688382</text:p>
          </table:table-cell>
          <table:table-cell table:formula="of:=([Calculation.K154]/2)+128" office:value-type="float" office:value="39.2282830922445" calcext:value-type="float">
            <text:p>39.2282830922</text:p>
          </table:table-cell>
          <table:table-cell table:formula="of:=SUM([.H155:.J155])" office:value-type="float" office:value="295.228283092244" calcext:value-type="float">
            <text:p>295.2282830922</text:p>
          </table:table-cell>
        </table:table-row>
        <table:table-row table:style-name="ro1">
          <table:table-cell table:number-columns-repeated="2"/>
          <table:table-cell table:formula="of:=([Calculation.D155]/2)+128" office:value-type="float" office:value="57.1647952900007" calcext:value-type="float">
            <text:p>57.16479529</text:p>
          </table:table-cell>
          <table:table-cell table:formula="of:=([Calculation.E155]/2)+128" office:value-type="float" office:value="255.227012712922" calcext:value-type="float">
            <text:p>255.2270127129</text:p>
          </table:table-cell>
          <table:table-cell table:formula="of:=([Calculation.F155]/2)+128" office:value-type="float" office:value="71.6081919970773" calcext:value-type="float">
            <text:p>71.6081919971</text:p>
          </table:table-cell>
          <table:table-cell table:formula="of:=SUM([.C156:.E156])" office:value-type="float" office:value="384" calcext:value-type="float">
            <text:p>384</text:p>
          </table:table-cell>
          <table:table-cell/>
          <table:table-cell table:formula="of:=([Calculation.I155]/2)+128" office:value-type="float" office:value="28.9688912885394" calcext:value-type="float">
            <text:p>28.9688912885</text:p>
          </table:table-cell>
          <table:table-cell table:formula="of:=([Calculation.J155]/2)+128" office:value-type="float" office:value="227.031108711461" calcext:value-type="float">
            <text:p>227.0311087115</text:p>
          </table:table-cell>
          <table:table-cell table:formula="of:=([Calculation.K155]/2)+128" office:value-type="float" office:value="43.412287995616" calcext:value-type="float">
            <text:p>43.4122879956</text:p>
          </table:table-cell>
          <table:table-cell table:formula="of:=SUM([.H156:.J156])" office:value-type="float" office:value="299.412287995616" calcext:value-type="float">
            <text:p>299.4122879956</text:p>
          </table:table-cell>
        </table:table-row>
        <table:table-row table:style-name="ro1">
          <table:table-cell table:number-columns-repeated="2"/>
          <table:table-cell table:formula="of:=([Calculation.D156]/2)+128" office:value-type="float" office:value="54.5844555942247" calcext:value-type="float">
            <text:p>54.5844555942</text:p>
          </table:table-cell>
          <table:table-cell table:formula="of:=([Calculation.E156]/2)+128" office:value-type="float" office:value="254.984047489935" calcext:value-type="float">
            <text:p>254.9840474899</text:p>
          </table:table-cell>
          <table:table-cell table:formula="of:=([Calculation.F156]/2)+128" office:value-type="float" office:value="74.4314969158404" calcext:value-type="float">
            <text:p>74.4314969158</text:p>
          </table:table-cell>
          <table:table-cell table:formula="of:=SUM([.C157:.E157])" office:value-type="float" office:value="384" calcext:value-type="float">
            <text:p>384</text:p>
          </table:table-cell>
          <table:table-cell/>
          <table:table-cell table:formula="of:=([Calculation.I156]/2)+128" office:value-type="float" office:value="27.8002040521449" calcext:value-type="float">
            <text:p>27.8002040521</text:p>
          </table:table-cell>
          <table:table-cell table:formula="of:=([Calculation.J156]/2)+128" office:value-type="float" office:value="228.199795947855" calcext:value-type="float">
            <text:p>228.1997959479</text:p>
          </table:table-cell>
          <table:table-cell table:formula="of:=([Calculation.K156]/2)+128" office:value-type="float" office:value="47.6472453737606" calcext:value-type="float">
            <text:p>47.6472453738</text:p>
          </table:table-cell>
          <table:table-cell table:formula="of:=SUM([.H157:.J157])" office:value-type="float" office:value="303.647245373761" calcext:value-type="float">
            <text:p>303.6472453738</text:p>
          </table:table-cell>
        </table:table-row>
        <table:table-row table:style-name="ro1">
          <table:table-cell table:number-columns-repeated="2"/>
          <table:table-cell table:formula="of:=([Calculation.D157]/2)+128" office:value-type="float" office:value="52.0483386772148" calcext:value-type="float">
            <text:p>52.0483386772</text:p>
          </table:table-cell>
          <table:table-cell table:formula="of:=([Calculation.E157]/2)+128" office:value-type="float" office:value="254.664591824979" calcext:value-type="float">
            <text:p>254.664591825</text:p>
          </table:table-cell>
          <table:table-cell table:formula="of:=([Calculation.F157]/2)+128" office:value-type="float" office:value="77.287069497806" calcext:value-type="float">
            <text:p>77.2870694978</text:p>
          </table:table-cell>
          <table:table-cell table:formula="of:=SUM([.C158:.E158])" office:value-type="float" office:value="384" calcext:value-type="float">
            <text:p>384</text:p>
          </table:table-cell>
          <table:table-cell/>
          <table:table-cell table:formula="of:=([Calculation.I157]/2)+128" office:value-type="float" office:value="26.6918734261178" calcext:value-type="float">
            <text:p>26.6918734261</text:p>
          </table:table-cell>
          <table:table-cell table:formula="of:=([Calculation.J157]/2)+128" office:value-type="float" office:value="229.308126573882" calcext:value-type="float">
            <text:p>229.3081265739</text:p>
          </table:table-cell>
          <table:table-cell table:formula="of:=([Calculation.K157]/2)+128" office:value-type="float" office:value="51.9306042467091" calcext:value-type="float">
            <text:p>51.9306042467</text:p>
          </table:table-cell>
          <table:table-cell table:formula="of:=SUM([.H158:.J158])" office:value-type="float" office:value="307.930604246709" calcext:value-type="float">
            <text:p>307.9306042467</text:p>
          </table:table-cell>
        </table:table-row>
        <table:table-row table:style-name="ro1">
          <table:table-cell table:number-columns-repeated="2"/>
          <table:table-cell table:formula="of:=([Calculation.D158]/2)+128" office:value-type="float" office:value="49.5579722009701" calcext:value-type="float">
            <text:p>49.557972201</text:p>
          </table:table-cell>
          <table:table-cell table:formula="of:=([Calculation.E158]/2)+128" office:value-type="float" office:value="254.268838146202" calcext:value-type="float">
            <text:p>254.2688381462</text:p>
          </table:table-cell>
          <table:table-cell table:formula="of:=([Calculation.F158]/2)+128" office:value-type="float" office:value="80.1731896528276" calcext:value-type="float">
            <text:p>80.1731896528</text:p>
          </table:table-cell>
          <table:table-cell table:formula="of:=SUM([.C159:.E159])" office:value-type="float" office:value="384" calcext:value-type="float">
            <text:p>384</text:p>
          </table:table-cell>
          <table:table-cell/>
          <table:table-cell table:formula="of:=([Calculation.I158]/2)+128" office:value-type="float" office:value="25.6445670273839" calcext:value-type="float">
            <text:p>25.6445670274</text:p>
          </table:table-cell>
          <table:table-cell table:formula="of:=([Calculation.J158]/2)+128" office:value-type="float" office:value="230.355432972616" calcext:value-type="float">
            <text:p>230.3554329726</text:p>
          </table:table-cell>
          <table:table-cell table:formula="of:=([Calculation.K158]/2)+128" office:value-type="float" office:value="56.2597844792414" calcext:value-type="float">
            <text:p>56.2597844792</text:p>
          </table:table-cell>
          <table:table-cell table:formula="of:=SUM([.H159:.J159])" office:value-type="float" office:value="312.259784479241" calcext:value-type="float">
            <text:p>312.2597844792</text:p>
          </table:table-cell>
        </table:table-row>
        <table:table-row table:style-name="ro1">
          <table:table-cell table:number-columns-repeated="2"/>
          <table:table-cell table:formula="of:=([Calculation.D159]/2)+128" office:value-type="float" office:value="47.1148562691352" calcext:value-type="float">
            <text:p>47.1148562691</text:p>
          </table:table-cell>
          <table:table-cell table:formula="of:=([Calculation.E159]/2)+128" office:value-type="float" office:value="253.797024840822" calcext:value-type="float">
            <text:p>253.7970248408</text:p>
          </table:table-cell>
          <table:table-cell table:formula="of:=([Calculation.F159]/2)+128" office:value-type="float" office:value="83.0881188900427" calcext:value-type="float">
            <text:p>83.08811889</text:p>
          </table:table-cell>
          <table:table-cell table:formula="of:=SUM([.C160:.E160])" office:value-type="float" office:value="384" calcext:value-type="float">
            <text:p>384</text:p>
          </table:table-cell>
          <table:table-cell/>
          <table:table-cell table:formula="of:=([Calculation.I159]/2)+128" office:value-type="float" office:value="24.6589157141566" calcext:value-type="float">
            <text:p>24.6589157142</text:p>
          </table:table-cell>
          <table:table-cell table:formula="of:=([Calculation.J159]/2)+128" office:value-type="float" office:value="231.341084285843" calcext:value-type="float">
            <text:p>231.3410842858</text:p>
          </table:table-cell>
          <table:table-cell table:formula="of:=([Calculation.K159]/2)+128" office:value-type="float" office:value="60.632178335064" calcext:value-type="float">
            <text:p>60.6321783351</text:p>
          </table:table-cell>
          <table:table-cell table:formula="of:=SUM([.H160:.J160])" office:value-type="float" office:value="316.632178335064" calcext:value-type="float">
            <text:p>316.6321783351</text:p>
          </table:table-cell>
        </table:table-row>
        <table:table-row table:style-name="ro1">
          <table:table-cell table:number-columns-repeated="2"/>
          <table:table-cell table:formula="of:=([Calculation.D160]/2)+128" office:value-type="float" office:value="44.7204625233935" calcext:value-type="float">
            <text:p>44.7204625234</text:p>
          </table:table-cell>
          <table:table-cell table:formula="of:=([Calculation.E160]/2)+128" office:value-type="float" office:value="253.249436111532" calcext:value-type="float">
            <text:p>253.2494361115</text:p>
          </table:table-cell>
          <table:table-cell table:formula="of:=([Calculation.F160]/2)+128" office:value-type="float" office:value="86.0301013650751" calcext:value-type="float">
            <text:p>86.0301013651</text:p>
          </table:table-cell>
          <table:table-cell table:formula="of:=SUM([.C161:.E161])" office:value-type="float" office:value="384" calcext:value-type="float">
            <text:p>384</text:p>
          </table:table-cell>
          <table:table-cell/>
          <table:table-cell table:formula="of:=([Calculation.I160]/2)+128" office:value-type="float" office:value="23.735513205931" calcext:value-type="float">
            <text:p>23.7355132059</text:p>
          </table:table-cell>
          <table:table-cell table:formula="of:=([Calculation.J160]/2)+128" office:value-type="float" office:value="232.264486794069" calcext:value-type="float">
            <text:p>232.2644867941</text:p>
          </table:table-cell>
          <table:table-cell table:formula="of:=([Calculation.K160]/2)+128" office:value-type="float" office:value="65.0451520476126" calcext:value-type="float">
            <text:p>65.0451520476</text:p>
          </table:table-cell>
          <table:table-cell table:formula="of:=SUM([.H161:.J161])" office:value-type="float" office:value="321.045152047613" calcext:value-type="float">
            <text:p>321.0451520476</text:p>
          </table:table-cell>
        </table:table-row>
        <table:table-row table:style-name="ro1">
          <table:table-cell table:number-columns-repeated="2"/>
          <table:table-cell table:formula="of:=([Calculation.D161]/2)+128" office:value-type="float" office:value="42.3762332570052" calcext:value-type="float">
            <text:p>42.376233257</text:p>
          </table:table-cell>
          <table:table-cell table:formula="of:=([Calculation.E161]/2)+128" office:value-type="float" office:value="252.626401805305" calcext:value-type="float">
            <text:p>252.6264018053</text:p>
          </table:table-cell>
          <table:table-cell table:formula="of:=([Calculation.F161]/2)+128" office:value-type="float" office:value="88.9973649376895" calcext:value-type="float">
            <text:p>88.9973649377</text:p>
          </table:table-cell>
          <table:table-cell table:formula="of:=SUM([.C162:.E162])" office:value-type="float" office:value="384" calcext:value-type="float">
            <text:p>384</text:p>
          </table:table-cell>
          <table:table-cell/>
          <table:table-cell table:formula="of:=([Calculation.I161]/2)+128" office:value-type="float" office:value="22.8749157258499" calcext:value-type="float">
            <text:p>22.8749157258</text:p>
          </table:table-cell>
          <table:table-cell table:formula="of:=([Calculation.J161]/2)+128" office:value-type="float" office:value="233.12508427415" calcext:value-type="float">
            <text:p>233.1250842742</text:p>
          </table:table-cell>
          <table:table-cell table:formula="of:=([Calculation.K161]/2)+128" office:value-type="float" office:value="69.4960474065342" calcext:value-type="float">
            <text:p>69.4960474065</text:p>
          </table:table-cell>
          <table:table-cell table:formula="of:=SUM([.H162:.J162])" office:value-type="float" office:value="325.496047406534" calcext:value-type="float">
            <text:p>325.4960474065</text:p>
          </table:table-cell>
        </table:table-row>
        <table:table-row table:style-name="ro1">
          <table:table-cell table:number-columns-repeated="2"/>
          <table:table-cell table:formula="of:=([Calculation.D162]/2)+128" office:value-type="float" office:value="40.083580546024" calcext:value-type="float">
            <text:p>40.083580546</text:p>
          </table:table-cell>
          <table:table-cell table:formula="of:=([Calculation.E162]/2)+128" office:value-type="float" office:value="251.928297214713" calcext:value-type="float">
            <text:p>251.9282972147</text:p>
          </table:table-cell>
          <table:table-cell table:formula="of:=([Calculation.F162]/2)+128" office:value-type="float" office:value="91.9881222392629" calcext:value-type="float">
            <text:p>91.9881222393</text:p>
          </table:table-cell>
          <table:table-cell table:formula="of:=SUM([.C163:.E163])" office:value-type="float" office:value="384" calcext:value-type="float">
            <text:p>384</text:p>
          </table:table-cell>
          <table:table-cell/>
          <table:table-cell table:formula="of:=([Calculation.I162]/2)+128" office:value-type="float" office:value="22.0776416656554" calcext:value-type="float">
            <text:p>22.0776416657</text:p>
          </table:table-cell>
          <table:table-cell table:formula="of:=([Calculation.J162]/2)+128" office:value-type="float" office:value="233.922358334345" calcext:value-type="float">
            <text:p>233.9223583343</text:p>
          </table:table-cell>
          <table:table-cell table:formula="of:=([Calculation.K162]/2)+128" office:value-type="float" office:value="73.9821833588944" calcext:value-type="float">
            <text:p>73.9821833589</text:p>
          </table:table-cell>
          <table:table-cell table:formula="of:=SUM([.H163:.J163])" office:value-type="float" office:value="329.982183358894" calcext:value-type="float">
            <text:p>329.9821833589</text:p>
          </table:table-cell>
        </table:table-row>
        <table:table-row table:style-name="ro1">
          <table:table-cell table:number-columns-repeated="2"/>
          <table:table-cell table:formula="of:=([Calculation.D163]/2)+128" office:value-type="float" office:value="37.8438853987152" calcext:value-type="float">
            <text:p>37.8438853987</text:p>
          </table:table-cell>
          <table:table-cell table:formula="of:=([Calculation.E163]/2)+128" office:value-type="float" office:value="251.155542851856" calcext:value-type="float">
            <text:p>251.1555428519</text:p>
          </table:table-cell>
          <table:table-cell table:formula="of:=([Calculation.F163]/2)+128" office:value-type="float" office:value="95.0005717494286" calcext:value-type="float">
            <text:p>95.0005717494</text:p>
          </table:table-cell>
          <table:table-cell table:formula="of:=SUM([.C164:.E164])" office:value-type="float" office:value="384" calcext:value-type="float">
            <text:p>384</text:p>
          </table:table-cell>
          <table:table-cell/>
          <table:table-cell table:formula="of:=([Calculation.I163]/2)+128" office:value-type="float" office:value="21.3441712734295" calcext:value-type="float">
            <text:p>21.3441712734</text:p>
          </table:table-cell>
          <table:table-cell table:formula="of:=([Calculation.J163]/2)+128" office:value-type="float" office:value="234.655828726571" calcext:value-type="float">
            <text:p>234.6558287266</text:p>
          </table:table-cell>
          <table:table-cell table:formula="of:=([Calculation.K163]/2)+128" office:value-type="float" office:value="78.5008576241429" calcext:value-type="float">
            <text:p>78.5008576241</text:p>
          </table:table-cell>
          <table:table-cell table:formula="of:=SUM([.H164:.J164])" office:value-type="float" office:value="334.500857624143" calcext:value-type="float">
            <text:p>334.5008576241</text:p>
          </table:table-cell>
        </table:table-row>
        <table:table-row table:style-name="ro1">
          <table:table-cell table:number-columns-repeated="2"/>
          <table:table-cell table:formula="of:=([Calculation.D164]/2)+128" office:value-type="float" office:value="35.658496923688" calcext:value-type="float">
            <text:p>35.6584969237</text:p>
          </table:table-cell>
          <table:table-cell table:formula="of:=([Calculation.E164]/2)+128" office:value-type="float" office:value="250.308604195068" calcext:value-type="float">
            <text:p>250.3086041951</text:p>
          </table:table-cell>
          <table:table-cell table:formula="of:=([Calculation.F164]/2)+128" office:value-type="float" office:value="98.0328988812443" calcext:value-type="float">
            <text:p>98.0328988812</text:p>
          </table:table-cell>
          <table:table-cell table:formula="of:=SUM([.C165:.E165])" office:value-type="float" office:value="384" calcext:value-type="float">
            <text:p>384</text:p>
          </table:table-cell>
          <table:table-cell/>
          <table:table-cell table:formula="of:=([Calculation.I164]/2)+128" office:value-type="float" office:value="20.6749463643102" calcext:value-type="float">
            <text:p>20.6749463643</text:p>
          </table:table-cell>
          <table:table-cell table:formula="of:=([Calculation.J164]/2)+128" office:value-type="float" office:value="235.32505363569" calcext:value-type="float">
            <text:p>235.3250536357</text:p>
          </table:table-cell>
          <table:table-cell table:formula="of:=([Calculation.K164]/2)+128" office:value-type="float" office:value="83.0493483218665" calcext:value-type="float">
            <text:p>83.0493483219</text:p>
          </table:table-cell>
          <table:table-cell table:formula="of:=SUM([.H165:.J165])" office:value-type="float" office:value="339.049348321867" calcext:value-type="float">
            <text:p>339.0493483219</text:p>
          </table:table-cell>
        </table:table-row>
        <table:table-row table:style-name="ro1">
          <table:table-cell table:number-columns-repeated="2"/>
          <table:table-cell table:formula="of:=([Calculation.D165]/2)+128" office:value-type="float" office:value="33.5287315172427" calcext:value-type="float">
            <text:p>33.5287315172</text:p>
          </table:table-cell>
          <table:table-cell table:formula="of:=([Calculation.E165]/2)+128" office:value-type="float" office:value="249.387991408525" calcext:value-type="float">
            <text:p>249.3879914085</text:p>
          </table:table-cell>
          <table:table-cell table:formula="of:=([Calculation.F165]/2)+128" office:value-type="float" office:value="101.083277074232" calcext:value-type="float">
            <text:p>101.0832770742</text:p>
          </table:table-cell>
          <table:table-cell table:formula="of:=SUM([.C166:.E166])" office:value-type="float" office:value="384" calcext:value-type="float">
            <text:p>384</text:p>
          </table:table-cell>
          <table:table-cell/>
          <table:table-cell table:formula="of:=([Calculation.I165]/2)+128" office:value-type="float" office:value="20.0703700543587" calcext:value-type="float">
            <text:p>20.0703700544</text:p>
          </table:table-cell>
          <table:table-cell table:formula="of:=([Calculation.J165]/2)+128" office:value-type="float" office:value="235.929629945641" calcext:value-type="float">
            <text:p>235.9296299456</text:p>
          </table:table-cell>
          <table:table-cell table:formula="of:=([Calculation.K165]/2)+128" office:value-type="float" office:value="87.6249156113479" calcext:value-type="float">
            <text:p>87.6249156113</text:p>
          </table:table-cell>
          <table:table-cell table:formula="of:=SUM([.H166:.J166])" office:value-type="float" office:value="343.624915611348" calcext:value-type="float">
            <text:p>343.6249156113</text:p>
          </table:table-cell>
        </table:table-row>
        <table:table-row table:style-name="ro1">
          <table:table-cell table:number-columns-repeated="2"/>
          <table:table-cell table:formula="of:=([Calculation.D166]/2)+128" office:value-type="float" office:value="31.4558720704233" calcext:value-type="float">
            <text:p>31.4558720704</text:p>
          </table:table-cell>
          <table:table-cell table:formula="of:=([Calculation.E166]/2)+128" office:value-type="float" office:value="248.394259034948" calcext:value-type="float">
            <text:p>248.3942590349</text:p>
          </table:table-cell>
          <table:table-cell table:formula="of:=([Calculation.F166]/2)+128" office:value-type="float" office:value="104.149868894629" calcext:value-type="float">
            <text:p>104.1498688946</text:p>
          </table:table-cell>
          <table:table-cell table:formula="of:=SUM([.C167:.E167])" office:value-type="float" office:value="384" calcext:value-type="float">
            <text:p>384</text:p>
          </table:table-cell>
          <table:table-cell/>
          <table:table-cell table:formula="of:=([Calculation.I166]/2)+128" office:value-type="float" office:value="19.5308065177377" calcext:value-type="float">
            <text:p>19.5308065177</text:p>
          </table:table-cell>
          <table:table-cell table:formula="of:=([Calculation.J166]/2)+128" office:value-type="float" office:value="236.469193482262" calcext:value-type="float">
            <text:p>236.4691934823</text:p>
          </table:table-cell>
          <table:table-cell table:formula="of:=([Calculation.K166]/2)+128" office:value-type="float" office:value="92.2248033419433" calcext:value-type="float">
            <text:p>92.2248033419</text:p>
          </table:table-cell>
          <table:table-cell table:formula="of:=SUM([.H167:.J167])" office:value-type="float" office:value="348.224803341943" calcext:value-type="float">
            <text:p>348.2248033419</text:p>
          </table:table-cell>
        </table:table-row>
        <table:table-row table:style-name="ro1">
          <table:table-cell table:number-columns-repeated="2"/>
          <table:table-cell table:formula="of:=([Calculation.D167]/2)+128" office:value-type="float" office:value="29.4411671962511" calcext:value-type="float">
            <text:p>29.4411671963</text:p>
          </table:table-cell>
          <table:table-cell table:formula="of:=([Calculation.E167]/2)+128" office:value-type="float" office:value="247.328005661559" calcext:value-type="float">
            <text:p>247.3280056616</text:p>
          </table:table-cell>
          <table:table-cell table:formula="of:=([Calculation.F167]/2)+128" office:value-type="float" office:value="107.23082714219" calcext:value-type="float">
            <text:p>107.2308271422</text:p>
          </table:table-cell>
          <table:table-cell table:formula="of:=SUM([.C168:.E168])" office:value-type="float" office:value="384" calcext:value-type="float">
            <text:p>384</text:p>
          </table:table-cell>
          <table:table-cell/>
          <table:table-cell table:formula="of:=([Calculation.I167]/2)+128" office:value-type="float" office:value="19.056580767346" calcext:value-type="float">
            <text:p>19.0565807673</text:p>
          </table:table-cell>
          <table:table-cell table:formula="of:=([Calculation.J167]/2)+128" office:value-type="float" office:value="236.943419232654" calcext:value-type="float">
            <text:p>236.9434192327</text:p>
          </table:table-cell>
          <table:table-cell table:formula="of:=([Calculation.K167]/2)+128" office:value-type="float" office:value="96.8462407132849" calcext:value-type="float">
            <text:p>96.8462407133</text:p>
          </table:table-cell>
          <table:table-cell table:formula="of:=SUM([.H168:.J168])" office:value-type="float" office:value="352.846240713285" calcext:value-type="float">
            <text:p>352.8462407133</text:p>
          </table:table-cell>
        </table:table-row>
        <table:table-row table:style-name="ro1">
          <table:table-cell table:number-columns-repeated="2"/>
          <table:table-cell table:formula="of:=([Calculation.D168]/2)+128" office:value-type="float" office:value="27.4858304776077" calcext:value-type="float">
            <text:p>27.4858304776</text:p>
          </table:table-cell>
          <table:table-cell table:formula="of:=([Calculation.E168]/2)+128" office:value-type="float" office:value="246.189873559521" calcext:value-type="float">
            <text:p>246.1898735595</text:p>
          </table:table-cell>
          <table:table-cell table:formula="of:=([Calculation.F168]/2)+128" office:value-type="float" office:value="110.324295962871" calcext:value-type="float">
            <text:p>110.3242959629</text:p>
          </table:table-cell>
          <table:table-cell table:formula="of:=SUM([.C169:.E169])" office:value-type="float" office:value="384" calcext:value-type="float">
            <text:p>384</text:p>
          </table:table-cell>
          <table:table-cell/>
          <table:table-cell table:formula="of:=([Calculation.I168]/2)+128" office:value-type="float" office:value="18.6479784590432" calcext:value-type="float">
            <text:p>18.647978459</text:p>
          </table:table-cell>
          <table:table-cell table:formula="of:=([Calculation.J168]/2)+128" office:value-type="float" office:value="237.352021540957" calcext:value-type="float">
            <text:p>237.352021541</text:p>
          </table:table-cell>
          <table:table-cell table:formula="of:=([Calculation.K168]/2)+128" office:value-type="float" office:value="101.486443944307" calcext:value-type="float">
            <text:p>101.4864439443</text:p>
          </table:table-cell>
          <table:table-cell table:formula="of:=SUM([.H169:.J169])" office:value-type="float" office:value="357.486443944307" calcext:value-type="float">
            <text:p>357.4864439443</text:p>
          </table:table-cell>
        </table:table-row>
        <table:table-row table:style-name="ro1">
          <table:table-cell table:number-columns-repeated="2"/>
          <table:table-cell table:formula="of:=([Calculation.D169]/2)+128" office:value-type="float" office:value="25.5910397362177" calcext:value-type="float">
            <text:p>25.5910397362</text:p>
          </table:table-cell>
          <table:table-cell table:formula="of:=([Calculation.E169]/2)+128" office:value-type="float" office:value="244.980548297055" calcext:value-type="float">
            <text:p>244.9805482971</text:p>
          </table:table-cell>
          <table:table-cell table:formula="of:=([Calculation.F169]/2)+128" office:value-type="float" office:value="113.428411966727" calcext:value-type="float">
            <text:p>113.4284119667</text:p>
          </table:table-cell>
          <table:table-cell table:formula="of:=SUM([.C170:.E170])" office:value-type="float" office:value="384" calcext:value-type="float">
            <text:p>384</text:p>
          </table:table-cell>
          <table:table-cell/>
          <table:table-cell table:formula="of:=([Calculation.I169]/2)+128" office:value-type="float" office:value="18.3052457195813" calcext:value-type="float">
            <text:p>18.3052457196</text:p>
          </table:table-cell>
          <table:table-cell table:formula="of:=([Calculation.J169]/2)+128" office:value-type="float" office:value="237.694754280419" calcext:value-type="float">
            <text:p>237.6947542804</text:p>
          </table:table-cell>
          <table:table-cell table:formula="of:=([Calculation.K169]/2)+128" office:value-type="float" office:value="106.142617950091" calcext:value-type="float">
            <text:p>106.1426179501</text:p>
          </table:table-cell>
          <table:table-cell table:formula="of:=SUM([.H170:.J170])" office:value-type="float" office:value="362.142617950091" calcext:value-type="float">
            <text:p>362.1426179501</text:p>
          </table:table-cell>
        </table:table-row>
        <table:table-row table:style-name="ro1">
          <table:table-cell table:number-columns-repeated="2"/>
          <table:table-cell table:formula="of:=([Calculation.D170]/2)+128" office:value-type="float" office:value="23.7579363231731" calcext:value-type="float">
            <text:p>23.7579363232</text:p>
          </table:table-cell>
          <table:table-cell table:formula="of:=([Calculation.E170]/2)+128" office:value-type="float" office:value="243.700758326479" calcext:value-type="float">
            <text:p>243.7007583265</text:p>
          </table:table-cell>
          <table:table-cell table:formula="of:=([Calculation.F170]/2)+128" office:value-type="float" office:value="116.541305350347" calcext:value-type="float">
            <text:p>116.5413053503</text:p>
          </table:table-cell>
          <table:table-cell table:formula="of:=SUM([.C171:.E171])" office:value-type="float" office:value="384" calcext:value-type="float">
            <text:p>384</text:p>
          </table:table-cell>
          <table:table-cell/>
          <table:table-cell table:formula="of:=([Calculation.I170]/2)+128" office:value-type="float" office:value="18.0285889983468" calcext:value-type="float">
            <text:p>18.0285889983</text:p>
          </table:table-cell>
          <table:table-cell table:formula="of:=([Calculation.J170]/2)+128" office:value-type="float" office:value="237.971411001653" calcext:value-type="float">
            <text:p>237.9714110017</text:p>
          </table:table-cell>
          <table:table-cell table:formula="of:=([Calculation.K170]/2)+128" office:value-type="float" office:value="110.811958025521" calcext:value-type="float">
            <text:p>110.8119580255</text:p>
          </table:table-cell>
          <table:table-cell table:formula="of:=SUM([.H171:.J171])" office:value-type="float" office:value="366.811958025521" calcext:value-type="float">
            <text:p>366.8119580255</text:p>
          </table:table-cell>
        </table:table-row>
        <table:table-row table:style-name="ro1">
          <table:table-cell table:number-columns-repeated="2"/>
          <table:table-cell table:formula="of:=([Calculation.D171]/2)+128" office:value-type="float" office:value="21.9876244314255" calcext:value-type="float">
            <text:p>21.9876244314</text:p>
          </table:table-cell>
          <table:table-cell table:formula="of:=([Calculation.E171]/2)+128" office:value-type="float" office:value="242.351274545418" calcext:value-type="float">
            <text:p>242.3512745454</text:p>
          </table:table-cell>
          <table:table-cell table:formula="of:=([Calculation.F171]/2)+128" office:value-type="float" office:value="119.661101023157" calcext:value-type="float">
            <text:p>119.6611010232</text:p>
          </table:table-cell>
          <table:table-cell table:formula="of:=SUM([.C172:.E172])" office:value-type="float" office:value="384" calcext:value-type="float">
            <text:p>384</text:p>
          </table:table-cell>
          <table:table-cell/>
          <table:table-cell table:formula="of:=([Calculation.I171]/2)+128" office:value-type="float" office:value="17.8181749430039" calcext:value-type="float">
            <text:p>17.818174943</text:p>
          </table:table-cell>
          <table:table-cell table:formula="of:=([Calculation.J171]/2)+128" office:value-type="float" office:value="238.181825056996" calcext:value-type="float">
            <text:p>238.181825057</text:p>
          </table:table-cell>
          <table:table-cell table:formula="of:=([Calculation.K171]/2)+128" office:value-type="float" office:value="115.491651534735" calcext:value-type="float">
            <text:p>115.4916515347</text:p>
          </table:table-cell>
          <table:table-cell table:formula="of:=SUM([.H172:.J172])" office:value-type="float" office:value="371.491651534735" calcext:value-type="float">
            <text:p>371.4916515347</text:p>
          </table:table-cell>
        </table:table-row>
        <table:table-row table:style-name="ro1">
          <table:table-cell table:number-columns-repeated="2"/>
          <table:table-cell table:formula="of:=([Calculation.D172]/2)+128" office:value-type="float" office:value="20.2811704306624" calcext:value-type="float">
            <text:p>20.2811704307</text:p>
          </table:table-cell>
          <table:table-cell table:formula="of:=([Calculation.E172]/2)+128" office:value-type="float" office:value="240.93290983244" calcext:value-type="float">
            <text:p>240.9329098324</text:p>
          </table:table-cell>
          <table:table-cell table:formula="of:=([Calculation.F172]/2)+128" office:value-type="float" office:value="122.785919736898" calcext:value-type="float">
            <text:p>122.7859197369</text:p>
          </table:table-cell>
          <table:table-cell table:formula="of:=SUM([.C173:.E173])" office:value-type="float" office:value="384" calcext:value-type="float">
            <text:p>384</text:p>
          </table:table-cell>
          <table:table-cell/>
          <table:table-cell table:formula="of:=([Calculation.I172]/2)+128" office:value-type="float" office:value="17.6741302991114" calcext:value-type="float">
            <text:p>17.6741302991</text:p>
          </table:table-cell>
          <table:table-cell table:formula="of:=([Calculation.J172]/2)+128" office:value-type="float" office:value="238.325869700889" calcext:value-type="float">
            <text:p>238.3258697009</text:p>
          </table:table-cell>
          <table:table-cell table:formula="of:=([Calculation.K172]/2)+128" office:value-type="float" office:value="120.178879605347" calcext:value-type="float">
            <text:p>120.1788796053</text:p>
          </table:table-cell>
          <table:table-cell table:formula="of:=SUM([.H173:.J173])" office:value-type="float" office:value="376.178879605347" calcext:value-type="float">
            <text:p>376.1788796053</text:p>
          </table:table-cell>
        </table:table-row>
        <table:table-row table:style-name="ro1">
          <table:table-cell table:number-columns-repeated="2"/>
          <table:table-cell table:formula="of:=([Calculation.D173]/2)+128" office:value-type="float" office:value="18.6396022249653" calcext:value-type="float">
            <text:p>18.639602225</text:p>
          </table:table-cell>
          <table:table-cell table:formula="of:=([Calculation.E173]/2)+128" office:value-type="float" office:value="239.446518557412" calcext:value-type="float">
            <text:p>239.4465185574</text:p>
          </table:table-cell>
          <table:table-cell table:formula="of:=([Calculation.F173]/2)+128" office:value-type="float" office:value="125.913879217623" calcext:value-type="float">
            <text:p>125.9138792176</text:p>
          </table:table-cell>
          <table:table-cell table:formula="of:=SUM([.C174:.E174])" office:value-type="float" office:value="384" calcext:value-type="float">
            <text:p>384</text:p>
          </table:table-cell>
          <table:table-cell/>
          <table:table-cell table:formula="of:=([Calculation.I173]/2)+128" office:value-type="float" office:value="17.5965418337768" calcext:value-type="float">
            <text:p>17.5965418338</text:p>
          </table:table-cell>
          <table:table-cell table:formula="of:=([Calculation.J173]/2)+128" office:value-type="float" office:value="238.403458166223" calcext:value-type="float">
            <text:p>238.4034581662</text:p>
          </table:table-cell>
          <table:table-cell table:formula="of:=([Calculation.K173]/2)+128" office:value-type="float" office:value="124.870818826434" calcext:value-type="float">
            <text:p>124.8708188264</text:p>
          </table:table-cell>
          <table:table-cell table:formula="of:=SUM([.H174:.J174])" office:value-type="float" office:value="380.870818826434" calcext:value-type="float">
            <text:p>380.8708188264</text:p>
          </table:table-cell>
        </table:table-row>
        <table:table-row table:style-name="ro1">
          <table:table-cell table:number-columns-repeated="2"/>
          <table:table-cell table:formula="of:=([Calculation.D174]/2)+128" office:value-type="float" office:value="17.0639086336393" calcext:value-type="float">
            <text:p>17.0639086336</text:p>
          </table:table-cell>
          <table:table-cell table:formula="of:=([Calculation.E174]/2)+128" office:value-type="float" office:value="237.892996066859" calcext:value-type="float">
            <text:p>237.8929960669</text:p>
          </table:table-cell>
          <table:table-cell table:formula="of:=([Calculation.F174]/2)+128" office:value-type="float" office:value="129.043095299502" calcext:value-type="float">
            <text:p>129.0430952995</text:p>
          </table:table-cell>
          <table:table-cell table:formula="of:=SUM([.C175:.E175])" office:value-type="float" office:value="384" calcext:value-type="float">
            <text:p>384</text:p>
          </table:table-cell>
          <table:table-cell/>
          <table:table-cell table:formula="of:=([Calculation.I174]/2)+128" office:value-type="float" office:value="17.5854562833903" calcext:value-type="float">
            <text:p>17.5854562834</text:p>
          </table:table-cell>
          <table:table-cell table:formula="of:=([Calculation.J174]/2)+128" office:value-type="float" office:value="238.41454371661" calcext:value-type="float">
            <text:p>238.4145437166</text:p>
          </table:table-cell>
          <table:table-cell table:formula="of:=([Calculation.K174]/2)+128" office:value-type="float" office:value="129.564642949253" calcext:value-type="float">
            <text:p>129.5646429493</text:p>
          </table:table-cell>
          <table:table-cell table:formula="of:=SUM([.H175:.J175])" office:value-type="float" office:value="385.564642949253" calcext:value-type="float">
            <text:p>385.5646429493</text:p>
          </table:table-cell>
        </table:table-row>
        <table:table-row table:style-name="ro1">
          <table:table-cell table:number-columns-repeated="2"/>
          <table:table-cell table:formula="of:=([Calculation.D175]/2)+128" office:value-type="float" office:value="15.5550387955848" calcext:value-type="float">
            <text:p>15.5550387956</text:p>
          </table:table-cell>
          <table:table-cell table:formula="of:=([Calculation.E175]/2)+128" office:value-type="float" office:value="236.273278144639" calcext:value-type="float">
            <text:p>236.2732781446</text:p>
          </table:table-cell>
          <table:table-cell table:formula="of:=([Calculation.F175]/2)+128" office:value-type="float" office:value="132.171683059776" calcext:value-type="float">
            <text:p>132.1716830598</text:p>
          </table:table-cell>
          <table:table-cell table:formula="of:=SUM([.C176:.E176])" office:value-type="float" office:value="384" calcext:value-type="float">
            <text:p>384</text:p>
          </table:table-cell>
          <table:table-cell/>
          <table:table-cell table:formula="of:=([Calculation.I175]/2)+128" office:value-type="float" office:value="17.640880325473" calcext:value-type="float">
            <text:p>17.6408803255</text:p>
          </table:table-cell>
          <table:table-cell table:formula="of:=([Calculation.J175]/2)+128" office:value-type="float" office:value="238.359119674527" calcext:value-type="float">
            <text:p>238.3591196745</text:p>
          </table:table-cell>
          <table:table-cell table:formula="of:=([Calculation.K175]/2)+128" office:value-type="float" office:value="134.257524589665" calcext:value-type="float">
            <text:p>134.2575245897</text:p>
          </table:table-cell>
          <table:table-cell table:formula="of:=SUM([.H176:.J176])" office:value-type="float" office:value="390.257524589665" calcext:value-type="float">
            <text:p>390.2575245897</text:p>
          </table:table-cell>
        </table:table-row>
        <table:table-row table:style-name="ro1">
          <table:table-cell table:number-columns-repeated="2"/>
          <table:table-cell table:formula="of:=([Calculation.D176]/2)+128" office:value-type="float" office:value="14.1139015975718" calcext:value-type="float">
            <text:p>14.1139015976</text:p>
          </table:table-cell>
          <table:table-cell table:formula="of:=([Calculation.E176]/2)+128" office:value-type="float" office:value="234.588340448263" calcext:value-type="float">
            <text:p>234.5883404483</text:p>
          </table:table-cell>
          <table:table-cell table:formula="of:=([Calculation.F176]/2)+128" office:value-type="float" office:value="135.297757954165" calcext:value-type="float">
            <text:p>135.2977579542</text:p>
          </table:table-cell>
          <table:table-cell table:formula="of:=SUM([.C177:.E177])" office:value-type="float" office:value="384" calcext:value-type="float">
            <text:p>384</text:p>
          </table:table-cell>
          <table:table-cell/>
          <table:table-cell table:formula="of:=([Calculation.I176]/2)+128" office:value-type="float" office:value="17.7627805746543" calcext:value-type="float">
            <text:p>17.7627805747</text:p>
          </table:table-cell>
          <table:table-cell table:formula="of:=([Calculation.J176]/2)+128" office:value-type="float" office:value="238.237219425346" calcext:value-type="float">
            <text:p>238.2372194253</text:p>
          </table:table-cell>
          <table:table-cell table:formula="of:=([Calculation.K176]/2)+128" office:value-type="float" office:value="138.946636931247" calcext:value-type="float">
            <text:p>138.9466369312</text:p>
          </table:table-cell>
          <table:table-cell table:formula="of:=SUM([.H177:.J177])" office:value-type="float" office:value="394.946636931247" calcext:value-type="float">
            <text:p>394.9466369312</text:p>
          </table:table-cell>
        </table:table-row>
        <table:table-row table:style-name="ro1">
          <table:table-cell table:number-columns-repeated="2"/>
          <table:table-cell table:formula="of:=([Calculation.D177]/2)+128" office:value-type="float" office:value="12.741365126761" calcext:value-type="float">
            <text:p>12.7413651268</text:p>
          </table:table-cell>
          <table:table-cell table:formula="of:=([Calculation.E177]/2)+128" office:value-type="float" office:value="232.839197921196" calcext:value-type="float">
            <text:p>232.8391979212</text:p>
          </table:table-cell>
          <table:table-cell table:formula="of:=([Calculation.F177]/2)+128" office:value-type="float" office:value="138.419436952043" calcext:value-type="float">
            <text:p>138.419436952</text:p>
          </table:table-cell>
          <table:table-cell table:formula="of:=SUM([.C178:.E178])" office:value-type="float" office:value="384" calcext:value-type="float">
            <text:p>384</text:p>
          </table:table-cell>
          <table:table-cell/>
          <table:table-cell table:formula="of:=([Calculation.I177]/2)+128" office:value-type="float" office:value="17.9510836027823" calcext:value-type="float">
            <text:p>17.9510836028</text:p>
          </table:table-cell>
          <table:table-cell table:formula="of:=([Calculation.J177]/2)+128" office:value-type="float" office:value="238.048916397218" calcext:value-type="float">
            <text:p>238.0489163972</text:p>
          </table:table-cell>
          <table:table-cell table:formula="of:=([Calculation.K177]/2)+128" office:value-type="float" office:value="143.629155428064" calcext:value-type="float">
            <text:p>143.6291554281</text:p>
          </table:table-cell>
          <table:table-cell table:formula="of:=SUM([.H178:.J178])" office:value-type="float" office:value="399.629155428064" calcext:value-type="float">
            <text:p>399.6291554281</text:p>
          </table:table-cell>
        </table:table-row>
        <table:table-row table:style-name="ro1">
          <table:table-cell table:number-columns-repeated="2"/>
          <table:table-cell table:formula="of:=([Calculation.D178]/2)+128" office:value-type="float" office:value="11.4382561477998" calcext:value-type="float">
            <text:p>11.4382561478</text:p>
          </table:table-cell>
          <table:table-cell table:formula="of:=([Calculation.E178]/2)+128" office:value-type="float" office:value="231.026904181492" calcext:value-type="float">
            <text:p>231.0269041815</text:p>
          </table:table-cell>
          <table:table-cell table:formula="of:=([Calculation.F178]/2)+128" office:value-type="float" office:value="141.534839670708" calcext:value-type="float">
            <text:p>141.5348396707</text:p>
          </table:table-cell>
          <table:table-cell table:formula="of:=SUM([.C179:.E179])" office:value-type="float" office:value="384" calcext:value-type="float">
            <text:p>384</text:p>
          </table:table-cell>
          <table:table-cell/>
          <table:table-cell table:formula="of:=([Calculation.I178]/2)+128" office:value-type="float" office:value="18.205675983154" calcext:value-type="float">
            <text:p>18.2056759832</text:p>
          </table:table-cell>
          <table:table-cell table:formula="of:=([Calculation.J178]/2)+128" office:value-type="float" office:value="237.794324016846" calcext:value-type="float">
            <text:p>237.7943240168</text:p>
          </table:table-cell>
          <table:table-cell table:formula="of:=([Calculation.K178]/2)+128" office:value-type="float" office:value="148.302259506062" calcext:value-type="float">
            <text:p>148.3022595061</text:p>
          </table:table-cell>
          <table:table-cell table:formula="of:=SUM([.H179:.J179])" office:value-type="float" office:value="404.302259506062" calcext:value-type="float">
            <text:p>404.3022595061</text:p>
          </table:table-cell>
        </table:table-row>
        <table:table-row table:style-name="ro1">
          <table:table-cell table:number-columns-repeated="2"/>
          <table:table-cell table:formula="of:=([Calculation.D179]/2)+128" office:value-type="float" office:value="10.2053596048109" calcext:value-type="float">
            <text:p>10.2053596048</text:p>
          </table:table-cell>
          <table:table-cell table:formula="of:=([Calculation.E179]/2)+128" office:value-type="float" office:value="229.152550887132" calcext:value-type="float">
            <text:p>229.1525508871</text:p>
          </table:table-cell>
          <table:table-cell table:formula="of:=([Calculation.F179]/2)+128" office:value-type="float" office:value="144.642089508057" calcext:value-type="float">
            <text:p>144.6420895081</text:p>
          </table:table-cell>
          <table:table-cell table:formula="of:=SUM([.C180:.E180])" office:value-type="float" office:value="384" calcext:value-type="float">
            <text:p>384</text:p>
          </table:table-cell>
          <table:table-cell/>
          <table:table-cell table:formula="of:=([Calculation.I179]/2)+128" office:value-type="float" office:value="18.5264043588392" calcext:value-type="float">
            <text:p>18.5264043588</text:p>
          </table:table-cell>
          <table:table-cell table:formula="of:=([Calculation.J179]/2)+128" office:value-type="float" office:value="237.473595641161" calcext:value-type="float">
            <text:p>237.4735956412</text:p>
          </table:table-cell>
          <table:table-cell table:formula="of:=([Calculation.K179]/2)+128" office:value-type="float" office:value="152.963134262085" calcext:value-type="float">
            <text:p>152.9631342621</text:p>
          </table:table-cell>
          <table:table-cell table:formula="of:=SUM([.H180:.J180])" office:value-type="float" office:value="408.963134262085" calcext:value-type="float">
            <text:p>408.9631342621</text:p>
          </table:table-cell>
        </table:table-row>
        <table:table-row table:style-name="ro1">
          <table:table-cell table:number-columns-repeated="2"/>
          <table:table-cell table:formula="of:=([Calculation.D180]/2)+128" office:value-type="float" office:value="9.04341814857078" calcext:value-type="float">
            <text:p>9.0434181486</text:p>
          </table:table-cell>
          <table:table-cell table:formula="of:=([Calculation.E180]/2)+128" office:value-type="float" office:value="227.217267078456" calcext:value-type="float">
            <text:p>227.2172670785</text:p>
          </table:table-cell>
          <table:table-cell table:formula="of:=([Calculation.F180]/2)+128" office:value-type="float" office:value="147.739314772973" calcext:value-type="float">
            <text:p>147.739314773</text:p>
          </table:table-cell>
          <table:table-cell table:formula="of:=SUM([.C181:.E181])" office:value-type="float" office:value="384" calcext:value-type="float">
            <text:p>384</text:p>
          </table:table-cell>
          <table:table-cell/>
          <table:table-cell table:formula="of:=([Calculation.I180]/2)+128" office:value-type="float" office:value="18.9130755350573" calcext:value-type="float">
            <text:p>18.9130755351</text:p>
          </table:table-cell>
          <table:table-cell table:formula="of:=([Calculation.J180]/2)+128" office:value-type="float" office:value="237.086924464943" calcext:value-type="float">
            <text:p>237.0869244649</text:p>
          </table:table-cell>
          <table:table-cell table:formula="of:=([Calculation.K180]/2)+128" office:value-type="float" office:value="157.608972159459" calcext:value-type="float">
            <text:p>157.6089721595</text:p>
          </table:table-cell>
          <table:table-cell table:formula="of:=SUM([.H181:.J181])" office:value-type="float" office:value="413.608972159459" calcext:value-type="float">
            <text:p>413.6089721595</text:p>
          </table:table-cell>
        </table:table-row>
        <table:table-row table:style-name="ro1">
          <table:table-cell table:number-columns-repeated="2"/>
          <table:table-cell table:formula="of:=([Calculation.D181]/2)+128" office:value-type="float" office:value="7.95313168916485" calcext:value-type="float">
            <text:p>7.9531316892</text:p>
          </table:table-cell>
          <table:table-cell table:formula="of:=([Calculation.E181]/2)+128" office:value-type="float" office:value="225.222218498064" calcext:value-type="float">
            <text:p>225.2222184981</text:p>
          </table:table-cell>
          <table:table-cell table:formula="of:=([Calculation.F181]/2)+128" office:value-type="float" office:value="150.824649812771" calcext:value-type="float">
            <text:p>150.8246498128</text:p>
          </table:table-cell>
          <table:table-cell table:formula="of:=SUM([.C182:.E182])" office:value-type="float" office:value="384" calcext:value-type="float">
            <text:p>384</text:p>
          </table:table-cell>
          <table:table-cell/>
          <table:table-cell table:formula="of:=([Calculation.I181]/2)+128" office:value-type="float" office:value="19.3654565955502" calcext:value-type="float">
            <text:p>19.3654565956</text:p>
          </table:table-cell>
          <table:table-cell table:formula="of:=([Calculation.J181]/2)+128" office:value-type="float" office:value="236.63454340445" calcext:value-type="float">
            <text:p>236.6345434045</text:p>
          </table:table-cell>
          <table:table-cell table:formula="of:=([Calculation.K181]/2)+128" office:value-type="float" office:value="162.236974719156" calcext:value-type="float">
            <text:p>162.2369747192</text:p>
          </table:table-cell>
          <table:table-cell table:formula="of:=SUM([.H182:.J182])" office:value-type="float" office:value="418.236974719156" calcext:value-type="float">
            <text:p>418.2369747192</text:p>
          </table:table-cell>
        </table:table-row>
        <table:table-row table:style-name="ro1">
          <table:table-cell table:number-columns-repeated="2"/>
          <table:table-cell table:formula="of:=([Calculation.D182]/2)+128" office:value-type="float" office:value="6.93515697438782" calcext:value-type="float">
            <text:p>6.9351569744</text:p>
          </table:table-cell>
          <table:table-cell table:formula="of:=([Calculation.E182]/2)+128" office:value-type="float" office:value="223.168606888622" calcext:value-type="float">
            <text:p>223.1686068886</text:p>
          </table:table-cell>
          <table:table-cell table:formula="of:=([Calculation.F182]/2)+128" office:value-type="float" office:value="153.89623613699" calcext:value-type="float">
            <text:p>153.896236137</text:p>
          </table:table-cell>
          <table:table-cell table:formula="of:=SUM([.C183:.E183])" office:value-type="float" office:value="384" calcext:value-type="float">
            <text:p>384</text:p>
          </table:table-cell>
          <table:table-cell/>
          <table:table-cell table:formula="of:=([Calculation.I182]/2)+128" office:value-type="float" office:value="19.8832750428827" calcext:value-type="float">
            <text:p>19.8832750429</text:p>
          </table:table-cell>
          <table:table-cell table:formula="of:=([Calculation.J182]/2)+128" office:value-type="float" office:value="236.116724957117" calcext:value-type="float">
            <text:p>236.1167249571</text:p>
          </table:table-cell>
          <table:table-cell table:formula="of:=([Calculation.K182]/2)+128" office:value-type="float" office:value="166.844354205485" calcext:value-type="float">
            <text:p>166.8443542055</text:p>
          </table:table-cell>
          <table:table-cell table:formula="of:=SUM([.H183:.J183])" office:value-type="float" office:value="422.844354205485" calcext:value-type="float">
            <text:p>422.8443542055</text:p>
          </table:table-cell>
        </table:table-row>
        <table:table-row table:style-name="ro1">
          <table:table-cell table:number-columns-repeated="2"/>
          <table:table-cell table:formula="of:=([Calculation.D183]/2)+128" office:value-type="float" office:value="5.99010719414338" calcext:value-type="float">
            <text:p>5.9901071941</text:p>
          </table:table-cell>
          <table:table-cell table:formula="of:=([Calculation.E183]/2)+128" office:value-type="float" office:value="221.057669268974" calcext:value-type="float">
            <text:p>221.057669269</text:p>
          </table:table-cell>
          <table:table-cell table:formula="of:=([Calculation.F183]/2)+128" office:value-type="float" office:value="156.952223536883" calcext:value-type="float">
            <text:p>156.9522235369</text:p>
          </table:table-cell>
          <table:table-cell table:formula="of:=SUM([.C184:.E184])" office:value-type="float" office:value="384" calcext:value-type="float">
            <text:p>384</text:p>
          </table:table-cell>
          <table:table-cell/>
          <table:table-cell table:formula="of:=([Calculation.I183]/2)+128" office:value-type="float" office:value="20.4662189625847" calcext:value-type="float">
            <text:p>20.4662189626</text:p>
          </table:table-cell>
          <table:table-cell table:formula="of:=([Calculation.J183]/2)+128" office:value-type="float" office:value="235.533781037415" calcext:value-type="float">
            <text:p>235.5337810374</text:p>
          </table:table-cell>
          <table:table-cell table:formula="of:=([Calculation.K183]/2)+128" office:value-type="float" office:value="171.428335305324" calcext:value-type="float">
            <text:p>171.4283353053</text:p>
          </table:table-cell>
          <table:table-cell table:formula="of:=SUM([.H184:.J184])" office:value-type="float" office:value="427.428335305324" calcext:value-type="float">
            <text:p>427.4283353053</text:p>
          </table:table-cell>
        </table:table-row>
        <table:table-row table:style-name="ro1">
          <table:table-cell table:number-columns-repeated="2"/>
          <table:table-cell table:formula="of:=([Calculation.D184]/2)+128" office:value-type="float" office:value="5.11855161108142" calcext:value-type="float">
            <text:p>5.1185516111</text:p>
          </table:table-cell>
          <table:table-cell table:formula="of:=([Calculation.E184]/2)+128" office:value-type="float" office:value="218.890677189008" calcext:value-type="float">
            <text:p>218.890677189</text:p>
          </table:table-cell>
          <table:table-cell table:formula="of:=([Calculation.F184]/2)+128" office:value-type="float" office:value="159.99077119991" calcext:value-type="float">
            <text:p>159.9907711999</text:p>
          </table:table-cell>
          <table:table-cell table:formula="of:=SUM([.C185:.E185])" office:value-type="float" office:value="384" calcext:value-type="float">
            <text:p>384</text:p>
          </table:table-cell>
          <table:table-cell/>
          <table:table-cell table:formula="of:=([Calculation.I184]/2)+128" office:value-type="float" office:value="21.1139372110365" calcext:value-type="float">
            <text:p>21.113937211</text:p>
          </table:table-cell>
          <table:table-cell table:formula="of:=([Calculation.J184]/2)+128" office:value-type="float" office:value="234.886062788964" calcext:value-type="float">
            <text:p>234.886062789</text:p>
          </table:table-cell>
          <table:table-cell table:formula="of:=([Calculation.K184]/2)+128" office:value-type="float" office:value="175.986156799865" calcext:value-type="float">
            <text:p>175.9861567999</text:p>
          </table:table-cell>
          <table:table-cell table:formula="of:=SUM([.H185:.J185])" office:value-type="float" office:value="431.986156799865" calcext:value-type="float">
            <text:p>431.9861567999</text:p>
          </table:table-cell>
        </table:table-row>
        <table:table-row table:style-name="ro1">
          <table:table-cell table:number-columns-repeated="2"/>
          <table:table-cell table:formula="of:=([Calculation.D185]/2)+128" office:value-type="float" office:value="4.32101521769565" calcext:value-type="float">
            <text:p>4.3210152177</text:p>
          </table:table-cell>
          <table:table-cell table:formula="of:=([Calculation.E185]/2)+128" office:value-type="float" office:value="216.668935963725" calcext:value-type="float">
            <text:p>216.6689359637</text:p>
          </table:table-cell>
          <table:table-cell table:formula="of:=([Calculation.F185]/2)+128" office:value-type="float" office:value="163.010048818579" calcext:value-type="float">
            <text:p>163.0100488186</text:p>
          </table:table-cell>
          <table:table-cell table:formula="of:=SUM([.C186:.E186])" office:value-type="float" office:value="384" calcext:value-type="float">
            <text:p>384</text:p>
          </table:table-cell>
          <table:table-cell/>
          <table:table-cell table:formula="of:=([Calculation.I185]/2)+128" office:value-type="float" office:value="21.8260396269851" calcext:value-type="float">
            <text:p>21.826039627</text:p>
          </table:table-cell>
          <table:table-cell table:formula="of:=([Calculation.J185]/2)+128" office:value-type="float" office:value="234.173960373015" calcext:value-type="float">
            <text:p>234.173960373</text:p>
          </table:table-cell>
          <table:table-cell table:formula="of:=([Calculation.K185]/2)+128" office:value-type="float" office:value="180.515073227868" calcext:value-type="float">
            <text:p>180.5150732279</text:p>
          </table:table-cell>
          <table:table-cell table:formula="of:=SUM([.H186:.J186])" office:value-type="float" office:value="436.515073227868" calcext:value-type="float">
            <text:p>436.5150732279</text:p>
          </table:table-cell>
        </table:table-row>
        <table:table-row table:style-name="ro1">
          <table:table-cell table:number-columns-repeated="2"/>
          <table:table-cell table:formula="of:=([Calculation.D186]/2)+128" office:value-type="float" office:value="3.59797842008763" calcext:value-type="float">
            <text:p>3.5979784201</text:p>
          </table:table-cell>
          <table:table-cell table:formula="of:=([Calculation.E186]/2)+128" office:value-type="float" office:value="214.393783886963" calcext:value-type="float">
            <text:p>214.393783887</text:p>
          </table:table-cell>
          <table:table-cell table:formula="of:=([Calculation.F186]/2)+128" office:value-type="float" office:value="166.008237692949" calcext:value-type="float">
            <text:p>166.008237693</text:p>
          </table:table-cell>
          <table:table-cell table:formula="of:=SUM([.C187:.E187])" office:value-type="float" office:value="384" calcext:value-type="float">
            <text:p>384</text:p>
          </table:table-cell>
          <table:table-cell/>
          <table:table-cell table:formula="of:=([Calculation.I186]/2)+128" office:value-type="float" office:value="22.6020972665623" calcext:value-type="float">
            <text:p>22.6020972666</text:p>
          </table:table-cell>
          <table:table-cell table:formula="of:=([Calculation.J186]/2)+128" office:value-type="float" office:value="233.397902733438" calcext:value-type="float">
            <text:p>233.3979027334</text:p>
          </table:table-cell>
          <table:table-cell table:formula="of:=([Calculation.K186]/2)+128" office:value-type="float" office:value="185.012356539424" calcext:value-type="float">
            <text:p>185.0123565394</text:p>
          </table:table-cell>
          <table:table-cell table:formula="of:=SUM([.H187:.J187])" office:value-type="float" office:value="441.012356539424" calcext:value-type="float">
            <text:p>441.0123565394</text:p>
          </table:table-cell>
        </table:table-row>
        <table:table-row table:style-name="ro1">
          <table:table-cell table:number-columns-repeated="2"/>
          <table:table-cell table:formula="of:=([Calculation.D187]/2)+128" office:value-type="float" office:value="2.94987674858814" calcext:value-type="float">
            <text:p>2.9498767486</text:p>
          </table:table-cell>
          <table:table-cell table:formula="of:=([Calculation.E187]/2)+128" office:value-type="float" office:value="212.066591425259" calcext:value-type="float">
            <text:p>212.0665914253</text:p>
          </table:table-cell>
          <table:table-cell table:formula="of:=([Calculation.F187]/2)+128" office:value-type="float" office:value="168.983531826153" calcext:value-type="float">
            <text:p>168.9835318262</text:p>
          </table:table-cell>
          <table:table-cell table:formula="of:=SUM([.C188:.E188])" office:value-type="float" office:value="384" calcext:value-type="float">
            <text:p>384</text:p>
          </table:table-cell>
          <table:table-cell/>
          <table:table-cell table:formula="of:=([Calculation.I187]/2)+128" office:value-type="float" office:value="23.4416426616647" calcext:value-type="float">
            <text:p>23.4416426617</text:p>
          </table:table-cell>
          <table:table-cell table:formula="of:=([Calculation.J187]/2)+128" office:value-type="float" office:value="232.558357338335" calcext:value-type="float">
            <text:p>232.5583573383</text:p>
          </table:table-cell>
          <table:table-cell table:formula="of:=([Calculation.K187]/2)+128" office:value-type="float" office:value="189.47529773923" calcext:value-type="float">
            <text:p>189.4752977392</text:p>
          </table:table-cell>
          <table:table-cell table:formula="of:=SUM([.H188:.J188])" office:value-type="float" office:value="445.47529773923" calcext:value-type="float">
            <text:p>445.4752977392</text:p>
          </table:table-cell>
        </table:table-row>
        <table:table-row table:style-name="ro1">
          <table:table-cell table:number-columns-repeated="2"/>
          <table:table-cell table:formula="of:=([Calculation.D188]/2)+128" office:value-type="float" office:value="2.37710059541001" calcext:value-type="float">
            <text:p>2.3771005954</text:p>
          </table:table-cell>
          <table:table-cell table:formula="of:=([Calculation.E188]/2)+128" office:value-type="float" office:value="209.688760392332" calcext:value-type="float">
            <text:p>209.6887603923</text:p>
          </table:table-cell>
          <table:table-cell table:formula="of:=([Calculation.F188]/2)+128" office:value-type="float" office:value="171.934139012258" calcext:value-type="float">
            <text:p>171.9341390123</text:p>
          </table:table-cell>
          <table:table-cell table:formula="of:=SUM([.C189:.E189])" office:value-type="float" office:value="384" calcext:value-type="float">
            <text:p>384</text:p>
          </table:table-cell>
          <table:table-cell/>
          <table:table-cell table:formula="of:=([Calculation.I188]/2)+128" office:value-type="float" office:value="24.3441701015389" calcext:value-type="float">
            <text:p>24.3441701015</text:p>
          </table:table-cell>
          <table:table-cell table:formula="of:=([Calculation.J188]/2)+128" office:value-type="float" office:value="231.655829898461" calcext:value-type="float">
            <text:p>231.6558298985</text:p>
          </table:table-cell>
          <table:table-cell table:formula="of:=([Calculation.K188]/2)+128" office:value-type="float" office:value="193.901208518387" calcext:value-type="float">
            <text:p>193.9012085184</text:p>
          </table:table-cell>
          <table:table-cell table:formula="of:=SUM([.H189:.J189])" office:value-type="float" office:value="449.901208518387" calcext:value-type="float">
            <text:p>449.9012085184</text:p>
          </table:table-cell>
        </table:table-row>
        <table:table-row table:style-name="ro1">
          <table:table-cell table:number-columns-repeated="2"/>
          <table:table-cell table:formula="of:=([Calculation.D189]/2)+128" office:value-type="float" office:value="1.87999497949042" calcext:value-type="float">
            <text:p>1.8799949795</text:p>
          </table:table-cell>
          <table:table-cell table:formula="of:=([Calculation.E189]/2)+128" office:value-type="float" office:value="207.261723104685" calcext:value-type="float">
            <text:p>207.2617231047</text:p>
          </table:table-cell>
          <table:table-cell table:formula="of:=([Calculation.F189]/2)+128" office:value-type="float" office:value="174.858281915825" calcext:value-type="float">
            <text:p>174.8582819158</text:p>
          </table:table-cell>
          <table:table-cell table:formula="of:=SUM([.C190:.E190])" office:value-type="float" office:value="384" calcext:value-type="float">
            <text:p>384</text:p>
          </table:table-cell>
          <table:table-cell/>
          <table:table-cell table:formula="of:=([Calculation.I189]/2)+128" office:value-type="float" office:value="25.3091359374028" calcext:value-type="float">
            <text:p>25.3091359374</text:p>
          </table:table-cell>
          <table:table-cell table:formula="of:=([Calculation.J189]/2)+128" office:value-type="float" office:value="230.690864062597" calcext:value-type="float">
            <text:p>230.6908640626</text:p>
          </table:table-cell>
          <table:table-cell table:formula="of:=([Calculation.K189]/2)+128" office:value-type="float" office:value="198.287422873737" calcext:value-type="float">
            <text:p>198.2874228737</text:p>
          </table:table-cell>
          <table:table-cell table:formula="of:=SUM([.H190:.J190])" office:value-type="float" office:value="454.287422873737" calcext:value-type="float">
            <text:p>454.2874228737</text:p>
          </table:table-cell>
        </table:table-row>
        <table:table-row table:style-name="ro1">
          <table:table-cell table:number-columns-repeated="2"/>
          <table:table-cell table:formula="of:=([Calculation.D190]/2)+128" office:value-type="float" office:value="1.45885933866447" calcext:value-type="float">
            <text:p>1.4588593387</text:p>
          </table:table-cell>
          <table:table-cell table:formula="of:=([Calculation.E190]/2)+128" office:value-type="float" office:value="204.786941518826" calcext:value-type="float">
            <text:p>204.7869415188</text:p>
          </table:table-cell>
          <table:table-cell table:formula="of:=([Calculation.F190]/2)+128" office:value-type="float" office:value="177.75419914251" calcext:value-type="float">
            <text:p>177.7541991425</text:p>
          </table:table-cell>
          <table:table-cell table:formula="of:=SUM([.C191:.E191])" office:value-type="float" office:value="384" calcext:value-type="float">
            <text:p>384</text:p>
          </table:table-cell>
          <table:table-cell/>
          <table:table-cell table:formula="of:=([Calculation.I190]/2)+128" office:value-type="float" office:value="26.3359589099193" calcext:value-type="float">
            <text:p>26.3359589099</text:p>
          </table:table-cell>
          <table:table-cell table:formula="of:=([Calculation.J190]/2)+128" office:value-type="float" office:value="229.664041090081" calcext:value-type="float">
            <text:p>229.6640410901</text:p>
          </table:table-cell>
          <table:table-cell table:formula="of:=([Calculation.K190]/2)+128" office:value-type="float" office:value="202.631298713764" calcext:value-type="float">
            <text:p>202.6312987138</text:p>
          </table:table-cell>
          <table:table-cell table:formula="of:=SUM([.H191:.J191])" office:value-type="float" office:value="458.631298713764" calcext:value-type="float">
            <text:p>458.6312987138</text:p>
          </table:table-cell>
        </table:table-row>
        <table:table-row table:style-name="ro1">
          <table:table-cell table:number-columns-repeated="2"/>
          <table:table-cell table:formula="of:=([Calculation.D191]/2)+128" office:value-type="float" office:value="1.11394734929489" calcext:value-type="float">
            <text:p>1.1139473493</text:p>
          </table:table-cell>
          <table:table-cell table:formula="of:=([Calculation.E191]/2)+128" office:value-type="float" office:value="202.265906350645" calcext:value-type="float">
            <text:p>202.2659063506</text:p>
          </table:table-cell>
          <table:table-cell table:formula="of:=([Calculation.F191]/2)+128" office:value-type="float" office:value="180.62014630006" calcext:value-type="float">
            <text:p>180.6201463001</text:p>
          </table:table-cell>
          <table:table-cell table:formula="of:=SUM([.C192:.E192])" office:value-type="float" office:value="384" calcext:value-type="float">
            <text:p>384</text:p>
          </table:table-cell>
          <table:table-cell/>
          <table:table-cell table:formula="of:=([Calculation.I191]/2)+128" office:value-type="float" office:value="27.4240204993251" calcext:value-type="float">
            <text:p>27.4240204993</text:p>
          </table:table-cell>
          <table:table-cell table:formula="of:=([Calculation.J191]/2)+128" office:value-type="float" office:value="228.575979500675" calcext:value-type="float">
            <text:p>228.5759795007</text:p>
          </table:table-cell>
          <table:table-cell table:formula="of:=([Calculation.K191]/2)+128" office:value-type="float" office:value="206.93021945009" calcext:value-type="float">
            <text:p>206.9302194501</text:p>
          </table:table-cell>
          <table:table-cell table:formula="of:=SUM([.H192:.J192])" office:value-type="float" office:value="462.930219450091" calcext:value-type="float">
            <text:p>462.9302194501</text:p>
          </table:table-cell>
        </table:table-row>
        <table:table-row table:style-name="ro1">
          <table:table-cell table:number-columns-repeated="2"/>
          <table:table-cell table:formula="of:=([Calculation.D192]/2)+128" office:value-type="float" office:value="0.845466773466995" calcext:value-type="float">
            <text:p>0.8454667735</text:p>
          </table:table-cell>
          <table:table-cell table:formula="of:=([Calculation.E192]/2)+128" office:value-type="float" office:value="199.700136177459" calcext:value-type="float">
            <text:p>199.7001361775</text:p>
          </table:table-cell>
          <table:table-cell table:formula="of:=([Calculation.F192]/2)+128" office:value-type="float" office:value="183.454397049074" calcext:value-type="float">
            <text:p>183.4543970491</text:p>
          </table:table-cell>
          <table:table-cell table:formula="of:=SUM([.C193:.E193])" office:value-type="float" office:value="384" calcext:value-type="float">
            <text:p>384</text:p>
          </table:table-cell>
          <table:table-cell/>
          <table:table-cell table:formula="of:=([Calculation.I192]/2)+128" office:value-type="float" office:value="28.572665298004" calcext:value-type="float">
            <text:p>28.572665298</text:p>
          </table:table-cell>
          <table:table-cell table:formula="of:=([Calculation.J192]/2)+128" office:value-type="float" office:value="227.427334701996" calcext:value-type="float">
            <text:p>227.427334702</text:p>
          </table:table-cell>
          <table:table-cell table:formula="of:=([Calculation.K192]/2)+128" office:value-type="float" office:value="211.181595573611" calcext:value-type="float">
            <text:p>211.1815955736</text:p>
          </table:table-cell>
          <table:table-cell table:formula="of:=SUM([.H193:.J193])" office:value-type="float" office:value="467.181595573611" calcext:value-type="float">
            <text:p>467.1815955736</text:p>
          </table:table-cell>
        </table:table-row>
        <table:table-row table:style-name="ro1">
          <table:table-cell table:number-columns-repeated="2"/>
          <table:table-cell table:formula="of:=([Calculation.D193]/2)+128" office:value-type="float" office:value="0.653579333840511" calcext:value-type="float">
            <text:p>0.6535793338</text:p>
          </table:table-cell>
          <table:table-cell table:formula="of:=([Calculation.E193]/2)+128" office:value-type="float" office:value="197.091176523281" calcext:value-type="float">
            <text:p>197.0911765233</text:p>
          </table:table-cell>
          <table:table-cell table:formula="of:=([Calculation.F193]/2)+128" office:value-type="float" office:value="186.255244142879" calcext:value-type="float">
            <text:p>186.2552441429</text:p>
          </table:table-cell>
          <table:table-cell table:formula="of:=SUM([.C194:.E194])" office:value-type="float" office:value="384" calcext:value-type="float">
            <text:p>384</text:p>
          </table:table-cell>
          <table:table-cell/>
          <table:table-cell table:formula="of:=([Calculation.I193]/2)+128" office:value-type="float" office:value="29.7812014052798" calcext:value-type="float">
            <text:p>29.7812014053</text:p>
          </table:table-cell>
          <table:table-cell table:formula="of:=([Calculation.J193]/2)+128" office:value-type="float" office:value="226.21879859472" calcext:value-type="float">
            <text:p>226.2187985947</text:p>
          </table:table-cell>
          <table:table-cell table:formula="of:=([Calculation.K193]/2)+128" office:value-type="float" office:value="215.382866214318" calcext:value-type="float">
            <text:p>215.3828662143</text:p>
          </table:table-cell>
          <table:table-cell table:formula="of:=SUM([.H194:.J194])" office:value-type="float" office:value="471.382866214318" calcext:value-type="float">
            <text:p>471.3828662143</text:p>
          </table:table-cell>
        </table:table-row>
        <table:table-row table:style-name="ro1">
          <table:table-cell table:number-columns-repeated="2"/>
          <table:table-cell table:formula="of:=([Calculation.D194]/2)+128" office:value-type="float" office:value="0.538400616233957" calcext:value-type="float">
            <text:p>0.5384006162</text:p>
          </table:table-cell>
          <table:table-cell table:formula="of:=([Calculation.E194]/2)+128" office:value-type="float" office:value="194.44059892785" calcext:value-type="float">
            <text:p>194.4405989279</text:p>
          </table:table-cell>
          <table:table-cell table:formula="of:=([Calculation.F194]/2)+128" office:value-type="float" office:value="189.021000455916" calcext:value-type="float">
            <text:p>189.0210004559</text:p>
          </table:table-cell>
          <table:table-cell table:formula="of:=SUM([.C195:.E195])" office:value-type="float" office:value="384" calcext:value-type="float">
            <text:p>384</text:p>
          </table:table-cell>
          <table:table-cell/>
          <table:table-cell table:formula="of:=([Calculation.I194]/2)+128" office:value-type="float" office:value="31.0489008441917" calcext:value-type="float">
            <text:p>31.0489008442</text:p>
          </table:table-cell>
          <table:table-cell table:formula="of:=([Calculation.J194]/2)+128" office:value-type="float" office:value="224.951099155808" calcext:value-type="float">
            <text:p>224.9510991558</text:p>
          </table:table-cell>
          <table:table-cell table:formula="of:=([Calculation.K194]/2)+128" office:value-type="float" office:value="219.531500683873" calcext:value-type="float">
            <text:p>219.5315006839</text:p>
          </table:table-cell>
          <table:table-cell table:formula="of:=SUM([.H195:.J195])" office:value-type="float" office:value="475.531500683873" calcext:value-type="float">
            <text:p>475.5315006839</text:p>
          </table:table-cell>
        </table:table-row>
        <table:table-row table:style-name="ro1">
          <table:table-cell table:number-columns-repeated="2"/>
          <table:table-cell table:formula="of:=([Calculation.D195]/2)+128" office:value-type="float" office:value="0.5" calcext:value-type="float">
            <text:p>0.5</text:p>
          </table:table-cell>
          <table:table-cell table:formula="of:=([Calculation.E195]/2)+128" office:value-type="float" office:value="191.75" calcext:value-type="float">
            <text:p>191.75</text:p>
          </table:table-cell>
          <table:table-cell table:formula="of:=([Calculation.F195]/2)+128" office:value-type="float" office:value="191.75" calcext:value-type="float">
            <text:p>191.75</text:p>
          </table:table-cell>
          <table:table-cell table:formula="of:=SUM([.C196:.E196])" office:value-type="float" office:value="384" calcext:value-type="float">
            <text:p>384</text:p>
          </table:table-cell>
          <table:table-cell/>
          <table:table-cell table:formula="of:=([Calculation.I195]/2)+128" office:value-type="float" office:value="32.375" calcext:value-type="float">
            <text:p>32.375</text:p>
          </table:table-cell>
          <table:table-cell table:formula="of:=([Calculation.J195]/2)+128" office:value-type="float" office:value="223.625" calcext:value-type="float">
            <text:p>223.625</text:p>
          </table:table-cell>
          <table:table-cell table:formula="of:=([Calculation.K195]/2)+128" office:value-type="float" office:value="223.625" calcext:value-type="float">
            <text:p>223.625</text:p>
          </table:table-cell>
          <table:table-cell table:formula="of:=SUM([.H196:.J196])" office:value-type="float" office:value="479.625" calcext:value-type="float">
            <text:p>479.625</text:p>
          </table:table-cell>
        </table:table-row>
        <table:table-row table:style-name="ro1">
          <table:table-cell table:number-columns-repeated="2"/>
          <table:table-cell table:formula="of:=([Calculation.D196]/2)+128" office:value-type="float" office:value="0.538400616233957" calcext:value-type="float">
            <text:p>0.5384006162</text:p>
          </table:table-cell>
          <table:table-cell table:formula="of:=([Calculation.E196]/2)+128" office:value-type="float" office:value="189.021000455916" calcext:value-type="float">
            <text:p>189.0210004559</text:p>
          </table:table-cell>
          <table:table-cell table:formula="of:=([Calculation.F196]/2)+128" office:value-type="float" office:value="194.44059892785" calcext:value-type="float">
            <text:p>194.4405989279</text:p>
          </table:table-cell>
          <table:table-cell table:formula="of:=SUM([.C197:.E197])" office:value-type="float" office:value="384" calcext:value-type="float">
            <text:p>384</text:p>
          </table:table-cell>
          <table:table-cell/>
          <table:table-cell table:formula="of:=([Calculation.I196]/2)+128" office:value-type="float" office:value="31.0489008441917" calcext:value-type="float">
            <text:p>31.0489008442</text:p>
          </table:table-cell>
          <table:table-cell table:formula="of:=([Calculation.J196]/2)+128" office:value-type="float" office:value="219.531500683873" calcext:value-type="float">
            <text:p>219.5315006839</text:p>
          </table:table-cell>
          <table:table-cell table:formula="of:=([Calculation.K196]/2)+128" office:value-type="float" office:value="224.951099155808" calcext:value-type="float">
            <text:p>224.9510991558</text:p>
          </table:table-cell>
          <table:table-cell table:formula="of:=SUM([.H197:.J197])" office:value-type="float" office:value="475.531500683873" calcext:value-type="float">
            <text:p>475.5315006839</text:p>
          </table:table-cell>
        </table:table-row>
        <table:table-row table:style-name="ro1">
          <table:table-cell table:number-columns-repeated="2"/>
          <table:table-cell table:formula="of:=([Calculation.D197]/2)+128" office:value-type="float" office:value="0.653579333840511" calcext:value-type="float">
            <text:p>0.6535793338</text:p>
          </table:table-cell>
          <table:table-cell table:formula="of:=([Calculation.E197]/2)+128" office:value-type="float" office:value="186.255244142879" calcext:value-type="float">
            <text:p>186.2552441429</text:p>
          </table:table-cell>
          <table:table-cell table:formula="of:=([Calculation.F197]/2)+128" office:value-type="float" office:value="197.091176523281" calcext:value-type="float">
            <text:p>197.0911765233</text:p>
          </table:table-cell>
          <table:table-cell table:formula="of:=SUM([.C198:.E198])" office:value-type="float" office:value="384" calcext:value-type="float">
            <text:p>384</text:p>
          </table:table-cell>
          <table:table-cell/>
          <table:table-cell table:formula="of:=([Calculation.I197]/2)+128" office:value-type="float" office:value="29.7812014052798" calcext:value-type="float">
            <text:p>29.7812014053</text:p>
          </table:table-cell>
          <table:table-cell table:formula="of:=([Calculation.J197]/2)+128" office:value-type="float" office:value="215.382866214318" calcext:value-type="float">
            <text:p>215.3828662143</text:p>
          </table:table-cell>
          <table:table-cell table:formula="of:=([Calculation.K197]/2)+128" office:value-type="float" office:value="226.21879859472" calcext:value-type="float">
            <text:p>226.2187985947</text:p>
          </table:table-cell>
          <table:table-cell table:formula="of:=SUM([.H198:.J198])" office:value-type="float" office:value="471.382866214318" calcext:value-type="float">
            <text:p>471.3828662143</text:p>
          </table:table-cell>
        </table:table-row>
        <table:table-row table:style-name="ro1">
          <table:table-cell table:number-columns-repeated="2"/>
          <table:table-cell table:formula="of:=([Calculation.D198]/2)+128" office:value-type="float" office:value="0.845466773466995" calcext:value-type="float">
            <text:p>0.8454667735</text:p>
          </table:table-cell>
          <table:table-cell table:formula="of:=([Calculation.E198]/2)+128" office:value-type="float" office:value="183.454397049074" calcext:value-type="float">
            <text:p>183.4543970491</text:p>
          </table:table-cell>
          <table:table-cell table:formula="of:=([Calculation.F198]/2)+128" office:value-type="float" office:value="199.700136177459" calcext:value-type="float">
            <text:p>199.7001361775</text:p>
          </table:table-cell>
          <table:table-cell table:formula="of:=SUM([.C199:.E199])" office:value-type="float" office:value="384" calcext:value-type="float">
            <text:p>384</text:p>
          </table:table-cell>
          <table:table-cell/>
          <table:table-cell table:formula="of:=([Calculation.I198]/2)+128" office:value-type="float" office:value="28.572665298004" calcext:value-type="float">
            <text:p>28.572665298</text:p>
          </table:table-cell>
          <table:table-cell table:formula="of:=([Calculation.J198]/2)+128" office:value-type="float" office:value="211.181595573611" calcext:value-type="float">
            <text:p>211.1815955736</text:p>
          </table:table-cell>
          <table:table-cell table:formula="of:=([Calculation.K198]/2)+128" office:value-type="float" office:value="227.427334701996" calcext:value-type="float">
            <text:p>227.427334702</text:p>
          </table:table-cell>
          <table:table-cell table:formula="of:=SUM([.H199:.J199])" office:value-type="float" office:value="467.181595573611" calcext:value-type="float">
            <text:p>467.1815955736</text:p>
          </table:table-cell>
        </table:table-row>
        <table:table-row table:style-name="ro1">
          <table:table-cell table:number-columns-repeated="2"/>
          <table:table-cell table:formula="of:=([Calculation.D199]/2)+128" office:value-type="float" office:value="1.11394734929489" calcext:value-type="float">
            <text:p>1.1139473493</text:p>
          </table:table-cell>
          <table:table-cell table:formula="of:=([Calculation.E199]/2)+128" office:value-type="float" office:value="180.62014630006" calcext:value-type="float">
            <text:p>180.6201463001</text:p>
          </table:table-cell>
          <table:table-cell table:formula="of:=([Calculation.F199]/2)+128" office:value-type="float" office:value="202.265906350645" calcext:value-type="float">
            <text:p>202.2659063506</text:p>
          </table:table-cell>
          <table:table-cell table:formula="of:=SUM([.C200:.E200])" office:value-type="float" office:value="384" calcext:value-type="float">
            <text:p>384</text:p>
          </table:table-cell>
          <table:table-cell/>
          <table:table-cell table:formula="of:=([Calculation.I199]/2)+128" office:value-type="float" office:value="27.4240204993251" calcext:value-type="float">
            <text:p>27.4240204993</text:p>
          </table:table-cell>
          <table:table-cell table:formula="of:=([Calculation.J199]/2)+128" office:value-type="float" office:value="206.930219450091" calcext:value-type="float">
            <text:p>206.9302194501</text:p>
          </table:table-cell>
          <table:table-cell table:formula="of:=([Calculation.K199]/2)+128" office:value-type="float" office:value="228.575979500675" calcext:value-type="float">
            <text:p>228.5759795007</text:p>
          </table:table-cell>
          <table:table-cell table:formula="of:=SUM([.H200:.J200])" office:value-type="float" office:value="462.930219450091" calcext:value-type="float">
            <text:p>462.9302194501</text:p>
          </table:table-cell>
        </table:table-row>
        <table:table-row table:style-name="ro1">
          <table:table-cell table:number-columns-repeated="2"/>
          <table:table-cell table:formula="of:=([Calculation.D200]/2)+128" office:value-type="float" office:value="1.45885933866448" calcext:value-type="float">
            <text:p>1.4588593387</text:p>
          </table:table-cell>
          <table:table-cell table:formula="of:=([Calculation.E200]/2)+128" office:value-type="float" office:value="177.75419914251" calcext:value-type="float">
            <text:p>177.7541991425</text:p>
          </table:table-cell>
          <table:table-cell table:formula="of:=([Calculation.F200]/2)+128" office:value-type="float" office:value="204.786941518826" calcext:value-type="float">
            <text:p>204.7869415188</text:p>
          </table:table-cell>
          <table:table-cell table:formula="of:=SUM([.C201:.E201])" office:value-type="float" office:value="384" calcext:value-type="float">
            <text:p>384</text:p>
          </table:table-cell>
          <table:table-cell/>
          <table:table-cell table:formula="of:=([Calculation.I200]/2)+128" office:value-type="float" office:value="26.3359589099193" calcext:value-type="float">
            <text:p>26.3359589099</text:p>
          </table:table-cell>
          <table:table-cell table:formula="of:=([Calculation.J200]/2)+128" office:value-type="float" office:value="202.631298713764" calcext:value-type="float">
            <text:p>202.6312987138</text:p>
          </table:table-cell>
          <table:table-cell table:formula="of:=([Calculation.K200]/2)+128" office:value-type="float" office:value="229.664041090081" calcext:value-type="float">
            <text:p>229.6640410901</text:p>
          </table:table-cell>
          <table:table-cell table:formula="of:=SUM([.H201:.J201])" office:value-type="float" office:value="458.631298713764" calcext:value-type="float">
            <text:p>458.6312987138</text:p>
          </table:table-cell>
        </table:table-row>
        <table:table-row table:style-name="ro1">
          <table:table-cell table:number-columns-repeated="2"/>
          <table:table-cell table:formula="of:=([Calculation.D201]/2)+128" office:value-type="float" office:value="1.87999497949043" calcext:value-type="float">
            <text:p>1.8799949795</text:p>
          </table:table-cell>
          <table:table-cell table:formula="of:=([Calculation.E201]/2)+128" office:value-type="float" office:value="174.858281915825" calcext:value-type="float">
            <text:p>174.8582819158</text:p>
          </table:table-cell>
          <table:table-cell table:formula="of:=([Calculation.F201]/2)+128" office:value-type="float" office:value="207.261723104685" calcext:value-type="float">
            <text:p>207.2617231047</text:p>
          </table:table-cell>
          <table:table-cell table:formula="of:=SUM([.C202:.E202])" office:value-type="float" office:value="384" calcext:value-type="float">
            <text:p>384</text:p>
          </table:table-cell>
          <table:table-cell/>
          <table:table-cell table:formula="of:=([Calculation.I201]/2)+128" office:value-type="float" office:value="25.3091359374028" calcext:value-type="float">
            <text:p>25.3091359374</text:p>
          </table:table-cell>
          <table:table-cell table:formula="of:=([Calculation.J201]/2)+128" office:value-type="float" office:value="198.287422873737" calcext:value-type="float">
            <text:p>198.2874228737</text:p>
          </table:table-cell>
          <table:table-cell table:formula="of:=([Calculation.K201]/2)+128" office:value-type="float" office:value="230.690864062597" calcext:value-type="float">
            <text:p>230.6908640626</text:p>
          </table:table-cell>
          <table:table-cell table:formula="of:=SUM([.H202:.J202])" office:value-type="float" office:value="454.287422873737" calcext:value-type="float">
            <text:p>454.2874228737</text:p>
          </table:table-cell>
        </table:table-row>
        <table:table-row table:style-name="ro1">
          <table:table-cell table:number-columns-repeated="2"/>
          <table:table-cell table:formula="of:=([Calculation.D202]/2)+128" office:value-type="float" office:value="2.37710059541" calcext:value-type="float">
            <text:p>2.3771005954</text:p>
          </table:table-cell>
          <table:table-cell table:formula="of:=([Calculation.E202]/2)+128" office:value-type="float" office:value="171.934139012258" calcext:value-type="float">
            <text:p>171.9341390123</text:p>
          </table:table-cell>
          <table:table-cell table:formula="of:=([Calculation.F202]/2)+128" office:value-type="float" office:value="209.688760392332" calcext:value-type="float">
            <text:p>209.6887603923</text:p>
          </table:table-cell>
          <table:table-cell table:formula="of:=SUM([.C203:.E203])" office:value-type="float" office:value="384" calcext:value-type="float">
            <text:p>384</text:p>
          </table:table-cell>
          <table:table-cell/>
          <table:table-cell table:formula="of:=([Calculation.I202]/2)+128" office:value-type="float" office:value="24.3441701015389" calcext:value-type="float">
            <text:p>24.3441701015</text:p>
          </table:table-cell>
          <table:table-cell table:formula="of:=([Calculation.J202]/2)+128" office:value-type="float" office:value="193.901208518387" calcext:value-type="float">
            <text:p>193.9012085184</text:p>
          </table:table-cell>
          <table:table-cell table:formula="of:=([Calculation.K202]/2)+128" office:value-type="float" office:value="231.655829898461" calcext:value-type="float">
            <text:p>231.6558298985</text:p>
          </table:table-cell>
          <table:table-cell table:formula="of:=SUM([.H203:.J203])" office:value-type="float" office:value="449.901208518387" calcext:value-type="float">
            <text:p>449.9012085184</text:p>
          </table:table-cell>
        </table:table-row>
        <table:table-row table:style-name="ro1">
          <table:table-cell table:number-columns-repeated="2"/>
          <table:table-cell table:formula="of:=([Calculation.D203]/2)+128" office:value-type="float" office:value="2.94987674858812" calcext:value-type="float">
            <text:p>2.9498767486</text:p>
          </table:table-cell>
          <table:table-cell table:formula="of:=([Calculation.E203]/2)+128" office:value-type="float" office:value="168.983531826153" calcext:value-type="float">
            <text:p>168.9835318262</text:p>
          </table:table-cell>
          <table:table-cell table:formula="of:=([Calculation.F203]/2)+128" office:value-type="float" office:value="212.066591425259" calcext:value-type="float">
            <text:p>212.0665914253</text:p>
          </table:table-cell>
          <table:table-cell table:formula="of:=SUM([.C204:.E204])" office:value-type="float" office:value="384" calcext:value-type="float">
            <text:p>384</text:p>
          </table:table-cell>
          <table:table-cell/>
          <table:table-cell table:formula="of:=([Calculation.I203]/2)+128" office:value-type="float" office:value="23.4416426616647" calcext:value-type="float">
            <text:p>23.4416426617</text:p>
          </table:table-cell>
          <table:table-cell table:formula="of:=([Calculation.J203]/2)+128" office:value-type="float" office:value="189.47529773923" calcext:value-type="float">
            <text:p>189.4752977392</text:p>
          </table:table-cell>
          <table:table-cell table:formula="of:=([Calculation.K203]/2)+128" office:value-type="float" office:value="232.558357338335" calcext:value-type="float">
            <text:p>232.5583573383</text:p>
          </table:table-cell>
          <table:table-cell table:formula="of:=SUM([.H204:.J204])" office:value-type="float" office:value="445.47529773923" calcext:value-type="float">
            <text:p>445.4752977392</text:p>
          </table:table-cell>
        </table:table-row>
        <table:table-row table:style-name="ro1">
          <table:table-cell table:number-columns-repeated="2"/>
          <table:table-cell table:formula="of:=([Calculation.D204]/2)+128" office:value-type="float" office:value="3.59797842008761" calcext:value-type="float">
            <text:p>3.5979784201</text:p>
          </table:table-cell>
          <table:table-cell table:formula="of:=([Calculation.E204]/2)+128" office:value-type="float" office:value="166.008237692949" calcext:value-type="float">
            <text:p>166.008237693</text:p>
          </table:table-cell>
          <table:table-cell table:formula="of:=([Calculation.F204]/2)+128" office:value-type="float" office:value="214.393783886963" calcext:value-type="float">
            <text:p>214.393783887</text:p>
          </table:table-cell>
          <table:table-cell table:formula="of:=SUM([.C205:.E205])" office:value-type="float" office:value="384" calcext:value-type="float">
            <text:p>384</text:p>
          </table:table-cell>
          <table:table-cell/>
          <table:table-cell table:formula="of:=([Calculation.I204]/2)+128" office:value-type="float" office:value="22.6020972665623" calcext:value-type="float">
            <text:p>22.6020972666</text:p>
          </table:table-cell>
          <table:table-cell table:formula="of:=([Calculation.J204]/2)+128" office:value-type="float" office:value="185.012356539424" calcext:value-type="float">
            <text:p>185.0123565394</text:p>
          </table:table-cell>
          <table:table-cell table:formula="of:=([Calculation.K204]/2)+128" office:value-type="float" office:value="233.397902733438" calcext:value-type="float">
            <text:p>233.3979027334</text:p>
          </table:table-cell>
          <table:table-cell table:formula="of:=SUM([.H205:.J205])" office:value-type="float" office:value="441.012356539424" calcext:value-type="float">
            <text:p>441.0123565394</text:p>
          </table:table-cell>
        </table:table-row>
        <table:table-row table:style-name="ro1">
          <table:table-cell table:number-columns-repeated="2"/>
          <table:table-cell table:formula="of:=([Calculation.D205]/2)+128" office:value-type="float" office:value="4.32101521769565" calcext:value-type="float">
            <text:p>4.3210152177</text:p>
          </table:table-cell>
          <table:table-cell table:formula="of:=([Calculation.E205]/2)+128" office:value-type="float" office:value="163.010048818579" calcext:value-type="float">
            <text:p>163.0100488186</text:p>
          </table:table-cell>
          <table:table-cell table:formula="of:=([Calculation.F205]/2)+128" office:value-type="float" office:value="216.668935963725" calcext:value-type="float">
            <text:p>216.6689359637</text:p>
          </table:table-cell>
          <table:table-cell table:formula="of:=SUM([.C206:.E206])" office:value-type="float" office:value="384" calcext:value-type="float">
            <text:p>384</text:p>
          </table:table-cell>
          <table:table-cell/>
          <table:table-cell table:formula="of:=([Calculation.I205]/2)+128" office:value-type="float" office:value="21.8260396269851" calcext:value-type="float">
            <text:p>21.826039627</text:p>
          </table:table-cell>
          <table:table-cell table:formula="of:=([Calculation.J205]/2)+128" office:value-type="float" office:value="180.515073227868" calcext:value-type="float">
            <text:p>180.5150732279</text:p>
          </table:table-cell>
          <table:table-cell table:formula="of:=([Calculation.K205]/2)+128" office:value-type="float" office:value="234.173960373015" calcext:value-type="float">
            <text:p>234.173960373</text:p>
          </table:table-cell>
          <table:table-cell table:formula="of:=SUM([.H206:.J206])" office:value-type="float" office:value="436.515073227868" calcext:value-type="float">
            <text:p>436.5150732279</text:p>
          </table:table-cell>
        </table:table-row>
        <table:table-row table:style-name="ro1">
          <table:table-cell table:number-columns-repeated="2"/>
          <table:table-cell table:formula="of:=([Calculation.D206]/2)+128" office:value-type="float" office:value="5.1185516110814" calcext:value-type="float">
            <text:p>5.1185516111</text:p>
          </table:table-cell>
          <table:table-cell table:formula="of:=([Calculation.E206]/2)+128" office:value-type="float" office:value="159.99077119991" calcext:value-type="float">
            <text:p>159.9907711999</text:p>
          </table:table-cell>
          <table:table-cell table:formula="of:=([Calculation.F206]/2)+128" office:value-type="float" office:value="218.890677189008" calcext:value-type="float">
            <text:p>218.890677189</text:p>
          </table:table-cell>
          <table:table-cell table:formula="of:=SUM([.C207:.E207])" office:value-type="float" office:value="384" calcext:value-type="float">
            <text:p>384</text:p>
          </table:table-cell>
          <table:table-cell/>
          <table:table-cell table:formula="of:=([Calculation.I206]/2)+128" office:value-type="float" office:value="21.1139372110365" calcext:value-type="float">
            <text:p>21.113937211</text:p>
          </table:table-cell>
          <table:table-cell table:formula="of:=([Calculation.J206]/2)+128" office:value-type="float" office:value="175.986156799865" calcext:value-type="float">
            <text:p>175.9861567999</text:p>
          </table:table-cell>
          <table:table-cell table:formula="of:=([Calculation.K206]/2)+128" office:value-type="float" office:value="234.886062788964" calcext:value-type="float">
            <text:p>234.886062789</text:p>
          </table:table-cell>
          <table:table-cell table:formula="of:=SUM([.H207:.J207])" office:value-type="float" office:value="431.986156799865" calcext:value-type="float">
            <text:p>431.9861567999</text:p>
          </table:table-cell>
        </table:table-row>
        <table:table-row table:style-name="ro1">
          <table:table-cell table:number-columns-repeated="2"/>
          <table:table-cell table:formula="of:=([Calculation.D207]/2)+128" office:value-type="float" office:value="5.99010719414336" calcext:value-type="float">
            <text:p>5.9901071941</text:p>
          </table:table-cell>
          <table:table-cell table:formula="of:=([Calculation.E207]/2)+128" office:value-type="float" office:value="156.952223536883" calcext:value-type="float">
            <text:p>156.9522235369</text:p>
          </table:table-cell>
          <table:table-cell table:formula="of:=([Calculation.F207]/2)+128" office:value-type="float" office:value="221.057669268974" calcext:value-type="float">
            <text:p>221.057669269</text:p>
          </table:table-cell>
          <table:table-cell table:formula="of:=SUM([.C208:.E208])" office:value-type="float" office:value="384" calcext:value-type="float">
            <text:p>384</text:p>
          </table:table-cell>
          <table:table-cell/>
          <table:table-cell table:formula="of:=([Calculation.I207]/2)+128" office:value-type="float" office:value="20.4662189625847" calcext:value-type="float">
            <text:p>20.4662189626</text:p>
          </table:table-cell>
          <table:table-cell table:formula="of:=([Calculation.J207]/2)+128" office:value-type="float" office:value="171.428335305324" calcext:value-type="float">
            <text:p>171.4283353053</text:p>
          </table:table-cell>
          <table:table-cell table:formula="of:=([Calculation.K207]/2)+128" office:value-type="float" office:value="235.533781037415" calcext:value-type="float">
            <text:p>235.5337810374</text:p>
          </table:table-cell>
          <table:table-cell table:formula="of:=SUM([.H208:.J208])" office:value-type="float" office:value="427.428335305324" calcext:value-type="float">
            <text:p>427.4283353053</text:p>
          </table:table-cell>
        </table:table-row>
        <table:table-row table:style-name="ro1">
          <table:table-cell table:number-columns-repeated="2"/>
          <table:table-cell table:formula="of:=([Calculation.D208]/2)+128" office:value-type="float" office:value="6.93515697438781" calcext:value-type="float">
            <text:p>6.9351569744</text:p>
          </table:table-cell>
          <table:table-cell table:formula="of:=([Calculation.E208]/2)+128" office:value-type="float" office:value="153.89623613699" calcext:value-type="float">
            <text:p>153.896236137</text:p>
          </table:table-cell>
          <table:table-cell table:formula="of:=([Calculation.F208]/2)+128" office:value-type="float" office:value="223.168606888622" calcext:value-type="float">
            <text:p>223.1686068886</text:p>
          </table:table-cell>
          <table:table-cell table:formula="of:=SUM([.C209:.E209])" office:value-type="float" office:value="384" calcext:value-type="float">
            <text:p>384</text:p>
          </table:table-cell>
          <table:table-cell/>
          <table:table-cell table:formula="of:=([Calculation.I208]/2)+128" office:value-type="float" office:value="19.8832750428827" calcext:value-type="float">
            <text:p>19.8832750429</text:p>
          </table:table-cell>
          <table:table-cell table:formula="of:=([Calculation.J208]/2)+128" office:value-type="float" office:value="166.844354205485" calcext:value-type="float">
            <text:p>166.8443542055</text:p>
          </table:table-cell>
          <table:table-cell table:formula="of:=([Calculation.K208]/2)+128" office:value-type="float" office:value="236.116724957117" calcext:value-type="float">
            <text:p>236.1167249571</text:p>
          </table:table-cell>
          <table:table-cell table:formula="of:=SUM([.H209:.J209])" office:value-type="float" office:value="422.844354205485" calcext:value-type="float">
            <text:p>422.8443542055</text:p>
          </table:table-cell>
        </table:table-row>
        <table:table-row table:style-name="ro1">
          <table:table-cell table:number-columns-repeated="2"/>
          <table:table-cell table:formula="of:=([Calculation.D209]/2)+128" office:value-type="float" office:value="7.95313168916483" calcext:value-type="float">
            <text:p>7.9531316892</text:p>
          </table:table-cell>
          <table:table-cell table:formula="of:=([Calculation.E209]/2)+128" office:value-type="float" office:value="150.824649812771" calcext:value-type="float">
            <text:p>150.8246498128</text:p>
          </table:table-cell>
          <table:table-cell table:formula="of:=([Calculation.F209]/2)+128" office:value-type="float" office:value="225.222218498064" calcext:value-type="float">
            <text:p>225.2222184981</text:p>
          </table:table-cell>
          <table:table-cell table:formula="of:=SUM([.C210:.E210])" office:value-type="float" office:value="384" calcext:value-type="float">
            <text:p>384</text:p>
          </table:table-cell>
          <table:table-cell/>
          <table:table-cell table:formula="of:=([Calculation.I209]/2)+128" office:value-type="float" office:value="19.3654565955502" calcext:value-type="float">
            <text:p>19.3654565956</text:p>
          </table:table-cell>
          <table:table-cell table:formula="of:=([Calculation.J209]/2)+128" office:value-type="float" office:value="162.236974719156" calcext:value-type="float">
            <text:p>162.2369747192</text:p>
          </table:table-cell>
          <table:table-cell table:formula="of:=([Calculation.K209]/2)+128" office:value-type="float" office:value="236.63454340445" calcext:value-type="float">
            <text:p>236.6345434045</text:p>
          </table:table-cell>
          <table:table-cell table:formula="of:=SUM([.H210:.J210])" office:value-type="float" office:value="418.236974719156" calcext:value-type="float">
            <text:p>418.2369747192</text:p>
          </table:table-cell>
        </table:table-row>
        <table:table-row table:style-name="ro1">
          <table:table-cell table:number-columns-repeated="2"/>
          <table:table-cell table:formula="of:=([Calculation.D210]/2)+128" office:value-type="float" office:value="9.04341814857081" calcext:value-type="float">
            <text:p>9.0434181486</text:p>
          </table:table-cell>
          <table:table-cell table:formula="of:=([Calculation.E210]/2)+128" office:value-type="float" office:value="147.739314772973" calcext:value-type="float">
            <text:p>147.739314773</text:p>
          </table:table-cell>
          <table:table-cell table:formula="of:=([Calculation.F210]/2)+128" office:value-type="float" office:value="227.217267078456" calcext:value-type="float">
            <text:p>227.2172670785</text:p>
          </table:table-cell>
          <table:table-cell table:formula="of:=SUM([.C211:.E211])" office:value-type="float" office:value="384" calcext:value-type="float">
            <text:p>384</text:p>
          </table:table-cell>
          <table:table-cell/>
          <table:table-cell table:formula="of:=([Calculation.I210]/2)+128" office:value-type="float" office:value="18.9130755350573" calcext:value-type="float">
            <text:p>18.9130755351</text:p>
          </table:table-cell>
          <table:table-cell table:formula="of:=([Calculation.J210]/2)+128" office:value-type="float" office:value="157.608972159459" calcext:value-type="float">
            <text:p>157.6089721595</text:p>
          </table:table-cell>
          <table:table-cell table:formula="of:=([Calculation.K210]/2)+128" office:value-type="float" office:value="237.086924464943" calcext:value-type="float">
            <text:p>237.0869244649</text:p>
          </table:table-cell>
          <table:table-cell table:formula="of:=SUM([.H211:.J211])" office:value-type="float" office:value="413.60897215946" calcext:value-type="float">
            <text:p>413.6089721595</text:p>
          </table:table-cell>
        </table:table-row>
        <table:table-row table:style-name="ro1">
          <table:table-cell table:number-columns-repeated="2"/>
          <table:table-cell table:formula="of:=([Calculation.D211]/2)+128" office:value-type="float" office:value="10.205359604811" calcext:value-type="float">
            <text:p>10.2053596048</text:p>
          </table:table-cell>
          <table:table-cell table:formula="of:=([Calculation.E211]/2)+128" office:value-type="float" office:value="144.642089508057" calcext:value-type="float">
            <text:p>144.6420895081</text:p>
          </table:table-cell>
          <table:table-cell table:formula="of:=([Calculation.F211]/2)+128" office:value-type="float" office:value="229.152550887132" calcext:value-type="float">
            <text:p>229.1525508871</text:p>
          </table:table-cell>
          <table:table-cell table:formula="of:=SUM([.C212:.E212])" office:value-type="float" office:value="384" calcext:value-type="float">
            <text:p>384</text:p>
          </table:table-cell>
          <table:table-cell/>
          <table:table-cell table:formula="of:=([Calculation.I211]/2)+128" office:value-type="float" office:value="18.5264043588392" calcext:value-type="float">
            <text:p>18.5264043588</text:p>
          </table:table-cell>
          <table:table-cell table:formula="of:=([Calculation.J211]/2)+128" office:value-type="float" office:value="152.963134262085" calcext:value-type="float">
            <text:p>152.9631342621</text:p>
          </table:table-cell>
          <table:table-cell table:formula="of:=([Calculation.K211]/2)+128" office:value-type="float" office:value="237.473595641161" calcext:value-type="float">
            <text:p>237.4735956412</text:p>
          </table:table-cell>
          <table:table-cell table:formula="of:=SUM([.H212:.J212])" office:value-type="float" office:value="408.963134262085" calcext:value-type="float">
            <text:p>408.9631342621</text:p>
          </table:table-cell>
        </table:table-row>
        <table:table-row table:style-name="ro1">
          <table:table-cell table:number-columns-repeated="2"/>
          <table:table-cell table:formula="of:=([Calculation.D212]/2)+128" office:value-type="float" office:value="11.4382561477998" calcext:value-type="float">
            <text:p>11.4382561478</text:p>
          </table:table-cell>
          <table:table-cell table:formula="of:=([Calculation.E212]/2)+128" office:value-type="float" office:value="141.534839670708" calcext:value-type="float">
            <text:p>141.5348396707</text:p>
          </table:table-cell>
          <table:table-cell table:formula="of:=([Calculation.F212]/2)+128" office:value-type="float" office:value="231.026904181492" calcext:value-type="float">
            <text:p>231.0269041815</text:p>
          </table:table-cell>
          <table:table-cell table:formula="of:=SUM([.C213:.E213])" office:value-type="float" office:value="384" calcext:value-type="float">
            <text:p>384</text:p>
          </table:table-cell>
          <table:table-cell/>
          <table:table-cell table:formula="of:=([Calculation.I212]/2)+128" office:value-type="float" office:value="18.205675983154" calcext:value-type="float">
            <text:p>18.2056759832</text:p>
          </table:table-cell>
          <table:table-cell table:formula="of:=([Calculation.J212]/2)+128" office:value-type="float" office:value="148.302259506063" calcext:value-type="float">
            <text:p>148.3022595061</text:p>
          </table:table-cell>
          <table:table-cell table:formula="of:=([Calculation.K212]/2)+128" office:value-type="float" office:value="237.794324016846" calcext:value-type="float">
            <text:p>237.7943240168</text:p>
          </table:table-cell>
          <table:table-cell table:formula="of:=SUM([.H213:.J213])" office:value-type="float" office:value="404.302259506063" calcext:value-type="float">
            <text:p>404.3022595061</text:p>
          </table:table-cell>
        </table:table-row>
        <table:table-row table:style-name="ro1">
          <table:table-cell table:number-columns-repeated="2"/>
          <table:table-cell table:formula="of:=([Calculation.D213]/2)+128" office:value-type="float" office:value="12.741365126761" calcext:value-type="float">
            <text:p>12.7413651268</text:p>
          </table:table-cell>
          <table:table-cell table:formula="of:=([Calculation.E213]/2)+128" office:value-type="float" office:value="138.419436952043" calcext:value-type="float">
            <text:p>138.419436952</text:p>
          </table:table-cell>
          <table:table-cell table:formula="of:=([Calculation.F213]/2)+128" office:value-type="float" office:value="232.839197921196" calcext:value-type="float">
            <text:p>232.8391979212</text:p>
          </table:table-cell>
          <table:table-cell table:formula="of:=SUM([.C214:.E214])" office:value-type="float" office:value="384" calcext:value-type="float">
            <text:p>384</text:p>
          </table:table-cell>
          <table:table-cell/>
          <table:table-cell table:formula="of:=([Calculation.I213]/2)+128" office:value-type="float" office:value="17.9510836027823" calcext:value-type="float">
            <text:p>17.9510836028</text:p>
          </table:table-cell>
          <table:table-cell table:formula="of:=([Calculation.J213]/2)+128" office:value-type="float" office:value="143.629155428064" calcext:value-type="float">
            <text:p>143.6291554281</text:p>
          </table:table-cell>
          <table:table-cell table:formula="of:=([Calculation.K213]/2)+128" office:value-type="float" office:value="238.048916397218" calcext:value-type="float">
            <text:p>238.0489163972</text:p>
          </table:table-cell>
          <table:table-cell table:formula="of:=SUM([.H214:.J214])" office:value-type="float" office:value="399.629155428064" calcext:value-type="float">
            <text:p>399.6291554281</text:p>
          </table:table-cell>
        </table:table-row>
        <table:table-row table:style-name="ro1">
          <table:table-cell table:number-columns-repeated="2"/>
          <table:table-cell table:formula="of:=([Calculation.D214]/2)+128" office:value-type="float" office:value="14.1139015975718" calcext:value-type="float">
            <text:p>14.1139015976</text:p>
          </table:table-cell>
          <table:table-cell table:formula="of:=([Calculation.E214]/2)+128" office:value-type="float" office:value="135.297757954165" calcext:value-type="float">
            <text:p>135.2977579542</text:p>
          </table:table-cell>
          <table:table-cell table:formula="of:=([Calculation.F214]/2)+128" office:value-type="float" office:value="234.588340448263" calcext:value-type="float">
            <text:p>234.5883404483</text:p>
          </table:table-cell>
          <table:table-cell table:formula="of:=SUM([.C215:.E215])" office:value-type="float" office:value="384" calcext:value-type="float">
            <text:p>384</text:p>
          </table:table-cell>
          <table:table-cell/>
          <table:table-cell table:formula="of:=([Calculation.I214]/2)+128" office:value-type="float" office:value="17.7627805746543" calcext:value-type="float">
            <text:p>17.7627805747</text:p>
          </table:table-cell>
          <table:table-cell table:formula="of:=([Calculation.J214]/2)+128" office:value-type="float" office:value="138.946636931248" calcext:value-type="float">
            <text:p>138.9466369312</text:p>
          </table:table-cell>
          <table:table-cell table:formula="of:=([Calculation.K214]/2)+128" office:value-type="float" office:value="238.237219425346" calcext:value-type="float">
            <text:p>238.2372194253</text:p>
          </table:table-cell>
          <table:table-cell table:formula="of:=SUM([.H215:.J215])" office:value-type="float" office:value="394.946636931247" calcext:value-type="float">
            <text:p>394.9466369312</text:p>
          </table:table-cell>
        </table:table-row>
        <table:table-row table:style-name="ro1">
          <table:table-cell table:number-columns-repeated="2"/>
          <table:table-cell table:formula="of:=([Calculation.D215]/2)+128" office:value-type="float" office:value="15.5550387955847" calcext:value-type="float">
            <text:p>15.5550387956</text:p>
          </table:table-cell>
          <table:table-cell table:formula="of:=([Calculation.E215]/2)+128" office:value-type="float" office:value="132.171683059776" calcext:value-type="float">
            <text:p>132.1716830598</text:p>
          </table:table-cell>
          <table:table-cell table:formula="of:=([Calculation.F215]/2)+128" office:value-type="float" office:value="236.273278144639" calcext:value-type="float">
            <text:p>236.2732781446</text:p>
          </table:table-cell>
          <table:table-cell table:formula="of:=SUM([.C216:.E216])" office:value-type="float" office:value="384" calcext:value-type="float">
            <text:p>384</text:p>
          </table:table-cell>
          <table:table-cell/>
          <table:table-cell table:formula="of:=([Calculation.I215]/2)+128" office:value-type="float" office:value="17.640880325473" calcext:value-type="float">
            <text:p>17.6408803255</text:p>
          </table:table-cell>
          <table:table-cell table:formula="of:=([Calculation.J215]/2)+128" office:value-type="float" office:value="134.257524589665" calcext:value-type="float">
            <text:p>134.2575245897</text:p>
          </table:table-cell>
          <table:table-cell table:formula="of:=([Calculation.K215]/2)+128" office:value-type="float" office:value="238.359119674527" calcext:value-type="float">
            <text:p>238.3591196745</text:p>
          </table:table-cell>
          <table:table-cell table:formula="of:=SUM([.H216:.J216])" office:value-type="float" office:value="390.257524589665" calcext:value-type="float">
            <text:p>390.2575245897</text:p>
          </table:table-cell>
        </table:table-row>
        <table:table-row table:style-name="ro1">
          <table:table-cell table:number-columns-repeated="2"/>
          <table:table-cell table:formula="of:=([Calculation.D216]/2)+128" office:value-type="float" office:value="17.0639086336393" calcext:value-type="float">
            <text:p>17.0639086336</text:p>
          </table:table-cell>
          <table:table-cell table:formula="of:=([Calculation.E216]/2)+128" office:value-type="float" office:value="129.043095299502" calcext:value-type="float">
            <text:p>129.0430952995</text:p>
          </table:table-cell>
          <table:table-cell table:formula="of:=([Calculation.F216]/2)+128" office:value-type="float" office:value="237.892996066859" calcext:value-type="float">
            <text:p>237.8929960669</text:p>
          </table:table-cell>
          <table:table-cell table:formula="of:=SUM([.C217:.E217])" office:value-type="float" office:value="384" calcext:value-type="float">
            <text:p>384</text:p>
          </table:table-cell>
          <table:table-cell/>
          <table:table-cell table:formula="of:=([Calculation.I216]/2)+128" office:value-type="float" office:value="17.5854562833903" calcext:value-type="float">
            <text:p>17.5854562834</text:p>
          </table:table-cell>
          <table:table-cell table:formula="of:=([Calculation.J216]/2)+128" office:value-type="float" office:value="129.564642949253" calcext:value-type="float">
            <text:p>129.5646429493</text:p>
          </table:table-cell>
          <table:table-cell table:formula="of:=([Calculation.K216]/2)+128" office:value-type="float" office:value="238.41454371661" calcext:value-type="float">
            <text:p>238.4145437166</text:p>
          </table:table-cell>
          <table:table-cell table:formula="of:=SUM([.H217:.J217])" office:value-type="float" office:value="385.564642949253" calcext:value-type="float">
            <text:p>385.5646429493</text:p>
          </table:table-cell>
        </table:table-row>
        <table:table-row table:style-name="ro1">
          <table:table-cell table:number-columns-repeated="2"/>
          <table:table-cell table:formula="of:=([Calculation.D217]/2)+128" office:value-type="float" office:value="18.6396022249653" calcext:value-type="float">
            <text:p>18.639602225</text:p>
          </table:table-cell>
          <table:table-cell table:formula="of:=([Calculation.E217]/2)+128" office:value-type="float" office:value="125.913879217623" calcext:value-type="float">
            <text:p>125.9138792176</text:p>
          </table:table-cell>
          <table:table-cell table:formula="of:=([Calculation.F217]/2)+128" office:value-type="float" office:value="239.446518557412" calcext:value-type="float">
            <text:p>239.4465185574</text:p>
          </table:table-cell>
          <table:table-cell table:formula="of:=SUM([.C218:.E218])" office:value-type="float" office:value="384" calcext:value-type="float">
            <text:p>384</text:p>
          </table:table-cell>
          <table:table-cell/>
          <table:table-cell table:formula="of:=([Calculation.I217]/2)+128" office:value-type="float" office:value="17.5965418337768" calcext:value-type="float">
            <text:p>17.5965418338</text:p>
          </table:table-cell>
          <table:table-cell table:formula="of:=([Calculation.J217]/2)+128" office:value-type="float" office:value="124.870818826434" calcext:value-type="float">
            <text:p>124.8708188264</text:p>
          </table:table-cell>
          <table:table-cell table:formula="of:=([Calculation.K217]/2)+128" office:value-type="float" office:value="238.403458166223" calcext:value-type="float">
            <text:p>238.4034581662</text:p>
          </table:table-cell>
          <table:table-cell table:formula="of:=SUM([.H218:.J218])" office:value-type="float" office:value="380.870818826434" calcext:value-type="float">
            <text:p>380.8708188264</text:p>
          </table:table-cell>
        </table:table-row>
        <table:table-row table:style-name="ro1">
          <table:table-cell table:number-columns-repeated="2"/>
          <table:table-cell table:formula="of:=([Calculation.D218]/2)+128" office:value-type="float" office:value="20.2811704306623" calcext:value-type="float">
            <text:p>20.2811704307</text:p>
          </table:table-cell>
          <table:table-cell table:formula="of:=([Calculation.E218]/2)+128" office:value-type="float" office:value="122.785919736898" calcext:value-type="float">
            <text:p>122.7859197369</text:p>
          </table:table-cell>
          <table:table-cell table:formula="of:=([Calculation.F218]/2)+128" office:value-type="float" office:value="240.93290983244" calcext:value-type="float">
            <text:p>240.9329098324</text:p>
          </table:table-cell>
          <table:table-cell table:formula="of:=SUM([.C219:.E219])" office:value-type="float" office:value="384" calcext:value-type="float">
            <text:p>384</text:p>
          </table:table-cell>
          <table:table-cell/>
          <table:table-cell table:formula="of:=([Calculation.I218]/2)+128" office:value-type="float" office:value="17.6741302991114" calcext:value-type="float">
            <text:p>17.6741302991</text:p>
          </table:table-cell>
          <table:table-cell table:formula="of:=([Calculation.J218]/2)+128" office:value-type="float" office:value="120.178879605347" calcext:value-type="float">
            <text:p>120.1788796053</text:p>
          </table:table-cell>
          <table:table-cell table:formula="of:=([Calculation.K218]/2)+128" office:value-type="float" office:value="238.325869700889" calcext:value-type="float">
            <text:p>238.3258697009</text:p>
          </table:table-cell>
          <table:table-cell table:formula="of:=SUM([.H219:.J219])" office:value-type="float" office:value="376.178879605347" calcext:value-type="float">
            <text:p>376.1788796053</text:p>
          </table:table-cell>
        </table:table-row>
        <table:table-row table:style-name="ro1">
          <table:table-cell table:number-columns-repeated="2"/>
          <table:table-cell table:formula="of:=([Calculation.D219]/2)+128" office:value-type="float" office:value="21.9876244314255" calcext:value-type="float">
            <text:p>21.9876244314</text:p>
          </table:table-cell>
          <table:table-cell table:formula="of:=([Calculation.E219]/2)+128" office:value-type="float" office:value="119.661101023157" calcext:value-type="float">
            <text:p>119.6611010232</text:p>
          </table:table-cell>
          <table:table-cell table:formula="of:=([Calculation.F219]/2)+128" office:value-type="float" office:value="242.351274545418" calcext:value-type="float">
            <text:p>242.3512745454</text:p>
          </table:table-cell>
          <table:table-cell table:formula="of:=SUM([.C220:.E220])" office:value-type="float" office:value="384" calcext:value-type="float">
            <text:p>384</text:p>
          </table:table-cell>
          <table:table-cell/>
          <table:table-cell table:formula="of:=([Calculation.I219]/2)+128" office:value-type="float" office:value="17.8181749430039" calcext:value-type="float">
            <text:p>17.818174943</text:p>
          </table:table-cell>
          <table:table-cell table:formula="of:=([Calculation.J219]/2)+128" office:value-type="float" office:value="115.491651534735" calcext:value-type="float">
            <text:p>115.4916515347</text:p>
          </table:table-cell>
          <table:table-cell table:formula="of:=([Calculation.K219]/2)+128" office:value-type="float" office:value="238.181825056996" calcext:value-type="float">
            <text:p>238.181825057</text:p>
          </table:table-cell>
          <table:table-cell table:formula="of:=SUM([.H220:.J220])" office:value-type="float" office:value="371.491651534735" calcext:value-type="float">
            <text:p>371.4916515347</text:p>
          </table:table-cell>
        </table:table-row>
        <table:table-row table:style-name="ro1">
          <table:table-cell table:number-columns-repeated="2"/>
          <table:table-cell table:formula="of:=([Calculation.D220]/2)+128" office:value-type="float" office:value="23.757936323173" calcext:value-type="float">
            <text:p>23.7579363232</text:p>
          </table:table-cell>
          <table:table-cell table:formula="of:=([Calculation.E220]/2)+128" office:value-type="float" office:value="116.541305350348" calcext:value-type="float">
            <text:p>116.5413053503</text:p>
          </table:table-cell>
          <table:table-cell table:formula="of:=([Calculation.F220]/2)+128" office:value-type="float" office:value="243.700758326479" calcext:value-type="float">
            <text:p>243.7007583265</text:p>
          </table:table-cell>
          <table:table-cell table:formula="of:=SUM([.C221:.E221])" office:value-type="float" office:value="384" calcext:value-type="float">
            <text:p>384</text:p>
          </table:table-cell>
          <table:table-cell/>
          <table:table-cell table:formula="of:=([Calculation.I220]/2)+128" office:value-type="float" office:value="18.0285889983468" calcext:value-type="float">
            <text:p>18.0285889983</text:p>
          </table:table-cell>
          <table:table-cell table:formula="of:=([Calculation.J220]/2)+128" office:value-type="float" office:value="110.811958025521" calcext:value-type="float">
            <text:p>110.8119580255</text:p>
          </table:table-cell>
          <table:table-cell table:formula="of:=([Calculation.K220]/2)+128" office:value-type="float" office:value="237.971411001653" calcext:value-type="float">
            <text:p>237.9714110017</text:p>
          </table:table-cell>
          <table:table-cell table:formula="of:=SUM([.H221:.J221])" office:value-type="float" office:value="366.811958025521" calcext:value-type="float">
            <text:p>366.8119580255</text:p>
          </table:table-cell>
        </table:table-row>
        <table:table-row table:style-name="ro1">
          <table:table-cell table:number-columns-repeated="2"/>
          <table:table-cell table:formula="of:=([Calculation.D221]/2)+128" office:value-type="float" office:value="25.5910397362178" calcext:value-type="float">
            <text:p>25.5910397362</text:p>
          </table:table-cell>
          <table:table-cell table:formula="of:=([Calculation.E221]/2)+128" office:value-type="float" office:value="113.428411966727" calcext:value-type="float">
            <text:p>113.4284119667</text:p>
          </table:table-cell>
          <table:table-cell table:formula="of:=([Calculation.F221]/2)+128" office:value-type="float" office:value="244.980548297055" calcext:value-type="float">
            <text:p>244.9805482971</text:p>
          </table:table-cell>
          <table:table-cell table:formula="of:=SUM([.C222:.E222])" office:value-type="float" office:value="384" calcext:value-type="float">
            <text:p>384</text:p>
          </table:table-cell>
          <table:table-cell/>
          <table:table-cell table:formula="of:=([Calculation.I221]/2)+128" office:value-type="float" office:value="18.3052457195813" calcext:value-type="float">
            <text:p>18.3052457196</text:p>
          </table:table-cell>
          <table:table-cell table:formula="of:=([Calculation.J221]/2)+128" office:value-type="float" office:value="106.142617950091" calcext:value-type="float">
            <text:p>106.1426179501</text:p>
          </table:table-cell>
          <table:table-cell table:formula="of:=([Calculation.K221]/2)+128" office:value-type="float" office:value="237.694754280419" calcext:value-type="float">
            <text:p>237.6947542804</text:p>
          </table:table-cell>
          <table:table-cell table:formula="of:=SUM([.H222:.J222])" office:value-type="float" office:value="362.142617950091" calcext:value-type="float">
            <text:p>362.1426179501</text:p>
          </table:table-cell>
        </table:table-row>
        <table:table-row table:style-name="ro1">
          <table:table-cell table:number-columns-repeated="2"/>
          <table:table-cell table:formula="of:=([Calculation.D222]/2)+128" office:value-type="float" office:value="27.4858304776077" calcext:value-type="float">
            <text:p>27.4858304776</text:p>
          </table:table-cell>
          <table:table-cell table:formula="of:=([Calculation.E222]/2)+128" office:value-type="float" office:value="110.324295962871" calcext:value-type="float">
            <text:p>110.3242959629</text:p>
          </table:table-cell>
          <table:table-cell table:formula="of:=([Calculation.F222]/2)+128" office:value-type="float" office:value="246.189873559521" calcext:value-type="float">
            <text:p>246.1898735595</text:p>
          </table:table-cell>
          <table:table-cell table:formula="of:=SUM([.C223:.E223])" office:value-type="float" office:value="384" calcext:value-type="float">
            <text:p>384</text:p>
          </table:table-cell>
          <table:table-cell/>
          <table:table-cell table:formula="of:=([Calculation.I222]/2)+128" office:value-type="float" office:value="18.6479784590433" calcext:value-type="float">
            <text:p>18.647978459</text:p>
          </table:table-cell>
          <table:table-cell table:formula="of:=([Calculation.J222]/2)+128" office:value-type="float" office:value="101.486443944307" calcext:value-type="float">
            <text:p>101.4864439443</text:p>
          </table:table-cell>
          <table:table-cell table:formula="of:=([Calculation.K222]/2)+128" office:value-type="float" office:value="237.352021540957" calcext:value-type="float">
            <text:p>237.352021541</text:p>
          </table:table-cell>
          <table:table-cell table:formula="of:=SUM([.H223:.J223])" office:value-type="float" office:value="357.486443944307" calcext:value-type="float">
            <text:p>357.4864439443</text:p>
          </table:table-cell>
        </table:table-row>
        <table:table-row table:style-name="ro1">
          <table:table-cell table:number-columns-repeated="2"/>
          <table:table-cell table:formula="of:=([Calculation.D223]/2)+128" office:value-type="float" office:value="29.441167196251" calcext:value-type="float">
            <text:p>29.4411671963</text:p>
          </table:table-cell>
          <table:table-cell table:formula="of:=([Calculation.E223]/2)+128" office:value-type="float" office:value="107.23082714219" calcext:value-type="float">
            <text:p>107.2308271422</text:p>
          </table:table-cell>
          <table:table-cell table:formula="of:=([Calculation.F223]/2)+128" office:value-type="float" office:value="247.328005661559" calcext:value-type="float">
            <text:p>247.3280056616</text:p>
          </table:table-cell>
          <table:table-cell table:formula="of:=SUM([.C224:.E224])" office:value-type="float" office:value="384" calcext:value-type="float">
            <text:p>384</text:p>
          </table:table-cell>
          <table:table-cell/>
          <table:table-cell table:formula="of:=([Calculation.I223]/2)+128" office:value-type="float" office:value="19.056580767346" calcext:value-type="float">
            <text:p>19.0565807673</text:p>
          </table:table-cell>
          <table:table-cell table:formula="of:=([Calculation.J223]/2)+128" office:value-type="float" office:value="96.8462407132849" calcext:value-type="float">
            <text:p>96.8462407133</text:p>
          </table:table-cell>
          <table:table-cell table:formula="of:=([Calculation.K223]/2)+128" office:value-type="float" office:value="236.943419232654" calcext:value-type="float">
            <text:p>236.9434192327</text:p>
          </table:table-cell>
          <table:table-cell table:formula="of:=SUM([.H224:.J224])" office:value-type="float" office:value="352.846240713285" calcext:value-type="float">
            <text:p>352.8462407133</text:p>
          </table:table-cell>
        </table:table-row>
        <table:table-row table:style-name="ro1">
          <table:table-cell table:number-columns-repeated="2"/>
          <table:table-cell table:formula="of:=([Calculation.D224]/2)+128" office:value-type="float" office:value="31.4558720704232" calcext:value-type="float">
            <text:p>31.4558720704</text:p>
          </table:table-cell>
          <table:table-cell table:formula="of:=([Calculation.E224]/2)+128" office:value-type="float" office:value="104.149868894629" calcext:value-type="float">
            <text:p>104.1498688946</text:p>
          </table:table-cell>
          <table:table-cell table:formula="of:=([Calculation.F224]/2)+128" office:value-type="float" office:value="248.394259034948" calcext:value-type="float">
            <text:p>248.3942590349</text:p>
          </table:table-cell>
          <table:table-cell table:formula="of:=SUM([.C225:.E225])" office:value-type="float" office:value="384" calcext:value-type="float">
            <text:p>384</text:p>
          </table:table-cell>
          <table:table-cell/>
          <table:table-cell table:formula="of:=([Calculation.I224]/2)+128" office:value-type="float" office:value="19.5308065177377" calcext:value-type="float">
            <text:p>19.5308065177</text:p>
          </table:table-cell>
          <table:table-cell table:formula="of:=([Calculation.J224]/2)+128" office:value-type="float" office:value="92.2248033419434" calcext:value-type="float">
            <text:p>92.2248033419</text:p>
          </table:table-cell>
          <table:table-cell table:formula="of:=([Calculation.K224]/2)+128" office:value-type="float" office:value="236.469193482262" calcext:value-type="float">
            <text:p>236.4691934823</text:p>
          </table:table-cell>
          <table:table-cell table:formula="of:=SUM([.H225:.J225])" office:value-type="float" office:value="348.224803341943" calcext:value-type="float">
            <text:p>348.2248033419</text:p>
          </table:table-cell>
        </table:table-row>
        <table:table-row table:style-name="ro1">
          <table:table-cell table:number-columns-repeated="2"/>
          <table:table-cell table:formula="of:=([Calculation.D225]/2)+128" office:value-type="float" office:value="33.5287315172427" calcext:value-type="float">
            <text:p>33.5287315172</text:p>
          </table:table-cell>
          <table:table-cell table:formula="of:=([Calculation.E225]/2)+128" office:value-type="float" office:value="101.083277074232" calcext:value-type="float">
            <text:p>101.0832770742</text:p>
          </table:table-cell>
          <table:table-cell table:formula="of:=([Calculation.F225]/2)+128" office:value-type="float" office:value="249.387991408525" calcext:value-type="float">
            <text:p>249.3879914085</text:p>
          </table:table-cell>
          <table:table-cell table:formula="of:=SUM([.C226:.E226])" office:value-type="float" office:value="384" calcext:value-type="float">
            <text:p>384</text:p>
          </table:table-cell>
          <table:table-cell/>
          <table:table-cell table:formula="of:=([Calculation.I225]/2)+128" office:value-type="float" office:value="20.0703700543587" calcext:value-type="float">
            <text:p>20.0703700544</text:p>
          </table:table-cell>
          <table:table-cell table:formula="of:=([Calculation.J225]/2)+128" office:value-type="float" office:value="87.6249156113479" calcext:value-type="float">
            <text:p>87.6249156113</text:p>
          </table:table-cell>
          <table:table-cell table:formula="of:=([Calculation.K225]/2)+128" office:value-type="float" office:value="235.929629945641" calcext:value-type="float">
            <text:p>235.9296299456</text:p>
          </table:table-cell>
          <table:table-cell table:formula="of:=SUM([.H226:.J226])" office:value-type="float" office:value="343.624915611348" calcext:value-type="float">
            <text:p>343.6249156113</text:p>
          </table:table-cell>
        </table:table-row>
        <table:table-row table:style-name="ro1">
          <table:table-cell table:number-columns-repeated="2"/>
          <table:table-cell table:formula="of:=([Calculation.D226]/2)+128" office:value-type="float" office:value="35.658496923688" calcext:value-type="float">
            <text:p>35.6584969237</text:p>
          </table:table-cell>
          <table:table-cell table:formula="of:=([Calculation.E226]/2)+128" office:value-type="float" office:value="98.0328988812443" calcext:value-type="float">
            <text:p>98.0328988812</text:p>
          </table:table-cell>
          <table:table-cell table:formula="of:=([Calculation.F226]/2)+128" office:value-type="float" office:value="250.308604195068" calcext:value-type="float">
            <text:p>250.3086041951</text:p>
          </table:table-cell>
          <table:table-cell table:formula="of:=SUM([.C227:.E227])" office:value-type="float" office:value="384" calcext:value-type="float">
            <text:p>384</text:p>
          </table:table-cell>
          <table:table-cell/>
          <table:table-cell table:formula="of:=([Calculation.I226]/2)+128" office:value-type="float" office:value="20.6749463643101" calcext:value-type="float">
            <text:p>20.6749463643</text:p>
          </table:table-cell>
          <table:table-cell table:formula="of:=([Calculation.J226]/2)+128" office:value-type="float" office:value="83.0493483218665" calcext:value-type="float">
            <text:p>83.0493483219</text:p>
          </table:table-cell>
          <table:table-cell table:formula="of:=([Calculation.K226]/2)+128" office:value-type="float" office:value="235.32505363569" calcext:value-type="float">
            <text:p>235.3250536357</text:p>
          </table:table-cell>
          <table:table-cell table:formula="of:=SUM([.H227:.J227])" office:value-type="float" office:value="339.049348321866" calcext:value-type="float">
            <text:p>339.0493483219</text:p>
          </table:table-cell>
        </table:table-row>
        <table:table-row table:style-name="ro1">
          <table:table-cell table:number-columns-repeated="2"/>
          <table:table-cell table:formula="of:=([Calculation.D227]/2)+128" office:value-type="float" office:value="37.8438853987152" calcext:value-type="float">
            <text:p>37.8438853987</text:p>
          </table:table-cell>
          <table:table-cell table:formula="of:=([Calculation.E227]/2)+128" office:value-type="float" office:value="95.0005717494286" calcext:value-type="float">
            <text:p>95.0005717494</text:p>
          </table:table-cell>
          <table:table-cell table:formula="of:=([Calculation.F227]/2)+128" office:value-type="float" office:value="251.155542851856" calcext:value-type="float">
            <text:p>251.1555428519</text:p>
          </table:table-cell>
          <table:table-cell table:formula="of:=SUM([.C228:.E228])" office:value-type="float" office:value="384" calcext:value-type="float">
            <text:p>384</text:p>
          </table:table-cell>
          <table:table-cell/>
          <table:table-cell table:formula="of:=([Calculation.I227]/2)+128" office:value-type="float" office:value="21.3441712734295" calcext:value-type="float">
            <text:p>21.3441712734</text:p>
          </table:table-cell>
          <table:table-cell table:formula="of:=([Calculation.J227]/2)+128" office:value-type="float" office:value="78.5008576241429" calcext:value-type="float">
            <text:p>78.5008576241</text:p>
          </table:table-cell>
          <table:table-cell table:formula="of:=([Calculation.K227]/2)+128" office:value-type="float" office:value="234.655828726571" calcext:value-type="float">
            <text:p>234.6558287266</text:p>
          </table:table-cell>
          <table:table-cell table:formula="of:=SUM([.H228:.J228])" office:value-type="float" office:value="334.500857624143" calcext:value-type="float">
            <text:p>334.5008576241</text:p>
          </table:table-cell>
        </table:table-row>
        <table:table-row table:style-name="ro1">
          <table:table-cell table:number-columns-repeated="2"/>
          <table:table-cell table:formula="of:=([Calculation.D228]/2)+128" office:value-type="float" office:value="40.0835805460239" calcext:value-type="float">
            <text:p>40.083580546</text:p>
          </table:table-cell>
          <table:table-cell table:formula="of:=([Calculation.E228]/2)+128" office:value-type="float" office:value="91.9881222392629" calcext:value-type="float">
            <text:p>91.9881222393</text:p>
          </table:table-cell>
          <table:table-cell table:formula="of:=([Calculation.F228]/2)+128" office:value-type="float" office:value="251.928297214713" calcext:value-type="float">
            <text:p>251.9282972147</text:p>
          </table:table-cell>
          <table:table-cell table:formula="of:=SUM([.C229:.E229])" office:value-type="float" office:value="384" calcext:value-type="float">
            <text:p>384</text:p>
          </table:table-cell>
          <table:table-cell/>
          <table:table-cell table:formula="of:=([Calculation.I228]/2)+128" office:value-type="float" office:value="22.0776416656554" calcext:value-type="float">
            <text:p>22.0776416657</text:p>
          </table:table-cell>
          <table:table-cell table:formula="of:=([Calculation.J228]/2)+128" office:value-type="float" office:value="73.9821833588944" calcext:value-type="float">
            <text:p>73.9821833589</text:p>
          </table:table-cell>
          <table:table-cell table:formula="of:=([Calculation.K228]/2)+128" office:value-type="float" office:value="233.922358334345" calcext:value-type="float">
            <text:p>233.9223583343</text:p>
          </table:table-cell>
          <table:table-cell table:formula="of:=SUM([.H229:.J229])" office:value-type="float" office:value="329.982183358894" calcext:value-type="float">
            <text:p>329.9821833589</text:p>
          </table:table-cell>
        </table:table-row>
        <table:table-row table:style-name="ro1">
          <table:table-cell table:number-columns-repeated="2"/>
          <table:table-cell table:formula="of:=([Calculation.D229]/2)+128" office:value-type="float" office:value="42.3762332570051" calcext:value-type="float">
            <text:p>42.376233257</text:p>
          </table:table-cell>
          <table:table-cell table:formula="of:=([Calculation.E229]/2)+128" office:value-type="float" office:value="88.9973649376895" calcext:value-type="float">
            <text:p>88.9973649377</text:p>
          </table:table-cell>
          <table:table-cell table:formula="of:=([Calculation.F229]/2)+128" office:value-type="float" office:value="252.626401805305" calcext:value-type="float">
            <text:p>252.6264018053</text:p>
          </table:table-cell>
          <table:table-cell table:formula="of:=SUM([.C230:.E230])" office:value-type="float" office:value="384" calcext:value-type="float">
            <text:p>384</text:p>
          </table:table-cell>
          <table:table-cell/>
          <table:table-cell table:formula="of:=([Calculation.I229]/2)+128" office:value-type="float" office:value="22.8749157258499" calcext:value-type="float">
            <text:p>22.8749157258</text:p>
          </table:table-cell>
          <table:table-cell table:formula="of:=([Calculation.J229]/2)+128" office:value-type="float" office:value="69.4960474065342" calcext:value-type="float">
            <text:p>69.4960474065</text:p>
          </table:table-cell>
          <table:table-cell table:formula="of:=([Calculation.K229]/2)+128" office:value-type="float" office:value="233.12508427415" calcext:value-type="float">
            <text:p>233.1250842742</text:p>
          </table:table-cell>
          <table:table-cell table:formula="of:=SUM([.H230:.J230])" office:value-type="float" office:value="325.496047406534" calcext:value-type="float">
            <text:p>325.4960474065</text:p>
          </table:table-cell>
        </table:table-row>
        <table:table-row table:style-name="ro1">
          <table:table-cell table:number-columns-repeated="2"/>
          <table:table-cell table:formula="of:=([Calculation.D230]/2)+128" office:value-type="float" office:value="44.7204625233934" calcext:value-type="float">
            <text:p>44.7204625234</text:p>
          </table:table-cell>
          <table:table-cell table:formula="of:=([Calculation.E230]/2)+128" office:value-type="float" office:value="86.0301013650751" calcext:value-type="float">
            <text:p>86.0301013651</text:p>
          </table:table-cell>
          <table:table-cell table:formula="of:=([Calculation.F230]/2)+128" office:value-type="float" office:value="253.249436111532" calcext:value-type="float">
            <text:p>253.2494361115</text:p>
          </table:table-cell>
          <table:table-cell table:formula="of:=SUM([.C231:.E231])" office:value-type="float" office:value="384" calcext:value-type="float">
            <text:p>384</text:p>
          </table:table-cell>
          <table:table-cell/>
          <table:table-cell table:formula="of:=([Calculation.I230]/2)+128" office:value-type="float" office:value="23.735513205931" calcext:value-type="float">
            <text:p>23.7355132059</text:p>
          </table:table-cell>
          <table:table-cell table:formula="of:=([Calculation.J230]/2)+128" office:value-type="float" office:value="65.0451520476126" calcext:value-type="float">
            <text:p>65.0451520476</text:p>
          </table:table-cell>
          <table:table-cell table:formula="of:=([Calculation.K230]/2)+128" office:value-type="float" office:value="232.264486794069" calcext:value-type="float">
            <text:p>232.2644867941</text:p>
          </table:table-cell>
          <table:table-cell table:formula="of:=SUM([.H231:.J231])" office:value-type="float" office:value="321.045152047613" calcext:value-type="float">
            <text:p>321.0451520476</text:p>
          </table:table-cell>
        </table:table-row>
        <table:table-row table:style-name="ro1">
          <table:table-cell table:number-columns-repeated="2"/>
          <table:table-cell table:formula="of:=([Calculation.D231]/2)+128" office:value-type="float" office:value="47.1148562691352" calcext:value-type="float">
            <text:p>47.1148562691</text:p>
          </table:table-cell>
          <table:table-cell table:formula="of:=([Calculation.E231]/2)+128" office:value-type="float" office:value="83.0881188900427" calcext:value-type="float">
            <text:p>83.08811889</text:p>
          </table:table-cell>
          <table:table-cell table:formula="of:=([Calculation.F231]/2)+128" office:value-type="float" office:value="253.797024840822" calcext:value-type="float">
            <text:p>253.7970248408</text:p>
          </table:table-cell>
          <table:table-cell table:formula="of:=SUM([.C232:.E232])" office:value-type="float" office:value="384" calcext:value-type="float">
            <text:p>384</text:p>
          </table:table-cell>
          <table:table-cell/>
          <table:table-cell table:formula="of:=([Calculation.I231]/2)+128" office:value-type="float" office:value="24.6589157141566" calcext:value-type="float">
            <text:p>24.6589157142</text:p>
          </table:table-cell>
          <table:table-cell table:formula="of:=([Calculation.J231]/2)+128" office:value-type="float" office:value="60.6321783350641" calcext:value-type="float">
            <text:p>60.6321783351</text:p>
          </table:table-cell>
          <table:table-cell table:formula="of:=([Calculation.K231]/2)+128" office:value-type="float" office:value="231.341084285843" calcext:value-type="float">
            <text:p>231.3410842858</text:p>
          </table:table-cell>
          <table:table-cell table:formula="of:=SUM([.H232:.J232])" office:value-type="float" office:value="316.632178335064" calcext:value-type="float">
            <text:p>316.6321783351</text:p>
          </table:table-cell>
        </table:table-row>
        <table:table-row table:style-name="ro1">
          <table:table-cell table:number-columns-repeated="2"/>
          <table:table-cell table:formula="of:=([Calculation.D232]/2)+128" office:value-type="float" office:value="49.5579722009701" calcext:value-type="float">
            <text:p>49.557972201</text:p>
          </table:table-cell>
          <table:table-cell table:formula="of:=([Calculation.E232]/2)+128" office:value-type="float" office:value="80.1731896528277" calcext:value-type="float">
            <text:p>80.1731896528</text:p>
          </table:table-cell>
          <table:table-cell table:formula="of:=([Calculation.F232]/2)+128" office:value-type="float" office:value="254.268838146202" calcext:value-type="float">
            <text:p>254.2688381462</text:p>
          </table:table-cell>
          <table:table-cell table:formula="of:=SUM([.C233:.E233])" office:value-type="float" office:value="384" calcext:value-type="float">
            <text:p>384</text:p>
          </table:table-cell>
          <table:table-cell/>
          <table:table-cell table:formula="of:=([Calculation.I232]/2)+128" office:value-type="float" office:value="25.6445670273839" calcext:value-type="float">
            <text:p>25.6445670274</text:p>
          </table:table-cell>
          <table:table-cell table:formula="of:=([Calculation.J232]/2)+128" office:value-type="float" office:value="56.2597844792415" calcext:value-type="float">
            <text:p>56.2597844792</text:p>
          </table:table-cell>
          <table:table-cell table:formula="of:=([Calculation.K232]/2)+128" office:value-type="float" office:value="230.355432972616" calcext:value-type="float">
            <text:p>230.3554329726</text:p>
          </table:table-cell>
          <table:table-cell table:formula="of:=SUM([.H233:.J233])" office:value-type="float" office:value="312.259784479241" calcext:value-type="float">
            <text:p>312.2597844792</text:p>
          </table:table-cell>
        </table:table-row>
        <table:table-row table:style-name="ro1">
          <table:table-cell table:number-columns-repeated="2"/>
          <table:table-cell table:formula="of:=([Calculation.D233]/2)+128" office:value-type="float" office:value="52.0483386772148" calcext:value-type="float">
            <text:p>52.0483386772</text:p>
          </table:table-cell>
          <table:table-cell table:formula="of:=([Calculation.E233]/2)+128" office:value-type="float" office:value="77.2870694978061" calcext:value-type="float">
            <text:p>77.2870694978</text:p>
          </table:table-cell>
          <table:table-cell table:formula="of:=([Calculation.F233]/2)+128" office:value-type="float" office:value="254.664591824979" calcext:value-type="float">
            <text:p>254.664591825</text:p>
          </table:table-cell>
          <table:table-cell table:formula="of:=SUM([.C234:.E234])" office:value-type="float" office:value="384" calcext:value-type="float">
            <text:p>384</text:p>
          </table:table-cell>
          <table:table-cell/>
          <table:table-cell table:formula="of:=([Calculation.I233]/2)+128" office:value-type="float" office:value="26.6918734261178" calcext:value-type="float">
            <text:p>26.6918734261</text:p>
          </table:table-cell>
          <table:table-cell table:formula="of:=([Calculation.J233]/2)+128" office:value-type="float" office:value="51.9306042467091" calcext:value-type="float">
            <text:p>51.9306042467</text:p>
          </table:table-cell>
          <table:table-cell table:formula="of:=([Calculation.K233]/2)+128" office:value-type="float" office:value="229.308126573882" calcext:value-type="float">
            <text:p>229.3081265739</text:p>
          </table:table-cell>
          <table:table-cell table:formula="of:=SUM([.H234:.J234])" office:value-type="float" office:value="307.930604246709" calcext:value-type="float">
            <text:p>307.9306042467</text:p>
          </table:table-cell>
        </table:table-row>
        <table:table-row table:style-name="ro1">
          <table:table-cell table:number-columns-repeated="2"/>
          <table:table-cell table:formula="of:=([Calculation.D234]/2)+128" office:value-type="float" office:value="54.5844555942247" calcext:value-type="float">
            <text:p>54.5844555942</text:p>
          </table:table-cell>
          <table:table-cell table:formula="of:=([Calculation.E234]/2)+128" office:value-type="float" office:value="74.4314969158405" calcext:value-type="float">
            <text:p>74.4314969158</text:p>
          </table:table-cell>
          <table:table-cell table:formula="of:=([Calculation.F234]/2)+128" office:value-type="float" office:value="254.984047489935" calcext:value-type="float">
            <text:p>254.9840474899</text:p>
          </table:table-cell>
          <table:table-cell table:formula="of:=SUM([.C235:.E235])" office:value-type="float" office:value="384" calcext:value-type="float">
            <text:p>384</text:p>
          </table:table-cell>
          <table:table-cell/>
          <table:table-cell table:formula="of:=([Calculation.I234]/2)+128" office:value-type="float" office:value="27.8002040521449" calcext:value-type="float">
            <text:p>27.8002040521</text:p>
          </table:table-cell>
          <table:table-cell table:formula="of:=([Calculation.J234]/2)+128" office:value-type="float" office:value="47.6472453737607" calcext:value-type="float">
            <text:p>47.6472453738</text:p>
          </table:table-cell>
          <table:table-cell table:formula="of:=([Calculation.K234]/2)+128" office:value-type="float" office:value="228.199795947855" calcext:value-type="float">
            <text:p>228.1997959479</text:p>
          </table:table-cell>
          <table:table-cell table:formula="of:=SUM([.H235:.J235])" office:value-type="float" office:value="303.647245373761" calcext:value-type="float">
            <text:p>303.6472453738</text:p>
          </table:table-cell>
        </table:table-row>
        <table:table-row table:style-name="ro1">
          <table:table-cell table:number-columns-repeated="2"/>
          <table:table-cell table:formula="of:=([Calculation.D235]/2)+128" office:value-type="float" office:value="57.1647952900007" calcext:value-type="float">
            <text:p>57.16479529</text:p>
          </table:table-cell>
          <table:table-cell table:formula="of:=([Calculation.E235]/2)+128" office:value-type="float" office:value="71.6081919970774" calcext:value-type="float">
            <text:p>71.6081919971</text:p>
          </table:table-cell>
          <table:table-cell table:formula="of:=([Calculation.F235]/2)+128" office:value-type="float" office:value="255.227012712922" calcext:value-type="float">
            <text:p>255.2270127129</text:p>
          </table:table-cell>
          <table:table-cell table:formula="of:=SUM([.C236:.E236])" office:value-type="float" office:value="384" calcext:value-type="float">
            <text:p>384</text:p>
          </table:table-cell>
          <table:table-cell/>
          <table:table-cell table:formula="of:=([Calculation.I235]/2)+128" office:value-type="float" office:value="28.9688912885394" calcext:value-type="float">
            <text:p>28.9688912885</text:p>
          </table:table-cell>
          <table:table-cell table:formula="of:=([Calculation.J235]/2)+128" office:value-type="float" office:value="43.412287995616" calcext:value-type="float">
            <text:p>43.4122879956</text:p>
          </table:table-cell>
          <table:table-cell table:formula="of:=([Calculation.K235]/2)+128" office:value-type="float" office:value="227.031108711461" calcext:value-type="float">
            <text:p>227.0311087115</text:p>
          </table:table-cell>
          <table:table-cell table:formula="of:=SUM([.H236:.J236])" office:value-type="float" office:value="299.412287995616" calcext:value-type="float">
            <text:p>299.4122879956</text:p>
          </table:table-cell>
        </table:table-row>
        <table:table-row table:style-name="ro1">
          <table:table-cell table:number-columns-repeated="2"/>
          <table:table-cell table:formula="of:=([Calculation.D236]/2)+128" office:value-type="float" office:value="59.7878034643951" calcext:value-type="float">
            <text:p>59.7878034644</text:p>
          </table:table-cell>
          <table:table-cell table:formula="of:=([Calculation.E236]/2)+128" office:value-type="float" office:value="68.8188553948297" calcext:value-type="float">
            <text:p>68.8188553948</text:p>
          </table:table-cell>
          <table:table-cell table:formula="of:=([Calculation.F236]/2)+128" office:value-type="float" office:value="255.393341140775" calcext:value-type="float">
            <text:p>255.3933411408</text:p>
          </table:table-cell>
          <table:table-cell table:formula="of:=SUM([.C237:.E237])" office:value-type="float" office:value="384" calcext:value-type="float">
            <text:p>384</text:p>
          </table:table-cell>
          <table:table-cell/>
          <table:table-cell table:formula="of:=([Calculation.I236]/2)+128" office:value-type="float" office:value="30.1972311618099" calcext:value-type="float">
            <text:p>30.1972311618</text:p>
          </table:table-cell>
          <table:table-cell table:formula="of:=([Calculation.J236]/2)+128" office:value-type="float" office:value="39.2282830922445" calcext:value-type="float">
            <text:p>39.2282830922</text:p>
          </table:table-cell>
          <table:table-cell table:formula="of:=([Calculation.K236]/2)+128" office:value-type="float" office:value="225.80276883819" calcext:value-type="float">
            <text:p>225.8027688382</text:p>
          </table:table-cell>
          <table:table-cell table:formula="of:=SUM([.H237:.J237])" office:value-type="float" office:value="295.228283092244" calcext:value-type="float">
            <text:p>295.2282830922</text:p>
          </table:table-cell>
        </table:table-row>
        <table:table-row table:style-name="ro1">
          <table:table-cell table:number-columns-repeated="2"/>
          <table:table-cell table:formula="of:=([Calculation.D237]/2)+128" office:value-type="float" office:value="62.4519001153642" calcext:value-type="float">
            <text:p>62.4519001154</text:p>
          </table:table-cell>
          <table:table-cell table:formula="of:=([Calculation.E237]/2)+128" office:value-type="float" office:value="66.0651673011666" calcext:value-type="float">
            <text:p>66.0651673012</text:p>
          </table:table-cell>
          <table:table-cell table:formula="of:=([Calculation.F237]/2)+128" office:value-type="float" office:value="255.482932583469" calcext:value-type="float">
            <text:p>255.4829325835</text:p>
          </table:table-cell>
          <table:table-cell table:formula="of:=SUM([.C238:.E238])" office:value-type="float" office:value="384" calcext:value-type="float">
            <text:p>384</text:p>
          </table:table-cell>
          <table:table-cell/>
          <table:table-cell table:formula="of:=([Calculation.I237]/2)+128" office:value-type="float" office:value="31.4844837659475" calcext:value-type="float">
            <text:p>31.4844837659</text:p>
          </table:table-cell>
          <table:table-cell table:formula="of:=([Calculation.J237]/2)+128" office:value-type="float" office:value="35.09775095175" calcext:value-type="float">
            <text:p>35.0977509518</text:p>
          </table:table-cell>
          <table:table-cell table:formula="of:=([Calculation.K237]/2)+128" office:value-type="float" office:value="224.515516234052" calcext:value-type="float">
            <text:p>224.5155162341</text:p>
          </table:table-cell>
          <table:table-cell table:formula="of:=SUM([.H238:.J238])" office:value-type="float" office:value="291.09775095175" calcext:value-type="float">
            <text:p>291.0977509518</text:p>
          </table:table-cell>
        </table:table-row>
        <table:table-row table:style-name="ro1">
          <table:table-cell table:number-columns-repeated="2"/>
          <table:table-cell table:formula="of:=([Calculation.D238]/2)+128" office:value-type="float" office:value="65.1554804907025" calcext:value-type="float">
            <text:p>65.1554804907</text:p>
          </table:table-cell>
          <table:table-cell table:formula="of:=([Calculation.E238]/2)+128" office:value-type="float" office:value="63.3487864348288" calcext:value-type="float">
            <text:p>63.3487864348</text:p>
          </table:table-cell>
          <table:table-cell table:formula="of:=([Calculation.F238]/2)+128" office:value-type="float" office:value="255.495733074469" calcext:value-type="float">
            <text:p>255.4957330745</text:p>
          </table:table-cell>
          <table:table-cell table:formula="of:=SUM([.C239:.E239])" office:value-type="float" office:value="384" calcext:value-type="float">
            <text:p>384</text:p>
          </table:table-cell>
          <table:table-cell/>
          <table:table-cell table:formula="of:=([Calculation.I238]/2)+128" office:value-type="float" office:value="33.7332207360538" calcext:value-type="float">
            <text:p>33.7332207361</text:p>
          </table:table-cell>
          <table:table-cell table:formula="of:=([Calculation.J238]/2)+128" office:value-type="float" office:value="31.9265266801801" calcext:value-type="float">
            <text:p>31.9265266802</text:p>
          </table:table-cell>
          <table:table-cell table:formula="of:=([Calculation.K238]/2)+128" office:value-type="float" office:value="224.07347331982" calcext:value-type="float">
            <text:p>224.0734733198</text:p>
          </table:table-cell>
          <table:table-cell table:formula="of:=SUM([.H239:.J239])" office:value-type="float" office:value="289.733220736054" calcext:value-type="float">
            <text:p>289.7332207361</text:p>
          </table:table-cell>
        </table:table-row>
        <table:table-row table:style-name="ro1">
          <table:table-cell table:number-columns-repeated="2"/>
          <table:table-cell table:formula="of:=([Calculation.D239]/2)+128" office:value-type="float" office:value="67.8969160546853" calcext:value-type="float">
            <text:p>67.8969160547</text:p>
          </table:table-cell>
          <table:table-cell table:formula="of:=([Calculation.E239]/2)+128" office:value-type="float" office:value="60.6713490420781" calcext:value-type="float">
            <text:p>60.6713490421</text:p>
          </table:table-cell>
          <table:table-cell table:formula="of:=([Calculation.F239]/2)+128" office:value-type="float" office:value="255.431734903237" calcext:value-type="float">
            <text:p>255.4317349032</text:p>
          </table:table-cell>
          <table:table-cell table:formula="of:=SUM([.C240:.E240])" office:value-type="float" office:value="384" calcext:value-type="float">
            <text:p>384</text:p>
          </table:table-cell>
          <table:table-cell/>
          <table:table-cell table:formula="of:=([Calculation.I239]/2)+128" office:value-type="float" office:value="37.8453740820279" calcext:value-type="float">
            <text:p>37.845374082</text:p>
          </table:table-cell>
          <table:table-cell table:formula="of:=([Calculation.J239]/2)+128" office:value-type="float" office:value="30.6198070694207" calcext:value-type="float">
            <text:p>30.6198070694</text:p>
          </table:table-cell>
          <table:table-cell table:formula="of:=([Calculation.K239]/2)+128" office:value-type="float" office:value="225.380192930579" calcext:value-type="float">
            <text:p>225.3801929306</text:p>
          </table:table-cell>
          <table:table-cell table:formula="of:=SUM([.H240:.J240])" office:value-type="float" office:value="293.845374082028" calcext:value-type="float">
            <text:p>293.845374082</text:p>
          </table:table-cell>
        </table:table-row>
        <table:table-row table:style-name="ro1">
          <table:table-cell table:number-columns-repeated="2"/>
          <table:table-cell table:formula="of:=([Calculation.D240]/2)+128" office:value-type="float" office:value="70.6745554690376" calcext:value-type="float">
            <text:p>70.674555469</text:p>
          </table:table-cell>
          <table:table-cell table:formula="of:=([Calculation.E240]/2)+128" office:value-type="float" office:value="58.034467911084" calcext:value-type="float">
            <text:p>58.0344679111</text:p>
          </table:table-cell>
          <table:table-cell table:formula="of:=([Calculation.F240]/2)+128" office:value-type="float" office:value="255.290976619878" calcext:value-type="float">
            <text:p>255.2909766199</text:p>
          </table:table-cell>
          <table:table-cell table:formula="of:=SUM([.C241:.E241])" office:value-type="float" office:value="384" calcext:value-type="float">
            <text:p>384</text:p>
          </table:table-cell>
          <table:table-cell/>
          <table:table-cell table:formula="of:=([Calculation.I240]/2)+128" office:value-type="float" office:value="42.0118332035564" calcext:value-type="float">
            <text:p>42.0118332036</text:p>
          </table:table-cell>
          <table:table-cell table:formula="of:=([Calculation.J240]/2)+128" office:value-type="float" office:value="29.3717456456028" calcext:value-type="float">
            <text:p>29.3717456456</text:p>
          </table:table-cell>
          <table:table-cell table:formula="of:=([Calculation.K240]/2)+128" office:value-type="float" office:value="226.628254354397" calcext:value-type="float">
            <text:p>226.6282543544</text:p>
          </table:table-cell>
          <table:table-cell table:formula="of:=SUM([.H241:.J241])" office:value-type="float" office:value="298.011833203556" calcext:value-type="float">
            <text:p>298.0118332036</text:p>
          </table:table-cell>
        </table:table-row>
        <table:table-row table:style-name="ro1">
          <table:table-cell table:number-columns-repeated="2"/>
          <table:table-cell table:formula="of:=([Calculation.D241]/2)+128" office:value-type="float" office:value="73.486725587639" calcext:value-type="float">
            <text:p>73.4867255876</text:p>
          </table:table-cell>
          <table:table-cell table:formula="of:=([Calculation.E241]/2)+128" office:value-type="float" office:value="55.4397314004405" calcext:value-type="float">
            <text:p>55.4397314004</text:p>
          </table:table-cell>
          <table:table-cell table:formula="of:=([Calculation.F241]/2)+128" office:value-type="float" office:value="255.073543011921" calcext:value-type="float">
            <text:p>255.0735430119</text:p>
          </table:table-cell>
          <table:table-cell table:formula="of:=SUM([.C242:.E242])" office:value-type="float" office:value="384" calcext:value-type="float">
            <text:p>384</text:p>
          </table:table-cell>
          <table:table-cell/>
          <table:table-cell table:formula="of:=([Calculation.I241]/2)+128" office:value-type="float" office:value="46.2300883814585" calcext:value-type="float">
            <text:p>46.2300883815</text:p>
          </table:table-cell>
          <table:table-cell table:formula="of:=([Calculation.J241]/2)+128" office:value-type="float" office:value="28.18309419426" calcext:value-type="float">
            <text:p>28.1830941943</text:p>
          </table:table-cell>
          <table:table-cell table:formula="of:=([Calculation.K241]/2)+128" office:value-type="float" office:value="227.81690580574" calcext:value-type="float">
            <text:p>227.8169058057</text:p>
          </table:table-cell>
          <table:table-cell table:formula="of:=SUM([.H242:.J242])" office:value-type="float" office:value="302.230088381458" calcext:value-type="float">
            <text:p>302.2300883815</text:p>
          </table:table-cell>
        </table:table-row>
        <table:table-row table:style-name="ro1">
          <table:table-cell table:number-columns-repeated="2"/>
          <table:table-cell table:formula="of:=([Calculation.D242]/2)+128" office:value-type="float" office:value="76.3317324643638" calcext:value-type="float">
            <text:p>76.3317324644</text:p>
          </table:table-cell>
          <table:table-cell table:formula="of:=([Calculation.E242]/2)+128" office:value-type="float" office:value="52.8887024823981" calcext:value-type="float">
            <text:p>52.8887024824</text:p>
          </table:table-cell>
          <table:table-cell table:formula="of:=([Calculation.F242]/2)+128" office:value-type="float" office:value="254.779565053238" calcext:value-type="float">
            <text:p>254.7795650532</text:p>
          </table:table-cell>
          <table:table-cell table:formula="of:=SUM([.C243:.E243])" office:value-type="float" office:value="384" calcext:value-type="float">
            <text:p>384</text:p>
          </table:table-cell>
          <table:table-cell/>
          <table:table-cell table:formula="of:=([Calculation.I242]/2)+128" office:value-type="float" office:value="50.4975986965457" calcext:value-type="float">
            <text:p>50.4975986965</text:p>
          </table:table-cell>
          <table:table-cell table:formula="of:=([Calculation.J242]/2)+128" office:value-type="float" office:value="27.05456871458" calcext:value-type="float">
            <text:p>27.0545687146</text:p>
          </table:table-cell>
          <table:table-cell table:formula="of:=([Calculation.K242]/2)+128" office:value-type="float" office:value="228.94543128542" calcext:value-type="float">
            <text:p>228.9454312854</text:p>
          </table:table-cell>
          <table:table-cell table:formula="of:=SUM([.H243:.J243])" office:value-type="float" office:value="306.497598696546" calcext:value-type="float">
            <text:p>306.4975986965</text:p>
          </table:table-cell>
        </table:table-row>
        <table:table-row table:style-name="ro1">
          <table:table-cell table:number-columns-repeated="2"/>
          <table:table-cell table:formula="of:=([Calculation.D243]/2)+128" office:value-type="float" office:value="79.2078623734511" calcext:value-type="float">
            <text:p>79.2078623735</text:p>
          </table:table-cell>
          <table:table-cell table:formula="of:=([Calculation.E243]/2)+128" office:value-type="float" office:value="50.3829178013881" calcext:value-type="float">
            <text:p>50.3829178014</text:p>
          </table:table-cell>
          <table:table-cell table:formula="of:=([Calculation.F243]/2)+128" office:value-type="float" office:value="254.409219825161" calcext:value-type="float">
            <text:p>254.4092198252</text:p>
          </table:table-cell>
          <table:table-cell table:formula="of:=SUM([.C244:.E244])" office:value-type="float" office:value="384" calcext:value-type="float">
            <text:p>384</text:p>
          </table:table-cell>
          <table:table-cell/>
          <table:table-cell table:formula="of:=([Calculation.I243]/2)+128" office:value-type="float" office:value="54.8117935601766" calcext:value-type="float">
            <text:p>54.8117935602</text:p>
          </table:table-cell>
          <table:table-cell table:formula="of:=([Calculation.J243]/2)+128" office:value-type="float" office:value="25.9868489881136" calcext:value-type="float">
            <text:p>25.9868489881</text:p>
          </table:table-cell>
          <table:table-cell table:formula="of:=([Calculation.K243]/2)+128" office:value-type="float" office:value="230.013151011886" calcext:value-type="float">
            <text:p>230.0131510119</text:p>
          </table:table-cell>
          <table:table-cell table:formula="of:=SUM([.H244:.J244])" office:value-type="float" office:value="310.811793560177" calcext:value-type="float">
            <text:p>310.8117935602</text:p>
          </table:table-cell>
        </table:table-row>
        <table:table-row table:style-name="ro1">
          <table:table-cell table:number-columns-repeated="2"/>
          <table:table-cell table:formula="of:=([Calculation.D244]/2)+128" office:value-type="float" office:value="82.113382841789" calcext:value-type="float">
            <text:p>82.1133828418</text:p>
          </table:table-cell>
          <table:table-cell table:formula="of:=([Calculation.E244]/2)+128" office:value-type="float" office:value="47.9238867484049" calcext:value-type="float">
            <text:p>47.9238867484</text:p>
          </table:table-cell>
          <table:table-cell table:formula="of:=([Calculation.F244]/2)+128" office:value-type="float" office:value="253.962730409806" calcext:value-type="float">
            <text:p>253.9627304098</text:p>
          </table:table-cell>
          <table:table-cell table:formula="of:=SUM([.C245:.E245])" office:value-type="float" office:value="384" calcext:value-type="float">
            <text:p>384</text:p>
          </table:table-cell>
          <table:table-cell/>
          <table:table-cell table:formula="of:=([Calculation.I244]/2)+128" office:value-type="float" office:value="59.1700742626835" calcext:value-type="float">
            <text:p>59.1700742627</text:p>
          </table:table-cell>
          <table:table-cell table:formula="of:=([Calculation.J244]/2)+128" office:value-type="float" office:value="24.9805781692994" calcext:value-type="float">
            <text:p>24.9805781693</text:p>
          </table:table-cell>
          <table:table-cell table:formula="of:=([Calculation.K244]/2)+128" office:value-type="float" office:value="231.019421830701" calcext:value-type="float">
            <text:p>231.0194218307</text:p>
          </table:table-cell>
          <table:table-cell table:formula="of:=SUM([.H245:.J245])" office:value-type="float" office:value="315.170074262684" calcext:value-type="float">
            <text:p>315.1700742627</text:p>
          </table:table-cell>
        </table:table-row>
        <table:table-row table:style-name="ro1">
          <table:table-cell table:number-columns-repeated="2"/>
          <table:table-cell table:formula="of:=([Calculation.D245]/2)+128" office:value-type="float" office:value="85.046543692492" calcext:value-type="float">
            <text:p>85.0465436925</text:p>
          </table:table-cell>
          <table:table-cell table:formula="of:=([Calculation.E245]/2)+128" office:value-type="float" office:value="45.5130905518057" calcext:value-type="float">
            <text:p>45.5130905518</text:p>
          </table:table-cell>
          <table:table-cell table:formula="of:=([Calculation.F245]/2)+128" office:value-type="float" office:value="253.440365755702" calcext:value-type="float">
            <text:p>253.4403657557</text:p>
          </table:table-cell>
          <table:table-cell table:formula="of:=SUM([.C246:.E246])" office:value-type="float" office:value="384" calcext:value-type="float">
            <text:p>384</text:p>
          </table:table-cell>
          <table:table-cell/>
          <table:table-cell table:formula="of:=([Calculation.I245]/2)+128" office:value-type="float" office:value="63.5698155387379" calcext:value-type="float">
            <text:p>63.5698155387</text:p>
          </table:table-cell>
          <table:table-cell table:formula="of:=([Calculation.J245]/2)+128" office:value-type="float" office:value="24.0363623980517" calcext:value-type="float">
            <text:p>24.0363623981</text:p>
          </table:table-cell>
          <table:table-cell table:formula="of:=([Calculation.K245]/2)+128" office:value-type="float" office:value="231.963637601948" calcext:value-type="float">
            <text:p>231.9636376019</text:p>
          </table:table-cell>
          <table:table-cell table:formula="of:=SUM([.H246:.J246])" office:value-type="float" office:value="319.569815538738" calcext:value-type="float">
            <text:p>319.5698155387</text:p>
          </table:table-cell>
        </table:table-row>
        <table:table-row table:style-name="ro1">
          <table:table-cell table:number-columns-repeated="2"/>
          <table:table-cell table:formula="of:=([Calculation.D246]/2)+128" office:value-type="float" office:value="88.0055780991413" calcext:value-type="float">
            <text:p>88.0055780991</text:p>
          </table:table-cell>
          <table:table-cell table:formula="of:=([Calculation.E246]/2)+128" office:value-type="float" office:value="43.1519813850739" calcext:value-type="float">
            <text:p>43.1519813851</text:p>
          </table:table-cell>
          <table:table-cell table:formula="of:=([Calculation.F246]/2)+128" office:value-type="float" office:value="252.842440515785" calcext:value-type="float">
            <text:p>252.8424405158</text:p>
          </table:table-cell>
          <table:table-cell table:formula="of:=SUM([.C247:.E247])" office:value-type="float" office:value="384" calcext:value-type="float">
            <text:p>384</text:p>
          </table:table-cell>
          <table:table-cell/>
          <table:table-cell table:formula="of:=([Calculation.I246]/2)+128" office:value-type="float" office:value="68.008367148712" calcext:value-type="float">
            <text:p>68.0083671487</text:p>
          </table:table-cell>
          <table:table-cell table:formula="of:=([Calculation.J246]/2)+128" office:value-type="float" office:value="23.1547704346445" calcext:value-type="float">
            <text:p>23.1547704346</text:p>
          </table:table-cell>
          <table:table-cell table:formula="of:=([Calculation.K246]/2)+128" office:value-type="float" office:value="232.845229565355" calcext:value-type="float">
            <text:p>232.8452295654</text:p>
          </table:table-cell>
          <table:table-cell table:formula="of:=SUM([.H247:.J247])" office:value-type="float" office:value="324.008367148712" calcext:value-type="float">
            <text:p>324.0083671487</text:p>
          </table:table-cell>
        </table:table-row>
        <table:table-row table:style-name="ro1">
          <table:table-cell table:number-columns-repeated="2"/>
          <table:table-cell table:formula="of:=([Calculation.D247]/2)+128" office:value-type="float" office:value="90.988703650056" calcext:value-type="float">
            <text:p>90.9887036501</text:p>
          </table:table-cell>
          <table:table-cell table:formula="of:=([Calculation.E247]/2)+128" office:value-type="float" office:value="40.8419814920839" calcext:value-type="float">
            <text:p>40.8419814921</text:p>
          </table:table-cell>
          <table:table-cell table:formula="of:=([Calculation.F247]/2)+128" office:value-type="float" office:value="252.16931485786" calcext:value-type="float">
            <text:p>252.1693148579</text:p>
          </table:table-cell>
          <table:table-cell table:formula="of:=SUM([.C248:.E248])" office:value-type="float" office:value="384" calcext:value-type="float">
            <text:p>384</text:p>
          </table:table-cell>
          <table:table-cell/>
          <table:table-cell table:formula="of:=([Calculation.I247]/2)+128" office:value-type="float" office:value="72.4830554750841" calcext:value-type="float">
            <text:p>72.4830554751</text:p>
          </table:table-cell>
          <table:table-cell table:formula="of:=([Calculation.J247]/2)+128" office:value-type="float" office:value="22.3363333171119" calcext:value-type="float">
            <text:p>22.3363333171</text:p>
          </table:table-cell>
          <table:table-cell table:formula="of:=([Calculation.K247]/2)+128" office:value-type="float" office:value="233.663666682888" calcext:value-type="float">
            <text:p>233.6636666829</text:p>
          </table:table-cell>
          <table:table-cell table:formula="of:=SUM([.H248:.J248])" office:value-type="float" office:value="328.483055475084" calcext:value-type="float">
            <text:p>328.4830554751</text:p>
          </table:table-cell>
        </table:table-row>
        <table:table-row table:style-name="ro1">
          <table:table-cell table:number-columns-repeated="2"/>
          <table:table-cell table:formula="of:=([Calculation.D248]/2)+128" office:value-type="float" office:value="93.9941234219504" calcext:value-type="float">
            <text:p>93.994123422</text:p>
          </table:table-cell>
          <table:table-cell table:formula="of:=([Calculation.E248]/2)+128" office:value-type="float" office:value="38.5844823303949" calcext:value-type="float">
            <text:p>38.5844823304</text:p>
          </table:table-cell>
          <table:table-cell table:formula="of:=([Calculation.F248]/2)+128" office:value-type="float" office:value="251.421394247655" calcext:value-type="float">
            <text:p>251.4213942477</text:p>
          </table:table-cell>
          <table:table-cell table:formula="of:=SUM([.C249:.E249])" office:value-type="float" office:value="384" calcext:value-type="float">
            <text:p>384</text:p>
          </table:table-cell>
          <table:table-cell/>
          <table:table-cell table:formula="of:=([Calculation.I248]/2)+128" office:value-type="float" office:value="76.9911851329256" calcext:value-type="float">
            <text:p>76.9911851329</text:p>
          </table:table-cell>
          <table:table-cell table:formula="of:=([Calculation.J248]/2)+128" office:value-type="float" office:value="21.5815440413701" calcext:value-type="float">
            <text:p>21.5815440414</text:p>
          </table:table-cell>
          <table:table-cell table:formula="of:=([Calculation.K248]/2)+128" office:value-type="float" office:value="234.41845595863" calcext:value-type="float">
            <text:p>234.4184559586</text:p>
          </table:table-cell>
          <table:table-cell table:formula="of:=SUM([.H249:.J249])" office:value-type="float" office:value="332.991185132926" calcext:value-type="float">
            <text:p>332.9911851329</text:p>
          </table:table-cell>
        </table:table-row>
        <table:table-row table:style-name="ro1">
          <table:table-cell table:number-columns-repeated="2"/>
          <table:table-cell table:formula="of:=([Calculation.D249]/2)+128" office:value-type="float" office:value="97.0200270623338" calcext:value-type="float">
            <text:p>97.0200270623</text:p>
          </table:table-cell>
          <table:table-cell table:formula="of:=([Calculation.E249]/2)+128" office:value-type="float" office:value="36.3808437330885" calcext:value-type="float">
            <text:p>36.3808437331</text:p>
          </table:table-cell>
          <table:table-cell table:formula="of:=([Calculation.F249]/2)+128" office:value-type="float" office:value="250.599129204578" calcext:value-type="float">
            <text:p>250.5991292046</text:p>
          </table:table-cell>
          <table:table-cell table:formula="of:=SUM([.C250:.E250])" office:value-type="float" office:value="384" calcext:value-type="float">
            <text:p>384</text:p>
          </table:table-cell>
          <table:table-cell/>
          <table:table-cell table:formula="of:=([Calculation.I249]/2)+128" office:value-type="float" office:value="81.5300405935007" calcext:value-type="float">
            <text:p>81.5300405935</text:p>
          </table:table-cell>
          <table:table-cell table:formula="of:=([Calculation.J249]/2)+128" office:value-type="float" office:value="20.8908572642554" calcext:value-type="float">
            <text:p>20.8908572643</text:p>
          </table:table-cell>
          <table:table-cell table:formula="of:=([Calculation.K249]/2)+128" office:value-type="float" office:value="235.109142735745" calcext:value-type="float">
            <text:p>235.1091427357</text:p>
          </table:table-cell>
          <table:table-cell table:formula="of:=SUM([.H250:.J250])" office:value-type="float" office:value="337.530040593501" calcext:value-type="float">
            <text:p>337.5300405935</text:p>
          </table:table-cell>
        </table:table-row>
        <table:table-row table:style-name="ro1">
          <table:table-cell table:number-columns-repeated="2"/>
          <table:table-cell table:formula="of:=([Calculation.D250]/2)+128" office:value-type="float" office:value="100.064591879999" calcext:value-type="float">
            <text:p>100.06459188</text:p>
          </table:table-cell>
          <table:table-cell table:formula="of:=([Calculation.E250]/2)+128" office:value-type="float" office:value="34.2323930896564" calcext:value-type="float">
            <text:p>34.2323930897</text:p>
          </table:table-cell>
          <table:table-cell table:formula="of:=([Calculation.F250]/2)+128" office:value-type="float" office:value="249.703015030344" calcext:value-type="float">
            <text:p>249.7030150303</text:p>
          </table:table-cell>
          <table:table-cell table:formula="of:=SUM([.C251:.E251])" office:value-type="float" office:value="384" calcext:value-type="float">
            <text:p>384</text:p>
          </table:table-cell>
          <table:table-cell/>
          <table:table-cell table:formula="of:=([Calculation.I250]/2)+128" office:value-type="float" office:value="86.0968878199986" calcext:value-type="float">
            <text:p>86.09688782</text:p>
          </table:table-cell>
          <table:table-cell table:formula="of:=([Calculation.J250]/2)+128" office:value-type="float" office:value="20.264689029656" calcext:value-type="float">
            <text:p>20.2646890297</text:p>
          </table:table-cell>
          <table:table-cell table:formula="of:=([Calculation.K250]/2)+128" office:value-type="float" office:value="235.735310970344" calcext:value-type="float">
            <text:p>235.7353109703</text:p>
          </table:table-cell>
          <table:table-cell table:formula="of:=SUM([.H251:.J251])" office:value-type="float" office:value="342.096887819999" calcext:value-type="float">
            <text:p>342.09688782</text:p>
          </table:table-cell>
        </table:table-row>
        <table:table-row table:style-name="ro1">
          <table:table-cell table:number-columns-repeated="2"/>
          <table:table-cell table:formula="of:=([Calculation.D251]/2)+128" office:value-type="float" office:value="103.125983942944" calcext:value-type="float">
            <text:p>103.1259839429</text:p>
          </table:table-cell>
          <table:table-cell table:formula="of:=([Calculation.E251]/2)+128" office:value-type="float" office:value="32.1404245464304" calcext:value-type="float">
            <text:p>32.1404245464</text:p>
          </table:table-cell>
          <table:table-cell table:formula="of:=([Calculation.F251]/2)+128" office:value-type="float" office:value="248.733591510626" calcext:value-type="float">
            <text:p>248.7335915106</text:p>
          </table:table-cell>
          <table:table-cell table:formula="of:=SUM([.C252:.E252])" office:value-type="float" office:value="384" calcext:value-type="float">
            <text:p>384</text:p>
          </table:table-cell>
          <table:table-cell/>
          <table:table-cell table:formula="of:=([Calculation.I251]/2)+128" office:value-type="float" office:value="90.6889759144154" calcext:value-type="float">
            <text:p>90.6889759144</text:p>
          </table:table-cell>
          <table:table-cell table:formula="of:=([Calculation.J251]/2)+128" office:value-type="float" office:value="19.7034165179022" calcext:value-type="float">
            <text:p>19.7034165179</text:p>
          </table:table-cell>
          <table:table-cell table:formula="of:=([Calculation.K251]/2)+128" office:value-type="float" office:value="236.296583482098" calcext:value-type="float">
            <text:p>236.2965834821</text:p>
          </table:table-cell>
          <table:table-cell table:formula="of:=SUM([.H252:.J252])" office:value-type="float" office:value="346.688975914415" calcext:value-type="float">
            <text:p>346.6889759144</text:p>
          </table:table-cell>
        </table:table-row>
        <table:table-row table:style-name="ro1">
          <table:table-cell table:number-columns-repeated="2"/>
          <table:table-cell table:formula="of:=([Calculation.D252]/2)+128" office:value-type="float" office:value="106.202359183062" calcext:value-type="float">
            <text:p>106.2023591831</text:p>
          </table:table-cell>
          <table:table-cell table:formula="of:=([Calculation.E252]/2)+128" office:value-type="float" office:value="30.1061982270372" calcext:value-type="float">
            <text:p>30.106198227</text:p>
          </table:table-cell>
          <table:table-cell table:formula="of:=([Calculation.F252]/2)+128" office:value-type="float" office:value="247.691442589901" calcext:value-type="float">
            <text:p>247.6914425899</text:p>
          </table:table-cell>
          <table:table-cell table:formula="of:=SUM([.C253:.E253])" office:value-type="float" office:value="384" calcext:value-type="float">
            <text:p>384</text:p>
          </table:table-cell>
          <table:table-cell/>
          <table:table-cell table:formula="of:=([Calculation.I252]/2)+128" office:value-type="float" office:value="95.3035387745923" calcext:value-type="float">
            <text:p>95.3035387746</text:p>
          </table:table-cell>
          <table:table-cell table:formula="of:=([Calculation.J252]/2)+128" office:value-type="float" office:value="19.207377818568" calcext:value-type="float">
            <text:p>19.2073778186</text:p>
          </table:table-cell>
          <table:table-cell table:formula="of:=([Calculation.K252]/2)+128" office:value-type="float" office:value="236.792622181432" calcext:value-type="float">
            <text:p>236.7926221814</text:p>
          </table:table-cell>
          <table:table-cell table:formula="of:=SUM([.H253:.J253])" office:value-type="float" office:value="351.303538774592" calcext:value-type="float">
            <text:p>351.3035387746</text:p>
          </table:table-cell>
        </table:table-row>
        <table:table-row table:style-name="ro1">
          <table:table-cell table:number-columns-repeated="2"/>
          <table:table-cell table:formula="of:=([Calculation.D253]/2)+128" office:value-type="float" office:value="109.291864506941" calcext:value-type="float">
            <text:p>109.2918645069</text:p>
          </table:table-cell>
          <table:table-cell table:formula="of:=([Calculation.E253]/2)+128" office:value-type="float" office:value="28.1309394733471" calcext:value-type="float">
            <text:p>28.1309394733</text:p>
          </table:table-cell>
          <table:table-cell table:formula="of:=([Calculation.F253]/2)+128" office:value-type="float" office:value="246.577196019712" calcext:value-type="float">
            <text:p>246.5771960197</text:p>
          </table:table-cell>
          <table:table-cell table:formula="of:=SUM([.C254:.E254])" office:value-type="float" office:value="384" calcext:value-type="float">
            <text:p>384</text:p>
          </table:table-cell>
          <table:table-cell/>
          <table:table-cell table:formula="of:=([Calculation.I253]/2)+128" office:value-type="float" office:value="99.9377967604121" calcext:value-type="float">
            <text:p>99.9377967604</text:p>
          </table:table-cell>
          <table:table-cell table:formula="of:=([Calculation.J253]/2)+128" office:value-type="float" office:value="18.7768717268177" calcext:value-type="float">
            <text:p>18.7768717268</text:p>
          </table:table-cell>
          <table:table-cell table:formula="of:=([Calculation.K253]/2)+128" office:value-type="float" office:value="237.223128273182" calcext:value-type="float">
            <text:p>237.2231282732</text:p>
          </table:table-cell>
          <table:table-cell table:formula="of:=SUM([.H254:.J254])" office:value-type="float" office:value="355.937796760412" calcext:value-type="float">
            <text:p>355.9377967604</text:p>
          </table:table-cell>
        </table:table-row>
        <table:table-row table:style-name="ro1">
          <table:table-cell table:number-columns-repeated="2"/>
          <table:table-cell table:formula="of:=([Calculation.D254]/2)+128" office:value-type="float" office:value="112.3926389121" calcext:value-type="float">
            <text:p>112.3926389121</text:p>
          </table:table-cell>
          <table:table-cell table:formula="of:=([Calculation.E254]/2)+128" office:value-type="float" office:value="26.2158381073735" calcext:value-type="float">
            <text:p>26.2158381074</text:p>
          </table:table-cell>
          <table:table-cell table:formula="of:=([Calculation.F254]/2)+128" office:value-type="float" office:value="245.391522980527" calcext:value-type="float">
            <text:p>245.3915229805</text:p>
          </table:table-cell>
          <table:table-cell table:formula="of:=SUM([.C255:.E255])" office:value-type="float" office:value="384" calcext:value-type="float">
            <text:p>384</text:p>
          </table:table-cell>
          <table:table-cell/>
          <table:table-cell table:formula="of:=([Calculation.I254]/2)+128" office:value-type="float" office:value="104.58895836815" calcext:value-type="float">
            <text:p>104.5889583682</text:p>
          </table:table-cell>
          <table:table-cell table:formula="of:=([Calculation.J254]/2)+128" office:value-type="float" office:value="18.4121575634235" calcext:value-type="float">
            <text:p>18.4121575634</text:p>
          </table:table-cell>
          <table:table-cell table:formula="of:=([Calculation.K254]/2)+128" office:value-type="float" office:value="237.587842436577" calcext:value-type="float">
            <text:p>237.5878424366</text:p>
          </table:table-cell>
          <table:table-cell table:formula="of:=SUM([.H255:.J255])" office:value-type="float" office:value="360.58895836815" calcext:value-type="float">
            <text:p>360.5889583682</text:p>
          </table:table-cell>
        </table:table-row>
        <table:table-row table:style-name="ro1">
          <table:table-cell table:number-columns-repeated="2"/>
          <table:table-cell table:formula="of:=([Calculation.D255]/2)+128" office:value-type="float" office:value="115.502814607981" calcext:value-type="float">
            <text:p>115.502814608</text:p>
          </table:table-cell>
          <table:table-cell table:formula="of:=([Calculation.E255]/2)+128" office:value-type="float" office:value="24.3620477145691" calcext:value-type="float">
            <text:p>24.3620477146</text:p>
          </table:table-cell>
          <table:table-cell table:formula="of:=([Calculation.F255]/2)+128" office:value-type="float" office:value="244.13513767745" calcext:value-type="float">
            <text:p>244.1351376775</text:p>
          </table:table-cell>
          <table:table-cell table:formula="of:=SUM([.C256:.E256])" office:value-type="float" office:value="384" calcext:value-type="float">
            <text:p>384</text:p>
          </table:table-cell>
          <table:table-cell/>
          <table:table-cell table:formula="of:=([Calculation.I255]/2)+128" office:value-type="float" office:value="109.254221911972" calcext:value-type="float">
            <text:p>109.254221912</text:p>
          </table:table-cell>
          <table:table-cell table:formula="of:=([Calculation.J255]/2)+128" office:value-type="float" office:value="18.1134550185596" calcext:value-type="float">
            <text:p>18.1134550186</text:p>
          </table:table-cell>
          <table:table-cell table:formula="of:=([Calculation.K255]/2)+128" office:value-type="float" office:value="237.88654498144" calcext:value-type="float">
            <text:p>237.8865449814</text:p>
          </table:table-cell>
          <table:table-cell table:formula="of:=SUM([.H256:.J256])" office:value-type="float" office:value="365.254221911972" calcext:value-type="float">
            <text:p>365.254221912</text:p>
          </table:table-cell>
        </table:table-row>
        <table:table-row table:style-name="ro1">
          <table:table-cell table:number-columns-repeated="2"/>
          <table:table-cell table:formula="of:=([Calculation.D256]/2)+128" office:value-type="float" office:value="118.620518141042" calcext:value-type="float">
            <text:p>118.620518141</text:p>
          </table:table-cell>
          <table:table-cell table:formula="of:=([Calculation.E256]/2)+128" office:value-type="float" office:value="22.5706849489488" calcext:value-type="float">
            <text:p>22.5706849489</text:p>
          </table:table-cell>
          <table:table-cell table:formula="of:=([Calculation.F256]/2)+128" office:value-type="float" office:value="242.808796910009" calcext:value-type="float">
            <text:p>242.80879691</text:p>
          </table:table-cell>
          <table:table-cell table:formula="of:=SUM([.C257:.E257])" office:value-type="float" office:value="384" calcext:value-type="float">
            <text:p>384</text:p>
          </table:table-cell>
          <table:table-cell/>
          <table:table-cell table:formula="of:=([Calculation.I256]/2)+128" office:value-type="float" office:value="113.930777211564" calcext:value-type="float">
            <text:p>113.9307772116</text:p>
          </table:table-cell>
          <table:table-cell table:formula="of:=([Calculation.J256]/2)+128" office:value-type="float" office:value="17.88094401947" calcext:value-type="float">
            <text:p>17.8809440195</text:p>
          </table:table-cell>
          <table:table-cell table:formula="of:=([Calculation.K256]/2)+128" office:value-type="float" office:value="238.11905598053" calcext:value-type="float">
            <text:p>238.1190559805</text:p>
          </table:table-cell>
          <table:table-cell table:formula="of:=SUM([.H257:.J257])" office:value-type="float" office:value="369.930777211564" calcext:value-type="float">
            <text:p>369.9307772116</text:p>
          </table:table-cell>
        </table:table-row>
        <table:table-row table:style-name="ro1">
          <table:table-cell table:number-columns-repeated="2"/>
          <table:table-cell table:formula="of:=([Calculation.D257]/2)+128" office:value-type="float" office:value="121.743871523254" calcext:value-type="float">
            <text:p>121.7438715233</text:p>
          </table:table-cell>
          <table:table-cell table:formula="of:=([Calculation.E257]/2)+128" office:value-type="float" office:value="20.8428288604592" calcext:value-type="float">
            <text:p>20.8428288605</text:p>
          </table:table-cell>
          <table:table-cell table:formula="of:=([Calculation.F257]/2)+128" office:value-type="float" office:value="241.413299616287" calcext:value-type="float">
            <text:p>241.4132996163</text:p>
          </table:table-cell>
          <table:table-cell table:formula="of:=SUM([.C258:.E258])" office:value-type="float" office:value="384" calcext:value-type="float">
            <text:p>384</text:p>
          </table:table-cell>
          <table:table-cell/>
          <table:table-cell table:formula="of:=([Calculation.I257]/2)+128" office:value-type="float" office:value="118.615807284881" calcext:value-type="float">
            <text:p>118.6158072849</text:p>
          </table:table-cell>
          <table:table-cell table:formula="of:=([Calculation.J257]/2)+128" office:value-type="float" office:value="17.7147646220863" calcext:value-type="float">
            <text:p>17.7147646221</text:p>
          </table:table-cell>
          <table:table-cell table:formula="of:=([Calculation.K257]/2)+128" office:value-type="float" office:value="238.285235377914" calcext:value-type="float">
            <text:p>238.2852353779</text:p>
          </table:table-cell>
          <table:table-cell table:formula="of:=SUM([.H258:.J258])" office:value-type="float" office:value="374.615807284881" calcext:value-type="float">
            <text:p>374.6158072849</text:p>
          </table:table-cell>
        </table:table-row>
        <table:table-row table:style-name="ro1">
          <table:table-cell table:number-columns-repeated="2"/>
          <table:table-cell table:formula="of:=([Calculation.D258]/2)+128" office:value-type="float" office:value="124.870993363329" calcext:value-type="float">
            <text:p>124.8709933633</text:p>
          </table:table-cell>
          <table:table-cell table:formula="of:=([Calculation.E258]/2)+128" office:value-type="float" office:value="19.1795202449993" calcext:value-type="float">
            <text:p>19.179520245</text:p>
          </table:table-cell>
          <table:table-cell table:formula="of:=([Calculation.F258]/2)+128" office:value-type="float" office:value="239.949486391672" calcext:value-type="float">
            <text:p>239.9494863917</text:p>
          </table:table-cell>
          <table:table-cell table:formula="of:=SUM([.C259:.E259])" office:value-type="float" office:value="384" calcext:value-type="float">
            <text:p>384</text:p>
          </table:table-cell>
          <table:table-cell/>
          <table:table-cell table:formula="of:=([Calculation.I258]/2)+128" office:value-type="float" office:value="123.306490044993" calcext:value-type="float">
            <text:p>123.306490045</text:p>
          </table:table-cell>
          <table:table-cell table:formula="of:=([Calculation.J258]/2)+128" office:value-type="float" office:value="17.6150169266637" calcext:value-type="float">
            <text:p>17.6150169267</text:p>
          </table:table-cell>
          <table:table-cell table:formula="of:=([Calculation.K258]/2)+128" office:value-type="float" office:value="238.384983073336" calcext:value-type="float">
            <text:p>238.3849830733</text:p>
          </table:table-cell>
          <table:table-cell table:formula="of:=SUM([.H259:.J259])" office:value-type="float" office:value="379.306490044993" calcext:value-type="float">
            <text:p>379.306490045</text:p>
          </table:table-cell>
        </table:table-row>
      </table:table>
      <table:table table:name="Code Output (SPWM)" table:style-name="ta1">
        <table:table-column table:style-name="co6" table:number-columns-repeated="10" table:default-cell-style-name="ce16"/>
        <table:table-column table:style-name="co6" table:number-columns-repeated="2" table:default-cell-style-name="Default"/>
        <table:table-row table:style-name="ro1">
          <table:table-cell table:formula="of:=INT(INDIRECT(&quot;Calculation.M&quot;&amp;(ROW()-1)*10+COLUMN()+2))&amp;&quot;,&quot;" office:value-type="string" office:string-value="127," calcext:value-type="string">
            <text:p>127,</text:p>
          </table:table-cell>
          <table:table-cell table:formula="of:=INT(INDIRECT(&quot;Calculation.M&quot;&amp;(ROW()-1)*10+COLUMN()+2))&amp;&quot;,&quot;" office:value-type="string" office:string-value="130," calcext:value-type="string">
            <text:p>130,</text:p>
          </table:table-cell>
          <table:table-cell table:formula="of:=INT(INDIRECT(&quot;Calculation.M&quot;&amp;(ROW()-1)*10+COLUMN()+2))&amp;&quot;,&quot;" office:value-type="string" office:string-value="133," calcext:value-type="string">
            <text:p>133,</text:p>
          </table:table-cell>
          <table:table-cell table:formula="of:=INT(INDIRECT(&quot;Calculation.M&quot;&amp;(ROW()-1)*10+COLUMN()+2))&amp;&quot;,&quot;" office:value-type="string" office:string-value="136," calcext:value-type="string">
            <text:p>136,</text:p>
          </table:table-cell>
          <table:table-cell table:formula="of:=INT(INDIRECT(&quot;Calculation.M&quot;&amp;(ROW()-1)*10+COLUMN()+2))&amp;&quot;,&quot;" office:value-type="string" office:string-value="139," calcext:value-type="string">
            <text:p>139,</text:p>
          </table:table-cell>
          <table:table-cell table:formula="of:=INT(INDIRECT(&quot;Calculation.M&quot;&amp;(ROW()-1)*10+COLUMN()+2))&amp;&quot;,&quot;" office:value-type="string" office:string-value="143," calcext:value-type="string">
            <text:p>143,</text:p>
          </table:table-cell>
          <table:table-cell table:formula="of:=INT(INDIRECT(&quot;Calculation.M&quot;&amp;(ROW()-1)*10+COLUMN()+2))&amp;&quot;,&quot;" office:value-type="string" office:string-value="146," calcext:value-type="string">
            <text:p>146,</text:p>
          </table:table-cell>
          <table:table-cell table:formula="of:=INT(INDIRECT(&quot;Calculation.M&quot;&amp;(ROW()-1)*10+COLUMN()+2))&amp;&quot;,&quot;" office:value-type="string" office:string-value="149," calcext:value-type="string">
            <text:p>149,</text:p>
          </table:table-cell>
          <table:table-cell table:formula="of:=INT(INDIRECT(&quot;Calculation.M&quot;&amp;(ROW()-1)*10+COLUMN()+2))&amp;&quot;,&quot;" office:value-type="string" office:string-value="152," calcext:value-type="string">
            <text:p>152,</text:p>
          </table:table-cell>
          <table:table-cell table:formula="of:=INT(INDIRECT(&quot;Calculation.M&quot;&amp;(ROW()-1)*10+COLUMN()+2))&amp;&quot;,&quot;" office:value-type="string" office:string-value="155," calcext:value-type="string">
            <text:p>155,</text:p>
          </table:table-cell>
          <table:table-cell/>
          <table:table-cell table:formula="of:=&quot;// From &quot;&amp;((ROW()-1)*10) &amp; &quot; To &quot; &amp; ((ROW()-1)*10)+9" office:value-type="string" office:string-value="// From 0 To 9" calcext:value-type="string">
            <text:p>// From 0 To 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58," calcext:value-type="string">
            <text:p>158,</text:p>
          </table:table-cell>
          <table:table-cell table:formula="of:=INT(INDIRECT(&quot;Calculation.M&quot;&amp;(ROW()-1)*10+COLUMN()+2))&amp;&quot;,&quot;" office:value-type="string" office:string-value="161," calcext:value-type="string">
            <text:p>161,</text:p>
          </table:table-cell>
          <table:table-cell table:formula="of:=INT(INDIRECT(&quot;Calculation.M&quot;&amp;(ROW()-1)*10+COLUMN()+2))&amp;&quot;,&quot;" office:value-type="string" office:string-value="164," calcext:value-type="string">
            <text:p>164,</text:p>
          </table:table-cell>
          <table:table-cell table:formula="of:=INT(INDIRECT(&quot;Calculation.M&quot;&amp;(ROW()-1)*10+COLUMN()+2))&amp;&quot;,&quot;" office:value-type="string" office:string-value="167," calcext:value-type="string">
            <text:p>167,</text:p>
          </table:table-cell>
          <table:table-cell table:formula="of:=INT(INDIRECT(&quot;Calculation.M&quot;&amp;(ROW()-1)*10+COLUMN()+2))&amp;&quot;,&quot;" office:value-type="string" office:string-value="170," calcext:value-type="string">
            <text:p>170,</text:p>
          </table:table-cell>
          <table:table-cell table:formula="of:=INT(INDIRECT(&quot;Calculation.M&quot;&amp;(ROW()-1)*10+COLUMN()+2))&amp;&quot;,&quot;" office:value-type="string" office:string-value="173," calcext:value-type="string">
            <text:p>173,</text:p>
          </table:table-cell>
          <table:table-cell table:formula="of:=INT(INDIRECT(&quot;Calculation.M&quot;&amp;(ROW()-1)*10+COLUMN()+2))&amp;&quot;,&quot;" office:value-type="string" office:string-value="176," calcext:value-type="string">
            <text:p>176,</text:p>
          </table:table-cell>
          <table:table-cell table:formula="of:=INT(INDIRECT(&quot;Calculation.M&quot;&amp;(ROW()-1)*10+COLUMN()+2))&amp;&quot;,&quot;" office:value-type="string" office:string-value="179," calcext:value-type="string">
            <text:p>179,</text:p>
          </table:table-cell>
          <table:table-cell table:formula="of:=INT(INDIRECT(&quot;Calculation.M&quot;&amp;(ROW()-1)*10+COLUMN()+2))&amp;&quot;,&quot;" office:value-type="string" office:string-value="182," calcext:value-type="string">
            <text:p>182,</text:p>
          </table:table-cell>
          <table:table-cell table:formula="of:=INT(INDIRECT(&quot;Calculation.M&quot;&amp;(ROW()-1)*10+COLUMN()+2))&amp;&quot;,&quot;" office:value-type="string" office:string-value="184," calcext:value-type="string">
            <text:p>184,</text:p>
          </table:table-cell>
          <table:table-cell/>
          <table:table-cell table:formula="of:=&quot;// From &quot;&amp;((ROW()-1)*10) &amp; &quot; To &quot; &amp; ((ROW()-1)*10)+9" office:value-type="string" office:string-value="// From 10 To 19" calcext:value-type="string">
            <text:p>// From 10 To 1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87," calcext:value-type="string">
            <text:p>187,</text:p>
          </table:table-cell>
          <table:table-cell table:formula="of:=INT(INDIRECT(&quot;Calculation.M&quot;&amp;(ROW()-1)*10+COLUMN()+2))&amp;&quot;,&quot;" office:value-type="string" office:string-value="190," calcext:value-type="string">
            <text:p>190,</text:p>
          </table:table-cell>
          <table:table-cell table:formula="of:=INT(INDIRECT(&quot;Calculation.M&quot;&amp;(ROW()-1)*10+COLUMN()+2))&amp;&quot;,&quot;" office:value-type="string" office:string-value="193," calcext:value-type="string">
            <text:p>193,</text:p>
          </table:table-cell>
          <table:table-cell table:formula="of:=INT(INDIRECT(&quot;Calculation.M&quot;&amp;(ROW()-1)*10+COLUMN()+2))&amp;&quot;,&quot;" office:value-type="string" office:string-value="195," calcext:value-type="string">
            <text:p>195,</text:p>
          </table:table-cell>
          <table:table-cell table:formula="of:=INT(INDIRECT(&quot;Calculation.M&quot;&amp;(ROW()-1)*10+COLUMN()+2))&amp;&quot;,&quot;" office:value-type="string" office:string-value="198," calcext:value-type="string">
            <text:p>198,</text:p>
          </table:table-cell>
          <table:table-cell table:formula="of:=INT(INDIRECT(&quot;Calculation.M&quot;&amp;(ROW()-1)*10+COLUMN()+2))&amp;&quot;,&quot;" office:value-type="string" office:string-value="200," calcext:value-type="string">
            <text:p>200,</text:p>
          </table:table-cell>
          <table:table-cell table:formula="of:=INT(INDIRECT(&quot;Calculation.M&quot;&amp;(ROW()-1)*10+COLUMN()+2))&amp;&quot;,&quot;" office:value-type="string" office:string-value="203," calcext:value-type="string">
            <text:p>203,</text:p>
          </table:table-cell>
          <table:table-cell table:formula="of:=INT(INDIRECT(&quot;Calculation.M&quot;&amp;(ROW()-1)*10+COLUMN()+2))&amp;&quot;,&quot;" office:value-type="string" office:string-value="205," calcext:value-type="string">
            <text:p>205,</text:p>
          </table:table-cell>
          <table:table-cell table:formula="of:=INT(INDIRECT(&quot;Calculation.M&quot;&amp;(ROW()-1)*10+COLUMN()+2))&amp;&quot;,&quot;" office:value-type="string" office:string-value="208," calcext:value-type="string">
            <text:p>208,</text:p>
          </table:table-cell>
          <table:table-cell table:formula="of:=INT(INDIRECT(&quot;Calculation.M&quot;&amp;(ROW()-1)*10+COLUMN()+2))&amp;&quot;,&quot;" office:value-type="string" office:string-value="210," calcext:value-type="string">
            <text:p>210,</text:p>
          </table:table-cell>
          <table:table-cell/>
          <table:table-cell table:formula="of:=&quot;// From &quot;&amp;((ROW()-1)*10) &amp; &quot; To &quot; &amp; ((ROW()-1)*10)+9" office:value-type="string" office:string-value="// From 20 To 29" calcext:value-type="string">
            <text:p>// From 20 To 2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13," calcext:value-type="string">
            <text:p>213,</text:p>
          </table:table-cell>
          <table:table-cell table:formula="of:=INT(INDIRECT(&quot;Calculation.M&quot;&amp;(ROW()-1)*10+COLUMN()+2))&amp;&quot;,&quot;" office:value-type="string" office:string-value="215," calcext:value-type="string">
            <text:p>215,</text:p>
          </table:table-cell>
          <table:table-cell table:formula="of:=INT(INDIRECT(&quot;Calculation.M&quot;&amp;(ROW()-1)*10+COLUMN()+2))&amp;&quot;,&quot;" office:value-type="string" office:string-value="217," calcext:value-type="string">
            <text:p>217,</text:p>
          </table:table-cell>
          <table:table-cell table:formula="of:=INT(INDIRECT(&quot;Calculation.M&quot;&amp;(ROW()-1)*10+COLUMN()+2))&amp;&quot;,&quot;" office:value-type="string" office:string-value="219," calcext:value-type="string">
            <text:p>219,</text:p>
          </table:table-cell>
          <table:table-cell table:formula="of:=INT(INDIRECT(&quot;Calculation.M&quot;&amp;(ROW()-1)*10+COLUMN()+2))&amp;&quot;,&quot;" office:value-type="string" office:string-value="221," calcext:value-type="string">
            <text:p>221,</text:p>
          </table:table-cell>
          <table:table-cell table:formula="of:=INT(INDIRECT(&quot;Calculation.M&quot;&amp;(ROW()-1)*10+COLUMN()+2))&amp;&quot;,&quot;" office:value-type="string" office:string-value="224," calcext:value-type="string">
            <text:p>224,</text:p>
          </table:table-cell>
          <table:table-cell table:formula="of:=INT(INDIRECT(&quot;Calculation.M&quot;&amp;(ROW()-1)*10+COLUMN()+2))&amp;&quot;,&quot;" office:value-type="string" office:string-value="226," calcext:value-type="string">
            <text:p>226,</text:p>
          </table:table-cell>
          <table:table-cell table:formula="of:=INT(INDIRECT(&quot;Calculation.M&quot;&amp;(ROW()-1)*10+COLUMN()+2))&amp;&quot;,&quot;" office:value-type="string" office:string-value="228," calcext:value-type="string">
            <text:p>228,</text:p>
          </table:table-cell>
          <table:table-cell table:formula="of:=INT(INDIRECT(&quot;Calculation.M&quot;&amp;(ROW()-1)*10+COLUMN()+2))&amp;&quot;,&quot;" office:value-type="string" office:string-value="229," calcext:value-type="string">
            <text:p>229,</text:p>
          </table:table-cell>
          <table:table-cell table:formula="of:=INT(INDIRECT(&quot;Calculation.M&quot;&amp;(ROW()-1)*10+COLUMN()+2))&amp;&quot;,&quot;" office:value-type="string" office:string-value="231," calcext:value-type="string">
            <text:p>231,</text:p>
          </table:table-cell>
          <table:table-cell/>
          <table:table-cell table:formula="of:=&quot;// From &quot;&amp;((ROW()-1)*10) &amp; &quot; To &quot; &amp; ((ROW()-1)*10)+9" office:value-type="string" office:string-value="// From 30 To 39" calcext:value-type="string">
            <text:p>// From 30 To 3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33," calcext:value-type="string">
            <text:p>233,</text:p>
          </table:table-cell>
          <table:table-cell table:formula="of:=INT(INDIRECT(&quot;Calculation.M&quot;&amp;(ROW()-1)*10+COLUMN()+2))&amp;&quot;,&quot;" office:value-type="string" office:string-value="235," calcext:value-type="string">
            <text:p>235,</text:p>
          </table:table-cell>
          <table:table-cell table:formula="of:=INT(INDIRECT(&quot;Calculation.M&quot;&amp;(ROW()-1)*10+COLUMN()+2))&amp;&quot;,&quot;" office:value-type="string" office:string-value="236," calcext:value-type="string">
            <text:p>236,</text:p>
          </table:table-cell>
          <table:table-cell table:formula="of:=INT(INDIRECT(&quot;Calculation.M&quot;&amp;(ROW()-1)*10+COLUMN()+2))&amp;&quot;,&quot;" office:value-type="string" office:string-value="238," calcext:value-type="string">
            <text:p>238,</text:p>
          </table:table-cell>
          <table:table-cell table:formula="of:=INT(INDIRECT(&quot;Calculation.M&quot;&amp;(ROW()-1)*10+COLUMN()+2))&amp;&quot;,&quot;" office:value-type="string" office:string-value="239," calcext:value-type="string">
            <text:p>239,</text:p>
          </table:table-cell>
          <table:table-cell table:formula="of:=INT(INDIRECT(&quot;Calculation.M&quot;&amp;(ROW()-1)*10+COLUMN()+2))&amp;&quot;,&quot;" office:value-type="string" office:string-value="241," calcext:value-type="string">
            <text:p>241,</text:p>
          </table:table-cell>
          <table:table-cell table:formula="of:=INT(INDIRECT(&quot;Calculation.M&quot;&amp;(ROW()-1)*10+COLUMN()+2))&amp;&quot;,&quot;" office:value-type="string" office:string-value="242," calcext:value-type="string">
            <text:p>242,</text:p>
          </table:table-cell>
          <table:table-cell table:formula="of:=INT(INDIRECT(&quot;Calculation.M&quot;&amp;(ROW()-1)*10+COLUMN()+2))&amp;&quot;,&quot;" office:value-type="string" office:string-value="244," calcext:value-type="string">
            <text:p>244,</text:p>
          </table:table-cell>
          <table:table-cell table:formula="of:=INT(INDIRECT(&quot;Calculation.M&quot;&amp;(ROW()-1)*10+COLUMN()+2))&amp;&quot;,&quot;" office:value-type="string" office:string-value="245," calcext:value-type="string">
            <text:p>245,</text:p>
          </table:table-cell>
          <table:table-cell table:formula="of:=INT(INDIRECT(&quot;Calculation.M&quot;&amp;(ROW()-1)*10+COLUMN()+2))&amp;&quot;,&quot;" office:value-type="string" office:string-value="246," calcext:value-type="string">
            <text:p>246,</text:p>
          </table:table-cell>
          <table:table-cell/>
          <table:table-cell table:formula="of:=&quot;// From &quot;&amp;((ROW()-1)*10) &amp; &quot; To &quot; &amp; ((ROW()-1)*10)+9" office:value-type="string" office:string-value="// From 40 To 49" calcext:value-type="string">
            <text:p>// From 40 To 4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47," calcext:value-type="string">
            <text:p>247,</text:p>
          </table:table-cell>
          <table:table-cell table:formula="of:=INT(INDIRECT(&quot;Calculation.M&quot;&amp;(ROW()-1)*10+COLUMN()+2))&amp;&quot;,&quot;" office:value-type="string" office:string-value="248," calcext:value-type="string">
            <text:p>248,</text:p>
          </table:table-cell>
          <table:table-cell table:formula="of:=INT(INDIRECT(&quot;Calculation.M&quot;&amp;(ROW()-1)*10+COLUMN()+2))&amp;&quot;,&quot;" office:value-type="string" office:string-value="249," calcext:value-type="string">
            <text:p>249,</text:p>
          </table:table-cell>
          <table:table-cell table:formula="of:=INT(INDIRECT(&quot;Calculation.M&quot;&amp;(ROW()-1)*10+COLUMN()+2))&amp;&quot;,&quot;" office:value-type="string" office:string-value="250," calcext:value-type="string">
            <text:p>250,</text:p>
          </table:table-cell>
          <table:table-cell table:formula="of:=INT(INDIRECT(&quot;Calculation.M&quot;&amp;(ROW()-1)*10+COLUMN()+2))&amp;&quot;,&quot;" office:value-type="string" office:string-value="251," calcext:value-type="string">
            <text:p>251,</text:p>
          </table:table-cell>
          <table:table-cell table:formula="of:=INT(INDIRECT(&quot;Calculation.M&quot;&amp;(ROW()-1)*10+COLUMN()+2))&amp;&quot;,&quot;" office:value-type="string" office:string-value="251," calcext:value-type="string">
            <text:p>251,</text:p>
          </table:table-cell>
          <table:table-cell table:formula="of:=INT(INDIRECT(&quot;Calculation.M&quot;&amp;(ROW()-1)*10+COLUMN()+2))&amp;&quot;,&quot;" office:value-type="string" office:string-value="252," calcext:value-type="string">
            <text:p>252,</text:p>
          </table:table-cell>
          <table:table-cell table:formula="of:=INT(INDIRECT(&quot;Calculation.M&quot;&amp;(ROW()-1)*10+COLUMN()+2))&amp;&quot;,&quot;" office:value-type="string" office:string-value="253," calcext:value-type="string">
            <text:p>253,</text:p>
          </table:table-cell>
          <table:table-cell table:formula="of:=INT(INDIRECT(&quot;Calculation.M&quot;&amp;(ROW()-1)*10+COLUMN()+2))&amp;&quot;,&quot;" office:value-type="string" office:string-value="253," calcext:value-type="string">
            <text:p>253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/>
          <table:table-cell table:formula="of:=&quot;// From &quot;&amp;((ROW()-1)*10) &amp; &quot; To &quot; &amp; ((ROW()-1)*10)+9" office:value-type="string" office:string-value="// From 50 To 59" calcext:value-type="string">
            <text:p>// From 50 To 5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5," calcext:value-type="string">
            <text:p>255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 table:formula="of:=INT(INDIRECT(&quot;Calculation.M&quot;&amp;(ROW()-1)*10+COLUMN()+2))&amp;&quot;,&quot;" office:value-type="string" office:string-value="254," calcext:value-type="string">
            <text:p>254,</text:p>
          </table:table-cell>
          <table:table-cell/>
          <table:table-cell table:formula="of:=&quot;// From &quot;&amp;((ROW()-1)*10) &amp; &quot; To &quot; &amp; ((ROW()-1)*10)+9" office:value-type="string" office:string-value="// From 60 To 69" calcext:value-type="string">
            <text:p>// From 60 To 6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53," calcext:value-type="string">
            <text:p>253,</text:p>
          </table:table-cell>
          <table:table-cell table:formula="of:=INT(INDIRECT(&quot;Calculation.M&quot;&amp;(ROW()-1)*10+COLUMN()+2))&amp;&quot;,&quot;" office:value-type="string" office:string-value="253," calcext:value-type="string">
            <text:p>253,</text:p>
          </table:table-cell>
          <table:table-cell table:formula="of:=INT(INDIRECT(&quot;Calculation.M&quot;&amp;(ROW()-1)*10+COLUMN()+2))&amp;&quot;,&quot;" office:value-type="string" office:string-value="252," calcext:value-type="string">
            <text:p>252,</text:p>
          </table:table-cell>
          <table:table-cell table:formula="of:=INT(INDIRECT(&quot;Calculation.M&quot;&amp;(ROW()-1)*10+COLUMN()+2))&amp;&quot;,&quot;" office:value-type="string" office:string-value="251," calcext:value-type="string">
            <text:p>251,</text:p>
          </table:table-cell>
          <table:table-cell table:formula="of:=INT(INDIRECT(&quot;Calculation.M&quot;&amp;(ROW()-1)*10+COLUMN()+2))&amp;&quot;,&quot;" office:value-type="string" office:string-value="251," calcext:value-type="string">
            <text:p>251,</text:p>
          </table:table-cell>
          <table:table-cell table:formula="of:=INT(INDIRECT(&quot;Calculation.M&quot;&amp;(ROW()-1)*10+COLUMN()+2))&amp;&quot;,&quot;" office:value-type="string" office:string-value="250," calcext:value-type="string">
            <text:p>250,</text:p>
          </table:table-cell>
          <table:table-cell table:formula="of:=INT(INDIRECT(&quot;Calculation.M&quot;&amp;(ROW()-1)*10+COLUMN()+2))&amp;&quot;,&quot;" office:value-type="string" office:string-value="249," calcext:value-type="string">
            <text:p>249,</text:p>
          </table:table-cell>
          <table:table-cell table:formula="of:=INT(INDIRECT(&quot;Calculation.M&quot;&amp;(ROW()-1)*10+COLUMN()+2))&amp;&quot;,&quot;" office:value-type="string" office:string-value="248," calcext:value-type="string">
            <text:p>248,</text:p>
          </table:table-cell>
          <table:table-cell table:formula="of:=INT(INDIRECT(&quot;Calculation.M&quot;&amp;(ROW()-1)*10+COLUMN()+2))&amp;&quot;,&quot;" office:value-type="string" office:string-value="247," calcext:value-type="string">
            <text:p>247,</text:p>
          </table:table-cell>
          <table:table-cell table:formula="of:=INT(INDIRECT(&quot;Calculation.M&quot;&amp;(ROW()-1)*10+COLUMN()+2))&amp;&quot;,&quot;" office:value-type="string" office:string-value="246," calcext:value-type="string">
            <text:p>246,</text:p>
          </table:table-cell>
          <table:table-cell/>
          <table:table-cell table:formula="of:=&quot;// From &quot;&amp;((ROW()-1)*10) &amp; &quot; To &quot; &amp; ((ROW()-1)*10)+9" office:value-type="string" office:string-value="// From 70 To 79" calcext:value-type="string">
            <text:p>// From 70 To 7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45," calcext:value-type="string">
            <text:p>245,</text:p>
          </table:table-cell>
          <table:table-cell table:formula="of:=INT(INDIRECT(&quot;Calculation.M&quot;&amp;(ROW()-1)*10+COLUMN()+2))&amp;&quot;,&quot;" office:value-type="string" office:string-value="244," calcext:value-type="string">
            <text:p>244,</text:p>
          </table:table-cell>
          <table:table-cell table:formula="of:=INT(INDIRECT(&quot;Calculation.M&quot;&amp;(ROW()-1)*10+COLUMN()+2))&amp;&quot;,&quot;" office:value-type="string" office:string-value="242," calcext:value-type="string">
            <text:p>242,</text:p>
          </table:table-cell>
          <table:table-cell table:formula="of:=INT(INDIRECT(&quot;Calculation.M&quot;&amp;(ROW()-1)*10+COLUMN()+2))&amp;&quot;,&quot;" office:value-type="string" office:string-value="241," calcext:value-type="string">
            <text:p>241,</text:p>
          </table:table-cell>
          <table:table-cell table:formula="of:=INT(INDIRECT(&quot;Calculation.M&quot;&amp;(ROW()-1)*10+COLUMN()+2))&amp;&quot;,&quot;" office:value-type="string" office:string-value="239," calcext:value-type="string">
            <text:p>239,</text:p>
          </table:table-cell>
          <table:table-cell table:formula="of:=INT(INDIRECT(&quot;Calculation.M&quot;&amp;(ROW()-1)*10+COLUMN()+2))&amp;&quot;,&quot;" office:value-type="string" office:string-value="238," calcext:value-type="string">
            <text:p>238,</text:p>
          </table:table-cell>
          <table:table-cell table:formula="of:=INT(INDIRECT(&quot;Calculation.M&quot;&amp;(ROW()-1)*10+COLUMN()+2))&amp;&quot;,&quot;" office:value-type="string" office:string-value="236," calcext:value-type="string">
            <text:p>236,</text:p>
          </table:table-cell>
          <table:table-cell table:formula="of:=INT(INDIRECT(&quot;Calculation.M&quot;&amp;(ROW()-1)*10+COLUMN()+2))&amp;&quot;,&quot;" office:value-type="string" office:string-value="235," calcext:value-type="string">
            <text:p>235,</text:p>
          </table:table-cell>
          <table:table-cell table:formula="of:=INT(INDIRECT(&quot;Calculation.M&quot;&amp;(ROW()-1)*10+COLUMN()+2))&amp;&quot;,&quot;" office:value-type="string" office:string-value="233," calcext:value-type="string">
            <text:p>233,</text:p>
          </table:table-cell>
          <table:table-cell table:formula="of:=INT(INDIRECT(&quot;Calculation.M&quot;&amp;(ROW()-1)*10+COLUMN()+2))&amp;&quot;,&quot;" office:value-type="string" office:string-value="231," calcext:value-type="string">
            <text:p>231,</text:p>
          </table:table-cell>
          <table:table-cell/>
          <table:table-cell table:formula="of:=&quot;// From &quot;&amp;((ROW()-1)*10) &amp; &quot; To &quot; &amp; ((ROW()-1)*10)+9" office:value-type="string" office:string-value="// From 80 To 89" calcext:value-type="string">
            <text:p>// From 80 To 8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29," calcext:value-type="string">
            <text:p>229,</text:p>
          </table:table-cell>
          <table:table-cell table:formula="of:=INT(INDIRECT(&quot;Calculation.M&quot;&amp;(ROW()-1)*10+COLUMN()+2))&amp;&quot;,&quot;" office:value-type="string" office:string-value="228," calcext:value-type="string">
            <text:p>228,</text:p>
          </table:table-cell>
          <table:table-cell table:formula="of:=INT(INDIRECT(&quot;Calculation.M&quot;&amp;(ROW()-1)*10+COLUMN()+2))&amp;&quot;,&quot;" office:value-type="string" office:string-value="226," calcext:value-type="string">
            <text:p>226,</text:p>
          </table:table-cell>
          <table:table-cell table:formula="of:=INT(INDIRECT(&quot;Calculation.M&quot;&amp;(ROW()-1)*10+COLUMN()+2))&amp;&quot;,&quot;" office:value-type="string" office:string-value="224," calcext:value-type="string">
            <text:p>224,</text:p>
          </table:table-cell>
          <table:table-cell table:formula="of:=INT(INDIRECT(&quot;Calculation.M&quot;&amp;(ROW()-1)*10+COLUMN()+2))&amp;&quot;,&quot;" office:value-type="string" office:string-value="221," calcext:value-type="string">
            <text:p>221,</text:p>
          </table:table-cell>
          <table:table-cell table:formula="of:=INT(INDIRECT(&quot;Calculation.M&quot;&amp;(ROW()-1)*10+COLUMN()+2))&amp;&quot;,&quot;" office:value-type="string" office:string-value="219," calcext:value-type="string">
            <text:p>219,</text:p>
          </table:table-cell>
          <table:table-cell table:formula="of:=INT(INDIRECT(&quot;Calculation.M&quot;&amp;(ROW()-1)*10+COLUMN()+2))&amp;&quot;,&quot;" office:value-type="string" office:string-value="217," calcext:value-type="string">
            <text:p>217,</text:p>
          </table:table-cell>
          <table:table-cell table:formula="of:=INT(INDIRECT(&quot;Calculation.M&quot;&amp;(ROW()-1)*10+COLUMN()+2))&amp;&quot;,&quot;" office:value-type="string" office:string-value="215," calcext:value-type="string">
            <text:p>215,</text:p>
          </table:table-cell>
          <table:table-cell table:formula="of:=INT(INDIRECT(&quot;Calculation.M&quot;&amp;(ROW()-1)*10+COLUMN()+2))&amp;&quot;,&quot;" office:value-type="string" office:string-value="213," calcext:value-type="string">
            <text:p>213,</text:p>
          </table:table-cell>
          <table:table-cell table:formula="of:=INT(INDIRECT(&quot;Calculation.M&quot;&amp;(ROW()-1)*10+COLUMN()+2))&amp;&quot;,&quot;" office:value-type="string" office:string-value="210," calcext:value-type="string">
            <text:p>210,</text:p>
          </table:table-cell>
          <table:table-cell/>
          <table:table-cell table:formula="of:=&quot;// From &quot;&amp;((ROW()-1)*10) &amp; &quot; To &quot; &amp; ((ROW()-1)*10)+9" office:value-type="string" office:string-value="// From 90 To 99" calcext:value-type="string">
            <text:p>// From 90 To 9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08," calcext:value-type="string">
            <text:p>208,</text:p>
          </table:table-cell>
          <table:table-cell table:formula="of:=INT(INDIRECT(&quot;Calculation.M&quot;&amp;(ROW()-1)*10+COLUMN()+2))&amp;&quot;,&quot;" office:value-type="string" office:string-value="205," calcext:value-type="string">
            <text:p>205,</text:p>
          </table:table-cell>
          <table:table-cell table:formula="of:=INT(INDIRECT(&quot;Calculation.M&quot;&amp;(ROW()-1)*10+COLUMN()+2))&amp;&quot;,&quot;" office:value-type="string" office:string-value="203," calcext:value-type="string">
            <text:p>203,</text:p>
          </table:table-cell>
          <table:table-cell table:formula="of:=INT(INDIRECT(&quot;Calculation.M&quot;&amp;(ROW()-1)*10+COLUMN()+2))&amp;&quot;,&quot;" office:value-type="string" office:string-value="200," calcext:value-type="string">
            <text:p>200,</text:p>
          </table:table-cell>
          <table:table-cell table:formula="of:=INT(INDIRECT(&quot;Calculation.M&quot;&amp;(ROW()-1)*10+COLUMN()+2))&amp;&quot;,&quot;" office:value-type="string" office:string-value="198," calcext:value-type="string">
            <text:p>198,</text:p>
          </table:table-cell>
          <table:table-cell table:formula="of:=INT(INDIRECT(&quot;Calculation.M&quot;&amp;(ROW()-1)*10+COLUMN()+2))&amp;&quot;,&quot;" office:value-type="string" office:string-value="195," calcext:value-type="string">
            <text:p>195,</text:p>
          </table:table-cell>
          <table:table-cell table:formula="of:=INT(INDIRECT(&quot;Calculation.M&quot;&amp;(ROW()-1)*10+COLUMN()+2))&amp;&quot;,&quot;" office:value-type="string" office:string-value="193," calcext:value-type="string">
            <text:p>193,</text:p>
          </table:table-cell>
          <table:table-cell table:formula="of:=INT(INDIRECT(&quot;Calculation.M&quot;&amp;(ROW()-1)*10+COLUMN()+2))&amp;&quot;,&quot;" office:value-type="string" office:string-value="190," calcext:value-type="string">
            <text:p>190,</text:p>
          </table:table-cell>
          <table:table-cell table:formula="of:=INT(INDIRECT(&quot;Calculation.M&quot;&amp;(ROW()-1)*10+COLUMN()+2))&amp;&quot;,&quot;" office:value-type="string" office:string-value="187," calcext:value-type="string">
            <text:p>187,</text:p>
          </table:table-cell>
          <table:table-cell table:formula="of:=INT(INDIRECT(&quot;Calculation.M&quot;&amp;(ROW()-1)*10+COLUMN()+2))&amp;&quot;,&quot;" office:value-type="string" office:string-value="184," calcext:value-type="string">
            <text:p>184,</text:p>
          </table:table-cell>
          <table:table-cell/>
          <table:table-cell table:formula="of:=&quot;// From &quot;&amp;((ROW()-1)*10) &amp; &quot; To &quot; &amp; ((ROW()-1)*10)+9" office:value-type="string" office:string-value="// From 100 To 109" calcext:value-type="string">
            <text:p>// From 100 To 10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82," calcext:value-type="string">
            <text:p>182,</text:p>
          </table:table-cell>
          <table:table-cell table:formula="of:=INT(INDIRECT(&quot;Calculation.M&quot;&amp;(ROW()-1)*10+COLUMN()+2))&amp;&quot;,&quot;" office:value-type="string" office:string-value="179," calcext:value-type="string">
            <text:p>179,</text:p>
          </table:table-cell>
          <table:table-cell table:formula="of:=INT(INDIRECT(&quot;Calculation.M&quot;&amp;(ROW()-1)*10+COLUMN()+2))&amp;&quot;,&quot;" office:value-type="string" office:string-value="176," calcext:value-type="string">
            <text:p>176,</text:p>
          </table:table-cell>
          <table:table-cell table:formula="of:=INT(INDIRECT(&quot;Calculation.M&quot;&amp;(ROW()-1)*10+COLUMN()+2))&amp;&quot;,&quot;" office:value-type="string" office:string-value="173," calcext:value-type="string">
            <text:p>173,</text:p>
          </table:table-cell>
          <table:table-cell table:formula="of:=INT(INDIRECT(&quot;Calculation.M&quot;&amp;(ROW()-1)*10+COLUMN()+2))&amp;&quot;,&quot;" office:value-type="string" office:string-value="170," calcext:value-type="string">
            <text:p>170,</text:p>
          </table:table-cell>
          <table:table-cell table:formula="of:=INT(INDIRECT(&quot;Calculation.M&quot;&amp;(ROW()-1)*10+COLUMN()+2))&amp;&quot;,&quot;" office:value-type="string" office:string-value="167," calcext:value-type="string">
            <text:p>167,</text:p>
          </table:table-cell>
          <table:table-cell table:formula="of:=INT(INDIRECT(&quot;Calculation.M&quot;&amp;(ROW()-1)*10+COLUMN()+2))&amp;&quot;,&quot;" office:value-type="string" office:string-value="164," calcext:value-type="string">
            <text:p>164,</text:p>
          </table:table-cell>
          <table:table-cell table:formula="of:=INT(INDIRECT(&quot;Calculation.M&quot;&amp;(ROW()-1)*10+COLUMN()+2))&amp;&quot;,&quot;" office:value-type="string" office:string-value="161," calcext:value-type="string">
            <text:p>161,</text:p>
          </table:table-cell>
          <table:table-cell table:formula="of:=INT(INDIRECT(&quot;Calculation.M&quot;&amp;(ROW()-1)*10+COLUMN()+2))&amp;&quot;,&quot;" office:value-type="string" office:string-value="158," calcext:value-type="string">
            <text:p>158,</text:p>
          </table:table-cell>
          <table:table-cell table:formula="of:=INT(INDIRECT(&quot;Calculation.M&quot;&amp;(ROW()-1)*10+COLUMN()+2))&amp;&quot;,&quot;" office:value-type="string" office:string-value="155," calcext:value-type="string">
            <text:p>155,</text:p>
          </table:table-cell>
          <table:table-cell/>
          <table:table-cell table:formula="of:=&quot;// From &quot;&amp;((ROW()-1)*10) &amp; &quot; To &quot; &amp; ((ROW()-1)*10)+9" office:value-type="string" office:string-value="// From 110 To 119" calcext:value-type="string">
            <text:p>// From 110 To 11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52," calcext:value-type="string">
            <text:p>152,</text:p>
          </table:table-cell>
          <table:table-cell table:formula="of:=INT(INDIRECT(&quot;Calculation.M&quot;&amp;(ROW()-1)*10+COLUMN()+2))&amp;&quot;,&quot;" office:value-type="string" office:string-value="149," calcext:value-type="string">
            <text:p>149,</text:p>
          </table:table-cell>
          <table:table-cell table:formula="of:=INT(INDIRECT(&quot;Calculation.M&quot;&amp;(ROW()-1)*10+COLUMN()+2))&amp;&quot;,&quot;" office:value-type="string" office:string-value="146," calcext:value-type="string">
            <text:p>146,</text:p>
          </table:table-cell>
          <table:table-cell table:formula="of:=INT(INDIRECT(&quot;Calculation.M&quot;&amp;(ROW()-1)*10+COLUMN()+2))&amp;&quot;,&quot;" office:value-type="string" office:string-value="143," calcext:value-type="string">
            <text:p>143,</text:p>
          </table:table-cell>
          <table:table-cell table:formula="of:=INT(INDIRECT(&quot;Calculation.M&quot;&amp;(ROW()-1)*10+COLUMN()+2))&amp;&quot;,&quot;" office:value-type="string" office:string-value="139," calcext:value-type="string">
            <text:p>139,</text:p>
          </table:table-cell>
          <table:table-cell table:formula="of:=INT(INDIRECT(&quot;Calculation.M&quot;&amp;(ROW()-1)*10+COLUMN()+2))&amp;&quot;,&quot;" office:value-type="string" office:string-value="136," calcext:value-type="string">
            <text:p>136,</text:p>
          </table:table-cell>
          <table:table-cell table:formula="of:=INT(INDIRECT(&quot;Calculation.M&quot;&amp;(ROW()-1)*10+COLUMN()+2))&amp;&quot;,&quot;" office:value-type="string" office:string-value="133," calcext:value-type="string">
            <text:p>133,</text:p>
          </table:table-cell>
          <table:table-cell table:formula="of:=INT(INDIRECT(&quot;Calculation.M&quot;&amp;(ROW()-1)*10+COLUMN()+2))&amp;&quot;,&quot;" office:value-type="string" office:string-value="130," calcext:value-type="string">
            <text:p>130,</text:p>
          </table:table-cell>
          <table:table-cell table:formula="of:=INT(INDIRECT(&quot;Calculation.M&quot;&amp;(ROW()-1)*10+COLUMN()+2))&amp;&quot;,&quot;" office:value-type="string" office:string-value="127," calcext:value-type="string">
            <text:p>127,</text:p>
          </table:table-cell>
          <table:table-cell table:formula="of:=INT(INDIRECT(&quot;Calculation.M&quot;&amp;(ROW()-1)*10+COLUMN()+2))&amp;&quot;,&quot;" office:value-type="string" office:string-value="124," calcext:value-type="string">
            <text:p>124,</text:p>
          </table:table-cell>
          <table:table-cell/>
          <table:table-cell table:formula="of:=&quot;// From &quot;&amp;((ROW()-1)*10) &amp; &quot; To &quot; &amp; ((ROW()-1)*10)+9" office:value-type="string" office:string-value="// From 120 To 129" calcext:value-type="string">
            <text:p>// From 120 To 12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21," calcext:value-type="string">
            <text:p>121,</text:p>
          </table:table-cell>
          <table:table-cell table:formula="of:=INT(INDIRECT(&quot;Calculation.M&quot;&amp;(ROW()-1)*10+COLUMN()+2))&amp;&quot;,&quot;" office:value-type="string" office:string-value="118," calcext:value-type="string">
            <text:p>118,</text:p>
          </table:table-cell>
          <table:table-cell table:formula="of:=INT(INDIRECT(&quot;Calculation.M&quot;&amp;(ROW()-1)*10+COLUMN()+2))&amp;&quot;,&quot;" office:value-type="string" office:string-value="115," calcext:value-type="string">
            <text:p>115,</text:p>
          </table:table-cell>
          <table:table-cell table:formula="of:=INT(INDIRECT(&quot;Calculation.M&quot;&amp;(ROW()-1)*10+COLUMN()+2))&amp;&quot;,&quot;" office:value-type="string" office:string-value="111," calcext:value-type="string">
            <text:p>111,</text:p>
          </table:table-cell>
          <table:table-cell table:formula="of:=INT(INDIRECT(&quot;Calculation.M&quot;&amp;(ROW()-1)*10+COLUMN()+2))&amp;&quot;,&quot;" office:value-type="string" office:string-value="108," calcext:value-type="string">
            <text:p>108,</text:p>
          </table:table-cell>
          <table:table-cell table:formula="of:=INT(INDIRECT(&quot;Calculation.M&quot;&amp;(ROW()-1)*10+COLUMN()+2))&amp;&quot;,&quot;" office:value-type="string" office:string-value="105," calcext:value-type="string">
            <text:p>105,</text:p>
          </table:table-cell>
          <table:table-cell table:formula="of:=INT(INDIRECT(&quot;Calculation.M&quot;&amp;(ROW()-1)*10+COLUMN()+2))&amp;&quot;,&quot;" office:value-type="string" office:string-value="102," calcext:value-type="string">
            <text:p>102,</text:p>
          </table:table-cell>
          <table:table-cell table:formula="of:=INT(INDIRECT(&quot;Calculation.M&quot;&amp;(ROW()-1)*10+COLUMN()+2))&amp;&quot;,&quot;" office:value-type="string" office:string-value="99," calcext:value-type="string">
            <text:p>99,</text:p>
          </table:table-cell>
          <table:table-cell table:formula="of:=INT(INDIRECT(&quot;Calculation.M&quot;&amp;(ROW()-1)*10+COLUMN()+2))&amp;&quot;,&quot;" office:value-type="string" office:string-value="96," calcext:value-type="string">
            <text:p>96,</text:p>
          </table:table-cell>
          <table:table-cell table:formula="of:=INT(INDIRECT(&quot;Calculation.M&quot;&amp;(ROW()-1)*10+COLUMN()+2))&amp;&quot;,&quot;" office:value-type="string" office:string-value="93," calcext:value-type="string">
            <text:p>93,</text:p>
          </table:table-cell>
          <table:table-cell/>
          <table:table-cell table:formula="of:=&quot;// From &quot;&amp;((ROW()-1)*10) &amp; &quot; To &quot; &amp; ((ROW()-1)*10)+9" office:value-type="string" office:string-value="// From 130 To 139" calcext:value-type="string">
            <text:p>// From 130 To 13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90," calcext:value-type="string">
            <text:p>90,</text:p>
          </table:table-cell>
          <table:table-cell table:formula="of:=INT(INDIRECT(&quot;Calculation.M&quot;&amp;(ROW()-1)*10+COLUMN()+2))&amp;&quot;,&quot;" office:value-type="string" office:string-value="87," calcext:value-type="string">
            <text:p>87,</text:p>
          </table:table-cell>
          <table:table-cell table:formula="of:=INT(INDIRECT(&quot;Calculation.M&quot;&amp;(ROW()-1)*10+COLUMN()+2))&amp;&quot;,&quot;" office:value-type="string" office:string-value="84," calcext:value-type="string">
            <text:p>84,</text:p>
          </table:table-cell>
          <table:table-cell table:formula="of:=INT(INDIRECT(&quot;Calculation.M&quot;&amp;(ROW()-1)*10+COLUMN()+2))&amp;&quot;,&quot;" office:value-type="string" office:string-value="81," calcext:value-type="string">
            <text:p>81,</text:p>
          </table:table-cell>
          <table:table-cell table:formula="of:=INT(INDIRECT(&quot;Calculation.M&quot;&amp;(ROW()-1)*10+COLUMN()+2))&amp;&quot;,&quot;" office:value-type="string" office:string-value="78," calcext:value-type="string">
            <text:p>78,</text:p>
          </table:table-cell>
          <table:table-cell table:formula="of:=INT(INDIRECT(&quot;Calculation.M&quot;&amp;(ROW()-1)*10+COLUMN()+2))&amp;&quot;,&quot;" office:value-type="string" office:string-value="75," calcext:value-type="string">
            <text:p>75,</text:p>
          </table:table-cell>
          <table:table-cell table:formula="of:=INT(INDIRECT(&quot;Calculation.M&quot;&amp;(ROW()-1)*10+COLUMN()+2))&amp;&quot;,&quot;" office:value-type="string" office:string-value="72," calcext:value-type="string">
            <text:p>72,</text:p>
          </table:table-cell>
          <table:table-cell table:formula="of:=INT(INDIRECT(&quot;Calculation.M&quot;&amp;(ROW()-1)*10+COLUMN()+2))&amp;&quot;,&quot;" office:value-type="string" office:string-value="70," calcext:value-type="string">
            <text:p>70,</text:p>
          </table:table-cell>
          <table:table-cell table:formula="of:=INT(INDIRECT(&quot;Calculation.M&quot;&amp;(ROW()-1)*10+COLUMN()+2))&amp;&quot;,&quot;" office:value-type="string" office:string-value="67," calcext:value-type="string">
            <text:p>67,</text:p>
          </table:table-cell>
          <table:table-cell table:formula="of:=INT(INDIRECT(&quot;Calculation.M&quot;&amp;(ROW()-1)*10+COLUMN()+2))&amp;&quot;,&quot;" office:value-type="string" office:string-value="64," calcext:value-type="string">
            <text:p>64,</text:p>
          </table:table-cell>
          <table:table-cell/>
          <table:table-cell table:formula="of:=&quot;// From &quot;&amp;((ROW()-1)*10) &amp; &quot; To &quot; &amp; ((ROW()-1)*10)+9" office:value-type="string" office:string-value="// From 140 To 149" calcext:value-type="string">
            <text:p>// From 140 To 14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61," calcext:value-type="string">
            <text:p>61,</text:p>
          </table:table-cell>
          <table:table-cell table:formula="of:=INT(INDIRECT(&quot;Calculation.M&quot;&amp;(ROW()-1)*10+COLUMN()+2))&amp;&quot;,&quot;" office:value-type="string" office:string-value="59," calcext:value-type="string">
            <text:p>59,</text:p>
          </table:table-cell>
          <table:table-cell table:formula="of:=INT(INDIRECT(&quot;Calculation.M&quot;&amp;(ROW()-1)*10+COLUMN()+2))&amp;&quot;,&quot;" office:value-type="string" office:string-value="56," calcext:value-type="string">
            <text:p>56,</text:p>
          </table:table-cell>
          <table:table-cell table:formula="of:=INT(INDIRECT(&quot;Calculation.M&quot;&amp;(ROW()-1)*10+COLUMN()+2))&amp;&quot;,&quot;" office:value-type="string" office:string-value="54," calcext:value-type="string">
            <text:p>54,</text:p>
          </table:table-cell>
          <table:table-cell table:formula="of:=INT(INDIRECT(&quot;Calculation.M&quot;&amp;(ROW()-1)*10+COLUMN()+2))&amp;&quot;,&quot;" office:value-type="string" office:string-value="51," calcext:value-type="string">
            <text:p>51,</text:p>
          </table:table-cell>
          <table:table-cell table:formula="of:=INT(INDIRECT(&quot;Calculation.M&quot;&amp;(ROW()-1)*10+COLUMN()+2))&amp;&quot;,&quot;" office:value-type="string" office:string-value="49," calcext:value-type="string">
            <text:p>49,</text:p>
          </table:table-cell>
          <table:table-cell table:formula="of:=INT(INDIRECT(&quot;Calculation.M&quot;&amp;(ROW()-1)*10+COLUMN()+2))&amp;&quot;,&quot;" office:value-type="string" office:string-value="46," calcext:value-type="string">
            <text:p>46,</text:p>
          </table:table-cell>
          <table:table-cell table:formula="of:=INT(INDIRECT(&quot;Calculation.M&quot;&amp;(ROW()-1)*10+COLUMN()+2))&amp;&quot;,&quot;" office:value-type="string" office:string-value="44," calcext:value-type="string">
            <text:p>44,</text:p>
          </table:table-cell>
          <table:table-cell table:formula="of:=INT(INDIRECT(&quot;Calculation.M&quot;&amp;(ROW()-1)*10+COLUMN()+2))&amp;&quot;,&quot;" office:value-type="string" office:string-value="41," calcext:value-type="string">
            <text:p>41,</text:p>
          </table:table-cell>
          <table:table-cell table:formula="of:=INT(INDIRECT(&quot;Calculation.M&quot;&amp;(ROW()-1)*10+COLUMN()+2))&amp;&quot;,&quot;" office:value-type="string" office:string-value="39," calcext:value-type="string">
            <text:p>39,</text:p>
          </table:table-cell>
          <table:table-cell/>
          <table:table-cell table:formula="of:=&quot;// From &quot;&amp;((ROW()-1)*10) &amp; &quot; To &quot; &amp; ((ROW()-1)*10)+9" office:value-type="string" office:string-value="// From 150 To 159" calcext:value-type="string">
            <text:p>// From 150 To 15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37," calcext:value-type="string">
            <text:p>37,</text:p>
          </table:table-cell>
          <table:table-cell table:formula="of:=INT(INDIRECT(&quot;Calculation.M&quot;&amp;(ROW()-1)*10+COLUMN()+2))&amp;&quot;,&quot;" office:value-type="string" office:string-value="35," calcext:value-type="string">
            <text:p>35,</text:p>
          </table:table-cell>
          <table:table-cell table:formula="of:=INT(INDIRECT(&quot;Calculation.M&quot;&amp;(ROW()-1)*10+COLUMN()+2))&amp;&quot;,&quot;" office:value-type="string" office:string-value="33," calcext:value-type="string">
            <text:p>33,</text:p>
          </table:table-cell>
          <table:table-cell table:formula="of:=INT(INDIRECT(&quot;Calculation.M&quot;&amp;(ROW()-1)*10+COLUMN()+2))&amp;&quot;,&quot;" office:value-type="string" office:string-value="30," calcext:value-type="string">
            <text:p>30,</text:p>
          </table:table-cell>
          <table:table-cell table:formula="of:=INT(INDIRECT(&quot;Calculation.M&quot;&amp;(ROW()-1)*10+COLUMN()+2))&amp;&quot;,&quot;" office:value-type="string" office:string-value="28," calcext:value-type="string">
            <text:p>28,</text:p>
          </table:table-cell>
          <table:table-cell table:formula="of:=INT(INDIRECT(&quot;Calculation.M&quot;&amp;(ROW()-1)*10+COLUMN()+2))&amp;&quot;,&quot;" office:value-type="string" office:string-value="26," calcext:value-type="string">
            <text:p>26,</text:p>
          </table:table-cell>
          <table:table-cell table:formula="of:=INT(INDIRECT(&quot;Calculation.M&quot;&amp;(ROW()-1)*10+COLUMN()+2))&amp;&quot;,&quot;" office:value-type="string" office:string-value="25," calcext:value-type="string">
            <text:p>25,</text:p>
          </table:table-cell>
          <table:table-cell table:formula="of:=INT(INDIRECT(&quot;Calculation.M&quot;&amp;(ROW()-1)*10+COLUMN()+2))&amp;&quot;,&quot;" office:value-type="string" office:string-value="23," calcext:value-type="string">
            <text:p>23,</text:p>
          </table:table-cell>
          <table:table-cell table:formula="of:=INT(INDIRECT(&quot;Calculation.M&quot;&amp;(ROW()-1)*10+COLUMN()+2))&amp;&quot;,&quot;" office:value-type="string" office:string-value="21," calcext:value-type="string">
            <text:p>21,</text:p>
          </table:table-cell>
          <table:table-cell table:formula="of:=INT(INDIRECT(&quot;Calculation.M&quot;&amp;(ROW()-1)*10+COLUMN()+2))&amp;&quot;,&quot;" office:value-type="string" office:string-value="19," calcext:value-type="string">
            <text:p>19,</text:p>
          </table:table-cell>
          <table:table-cell/>
          <table:table-cell table:formula="of:=&quot;// From &quot;&amp;((ROW()-1)*10) &amp; &quot; To &quot; &amp; ((ROW()-1)*10)+9" office:value-type="string" office:string-value="// From 160 To 169" calcext:value-type="string">
            <text:p>// From 160 To 16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8," calcext:value-type="string">
            <text:p>18,</text:p>
          </table:table-cell>
          <table:table-cell table:formula="of:=INT(INDIRECT(&quot;Calculation.M&quot;&amp;(ROW()-1)*10+COLUMN()+2))&amp;&quot;,&quot;" office:value-type="string" office:string-value="16," calcext:value-type="string">
            <text:p>16,</text:p>
          </table:table-cell>
          <table:table-cell table:formula="of:=INT(INDIRECT(&quot;Calculation.M&quot;&amp;(ROW()-1)*10+COLUMN()+2))&amp;&quot;,&quot;" office:value-type="string" office:string-value="15," calcext:value-type="string">
            <text:p>15,</text:p>
          </table:table-cell>
          <table:table-cell table:formula="of:=INT(INDIRECT(&quot;Calculation.M&quot;&amp;(ROW()-1)*10+COLUMN()+2))&amp;&quot;,&quot;" office:value-type="string" office:string-value="13," calcext:value-type="string">
            <text:p>13,</text:p>
          </table:table-cell>
          <table:table-cell table:formula="of:=INT(INDIRECT(&quot;Calculation.M&quot;&amp;(ROW()-1)*10+COLUMN()+2))&amp;&quot;,&quot;" office:value-type="string" office:string-value="12," calcext:value-type="string">
            <text:p>12,</text:p>
          </table:table-cell>
          <table:table-cell table:formula="of:=INT(INDIRECT(&quot;Calculation.M&quot;&amp;(ROW()-1)*10+COLUMN()+2))&amp;&quot;,&quot;" office:value-type="string" office:string-value="10," calcext:value-type="string">
            <text:p>10,</text:p>
          </table:table-cell>
          <table:table-cell table:formula="of:=INT(INDIRECT(&quot;Calculation.M&quot;&amp;(ROW()-1)*10+COLUMN()+2))&amp;&quot;,&quot;" office:value-type="string" office:string-value="9," calcext:value-type="string">
            <text:p>9,</text:p>
          </table:table-cell>
          <table:table-cell table:formula="of:=INT(INDIRECT(&quot;Calculation.M&quot;&amp;(ROW()-1)*10+COLUMN()+2))&amp;&quot;,&quot;" office:value-type="string" office:string-value="8," calcext:value-type="string">
            <text:p>8,</text:p>
          </table:table-cell>
          <table:table-cell table:formula="of:=INT(INDIRECT(&quot;Calculation.M&quot;&amp;(ROW()-1)*10+COLUMN()+2))&amp;&quot;,&quot;" office:value-type="string" office:string-value="7," calcext:value-type="string">
            <text:p>7,</text:p>
          </table:table-cell>
          <table:table-cell table:formula="of:=INT(INDIRECT(&quot;Calculation.M&quot;&amp;(ROW()-1)*10+COLUMN()+2))&amp;&quot;,&quot;" office:value-type="string" office:string-value="6," calcext:value-type="string">
            <text:p>6,</text:p>
          </table:table-cell>
          <table:table-cell/>
          <table:table-cell table:formula="of:=&quot;// From &quot;&amp;((ROW()-1)*10) &amp; &quot; To &quot; &amp; ((ROW()-1)*10)+9" office:value-type="string" office:string-value="// From 170 To 179" calcext:value-type="string">
            <text:p>// From 170 To 17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5," calcext:value-type="string">
            <text:p>5,</text:p>
          </table:table-cell>
          <table:table-cell table:formula="of:=INT(INDIRECT(&quot;Calculation.M&quot;&amp;(ROW()-1)*10+COLUMN()+2))&amp;&quot;,&quot;" office:value-type="string" office:string-value="4," calcext:value-type="string">
            <text:p>4,</text:p>
          </table:table-cell>
          <table:table-cell table:formula="of:=INT(INDIRECT(&quot;Calculation.M&quot;&amp;(ROW()-1)*10+COLUMN()+2))&amp;&quot;,&quot;" office:value-type="string" office:string-value="3," calcext:value-type="string">
            <text:p>3,</text:p>
          </table:table-cell>
          <table:table-cell table:formula="of:=INT(INDIRECT(&quot;Calculation.M&quot;&amp;(ROW()-1)*10+COLUMN()+2))&amp;&quot;,&quot;" office:value-type="string" office:string-value="3," calcext:value-type="string">
            <text:p>3,</text:p>
          </table:table-cell>
          <table:table-cell table:formula="of:=INT(INDIRECT(&quot;Calculation.M&quot;&amp;(ROW()-1)*10+COLUMN()+2))&amp;&quot;,&quot;" office:value-type="string" office:string-value="2," calcext:value-type="string">
            <text:p>2,</text:p>
          </table:table-cell>
          <table:table-cell table:formula="of:=INT(INDIRECT(&quot;Calculation.M&quot;&amp;(ROW()-1)*10+COLUMN()+2))&amp;&quot;,&quot;" office:value-type="string" office:string-value="1," calcext:value-type="string">
            <text:p>1,</text:p>
          </table:table-cell>
          <table:table-cell table:formula="of:=INT(INDIRECT(&quot;Calculation.M&quot;&amp;(ROW()-1)*10+COLUMN()+2))&amp;&quot;,&quot;" office:value-type="string" office:string-value="1," calcext:value-type="string">
            <text:p>1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/>
          <table:table-cell table:formula="of:=&quot;// From &quot;&amp;((ROW()-1)*10) &amp; &quot; To &quot; &amp; ((ROW()-1)*10)+9" office:value-type="string" office:string-value="// From 180 To 189" calcext:value-type="string">
            <text:p>// From 180 To 18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1," calcext:value-type="string">
            <text:p>1,</text:p>
          </table:table-cell>
          <table:table-cell table:formula="of:=INT(INDIRECT(&quot;Calculation.M&quot;&amp;(ROW()-1)*10+COLUMN()+2))&amp;&quot;,&quot;" office:value-type="string" office:string-value="1," calcext:value-type="string">
            <text:p>1,</text:p>
          </table:table-cell>
          <table:table-cell/>
          <table:table-cell table:formula="of:=&quot;// From &quot;&amp;((ROW()-1)*10) &amp; &quot; To &quot; &amp; ((ROW()-1)*10)+9" office:value-type="string" office:string-value="// From 190 To 199" calcext:value-type="string">
            <text:p>// From 190 To 19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," calcext:value-type="string">
            <text:p>2,</text:p>
          </table:table-cell>
          <table:table-cell table:formula="of:=INT(INDIRECT(&quot;Calculation.M&quot;&amp;(ROW()-1)*10+COLUMN()+2))&amp;&quot;,&quot;" office:value-type="string" office:string-value="3," calcext:value-type="string">
            <text:p>3,</text:p>
          </table:table-cell>
          <table:table-cell table:formula="of:=INT(INDIRECT(&quot;Calculation.M&quot;&amp;(ROW()-1)*10+COLUMN()+2))&amp;&quot;,&quot;" office:value-type="string" office:string-value="3," calcext:value-type="string">
            <text:p>3,</text:p>
          </table:table-cell>
          <table:table-cell table:formula="of:=INT(INDIRECT(&quot;Calculation.M&quot;&amp;(ROW()-1)*10+COLUMN()+2))&amp;&quot;,&quot;" office:value-type="string" office:string-value="4," calcext:value-type="string">
            <text:p>4,</text:p>
          </table:table-cell>
          <table:table-cell table:formula="of:=INT(INDIRECT(&quot;Calculation.M&quot;&amp;(ROW()-1)*10+COLUMN()+2))&amp;&quot;,&quot;" office:value-type="string" office:string-value="5," calcext:value-type="string">
            <text:p>5,</text:p>
          </table:table-cell>
          <table:table-cell table:formula="of:=INT(INDIRECT(&quot;Calculation.M&quot;&amp;(ROW()-1)*10+COLUMN()+2))&amp;&quot;,&quot;" office:value-type="string" office:string-value="6," calcext:value-type="string">
            <text:p>6,</text:p>
          </table:table-cell>
          <table:table-cell table:formula="of:=INT(INDIRECT(&quot;Calculation.M&quot;&amp;(ROW()-1)*10+COLUMN()+2))&amp;&quot;,&quot;" office:value-type="string" office:string-value="7," calcext:value-type="string">
            <text:p>7,</text:p>
          </table:table-cell>
          <table:table-cell table:formula="of:=INT(INDIRECT(&quot;Calculation.M&quot;&amp;(ROW()-1)*10+COLUMN()+2))&amp;&quot;,&quot;" office:value-type="string" office:string-value="8," calcext:value-type="string">
            <text:p>8,</text:p>
          </table:table-cell>
          <table:table-cell table:formula="of:=INT(INDIRECT(&quot;Calculation.M&quot;&amp;(ROW()-1)*10+COLUMN()+2))&amp;&quot;,&quot;" office:value-type="string" office:string-value="9," calcext:value-type="string">
            <text:p>9,</text:p>
          </table:table-cell>
          <table:table-cell table:formula="of:=INT(INDIRECT(&quot;Calculation.M&quot;&amp;(ROW()-1)*10+COLUMN()+2))&amp;&quot;,&quot;" office:value-type="string" office:string-value="10," calcext:value-type="string">
            <text:p>10,</text:p>
          </table:table-cell>
          <table:table-cell/>
          <table:table-cell table:formula="of:=&quot;// From &quot;&amp;((ROW()-1)*10) &amp; &quot; To &quot; &amp; ((ROW()-1)*10)+9" office:value-type="string" office:string-value="// From 200 To 209" calcext:value-type="string">
            <text:p>// From 200 To 20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2," calcext:value-type="string">
            <text:p>12,</text:p>
          </table:table-cell>
          <table:table-cell table:formula="of:=INT(INDIRECT(&quot;Calculation.M&quot;&amp;(ROW()-1)*10+COLUMN()+2))&amp;&quot;,&quot;" office:value-type="string" office:string-value="13," calcext:value-type="string">
            <text:p>13,</text:p>
          </table:table-cell>
          <table:table-cell table:formula="of:=INT(INDIRECT(&quot;Calculation.M&quot;&amp;(ROW()-1)*10+COLUMN()+2))&amp;&quot;,&quot;" office:value-type="string" office:string-value="15," calcext:value-type="string">
            <text:p>15,</text:p>
          </table:table-cell>
          <table:table-cell table:formula="of:=INT(INDIRECT(&quot;Calculation.M&quot;&amp;(ROW()-1)*10+COLUMN()+2))&amp;&quot;,&quot;" office:value-type="string" office:string-value="16," calcext:value-type="string">
            <text:p>16,</text:p>
          </table:table-cell>
          <table:table-cell table:formula="of:=INT(INDIRECT(&quot;Calculation.M&quot;&amp;(ROW()-1)*10+COLUMN()+2))&amp;&quot;,&quot;" office:value-type="string" office:string-value="18," calcext:value-type="string">
            <text:p>18,</text:p>
          </table:table-cell>
          <table:table-cell table:formula="of:=INT(INDIRECT(&quot;Calculation.M&quot;&amp;(ROW()-1)*10+COLUMN()+2))&amp;&quot;,&quot;" office:value-type="string" office:string-value="19," calcext:value-type="string">
            <text:p>19,</text:p>
          </table:table-cell>
          <table:table-cell table:formula="of:=INT(INDIRECT(&quot;Calculation.M&quot;&amp;(ROW()-1)*10+COLUMN()+2))&amp;&quot;,&quot;" office:value-type="string" office:string-value="21," calcext:value-type="string">
            <text:p>21,</text:p>
          </table:table-cell>
          <table:table-cell table:formula="of:=INT(INDIRECT(&quot;Calculation.M&quot;&amp;(ROW()-1)*10+COLUMN()+2))&amp;&quot;,&quot;" office:value-type="string" office:string-value="23," calcext:value-type="string">
            <text:p>23,</text:p>
          </table:table-cell>
          <table:table-cell table:formula="of:=INT(INDIRECT(&quot;Calculation.M&quot;&amp;(ROW()-1)*10+COLUMN()+2))&amp;&quot;,&quot;" office:value-type="string" office:string-value="25," calcext:value-type="string">
            <text:p>25,</text:p>
          </table:table-cell>
          <table:table-cell table:formula="of:=INT(INDIRECT(&quot;Calculation.M&quot;&amp;(ROW()-1)*10+COLUMN()+2))&amp;&quot;,&quot;" office:value-type="string" office:string-value="26," calcext:value-type="string">
            <text:p>26,</text:p>
          </table:table-cell>
          <table:table-cell/>
          <table:table-cell table:formula="of:=&quot;// From &quot;&amp;((ROW()-1)*10) &amp; &quot; To &quot; &amp; ((ROW()-1)*10)+9" office:value-type="string" office:string-value="// From 210 To 219" calcext:value-type="string">
            <text:p>// From 210 To 21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28," calcext:value-type="string">
            <text:p>28,</text:p>
          </table:table-cell>
          <table:table-cell table:formula="of:=INT(INDIRECT(&quot;Calculation.M&quot;&amp;(ROW()-1)*10+COLUMN()+2))&amp;&quot;,&quot;" office:value-type="string" office:string-value="30," calcext:value-type="string">
            <text:p>30,</text:p>
          </table:table-cell>
          <table:table-cell table:formula="of:=INT(INDIRECT(&quot;Calculation.M&quot;&amp;(ROW()-1)*10+COLUMN()+2))&amp;&quot;,&quot;" office:value-type="string" office:string-value="33," calcext:value-type="string">
            <text:p>33,</text:p>
          </table:table-cell>
          <table:table-cell table:formula="of:=INT(INDIRECT(&quot;Calculation.M&quot;&amp;(ROW()-1)*10+COLUMN()+2))&amp;&quot;,&quot;" office:value-type="string" office:string-value="35," calcext:value-type="string">
            <text:p>35,</text:p>
          </table:table-cell>
          <table:table-cell table:formula="of:=INT(INDIRECT(&quot;Calculation.M&quot;&amp;(ROW()-1)*10+COLUMN()+2))&amp;&quot;,&quot;" office:value-type="string" office:string-value="37," calcext:value-type="string">
            <text:p>37,</text:p>
          </table:table-cell>
          <table:table-cell table:formula="of:=INT(INDIRECT(&quot;Calculation.M&quot;&amp;(ROW()-1)*10+COLUMN()+2))&amp;&quot;,&quot;" office:value-type="string" office:string-value="39," calcext:value-type="string">
            <text:p>39,</text:p>
          </table:table-cell>
          <table:table-cell table:formula="of:=INT(INDIRECT(&quot;Calculation.M&quot;&amp;(ROW()-1)*10+COLUMN()+2))&amp;&quot;,&quot;" office:value-type="string" office:string-value="41," calcext:value-type="string">
            <text:p>41,</text:p>
          </table:table-cell>
          <table:table-cell table:formula="of:=INT(INDIRECT(&quot;Calculation.M&quot;&amp;(ROW()-1)*10+COLUMN()+2))&amp;&quot;,&quot;" office:value-type="string" office:string-value="44," calcext:value-type="string">
            <text:p>44,</text:p>
          </table:table-cell>
          <table:table-cell table:formula="of:=INT(INDIRECT(&quot;Calculation.M&quot;&amp;(ROW()-1)*10+COLUMN()+2))&amp;&quot;,&quot;" office:value-type="string" office:string-value="46," calcext:value-type="string">
            <text:p>46,</text:p>
          </table:table-cell>
          <table:table-cell table:formula="of:=INT(INDIRECT(&quot;Calculation.M&quot;&amp;(ROW()-1)*10+COLUMN()+2))&amp;&quot;,&quot;" office:value-type="string" office:string-value="49," calcext:value-type="string">
            <text:p>49,</text:p>
          </table:table-cell>
          <table:table-cell/>
          <table:table-cell table:formula="of:=&quot;// From &quot;&amp;((ROW()-1)*10) &amp; &quot; To &quot; &amp; ((ROW()-1)*10)+9" office:value-type="string" office:string-value="// From 220 To 229" calcext:value-type="string">
            <text:p>// From 220 To 22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51," calcext:value-type="string">
            <text:p>51,</text:p>
          </table:table-cell>
          <table:table-cell table:formula="of:=INT(INDIRECT(&quot;Calculation.M&quot;&amp;(ROW()-1)*10+COLUMN()+2))&amp;&quot;,&quot;" office:value-type="string" office:string-value="54," calcext:value-type="string">
            <text:p>54,</text:p>
          </table:table-cell>
          <table:table-cell table:formula="of:=INT(INDIRECT(&quot;Calculation.M&quot;&amp;(ROW()-1)*10+COLUMN()+2))&amp;&quot;,&quot;" office:value-type="string" office:string-value="56," calcext:value-type="string">
            <text:p>56,</text:p>
          </table:table-cell>
          <table:table-cell table:formula="of:=INT(INDIRECT(&quot;Calculation.M&quot;&amp;(ROW()-1)*10+COLUMN()+2))&amp;&quot;,&quot;" office:value-type="string" office:string-value="59," calcext:value-type="string">
            <text:p>59,</text:p>
          </table:table-cell>
          <table:table-cell table:formula="of:=INT(INDIRECT(&quot;Calculation.M&quot;&amp;(ROW()-1)*10+COLUMN()+2))&amp;&quot;,&quot;" office:value-type="string" office:string-value="61," calcext:value-type="string">
            <text:p>61,</text:p>
          </table:table-cell>
          <table:table-cell table:formula="of:=INT(INDIRECT(&quot;Calculation.M&quot;&amp;(ROW()-1)*10+COLUMN()+2))&amp;&quot;,&quot;" office:value-type="string" office:string-value="64," calcext:value-type="string">
            <text:p>64,</text:p>
          </table:table-cell>
          <table:table-cell table:formula="of:=INT(INDIRECT(&quot;Calculation.M&quot;&amp;(ROW()-1)*10+COLUMN()+2))&amp;&quot;,&quot;" office:value-type="string" office:string-value="67," calcext:value-type="string">
            <text:p>67,</text:p>
          </table:table-cell>
          <table:table-cell table:formula="of:=INT(INDIRECT(&quot;Calculation.M&quot;&amp;(ROW()-1)*10+COLUMN()+2))&amp;&quot;,&quot;" office:value-type="string" office:string-value="70," calcext:value-type="string">
            <text:p>70,</text:p>
          </table:table-cell>
          <table:table-cell table:formula="of:=INT(INDIRECT(&quot;Calculation.M&quot;&amp;(ROW()-1)*10+COLUMN()+2))&amp;&quot;,&quot;" office:value-type="string" office:string-value="72," calcext:value-type="string">
            <text:p>72,</text:p>
          </table:table-cell>
          <table:table-cell table:formula="of:=INT(INDIRECT(&quot;Calculation.M&quot;&amp;(ROW()-1)*10+COLUMN()+2))&amp;&quot;,&quot;" office:value-type="string" office:string-value="75," calcext:value-type="string">
            <text:p>75,</text:p>
          </table:table-cell>
          <table:table-cell/>
          <table:table-cell table:formula="of:=&quot;// From &quot;&amp;((ROW()-1)*10) &amp; &quot; To &quot; &amp; ((ROW()-1)*10)+9" office:value-type="string" office:string-value="// From 230 To 239" calcext:value-type="string">
            <text:p>// From 230 To 23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78," calcext:value-type="string">
            <text:p>78,</text:p>
          </table:table-cell>
          <table:table-cell table:formula="of:=INT(INDIRECT(&quot;Calculation.M&quot;&amp;(ROW()-1)*10+COLUMN()+2))&amp;&quot;,&quot;" office:value-type="string" office:string-value="81," calcext:value-type="string">
            <text:p>81,</text:p>
          </table:table-cell>
          <table:table-cell table:formula="of:=INT(INDIRECT(&quot;Calculation.M&quot;&amp;(ROW()-1)*10+COLUMN()+2))&amp;&quot;,&quot;" office:value-type="string" office:string-value="84," calcext:value-type="string">
            <text:p>84,</text:p>
          </table:table-cell>
          <table:table-cell table:formula="of:=INT(INDIRECT(&quot;Calculation.M&quot;&amp;(ROW()-1)*10+COLUMN()+2))&amp;&quot;,&quot;" office:value-type="string" office:string-value="87," calcext:value-type="string">
            <text:p>87,</text:p>
          </table:table-cell>
          <table:table-cell table:formula="of:=INT(INDIRECT(&quot;Calculation.M&quot;&amp;(ROW()-1)*10+COLUMN()+2))&amp;&quot;,&quot;" office:value-type="string" office:string-value="90," calcext:value-type="string">
            <text:p>90,</text:p>
          </table:table-cell>
          <table:table-cell table:formula="of:=INT(INDIRECT(&quot;Calculation.M&quot;&amp;(ROW()-1)*10+COLUMN()+2))&amp;&quot;,&quot;" office:value-type="string" office:string-value="93," calcext:value-type="string">
            <text:p>93,</text:p>
          </table:table-cell>
          <table:table-cell table:formula="of:=INT(INDIRECT(&quot;Calculation.M&quot;&amp;(ROW()-1)*10+COLUMN()+2))&amp;&quot;,&quot;" office:value-type="string" office:string-value="96," calcext:value-type="string">
            <text:p>96,</text:p>
          </table:table-cell>
          <table:table-cell table:formula="of:=INT(INDIRECT(&quot;Calculation.M&quot;&amp;(ROW()-1)*10+COLUMN()+2))&amp;&quot;,&quot;" office:value-type="string" office:string-value="99," calcext:value-type="string">
            <text:p>99,</text:p>
          </table:table-cell>
          <table:table-cell table:formula="of:=INT(INDIRECT(&quot;Calculation.M&quot;&amp;(ROW()-1)*10+COLUMN()+2))&amp;&quot;,&quot;" office:value-type="string" office:string-value="102," calcext:value-type="string">
            <text:p>102,</text:p>
          </table:table-cell>
          <table:table-cell table:formula="of:=INT(INDIRECT(&quot;Calculation.M&quot;&amp;(ROW()-1)*10+COLUMN()+2))&amp;&quot;,&quot;" office:value-type="string" office:string-value="105," calcext:value-type="string">
            <text:p>105,</text:p>
          </table:table-cell>
          <table:table-cell/>
          <table:table-cell table:formula="of:=&quot;// From &quot;&amp;((ROW()-1)*10) &amp; &quot; To &quot; &amp; ((ROW()-1)*10)+9" office:value-type="string" office:string-value="// From 240 To 249" calcext:value-type="string">
            <text:p>// From 240 To 249</text:p>
          </table:table-cell>
        </table:table-row>
        <table:table-row table:style-name="ro1">
          <table:table-cell table:formula="of:=INT(INDIRECT(&quot;Calculation.M&quot;&amp;(ROW()-1)*10+COLUMN()+2))&amp;&quot;,&quot;" office:value-type="string" office:string-value="108," calcext:value-type="string">
            <text:p>108,</text:p>
          </table:table-cell>
          <table:table-cell table:formula="of:=INT(INDIRECT(&quot;Calculation.M&quot;&amp;(ROW()-1)*10+COLUMN()+2))&amp;&quot;,&quot;" office:value-type="string" office:string-value="111," calcext:value-type="string">
            <text:p>111,</text:p>
          </table:table-cell>
          <table:table-cell table:formula="of:=INT(INDIRECT(&quot;Calculation.M&quot;&amp;(ROW()-1)*10+COLUMN()+2))&amp;&quot;,&quot;" office:value-type="string" office:string-value="115," calcext:value-type="string">
            <text:p>115,</text:p>
          </table:table-cell>
          <table:table-cell table:formula="of:=INT(INDIRECT(&quot;Calculation.M&quot;&amp;(ROW()-1)*10+COLUMN()+2))&amp;&quot;,&quot;" office:value-type="string" office:string-value="118," calcext:value-type="string">
            <text:p>118,</text:p>
          </table:table-cell>
          <table:table-cell table:formula="of:=INT(INDIRECT(&quot;Calculation.M&quot;&amp;(ROW()-1)*10+COLUMN()+2))&amp;&quot;,&quot;" office:value-type="string" office:string-value="121," calcext:value-type="string">
            <text:p>121,</text:p>
          </table:table-cell>
          <table:table-cell table:formula="of:=INT(INDIRECT(&quot;Calculation.M&quot;&amp;(ROW()-1)*10+COLUMN()+2))&amp;&quot;,&quot;" office:value-type="string" office:string-value="124," calcext:value-type="string">
            <text:p>124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 table:formula="of:=INT(INDIRECT(&quot;Calculation.M&quot;&amp;(ROW()-1)*10+COLUMN()+2))&amp;&quot;,&quot;" office:value-type="string" office:string-value="0," calcext:value-type="string">
            <text:p>0,</text:p>
          </table:table-cell>
          <table:table-cell/>
          <table:table-cell table:formula="of:=&quot;// From &quot;&amp;((ROW()-1)*10) &amp; &quot; To 255 &quot;" office:value-type="string" office:string-value="// From 250 To 255 " calcext:value-type="string">
            <text:p>// From 250 To 255 </text:p>
          </table:table-cell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NOTE: change amplitude (A3) to 255 (On Calculation Page)</text:p>
          </table:table-cell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09:27:21.6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5-05-29T13:49:13.478000000</dc:date>
    <meta:editing-duration>PT16H42M3S</meta:editing-duration>
    <meta:editing-cycles>15</meta:editing-cycles>
    <meta:generator>LibreOffice/4.4.2.2$Windows_x86 LibreOffice_project/c4c7d32d0d49397cad38d62472b0bc8acff48dd6</meta:generator>
    <meta:document-statistic meta:table-count="4" meta:cell-count="54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312cm" svg:height="15.728cm" xlink:href=".." xlink:type="simple" chart:class="chart:scatter" chart:style-name="ch1">
        <chart:legend chart:legend-position="end" svg:x="21.539cm" svg:y="6.818cm" style:legend-expansion="high" chart:style-name="ch2"/>
        <chart:plot-area chart:style-name="ch3" table:cell-range-address="Calculation.C3:Calculation.F363 Calculation.H2:Calculation.H363 Calculation.D2:Calculation.D2 Calculation.E1:Calculation.F2" chart:data-source-has-labels="row" svg:x="0.486cm" svg:y="0.314cm" svg:width="20.567cm" svg:height="15.1cm">
          <chartooo:coordinate-region svg:x="1.398cm" svg:y="0.513cm" svg:width="19.375cm" svg:height="14.7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.D3:Calculation.D363" chart:label-cell-address="Calculation.D2:Calculation.D2" chart:class="chart:scatter">
            <chart:domain table:cell-range-address="Calculation.C3:Calculation.C363 Calculation.H2:Calculation.H363"/>
            <chart:data-point chart:repeated="723"/>
          </chart:series>
          <chart:series chart:style-name="ch8" chart:values-cell-range-address="Calculation.E3:Calculation.E363" chart:label-cell-address="Calculation.E1:Calculation.E2" chart:class="chart:scatter">
            <chart:data-point chart:repeated="723"/>
          </chart:series>
          <chart:series chart:style-name="ch9" chart:values-cell-range-address="Calculation.F3:Calculation.F363" chart:label-cell-address="Calculation.F1:Calculation.F2" chart:class="chart:scatter">
            <chart:data-point chart:repeated="723"/>
          </chart:series>
          <chart:series chart:style-name="ch10" chart:values-cell-range-address="Calculation.H3:Calculation.H363" chart:label-cell-address="Calculation.H2:Calculation.H2" chart:class="chart:scatter">
            <chart:data-point chart:repeated="7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H</text:p>
              </table:table-cell>
              <table:table-cell office:value-type="string">
                <text:p>Phase A</text:p>
                <draw:g>
                  <svg:desc>Calculation.D2:Calculation.D2</svg:desc>
                </draw:g>
              </table:table-cell>
              <table:table-cell office:value-type="string">
                <text:p>Phase B</text:p>
                <text:list>
                  <text:list-item>
                    <text:p/>
                  </text:list-item>
                  <text:list-item>
                    <text:p>Phase B</text:p>
                  </text:list-item>
                </text:list>
                <draw:g>
                  <svg:desc>Calculation.E1:Calculation.E2</svg:desc>
                </draw:g>
              </table:table-cell>
              <table:table-cell office:value-type="string">
                <text:p>Phase C</text:p>
                <text:list>
                  <text:list-item>
                    <text:p/>
                  </text:list-item>
                  <text:list-item>
                    <text:p>Phase C</text:p>
                  </text:list-item>
                </text:list>
                <draw:g>
                  <svg:desc>Calculation.F1:Calculation.F2</svg:desc>
                </draw:g>
              </table:table-cell>
              <table:table-cell office:value-type="string">
                <text:p>Voff</text:p>
                <draw:g>
                  <svg:desc>Calculation.H2:Calculation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C3:Calculation.C363 Calculation.H2:Calculation.H363</svg:desc>
                </draw:g>
              </table:table-cell>
              <table:table-cell office:value-type="float" office:value="0">
                <text:p>0</text:p>
                <draw:g>
                  <svg:desc>Calculation.D3:Calculation.D363</svg:desc>
                </draw:g>
              </table:table-cell>
              <table:table-cell office:value-type="float" office:value="-220.836477965032">
                <text:p>-220.836477965032</text:p>
                <draw:g>
                  <svg:desc>Calculation.E3:Calculation.E363</svg:desc>
                </draw:g>
              </table:table-cell>
              <table:table-cell office:value-type="float" office:value="220.836477965032">
                <text:p>220.836477965032</text:p>
                <draw:g>
                  <svg:desc>Calculation.F3:Calculation.F363</svg:desc>
                </draw:g>
              </table:table-cell>
              <table:table-cell office:value-type="float" office:value="0">
                <text:p>0</text:p>
                <draw:g>
                  <svg:desc>Calculation.H3:Calculation.H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625">
                <text:p>1.40625</text:p>
              </table:table-cell>
              <table:table-cell office:value-type="float" office:value="6.25801327334263">
                <text:p>6.25801327334263</text:p>
              </table:table-cell>
              <table:table-cell office:value-type="float" office:value="-223.898972783344">
                <text:p>-223.898972783344</text:p>
              </table:table-cell>
              <table:table-cell office:value-type="float" office:value="217.640959510001">
                <text:p>217.640959510001</text:p>
              </table:table-cell>
              <table:table-cell office:value-type="float" office:value="-3.12900663667133">
                <text:p>-3.1290066366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25">
                <text:p>2.8125</text:p>
              </table:table-cell>
              <table:table-cell office:value-type="float" office:value="12.5122569534916">
                <text:p>12.5122569534916</text:p>
              </table:table-cell>
              <table:table-cell office:value-type="float" office:value="-226.826599232573">
                <text:p>-226.826599232573</text:p>
              </table:table-cell>
              <table:table-cell office:value-type="float" office:value="214.314342279082">
                <text:p>214.314342279082</text:p>
              </table:table-cell>
              <table:table-cell office:value-type="float" office:value="-6.25612847674582">
                <text:p>-6.25612847674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875">
                <text:p>4.21875</text:p>
              </table:table-cell>
              <table:table-cell office:value-type="float" office:value="18.7589637179152">
                <text:p>18.7589637179152</text:p>
              </table:table-cell>
              <table:table-cell office:value-type="float" office:value="-229.617593820018">
                <text:p>-229.617593820018</text:p>
              </table:table-cell>
              <table:table-cell office:value-type="float" office:value="210.858630102103">
                <text:p>210.858630102103</text:p>
              </table:table-cell>
              <table:table-cell office:value-type="float" office:value="-9.37948185895759">
                <text:p>-9.379481858957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5">
                <text:p>5.625</text:p>
              </table:table-cell>
              <table:table-cell office:value-type="float" office:value="24.994370784038">
                <text:p>24.994370784038</text:p>
              </table:table-cell>
              <table:table-cell office:value-type="float" office:value="-232.2702753549">
                <text:p>-232.2702753549</text:p>
              </table:table-cell>
              <table:table-cell office:value-type="float" office:value="207.275904570862">
                <text:p>207.275904570862</text:p>
              </table:table-cell>
              <table:table-cell office:value-type="float" office:value="-12.497185392019">
                <text:p>-12.4971853920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3125">
                <text:p>7.03125</text:p>
              </table:table-cell>
              <table:table-cell office:value-type="float" office:value="31.2147221758001">
                <text:p>31.2147221758001</text:p>
              </table:table-cell>
              <table:table-cell office:value-type="float" office:value="-234.783045961053">
                <text:p>-234.783045961053</text:p>
              </table:table-cell>
              <table:table-cell office:value-type="float" office:value="203.568323785253">
                <text:p>203.568323785253</text:p>
              </table:table-cell>
              <table:table-cell office:value-type="float" office:value="-15.6073610879">
                <text:p>-15.607361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75">
                <text:p>8.4375</text:p>
              </table:table-cell>
              <table:table-cell office:value-type="float" office:value="37.4162709861172">
                <text:p>37.4162709861172</text:p>
              </table:table-cell>
              <table:table-cell office:value-type="float" office:value="-237.154392039423">
                <text:p>-237.154392039423</text:p>
              </table:table-cell>
              <table:table-cell office:value-type="float" office:value="199.738121053306">
                <text:p>199.738121053306</text:p>
              </table:table-cell>
              <table:table-cell office:value-type="float" office:value="-18.7081354930586">
                <text:p>-18.7081354930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375">
                <text:p>9.84375</text:p>
              </table:table-cell>
              <table:table-cell office:value-type="float" office:value="43.5952816338768">
                <text:p>43.5952816338768</text:p>
              </table:table-cell>
              <table:table-cell office:value-type="float" office:value="-239.382885179802">
                <text:p>-239.382885179802</text:p>
              </table:table-cell>
              <table:table-cell office:value-type="float" office:value="195.787603545926">
                <text:p>195.787603545926</text:p>
              </table:table-cell>
              <table:table-cell office:value-type="float" office:value="-21.7976408169384">
                <text:p>-21.797640816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49.7480321141127">
                <text:p>49.7480321141127</text:p>
              </table:table-cell>
              <table:table-cell office:value-type="float" office:value="-241.467183021252">
                <text:p>-241.467183021252</text:p>
              </table:table-cell>
              <table:table-cell office:value-type="float" office:value="191.719150907139">
                <text:p>191.719150907139</text:p>
              </table:table-cell>
              <table:table-cell office:value-type="float" office:value="-24.8740160570564">
                <text:p>-24.8740160570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5625">
                <text:p>12.65625</text:p>
              </table:table-cell>
              <table:table-cell office:value-type="float" office:value="55.8708162400018">
                <text:p>55.8708162400018</text:p>
              </table:table-cell>
              <table:table-cell office:value-type="float" office:value="-243.406030060689">
                <text:p>-243.406030060689</text:p>
              </table:table-cell>
              <table:table-cell office:value-type="float" office:value="187.535213820687">
                <text:p>187.535213820687</text:p>
              </table:table-cell>
              <table:table-cell office:value-type="float" office:value="-27.9354081200009">
                <text:p>-27.935408120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625">
                <text:p>14.0625</text:p>
              </table:table-cell>
              <table:table-cell office:value-type="float" office:value="61.9599458753323">
                <text:p>61.9599458753323</text:p>
              </table:table-cell>
              <table:table-cell office:value-type="float" office:value="-245.198258409155">
                <text:p>-245.198258409155</text:p>
              </table:table-cell>
              <table:table-cell office:value-type="float" office:value="183.238312533823">
                <text:p>183.238312533823</text:p>
              </table:table-cell>
              <table:table-cell office:value-type="float" office:value="-30.9799729376661">
                <text:p>-30.9799729376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6875">
                <text:p>15.46875</text:p>
              </table:table-cell>
              <table:table-cell office:value-type="float" office:value="68.0117531560991">
                <text:p>68.0117531560991</text:p>
              </table:table-cell>
              <table:table-cell office:value-type="float" office:value="-246.842788495309">
                <text:p>-246.842788495309</text:p>
              </table:table-cell>
              <table:table-cell office:value-type="float" office:value="178.83103533921">
                <text:p>178.83103533921</text:p>
              </table:table-cell>
              <table:table-cell office:value-type="float" office:value="-34.0058765780496">
                <text:p>-34.0058765780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75">
                <text:p>16.875</text:p>
              </table:table-cell>
              <table:table-cell office:value-type="float" office:value="74.0225926998879">
                <text:p>74.0225926998879</text:p>
              </table:table-cell>
              <table:table-cell office:value-type="float" office:value="-248.33862971572">
                <text:p>-248.33862971572</text:p>
              </table:table-cell>
              <table:table-cell office:value-type="float" office:value="174.316037015832">
                <text:p>174.316037015832</text:p>
              </table:table-cell>
              <table:table-cell office:value-type="float" office:value="-37.011296349944">
                <text:p>-37.011296349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125">
                <text:p>18.28125</text:p>
              </table:table-cell>
              <table:table-cell office:value-type="float" office:value="79.9888438017173">
                <text:p>79.9888438017173</text:p>
              </table:table-cell>
              <table:table-cell office:value-type="float" office:value="-249.68488103157">
                <text:p>-249.68488103157</text:p>
              </table:table-cell>
              <table:table-cell office:value-type="float" office:value="169.696037229852">
                <text:p>169.696037229852</text:p>
              </table:table-cell>
              <table:table-cell office:value-type="float" office:value="-39.9944219008587">
                <text:p>-39.9944219008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875">
                <text:p>19.6875</text:p>
              </table:table-cell>
              <table:table-cell office:value-type="float" office:value="85.9069126150161">
                <text:p>85.9069126150161</text:p>
              </table:table-cell>
              <table:table-cell office:value-type="float" office:value="-250.880731511405">
                <text:p>-250.880731511405</text:p>
              </table:table-cell>
              <table:table-cell office:value-type="float" office:value="164.973818896389">
                <text:p>164.973818896389</text:p>
              </table:table-cell>
              <table:table-cell office:value-type="float" office:value="-42.953456307508">
                <text:p>-42.953456307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9375">
                <text:p>21.09375</text:p>
              </table:table-cell>
              <table:table-cell office:value-type="float" office:value="91.773234316422">
                <text:p>91.773234316422</text:p>
              </table:table-cell>
              <table:table-cell office:value-type="float" office:value="-251.925460819612">
                <text:p>-251.925460819612</text:p>
              </table:table-cell>
              <table:table-cell office:value-type="float" office:value="160.15222650319">
                <text:p>160.15222650319</text:p>
              </table:table-cell>
              <table:table-cell office:value-type="float" office:value="-45.886617158211">
                <text:p>-45.886617158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97.5842752530979">
                <text:p>97.5842752530979</text:p>
              </table:table-cell>
              <table:table-cell office:value-type="float" office:value="-252.818439650322">
                <text:p>-252.818439650322</text:p>
              </table:table-cell>
              <table:table-cell office:value-type="float" office:value="155.234164397224">
                <text:p>155.234164397224</text:p>
              </table:table-cell>
              <table:table-cell office:value-type="float" office:value="-48.7921376265489">
                <text:p>-48.7921376265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0625">
                <text:p>23.90625</text:p>
              </table:table-cell>
              <table:table-cell office:value-type="float" office:value="103.336535071272">
                <text:p>103.336535071272</text:p>
              </table:table-cell>
              <table:table-cell office:value-type="float" office:value="-253.559130106476">
                <text:p>-253.559130106476</text:p>
              </table:table-cell>
              <table:table-cell office:value-type="float" office:value="150.222595035204">
                <text:p>150.222595035204</text:p>
              </table:table-cell>
              <table:table-cell office:value-type="float" office:value="-51.6682675356362">
                <text:p>-51.6682675356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125">
                <text:p>25.3125</text:p>
              </table:table-cell>
              <table:table-cell office:value-type="float" office:value="109.026548824722">
                <text:p>109.026548824722</text:p>
              </table:table-cell>
              <table:table-cell office:value-type="float" office:value="-254.147086023841">
                <text:p>-254.147086023841</text:p>
              </table:table-cell>
              <table:table-cell office:value-type="float" office:value="145.120537199119">
                <text:p>145.120537199119</text:p>
              </table:table-cell>
              <table:table-cell office:value-type="float" office:value="-54.513274412361">
                <text:p>-54.513274412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1875">
                <text:p>26.71875</text:p>
              </table:table-cell>
              <table:table-cell office:value-type="float" office:value="114.650889061925">
                <text:p>114.650889061925</text:p>
              </table:table-cell>
              <table:table-cell office:value-type="float" office:value="-254.581953239757">
                <text:p>-254.581953239757</text:p>
              </table:table-cell>
              <table:table-cell office:value-type="float" office:value="139.931064177832">
                <text:p>139.931064177832</text:p>
              </table:table-cell>
              <table:table-cell office:value-type="float" office:value="-57.3254445309623">
                <text:p>-57.3254445309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125">
                <text:p>28.125</text:p>
              </table:table-cell>
              <table:table-cell office:value-type="float" office:value="120.206167890629">
                <text:p>120.206167890629</text:p>
              </table:table-cell>
              <table:table-cell office:value-type="float" office:value="-254.863469806473">
                <text:p>-254.863469806473</text:p>
              </table:table-cell>
              <table:table-cell office:value-type="float" office:value="134.657301915844">
                <text:p>134.657301915844</text:p>
              </table:table-cell>
              <table:table-cell office:value-type="float" office:value="-60.1030839453147">
                <text:p>-60.1030839453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53125">
                <text:p>29.53125</text:p>
              </table:table-cell>
              <table:table-cell office:value-type="float" office:value="125.689039018595">
                <text:p>125.689039018595</text:p>
              </table:table-cell>
              <table:table-cell office:value-type="float" office:value="-254.991466148937">
                <text:p>-254.991466148937</text:p>
              </table:table-cell>
              <table:table-cell office:value-type="float" office:value="129.302427130342">
                <text:p>129.302427130342</text:p>
              </table:table-cell>
              <table:table-cell office:value-type="float" office:value="-62.8445195092974">
                <text:p>-62.8445195092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375">
                <text:p>30.9375</text:p>
              </table:table-cell>
              <table:table-cell office:value-type="float" office:value="131.096199769272">
                <text:p>131.096199769272</text:p>
              </table:table-cell>
              <table:table-cell office:value-type="float" office:value="-254.965865166938">
                <text:p>-254.965865166938</text:p>
              </table:table-cell>
              <table:table-cell office:value-type="float" office:value="123.869665397667">
                <text:p>123.869665397667</text:p>
              </table:table-cell>
              <table:table-cell office:value-type="float" office:value="-61.9348326988334">
                <text:p>-61.9348326988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34375">
                <text:p>32.34375</text:p>
              </table:table-cell>
              <table:table-cell office:value-type="float" office:value="136.42439307121">
                <text:p>136.42439307121</text:p>
              </table:table-cell>
              <table:table-cell office:value-type="float" office:value="-254.78668228155">
                <text:p>-254.78668228155</text:p>
              </table:table-cell>
              <table:table-cell office:value-type="float" office:value="118.362289210341">
                <text:p>118.362289210341</text:p>
              </table:table-cell>
              <table:table-cell office:value-type="float" office:value="-59.1811446051703">
                <text:p>-59.18114460517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75">
                <text:p>33.75</text:p>
              </table:table-cell>
              <table:table-cell office:value-type="float" office:value="141.670409419999">
                <text:p>141.670409419999</text:p>
              </table:table-cell>
              <table:table-cell office:value-type="float" office:value="-254.454025425844">
                <text:p>-254.454025425844</text:p>
              </table:table-cell>
              <table:table-cell office:value-type="float" office:value="112.783616005845">
                <text:p>112.783616005845</text:p>
              </table:table-cell>
              <table:table-cell office:value-type="float" office:value="-56.3918080029227">
                <text:p>-56.3918080029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15625">
                <text:p>35.15625</text:p>
              </table:table-cell>
              <table:table-cell office:value-type="float" office:value="146.831088811551">
                <text:p>146.831088811551</text:p>
              </table:table-cell>
              <table:table-cell office:value-type="float" office:value="-253.96809497987">
                <text:p>-253.96809497987</text:p>
              </table:table-cell>
              <table:table-cell office:value-type="float" office:value="107.137006168319">
                <text:p>107.137006168319</text:p>
              </table:table-cell>
              <table:table-cell office:value-type="float" office:value="-53.5685030841596">
                <text:p>-53.5685030841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5625">
                <text:p>36.5625</text:p>
              </table:table-cell>
              <table:table-cell office:value-type="float" office:value="151.903322645571">
                <text:p>151.903322645571</text:p>
              </table:table-cell>
              <table:table-cell office:value-type="float" office:value="-253.329183649958">
                <text:p>-253.329183649958</text:p>
              </table:table-cell>
              <table:table-cell office:value-type="float" office:value="101.425861004388">
                <text:p>101.425861004388</text:p>
              </table:table-cell>
              <table:table-cell office:value-type="float" office:value="-50.7129305021939">
                <text:p>-50.71293050219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96875">
                <text:p>37.96875</text:p>
              </table:table-cell>
              <table:table-cell office:value-type="float" office:value="156.88405559806">
                <text:p>156.88405559806</text:p>
              </table:table-cell>
              <table:table-cell office:value-type="float" office:value="-252.537676292405">
                <text:p>-252.537676292405</text:p>
              </table:table-cell>
              <table:table-cell office:value-type="float" office:value="95.6536206943447">
                <text:p>95.6536206943447</text:p>
              </table:table-cell>
              <table:table-cell office:value-type="float" office:value="-47.8268103471724">
                <text:p>-47.8268103471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75">
                <text:p>39.375</text:p>
              </table:table-cell>
              <table:table-cell office:value-type="float" office:value="161.77028746173">
                <text:p>161.77028746173</text:p>
              </table:table-cell>
              <table:table-cell office:value-type="float" office:value="-251.594049681644">
                <text:p>-251.594049681644</text:p>
              </table:table-cell>
              <table:table-cell office:value-type="float" office:value="89.8237622199145">
                <text:p>89.8237622199145</text:p>
              </table:table-cell>
              <table:table-cell office:value-type="float" office:value="-44.9118811099573">
                <text:p>-44.9118811099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78125">
                <text:p>40.78125</text:p>
              </table:table-cell>
              <table:table-cell office:value-type="float" office:value="166.559074953213">
                <text:p>166.559074953213</text:p>
              </table:table-cell>
              <table:table-cell office:value-type="float" office:value="-250.498872223063">
                <text:p>-250.498872223063</text:p>
              </table:table-cell>
              <table:table-cell office:value-type="float" office:value="83.9397972698499">
                <text:p>83.9397972698499</text:p>
              </table:table-cell>
              <table:table-cell office:value-type="float" office:value="-41.969898634925">
                <text:p>-41.9698986349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875">
                <text:p>42.1875</text:p>
              </table:table-cell>
              <table:table-cell office:value-type="float" office:value="171.24753348599">
                <text:p>171.24753348599</text:p>
              </table:table-cell>
              <table:table-cell office:value-type="float" office:value="-249.252803610611">
                <text:p>-249.252803610611</text:p>
              </table:table-cell>
              <table:table-cell office:value-type="float" office:value="78.0052701246212">
                <text:p>78.0052701246212</text:p>
              </table:table-cell>
              <table:table-cell office:value-type="float" office:value="-39.0026350623106">
                <text:p>-39.0026350623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59375">
                <text:p>43.59375</text:p>
              </table:table-cell>
              <table:table-cell office:value-type="float" office:value="175.832838907952">
                <text:p>175.832838907952</text:p>
              </table:table-cell>
              <table:table-cell office:value-type="float" office:value="-247.856594429426">
                <text:p>-247.856594429426</text:p>
              </table:table-cell>
              <table:table-cell office:value-type="float" office:value="72.0237555214742">
                <text:p>72.0237555214742</text:p>
              </table:table-cell>
              <table:table-cell office:value-type="float" office:value="-36.0118777607371">
                <text:p>-36.0118777607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65.9988565011429">
                <text:p>65.9988565011429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40625">
                <text:p>46.40625</text:p>
              </table:table-cell>
              <table:table-cell office:value-type="float" office:value="184.683006152624">
                <text:p>184.683006152624</text:p>
              </table:table-cell>
              <table:table-cell office:value-type="float" office:value="-244.617208390135">
                <text:p>-244.617208390135</text:p>
              </table:table-cell>
              <table:table-cell office:value-type="float" office:value="59.9342022375113">
                <text:p>59.9342022375113</text:p>
              </table:table-cell>
              <table:table-cell office:value-type="float" office:value="-29.9671011187557">
                <text:p>-29.9671011187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125">
                <text:p>47.8125</text:p>
              </table:table-cell>
              <table:table-cell office:value-type="float" office:value="188.942536965515">
                <text:p>188.942536965515</text:p>
              </table:table-cell>
              <table:table-cell office:value-type="float" office:value="-242.775982817051">
                <text:p>-242.775982817051</text:p>
              </table:table-cell>
              <table:table-cell office:value-type="float" office:value="53.8334458515361">
                <text:p>53.8334458515361</text:p>
              </table:table-cell>
              <table:table-cell office:value-type="float" office:value="-26.9167229257681">
                <text:p>-26.91672292576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.21875">
                <text:p>49.21875</text:p>
              </table:table-cell>
              <table:table-cell office:value-type="float" office:value="193.088255859154">
                <text:p>193.088255859154</text:p>
              </table:table-cell>
              <table:table-cell office:value-type="float" office:value="-240.788518069896">
                <text:p>-240.788518069896</text:p>
              </table:table-cell>
              <table:table-cell office:value-type="float" office:value="47.7002622107422">
                <text:p>47.7002622107422</text:p>
              </table:table-cell>
              <table:table-cell office:value-type="float" office:value="-23.8501311053711">
                <text:p>-23.8501311053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625">
                <text:p>50.625</text:p>
              </table:table-cell>
              <table:table-cell office:value-type="float" office:value="197.117665607498">
                <text:p>197.117665607498</text:p>
              </table:table-cell>
              <table:table-cell office:value-type="float" office:value="-238.656011323118">
                <text:p>-238.656011323118</text:p>
              </table:table-cell>
              <table:table-cell office:value-type="float" office:value="41.5383457156202">
                <text:p>41.5383457156202</text:p>
              </table:table-cell>
              <table:table-cell office:value-type="float" office:value="-20.76917285781">
                <text:p>-20.76917285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03125">
                <text:p>52.03125</text:p>
              </table:table-cell>
              <table:table-cell office:value-type="float" office:value="201.028339044785">
                <text:p>201.028339044785</text:p>
              </table:table-cell>
              <table:table-cell office:value-type="float" office:value="-236.379747119042">
                <text:p>-236.379747119042</text:p>
              </table:table-cell>
              <table:table-cell office:value-type="float" office:value="35.3514080742579">
                <text:p>35.3514080742579</text:p>
              </table:table-cell>
              <table:table-cell office:value-type="float" office:value="-17.6757040371289">
                <text:p>-17.67570403712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375">
                <text:p>53.4375</text:p>
              </table:table-cell>
              <table:table-cell office:value-type="float" office:value="204.817920527564">
                <text:p>204.817920527564</text:p>
              </table:table-cell>
              <table:table-cell office:value-type="float" office:value="-233.96109659411">
                <text:p>-233.96109659411</text:p>
              </table:table-cell>
              <table:table-cell office:value-type="float" office:value="29.1431760665458">
                <text:p>29.1431760665458</text:p>
              </table:table-cell>
              <table:table-cell office:value-type="float" office:value="-14.5715880332729">
                <text:p>-14.57158803327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4375">
                <text:p>54.84375</text:p>
              </table:table-cell>
              <table:table-cell office:value-type="float" office:value="208.484127353654">
                <text:p>208.484127353654</text:p>
              </table:table-cell>
              <table:table-cell office:value-type="float" office:value="-231.401516652959">
                <text:p>-231.401516652959</text:p>
              </table:table-cell>
              <table:table-cell office:value-type="float" office:value="22.9173892993049">
                <text:p>22.9173892993049</text:p>
              </table:table-cell>
              <table:table-cell office:value-type="float" office:value="-11.4586946496525">
                <text:p>-11.4586946496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25">
                <text:p>56.25</text:p>
              </table:table-cell>
              <table:table-cell office:value-type="float" office:value="212.024751137149">
                <text:p>212.024751137149</text:p>
              </table:table-cell>
              <table:table-cell office:value-type="float" office:value="-228.702549090836">
                <text:p>-228.702549090836</text:p>
              </table:table-cell>
              <table:table-cell office:value-type="float" office:value="16.6777979536865">
                <text:p>16.6777979536865</text:p>
              </table:table-cell>
              <table:table-cell office:value-type="float" office:value="-8.33889897684325">
                <text:p>-8.33889897684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65625">
                <text:p>57.65625</text:p>
              </table:table-cell>
              <table:table-cell office:value-type="float" office:value="215.437659138675">
                <text:p>215.437659138675</text:p>
              </table:table-cell>
              <table:table-cell office:value-type="float" office:value="-225.865819664879">
                <text:p>-225.865819664879</text:p>
              </table:table-cell>
              <table:table-cell office:value-type="float" office:value="10.4281605262038">
                <text:p>10.4281605262038</text:p>
              </table:table-cell>
              <table:table-cell office:value-type="float" office:value="-5.21408026310189">
                <text:p>-5.21408026310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0625">
                <text:p>59.0625</text:p>
              </table:table-cell>
              <table:table-cell office:value-type="float" office:value="218.720795550069">
                <text:p>218.720795550069</text:p>
              </table:table-cell>
              <table:table-cell office:value-type="float" office:value="-222.893037114823">
                <text:p>-222.893037114823</text:p>
              </table:table-cell>
              <table:table-cell office:value-type="float" office:value="4.17224156475418">
                <text:p>4.17224156475418</text:p>
              </table:table-cell>
              <table:table-cell office:value-type="float" office:value="-2.08612078237705">
                <text:p>-2.08612078237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46875">
                <text:p>60.46875</text:p>
              </table:table-cell>
              <table:table-cell office:value-type="float" office:value="221.872182732721">
                <text:p>221.872182732721</text:p>
              </table:table-cell>
              <table:table-cell office:value-type="float" office:value="-219.785992133717">
                <text:p>-219.785992133717</text:p>
              </table:table-cell>
              <table:table-cell office:value-type="float" office:value="-2.08619059900401">
                <text:p>-2.08619059900401</text:p>
              </table:table-cell>
              <table:table-cell office:value-type="float" office:value="1.04309529950199">
                <text:p>1.04309529950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875">
                <text:p>61.875</text:p>
              </table:table-cell>
              <table:table-cell office:value-type="float" office:value="224.889922408831">
                <text:p>224.889922408831</text:p>
              </table:table-cell>
              <table:table-cell office:value-type="float" office:value="-216.546556289278">
                <text:p>-216.546556289278</text:p>
              </table:table-cell>
              <table:table-cell office:value-type="float" office:value="-8.34336611955293">
                <text:p>-8.34336611955293</text:p>
              </table:table-cell>
              <table:table-cell office:value-type="float" office:value="4.17168305977646">
                <text:p>4.171683059776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28125">
                <text:p>63.28125</text:p>
              </table:table-cell>
              <table:table-cell office:value-type="float" office:value="227.772196804856">
                <text:p>227.772196804856</text:p>
              </table:table-cell>
              <table:table-cell office:value-type="float" office:value="-213.176680896526">
                <text:p>-213.176680896526</text:p>
              </table:table-cell>
              <table:table-cell office:value-type="float" office:value="-14.59551590833">
                <text:p>-14.59551590833</text:p>
              </table:table-cell>
              <table:table-cell office:value-type="float" office:value="7.29775795416501">
                <text:p>7.29775795416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6875">
                <text:p>64.6875</text:p>
              </table:table-cell>
              <table:table-cell office:value-type="float" office:value="230.517269746478">
                <text:p>230.517269746478</text:p>
              </table:table-cell>
              <table:table-cell office:value-type="float" office:value="-209.678395842393">
                <text:p>-209.678395842393</text:p>
              </table:table-cell>
              <table:table-cell office:value-type="float" office:value="-20.8388739040854">
                <text:p>-20.8388739040854</text:p>
              </table:table-cell>
              <table:table-cell office:value-type="float" office:value="10.4194369520427">
                <text:p>10.4194369520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09375">
                <text:p>66.09375</text:p>
              </table:table-cell>
              <table:table-cell office:value-type="float" office:value="233.1234877044">
                <text:p>233.1234877044</text:p>
              </table:table-cell>
              <table:table-cell office:value-type="float" office:value="-206.053808362984">
                <text:p>-206.053808362984</text:p>
              </table:table-cell>
              <table:table-cell office:value-type="float" office:value="-27.0696793414166">
                <text:p>-27.0696793414166</text:p>
              </table:table-cell>
              <table:table-cell office:value-type="float" office:value="13.5348396707083">
                <text:p>13.5348396707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5">
                <text:p>67.5</text:p>
              </table:table-cell>
              <table:table-cell office:value-type="float" office:value="235.589280790378">
                <text:p>235.589280790378</text:p>
              </table:table-cell>
              <table:table-cell office:value-type="float" office:value="-202.305101774265">
                <text:p>-202.305101774265</text:p>
              </table:table-cell>
              <table:table-cell office:value-type="float" office:value="-33.2841790161131">
                <text:p>-33.2841790161131</text:p>
              </table:table-cell>
              <table:table-cell office:value-type="float" office:value="16.6420895080566">
                <text:p>16.64208950805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90625">
                <text:p>68.90625</text:p>
              </table:table-cell>
              <table:table-cell office:value-type="float" office:value="237.913163702858">
                <text:p>237.913163702858</text:p>
              </table:table-cell>
              <table:table-cell office:value-type="float" office:value="-198.434534156912">
                <text:p>-198.434534156912</text:p>
              </table:table-cell>
              <table:table-cell office:value-type="float" office:value="-39.478629545946">
                <text:p>-39.478629545946</text:p>
              </table:table-cell>
              <table:table-cell office:value-type="float" office:value="19.739314772973">
                <text:p>19.739314772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3125">
                <text:p>70.3125</text:p>
              </table:table-cell>
              <table:table-cell office:value-type="float" office:value="240.09373662167">
                <text:p>240.09373662167</text:p>
              </table:table-cell>
              <table:table-cell office:value-type="float" office:value="-194.444436996129">
                <text:p>-194.444436996129</text:p>
              </table:table-cell>
              <table:table-cell office:value-type="float" office:value="-45.6492996255413">
                <text:p>-45.6492996255413</text:p>
              </table:table-cell>
              <table:table-cell office:value-type="float" office:value="22.8246498127707">
                <text:p>22.82464981277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71875">
                <text:p>71.71875</text:p>
              </table:table-cell>
              <table:table-cell office:value-type="float" office:value="242.129686051224">
                <text:p>242.129686051224</text:p>
              </table:table-cell>
              <table:table-cell office:value-type="float" office:value="-190.337213777245">
                <text:p>-190.337213777245</text:p>
              </table:table-cell>
              <table:table-cell office:value-type="float" office:value="-51.7924722739795">
                <text:p>-51.7924722739795</text:p>
              </table:table-cell>
              <table:table-cell office:value-type="float" office:value="25.8962361369898">
                <text:p>25.89623613698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25">
                <text:p>73.125</text:p>
              </table:table-cell>
              <table:table-cell office:value-type="float" office:value="244.019785611713">
                <text:p>244.019785611713</text:p>
              </table:table-cell>
              <table:table-cell office:value-type="float" office:value="-186.115338537948">
                <text:p>-186.115338537948</text:p>
              </table:table-cell>
              <table:table-cell office:value-type="float" office:value="-57.9044470737651">
                <text:p>-57.9044470737651</text:p>
              </table:table-cell>
              <table:table-cell office:value-type="float" office:value="28.9522235368826">
                <text:p>28.9522235368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3125">
                <text:p>74.53125</text:p>
              </table:table-cell>
              <table:table-cell office:value-type="float" office:value="245.762896777837">
                <text:p>245.762896777837</text:p>
              </table:table-cell>
              <table:table-cell office:value-type="float" office:value="-181.781354378017">
                <text:p>-181.781354378017</text:p>
              </table:table-cell>
              <table:table-cell office:value-type="float" office:value="-63.9815423998202">
                <text:p>-63.9815423998202</text:p>
              </table:table-cell>
              <table:table-cell office:value-type="float" office:value="31.9907711999101">
                <text:p>31.9907711999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9375">
                <text:p>75.9375</text:p>
              </table:table-cell>
              <table:table-cell office:value-type="float" office:value="247.357969564609">
                <text:p>247.357969564609</text:p>
              </table:table-cell>
              <table:table-cell office:value-type="float" office:value="-177.337871927451">
                <text:p>-177.337871927451</text:p>
              </table:table-cell>
              <table:table-cell office:value-type="float" office:value="-70.0200976371578">
                <text:p>-70.0200976371578</text:p>
              </table:table-cell>
              <table:table-cell office:value-type="float" office:value="35.0100488185789">
                <text:p>35.01004881857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34375">
                <text:p>77.34375</text:p>
              </table:table-cell>
              <table:table-cell office:value-type="float" office:value="248.804043159825">
                <text:p>248.804043159825</text:p>
              </table:table-cell>
              <table:table-cell office:value-type="float" office:value="-172.787567773926">
                <text:p>-172.787567773926</text:p>
              </table:table-cell>
              <table:table-cell office:value-type="float" office:value="-76.0164753858987">
                <text:p>-76.0164753858987</text:p>
              </table:table-cell>
              <table:table-cell office:value-type="float" office:value="38.0082376929493">
                <text:p>38.0082376929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5">
                <text:p>78.75</text:p>
              </table:table-cell>
              <table:table-cell office:value-type="float" office:value="250.100246502824">
                <text:p>250.100246502824</text:p>
              </table:table-cell>
              <table:table-cell office:value-type="float" office:value="-168.133182850518">
                <text:p>-168.133182850518</text:p>
              </table:table-cell>
              <table:table-cell office:value-type="float" office:value="-81.9670636523062">
                <text:p>-81.9670636523062</text:p>
              </table:table-cell>
              <table:table-cell office:value-type="float" office:value="40.9835318261531">
                <text:p>40.9835318261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15625">
                <text:p>80.15625</text:p>
              </table:table-cell>
              <table:table-cell office:value-type="float" office:value="251.24579880918">
                <text:p>251.24579880918</text:p>
              </table:table-cell>
              <table:table-cell office:value-type="float" office:value="-163.377520784665">
                <text:p>-163.377520784665</text:p>
              </table:table-cell>
              <table:table-cell office:value-type="float" office:value="-87.8682780245155">
                <text:p>-87.8682780245155</text:p>
              </table:table-cell>
              <table:table-cell office:value-type="float" office:value="43.9341390122578">
                <text:p>43.93413901225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5625">
                <text:p>81.5625</text:p>
              </table:table-cell>
              <table:table-cell office:value-type="float" office:value="252.240010041019">
                <text:p>252.240010041019</text:p>
              </table:table-cell>
              <table:table-cell office:value-type="float" office:value="-158.52344620937">
                <text:p>-158.52344620937</text:p>
              </table:table-cell>
              <table:table-cell office:value-type="float" office:value="-93.7165638316494">
                <text:p>-93.7165638316494</text:p>
              </table:table-cell>
              <table:table-cell office:value-type="float" office:value="46.8582819158247">
                <text:p>46.8582819158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96875">
                <text:p>82.96875</text:p>
              </table:table-cell>
              <table:table-cell office:value-type="float" office:value="253.082281322671">
                <text:p>253.082281322671</text:p>
              </table:table-cell>
              <table:table-cell office:value-type="float" office:value="-153.573883037652">
                <text:p>-153.573883037652</text:p>
              </table:table-cell>
              <table:table-cell office:value-type="float" office:value="-99.5083982850192">
                <text:p>-99.5083982850192</text:p>
              </table:table-cell>
              <table:table-cell office:value-type="float" office:value="49.7541991425096">
                <text:p>49.7541991425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375">
                <text:p>84.375</text:p>
              </table:table-cell>
              <table:table-cell office:value-type="float" office:value="253.77210530141">
                <text:p>253.77210530141</text:p>
              </table:table-cell>
              <table:table-cell office:value-type="float" office:value="-148.53181270129">
                <text:p>-148.53181270129</text:p>
              </table:table-cell>
              <table:table-cell office:value-type="float" office:value="-105.240292600121">
                <text:p>-105.240292600121</text:p>
              </table:table-cell>
              <table:table-cell office:value-type="float" office:value="52.6201463000603">
                <text:p>52.6201463000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78125">
                <text:p>85.78125</text:p>
              </table:table-cell>
              <table:table-cell office:value-type="float" office:value="254.309066453066">
                <text:p>254.309066453066</text:p>
              </table:table-cell>
              <table:table-cell office:value-type="float" office:value="-143.400272354918">
                <text:p>-143.400272354918</text:p>
              </table:table-cell>
              <table:table-cell office:value-type="float" office:value="-110.908794098148">
                <text:p>-110.908794098148</text:p>
              </table:table-cell>
              <table:table-cell office:value-type="float" office:value="55.4543970490739">
                <text:p>55.4543970490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1875">
                <text:p>87.1875</text:p>
              </table:table-cell>
              <table:table-cell office:value-type="float" office:value="254.692841332319">
                <text:p>254.692841332319</text:p>
              </table:table-cell>
              <table:table-cell office:value-type="float" office:value="-138.182353046562">
                <text:p>-138.182353046562</text:p>
              </table:table-cell>
              <table:table-cell office:value-type="float" office:value="-116.510488285757">
                <text:p>-116.510488285757</text:p>
              </table:table-cell>
              <table:table-cell office:value-type="float" office:value="58.2552441428786">
                <text:p>58.25524414287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9375">
                <text:p>88.59375</text:p>
              </table:table-cell>
              <table:table-cell office:value-type="float" office:value="254.923198767532">
                <text:p>254.923198767532</text:p>
              </table:table-cell>
              <table:table-cell office:value-type="float" office:value="-132.881197855701">
                <text:p>-132.881197855701</text:p>
              </table:table-cell>
              <table:table-cell office:value-type="float" office:value="-122.042000911831">
                <text:p>-122.042000911831</text:p>
              </table:table-cell>
              <table:table-cell office:value-type="float" office:value="61.0210004559156">
                <text:p>61.0210004559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-127.5">
                <text:p>-127.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40625">
                <text:p>91.40625</text:p>
              </table:table-cell>
              <table:table-cell office:value-type="float" office:value="254.923198767532">
                <text:p>254.923198767532</text:p>
              </table:table-cell>
              <table:table-cell office:value-type="float" office:value="-122.042000911831">
                <text:p>-122.042000911831</text:p>
              </table:table-cell>
              <table:table-cell office:value-type="float" office:value="-132.881197855701">
                <text:p>-132.881197855701</text:p>
              </table:table-cell>
              <table:table-cell office:value-type="float" office:value="61.0210004559155">
                <text:p>61.0210004559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8125">
                <text:p>92.8125</text:p>
              </table:table-cell>
              <table:table-cell office:value-type="float" office:value="254.692841332319">
                <text:p>254.692841332319</text:p>
              </table:table-cell>
              <table:table-cell office:value-type="float" office:value="-116.510488285757">
                <text:p>-116.510488285757</text:p>
              </table:table-cell>
              <table:table-cell office:value-type="float" office:value="-138.182353046562">
                <text:p>-138.182353046562</text:p>
              </table:table-cell>
              <table:table-cell office:value-type="float" office:value="58.2552441428786">
                <text:p>58.25524414287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21875">
                <text:p>94.21875</text:p>
              </table:table-cell>
              <table:table-cell office:value-type="float" office:value="254.309066453066">
                <text:p>254.309066453066</text:p>
              </table:table-cell>
              <table:table-cell office:value-type="float" office:value="-110.908794098148">
                <text:p>-110.908794098148</text:p>
              </table:table-cell>
              <table:table-cell office:value-type="float" office:value="-143.400272354918">
                <text:p>-143.400272354918</text:p>
              </table:table-cell>
              <table:table-cell office:value-type="float" office:value="55.454397049074">
                <text:p>55.454397049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625">
                <text:p>95.625</text:p>
              </table:table-cell>
              <table:table-cell office:value-type="float" office:value="253.77210530141">
                <text:p>253.77210530141</text:p>
              </table:table-cell>
              <table:table-cell office:value-type="float" office:value="-105.240292600121">
                <text:p>-105.240292600121</text:p>
              </table:table-cell>
              <table:table-cell office:value-type="float" office:value="-148.53181270129">
                <text:p>-148.53181270129</text:p>
              </table:table-cell>
              <table:table-cell office:value-type="float" office:value="52.6201463000604">
                <text:p>52.6201463000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03125">
                <text:p>97.03125</text:p>
              </table:table-cell>
              <table:table-cell office:value-type="float" office:value="253.082281322671">
                <text:p>253.082281322671</text:p>
              </table:table-cell>
              <table:table-cell office:value-type="float" office:value="-99.5083982850191">
                <text:p>-99.5083982850191</text:p>
              </table:table-cell>
              <table:table-cell office:value-type="float" office:value="-153.573883037652">
                <text:p>-153.573883037652</text:p>
              </table:table-cell>
              <table:table-cell office:value-type="float" office:value="49.7541991425096">
                <text:p>49.7541991425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4375">
                <text:p>98.4375</text:p>
              </table:table-cell>
              <table:table-cell office:value-type="float" office:value="252.240010041019">
                <text:p>252.240010041019</text:p>
              </table:table-cell>
              <table:table-cell office:value-type="float" office:value="-93.7165638316494">
                <text:p>-93.7165638316494</text:p>
              </table:table-cell>
              <table:table-cell office:value-type="float" office:value="-158.52344620937">
                <text:p>-158.52344620937</text:p>
              </table:table-cell>
              <table:table-cell office:value-type="float" office:value="46.8582819158247">
                <text:p>46.8582819158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84375">
                <text:p>99.84375</text:p>
              </table:table-cell>
              <table:table-cell office:value-type="float" office:value="251.24579880918">
                <text:p>251.24579880918</text:p>
              </table:table-cell>
              <table:table-cell office:value-type="float" office:value="-87.8682780245155">
                <text:p>-87.8682780245155</text:p>
              </table:table-cell>
              <table:table-cell office:value-type="float" office:value="-163.377520784664">
                <text:p>-163.377520784664</text:p>
              </table:table-cell>
              <table:table-cell office:value-type="float" office:value="43.9341390122578">
                <text:p>43.9341390122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.25">
                <text:p>101.25</text:p>
              </table:table-cell>
              <table:table-cell office:value-type="float" office:value="250.100246502824">
                <text:p>250.100246502824</text:p>
              </table:table-cell>
              <table:table-cell office:value-type="float" office:value="-81.9670636523062">
                <text:p>-81.9670636523062</text:p>
              </table:table-cell>
              <table:table-cell office:value-type="float" office:value="-168.133182850518">
                <text:p>-168.133182850518</text:p>
              </table:table-cell>
              <table:table-cell office:value-type="float" office:value="40.9835318261531">
                <text:p>40.98353182615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65625">
                <text:p>102.65625</text:p>
              </table:table-cell>
              <table:table-cell office:value-type="float" office:value="248.804043159825">
                <text:p>248.804043159825</text:p>
              </table:table-cell>
              <table:table-cell office:value-type="float" office:value="-76.0164753858986">
                <text:p>-76.0164753858986</text:p>
              </table:table-cell>
              <table:table-cell office:value-type="float" office:value="-172.787567773926">
                <text:p>-172.787567773926</text:p>
              </table:table-cell>
              <table:table-cell office:value-type="float" office:value="38.0082376929494">
                <text:p>38.0082376929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625">
                <text:p>104.0625</text:p>
              </table:table-cell>
              <table:table-cell office:value-type="float" office:value="247.357969564609">
                <text:p>247.357969564609</text:p>
              </table:table-cell>
              <table:table-cell office:value-type="float" office:value="-70.0200976371577">
                <text:p>-70.0200976371577</text:p>
              </table:table-cell>
              <table:table-cell office:value-type="float" office:value="-177.337871927451">
                <text:p>-177.337871927451</text:p>
              </table:table-cell>
              <table:table-cell office:value-type="float" office:value="35.0100488185789">
                <text:p>35.01004881857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.46875">
                <text:p>105.46875</text:p>
              </table:table-cell>
              <table:table-cell office:value-type="float" office:value="245.762896777837">
                <text:p>245.762896777837</text:p>
              </table:table-cell>
              <table:table-cell office:value-type="float" office:value="-63.9815423998203">
                <text:p>-63.9815423998203</text:p>
              </table:table-cell>
              <table:table-cell office:value-type="float" office:value="-181.781354378017">
                <text:p>-181.781354378017</text:p>
              </table:table-cell>
              <table:table-cell office:value-type="float" office:value="31.9907711999101">
                <text:p>31.9907711999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875">
                <text:p>106.875</text:p>
              </table:table-cell>
              <table:table-cell office:value-type="float" office:value="244.019785611713">
                <text:p>244.019785611713</text:p>
              </table:table-cell>
              <table:table-cell office:value-type="float" office:value="-57.9044470737652">
                <text:p>-57.9044470737652</text:p>
              </table:table-cell>
              <table:table-cell office:value-type="float" office:value="-186.115338537948">
                <text:p>-186.115338537948</text:p>
              </table:table-cell>
              <table:table-cell office:value-type="float" office:value="28.9522235368826">
                <text:p>28.95222353688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.28125">
                <text:p>108.28125</text:p>
              </table:table-cell>
              <table:table-cell office:value-type="float" office:value="242.129686051224">
                <text:p>242.129686051224</text:p>
              </table:table-cell>
              <table:table-cell office:value-type="float" office:value="-51.7924722739795">
                <text:p>-51.7924722739795</text:p>
              </table:table-cell>
              <table:table-cell office:value-type="float" office:value="-190.337213777245">
                <text:p>-190.337213777245</text:p>
              </table:table-cell>
              <table:table-cell office:value-type="float" office:value="25.8962361369898">
                <text:p>25.89623613698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6875">
                <text:p>109.6875</text:p>
              </table:table-cell>
              <table:table-cell office:value-type="float" office:value="240.09373662167">
                <text:p>240.09373662167</text:p>
              </table:table-cell>
              <table:table-cell office:value-type="float" office:value="-45.6492996255413">
                <text:p>-45.6492996255413</text:p>
              </table:table-cell>
              <table:table-cell office:value-type="float" office:value="-194.444436996129">
                <text:p>-194.444436996129</text:p>
              </table:table-cell>
              <table:table-cell office:value-type="float" office:value="22.8246498127707">
                <text:p>22.82464981277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.09375">
                <text:p>111.09375</text:p>
              </table:table-cell>
              <table:table-cell office:value-type="float" office:value="237.913163702858">
                <text:p>237.913163702858</text:p>
              </table:table-cell>
              <table:table-cell office:value-type="float" office:value="-39.478629545946">
                <text:p>-39.478629545946</text:p>
              </table:table-cell>
              <table:table-cell office:value-type="float" office:value="-198.434534156912">
                <text:p>-198.434534156912</text:p>
              </table:table-cell>
              <table:table-cell office:value-type="float" office:value="19.739314772973">
                <text:p>19.739314772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5">
                <text:p>112.5</text:p>
              </table:table-cell>
              <table:table-cell office:value-type="float" office:value="235.589280790378">
                <text:p>235.589280790378</text:p>
              </table:table-cell>
              <table:table-cell office:value-type="float" office:value="-33.2841790161131">
                <text:p>-33.2841790161131</text:p>
              </table:table-cell>
              <table:table-cell office:value-type="float" office:value="-202.305101774265">
                <text:p>-202.305101774265</text:p>
              </table:table-cell>
              <table:table-cell office:value-type="float" office:value="16.6420895080566">
                <text:p>16.64208950805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90625">
                <text:p>113.90625</text:p>
              </table:table-cell>
              <table:table-cell office:value-type="float" office:value="233.1234877044">
                <text:p>233.1234877044</text:p>
              </table:table-cell>
              <table:table-cell office:value-type="float" office:value="-27.0696793414167">
                <text:p>-27.0696793414167</text:p>
              </table:table-cell>
              <table:table-cell office:value-type="float" office:value="-206.053808362984">
                <text:p>-206.053808362984</text:p>
              </table:table-cell>
              <table:table-cell office:value-type="float" office:value="13.5348396707084">
                <text:p>13.5348396707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.3125">
                <text:p>115.3125</text:p>
              </table:table-cell>
              <table:table-cell office:value-type="float" office:value="230.517269746478">
                <text:p>230.517269746478</text:p>
              </table:table-cell>
              <table:table-cell office:value-type="float" office:value="-20.8388739040854">
                <text:p>-20.8388739040854</text:p>
              </table:table-cell>
              <table:table-cell office:value-type="float" office:value="-209.678395842393">
                <text:p>-209.678395842393</text:p>
              </table:table-cell>
              <table:table-cell office:value-type="float" office:value="10.4194369520427">
                <text:p>10.4194369520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.71875">
                <text:p>116.71875</text:p>
              </table:table-cell>
              <table:table-cell office:value-type="float" office:value="227.772196804856">
                <text:p>227.772196804856</text:p>
              </table:table-cell>
              <table:table-cell office:value-type="float" office:value="-14.59551590833">
                <text:p>-14.59551590833</text:p>
              </table:table-cell>
              <table:table-cell office:value-type="float" office:value="-213.176680896526">
                <text:p>-213.176680896526</text:p>
              </table:table-cell>
              <table:table-cell office:value-type="float" office:value="7.29775795416496">
                <text:p>7.29775795416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125">
                <text:p>118.125</text:p>
              </table:table-cell>
              <table:table-cell office:value-type="float" office:value="224.889922408831">
                <text:p>224.889922408831</text:p>
              </table:table-cell>
              <table:table-cell office:value-type="float" office:value="-8.34336611955292">
                <text:p>-8.34336611955292</text:p>
              </table:table-cell>
              <table:table-cell office:value-type="float" office:value="-216.546556289278">
                <text:p>-216.546556289278</text:p>
              </table:table-cell>
              <table:table-cell office:value-type="float" office:value="4.17168305977644">
                <text:p>4.17168305977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.53125">
                <text:p>119.53125</text:p>
              </table:table-cell>
              <table:table-cell office:value-type="float" office:value="221.872182732721">
                <text:p>221.872182732721</text:p>
              </table:table-cell>
              <table:table-cell office:value-type="float" office:value="-2.08619059900397">
                <text:p>-2.08619059900397</text:p>
              </table:table-cell>
              <table:table-cell office:value-type="float" office:value="-219.785992133717">
                <text:p>-219.785992133717</text:p>
              </table:table-cell>
              <table:table-cell office:value-type="float" office:value="1.04309529950199">
                <text:p>1.04309529950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.9375">
                <text:p>120.9375</text:p>
              </table:table-cell>
              <table:table-cell office:value-type="float" office:value="218.720795550069">
                <text:p>218.720795550069</text:p>
              </table:table-cell>
              <table:table-cell office:value-type="float" office:value="4.17224156475413">
                <text:p>4.17224156475413</text:p>
              </table:table-cell>
              <table:table-cell office:value-type="float" office:value="-222.893037114824">
                <text:p>-222.893037114824</text:p>
              </table:table-cell>
              <table:table-cell office:value-type="float" office:value="-2.08612078237707">
                <text:p>-2.086120782377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34375">
                <text:p>122.34375</text:p>
              </table:table-cell>
              <table:table-cell office:value-type="float" office:value="215.437659138675">
                <text:p>215.437659138675</text:p>
              </table:table-cell>
              <table:table-cell office:value-type="float" office:value="10.4281605262038">
                <text:p>10.4281605262038</text:p>
              </table:table-cell>
              <table:table-cell office:value-type="float" office:value="-225.865819664879">
                <text:p>-225.865819664879</text:p>
              </table:table-cell>
              <table:table-cell office:value-type="float" office:value="-5.21408026310186">
                <text:p>-5.214080263101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75">
                <text:p>123.75</text:p>
              </table:table-cell>
              <table:table-cell office:value-type="float" office:value="212.024751137149">
                <text:p>212.024751137149</text:p>
              </table:table-cell>
              <table:table-cell office:value-type="float" office:value="16.6777979536865">
                <text:p>16.6777979536865</text:p>
              </table:table-cell>
              <table:table-cell office:value-type="float" office:value="-228.702549090836">
                <text:p>-228.702549090836</text:p>
              </table:table-cell>
              <table:table-cell office:value-type="float" office:value="-8.33889897684325">
                <text:p>-8.338898976843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15625">
                <text:p>125.15625</text:p>
              </table:table-cell>
              <table:table-cell office:value-type="float" office:value="208.484127353654">
                <text:p>208.484127353654</text:p>
              </table:table-cell>
              <table:table-cell office:value-type="float" office:value="22.9173892993049">
                <text:p>22.9173892993049</text:p>
              </table:table-cell>
              <table:table-cell office:value-type="float" office:value="-231.401516652959">
                <text:p>-231.401516652959</text:p>
              </table:table-cell>
              <table:table-cell office:value-type="float" office:value="-11.4586946496525">
                <text:p>-11.45869464965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.5625">
                <text:p>126.5625</text:p>
              </table:table-cell>
              <table:table-cell office:value-type="float" office:value="204.817920527564">
                <text:p>204.817920527564</text:p>
              </table:table-cell>
              <table:table-cell office:value-type="float" office:value="29.1431760665458">
                <text:p>29.1431760665458</text:p>
              </table:table-cell>
              <table:table-cell office:value-type="float" office:value="-233.96109659411">
                <text:p>-233.96109659411</text:p>
              </table:table-cell>
              <table:table-cell office:value-type="float" office:value="-14.5715880332729">
                <text:p>-14.57158803327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96875">
                <text:p>127.96875</text:p>
              </table:table-cell>
              <table:table-cell office:value-type="float" office:value="201.028339044785">
                <text:p>201.028339044785</text:p>
              </table:table-cell>
              <table:table-cell office:value-type="float" office:value="35.3514080742578">
                <text:p>35.3514080742578</text:p>
              </table:table-cell>
              <table:table-cell office:value-type="float" office:value="-236.379747119042">
                <text:p>-236.379747119042</text:p>
              </table:table-cell>
              <table:table-cell office:value-type="float" office:value="-17.6757040371289">
                <text:p>-17.67570403712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.375">
                <text:p>129.375</text:p>
              </table:table-cell>
              <table:table-cell office:value-type="float" office:value="197.117665607498">
                <text:p>197.117665607498</text:p>
              </table:table-cell>
              <table:table-cell office:value-type="float" office:value="41.5383457156201">
                <text:p>41.5383457156201</text:p>
              </table:table-cell>
              <table:table-cell office:value-type="float" office:value="-238.656011323118">
                <text:p>-238.656011323118</text:p>
              </table:table-cell>
              <table:table-cell office:value-type="float" office:value="-20.76917285781">
                <text:p>-20.769172857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78125">
                <text:p>130.78125</text:p>
              </table:table-cell>
              <table:table-cell office:value-type="float" office:value="193.088255859154">
                <text:p>193.088255859154</text:p>
              </table:table-cell>
              <table:table-cell office:value-type="float" office:value="47.7002622107422">
                <text:p>47.7002622107422</text:p>
              </table:table-cell>
              <table:table-cell office:value-type="float" office:value="-240.788518069896">
                <text:p>-240.788518069896</text:p>
              </table:table-cell>
              <table:table-cell office:value-type="float" office:value="-23.8501311053711">
                <text:p>-23.85013110537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1875">
                <text:p>132.1875</text:p>
              </table:table-cell>
              <table:table-cell office:value-type="float" office:value="188.942536965515">
                <text:p>188.942536965515</text:p>
              </table:table-cell>
              <table:table-cell office:value-type="float" office:value="53.8334458515361">
                <text:p>53.8334458515361</text:p>
              </table:table-cell>
              <table:table-cell office:value-type="float" office:value="-242.775982817051">
                <text:p>-242.775982817051</text:p>
              </table:table-cell>
              <table:table-cell office:value-type="float" office:value="-26.9167229257681">
                <text:p>-26.9167229257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.59375">
                <text:p>133.59375</text:p>
              </table:table-cell>
              <table:table-cell office:value-type="float" office:value="184.683006152624">
                <text:p>184.683006152624</text:p>
              </table:table-cell>
              <table:table-cell office:value-type="float" office:value="59.9342022375113">
                <text:p>59.9342022375113</text:p>
              </table:table-cell>
              <table:table-cell office:value-type="float" office:value="-244.617208390135">
                <text:p>-244.617208390135</text:p>
              </table:table-cell>
              <table:table-cell office:value-type="float" office:value="-29.9671011187557">
                <text:p>-29.96710111875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">
                <text:p>135</text:p>
              </table:table-cell>
              <table:table-cell office:value-type="float" office:value="180.31222920257">
                <text:p>180.31222920257</text:p>
              </table:table-cell>
              <table:table-cell office:value-type="float" office:value="65.9988565011428">
                <text:p>65.9988565011428</text:p>
              </table:table-cell>
              <table:table-cell office:value-type="float" office:value="-246.311085703712">
                <text:p>-246.311085703712</text:p>
              </table:table-cell>
              <table:table-cell office:value-type="float" office:value="-32.9994282505714">
                <text:p>-32.99942825057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.40625">
                <text:p>136.40625</text:p>
              </table:table-cell>
              <table:table-cell office:value-type="float" office:value="175.832838907952">
                <text:p>175.832838907952</text:p>
              </table:table-cell>
              <table:table-cell office:value-type="float" office:value="72.0237555214742">
                <text:p>72.0237555214742</text:p>
              </table:table-cell>
              <table:table-cell office:value-type="float" office:value="-247.856594429426">
                <text:p>-247.856594429426</text:p>
              </table:table-cell>
              <table:table-cell office:value-type="float" office:value="-36.0118777607371">
                <text:p>-36.01187776073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.8125">
                <text:p>137.8125</text:p>
              </table:table-cell>
              <table:table-cell office:value-type="float" office:value="171.24753348599">
                <text:p>171.24753348599</text:p>
              </table:table-cell>
              <table:table-cell office:value-type="float" office:value="78.0052701246211">
                <text:p>78.0052701246211</text:p>
              </table:table-cell>
              <table:table-cell office:value-type="float" office:value="-249.252803610611">
                <text:p>-249.252803610611</text:p>
              </table:table-cell>
              <table:table-cell office:value-type="float" office:value="-39.0026350623106">
                <text:p>-39.0026350623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1875">
                <text:p>139.21875</text:p>
              </table:table-cell>
              <table:table-cell office:value-type="float" office:value="166.559074953213">
                <text:p>166.559074953213</text:p>
              </table:table-cell>
              <table:table-cell office:value-type="float" office:value="83.9397972698499">
                <text:p>83.9397972698499</text:p>
              </table:table-cell>
              <table:table-cell office:value-type="float" office:value="-250.498872223063">
                <text:p>-250.498872223063</text:p>
              </table:table-cell>
              <table:table-cell office:value-type="float" office:value="-41.969898634925">
                <text:p>-41.9698986349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.625">
                <text:p>140.625</text:p>
              </table:table-cell>
              <table:table-cell office:value-type="float" office:value="161.77028746173">
                <text:p>161.77028746173</text:p>
              </table:table-cell>
              <table:table-cell office:value-type="float" office:value="89.8237622199146">
                <text:p>89.8237622199146</text:p>
              </table:table-cell>
              <table:table-cell office:value-type="float" office:value="-251.594049681644">
                <text:p>-251.594049681644</text:p>
              </table:table-cell>
              <table:table-cell office:value-type="float" office:value="-44.9118811099573">
                <text:p>-44.91188110995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.03125">
                <text:p>142.03125</text:p>
              </table:table-cell>
              <table:table-cell office:value-type="float" office:value="156.88405559806">
                <text:p>156.88405559806</text:p>
              </table:table-cell>
              <table:table-cell office:value-type="float" office:value="95.6536206943447">
                <text:p>95.6536206943447</text:p>
              </table:table-cell>
              <table:table-cell office:value-type="float" office:value="-252.537676292405">
                <text:p>-252.537676292405</text:p>
              </table:table-cell>
              <table:table-cell office:value-type="float" office:value="-47.8268103471723">
                <text:p>-47.8268103471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4375">
                <text:p>143.4375</text:p>
              </table:table-cell>
              <table:table-cell office:value-type="float" office:value="151.903322645571">
                <text:p>151.903322645571</text:p>
              </table:table-cell>
              <table:table-cell office:value-type="float" office:value="101.425861004388">
                <text:p>101.425861004388</text:p>
              </table:table-cell>
              <table:table-cell office:value-type="float" office:value="-253.329183649958">
                <text:p>-253.329183649958</text:p>
              </table:table-cell>
              <table:table-cell office:value-type="float" office:value="-50.7129305021939">
                <text:p>-50.71293050219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84375">
                <text:p>144.84375</text:p>
              </table:table-cell>
              <table:table-cell office:value-type="float" office:value="146.831088811551">
                <text:p>146.831088811551</text:p>
              </table:table-cell>
              <table:table-cell office:value-type="float" office:value="107.137006168319">
                <text:p>107.137006168319</text:p>
              </table:table-cell>
              <table:table-cell office:value-type="float" office:value="-253.96809497987">
                <text:p>-253.96809497987</text:p>
              </table:table-cell>
              <table:table-cell office:value-type="float" office:value="-53.5685030841595">
                <text:p>-53.56850308415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.25">
                <text:p>146.25</text:p>
              </table:table-cell>
              <table:table-cell office:value-type="float" office:value="141.670409419999">
                <text:p>141.670409419999</text:p>
              </table:table-cell>
              <table:table-cell office:value-type="float" office:value="112.783616005845">
                <text:p>112.783616005845</text:p>
              </table:table-cell>
              <table:table-cell office:value-type="float" office:value="-254.454025425844">
                <text:p>-254.454025425844</text:p>
              </table:table-cell>
              <table:table-cell office:value-type="float" office:value="-56.3918080029227">
                <text:p>-56.3918080029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.65625">
                <text:p>147.65625</text:p>
              </table:table-cell>
              <table:table-cell office:value-type="float" office:value="136.42439307121">
                <text:p>136.42439307121</text:p>
              </table:table-cell>
              <table:table-cell office:value-type="float" office:value="118.362289210341">
                <text:p>118.362289210341</text:p>
              </table:table-cell>
              <table:table-cell office:value-type="float" office:value="-254.78668228155">
                <text:p>-254.78668228155</text:p>
              </table:table-cell>
              <table:table-cell office:value-type="float" office:value="-59.1811446051703">
                <text:p>-59.18114460517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.0625">
                <text:p>149.0625</text:p>
              </table:table-cell>
              <table:table-cell office:value-type="float" office:value="131.096199769272">
                <text:p>131.096199769272</text:p>
              </table:table-cell>
              <table:table-cell office:value-type="float" office:value="123.869665397667">
                <text:p>123.869665397667</text:p>
              </table:table-cell>
              <table:table-cell office:value-type="float" office:value="-254.965865166938">
                <text:p>-254.965865166938</text:p>
              </table:table-cell>
              <table:table-cell office:value-type="float" office:value="-61.9348326988334">
                <text:p>-61.9348326988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46875">
                <text:p>150.46875</text:p>
              </table:table-cell>
              <table:table-cell office:value-type="float" office:value="125.689039018595">
                <text:p>125.689039018595</text:p>
              </table:table-cell>
              <table:table-cell office:value-type="float" office:value="129.302427130342">
                <text:p>129.302427130342</text:p>
              </table:table-cell>
              <table:table-cell office:value-type="float" office:value="-254.991466148937">
                <text:p>-254.991466148937</text:p>
              </table:table-cell>
              <table:table-cell office:value-type="float" office:value="-62.8445195092975">
                <text:p>-62.844519509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.875">
                <text:p>151.875</text:p>
              </table:table-cell>
              <table:table-cell office:value-type="float" office:value="120.206167890629">
                <text:p>120.206167890629</text:p>
              </table:table-cell>
              <table:table-cell office:value-type="float" office:value="134.657301915844">
                <text:p>134.657301915844</text:p>
              </table:table-cell>
              <table:table-cell office:value-type="float" office:value="-254.863469806473">
                <text:p>-254.863469806473</text:p>
              </table:table-cell>
              <table:table-cell office:value-type="float" office:value="-60.1030839453147">
                <text:p>-60.1030839453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.28125">
                <text:p>153.28125</text:p>
              </table:table-cell>
              <table:table-cell office:value-type="float" office:value="114.650889061925">
                <text:p>114.650889061925</text:p>
              </table:table-cell>
              <table:table-cell office:value-type="float" office:value="139.931064177832">
                <text:p>139.931064177832</text:p>
              </table:table-cell>
              <table:table-cell office:value-type="float" office:value="-254.581953239757">
                <text:p>-254.581953239757</text:p>
              </table:table-cell>
              <table:table-cell office:value-type="float" office:value="-57.3254445309623">
                <text:p>-57.32544453096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.6875">
                <text:p>154.6875</text:p>
              </table:table-cell>
              <table:table-cell office:value-type="float" office:value="109.026548824722">
                <text:p>109.026548824722</text:p>
              </table:table-cell>
              <table:table-cell office:value-type="float" office:value="145.120537199119">
                <text:p>145.120537199119</text:p>
              </table:table-cell>
              <table:table-cell office:value-type="float" office:value="-254.147086023841">
                <text:p>-254.147086023841</text:p>
              </table:table-cell>
              <table:table-cell office:value-type="float" office:value="-54.513274412361">
                <text:p>-54.513274412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.09375">
                <text:p>156.09375</text:p>
              </table:table-cell>
              <table:table-cell office:value-type="float" office:value="103.336535071272">
                <text:p>103.336535071272</text:p>
              </table:table-cell>
              <table:table-cell office:value-type="float" office:value="150.222595035204">
                <text:p>150.222595035204</text:p>
              </table:table-cell>
              <table:table-cell office:value-type="float" office:value="-253.559130106476">
                <text:p>-253.559130106476</text:p>
              </table:table-cell>
              <table:table-cell office:value-type="float" office:value="-51.6682675356362">
                <text:p>-51.66826753563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.5">
                <text:p>157.5</text:p>
              </table:table-cell>
              <table:table-cell office:value-type="float" office:value="97.5842752530979">
                <text:p>97.5842752530979</text:p>
              </table:table-cell>
              <table:table-cell office:value-type="float" office:value="155.234164397224">
                <text:p>155.234164397224</text:p>
              </table:table-cell>
              <table:table-cell office:value-type="float" office:value="-252.818439650322">
                <text:p>-252.818439650322</text:p>
              </table:table-cell>
              <table:table-cell office:value-type="float" office:value="-48.792137626549">
                <text:p>-48.792137626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.90625">
                <text:p>158.90625</text:p>
              </table:table-cell>
              <table:table-cell office:value-type="float" office:value="91.773234316422">
                <text:p>91.773234316422</text:p>
              </table:table-cell>
              <table:table-cell office:value-type="float" office:value="160.15222650319">
                <text:p>160.15222650319</text:p>
              </table:table-cell>
              <table:table-cell office:value-type="float" office:value="-251.925460819612">
                <text:p>-251.925460819612</text:p>
              </table:table-cell>
              <table:table-cell office:value-type="float" office:value="-45.886617158211">
                <text:p>-45.8866171582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.3125">
                <text:p>160.3125</text:p>
              </table:table-cell>
              <table:table-cell office:value-type="float" office:value="85.9069126150161">
                <text:p>85.9069126150161</text:p>
              </table:table-cell>
              <table:table-cell office:value-type="float" office:value="164.973818896389">
                <text:p>164.973818896389</text:p>
              </table:table-cell>
              <table:table-cell office:value-type="float" office:value="-250.880731511405">
                <text:p>-250.880731511405</text:p>
              </table:table-cell>
              <table:table-cell office:value-type="float" office:value="-42.9534563075081">
                <text:p>-42.9534563075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.71875">
                <text:p>161.71875</text:p>
              </table:table-cell>
              <table:table-cell office:value-type="float" office:value="79.9888438017173">
                <text:p>79.9888438017173</text:p>
              </table:table-cell>
              <table:table-cell office:value-type="float" office:value="169.696037229852">
                <text:p>169.696037229852</text:p>
              </table:table-cell>
              <table:table-cell office:value-type="float" office:value="-249.68488103157">
                <text:p>-249.68488103157</text:p>
              </table:table-cell>
              <table:table-cell office:value-type="float" office:value="-39.9944219008587">
                <text:p>-39.99442190085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.125">
                <text:p>163.125</text:p>
              </table:table-cell>
              <table:table-cell office:value-type="float" office:value="74.0225926998879">
                <text:p>74.0225926998879</text:p>
              </table:table-cell>
              <table:table-cell office:value-type="float" office:value="174.316037015832">
                <text:p>174.316037015832</text:p>
              </table:table-cell>
              <table:table-cell office:value-type="float" office:value="-248.33862971572">
                <text:p>-248.33862971572</text:p>
              </table:table-cell>
              <table:table-cell office:value-type="float" office:value="-37.011296349944">
                <text:p>-37.0112963499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53125">
                <text:p>164.53125</text:p>
              </table:table-cell>
              <table:table-cell office:value-type="float" office:value="68.0117531560991">
                <text:p>68.0117531560991</text:p>
              </table:table-cell>
              <table:table-cell office:value-type="float" office:value="178.83103533921">
                <text:p>178.83103533921</text:p>
              </table:table-cell>
              <table:table-cell office:value-type="float" office:value="-246.842788495309">
                <text:p>-246.842788495309</text:p>
              </table:table-cell>
              <table:table-cell office:value-type="float" office:value="-34.0058765780495">
                <text:p>-34.0058765780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.9375">
                <text:p>165.9375</text:p>
              </table:table-cell>
              <table:table-cell office:value-type="float" office:value="61.9599458753323">
                <text:p>61.9599458753323</text:p>
              </table:table-cell>
              <table:table-cell office:value-type="float" office:value="183.238312533823">
                <text:p>183.238312533823</text:p>
              </table:table-cell>
              <table:table-cell office:value-type="float" office:value="-245.198258409155">
                <text:p>-245.198258409155</text:p>
              </table:table-cell>
              <table:table-cell office:value-type="float" office:value="-30.9799729376661">
                <text:p>-30.9799729376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34375">
                <text:p>167.34375</text:p>
              </table:table-cell>
              <table:table-cell office:value-type="float" office:value="55.8708162400019">
                <text:p>55.8708162400019</text:p>
              </table:table-cell>
              <table:table-cell office:value-type="float" office:value="187.535213820687">
                <text:p>187.535213820687</text:p>
              </table:table-cell>
              <table:table-cell office:value-type="float" office:value="-243.406030060689">
                <text:p>-243.406030060689</text:p>
              </table:table-cell>
              <table:table-cell office:value-type="float" office:value="-27.9354081200009">
                <text:p>-27.9354081200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75">
                <text:p>168.75</text:p>
              </table:table-cell>
              <table:table-cell office:value-type="float" office:value="49.7480321141127">
                <text:p>49.7480321141127</text:p>
              </table:table-cell>
              <table:table-cell office:value-type="float" office:value="191.719150907139">
                <text:p>191.719150907139</text:p>
              </table:table-cell>
              <table:table-cell office:value-type="float" office:value="-241.467183021252">
                <text:p>-241.467183021252</text:p>
              </table:table-cell>
              <table:table-cell office:value-type="float" office:value="-24.8740160570564">
                <text:p>-24.87401605705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15625">
                <text:p>170.15625</text:p>
              </table:table-cell>
              <table:table-cell office:value-type="float" office:value="43.5952816338768">
                <text:p>43.5952816338768</text:p>
              </table:table-cell>
              <table:table-cell office:value-type="float" office:value="195.787603545926">
                <text:p>195.787603545926</text:p>
              </table:table-cell>
              <table:table-cell office:value-type="float" office:value="-239.382885179802">
                <text:p>-239.382885179802</text:p>
              </table:table-cell>
              <table:table-cell office:value-type="float" office:value="-21.7976408169384">
                <text:p>-21.7976408169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5625">
                <text:p>171.5625</text:p>
              </table:table-cell>
              <table:table-cell office:value-type="float" office:value="37.4162709861173">
                <text:p>37.4162709861173</text:p>
              </table:table-cell>
              <table:table-cell office:value-type="float" office:value="199.738121053306">
                <text:p>199.738121053306</text:p>
              </table:table-cell>
              <table:table-cell office:value-type="float" office:value="-237.154392039423">
                <text:p>-237.154392039423</text:p>
              </table:table-cell>
              <table:table-cell office:value-type="float" office:value="-18.7081354930586">
                <text:p>-18.70813549305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.96875">
                <text:p>172.96875</text:p>
              </table:table-cell>
              <table:table-cell office:value-type="float" office:value="31.2147221758002">
                <text:p>31.2147221758002</text:p>
              </table:table-cell>
              <table:table-cell office:value-type="float" office:value="203.568323785253">
                <text:p>203.568323785253</text:p>
              </table:table-cell>
              <table:table-cell office:value-type="float" office:value="-234.783045961053">
                <text:p>-234.783045961053</text:p>
              </table:table-cell>
              <table:table-cell office:value-type="float" office:value="-15.6073610879001">
                <text:p>-15.60736108790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.375">
                <text:p>174.375</text:p>
              </table:table-cell>
              <table:table-cell office:value-type="float" office:value="24.994370784038">
                <text:p>24.994370784038</text:p>
              </table:table-cell>
              <table:table-cell office:value-type="float" office:value="207.275904570862">
                <text:p>207.275904570862</text:p>
              </table:table-cell>
              <table:table-cell office:value-type="float" office:value="-232.2702753549">
                <text:p>-232.2702753549</text:p>
              </table:table-cell>
              <table:table-cell office:value-type="float" office:value="-12.497185392019">
                <text:p>-12.4971853920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.78125">
                <text:p>175.78125</text:p>
              </table:table-cell>
              <table:table-cell office:value-type="float" office:value="18.7589637179152">
                <text:p>18.7589637179152</text:p>
              </table:table-cell>
              <table:table-cell office:value-type="float" office:value="210.858630102103">
                <text:p>210.858630102103</text:p>
              </table:table-cell>
              <table:table-cell office:value-type="float" office:value="-229.617593820018">
                <text:p>-229.617593820018</text:p>
              </table:table-cell>
              <table:table-cell office:value-type="float" office:value="-9.37948185895758">
                <text:p>-9.379481858957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.1875">
                <text:p>177.1875</text:p>
              </table:table-cell>
              <table:table-cell office:value-type="float" office:value="12.5122569534916">
                <text:p>12.5122569534916</text:p>
              </table:table-cell>
              <table:table-cell office:value-type="float" office:value="214.314342279082">
                <text:p>214.314342279082</text:p>
              </table:table-cell>
              <table:table-cell office:value-type="float" office:value="-226.826599232573">
                <text:p>-226.826599232573</text:p>
              </table:table-cell>
              <table:table-cell office:value-type="float" office:value="-6.2561284767458">
                <text:p>-6.25612847674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.59375">
                <text:p>178.59375</text:p>
              </table:table-cell>
              <table:table-cell office:value-type="float" office:value="6.25801327334264">
                <text:p>6.25801327334264</text:p>
              </table:table-cell>
              <table:table-cell office:value-type="float" office:value="217.640959510001">
                <text:p>217.640959510001</text:p>
              </table:table-cell>
              <table:table-cell office:value-type="float" office:value="-223.898972783344">
                <text:p>-223.898972783344</text:p>
              </table:table-cell>
              <table:table-cell office:value-type="float" office:value="-3.12900663667132">
                <text:p>-3.129006636671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.40625">
                <text:p>181.40625</text:p>
              </table:table-cell>
              <table:table-cell office:value-type="float" office:value="-6.25801327334258">
                <text:p>-6.25801327334258</text:p>
              </table:table-cell>
              <table:table-cell office:value-type="float" office:value="223.898972783344">
                <text:p>223.898972783344</text:p>
              </table:table-cell>
              <table:table-cell office:value-type="float" office:value="-217.640959510001">
                <text:p>-217.640959510001</text:p>
              </table:table-cell>
              <table:table-cell office:value-type="float" office:value="3.12900663667132">
                <text:p>3.129006636671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.8125">
                <text:p>182.8125</text:p>
              </table:table-cell>
              <table:table-cell office:value-type="float" office:value="-12.5122569534916">
                <text:p>-12.5122569534916</text:p>
              </table:table-cell>
              <table:table-cell office:value-type="float" office:value="226.826599232573">
                <text:p>226.826599232573</text:p>
              </table:table-cell>
              <table:table-cell office:value-type="float" office:value="-214.314342279082">
                <text:p>-214.314342279082</text:p>
              </table:table-cell>
              <table:table-cell office:value-type="float" office:value="6.25612847674579">
                <text:p>6.256128476745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.21875">
                <text:p>184.21875</text:p>
              </table:table-cell>
              <table:table-cell office:value-type="float" office:value="-18.7589637179152">
                <text:p>-18.7589637179152</text:p>
              </table:table-cell>
              <table:table-cell office:value-type="float" office:value="229.617593820018">
                <text:p>229.617593820018</text:p>
              </table:table-cell>
              <table:table-cell office:value-type="float" office:value="-210.858630102103">
                <text:p>-210.858630102103</text:p>
              </table:table-cell>
              <table:table-cell office:value-type="float" office:value="9.37948185895759">
                <text:p>9.379481858957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.625">
                <text:p>185.625</text:p>
              </table:table-cell>
              <table:table-cell office:value-type="float" office:value="-24.9943707840379">
                <text:p>-24.9943707840379</text:p>
              </table:table-cell>
              <table:table-cell office:value-type="float" office:value="232.2702753549">
                <text:p>232.2702753549</text:p>
              </table:table-cell>
              <table:table-cell office:value-type="float" office:value="-207.275904570862">
                <text:p>-207.275904570862</text:p>
              </table:table-cell>
              <table:table-cell office:value-type="float" office:value="12.497185392019">
                <text:p>12.4971853920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.03125">
                <text:p>187.03125</text:p>
              </table:table-cell>
              <table:table-cell office:value-type="float" office:value="-31.2147221758001">
                <text:p>-31.2147221758001</text:p>
              </table:table-cell>
              <table:table-cell office:value-type="float" office:value="234.783045961053">
                <text:p>234.783045961053</text:p>
              </table:table-cell>
              <table:table-cell office:value-type="float" office:value="-203.568323785253">
                <text:p>-203.568323785253</text:p>
              </table:table-cell>
              <table:table-cell office:value-type="float" office:value="15.6073610879">
                <text:p>15.6073610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.4375">
                <text:p>188.4375</text:p>
              </table:table-cell>
              <table:table-cell office:value-type="float" office:value="-37.4162709861172">
                <text:p>-37.4162709861172</text:p>
              </table:table-cell>
              <table:table-cell office:value-type="float" office:value="237.154392039423">
                <text:p>237.154392039423</text:p>
              </table:table-cell>
              <table:table-cell office:value-type="float" office:value="-199.738121053306">
                <text:p>-199.738121053306</text:p>
              </table:table-cell>
              <table:table-cell office:value-type="float" office:value="18.7081354930586">
                <text:p>18.7081354930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.84375">
                <text:p>189.84375</text:p>
              </table:table-cell>
              <table:table-cell office:value-type="float" office:value="-43.5952816338767">
                <text:p>-43.5952816338767</text:p>
              </table:table-cell>
              <table:table-cell office:value-type="float" office:value="239.382885179802">
                <text:p>239.382885179802</text:p>
              </table:table-cell>
              <table:table-cell office:value-type="float" office:value="-195.787603545926">
                <text:p>-195.787603545926</text:p>
              </table:table-cell>
              <table:table-cell office:value-type="float" office:value="21.7976408169384">
                <text:p>21.7976408169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.25">
                <text:p>191.25</text:p>
              </table:table-cell>
              <table:table-cell office:value-type="float" office:value="-49.7480321141127">
                <text:p>-49.7480321141127</text:p>
              </table:table-cell>
              <table:table-cell office:value-type="float" office:value="241.467183021252">
                <text:p>241.467183021252</text:p>
              </table:table-cell>
              <table:table-cell office:value-type="float" office:value="-191.719150907139">
                <text:p>-191.719150907139</text:p>
              </table:table-cell>
              <table:table-cell office:value-type="float" office:value="24.8740160570564">
                <text:p>24.87401605705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.65625">
                <text:p>192.65625</text:p>
              </table:table-cell>
              <table:table-cell office:value-type="float" office:value="-55.8708162400018">
                <text:p>-55.8708162400018</text:p>
              </table:table-cell>
              <table:table-cell office:value-type="float" office:value="243.406030060689">
                <text:p>243.406030060689</text:p>
              </table:table-cell>
              <table:table-cell office:value-type="float" office:value="-187.535213820687">
                <text:p>-187.535213820687</text:p>
              </table:table-cell>
              <table:table-cell office:value-type="float" office:value="27.9354081200009">
                <text:p>27.93540812000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0625">
                <text:p>194.0625</text:p>
              </table:table-cell>
              <table:table-cell office:value-type="float" office:value="-61.9599458753323">
                <text:p>-61.9599458753323</text:p>
              </table:table-cell>
              <table:table-cell office:value-type="float" office:value="245.198258409155">
                <text:p>245.198258409155</text:p>
              </table:table-cell>
              <table:table-cell office:value-type="float" office:value="-183.238312533823">
                <text:p>-183.238312533823</text:p>
              </table:table-cell>
              <table:table-cell office:value-type="float" office:value="30.9799729376661">
                <text:p>30.97997293766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5.46875">
                <text:p>195.46875</text:p>
              </table:table-cell>
              <table:table-cell office:value-type="float" office:value="-68.0117531560991">
                <text:p>-68.0117531560991</text:p>
              </table:table-cell>
              <table:table-cell office:value-type="float" office:value="246.842788495309">
                <text:p>246.842788495309</text:p>
              </table:table-cell>
              <table:table-cell office:value-type="float" office:value="-178.83103533921">
                <text:p>-178.83103533921</text:p>
              </table:table-cell>
              <table:table-cell office:value-type="float" office:value="34.0058765780496">
                <text:p>34.00587657804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.875">
                <text:p>196.875</text:p>
              </table:table-cell>
              <table:table-cell office:value-type="float" office:value="-74.0225926998878">
                <text:p>-74.0225926998878</text:p>
              </table:table-cell>
              <table:table-cell office:value-type="float" office:value="248.33862971572">
                <text:p>248.33862971572</text:p>
              </table:table-cell>
              <table:table-cell office:value-type="float" office:value="-174.316037015832">
                <text:p>-174.316037015832</text:p>
              </table:table-cell>
              <table:table-cell office:value-type="float" office:value="37.0112963499439">
                <text:p>37.01129634994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8.28125">
                <text:p>198.28125</text:p>
              </table:table-cell>
              <table:table-cell office:value-type="float" office:value="-79.9888438017174">
                <text:p>-79.9888438017174</text:p>
              </table:table-cell>
              <table:table-cell office:value-type="float" office:value="249.68488103157">
                <text:p>249.68488103157</text:p>
              </table:table-cell>
              <table:table-cell office:value-type="float" office:value="-169.696037229852">
                <text:p>-169.696037229852</text:p>
              </table:table-cell>
              <table:table-cell office:value-type="float" office:value="39.9944219008587">
                <text:p>39.9944219008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.6875">
                <text:p>199.6875</text:p>
              </table:table-cell>
              <table:table-cell office:value-type="float" office:value="-85.9069126150161">
                <text:p>-85.9069126150161</text:p>
              </table:table-cell>
              <table:table-cell office:value-type="float" office:value="250.880731511405">
                <text:p>250.880731511405</text:p>
              </table:table-cell>
              <table:table-cell office:value-type="float" office:value="-164.973818896389">
                <text:p>-164.973818896389</text:p>
              </table:table-cell>
              <table:table-cell office:value-type="float" office:value="42.953456307508">
                <text:p>42.9534563075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.09375">
                <text:p>201.09375</text:p>
              </table:table-cell>
              <table:table-cell office:value-type="float" office:value="-91.773234316422">
                <text:p>-91.773234316422</text:p>
              </table:table-cell>
              <table:table-cell office:value-type="float" office:value="251.925460819612">
                <text:p>251.925460819612</text:p>
              </table:table-cell>
              <table:table-cell office:value-type="float" office:value="-160.15222650319">
                <text:p>-160.15222650319</text:p>
              </table:table-cell>
              <table:table-cell office:value-type="float" office:value="45.886617158211">
                <text:p>45.886617158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.5">
                <text:p>202.5</text:p>
              </table:table-cell>
              <table:table-cell office:value-type="float" office:value="-97.5842752530979">
                <text:p>-97.5842752530979</text:p>
              </table:table-cell>
              <table:table-cell office:value-type="float" office:value="252.818439650322">
                <text:p>252.818439650322</text:p>
              </table:table-cell>
              <table:table-cell office:value-type="float" office:value="-155.234164397224">
                <text:p>-155.234164397224</text:p>
              </table:table-cell>
              <table:table-cell office:value-type="float" office:value="48.7921376265489">
                <text:p>48.79213762654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.90625">
                <text:p>203.90625</text:p>
              </table:table-cell>
              <table:table-cell office:value-type="float" office:value="-103.336535071272">
                <text:p>-103.336535071272</text:p>
              </table:table-cell>
              <table:table-cell office:value-type="float" office:value="253.559130106476">
                <text:p>253.559130106476</text:p>
              </table:table-cell>
              <table:table-cell office:value-type="float" office:value="-150.222595035204">
                <text:p>-150.222595035204</text:p>
              </table:table-cell>
              <table:table-cell office:value-type="float" office:value="51.6682675356362">
                <text:p>51.66826753563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.3125">
                <text:p>205.3125</text:p>
              </table:table-cell>
              <table:table-cell office:value-type="float" office:value="-109.026548824722">
                <text:p>-109.026548824722</text:p>
              </table:table-cell>
              <table:table-cell office:value-type="float" office:value="254.147086023841">
                <text:p>254.147086023841</text:p>
              </table:table-cell>
              <table:table-cell office:value-type="float" office:value="-145.120537199119">
                <text:p>-145.120537199119</text:p>
              </table:table-cell>
              <table:table-cell office:value-type="float" office:value="54.5132744123609">
                <text:p>54.513274412360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.71875">
                <text:p>206.71875</text:p>
              </table:table-cell>
              <table:table-cell office:value-type="float" office:value="-114.650889061925">
                <text:p>-114.650889061925</text:p>
              </table:table-cell>
              <table:table-cell office:value-type="float" office:value="254.581953239757">
                <text:p>254.581953239757</text:p>
              </table:table-cell>
              <table:table-cell office:value-type="float" office:value="-139.931064177832">
                <text:p>-139.931064177832</text:p>
              </table:table-cell>
              <table:table-cell office:value-type="float" office:value="57.3254445309624">
                <text:p>57.32544453096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.125">
                <text:p>208.125</text:p>
              </table:table-cell>
              <table:table-cell office:value-type="float" office:value="-120.206167890629">
                <text:p>-120.206167890629</text:p>
              </table:table-cell>
              <table:table-cell office:value-type="float" office:value="254.863469806473">
                <text:p>254.863469806473</text:p>
              </table:table-cell>
              <table:table-cell office:value-type="float" office:value="-134.657301915844">
                <text:p>-134.657301915844</text:p>
              </table:table-cell>
              <table:table-cell office:value-type="float" office:value="60.1030839453147">
                <text:p>60.10308394531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.53125">
                <text:p>209.53125</text:p>
              </table:table-cell>
              <table:table-cell office:value-type="float" office:value="-125.689039018595">
                <text:p>-125.689039018595</text:p>
              </table:table-cell>
              <table:table-cell office:value-type="float" office:value="254.991466148937">
                <text:p>254.991466148937</text:p>
              </table:table-cell>
              <table:table-cell office:value-type="float" office:value="-129.302427130342">
                <text:p>-129.302427130342</text:p>
              </table:table-cell>
              <table:table-cell office:value-type="float" office:value="62.8445195092975">
                <text:p>62.84451950929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.9375">
                <text:p>210.9375</text:p>
              </table:table-cell>
              <table:table-cell office:value-type="float" office:value="-131.096199769272">
                <text:p>-131.096199769272</text:p>
              </table:table-cell>
              <table:table-cell office:value-type="float" office:value="254.965865166938">
                <text:p>254.965865166938</text:p>
              </table:table-cell>
              <table:table-cell office:value-type="float" office:value="-123.869665397667">
                <text:p>-123.869665397667</text:p>
              </table:table-cell>
              <table:table-cell office:value-type="float" office:value="61.9348326988334">
                <text:p>61.93483269883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.34375">
                <text:p>212.34375</text:p>
              </table:table-cell>
              <table:table-cell office:value-type="float" office:value="-136.42439307121">
                <text:p>-136.42439307121</text:p>
              </table:table-cell>
              <table:table-cell office:value-type="float" office:value="254.78668228155">
                <text:p>254.78668228155</text:p>
              </table:table-cell>
              <table:table-cell office:value-type="float" office:value="-118.362289210341">
                <text:p>-118.362289210341</text:p>
              </table:table-cell>
              <table:table-cell office:value-type="float" office:value="59.1811446051704">
                <text:p>59.1811446051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3.75">
                <text:p>213.75</text:p>
              </table:table-cell>
              <table:table-cell office:value-type="float" office:value="-141.670409419999">
                <text:p>-141.670409419999</text:p>
              </table:table-cell>
              <table:table-cell office:value-type="float" office:value="254.454025425844">
                <text:p>254.454025425844</text:p>
              </table:table-cell>
              <table:table-cell office:value-type="float" office:value="-112.783616005845">
                <text:p>-112.783616005845</text:p>
              </table:table-cell>
              <table:table-cell office:value-type="float" office:value="56.3918080029227">
                <text:p>56.39180800292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.15625">
                <text:p>215.15625</text:p>
              </table:table-cell>
              <table:table-cell office:value-type="float" office:value="-146.831088811551">
                <text:p>-146.831088811551</text:p>
              </table:table-cell>
              <table:table-cell office:value-type="float" office:value="253.96809497987">
                <text:p>253.96809497987</text:p>
              </table:table-cell>
              <table:table-cell office:value-type="float" office:value="-107.137006168319">
                <text:p>-107.137006168319</text:p>
              </table:table-cell>
              <table:table-cell office:value-type="float" office:value="53.5685030841596">
                <text:p>53.56850308415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.5625">
                <text:p>216.5625</text:p>
              </table:table-cell>
              <table:table-cell office:value-type="float" office:value="-151.903322645571">
                <text:p>-151.903322645571</text:p>
              </table:table-cell>
              <table:table-cell office:value-type="float" office:value="253.329183649958">
                <text:p>253.329183649958</text:p>
              </table:table-cell>
              <table:table-cell office:value-type="float" office:value="-101.425861004388">
                <text:p>-101.425861004388</text:p>
              </table:table-cell>
              <table:table-cell office:value-type="float" office:value="50.7129305021939">
                <text:p>50.7129305021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.96875">
                <text:p>217.96875</text:p>
              </table:table-cell>
              <table:table-cell office:value-type="float" office:value="-156.88405559806">
                <text:p>-156.88405559806</text:p>
              </table:table-cell>
              <table:table-cell office:value-type="float" office:value="252.537676292405">
                <text:p>252.537676292405</text:p>
              </table:table-cell>
              <table:table-cell office:value-type="float" office:value="-95.6536206943448">
                <text:p>-95.6536206943448</text:p>
              </table:table-cell>
              <table:table-cell office:value-type="float" office:value="47.8268103471724">
                <text:p>47.82681034717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9.375">
                <text:p>219.375</text:p>
              </table:table-cell>
              <table:table-cell office:value-type="float" office:value="-161.77028746173">
                <text:p>-161.77028746173</text:p>
              </table:table-cell>
              <table:table-cell office:value-type="float" office:value="251.594049681644">
                <text:p>251.594049681644</text:p>
              </table:table-cell>
              <table:table-cell office:value-type="float" office:value="-89.8237622199147">
                <text:p>-89.8237622199147</text:p>
              </table:table-cell>
              <table:table-cell office:value-type="float" office:value="44.9118811099573">
                <text:p>44.91188110995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.78125">
                <text:p>220.78125</text:p>
              </table:table-cell>
              <table:table-cell office:value-type="float" office:value="-166.559074953213">
                <text:p>-166.559074953213</text:p>
              </table:table-cell>
              <table:table-cell office:value-type="float" office:value="250.498872223063">
                <text:p>250.498872223063</text:p>
              </table:table-cell>
              <table:table-cell office:value-type="float" office:value="-83.9397972698498">
                <text:p>-83.9397972698498</text:p>
              </table:table-cell>
              <table:table-cell office:value-type="float" office:value="41.969898634925">
                <text:p>41.9698986349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2.1875">
                <text:p>222.1875</text:p>
              </table:table-cell>
              <table:table-cell office:value-type="float" office:value="-171.24753348599">
                <text:p>-171.24753348599</text:p>
              </table:table-cell>
              <table:table-cell office:value-type="float" office:value="249.252803610611">
                <text:p>249.252803610611</text:p>
              </table:table-cell>
              <table:table-cell office:value-type="float" office:value="-78.0052701246211">
                <text:p>-78.0052701246211</text:p>
              </table:table-cell>
              <table:table-cell office:value-type="float" office:value="39.0026350623106">
                <text:p>39.0026350623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3.59375">
                <text:p>223.59375</text:p>
              </table:table-cell>
              <table:table-cell office:value-type="float" office:value="-175.832838907952">
                <text:p>-175.832838907952</text:p>
              </table:table-cell>
              <table:table-cell office:value-type="float" office:value="247.856594429426">
                <text:p>247.856594429426</text:p>
              </table:table-cell>
              <table:table-cell office:value-type="float" office:value="-72.0237555214742">
                <text:p>-72.0237555214742</text:p>
              </table:table-cell>
              <table:table-cell office:value-type="float" office:value="36.0118777607371">
                <text:p>36.011877760737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">
                <text:p>22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6.40625">
                <text:p>226.40625</text:p>
              </table:table-cell>
              <table:table-cell office:value-type="float" office:value="-184.683006152624">
                <text:p>-184.683006152624</text:p>
              </table:table-cell>
              <table:table-cell office:value-type="float" office:value="244.617208390135">
                <text:p>244.617208390135</text:p>
              </table:table-cell>
              <table:table-cell office:value-type="float" office:value="-59.9342022375113">
                <text:p>-59.9342022375113</text:p>
              </table:table-cell>
              <table:table-cell office:value-type="float" office:value="29.9671011187557">
                <text:p>29.96710111875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.8125">
                <text:p>227.8125</text:p>
              </table:table-cell>
              <table:table-cell office:value-type="float" office:value="-188.942536965515">
                <text:p>-188.942536965515</text:p>
              </table:table-cell>
              <table:table-cell office:value-type="float" office:value="242.775982817051">
                <text:p>242.775982817051</text:p>
              </table:table-cell>
              <table:table-cell office:value-type="float" office:value="-53.8334458515361">
                <text:p>-53.8334458515361</text:p>
              </table:table-cell>
              <table:table-cell office:value-type="float" office:value="26.9167229257681">
                <text:p>26.91672292576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.21875">
                <text:p>229.21875</text:p>
              </table:table-cell>
              <table:table-cell office:value-type="float" office:value="-193.088255859154">
                <text:p>-193.088255859154</text:p>
              </table:table-cell>
              <table:table-cell office:value-type="float" office:value="240.788518069896">
                <text:p>240.788518069896</text:p>
              </table:table-cell>
              <table:table-cell office:value-type="float" office:value="-47.7002622107422">
                <text:p>-47.7002622107422</text:p>
              </table:table-cell>
              <table:table-cell office:value-type="float" office:value="23.8501311053711">
                <text:p>23.85013110537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.625">
                <text:p>230.625</text:p>
              </table:table-cell>
              <table:table-cell office:value-type="float" office:value="-197.117665607498">
                <text:p>-197.117665607498</text:p>
              </table:table-cell>
              <table:table-cell office:value-type="float" office:value="238.656011323118">
                <text:p>238.656011323118</text:p>
              </table:table-cell>
              <table:table-cell office:value-type="float" office:value="-41.5383457156202">
                <text:p>-41.5383457156202</text:p>
              </table:table-cell>
              <table:table-cell office:value-type="float" office:value="20.7691728578101">
                <text:p>20.76917285781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2.03125">
                <text:p>232.03125</text:p>
              </table:table-cell>
              <table:table-cell office:value-type="float" office:value="-201.028339044785">
                <text:p>-201.028339044785</text:p>
              </table:table-cell>
              <table:table-cell office:value-type="float" office:value="236.379747119042">
                <text:p>236.379747119042</text:p>
              </table:table-cell>
              <table:table-cell office:value-type="float" office:value="-35.3514080742579">
                <text:p>-35.3514080742579</text:p>
              </table:table-cell>
              <table:table-cell office:value-type="float" office:value="17.6757040371289">
                <text:p>17.6757040371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.4375">
                <text:p>233.4375</text:p>
              </table:table-cell>
              <table:table-cell office:value-type="float" office:value="-204.817920527565">
                <text:p>-204.817920527565</text:p>
              </table:table-cell>
              <table:table-cell office:value-type="float" office:value="233.96109659411">
                <text:p>233.96109659411</text:p>
              </table:table-cell>
              <table:table-cell office:value-type="float" office:value="-29.1431760665459">
                <text:p>-29.1431760665459</text:p>
              </table:table-cell>
              <table:table-cell office:value-type="float" office:value="14.5715880332729">
                <text:p>14.57158803327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4.84375">
                <text:p>234.84375</text:p>
              </table:table-cell>
              <table:table-cell office:value-type="float" office:value="-208.484127353654">
                <text:p>-208.484127353654</text:p>
              </table:table-cell>
              <table:table-cell office:value-type="float" office:value="231.401516652959">
                <text:p>231.401516652959</text:p>
              </table:table-cell>
              <table:table-cell office:value-type="float" office:value="-22.917389299305">
                <text:p>-22.917389299305</text:p>
              </table:table-cell>
              <table:table-cell office:value-type="float" office:value="11.4586946496525">
                <text:p>11.45869464965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.25">
                <text:p>236.25</text:p>
              </table:table-cell>
              <table:table-cell office:value-type="float" office:value="-212.024751137149">
                <text:p>-212.024751137149</text:p>
              </table:table-cell>
              <table:table-cell office:value-type="float" office:value="228.702549090836">
                <text:p>228.702549090836</text:p>
              </table:table-cell>
              <table:table-cell office:value-type="float" office:value="-16.6777979536864">
                <text:p>-16.6777979536864</text:p>
              </table:table-cell>
              <table:table-cell office:value-type="float" office:value="8.33889897684325">
                <text:p>8.338898976843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.65625">
                <text:p>237.65625</text:p>
              </table:table-cell>
              <table:table-cell office:value-type="float" office:value="-215.437659138675">
                <text:p>-215.437659138675</text:p>
              </table:table-cell>
              <table:table-cell office:value-type="float" office:value="225.865819664879">
                <text:p>225.865819664879</text:p>
              </table:table-cell>
              <table:table-cell office:value-type="float" office:value="-10.4281605262037">
                <text:p>-10.4281605262037</text:p>
              </table:table-cell>
              <table:table-cell office:value-type="float" office:value="5.21408026310191">
                <text:p>5.214080263101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9.0625">
                <text:p>239.0625</text:p>
              </table:table-cell>
              <table:table-cell office:value-type="float" office:value="-218.720795550069">
                <text:p>-218.720795550069</text:p>
              </table:table-cell>
              <table:table-cell office:value-type="float" office:value="222.893037114823">
                <text:p>222.893037114823</text:p>
              </table:table-cell>
              <table:table-cell office:value-type="float" office:value="-4.1722415647541">
                <text:p>-4.1722415647541</text:p>
              </table:table-cell>
              <table:table-cell office:value-type="float" office:value="2.08612078237707">
                <text:p>2.086120782377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.46875">
                <text:p>240.46875</text:p>
              </table:table-cell>
              <table:table-cell office:value-type="float" office:value="-221.872182732721">
                <text:p>-221.872182732721</text:p>
              </table:table-cell>
              <table:table-cell office:value-type="float" office:value="219.785992133717">
                <text:p>219.785992133717</text:p>
              </table:table-cell>
              <table:table-cell office:value-type="float" office:value="2.08619059900397">
                <text:p>2.08619059900397</text:p>
              </table:table-cell>
              <table:table-cell office:value-type="float" office:value="-1.04309529950199">
                <text:p>-1.04309529950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875">
                <text:p>241.875</text:p>
              </table:table-cell>
              <table:table-cell office:value-type="float" office:value="-224.88992240883">
                <text:p>-224.88992240883</text:p>
              </table:table-cell>
              <table:table-cell office:value-type="float" office:value="216.546556289278">
                <text:p>216.546556289278</text:p>
              </table:table-cell>
              <table:table-cell office:value-type="float" office:value="8.3433661195529">
                <text:p>8.3433661195529</text:p>
              </table:table-cell>
              <table:table-cell office:value-type="float" office:value="-4.17168305977644">
                <text:p>-4.171683059776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.28125">
                <text:p>243.28125</text:p>
              </table:table-cell>
              <table:table-cell office:value-type="float" office:value="-227.772196804856">
                <text:p>-227.772196804856</text:p>
              </table:table-cell>
              <table:table-cell office:value-type="float" office:value="213.176680896526">
                <text:p>213.176680896526</text:p>
              </table:table-cell>
              <table:table-cell office:value-type="float" office:value="14.59551590833">
                <text:p>14.59551590833</text:p>
              </table:table-cell>
              <table:table-cell office:value-type="float" office:value="-7.29775795416498">
                <text:p>-7.297757954164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.6875">
                <text:p>244.6875</text:p>
              </table:table-cell>
              <table:table-cell office:value-type="float" office:value="-230.517269746478">
                <text:p>-230.517269746478</text:p>
              </table:table-cell>
              <table:table-cell office:value-type="float" office:value="209.678395842393">
                <text:p>209.678395842393</text:p>
              </table:table-cell>
              <table:table-cell office:value-type="float" office:value="20.8388739040853">
                <text:p>20.8388739040853</text:p>
              </table:table-cell>
              <table:table-cell office:value-type="float" office:value="-10.4194369520427">
                <text:p>-10.41943695204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6.09375">
                <text:p>246.09375</text:p>
              </table:table-cell>
              <table:table-cell office:value-type="float" office:value="-233.1234877044">
                <text:p>-233.1234877044</text:p>
              </table:table-cell>
              <table:table-cell office:value-type="float" office:value="206.053808362984">
                <text:p>206.053808362984</text:p>
              </table:table-cell>
              <table:table-cell office:value-type="float" office:value="27.0696793414166">
                <text:p>27.0696793414166</text:p>
              </table:table-cell>
              <table:table-cell office:value-type="float" office:value="-13.5348396707084">
                <text:p>-13.5348396707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7.5">
                <text:p>247.5</text:p>
              </table:table-cell>
              <table:table-cell office:value-type="float" office:value="-235.589280790378">
                <text:p>-235.589280790378</text:p>
              </table:table-cell>
              <table:table-cell office:value-type="float" office:value="202.305101774265">
                <text:p>202.305101774265</text:p>
              </table:table-cell>
              <table:table-cell office:value-type="float" office:value="33.2841790161131">
                <text:p>33.2841790161131</text:p>
              </table:table-cell>
              <table:table-cell office:value-type="float" office:value="-16.6420895080566">
                <text:p>-16.6420895080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.90625">
                <text:p>248.90625</text:p>
              </table:table-cell>
              <table:table-cell office:value-type="float" office:value="-237.913163702858">
                <text:p>-237.913163702858</text:p>
              </table:table-cell>
              <table:table-cell office:value-type="float" office:value="198.434534156912">
                <text:p>198.434534156912</text:p>
              </table:table-cell>
              <table:table-cell office:value-type="float" office:value="39.4786295459458">
                <text:p>39.4786295459458</text:p>
              </table:table-cell>
              <table:table-cell office:value-type="float" office:value="-19.739314772973">
                <text:p>-19.7393147729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.3125">
                <text:p>250.3125</text:p>
              </table:table-cell>
              <table:table-cell office:value-type="float" office:value="-240.09373662167">
                <text:p>-240.09373662167</text:p>
              </table:table-cell>
              <table:table-cell office:value-type="float" office:value="194.444436996129">
                <text:p>194.444436996129</text:p>
              </table:table-cell>
              <table:table-cell office:value-type="float" office:value="45.6492996255414">
                <text:p>45.6492996255414</text:p>
              </table:table-cell>
              <table:table-cell office:value-type="float" office:value="-22.8246498127707">
                <text:p>-22.8246498127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1.71875">
                <text:p>251.71875</text:p>
              </table:table-cell>
              <table:table-cell office:value-type="float" office:value="-242.129686051224">
                <text:p>-242.129686051224</text:p>
              </table:table-cell>
              <table:table-cell office:value-type="float" office:value="190.337213777245">
                <text:p>190.337213777245</text:p>
              </table:table-cell>
              <table:table-cell office:value-type="float" office:value="51.7924722739796">
                <text:p>51.7924722739796</text:p>
              </table:table-cell>
              <table:table-cell office:value-type="float" office:value="-25.8962361369898">
                <text:p>-25.89623613698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.125">
                <text:p>253.125</text:p>
              </table:table-cell>
              <table:table-cell office:value-type="float" office:value="-244.019785611713">
                <text:p>-244.019785611713</text:p>
              </table:table-cell>
              <table:table-cell office:value-type="float" office:value="186.115338537948">
                <text:p>186.115338537948</text:p>
              </table:table-cell>
              <table:table-cell office:value-type="float" office:value="57.9044470737652">
                <text:p>57.9044470737652</text:p>
              </table:table-cell>
              <table:table-cell office:value-type="float" office:value="-28.9522235368826">
                <text:p>-28.95222353688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4.53125">
                <text:p>254.53125</text:p>
              </table:table-cell>
              <table:table-cell office:value-type="float" office:value="-245.762896777837">
                <text:p>-245.762896777837</text:p>
              </table:table-cell>
              <table:table-cell office:value-type="float" office:value="181.781354378017">
                <text:p>181.781354378017</text:p>
              </table:table-cell>
              <table:table-cell office:value-type="float" office:value="63.9815423998203">
                <text:p>63.9815423998203</text:p>
              </table:table-cell>
              <table:table-cell office:value-type="float" office:value="-31.9907711999102">
                <text:p>-31.9907711999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.9375">
                <text:p>255.9375</text:p>
              </table:table-cell>
              <table:table-cell office:value-type="float" office:value="-247.357969564609">
                <text:p>-247.357969564609</text:p>
              </table:table-cell>
              <table:table-cell office:value-type="float" office:value="177.337871927451">
                <text:p>177.337871927451</text:p>
              </table:table-cell>
              <table:table-cell office:value-type="float" office:value="70.0200976371577">
                <text:p>70.0200976371577</text:p>
              </table:table-cell>
              <table:table-cell office:value-type="float" office:value="-35.0100488185789">
                <text:p>-35.01004881857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7.34375">
                <text:p>257.34375</text:p>
              </table:table-cell>
              <table:table-cell office:value-type="float" office:value="-248.804043159825">
                <text:p>-248.804043159825</text:p>
              </table:table-cell>
              <table:table-cell office:value-type="float" office:value="172.787567773926">
                <text:p>172.787567773926</text:p>
              </table:table-cell>
              <table:table-cell office:value-type="float" office:value="76.0164753858986">
                <text:p>76.0164753858986</text:p>
              </table:table-cell>
              <table:table-cell office:value-type="float" office:value="-38.0082376929493">
                <text:p>-38.00823769294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8.75">
                <text:p>258.75</text:p>
              </table:table-cell>
              <table:table-cell office:value-type="float" office:value="-250.100246502824">
                <text:p>-250.100246502824</text:p>
              </table:table-cell>
              <table:table-cell office:value-type="float" office:value="168.133182850518">
                <text:p>168.133182850518</text:p>
              </table:table-cell>
              <table:table-cell office:value-type="float" office:value="81.9670636523062">
                <text:p>81.9670636523062</text:p>
              </table:table-cell>
              <table:table-cell office:value-type="float" office:value="-40.9835318261531">
                <text:p>-40.9835318261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.15625">
                <text:p>260.15625</text:p>
              </table:table-cell>
              <table:table-cell office:value-type="float" office:value="-251.24579880918">
                <text:p>-251.24579880918</text:p>
              </table:table-cell>
              <table:table-cell office:value-type="float" office:value="163.377520784665">
                <text:p>163.377520784665</text:p>
              </table:table-cell>
              <table:table-cell office:value-type="float" office:value="87.8682780245154">
                <text:p>87.8682780245154</text:p>
              </table:table-cell>
              <table:table-cell office:value-type="float" office:value="-43.9341390122577">
                <text:p>-43.93413901225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.5625">
                <text:p>261.5625</text:p>
              </table:table-cell>
              <table:table-cell office:value-type="float" office:value="-252.240010041019">
                <text:p>-252.240010041019</text:p>
              </table:table-cell>
              <table:table-cell office:value-type="float" office:value="158.52344620937">
                <text:p>158.52344620937</text:p>
              </table:table-cell>
              <table:table-cell office:value-type="float" office:value="93.7165638316493">
                <text:p>93.7165638316493</text:p>
              </table:table-cell>
              <table:table-cell office:value-type="float" office:value="-46.8582819158247">
                <text:p>-46.85828191582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2.96875">
                <text:p>262.96875</text:p>
              </table:table-cell>
              <table:table-cell office:value-type="float" office:value="-253.082281322671">
                <text:p>-253.082281322671</text:p>
              </table:table-cell>
              <table:table-cell office:value-type="float" office:value="153.573883037652">
                <text:p>153.573883037652</text:p>
              </table:table-cell>
              <table:table-cell office:value-type="float" office:value="99.508398285019">
                <text:p>99.508398285019</text:p>
              </table:table-cell>
              <table:table-cell office:value-type="float" office:value="-49.7541991425096">
                <text:p>-49.7541991425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4.375">
                <text:p>264.375</text:p>
              </table:table-cell>
              <table:table-cell office:value-type="float" office:value="-253.77210530141">
                <text:p>-253.77210530141</text:p>
              </table:table-cell>
              <table:table-cell office:value-type="float" office:value="148.53181270129">
                <text:p>148.53181270129</text:p>
              </table:table-cell>
              <table:table-cell office:value-type="float" office:value="105.240292600121">
                <text:p>105.240292600121</text:p>
              </table:table-cell>
              <table:table-cell office:value-type="float" office:value="-52.6201463000603">
                <text:p>-52.62014630006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5.78125">
                <text:p>265.78125</text:p>
              </table:table-cell>
              <table:table-cell office:value-type="float" office:value="-254.309066453066">
                <text:p>-254.309066453066</text:p>
              </table:table-cell>
              <table:table-cell office:value-type="float" office:value="143.400272354918">
                <text:p>143.400272354918</text:p>
              </table:table-cell>
              <table:table-cell office:value-type="float" office:value="110.908794098148">
                <text:p>110.908794098148</text:p>
              </table:table-cell>
              <table:table-cell office:value-type="float" office:value="-55.4543970490739">
                <text:p>-55.4543970490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.1875">
                <text:p>267.1875</text:p>
              </table:table-cell>
              <table:table-cell office:value-type="float" office:value="-254.692841332319">
                <text:p>-254.692841332319</text:p>
              </table:table-cell>
              <table:table-cell office:value-type="float" office:value="138.182353046562">
                <text:p>138.182353046562</text:p>
              </table:table-cell>
              <table:table-cell office:value-type="float" office:value="116.510488285757">
                <text:p>116.510488285757</text:p>
              </table:table-cell>
              <table:table-cell office:value-type="float" office:value="-58.2552441428786">
                <text:p>-58.25524414287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.59375">
                <text:p>268.59375</text:p>
              </table:table-cell>
              <table:table-cell office:value-type="float" office:value="-254.923198767532">
                <text:p>-254.923198767532</text:p>
              </table:table-cell>
              <table:table-cell office:value-type="float" office:value="132.881197855701">
                <text:p>132.881197855701</text:p>
              </table:table-cell>
              <table:table-cell office:value-type="float" office:value="122.042000911831">
                <text:p>122.042000911831</text:p>
              </table:table-cell>
              <table:table-cell office:value-type="float" office:value="-61.0210004559156">
                <text:p>-61.02100045591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-255">
                <text:p>-255</text:p>
              </table:table-cell>
              <table:table-cell office:value-type="float" office:value="127.5">
                <text:p>127.5</text:p>
              </table:table-cell>
              <table:table-cell office:value-type="float" office:value="127.5">
                <text:p>127.5</text:p>
              </table:table-cell>
              <table:table-cell office:value-type="float" office:value="-63.75">
                <text:p>-63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.40625">
                <text:p>271.40625</text:p>
              </table:table-cell>
              <table:table-cell office:value-type="float" office:value="-254.923198767532">
                <text:p>-254.923198767532</text:p>
              </table:table-cell>
              <table:table-cell office:value-type="float" office:value="122.042000911831">
                <text:p>122.042000911831</text:p>
              </table:table-cell>
              <table:table-cell office:value-type="float" office:value="132.881197855701">
                <text:p>132.881197855701</text:p>
              </table:table-cell>
              <table:table-cell office:value-type="float" office:value="-61.0210004559156">
                <text:p>-61.02100045591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.8125">
                <text:p>272.8125</text:p>
              </table:table-cell>
              <table:table-cell office:value-type="float" office:value="-254.692841332319">
                <text:p>-254.692841332319</text:p>
              </table:table-cell>
              <table:table-cell office:value-type="float" office:value="116.510488285757">
                <text:p>116.510488285757</text:p>
              </table:table-cell>
              <table:table-cell office:value-type="float" office:value="138.182353046562">
                <text:p>138.182353046562</text:p>
              </table:table-cell>
              <table:table-cell office:value-type="float" office:value="-58.2552441428787">
                <text:p>-58.25524414287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.21875">
                <text:p>274.21875</text:p>
              </table:table-cell>
              <table:table-cell office:value-type="float" office:value="-254.309066453066">
                <text:p>-254.309066453066</text:p>
              </table:table-cell>
              <table:table-cell office:value-type="float" office:value="110.908794098148">
                <text:p>110.908794098148</text:p>
              </table:table-cell>
              <table:table-cell office:value-type="float" office:value="143.400272354918">
                <text:p>143.400272354918</text:p>
              </table:table-cell>
              <table:table-cell office:value-type="float" office:value="-55.454397049074">
                <text:p>-55.454397049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.625">
                <text:p>275.625</text:p>
              </table:table-cell>
              <table:table-cell office:value-type="float" office:value="-253.77210530141">
                <text:p>-253.77210530141</text:p>
              </table:table-cell>
              <table:table-cell office:value-type="float" office:value="105.240292600121">
                <text:p>105.240292600121</text:p>
              </table:table-cell>
              <table:table-cell office:value-type="float" office:value="148.531812701289">
                <text:p>148.531812701289</text:p>
              </table:table-cell>
              <table:table-cell office:value-type="float" office:value="-52.6201463000604">
                <text:p>-52.6201463000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7.03125">
                <text:p>277.03125</text:p>
              </table:table-cell>
              <table:table-cell office:value-type="float" office:value="-253.082281322671">
                <text:p>-253.082281322671</text:p>
              </table:table-cell>
              <table:table-cell office:value-type="float" office:value="99.5083982850191">
                <text:p>99.5083982850191</text:p>
              </table:table-cell>
              <table:table-cell office:value-type="float" office:value="153.573883037652">
                <text:p>153.573883037652</text:p>
              </table:table-cell>
              <table:table-cell office:value-type="float" office:value="-49.7541991425096">
                <text:p>-49.75419914250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.4375">
                <text:p>278.4375</text:p>
              </table:table-cell>
              <table:table-cell office:value-type="float" office:value="-252.240010041019">
                <text:p>-252.240010041019</text:p>
              </table:table-cell>
              <table:table-cell office:value-type="float" office:value="93.7165638316494">
                <text:p>93.7165638316494</text:p>
              </table:table-cell>
              <table:table-cell office:value-type="float" office:value="158.52344620937">
                <text:p>158.52344620937</text:p>
              </table:table-cell>
              <table:table-cell office:value-type="float" office:value="-46.8582819158247">
                <text:p>-46.85828191582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.84375">
                <text:p>279.84375</text:p>
              </table:table-cell>
              <table:table-cell office:value-type="float" office:value="-251.24579880918">
                <text:p>-251.24579880918</text:p>
              </table:table-cell>
              <table:table-cell office:value-type="float" office:value="87.8682780245155">
                <text:p>87.8682780245155</text:p>
              </table:table-cell>
              <table:table-cell office:value-type="float" office:value="163.377520784664">
                <text:p>163.377520784664</text:p>
              </table:table-cell>
              <table:table-cell office:value-type="float" office:value="-43.9341390122578">
                <text:p>-43.93413901225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.25">
                <text:p>281.25</text:p>
              </table:table-cell>
              <table:table-cell office:value-type="float" office:value="-250.100246502824">
                <text:p>-250.100246502824</text:p>
              </table:table-cell>
              <table:table-cell office:value-type="float" office:value="81.9670636523063">
                <text:p>81.9670636523063</text:p>
              </table:table-cell>
              <table:table-cell office:value-type="float" office:value="168.133182850518">
                <text:p>168.133182850518</text:p>
              </table:table-cell>
              <table:table-cell office:value-type="float" office:value="-40.9835318261531">
                <text:p>-40.98353182615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2.65625">
                <text:p>282.65625</text:p>
              </table:table-cell>
              <table:table-cell office:value-type="float" office:value="-248.804043159825">
                <text:p>-248.804043159825</text:p>
              </table:table-cell>
              <table:table-cell office:value-type="float" office:value="76.0164753858987">
                <text:p>76.0164753858987</text:p>
              </table:table-cell>
              <table:table-cell office:value-type="float" office:value="172.787567773926">
                <text:p>172.787567773926</text:p>
              </table:table-cell>
              <table:table-cell office:value-type="float" office:value="-38.0082376929493">
                <text:p>-38.00823769294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4.0625">
                <text:p>284.0625</text:p>
              </table:table-cell>
              <table:table-cell office:value-type="float" office:value="-247.357969564609">
                <text:p>-247.357969564609</text:p>
              </table:table-cell>
              <table:table-cell office:value-type="float" office:value="70.0200976371577">
                <text:p>70.0200976371577</text:p>
              </table:table-cell>
              <table:table-cell office:value-type="float" office:value="177.337871927451">
                <text:p>177.337871927451</text:p>
              </table:table-cell>
              <table:table-cell office:value-type="float" office:value="-35.0100488185789">
                <text:p>-35.0100488185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.46875">
                <text:p>285.46875</text:p>
              </table:table-cell>
              <table:table-cell office:value-type="float" office:value="-245.762896777837">
                <text:p>-245.762896777837</text:p>
              </table:table-cell>
              <table:table-cell office:value-type="float" office:value="63.9815423998203">
                <text:p>63.9815423998203</text:p>
              </table:table-cell>
              <table:table-cell office:value-type="float" office:value="181.781354378017">
                <text:p>181.781354378017</text:p>
              </table:table-cell>
              <table:table-cell office:value-type="float" office:value="-31.9907711999102">
                <text:p>-31.99077119991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.875">
                <text:p>286.875</text:p>
              </table:table-cell>
              <table:table-cell office:value-type="float" office:value="-244.019785611713">
                <text:p>-244.019785611713</text:p>
              </table:table-cell>
              <table:table-cell office:value-type="float" office:value="57.9044470737652">
                <text:p>57.9044470737652</text:p>
              </table:table-cell>
              <table:table-cell office:value-type="float" office:value="186.115338537948">
                <text:p>186.115338537948</text:p>
              </table:table-cell>
              <table:table-cell office:value-type="float" office:value="-28.9522235368826">
                <text:p>-28.95222353688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28125">
                <text:p>288.28125</text:p>
              </table:table-cell>
              <table:table-cell office:value-type="float" office:value="-242.129686051224">
                <text:p>-242.129686051224</text:p>
              </table:table-cell>
              <table:table-cell office:value-type="float" office:value="51.7924722739796">
                <text:p>51.7924722739796</text:p>
              </table:table-cell>
              <table:table-cell office:value-type="float" office:value="190.337213777245">
                <text:p>190.337213777245</text:p>
              </table:table-cell>
              <table:table-cell office:value-type="float" office:value="-25.8962361369898">
                <text:p>-25.89623613698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.6875">
                <text:p>289.6875</text:p>
              </table:table-cell>
              <table:table-cell office:value-type="float" office:value="-240.09373662167">
                <text:p>-240.09373662167</text:p>
              </table:table-cell>
              <table:table-cell office:value-type="float" office:value="45.6492996255414">
                <text:p>45.6492996255414</text:p>
              </table:table-cell>
              <table:table-cell office:value-type="float" office:value="194.444436996129">
                <text:p>194.444436996129</text:p>
              </table:table-cell>
              <table:table-cell office:value-type="float" office:value="-22.8246498127707">
                <text:p>-22.82464981277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.09375">
                <text:p>291.09375</text:p>
              </table:table-cell>
              <table:table-cell office:value-type="float" office:value="-237.913163702858">
                <text:p>-237.913163702858</text:p>
              </table:table-cell>
              <table:table-cell office:value-type="float" office:value="39.4786295459459">
                <text:p>39.4786295459459</text:p>
              </table:table-cell>
              <table:table-cell office:value-type="float" office:value="198.434534156912">
                <text:p>198.434534156912</text:p>
              </table:table-cell>
              <table:table-cell office:value-type="float" office:value="-19.739314772973">
                <text:p>-19.7393147729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5">
                <text:p>292.5</text:p>
              </table:table-cell>
              <table:table-cell office:value-type="float" office:value="-235.589280790378">
                <text:p>-235.589280790378</text:p>
              </table:table-cell>
              <table:table-cell office:value-type="float" office:value="33.2841790161131">
                <text:p>33.2841790161131</text:p>
              </table:table-cell>
              <table:table-cell office:value-type="float" office:value="202.305101774265">
                <text:p>202.305101774265</text:p>
              </table:table-cell>
              <table:table-cell office:value-type="float" office:value="-16.6420895080566">
                <text:p>-16.64208950805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.90625">
                <text:p>293.90625</text:p>
              </table:table-cell>
              <table:table-cell office:value-type="float" office:value="-233.1234877044">
                <text:p>-233.1234877044</text:p>
              </table:table-cell>
              <table:table-cell office:value-type="float" office:value="27.0696793414167">
                <text:p>27.0696793414167</text:p>
              </table:table-cell>
              <table:table-cell office:value-type="float" office:value="206.053808362984">
                <text:p>206.053808362984</text:p>
              </table:table-cell>
              <table:table-cell office:value-type="float" office:value="-13.5348396707084">
                <text:p>-13.53483967070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3125">
                <text:p>295.3125</text:p>
              </table:table-cell>
              <table:table-cell office:value-type="float" office:value="-230.517269746478">
                <text:p>-230.517269746478</text:p>
              </table:table-cell>
              <table:table-cell office:value-type="float" office:value="20.8388739040854">
                <text:p>20.8388739040854</text:p>
              </table:table-cell>
              <table:table-cell office:value-type="float" office:value="209.678395842393">
                <text:p>209.678395842393</text:p>
              </table:table-cell>
              <table:table-cell office:value-type="float" office:value="-10.4194369520427">
                <text:p>-10.41943695204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6.71875">
                <text:p>296.71875</text:p>
              </table:table-cell>
              <table:table-cell office:value-type="float" office:value="-227.772196804856">
                <text:p>-227.772196804856</text:p>
              </table:table-cell>
              <table:table-cell office:value-type="float" office:value="14.5955159083301">
                <text:p>14.5955159083301</text:p>
              </table:table-cell>
              <table:table-cell office:value-type="float" office:value="213.176680896526">
                <text:p>213.176680896526</text:p>
              </table:table-cell>
              <table:table-cell office:value-type="float" office:value="-7.29775795416499">
                <text:p>-7.297757954164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.125">
                <text:p>298.125</text:p>
              </table:table-cell>
              <table:table-cell office:value-type="float" office:value="-224.889922408831">
                <text:p>-224.889922408831</text:p>
              </table:table-cell>
              <table:table-cell office:value-type="float" office:value="8.34336611955288">
                <text:p>8.34336611955288</text:p>
              </table:table-cell>
              <table:table-cell office:value-type="float" office:value="216.546556289278">
                <text:p>216.546556289278</text:p>
              </table:table-cell>
              <table:table-cell office:value-type="float" office:value="-4.17168305977644">
                <text:p>-4.171683059776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.53125">
                <text:p>299.53125</text:p>
              </table:table-cell>
              <table:table-cell office:value-type="float" office:value="-221.872182732721">
                <text:p>-221.872182732721</text:p>
              </table:table-cell>
              <table:table-cell office:value-type="float" office:value="2.08619059900395">
                <text:p>2.08619059900395</text:p>
              </table:table-cell>
              <table:table-cell office:value-type="float" office:value="219.785992133717">
                <text:p>219.785992133717</text:p>
              </table:table-cell>
              <table:table-cell office:value-type="float" office:value="-1.043095299502">
                <text:p>-1.0430952995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0.9375">
                <text:p>300.9375</text:p>
              </table:table-cell>
              <table:table-cell office:value-type="float" office:value="-218.720795550069">
                <text:p>-218.720795550069</text:p>
              </table:table-cell>
              <table:table-cell office:value-type="float" office:value="-4.17224156475412">
                <text:p>-4.17224156475412</text:p>
              </table:table-cell>
              <table:table-cell office:value-type="float" office:value="222.893037114823">
                <text:p>222.893037114823</text:p>
              </table:table-cell>
              <table:table-cell office:value-type="float" office:value="2.08612078237704">
                <text:p>2.086120782377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.34375">
                <text:p>302.34375</text:p>
              </table:table-cell>
              <table:table-cell office:value-type="float" office:value="-215.437659138675">
                <text:p>-215.437659138675</text:p>
              </table:table-cell>
              <table:table-cell office:value-type="float" office:value="-10.4281605262038">
                <text:p>-10.4281605262038</text:p>
              </table:table-cell>
              <table:table-cell office:value-type="float" office:value="225.865819664879">
                <text:p>225.865819664879</text:p>
              </table:table-cell>
              <table:table-cell office:value-type="float" office:value="5.21408026310186">
                <text:p>5.214080263101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">
                <text:p>303.75</text:p>
              </table:table-cell>
              <table:table-cell office:value-type="float" office:value="-212.024751137149">
                <text:p>-212.024751137149</text:p>
              </table:table-cell>
              <table:table-cell office:value-type="float" office:value="-16.6777979536864">
                <text:p>-16.6777979536864</text:p>
              </table:table-cell>
              <table:table-cell office:value-type="float" office:value="228.702549090836">
                <text:p>228.702549090836</text:p>
              </table:table-cell>
              <table:table-cell office:value-type="float" office:value="8.33889897684321">
                <text:p>8.338898976843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.15625">
                <text:p>305.15625</text:p>
              </table:table-cell>
              <table:table-cell office:value-type="float" office:value="-208.484127353654">
                <text:p>-208.484127353654</text:p>
              </table:table-cell>
              <table:table-cell office:value-type="float" office:value="-22.917389299305">
                <text:p>-22.917389299305</text:p>
              </table:table-cell>
              <table:table-cell office:value-type="float" office:value="231.401516652959">
                <text:p>231.401516652959</text:p>
              </table:table-cell>
              <table:table-cell office:value-type="float" office:value="11.4586946496524">
                <text:p>11.45869464965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6.5625">
                <text:p>306.5625</text:p>
              </table:table-cell>
              <table:table-cell office:value-type="float" office:value="-204.817920527564">
                <text:p>-204.817920527564</text:p>
              </table:table-cell>
              <table:table-cell office:value-type="float" office:value="-29.1431760665458">
                <text:p>-29.1431760665458</text:p>
              </table:table-cell>
              <table:table-cell office:value-type="float" office:value="233.96109659411">
                <text:p>233.96109659411</text:p>
              </table:table-cell>
              <table:table-cell office:value-type="float" office:value="14.5715880332729">
                <text:p>14.5715880332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.96875">
                <text:p>307.96875</text:p>
              </table:table-cell>
              <table:table-cell office:value-type="float" office:value="-201.028339044785">
                <text:p>-201.028339044785</text:p>
              </table:table-cell>
              <table:table-cell office:value-type="float" office:value="-35.3514080742578">
                <text:p>-35.3514080742578</text:p>
              </table:table-cell>
              <table:table-cell office:value-type="float" office:value="236.379747119042">
                <text:p>236.379747119042</text:p>
              </table:table-cell>
              <table:table-cell office:value-type="float" office:value="17.6757040371289">
                <text:p>17.67570403712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.375">
                <text:p>309.375</text:p>
              </table:table-cell>
              <table:table-cell office:value-type="float" office:value="-197.117665607498">
                <text:p>-197.117665607498</text:p>
              </table:table-cell>
              <table:table-cell office:value-type="float" office:value="-41.5383457156201">
                <text:p>-41.5383457156201</text:p>
              </table:table-cell>
              <table:table-cell office:value-type="float" office:value="238.656011323118">
                <text:p>238.656011323118</text:p>
              </table:table-cell>
              <table:table-cell office:value-type="float" office:value="20.76917285781">
                <text:p>20.769172857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0.78125">
                <text:p>310.78125</text:p>
              </table:table-cell>
              <table:table-cell office:value-type="float" office:value="-193.088255859154">
                <text:p>-193.088255859154</text:p>
              </table:table-cell>
              <table:table-cell office:value-type="float" office:value="-47.7002622107421">
                <text:p>-47.7002622107421</text:p>
              </table:table-cell>
              <table:table-cell office:value-type="float" office:value="240.788518069896">
                <text:p>240.788518069896</text:p>
              </table:table-cell>
              <table:table-cell office:value-type="float" office:value="23.8501311053711">
                <text:p>23.85013110537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.1875">
                <text:p>312.1875</text:p>
              </table:table-cell>
              <table:table-cell office:value-type="float" office:value="-188.942536965515">
                <text:p>-188.942536965515</text:p>
              </table:table-cell>
              <table:table-cell office:value-type="float" office:value="-53.8334458515361">
                <text:p>-53.8334458515361</text:p>
              </table:table-cell>
              <table:table-cell office:value-type="float" office:value="242.775982817051">
                <text:p>242.775982817051</text:p>
              </table:table-cell>
              <table:table-cell office:value-type="float" office:value="26.9167229257681">
                <text:p>26.91672292576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.59375">
                <text:p>313.59375</text:p>
              </table:table-cell>
              <table:table-cell office:value-type="float" office:value="-184.683006152624">
                <text:p>-184.683006152624</text:p>
              </table:table-cell>
              <table:table-cell office:value-type="float" office:value="-59.9342022375113">
                <text:p>-59.9342022375113</text:p>
              </table:table-cell>
              <table:table-cell office:value-type="float" office:value="244.617208390135">
                <text:p>244.617208390135</text:p>
              </table:table-cell>
              <table:table-cell office:value-type="float" office:value="29.9671011187556">
                <text:p>29.96710111875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">
                <text:p>315</text:p>
              </table:table-cell>
              <table:table-cell office:value-type="float" office:value="-180.31222920257">
                <text:p>-180.31222920257</text:p>
              </table:table-cell>
              <table:table-cell office:value-type="float" office:value="-65.9988565011428">
                <text:p>-65.9988565011428</text:p>
              </table:table-cell>
              <table:table-cell office:value-type="float" office:value="246.311085703712">
                <text:p>246.311085703712</text:p>
              </table:table-cell>
              <table:table-cell office:value-type="float" office:value="32.9994282505714">
                <text:p>32.99942825057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.40625">
                <text:p>316.40625</text:p>
              </table:table-cell>
              <table:table-cell office:value-type="float" office:value="-175.832838907952">
                <text:p>-175.832838907952</text:p>
              </table:table-cell>
              <table:table-cell office:value-type="float" office:value="-72.0237555214742">
                <text:p>-72.0237555214742</text:p>
              </table:table-cell>
              <table:table-cell office:value-type="float" office:value="247.856594429426">
                <text:p>247.856594429426</text:p>
              </table:table-cell>
              <table:table-cell office:value-type="float" office:value="36.0118777607371">
                <text:p>36.01187776073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.8125">
                <text:p>317.8125</text:p>
              </table:table-cell>
              <table:table-cell office:value-type="float" office:value="-171.24753348599">
                <text:p>-171.24753348599</text:p>
              </table:table-cell>
              <table:table-cell office:value-type="float" office:value="-78.0052701246211">
                <text:p>-78.0052701246211</text:p>
              </table:table-cell>
              <table:table-cell office:value-type="float" office:value="249.252803610611">
                <text:p>249.252803610611</text:p>
              </table:table-cell>
              <table:table-cell office:value-type="float" office:value="39.0026350623105">
                <text:p>39.0026350623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.21875">
                <text:p>319.21875</text:p>
              </table:table-cell>
              <table:table-cell office:value-type="float" office:value="-166.559074953213">
                <text:p>-166.559074953213</text:p>
              </table:table-cell>
              <table:table-cell office:value-type="float" office:value="-83.9397972698499">
                <text:p>-83.9397972698499</text:p>
              </table:table-cell>
              <table:table-cell office:value-type="float" office:value="250.498872223063">
                <text:p>250.498872223063</text:p>
              </table:table-cell>
              <table:table-cell office:value-type="float" office:value="41.9698986349249">
                <text:p>41.969898634924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.625">
                <text:p>320.625</text:p>
              </table:table-cell>
              <table:table-cell office:value-type="float" office:value="-161.77028746173">
                <text:p>-161.77028746173</text:p>
              </table:table-cell>
              <table:table-cell office:value-type="float" office:value="-89.8237622199146">
                <text:p>-89.8237622199146</text:p>
              </table:table-cell>
              <table:table-cell office:value-type="float" office:value="251.594049681644">
                <text:p>251.594049681644</text:p>
              </table:table-cell>
              <table:table-cell office:value-type="float" office:value="44.9118811099573">
                <text:p>44.91188110995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2.03125">
                <text:p>322.03125</text:p>
              </table:table-cell>
              <table:table-cell office:value-type="float" office:value="-156.88405559806">
                <text:p>-156.88405559806</text:p>
              </table:table-cell>
              <table:table-cell office:value-type="float" office:value="-95.6536206943447">
                <text:p>-95.6536206943447</text:p>
              </table:table-cell>
              <table:table-cell office:value-type="float" office:value="252.537676292405">
                <text:p>252.537676292405</text:p>
              </table:table-cell>
              <table:table-cell office:value-type="float" office:value="47.8268103471724">
                <text:p>47.82681034717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.4375">
                <text:p>323.4375</text:p>
              </table:table-cell>
              <table:table-cell office:value-type="float" office:value="-151.903322645571">
                <text:p>-151.903322645571</text:p>
              </table:table-cell>
              <table:table-cell office:value-type="float" office:value="-101.425861004388">
                <text:p>-101.425861004388</text:p>
              </table:table-cell>
              <table:table-cell office:value-type="float" office:value="253.329183649958">
                <text:p>253.329183649958</text:p>
              </table:table-cell>
              <table:table-cell office:value-type="float" office:value="50.7129305021939">
                <text:p>50.71293050219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.84375">
                <text:p>324.84375</text:p>
              </table:table-cell>
              <table:table-cell office:value-type="float" office:value="-146.831088811551">
                <text:p>-146.831088811551</text:p>
              </table:table-cell>
              <table:table-cell office:value-type="float" office:value="-107.137006168319">
                <text:p>-107.137006168319</text:p>
              </table:table-cell>
              <table:table-cell office:value-type="float" office:value="253.96809497987">
                <text:p>253.96809497987</text:p>
              </table:table-cell>
              <table:table-cell office:value-type="float" office:value="53.5685030841596">
                <text:p>53.56850308415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.25">
                <text:p>326.25</text:p>
              </table:table-cell>
              <table:table-cell office:value-type="float" office:value="-141.670409419999">
                <text:p>-141.670409419999</text:p>
              </table:table-cell>
              <table:table-cell office:value-type="float" office:value="-112.783616005845">
                <text:p>-112.783616005845</text:p>
              </table:table-cell>
              <table:table-cell office:value-type="float" office:value="254.454025425844">
                <text:p>254.454025425844</text:p>
              </table:table-cell>
              <table:table-cell office:value-type="float" office:value="56.3918080029227">
                <text:p>56.39180800292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.65625">
                <text:p>327.65625</text:p>
              </table:table-cell>
              <table:table-cell office:value-type="float" office:value="-136.42439307121">
                <text:p>-136.42439307121</text:p>
              </table:table-cell>
              <table:table-cell office:value-type="float" office:value="-118.362289210341">
                <text:p>-118.362289210341</text:p>
              </table:table-cell>
              <table:table-cell office:value-type="float" office:value="254.78668228155">
                <text:p>254.78668228155</text:p>
              </table:table-cell>
              <table:table-cell office:value-type="float" office:value="59.1811446051703">
                <text:p>59.1811446051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.0625">
                <text:p>329.0625</text:p>
              </table:table-cell>
              <table:table-cell office:value-type="float" office:value="-131.096199769272">
                <text:p>-131.096199769272</text:p>
              </table:table-cell>
              <table:table-cell office:value-type="float" office:value="-123.869665397667">
                <text:p>-123.869665397667</text:p>
              </table:table-cell>
              <table:table-cell office:value-type="float" office:value="254.965865166938">
                <text:p>254.965865166938</text:p>
              </table:table-cell>
              <table:table-cell office:value-type="float" office:value="61.9348326988334">
                <text:p>61.9348326988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.46875">
                <text:p>330.46875</text:p>
              </table:table-cell>
              <table:table-cell office:value-type="float" office:value="-125.689039018595">
                <text:p>-125.689039018595</text:p>
              </table:table-cell>
              <table:table-cell office:value-type="float" office:value="-129.302427130342">
                <text:p>-129.302427130342</text:p>
              </table:table-cell>
              <table:table-cell office:value-type="float" office:value="254.991466148937">
                <text:p>254.991466148937</text:p>
              </table:table-cell>
              <table:table-cell office:value-type="float" office:value="62.8445195092975">
                <text:p>62.84451950929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.875">
                <text:p>331.875</text:p>
              </table:table-cell>
              <table:table-cell office:value-type="float" office:value="-120.206167890629">
                <text:p>-120.206167890629</text:p>
              </table:table-cell>
              <table:table-cell office:value-type="float" office:value="-134.657301915844">
                <text:p>-134.657301915844</text:p>
              </table:table-cell>
              <table:table-cell office:value-type="float" office:value="254.863469806473">
                <text:p>254.863469806473</text:p>
              </table:table-cell>
              <table:table-cell office:value-type="float" office:value="60.1030839453147">
                <text:p>60.10308394531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3.28125">
                <text:p>333.28125</text:p>
              </table:table-cell>
              <table:table-cell office:value-type="float" office:value="-114.650889061925">
                <text:p>-114.650889061925</text:p>
              </table:table-cell>
              <table:table-cell office:value-type="float" office:value="-139.931064177832">
                <text:p>-139.931064177832</text:p>
              </table:table-cell>
              <table:table-cell office:value-type="float" office:value="254.581953239757">
                <text:p>254.581953239757</text:p>
              </table:table-cell>
              <table:table-cell office:value-type="float" office:value="57.3254445309624">
                <text:p>57.32544453096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4.6875">
                <text:p>334.6875</text:p>
              </table:table-cell>
              <table:table-cell office:value-type="float" office:value="-109.026548824722">
                <text:p>-109.026548824722</text:p>
              </table:table-cell>
              <table:table-cell office:value-type="float" office:value="-145.120537199119">
                <text:p>-145.120537199119</text:p>
              </table:table-cell>
              <table:table-cell office:value-type="float" office:value="254.147086023841">
                <text:p>254.147086023841</text:p>
              </table:table-cell>
              <table:table-cell office:value-type="float" office:value="54.513274412361">
                <text:p>54.5132744123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6.09375">
                <text:p>336.09375</text:p>
              </table:table-cell>
              <table:table-cell office:value-type="float" office:value="-103.336535071272">
                <text:p>-103.336535071272</text:p>
              </table:table-cell>
              <table:table-cell office:value-type="float" office:value="-150.222595035204">
                <text:p>-150.222595035204</text:p>
              </table:table-cell>
              <table:table-cell office:value-type="float" office:value="253.559130106476">
                <text:p>253.559130106476</text:p>
              </table:table-cell>
              <table:table-cell office:value-type="float" office:value="51.6682675356362">
                <text:p>51.6682675356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7.5">
                <text:p>337.5</text:p>
              </table:table-cell>
              <table:table-cell office:value-type="float" office:value="-97.5842752530978">
                <text:p>-97.5842752530978</text:p>
              </table:table-cell>
              <table:table-cell office:value-type="float" office:value="-155.234164397224">
                <text:p>-155.234164397224</text:p>
              </table:table-cell>
              <table:table-cell office:value-type="float" office:value="252.818439650322">
                <text:p>252.818439650322</text:p>
              </table:table-cell>
              <table:table-cell office:value-type="float" office:value="48.792137626549">
                <text:p>48.7921376265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8.90625">
                <text:p>338.90625</text:p>
              </table:table-cell>
              <table:table-cell office:value-type="float" office:value="-91.7732343164219">
                <text:p>-91.7732343164219</text:p>
              </table:table-cell>
              <table:table-cell office:value-type="float" office:value="-160.15222650319">
                <text:p>-160.15222650319</text:p>
              </table:table-cell>
              <table:table-cell office:value-type="float" office:value="251.925460819612">
                <text:p>251.925460819612</text:p>
              </table:table-cell>
              <table:table-cell office:value-type="float" office:value="45.886617158211">
                <text:p>45.8866171582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0.3125">
                <text:p>340.3125</text:p>
              </table:table-cell>
              <table:table-cell office:value-type="float" office:value="-85.9069126150161">
                <text:p>-85.9069126150161</text:p>
              </table:table-cell>
              <table:table-cell office:value-type="float" office:value="-164.973818896389">
                <text:p>-164.973818896389</text:p>
              </table:table-cell>
              <table:table-cell office:value-type="float" office:value="250.880731511405">
                <text:p>250.880731511405</text:p>
              </table:table-cell>
              <table:table-cell office:value-type="float" office:value="42.9534563075081">
                <text:p>42.95345630750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1.71875">
                <text:p>341.71875</text:p>
              </table:table-cell>
              <table:table-cell office:value-type="float" office:value="-79.9888438017173">
                <text:p>-79.9888438017173</text:p>
              </table:table-cell>
              <table:table-cell office:value-type="float" office:value="-169.696037229852">
                <text:p>-169.696037229852</text:p>
              </table:table-cell>
              <table:table-cell office:value-type="float" office:value="249.68488103157">
                <text:p>249.68488103157</text:p>
              </table:table-cell>
              <table:table-cell office:value-type="float" office:value="39.9944219008587">
                <text:p>39.99442190085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3.125">
                <text:p>343.125</text:p>
              </table:table-cell>
              <table:table-cell office:value-type="float" office:value="-74.0225926998879">
                <text:p>-74.0225926998879</text:p>
              </table:table-cell>
              <table:table-cell office:value-type="float" office:value="-174.316037015832">
                <text:p>-174.316037015832</text:p>
              </table:table-cell>
              <table:table-cell office:value-type="float" office:value="248.33862971572">
                <text:p>248.33862971572</text:p>
              </table:table-cell>
              <table:table-cell office:value-type="float" office:value="37.0112963499439">
                <text:p>37.01129634994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53125">
                <text:p>344.53125</text:p>
              </table:table-cell>
              <table:table-cell office:value-type="float" office:value="-68.0117531560992">
                <text:p>-68.0117531560992</text:p>
              </table:table-cell>
              <table:table-cell office:value-type="float" office:value="-178.83103533921">
                <text:p>-178.83103533921</text:p>
              </table:table-cell>
              <table:table-cell office:value-type="float" office:value="246.842788495309">
                <text:p>246.842788495309</text:p>
              </table:table-cell>
              <table:table-cell office:value-type="float" office:value="34.0058765780496">
                <text:p>34.00587657804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.9375">
                <text:p>345.9375</text:p>
              </table:table-cell>
              <table:table-cell office:value-type="float" office:value="-61.9599458753324">
                <text:p>-61.9599458753324</text:p>
              </table:table-cell>
              <table:table-cell office:value-type="float" office:value="-183.238312533823">
                <text:p>-183.238312533823</text:p>
              </table:table-cell>
              <table:table-cell office:value-type="float" office:value="245.198258409155">
                <text:p>245.198258409155</text:p>
              </table:table-cell>
              <table:table-cell office:value-type="float" office:value="30.9799729376662">
                <text:p>30.97997293766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.34375">
                <text:p>347.34375</text:p>
              </table:table-cell>
              <table:table-cell office:value-type="float" office:value="-55.8708162400019">
                <text:p>-55.8708162400019</text:p>
              </table:table-cell>
              <table:table-cell office:value-type="float" office:value="-187.535213820687">
                <text:p>-187.535213820687</text:p>
              </table:table-cell>
              <table:table-cell office:value-type="float" office:value="243.406030060689">
                <text:p>243.406030060689</text:p>
              </table:table-cell>
              <table:table-cell office:value-type="float" office:value="27.9354081200009">
                <text:p>27.93540812000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.75">
                <text:p>348.75</text:p>
              </table:table-cell>
              <table:table-cell office:value-type="float" office:value="-49.7480321141128">
                <text:p>-49.7480321141128</text:p>
              </table:table-cell>
              <table:table-cell office:value-type="float" office:value="-191.719150907139">
                <text:p>-191.719150907139</text:p>
              </table:table-cell>
              <table:table-cell office:value-type="float" office:value="241.467183021252">
                <text:p>241.467183021252</text:p>
              </table:table-cell>
              <table:table-cell office:value-type="float" office:value="24.8740160570564">
                <text:p>24.87401605705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15625">
                <text:p>350.15625</text:p>
              </table:table-cell>
              <table:table-cell office:value-type="float" office:value="-43.595281633877">
                <text:p>-43.595281633877</text:p>
              </table:table-cell>
              <table:table-cell office:value-type="float" office:value="-195.787603545926">
                <text:p>-195.787603545926</text:p>
              </table:table-cell>
              <table:table-cell office:value-type="float" office:value="239.382885179802">
                <text:p>239.382885179802</text:p>
              </table:table-cell>
              <table:table-cell office:value-type="float" office:value="21.7976408169384">
                <text:p>21.79764081693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1.5625">
                <text:p>351.5625</text:p>
              </table:table-cell>
              <table:table-cell office:value-type="float" office:value="-37.4162709861172">
                <text:p>-37.4162709861172</text:p>
              </table:table-cell>
              <table:table-cell office:value-type="float" office:value="-199.738121053306">
                <text:p>-199.738121053306</text:p>
              </table:table-cell>
              <table:table-cell office:value-type="float" office:value="237.154392039423">
                <text:p>237.154392039423</text:p>
              </table:table-cell>
              <table:table-cell office:value-type="float" office:value="18.7081354930586">
                <text:p>18.70813549305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2.96875">
                <text:p>352.96875</text:p>
              </table:table-cell>
              <table:table-cell office:value-type="float" office:value="-31.2147221758001">
                <text:p>-31.2147221758001</text:p>
              </table:table-cell>
              <table:table-cell office:value-type="float" office:value="-203.568323785253">
                <text:p>-203.568323785253</text:p>
              </table:table-cell>
              <table:table-cell office:value-type="float" office:value="234.783045961053">
                <text:p>234.783045961053</text:p>
              </table:table-cell>
              <table:table-cell office:value-type="float" office:value="15.6073610879">
                <text:p>15.60736108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.375">
                <text:p>354.375</text:p>
              </table:table-cell>
              <table:table-cell office:value-type="float" office:value="-24.9943707840379">
                <text:p>-24.9943707840379</text:p>
              </table:table-cell>
              <table:table-cell office:value-type="float" office:value="-207.275904570862">
                <text:p>-207.275904570862</text:p>
              </table:table-cell>
              <table:table-cell office:value-type="float" office:value="232.2702753549">
                <text:p>232.2702753549</text:p>
              </table:table-cell>
              <table:table-cell office:value-type="float" office:value="12.497185392019">
                <text:p>12.4971853920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5.78125">
                <text:p>355.78125</text:p>
              </table:table-cell>
              <table:table-cell office:value-type="float" office:value="-18.7589637179152">
                <text:p>-18.7589637179152</text:p>
              </table:table-cell>
              <table:table-cell office:value-type="float" office:value="-210.858630102102">
                <text:p>-210.858630102102</text:p>
              </table:table-cell>
              <table:table-cell office:value-type="float" office:value="229.617593820018">
                <text:p>229.617593820018</text:p>
              </table:table-cell>
              <table:table-cell office:value-type="float" office:value="9.3794818589576">
                <text:p>9.37948185895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7.1875">
                <text:p>357.1875</text:p>
              </table:table-cell>
              <table:table-cell office:value-type="float" office:value="-12.5122569534916">
                <text:p>-12.5122569534916</text:p>
              </table:table-cell>
              <table:table-cell office:value-type="float" office:value="-214.314342279082">
                <text:p>-214.314342279082</text:p>
              </table:table-cell>
              <table:table-cell office:value-type="float" office:value="226.826599232573">
                <text:p>226.826599232573</text:p>
              </table:table-cell>
              <table:table-cell office:value-type="float" office:value="6.25612847674587">
                <text:p>6.256128476745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8.59375">
                <text:p>358.59375</text:p>
              </table:table-cell>
              <table:table-cell office:value-type="float" office:value="-6.25801327334267">
                <text:p>-6.25801327334267</text:p>
              </table:table-cell>
              <table:table-cell office:value-type="float" office:value="-217.640959510001">
                <text:p>-217.640959510001</text:p>
              </table:table-cell>
              <table:table-cell office:value-type="float" office:value="223.898972783344">
                <text:p>223.898972783344</text:p>
              </table:table-cell>
              <table:table-cell office:value-type="float" office:value="3.12900663667133">
                <text:p>3.129006636671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2900663667133">
                <text:p>-3.1290066366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25612847674582">
                <text:p>-6.2561284767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37948185895759">
                <text:p>-9.3794818589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497185392019">
                <text:p>-12.49718539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6073610879">
                <text:p>-15.607361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7081354930586">
                <text:p>-18.708135493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1.7976408169384">
                <text:p>-21.79764081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8740160570564">
                <text:p>-24.874016057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9354081200009">
                <text:p>-27.93540812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9799729376661">
                <text:p>-30.979972937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4.0058765780496">
                <text:p>-34.005876578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011296349944">
                <text:p>-37.01129634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9944219008587">
                <text:p>-39.994421900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2.953456307508">
                <text:p>-42.95345630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886617158211">
                <text:p>-45.88661715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8.7921376265489">
                <text:p>-48.792137626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6682675356362">
                <text:p>-51.66826753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4.513274412361">
                <text:p>-54.51327441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3254445309623">
                <text:p>-57.325444530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0.1030839453147">
                <text:p>-60.103083945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2.8445195092974">
                <text:p>-62.844519509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9348326988334">
                <text:p>-61.93483269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1811446051703">
                <text:p>-59.181144605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6.3918080029227">
                <text:p>-56.391808002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5685030841596">
                <text:p>-53.568503084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0.7129305021939">
                <text:p>-50.712930502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8268103471724">
                <text:p>-47.826810347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4.9118811099573">
                <text:p>-44.911881109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969898634925">
                <text:p>-41.96989863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0026350623106">
                <text:p>-39.002635062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6.0118777607371">
                <text:p>-36.011877760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9.9671011187557">
                <text:p>-29.967101118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9167229257681">
                <text:p>-26.916722925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3.8501311053711">
                <text:p>-23.85013110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.76917285781">
                <text:p>-20.7691728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6757040371289">
                <text:p>-17.675704037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4.5715880332729">
                <text:p>-14.571588033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4586946496525">
                <text:p>-11.458694649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33889897684325">
                <text:p>-8.338898976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1408026310189">
                <text:p>-5.21408026310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08612078237705">
                <text:p>-2.0861207823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309529950199">
                <text:p>1.0430952995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7168305977646">
                <text:p>4.17168305977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9775795416501">
                <text:p>7.29775795416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194369520427">
                <text:p>10.41943695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348396707083">
                <text:p>13.5348396707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6420895080566">
                <text:p>16.6420895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39314772973">
                <text:p>19.7393147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8246498127707">
                <text:p>22.824649812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962361369898">
                <text:p>25.896236136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9522235368826">
                <text:p>28.952223536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9907711999101">
                <text:p>31.990771199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0100488185789">
                <text:p>35.010048818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0082376929493">
                <text:p>38.008237692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9835318261531">
                <text:p>40.983531826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9341390122578">
                <text:p>43.934139012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8582819158247">
                <text:p>46.858281915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7541991425096">
                <text:p>49.754199142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6201463000603">
                <text:p>52.620146300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4543970490739">
                <text:p>55.454397049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2552441428786">
                <text:p>58.255244142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0210004559156">
                <text:p>61.021000455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.75">
                <text:p>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0210004559155">
                <text:p>61.021000455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.2552441428786">
                <text:p>58.255244142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.454397049074">
                <text:p>55.4543970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.6201463000604">
                <text:p>52.6201463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.7541991425096">
                <text:p>49.754199142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.8582819158247">
                <text:p>46.858281915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.9341390122578">
                <text:p>43.934139012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.9835318261531">
                <text:p>40.983531826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.0082376929494">
                <text:p>38.0082376929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.0100488185789">
                <text:p>35.010048818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.9907711999101">
                <text:p>31.990771199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.9522235368826">
                <text:p>28.952223536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.8962361369898">
                <text:p>25.896236136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.8246498127707">
                <text:p>22.824649812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.739314772973">
                <text:p>19.7393147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.6420895080566">
                <text:p>16.6420895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.5348396707084">
                <text:p>13.534839670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.4194369520427">
                <text:p>10.41943695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.29775795416496">
                <text:p>7.29775795416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17168305977644">
                <text:p>4.1716830597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4309529950199">
                <text:p>1.0430952995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.08612078237707">
                <text:p>-2.0861207823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.21408026310186">
                <text:p>-5.2140802631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8.33889897684325">
                <text:p>-8.338898976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1.4586946496525">
                <text:p>-11.458694649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4.5715880332729">
                <text:p>-14.571588033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7.6757040371289">
                <text:p>-17.675704037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0.76917285781">
                <text:p>-20.7691728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3.8501311053711">
                <text:p>-23.85013110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6.9167229257681">
                <text:p>-26.916722925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9.9671011187557">
                <text:p>-29.967101118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2.9994282505714">
                <text:p>-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6.0118777607371">
                <text:p>-36.011877760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0026350623106">
                <text:p>-39.002635062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1.969898634925">
                <text:p>-41.96989863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4.9118811099573">
                <text:p>-44.911881109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7.8268103471723">
                <text:p>-47.826810347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0.7129305021939">
                <text:p>-50.712930502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3.5685030841595">
                <text:p>-53.568503084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6.3918080029227">
                <text:p>-56.391808002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9.1811446051703">
                <text:p>-59.181144605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9348326988334">
                <text:p>-61.93483269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2.8445195092975">
                <text:p>-62.844519509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0.1030839453147">
                <text:p>-60.103083945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7.3254445309623">
                <text:p>-57.3254445309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4.513274412361">
                <text:p>-54.51327441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1.6682675356362">
                <text:p>-51.66826753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8.792137626549">
                <text:p>-48.79213762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5.886617158211">
                <text:p>-45.88661715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2.9534563075081">
                <text:p>-42.95345630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9.9944219008587">
                <text:p>-39.994421900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7.011296349944">
                <text:p>-37.011296349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4.0058765780495">
                <text:p>-34.0058765780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0.9799729376661">
                <text:p>-30.979972937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7.9354081200009">
                <text:p>-27.93540812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4.8740160570564">
                <text:p>-24.874016057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1.7976408169384">
                <text:p>-21.79764081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8.7081354930586">
                <text:p>-18.708135493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5.6073610879001">
                <text:p>-15.6073610879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2.497185392019">
                <text:p>-12.49718539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9.37948185895758">
                <text:p>-9.3794818589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.2561284767458">
                <text:p>-6.2561284767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.12900663667132">
                <text:p>-3.1290066366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900663667132">
                <text:p>3.12900663667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5612847674579">
                <text:p>6.2561284767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7948185895759">
                <text:p>9.37948185895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97185392019">
                <text:p>12.49718539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73610879">
                <text:p>15.607361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7081354930586">
                <text:p>18.708135493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976408169384">
                <text:p>21.79764081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740160570564">
                <text:p>24.874016057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9354081200009">
                <text:p>27.93540812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9799729376661">
                <text:p>30.9799729376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0058765780496">
                <text:p>34.005876578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0112963499439">
                <text:p>37.011296349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9944219008587">
                <text:p>39.994421900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953456307508">
                <text:p>42.95345630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886617158211">
                <text:p>45.88661715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7921376265489">
                <text:p>48.792137626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6682675356362">
                <text:p>51.66826753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5132744123609">
                <text:p>54.5132744123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254445309624">
                <text:p>57.325444530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1030839453147">
                <text:p>60.103083945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445195092975">
                <text:p>62.844519509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348326988334">
                <text:p>61.93483269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1811446051704">
                <text:p>59.1811446051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3918080029227">
                <text:p>56.391808002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5685030841596">
                <text:p>53.568503084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7129305021939">
                <text:p>50.712930502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8268103471724">
                <text:p>47.826810347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9118811099573">
                <text:p>44.911881109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969898634925">
                <text:p>41.96989863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0026350623106">
                <text:p>39.0026350623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0118777607371">
                <text:p>36.011877760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9671011187557">
                <text:p>29.967101118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9167229257681">
                <text:p>26.916722925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501311053711">
                <text:p>23.85013110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7691728578101">
                <text:p>20.7691728578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757040371289">
                <text:p>17.675704037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5715880332729">
                <text:p>14.571588033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586946496525">
                <text:p>11.458694649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33889897684325">
                <text:p>8.338898976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1408026310191">
                <text:p>5.21408026310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8612078237707">
                <text:p>2.0861207823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4309529950199">
                <text:p>-1.0430952995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7168305977644">
                <text:p>-4.1716830597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9775795416498">
                <text:p>-7.29775795416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4194369520427">
                <text:p>-10.41943695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5348396707084">
                <text:p>-13.534839670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6420895080566">
                <text:p>-16.6420895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739314772973">
                <text:p>-19.7393147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8246498127707">
                <text:p>-22.824649812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5.8962361369898">
                <text:p>-25.896236136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9522235368826">
                <text:p>-28.952223536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1.9907711999102">
                <text:p>-31.990771199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0100488185789">
                <text:p>-35.010048818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8.0082376929493">
                <text:p>-38.008237692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.9835318261531">
                <text:p>-40.983531826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9341390122577">
                <text:p>-43.934139012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6.8582819158247">
                <text:p>-46.858281915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7541991425096">
                <text:p>-49.754199142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2.6201463000603">
                <text:p>-52.620146300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4543970490739">
                <text:p>-55.454397049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8.2552441428786">
                <text:p>-58.2552441428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0210004559156">
                <text:p>-61.021000455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3.75">
                <text:p>-6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61.0210004559156">
                <text:p>-61.021000455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8.2552441428787">
                <text:p>-58.2552441428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5.454397049074">
                <text:p>-55.454397049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52.6201463000604">
                <text:p>-52.6201463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9.7541991425096">
                <text:p>-49.7541991425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6.8582819158247">
                <text:p>-46.858281915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3.9341390122578">
                <text:p>-43.9341390122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0.9835318261531">
                <text:p>-40.9835318261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8.0082376929493">
                <text:p>-38.008237692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5.0100488185789">
                <text:p>-35.0100488185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31.9907711999102">
                <text:p>-31.990771199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8.9522235368826">
                <text:p>-28.9522235368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5.8962361369898">
                <text:p>-25.8962361369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22.8246498127707">
                <text:p>-22.8246498127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9.739314772973">
                <text:p>-19.739314772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6.6420895080566">
                <text:p>-16.642089508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3.5348396707084">
                <text:p>-13.534839670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0.4194369520427">
                <text:p>-10.419436952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7.29775795416499">
                <text:p>-7.2977579541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4.17168305977644">
                <text:p>-4.17168305977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-1.043095299502">
                <text:p>-1.043095299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.08612078237704">
                <text:p>2.08612078237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21408026310186">
                <text:p>5.21408026310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.33889897684321">
                <text:p>8.3388989768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.4586946496524">
                <text:p>11.4586946496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.5715880332729">
                <text:p>14.5715880332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.6757040371289">
                <text:p>17.675704037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.76917285781">
                <text:p>20.7691728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.8501311053711">
                <text:p>23.850131105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.9167229257681">
                <text:p>26.9167229257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.9671011187556">
                <text:p>29.9671011187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.9994282505714">
                <text:p>32.9994282505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.0118777607371">
                <text:p>36.0118777607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0026350623105">
                <text:p>39.002635062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.9698986349249">
                <text:p>41.9698986349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.9118811099573">
                <text:p>44.9118811099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.8268103471724">
                <text:p>47.826810347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.7129305021939">
                <text:p>50.7129305021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.5685030841596">
                <text:p>53.5685030841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.3918080029227">
                <text:p>56.391808002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.1811446051703">
                <text:p>59.1811446051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.9348326988334">
                <text:p>61.934832698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.8445195092975">
                <text:p>62.844519509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.1030839453147">
                <text:p>60.1030839453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.3254445309624">
                <text:p>57.3254445309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.513274412361">
                <text:p>54.513274412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.6682675356362">
                <text:p>51.6682675356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.792137626549">
                <text:p>48.792137626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.886617158211">
                <text:p>45.88661715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.9534563075081">
                <text:p>42.953456307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.9944219008587">
                <text:p>39.994421900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.0112963499439">
                <text:p>37.0112963499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.0058765780496">
                <text:p>34.005876578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.9799729376662">
                <text:p>30.9799729376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.9354081200009">
                <text:p>27.935408120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.8740160570564">
                <text:p>24.874016057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.7976408169384">
                <text:p>21.797640816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.7081354930586">
                <text:p>18.7081354930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.6073610879">
                <text:p>15.6073610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.497185392019">
                <text:p>12.49718539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3794818589576">
                <text:p>9.3794818589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.25612847674587">
                <text:p>6.25612847674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2900663667133">
                <text:p>3.12900663667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60" chart:interval-major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300" chart:maximum="300" chart:interval-major="5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11cm" svg:height="16.262cm" xlink:href=".." xlink:type="simple" chart:class="chart:scatter" chart:style-name="ch1">
        <chart:legend chart:legend-position="end" svg:x="21.327cm" svg:y="7.334cm" style:legend-expansion="high" chart:style-name="ch2"/>
        <chart:plot-area chart:style-name="ch3" table:cell-range-address="Calculation.C3:Calculation.C363 Calculation.I2:Calculation.K363" chart:data-source-has-labels="row" svg:x="0.486cm" svg:y="0.325cm" svg:width="20.355cm" svg:height="15.612cm">
          <chartooo:coordinate-region svg:x="1.398cm" svg:y="0.524cm" svg:width="19.163cm" svg:height="15.2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alculation.I3:Calculation.I363" chart:label-cell-address="Calculation.I2:Calculation.I2" chart:class="chart:scatter">
            <chart:domain table:cell-range-address="Calculation.C3:Calculation.C363"/>
            <chart:data-point chart:repeated="361"/>
          </chart:series>
          <chart:series chart:style-name="ch8" chart:values-cell-range-address="Calculation.J3:Calculation.J363" chart:label-cell-address="Calculation.J2:Calculation.J2" chart:class="chart:scatter">
            <chart:data-point chart:repeated="361"/>
          </chart:series>
          <chart:series chart:style-name="ch9" chart:values-cell-range-address="Calculation.K3:Calculation.K363" chart:label-cell-address="Calculation.K2:Calculation.K2" chart:class="chart:scatter">
            <chart:data-point chart:repeated="3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hase Asv</text:p>
                <draw:g>
                  <svg:desc>Calculation.I2:Calculation.I2</svg:desc>
                </draw:g>
              </table:table-cell>
              <table:table-cell office:value-type="string">
                <text:p>Phase Bsv</text:p>
                <draw:g>
                  <svg:desc>Calculation.J2:Calculation.J2</svg:desc>
                </draw:g>
              </table:table-cell>
              <table:table-cell office:value-type="string">
                <text:p>Phase Csv</text:p>
                <draw:g>
                  <svg:desc>Calculation.K2:Calculation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C3:Calculation.C363</svg:desc>
                </draw:g>
              </table:table-cell>
              <table:table-cell office:value-type="float" office:value="0">
                <text:p>0</text:p>
                <draw:g>
                  <svg:desc>Calculation.I3:Calculation.I363</svg:desc>
                </draw:g>
              </table:table-cell>
              <table:table-cell office:value-type="float" office:value="-220.836477965032">
                <text:p>-220.836477965032</text:p>
                <draw:g>
                  <svg:desc>Calculation.J3:Calculation.J363</svg:desc>
                </draw:g>
              </table:table-cell>
              <table:table-cell office:value-type="float" office:value="220.836477965032">
                <text:p>220.836477965032</text:p>
                <draw:g>
                  <svg:desc>Calculation.K3:Calculation.K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625">
                <text:p>1.40625</text:p>
              </table:table-cell>
              <table:table-cell office:value-type="float" office:value="9.38701991001397">
                <text:p>9.38701991001397</text:p>
              </table:table-cell>
              <table:table-cell office:value-type="float" office:value="-220.769966146673">
                <text:p>-220.769966146673</text:p>
              </table:table-cell>
              <table:table-cell office:value-type="float" office:value="220.769966146673">
                <text:p>220.769966146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125">
                <text:p>2.8125</text:p>
              </table:table-cell>
              <table:table-cell office:value-type="float" office:value="18.7683854302374">
                <text:p>18.7683854302374</text:p>
              </table:table-cell>
              <table:table-cell office:value-type="float" office:value="-220.570470755827">
                <text:p>-220.570470755827</text:p>
              </table:table-cell>
              <table:table-cell office:value-type="float" office:value="220.570470755827">
                <text:p>220.570470755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1875">
                <text:p>4.21875</text:p>
              </table:table-cell>
              <table:table-cell office:value-type="float" office:value="28.1384455768728">
                <text:p>28.1384455768728</text:p>
              </table:table-cell>
              <table:table-cell office:value-type="float" office:value="-220.23811196106">
                <text:p>-220.23811196106</text:p>
              </table:table-cell>
              <table:table-cell office:value-type="float" office:value="220.23811196106">
                <text:p>220.23811196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625">
                <text:p>5.625</text:p>
              </table:table-cell>
              <table:table-cell office:value-type="float" office:value="37.4915561760569">
                <text:p>37.4915561760569</text:p>
              </table:table-cell>
              <table:table-cell office:value-type="float" office:value="-219.773089962881">
                <text:p>-219.773089962881</text:p>
              </table:table-cell>
              <table:table-cell office:value-type="float" office:value="219.773089962881">
                <text:p>219.7730899628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3125">
                <text:p>7.03125</text:p>
              </table:table-cell>
              <table:table-cell office:value-type="float" office:value="46.8220832637002">
                <text:p>46.8220832637002</text:p>
              </table:table-cell>
              <table:table-cell office:value-type="float" office:value="-219.175684873153">
                <text:p>-219.175684873153</text:p>
              </table:table-cell>
              <table:table-cell office:value-type="float" office:value="219.175684873153">
                <text:p>219.175684873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4375">
                <text:p>8.4375</text:p>
              </table:table-cell>
              <table:table-cell office:value-type="float" office:value="56.1244064791759">
                <text:p>56.1244064791759</text:p>
              </table:table-cell>
              <table:table-cell office:value-type="float" office:value="-218.446256546364">
                <text:p>-218.446256546364</text:p>
              </table:table-cell>
              <table:table-cell office:value-type="float" office:value="218.446256546364">
                <text:p>218.446256546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4375">
                <text:p>9.84375</text:p>
              </table:table-cell>
              <table:table-cell office:value-type="float" office:value="65.3929224508152">
                <text:p>65.3929224508152</text:p>
              </table:table-cell>
              <table:table-cell office:value-type="float" office:value="-217.585244362864">
                <text:p>-217.585244362864</text:p>
              </table:table-cell>
              <table:table-cell office:value-type="float" office:value="217.585244362864">
                <text:p>217.58524436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5">
                <text:p>11.25</text:p>
              </table:table-cell>
              <table:table-cell office:value-type="float" office:value="74.6220481711691">
                <text:p>74.6220481711691</text:p>
              </table:table-cell>
              <table:table-cell office:value-type="float" office:value="-216.593166964196">
                <text:p>-216.593166964196</text:p>
              </table:table-cell>
              <table:table-cell office:value-type="float" office:value="216.593166964196">
                <text:p>216.593166964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5625">
                <text:p>12.65625</text:p>
              </table:table-cell>
              <table:table-cell office:value-type="float" office:value="83.8062243600027">
                <text:p>83.8062243600027</text:p>
              </table:table-cell>
              <table:table-cell office:value-type="float" office:value="-215.470621940688">
                <text:p>-215.470621940688</text:p>
              </table:table-cell>
              <table:table-cell office:value-type="float" office:value="215.470621940688">
                <text:p>215.470621940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0625">
                <text:p>14.0625</text:p>
              </table:table-cell>
              <table:table-cell office:value-type="float" office:value="92.9399188129984">
                <text:p>92.9399188129984</text:p>
              </table:table-cell>
              <table:table-cell office:value-type="float" office:value="-214.218285471489">
                <text:p>-214.218285471489</text:p>
              </table:table-cell>
              <table:table-cell office:value-type="float" office:value="214.218285471489">
                <text:p>214.2182854714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46875">
                <text:p>15.46875</text:p>
              </table:table-cell>
              <table:table-cell office:value-type="float" office:value="102.017629734149">
                <text:p>102.017629734149</text:p>
              </table:table-cell>
              <table:table-cell office:value-type="float" office:value="-212.83691191726">
                <text:p>-212.83691191726</text:p>
              </table:table-cell>
              <table:table-cell office:value-type="float" office:value="212.83691191726">
                <text:p>212.836911917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875">
                <text:p>16.875</text:p>
              </table:table-cell>
              <table:table-cell office:value-type="float" office:value="111.033889049832">
                <text:p>111.033889049832</text:p>
              </table:table-cell>
              <table:table-cell office:value-type="float" office:value="-211.327333365776">
                <text:p>-211.327333365776</text:p>
              </table:table-cell>
              <table:table-cell office:value-type="float" office:value="211.327333365776">
                <text:p>211.327333365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28125">
                <text:p>18.28125</text:p>
              </table:table-cell>
              <table:table-cell office:value-type="float" office:value="119.983265702576">
                <text:p>119.983265702576</text:p>
              </table:table-cell>
              <table:table-cell office:value-type="float" office:value="-209.690459130711">
                <text:p>-209.690459130711</text:p>
              </table:table-cell>
              <table:table-cell office:value-type="float" office:value="209.690459130711">
                <text:p>209.690459130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6875">
                <text:p>19.6875</text:p>
              </table:table-cell>
              <table:table-cell office:value-type="float" office:value="128.860368922524">
                <text:p>128.860368922524</text:p>
              </table:table-cell>
              <table:table-cell office:value-type="float" office:value="-207.927275203897">
                <text:p>-207.927275203897</text:p>
              </table:table-cell>
              <table:table-cell office:value-type="float" office:value="207.927275203897">
                <text:p>207.927275203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9375">
                <text:p>21.09375</text:p>
              </table:table-cell>
              <table:table-cell office:value-type="float" office:value="137.659851474633">
                <text:p>137.659851474633</text:p>
              </table:table-cell>
              <table:table-cell office:value-type="float" office:value="-206.038843661401">
                <text:p>-206.038843661401</text:p>
              </table:table-cell>
              <table:table-cell office:value-type="float" office:value="206.038843661401">
                <text:p>206.0388436614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5">
                <text:p>22.5</text:p>
              </table:table-cell>
              <table:table-cell office:value-type="float" office:value="146.376412879647">
                <text:p>146.376412879647</text:p>
              </table:table-cell>
              <table:table-cell office:value-type="float" office:value="-204.026302023773">
                <text:p>-204.026302023773</text:p>
              </table:table-cell>
              <table:table-cell office:value-type="float" office:value="204.026302023773">
                <text:p>204.026302023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90625">
                <text:p>23.90625</text:p>
              </table:table-cell>
              <table:table-cell office:value-type="float" office:value="155.004802606909">
                <text:p>155.004802606909</text:p>
              </table:table-cell>
              <table:table-cell office:value-type="float" office:value="-201.89086257084">
                <text:p>-201.89086257084</text:p>
              </table:table-cell>
              <table:table-cell office:value-type="float" office:value="201.89086257084">
                <text:p>201.89086257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125">
                <text:p>25.3125</text:p>
              </table:table-cell>
              <table:table-cell office:value-type="float" office:value="163.539823237083">
                <text:p>163.539823237083</text:p>
              </table:table-cell>
              <table:table-cell office:value-type="float" office:value="-199.63381161148">
                <text:p>-199.63381161148</text:p>
              </table:table-cell>
              <table:table-cell office:value-type="float" office:value="199.63381161148">
                <text:p>199.63381161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71875">
                <text:p>26.71875</text:p>
              </table:table-cell>
              <table:table-cell office:value-type="float" office:value="171.976333592887">
                <text:p>171.976333592887</text:p>
              </table:table-cell>
              <table:table-cell office:value-type="float" office:value="-197.256508708794">
                <text:p>-197.256508708794</text:p>
              </table:table-cell>
              <table:table-cell office:value-type="float" office:value="197.256508708794">
                <text:p>197.256508708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125">
                <text:p>28.125</text:p>
              </table:table-cell>
              <table:table-cell office:value-type="float" office:value="180.309251835944">
                <text:p>180.309251835944</text:p>
              </table:table-cell>
              <table:table-cell office:value-type="float" office:value="-194.760385861159">
                <text:p>-194.760385861159</text:p>
              </table:table-cell>
              <table:table-cell office:value-type="float" office:value="194.760385861159">
                <text:p>194.7603858611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53125">
                <text:p>29.53125</text:p>
              </table:table-cell>
              <table:table-cell office:value-type="float" office:value="188.533558527892">
                <text:p>188.533558527892</text:p>
              </table:table-cell>
              <table:table-cell office:value-type="float" office:value="-192.14694663964">
                <text:p>-192.14694663964</text:p>
              </table:table-cell>
              <table:table-cell office:value-type="float" office:value="192.14694663964">
                <text:p>192.146946639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9375">
                <text:p>30.9375</text:p>
              </table:table-cell>
              <table:table-cell office:value-type="float" office:value="193.031032468105">
                <text:p>193.031032468105</text:p>
              </table:table-cell>
              <table:table-cell office:value-type="float" office:value="-193.031032468105">
                <text:p>-193.031032468105</text:p>
              </table:table-cell>
              <table:table-cell office:value-type="float" office:value="185.8044980965">
                <text:p>185.8044980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34375">
                <text:p>32.34375</text:p>
              </table:table-cell>
              <table:table-cell office:value-type="float" office:value="195.60553767638">
                <text:p>195.60553767638</text:p>
              </table:table-cell>
              <table:table-cell office:value-type="float" office:value="-195.60553767638">
                <text:p>-195.60553767638</text:p>
              </table:table-cell>
              <table:table-cell office:value-type="float" office:value="177.543433815511">
                <text:p>177.5434338155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75">
                <text:p>33.75</text:p>
              </table:table-cell>
              <table:table-cell office:value-type="float" office:value="198.062217422921">
                <text:p>198.062217422921</text:p>
              </table:table-cell>
              <table:table-cell office:value-type="float" office:value="-198.062217422921">
                <text:p>-198.062217422921</text:p>
              </table:table-cell>
              <table:table-cell office:value-type="float" office:value="169.175424008768">
                <text:p>169.1754240087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15625">
                <text:p>35.15625</text:p>
              </table:table-cell>
              <table:table-cell office:value-type="float" office:value="200.39959189571">
                <text:p>200.39959189571</text:p>
              </table:table-cell>
              <table:table-cell office:value-type="float" office:value="-200.39959189571">
                <text:p>-200.39959189571</text:p>
              </table:table-cell>
              <table:table-cell office:value-type="float" office:value="160.705509252479">
                <text:p>160.705509252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.5625">
                <text:p>36.5625</text:p>
              </table:table-cell>
              <table:table-cell office:value-type="float" office:value="202.616253147764">
                <text:p>202.616253147764</text:p>
              </table:table-cell>
              <table:table-cell office:value-type="float" office:value="-202.616253147764">
                <text:p>-202.616253147764</text:p>
              </table:table-cell>
              <table:table-cell office:value-type="float" office:value="152.138791506582">
                <text:p>152.1387915065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.96875">
                <text:p>37.96875</text:p>
              </table:table-cell>
              <table:table-cell office:value-type="float" office:value="204.710865945232">
                <text:p>204.710865945232</text:p>
              </table:table-cell>
              <table:table-cell office:value-type="float" office:value="-204.710865945232">
                <text:p>-204.710865945232</text:p>
              </table:table-cell>
              <table:table-cell office:value-type="float" office:value="143.480431041517">
                <text:p>143.4804310415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375">
                <text:p>39.375</text:p>
              </table:table-cell>
              <table:table-cell office:value-type="float" office:value="206.682168571687">
                <text:p>206.682168571687</text:p>
              </table:table-cell>
              <table:table-cell office:value-type="float" office:value="-206.682168571687">
                <text:p>-206.682168571687</text:p>
              </table:table-cell>
              <table:table-cell office:value-type="float" office:value="134.735643329872">
                <text:p>134.7356433298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78125">
                <text:p>40.78125</text:p>
              </table:table-cell>
              <table:table-cell office:value-type="float" office:value="208.528973588138">
                <text:p>208.528973588138</text:p>
              </table:table-cell>
              <table:table-cell office:value-type="float" office:value="-208.528973588138">
                <text:p>-208.528973588138</text:p>
              </table:table-cell>
              <table:table-cell office:value-type="float" office:value="125.909695904775">
                <text:p>125.909695904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1875">
                <text:p>42.1875</text:p>
              </table:table-cell>
              <table:table-cell office:value-type="float" office:value="210.2501685483">
                <text:p>210.2501685483</text:p>
              </table:table-cell>
              <table:table-cell office:value-type="float" office:value="-210.2501685483">
                <text:p>-210.2501685483</text:p>
              </table:table-cell>
              <table:table-cell office:value-type="float" office:value="117.007905186932">
                <text:p>117.007905186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59375">
                <text:p>43.59375</text:p>
              </table:table-cell>
              <table:table-cell office:value-type="float" office:value="211.844716668689">
                <text:p>211.844716668689</text:p>
              </table:table-cell>
              <table:table-cell office:value-type="float" office:value="-211.844716668689">
                <text:p>-211.844716668689</text:p>
              </table:table-cell>
              <table:table-cell office:value-type="float" office:value="108.035633282211">
                <text:p>108.03563328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98.9982847517143">
                <text:p>98.9982847517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.40625">
                <text:p>46.40625</text:p>
              </table:table-cell>
              <table:table-cell office:value-type="float" office:value="214.65010727138">
                <text:p>214.65010727138</text:p>
              </table:table-cell>
              <table:table-cell office:value-type="float" office:value="-214.65010727138">
                <text:p>-214.65010727138</text:p>
              </table:table-cell>
              <table:table-cell office:value-type="float" office:value="89.901303356267">
                <text:p>89.901303356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.8125">
                <text:p>47.8125</text:p>
              </table:table-cell>
              <table:table-cell office:value-type="float" office:value="215.859259891283">
                <text:p>215.859259891283</text:p>
              </table:table-cell>
              <table:table-cell office:value-type="float" office:value="-215.859259891283">
                <text:p>-215.859259891283</text:p>
              </table:table-cell>
              <table:table-cell office:value-type="float" office:value="80.7501687773042">
                <text:p>80.7501687773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.21875">
                <text:p>49.21875</text:p>
              </table:table-cell>
              <table:table-cell office:value-type="float" office:value="216.938386964525">
                <text:p>216.938386964525</text:p>
              </table:table-cell>
              <table:table-cell office:value-type="float" office:value="-216.938386964525">
                <text:p>-216.938386964525</text:p>
              </table:table-cell>
              <table:table-cell office:value-type="float" office:value="71.5503933161133">
                <text:p>71.55039331611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625">
                <text:p>50.625</text:p>
              </table:table-cell>
              <table:table-cell office:value-type="float" office:value="217.886838465308">
                <text:p>217.886838465308</text:p>
              </table:table-cell>
              <table:table-cell office:value-type="float" office:value="-217.886838465308">
                <text:p>-217.886838465308</text:p>
              </table:table-cell>
              <table:table-cell office:value-type="float" office:value="62.3075185734302">
                <text:p>62.3075185734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.03125">
                <text:p>52.03125</text:p>
              </table:table-cell>
              <table:table-cell office:value-type="float" office:value="218.704043081913">
                <text:p>218.704043081913</text:p>
              </table:table-cell>
              <table:table-cell office:value-type="float" office:value="-218.704043081913">
                <text:p>-218.704043081913</text:p>
              </table:table-cell>
              <table:table-cell office:value-type="float" office:value="53.0271121113868">
                <text:p>53.0271121113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.4375">
                <text:p>53.4375</text:p>
              </table:table-cell>
              <table:table-cell office:value-type="float" office:value="219.389508560837">
                <text:p>219.389508560837</text:p>
              </table:table-cell>
              <table:table-cell office:value-type="float" office:value="-219.389508560837">
                <text:p>-219.389508560837</text:p>
              </table:table-cell>
              <table:table-cell office:value-type="float" office:value="43.7147640998187">
                <text:p>43.7147640998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.84375">
                <text:p>54.84375</text:p>
              </table:table-cell>
              <table:table-cell office:value-type="float" office:value="219.942822003306">
                <text:p>219.942822003306</text:p>
              </table:table-cell>
              <table:table-cell office:value-type="float" office:value="-219.942822003306">
                <text:p>-219.942822003306</text:p>
              </table:table-cell>
              <table:table-cell office:value-type="float" office:value="34.3760839489574">
                <text:p>34.37608394895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25">
                <text:p>56.25</text:p>
              </table:table-cell>
              <table:table-cell office:value-type="float" office:value="220.363650113992">
                <text:p>220.363650113992</text:p>
              </table:table-cell>
              <table:table-cell office:value-type="float" office:value="-220.363650113992">
                <text:p>-220.363650113992</text:p>
              </table:table-cell>
              <table:table-cell office:value-type="float" office:value="25.0166969305297">
                <text:p>25.0166969305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65625">
                <text:p>57.65625</text:p>
              </table:table-cell>
              <table:table-cell office:value-type="float" office:value="220.651739401777">
                <text:p>220.651739401777</text:p>
              </table:table-cell>
              <table:table-cell office:value-type="float" office:value="-220.651739401777">
                <text:p>-220.651739401777</text:p>
              </table:table-cell>
              <table:table-cell office:value-type="float" office:value="15.6422407893057">
                <text:p>15.64224078930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.0625">
                <text:p>59.0625</text:p>
              </table:table-cell>
              <table:table-cell office:value-type="float" office:value="220.806916332446">
                <text:p>220.806916332446</text:p>
              </table:table-cell>
              <table:table-cell office:value-type="float" office:value="-220.806916332446">
                <text:p>-220.806916332446</text:p>
              </table:table-cell>
              <table:table-cell office:value-type="float" office:value="6.25836234713124">
                <text:p>6.25836234713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.46875">
                <text:p>60.46875</text:p>
              </table:table-cell>
              <table:table-cell office:value-type="float" office:value="220.829087433219">
                <text:p>220.829087433219</text:p>
              </table:table-cell>
              <table:table-cell office:value-type="float" office:value="-220.829087433219">
                <text:p>-220.829087433219</text:p>
              </table:table-cell>
              <table:table-cell office:value-type="float" office:value="-3.12928589850599">
                <text:p>-3.12928589850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.875">
                <text:p>61.875</text:p>
              </table:table-cell>
              <table:table-cell office:value-type="float" office:value="220.718239349054">
                <text:p>220.718239349054</text:p>
              </table:table-cell>
              <table:table-cell office:value-type="float" office:value="-220.718239349054">
                <text:p>-220.718239349054</text:p>
              </table:table-cell>
              <table:table-cell office:value-type="float" office:value="-12.5150491793294">
                <text:p>-12.51504917932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28125">
                <text:p>63.28125</text:p>
              </table:table-cell>
              <table:table-cell office:value-type="float" office:value="220.474438850691">
                <text:p>220.474438850691</text:p>
              </table:table-cell>
              <table:table-cell office:value-type="float" office:value="-220.474438850691">
                <text:p>-220.474438850691</text:p>
              </table:table-cell>
              <table:table-cell office:value-type="float" office:value="-21.893273862495">
                <text:p>-21.8932738624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.6875">
                <text:p>64.6875</text:p>
              </table:table-cell>
              <table:table-cell office:value-type="float" office:value="220.097832794435">
                <text:p>220.097832794435</text:p>
              </table:table-cell>
              <table:table-cell office:value-type="float" office:value="-220.097832794435">
                <text:p>-220.097832794435</text:p>
              </table:table-cell>
              <table:table-cell office:value-type="float" office:value="-31.2583108561281">
                <text:p>-31.2583108561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6.09375">
                <text:p>66.09375</text:p>
              </table:table-cell>
              <table:table-cell office:value-type="float" office:value="219.588648033692">
                <text:p>219.588648033692</text:p>
              </table:table-cell>
              <table:table-cell office:value-type="float" office:value="-219.588648033692">
                <text:p>-219.588648033692</text:p>
              </table:table-cell>
              <table:table-cell office:value-type="float" office:value="-40.6045190121249">
                <text:p>-40.6045190121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7.5">
                <text:p>67.5</text:p>
              </table:table-cell>
              <table:table-cell office:value-type="float" office:value="218.947191282322">
                <text:p>218.947191282322</text:p>
              </table:table-cell>
              <table:table-cell office:value-type="float" office:value="-218.947191282322">
                <text:p>-218.947191282322</text:p>
              </table:table-cell>
              <table:table-cell office:value-type="float" office:value="-49.9262685241697">
                <text:p>-49.9262685241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90625">
                <text:p>68.90625</text:p>
              </table:table-cell>
              <table:table-cell office:value-type="float" office:value="218.173848929885">
                <text:p>218.173848929885</text:p>
              </table:table-cell>
              <table:table-cell office:value-type="float" office:value="-218.173848929885">
                <text:p>-218.173848929885</text:p>
              </table:table-cell>
              <table:table-cell office:value-type="float" office:value="-59.217944318919">
                <text:p>-59.2179443189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.3125">
                <text:p>70.3125</text:p>
              </table:table-cell>
              <table:table-cell office:value-type="float" office:value="217.2690868089">
                <text:p>217.2690868089</text:p>
              </table:table-cell>
              <table:table-cell office:value-type="float" office:value="-217.2690868089">
                <text:p>-217.2690868089</text:p>
              </table:table-cell>
              <table:table-cell office:value-type="float" office:value="-68.473949438312">
                <text:p>-68.4739494383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.71875">
                <text:p>71.71875</text:p>
              </table:table-cell>
              <table:table-cell office:value-type="float" office:value="216.233449914235">
                <text:p>216.233449914235</text:p>
              </table:table-cell>
              <table:table-cell office:value-type="float" office:value="-216.233449914235">
                <text:p>-216.233449914235</text:p>
              </table:table-cell>
              <table:table-cell office:value-type="float" office:value="-77.6887084109693">
                <text:p>-77.6887084109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.125">
                <text:p>73.125</text:p>
              </table:table-cell>
              <table:table-cell office:value-type="float" office:value="215.067562074831">
                <text:p>215.067562074831</text:p>
              </table:table-cell>
              <table:table-cell office:value-type="float" office:value="-215.067562074831">
                <text:p>-215.067562074831</text:p>
              </table:table-cell>
              <table:table-cell office:value-type="float" office:value="-86.8566706106477">
                <text:p>-86.85667061064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53125">
                <text:p>74.53125</text:p>
              </table:table-cell>
              <table:table-cell office:value-type="float" office:value="213.772125577927">
                <text:p>213.772125577927</text:p>
              </table:table-cell>
              <table:table-cell office:value-type="float" office:value="-213.772125577927">
                <text:p>-213.772125577927</text:p>
              </table:table-cell>
              <table:table-cell office:value-type="float" office:value="-95.9723135997304">
                <text:p>-95.97231359973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9375">
                <text:p>75.9375</text:p>
              </table:table-cell>
              <table:table-cell office:value-type="float" office:value="212.34792074603">
                <text:p>212.34792074603</text:p>
              </table:table-cell>
              <table:table-cell office:value-type="float" office:value="-212.34792074603">
                <text:p>-212.34792074603</text:p>
              </table:table-cell>
              <table:table-cell office:value-type="float" office:value="-105.030146455737">
                <text:p>-105.0301464557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.34375">
                <text:p>77.34375</text:p>
              </table:table-cell>
              <table:table-cell office:value-type="float" office:value="210.795805466875">
                <text:p>210.795805466875</text:p>
              </table:table-cell>
              <table:table-cell office:value-type="float" office:value="-210.795805466875">
                <text:p>-210.795805466875</text:p>
              </table:table-cell>
              <table:table-cell office:value-type="float" office:value="-114.024713078848">
                <text:p>-114.0247130788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.75">
                <text:p>78.75</text:p>
              </table:table-cell>
              <table:table-cell office:value-type="float" office:value="209.116714676671">
                <text:p>209.116714676671</text:p>
              </table:table-cell>
              <table:table-cell office:value-type="float" office:value="-209.116714676671">
                <text:p>-209.116714676671</text:p>
              </table:table-cell>
              <table:table-cell office:value-type="float" office:value="-122.950595478459">
                <text:p>-122.9505954784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.15625">
                <text:p>80.15625</text:p>
              </table:table-cell>
              <table:table-cell office:value-type="float" office:value="207.311659796922">
                <text:p>207.311659796922</text:p>
              </table:table-cell>
              <table:table-cell office:value-type="float" office:value="-207.311659796922">
                <text:p>-207.311659796922</text:p>
              </table:table-cell>
              <table:table-cell office:value-type="float" office:value="-131.802417036773">
                <text:p>-131.802417036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5625">
                <text:p>81.5625</text:p>
              </table:table-cell>
              <table:table-cell office:value-type="float" office:value="205.381728125194">
                <text:p>205.381728125194</text:p>
              </table:table-cell>
              <table:table-cell office:value-type="float" office:value="-205.381728125194">
                <text:p>-205.381728125194</text:p>
              </table:table-cell>
              <table:table-cell office:value-type="float" office:value="-140.574845747474">
                <text:p>-140.574845747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.96875">
                <text:p>82.96875</text:p>
              </table:table-cell>
              <table:table-cell office:value-type="float" office:value="203.328082180161">
                <text:p>203.328082180161</text:p>
              </table:table-cell>
              <table:table-cell office:value-type="float" office:value="-203.328082180161">
                <text:p>-203.328082180161</text:p>
              </table:table-cell>
              <table:table-cell office:value-type="float" office:value="-149.262597427529">
                <text:p>-149.262597427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4.375">
                <text:p>84.375</text:p>
              </table:table-cell>
              <table:table-cell office:value-type="float" office:value="201.15195900135">
                <text:p>201.15195900135</text:p>
              </table:table-cell>
              <table:table-cell office:value-type="float" office:value="-201.15195900135">
                <text:p>-201.15195900135</text:p>
              </table:table-cell>
              <table:table-cell office:value-type="float" office:value="-157.860438900181">
                <text:p>-157.860438900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5.78125">
                <text:p>85.78125</text:p>
              </table:table-cell>
              <table:table-cell office:value-type="float" office:value="198.854669403992">
                <text:p>198.854669403992</text:p>
              </table:table-cell>
              <table:table-cell office:value-type="float" office:value="-198.854669403992">
                <text:p>-198.854669403992</text:p>
              </table:table-cell>
              <table:table-cell office:value-type="float" office:value="-166.363191147222">
                <text:p>-166.3631911472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1875">
                <text:p>87.1875</text:p>
              </table:table-cell>
              <table:table-cell office:value-type="float" office:value="196.43759718944">
                <text:p>196.43759718944</text:p>
              </table:table-cell>
              <table:table-cell office:value-type="float" office:value="-196.43759718944">
                <text:p>-196.43759718944</text:p>
              </table:table-cell>
              <table:table-cell office:value-type="float" office:value="-174.765732428636">
                <text:p>-174.7657324286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59375">
                <text:p>88.59375</text:p>
              </table:table-cell>
              <table:table-cell office:value-type="float" office:value="193.902198311617">
                <text:p>193.902198311617</text:p>
              </table:table-cell>
              <table:table-cell office:value-type="float" office:value="-193.902198311617">
                <text:p>-193.902198311617</text:p>
              </table:table-cell>
              <table:table-cell office:value-type="float" office:value="-183.063001367747">
                <text:p>-183.063001367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">
                <text:p>90</text:p>
              </table:table-cell>
              <table:table-cell office:value-type="float" office:value="191.25">
                <text:p>191.25</text:p>
              </table:table-cell>
              <table:table-cell office:value-type="float" office:value="-191.25">
                <text:p>-191.25</text:p>
              </table:table-cell>
              <table:table-cell office:value-type="float" office:value="-191.25">
                <text:p>-191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1.40625">
                <text:p>91.40625</text:p>
              </table:table-cell>
              <table:table-cell office:value-type="float" office:value="193.902198311617">
                <text:p>193.902198311617</text:p>
              </table:table-cell>
              <table:table-cell office:value-type="float" office:value="-183.063001367747">
                <text:p>-183.063001367747</text:p>
              </table:table-cell>
              <table:table-cell office:value-type="float" office:value="-193.902198311617">
                <text:p>-193.9021983116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8125">
                <text:p>92.8125</text:p>
              </table:table-cell>
              <table:table-cell office:value-type="float" office:value="196.43759718944">
                <text:p>196.43759718944</text:p>
              </table:table-cell>
              <table:table-cell office:value-type="float" office:value="-174.765732428636">
                <text:p>-174.765732428636</text:p>
              </table:table-cell>
              <table:table-cell office:value-type="float" office:value="-196.43759718944">
                <text:p>-196.437597189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4.21875">
                <text:p>94.21875</text:p>
              </table:table-cell>
              <table:table-cell office:value-type="float" office:value="198.854669403992">
                <text:p>198.854669403992</text:p>
              </table:table-cell>
              <table:table-cell office:value-type="float" office:value="-166.363191147222">
                <text:p>-166.363191147222</text:p>
              </table:table-cell>
              <table:table-cell office:value-type="float" office:value="-198.854669403992">
                <text:p>-198.8546694039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625">
                <text:p>95.625</text:p>
              </table:table-cell>
              <table:table-cell office:value-type="float" office:value="201.15195900135">
                <text:p>201.15195900135</text:p>
              </table:table-cell>
              <table:table-cell office:value-type="float" office:value="-157.860438900181">
                <text:p>-157.860438900181</text:p>
              </table:table-cell>
              <table:table-cell office:value-type="float" office:value="-201.15195900135">
                <text:p>-201.15195900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03125">
                <text:p>97.03125</text:p>
              </table:table-cell>
              <table:table-cell office:value-type="float" office:value="203.328082180161">
                <text:p>203.328082180161</text:p>
              </table:table-cell>
              <table:table-cell office:value-type="float" office:value="-149.262597427529">
                <text:p>-149.262597427529</text:p>
              </table:table-cell>
              <table:table-cell office:value-type="float" office:value="-203.328082180161">
                <text:p>-203.3280821801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.4375">
                <text:p>98.4375</text:p>
              </table:table-cell>
              <table:table-cell office:value-type="float" office:value="205.381728125194">
                <text:p>205.381728125194</text:p>
              </table:table-cell>
              <table:table-cell office:value-type="float" office:value="-140.574845747474">
                <text:p>-140.574845747474</text:p>
              </table:table-cell>
              <table:table-cell office:value-type="float" office:value="-205.381728125194">
                <text:p>-205.381728125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84375">
                <text:p>99.84375</text:p>
              </table:table-cell>
              <table:table-cell office:value-type="float" office:value="207.311659796922">
                <text:p>207.311659796922</text:p>
              </table:table-cell>
              <table:table-cell office:value-type="float" office:value="-131.802417036773">
                <text:p>-131.802417036773</text:p>
              </table:table-cell>
              <table:table-cell office:value-type="float" office:value="-207.311659796922">
                <text:p>-207.311659796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1.25">
                <text:p>101.25</text:p>
              </table:table-cell>
              <table:table-cell office:value-type="float" office:value="209.116714676671">
                <text:p>209.116714676671</text:p>
              </table:table-cell>
              <table:table-cell office:value-type="float" office:value="-122.950595478459">
                <text:p>-122.950595478459</text:p>
              </table:table-cell>
              <table:table-cell office:value-type="float" office:value="-209.116714676671">
                <text:p>-209.116714676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.65625">
                <text:p>102.65625</text:p>
              </table:table-cell>
              <table:table-cell office:value-type="float" office:value="210.795805466875">
                <text:p>210.795805466875</text:p>
              </table:table-cell>
              <table:table-cell office:value-type="float" office:value="-114.024713078848">
                <text:p>-114.024713078848</text:p>
              </table:table-cell>
              <table:table-cell office:value-type="float" office:value="-210.795805466875">
                <text:p>-210.79580546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4.0625">
                <text:p>104.0625</text:p>
              </table:table-cell>
              <table:table-cell office:value-type="float" office:value="212.34792074603">
                <text:p>212.34792074603</text:p>
              </table:table-cell>
              <table:table-cell office:value-type="float" office:value="-105.030146455737">
                <text:p>-105.030146455737</text:p>
              </table:table-cell>
              <table:table-cell office:value-type="float" office:value="-212.34792074603">
                <text:p>-212.347920746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.46875">
                <text:p>105.46875</text:p>
              </table:table-cell>
              <table:table-cell office:value-type="float" office:value="213.772125577927">
                <text:p>213.772125577927</text:p>
              </table:table-cell>
              <table:table-cell office:value-type="float" office:value="-95.9723135997304">
                <text:p>-95.9723135997304</text:p>
              </table:table-cell>
              <table:table-cell office:value-type="float" office:value="-213.772125577927">
                <text:p>-213.772125577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875">
                <text:p>106.875</text:p>
              </table:table-cell>
              <table:table-cell office:value-type="float" office:value="215.067562074831">
                <text:p>215.067562074831</text:p>
              </table:table-cell>
              <table:table-cell office:value-type="float" office:value="-86.8566706106477">
                <text:p>-86.8566706106477</text:p>
              </table:table-cell>
              <table:table-cell office:value-type="float" office:value="-215.067562074831">
                <text:p>-215.0675620748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.28125">
                <text:p>108.28125</text:p>
              </table:table-cell>
              <table:table-cell office:value-type="float" office:value="216.233449914235">
                <text:p>216.233449914235</text:p>
              </table:table-cell>
              <table:table-cell office:value-type="float" office:value="-77.6887084109693">
                <text:p>-77.6887084109693</text:p>
              </table:table-cell>
              <table:table-cell office:value-type="float" office:value="-216.233449914235">
                <text:p>-216.233449914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6875">
                <text:p>109.6875</text:p>
              </table:table-cell>
              <table:table-cell office:value-type="float" office:value="217.2690868089">
                <text:p>217.2690868089</text:p>
              </table:table-cell>
              <table:table-cell office:value-type="float" office:value="-68.473949438312">
                <text:p>-68.473949438312</text:p>
              </table:table-cell>
              <table:table-cell office:value-type="float" office:value="-217.2690868089">
                <text:p>-217.26908680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.09375">
                <text:p>111.09375</text:p>
              </table:table-cell>
              <table:table-cell office:value-type="float" office:value="218.173848929885">
                <text:p>218.173848929885</text:p>
              </table:table-cell>
              <table:table-cell office:value-type="float" office:value="-59.217944318919">
                <text:p>-59.217944318919</text:p>
              </table:table-cell>
              <table:table-cell office:value-type="float" office:value="-218.173848929885">
                <text:p>-218.1738489298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.5">
                <text:p>112.5</text:p>
              </table:table-cell>
              <table:table-cell office:value-type="float" office:value="218.947191282321">
                <text:p>218.947191282321</text:p>
              </table:table-cell>
              <table:table-cell office:value-type="float" office:value="-49.9262685241698">
                <text:p>-49.9262685241698</text:p>
              </table:table-cell>
              <table:table-cell office:value-type="float" office:value="-218.947191282321">
                <text:p>-218.947191282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.90625">
                <text:p>113.90625</text:p>
              </table:table-cell>
              <table:table-cell office:value-type="float" office:value="219.588648033692">
                <text:p>219.588648033692</text:p>
              </table:table-cell>
              <table:table-cell office:value-type="float" office:value="-40.604519012125">
                <text:p>-40.604519012125</text:p>
              </table:table-cell>
              <table:table-cell office:value-type="float" office:value="-219.588648033692">
                <text:p>-219.5886480336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5.3125">
                <text:p>115.3125</text:p>
              </table:table-cell>
              <table:table-cell office:value-type="float" office:value="220.097832794435">
                <text:p>220.097832794435</text:p>
              </table:table-cell>
              <table:table-cell office:value-type="float" office:value="-31.2583108561281">
                <text:p>-31.2583108561281</text:p>
              </table:table-cell>
              <table:table-cell office:value-type="float" office:value="-220.097832794435">
                <text:p>-220.097832794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6.71875">
                <text:p>116.71875</text:p>
              </table:table-cell>
              <table:table-cell office:value-type="float" office:value="220.474438850691">
                <text:p>220.474438850691</text:p>
              </table:table-cell>
              <table:table-cell office:value-type="float" office:value="-21.893273862495">
                <text:p>-21.893273862495</text:p>
              </table:table-cell>
              <table:table-cell office:value-type="float" office:value="-220.474438850691">
                <text:p>-220.4744388506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125">
                <text:p>118.125</text:p>
              </table:table-cell>
              <table:table-cell office:value-type="float" office:value="220.718239349054">
                <text:p>220.718239349054</text:p>
              </table:table-cell>
              <table:table-cell office:value-type="float" office:value="-12.5150491793294">
                <text:p>-12.5150491793294</text:p>
              </table:table-cell>
              <table:table-cell office:value-type="float" office:value="-220.718239349054">
                <text:p>-220.7182393490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9.53125">
                <text:p>119.53125</text:p>
              </table:table-cell>
              <table:table-cell office:value-type="float" office:value="220.829087433219">
                <text:p>220.829087433219</text:p>
              </table:table-cell>
              <table:table-cell office:value-type="float" office:value="-3.12928589850595">
                <text:p>-3.12928589850595</text:p>
              </table:table-cell>
              <table:table-cell office:value-type="float" office:value="-220.829087433219">
                <text:p>-220.8290874332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.9375">
                <text:p>120.9375</text:p>
              </table:table-cell>
              <table:table-cell office:value-type="float" office:value="220.806916332446">
                <text:p>220.806916332446</text:p>
              </table:table-cell>
              <table:table-cell office:value-type="float" office:value="6.2583623471312">
                <text:p>6.2583623471312</text:p>
              </table:table-cell>
              <table:table-cell office:value-type="float" office:value="-220.806916332446">
                <text:p>-220.806916332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.34375">
                <text:p>122.34375</text:p>
              </table:table-cell>
              <table:table-cell office:value-type="float" office:value="220.651739401777">
                <text:p>220.651739401777</text:p>
              </table:table-cell>
              <table:table-cell office:value-type="float" office:value="15.6422407893056">
                <text:p>15.6422407893056</text:p>
              </table:table-cell>
              <table:table-cell office:value-type="float" office:value="-220.651739401777">
                <text:p>-220.6517394017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3.75">
                <text:p>123.75</text:p>
              </table:table-cell>
              <table:table-cell office:value-type="float" office:value="220.363650113992">
                <text:p>220.363650113992</text:p>
              </table:table-cell>
              <table:table-cell office:value-type="float" office:value="25.0166969305297">
                <text:p>25.0166969305297</text:p>
              </table:table-cell>
              <table:table-cell office:value-type="float" office:value="-220.363650113992">
                <text:p>-220.363650113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15625">
                <text:p>125.15625</text:p>
              </table:table-cell>
              <table:table-cell office:value-type="float" office:value="219.942822003306">
                <text:p>219.942822003306</text:p>
              </table:table-cell>
              <table:table-cell office:value-type="float" office:value="34.3760839489574">
                <text:p>34.3760839489574</text:p>
              </table:table-cell>
              <table:table-cell office:value-type="float" office:value="-219.942822003306">
                <text:p>-219.9428220033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6.5625">
                <text:p>126.5625</text:p>
              </table:table-cell>
              <table:table-cell office:value-type="float" office:value="219.389508560837">
                <text:p>219.389508560837</text:p>
              </table:table-cell>
              <table:table-cell office:value-type="float" office:value="43.7147640998187">
                <text:p>43.7147640998187</text:p>
              </table:table-cell>
              <table:table-cell office:value-type="float" office:value="-219.389508560837">
                <text:p>-219.389508560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.96875">
                <text:p>127.96875</text:p>
              </table:table-cell>
              <table:table-cell office:value-type="float" office:value="218.704043081913">
                <text:p>218.704043081913</text:p>
              </table:table-cell>
              <table:table-cell office:value-type="float" office:value="53.0271121113867">
                <text:p>53.0271121113867</text:p>
              </table:table-cell>
              <table:table-cell office:value-type="float" office:value="-218.704043081913">
                <text:p>-218.7040430819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9.375">
                <text:p>129.375</text:p>
              </table:table-cell>
              <table:table-cell office:value-type="float" office:value="217.886838465308">
                <text:p>217.886838465308</text:p>
              </table:table-cell>
              <table:table-cell office:value-type="float" office:value="62.3075185734301">
                <text:p>62.3075185734301</text:p>
              </table:table-cell>
              <table:table-cell office:value-type="float" office:value="-217.886838465308">
                <text:p>-217.8868384653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0.78125">
                <text:p>130.78125</text:p>
              </table:table-cell>
              <table:table-cell office:value-type="float" office:value="216.938386964525">
                <text:p>216.938386964525</text:p>
              </table:table-cell>
              <table:table-cell office:value-type="float" office:value="71.5503933161132">
                <text:p>71.5503933161132</text:p>
              </table:table-cell>
              <table:table-cell office:value-type="float" office:value="-216.938386964525">
                <text:p>-216.938386964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.1875">
                <text:p>132.1875</text:p>
              </table:table-cell>
              <table:table-cell office:value-type="float" office:value="215.859259891283">
                <text:p>215.859259891283</text:p>
              </table:table-cell>
              <table:table-cell office:value-type="float" office:value="80.7501687773042">
                <text:p>80.7501687773042</text:p>
              </table:table-cell>
              <table:table-cell office:value-type="float" office:value="-215.859259891283">
                <text:p>-215.859259891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3.59375">
                <text:p>133.59375</text:p>
              </table:table-cell>
              <table:table-cell office:value-type="float" office:value="214.65010727138">
                <text:p>214.65010727138</text:p>
              </table:table-cell>
              <table:table-cell office:value-type="float" office:value="89.901303356267">
                <text:p>89.901303356267</text:p>
              </table:table-cell>
              <table:table-cell office:value-type="float" office:value="-214.65010727138">
                <text:p>-214.65010727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5">
                <text:p>135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98.9982847517142">
                <text:p>98.9982847517142</text:p>
              </table:table-cell>
              <table:table-cell office:value-type="float" office:value="-213.311657453141">
                <text:p>-213.311657453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6.40625">
                <text:p>136.40625</text:p>
              </table:table-cell>
              <table:table-cell office:value-type="float" office:value="211.844716668689">
                <text:p>211.844716668689</text:p>
              </table:table-cell>
              <table:table-cell office:value-type="float" office:value="108.035633282211">
                <text:p>108.035633282211</text:p>
              </table:table-cell>
              <table:table-cell office:value-type="float" office:value="-211.844716668689">
                <text:p>-211.84471666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.8125">
                <text:p>137.8125</text:p>
              </table:table-cell>
              <table:table-cell office:value-type="float" office:value="210.2501685483">
                <text:p>210.2501685483</text:p>
              </table:table-cell>
              <table:table-cell office:value-type="float" office:value="117.007905186932">
                <text:p>117.007905186932</text:p>
              </table:table-cell>
              <table:table-cell office:value-type="float" office:value="-210.2501685483">
                <text:p>-210.25016854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.21875">
                <text:p>139.21875</text:p>
              </table:table-cell>
              <table:table-cell office:value-type="float" office:value="208.528973588138">
                <text:p>208.528973588138</text:p>
              </table:table-cell>
              <table:table-cell office:value-type="float" office:value="125.909695904775">
                <text:p>125.909695904775</text:p>
              </table:table-cell>
              <table:table-cell office:value-type="float" office:value="-208.528973588138">
                <text:p>-208.5289735881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.625">
                <text:p>140.625</text:p>
              </table:table-cell>
              <table:table-cell office:value-type="float" office:value="206.682168571687">
                <text:p>206.682168571687</text:p>
              </table:table-cell>
              <table:table-cell office:value-type="float" office:value="134.735643329872">
                <text:p>134.735643329872</text:p>
              </table:table-cell>
              <table:table-cell office:value-type="float" office:value="-206.682168571687">
                <text:p>-206.682168571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.03125">
                <text:p>142.03125</text:p>
              </table:table-cell>
              <table:table-cell office:value-type="float" office:value="204.710865945232">
                <text:p>204.710865945232</text:p>
              </table:table-cell>
              <table:table-cell office:value-type="float" office:value="143.480431041517">
                <text:p>143.480431041517</text:p>
              </table:table-cell>
              <table:table-cell office:value-type="float" office:value="-204.710865945232">
                <text:p>-204.710865945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3.4375">
                <text:p>143.4375</text:p>
              </table:table-cell>
              <table:table-cell office:value-type="float" office:value="202.616253147764">
                <text:p>202.616253147764</text:p>
              </table:table-cell>
              <table:table-cell office:value-type="float" office:value="152.138791506582">
                <text:p>152.138791506582</text:p>
              </table:table-cell>
              <table:table-cell office:value-type="float" office:value="-202.616253147764">
                <text:p>-202.6162531477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4.84375">
                <text:p>144.84375</text:p>
              </table:table-cell>
              <table:table-cell office:value-type="float" office:value="200.39959189571">
                <text:p>200.39959189571</text:p>
              </table:table-cell>
              <table:table-cell office:value-type="float" office:value="160.705509252479">
                <text:p>160.705509252479</text:p>
              </table:table-cell>
              <table:table-cell office:value-type="float" office:value="-200.39959189571">
                <text:p>-200.399591895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6.25">
                <text:p>146.25</text:p>
              </table:table-cell>
              <table:table-cell office:value-type="float" office:value="198.062217422921">
                <text:p>198.062217422921</text:p>
              </table:table-cell>
              <table:table-cell office:value-type="float" office:value="169.175424008768">
                <text:p>169.175424008768</text:p>
              </table:table-cell>
              <table:table-cell office:value-type="float" office:value="-198.062217422921">
                <text:p>-198.0622174229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7.65625">
                <text:p>147.65625</text:p>
              </table:table-cell>
              <table:table-cell office:value-type="float" office:value="195.60553767638">
                <text:p>195.60553767638</text:p>
              </table:table-cell>
              <table:table-cell office:value-type="float" office:value="177.543433815511">
                <text:p>177.543433815511</text:p>
              </table:table-cell>
              <table:table-cell office:value-type="float" office:value="-195.60553767638">
                <text:p>-195.605537676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9.0625">
                <text:p>149.0625</text:p>
              </table:table-cell>
              <table:table-cell office:value-type="float" office:value="193.031032468105">
                <text:p>193.031032468105</text:p>
              </table:table-cell>
              <table:table-cell office:value-type="float" office:value="185.8044980965">
                <text:p>185.8044980965</text:p>
              </table:table-cell>
              <table:table-cell office:value-type="float" office:value="-193.031032468105">
                <text:p>-193.031032468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46875">
                <text:p>150.46875</text:p>
              </table:table-cell>
              <table:table-cell office:value-type="float" office:value="188.533558527892">
                <text:p>188.533558527892</text:p>
              </table:table-cell>
              <table:table-cell office:value-type="float" office:value="192.14694663964">
                <text:p>192.14694663964</text:p>
              </table:table-cell>
              <table:table-cell office:value-type="float" office:value="-192.14694663964">
                <text:p>-192.146946639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1.875">
                <text:p>151.875</text:p>
              </table:table-cell>
              <table:table-cell office:value-type="float" office:value="180.309251835944">
                <text:p>180.309251835944</text:p>
              </table:table-cell>
              <table:table-cell office:value-type="float" office:value="194.760385861159">
                <text:p>194.760385861159</text:p>
              </table:table-cell>
              <table:table-cell office:value-type="float" office:value="-194.760385861159">
                <text:p>-194.7603858611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.28125">
                <text:p>153.28125</text:p>
              </table:table-cell>
              <table:table-cell office:value-type="float" office:value="171.976333592887">
                <text:p>171.976333592887</text:p>
              </table:table-cell>
              <table:table-cell office:value-type="float" office:value="197.256508708794">
                <text:p>197.256508708794</text:p>
              </table:table-cell>
              <table:table-cell office:value-type="float" office:value="-197.256508708794">
                <text:p>-197.2565087087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4.6875">
                <text:p>154.6875</text:p>
              </table:table-cell>
              <table:table-cell office:value-type="float" office:value="163.539823237083">
                <text:p>163.539823237083</text:p>
              </table:table-cell>
              <table:table-cell office:value-type="float" office:value="199.63381161148">
                <text:p>199.63381161148</text:p>
              </table:table-cell>
              <table:table-cell office:value-type="float" office:value="-199.63381161148">
                <text:p>-199.63381161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6.09375">
                <text:p>156.09375</text:p>
              </table:table-cell>
              <table:table-cell office:value-type="float" office:value="155.004802606909">
                <text:p>155.004802606909</text:p>
              </table:table-cell>
              <table:table-cell office:value-type="float" office:value="201.89086257084">
                <text:p>201.89086257084</text:p>
              </table:table-cell>
              <table:table-cell office:value-type="float" office:value="-201.89086257084">
                <text:p>-201.890862570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7.5">
                <text:p>157.5</text:p>
              </table:table-cell>
              <table:table-cell office:value-type="float" office:value="146.376412879647">
                <text:p>146.376412879647</text:p>
              </table:table-cell>
              <table:table-cell office:value-type="float" office:value="204.026302023773">
                <text:p>204.026302023773</text:p>
              </table:table-cell>
              <table:table-cell office:value-type="float" office:value="-204.026302023773">
                <text:p>-204.026302023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8.90625">
                <text:p>158.90625</text:p>
              </table:table-cell>
              <table:table-cell office:value-type="float" office:value="137.659851474633">
                <text:p>137.659851474633</text:p>
              </table:table-cell>
              <table:table-cell office:value-type="float" office:value="206.038843661401">
                <text:p>206.038843661401</text:p>
              </table:table-cell>
              <table:table-cell office:value-type="float" office:value="-206.038843661401">
                <text:p>-206.0388436614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0.3125">
                <text:p>160.3125</text:p>
              </table:table-cell>
              <table:table-cell office:value-type="float" office:value="128.860368922524">
                <text:p>128.860368922524</text:p>
              </table:table-cell>
              <table:table-cell office:value-type="float" office:value="207.927275203897">
                <text:p>207.927275203897</text:p>
              </table:table-cell>
              <table:table-cell office:value-type="float" office:value="-207.927275203897">
                <text:p>-207.9272752038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1.71875">
                <text:p>161.71875</text:p>
              </table:table-cell>
              <table:table-cell office:value-type="float" office:value="119.983265702576">
                <text:p>119.983265702576</text:p>
              </table:table-cell>
              <table:table-cell office:value-type="float" office:value="209.690459130711">
                <text:p>209.690459130711</text:p>
              </table:table-cell>
              <table:table-cell office:value-type="float" office:value="-209.690459130711">
                <text:p>-209.690459130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.125">
                <text:p>163.125</text:p>
              </table:table-cell>
              <table:table-cell office:value-type="float" office:value="111.033889049832">
                <text:p>111.033889049832</text:p>
              </table:table-cell>
              <table:table-cell office:value-type="float" office:value="211.327333365776">
                <text:p>211.327333365776</text:p>
              </table:table-cell>
              <table:table-cell office:value-type="float" office:value="-211.327333365776">
                <text:p>-211.3273333657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4.53125">
                <text:p>164.53125</text:p>
              </table:table-cell>
              <table:table-cell office:value-type="float" office:value="102.017629734149">
                <text:p>102.017629734149</text:p>
              </table:table-cell>
              <table:table-cell office:value-type="float" office:value="212.83691191726">
                <text:p>212.83691191726</text:p>
              </table:table-cell>
              <table:table-cell office:value-type="float" office:value="-212.83691191726">
                <text:p>-212.836911917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.9375">
                <text:p>165.9375</text:p>
              </table:table-cell>
              <table:table-cell office:value-type="float" office:value="92.9399188129985">
                <text:p>92.9399188129985</text:p>
              </table:table-cell>
              <table:table-cell office:value-type="float" office:value="214.218285471489">
                <text:p>214.218285471489</text:p>
              </table:table-cell>
              <table:table-cell office:value-type="float" office:value="-214.218285471489">
                <text:p>-214.2182854714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.34375">
                <text:p>167.34375</text:p>
              </table:table-cell>
              <table:table-cell office:value-type="float" office:value="83.8062243600028">
                <text:p>83.8062243600028</text:p>
              </table:table-cell>
              <table:table-cell office:value-type="float" office:value="215.470621940688">
                <text:p>215.470621940688</text:p>
              </table:table-cell>
              <table:table-cell office:value-type="float" office:value="-215.470621940688">
                <text:p>-215.4706219406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75">
                <text:p>168.75</text:p>
              </table:table-cell>
              <table:table-cell office:value-type="float" office:value="74.622048171169">
                <text:p>74.622048171169</text:p>
              </table:table-cell>
              <table:table-cell office:value-type="float" office:value="216.593166964196">
                <text:p>216.593166964196</text:p>
              </table:table-cell>
              <table:table-cell office:value-type="float" office:value="-216.593166964196">
                <text:p>-216.5931669641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0.15625">
                <text:p>170.15625</text:p>
              </table:table-cell>
              <table:table-cell office:value-type="float" office:value="65.3929224508152">
                <text:p>65.3929224508152</text:p>
              </table:table-cell>
              <table:table-cell office:value-type="float" office:value="217.585244362864">
                <text:p>217.585244362864</text:p>
              </table:table-cell>
              <table:table-cell office:value-type="float" office:value="-217.585244362864">
                <text:p>-217.5852443628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5625">
                <text:p>171.5625</text:p>
              </table:table-cell>
              <table:table-cell office:value-type="float" office:value="56.1244064791759">
                <text:p>56.1244064791759</text:p>
              </table:table-cell>
              <table:table-cell office:value-type="float" office:value="218.446256546364">
                <text:p>218.446256546364</text:p>
              </table:table-cell>
              <table:table-cell office:value-type="float" office:value="-218.446256546364">
                <text:p>-218.4462565463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.96875">
                <text:p>172.96875</text:p>
              </table:table-cell>
              <table:table-cell office:value-type="float" office:value="46.8220832637002">
                <text:p>46.8220832637002</text:p>
              </table:table-cell>
              <table:table-cell office:value-type="float" office:value="219.175684873153">
                <text:p>219.175684873153</text:p>
              </table:table-cell>
              <table:table-cell office:value-type="float" office:value="-219.175684873153">
                <text:p>-219.1756848731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4.375">
                <text:p>174.375</text:p>
              </table:table-cell>
              <table:table-cell office:value-type="float" office:value="37.491556176057">
                <text:p>37.491556176057</text:p>
              </table:table-cell>
              <table:table-cell office:value-type="float" office:value="219.773089962881">
                <text:p>219.773089962881</text:p>
              </table:table-cell>
              <table:table-cell office:value-type="float" office:value="-219.773089962881">
                <text:p>-219.773089962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5.78125">
                <text:p>175.78125</text:p>
              </table:table-cell>
              <table:table-cell office:value-type="float" office:value="28.1384455768727">
                <text:p>28.1384455768727</text:p>
              </table:table-cell>
              <table:table-cell office:value-type="float" office:value="220.23811196106">
                <text:p>220.23811196106</text:p>
              </table:table-cell>
              <table:table-cell office:value-type="float" office:value="-220.23811196106">
                <text:p>-220.238111961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7.1875">
                <text:p>177.1875</text:p>
              </table:table-cell>
              <table:table-cell office:value-type="float" office:value="18.7683854302374">
                <text:p>18.7683854302374</text:p>
              </table:table-cell>
              <table:table-cell office:value-type="float" office:value="220.570470755827">
                <text:p>220.570470755827</text:p>
              </table:table-cell>
              <table:table-cell office:value-type="float" office:value="-220.570470755827">
                <text:p>-220.570470755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.59375">
                <text:p>178.59375</text:p>
              </table:table-cell>
              <table:table-cell office:value-type="float" office:value="9.38701991001396">
                <text:p>9.38701991001396</text:p>
              </table:table-cell>
              <table:table-cell office:value-type="float" office:value="220.769966146673">
                <text:p>220.769966146673</text:p>
              </table:table-cell>
              <table:table-cell office:value-type="float" office:value="-220.769966146673">
                <text:p>-220.7699661466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0">
                <text:p>180</text:p>
              </table:table-cell>
              <table:table-cell office:value-type="float" office:value="0.0000000000000312284933782575">
                <text:p>0.0000000000000312284933782575</text:p>
              </table:table-cell>
              <table:table-cell office:value-type="float" office:value="220.836477965032">
                <text:p>220.836477965032</text:p>
              </table:table-cell>
              <table:table-cell office:value-type="float" office:value="-220.836477965032">
                <text:p>-220.8364779650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1.40625">
                <text:p>181.40625</text:p>
              </table:table-cell>
              <table:table-cell office:value-type="float" office:value="-9.3870199100139">
                <text:p>-9.3870199100139</text:p>
              </table:table-cell>
              <table:table-cell office:value-type="float" office:value="220.769966146673">
                <text:p>220.769966146673</text:p>
              </table:table-cell>
              <table:table-cell office:value-type="float" office:value="-220.769966146673">
                <text:p>-220.769966146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2.8125">
                <text:p>182.8125</text:p>
              </table:table-cell>
              <table:table-cell office:value-type="float" office:value="-18.7683854302374">
                <text:p>-18.7683854302374</text:p>
              </table:table-cell>
              <table:table-cell office:value-type="float" office:value="220.570470755827">
                <text:p>220.570470755827</text:p>
              </table:table-cell>
              <table:table-cell office:value-type="float" office:value="-220.570470755827">
                <text:p>-220.5704707558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4.21875">
                <text:p>184.21875</text:p>
              </table:table-cell>
              <table:table-cell office:value-type="float" office:value="-28.1384455768728">
                <text:p>-28.1384455768728</text:p>
              </table:table-cell>
              <table:table-cell office:value-type="float" office:value="220.23811196106">
                <text:p>220.23811196106</text:p>
              </table:table-cell>
              <table:table-cell office:value-type="float" office:value="-220.23811196106">
                <text:p>-220.238111961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.625">
                <text:p>185.625</text:p>
              </table:table-cell>
              <table:table-cell office:value-type="float" office:value="-37.4915561760569">
                <text:p>-37.4915561760569</text:p>
              </table:table-cell>
              <table:table-cell office:value-type="float" office:value="219.773089962881">
                <text:p>219.773089962881</text:p>
              </table:table-cell>
              <table:table-cell office:value-type="float" office:value="-219.773089962881">
                <text:p>-219.7730899628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7.03125">
                <text:p>187.03125</text:p>
              </table:table-cell>
              <table:table-cell office:value-type="float" office:value="-46.8220832637001">
                <text:p>-46.8220832637001</text:p>
              </table:table-cell>
              <table:table-cell office:value-type="float" office:value="219.175684873153">
                <text:p>219.175684873153</text:p>
              </table:table-cell>
              <table:table-cell office:value-type="float" office:value="-219.175684873153">
                <text:p>-219.1756848731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.4375">
                <text:p>188.4375</text:p>
              </table:table-cell>
              <table:table-cell office:value-type="float" office:value="-56.1244064791758">
                <text:p>-56.1244064791758</text:p>
              </table:table-cell>
              <table:table-cell office:value-type="float" office:value="218.446256546365">
                <text:p>218.446256546365</text:p>
              </table:table-cell>
              <table:table-cell office:value-type="float" office:value="-218.446256546365">
                <text:p>-218.4462565463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9.84375">
                <text:p>189.84375</text:p>
              </table:table-cell>
              <table:table-cell office:value-type="float" office:value="-65.3929224508151">
                <text:p>-65.3929224508151</text:p>
              </table:table-cell>
              <table:table-cell office:value-type="float" office:value="217.585244362864">
                <text:p>217.585244362864</text:p>
              </table:table-cell>
              <table:table-cell office:value-type="float" office:value="-217.585244362864">
                <text:p>-217.5852443628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1.25">
                <text:p>191.25</text:p>
              </table:table-cell>
              <table:table-cell office:value-type="float" office:value="-74.6220481711691">
                <text:p>-74.6220481711691</text:p>
              </table:table-cell>
              <table:table-cell office:value-type="float" office:value="216.593166964196">
                <text:p>216.593166964196</text:p>
              </table:table-cell>
              <table:table-cell office:value-type="float" office:value="-216.593166964196">
                <text:p>-216.5931669641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2.65625">
                <text:p>192.65625</text:p>
              </table:table-cell>
              <table:table-cell office:value-type="float" office:value="-83.8062243600027">
                <text:p>-83.8062243600027</text:p>
              </table:table-cell>
              <table:table-cell office:value-type="float" office:value="215.470621940688">
                <text:p>215.470621940688</text:p>
              </table:table-cell>
              <table:table-cell office:value-type="float" office:value="-215.470621940688">
                <text:p>-215.4706219406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.0625">
                <text:p>194.0625</text:p>
              </table:table-cell>
              <table:table-cell office:value-type="float" office:value="-92.9399188129984">
                <text:p>-92.9399188129984</text:p>
              </table:table-cell>
              <table:table-cell office:value-type="float" office:value="214.218285471489">
                <text:p>214.218285471489</text:p>
              </table:table-cell>
              <table:table-cell office:value-type="float" office:value="-214.218285471489">
                <text:p>-214.218285471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5.46875">
                <text:p>195.46875</text:p>
              </table:table-cell>
              <table:table-cell office:value-type="float" office:value="-102.017629734149">
                <text:p>-102.017629734149</text:p>
              </table:table-cell>
              <table:table-cell office:value-type="float" office:value="212.83691191726">
                <text:p>212.83691191726</text:p>
              </table:table-cell>
              <table:table-cell office:value-type="float" office:value="-212.83691191726">
                <text:p>-212.836911917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6.875">
                <text:p>196.875</text:p>
              </table:table-cell>
              <table:table-cell office:value-type="float" office:value="-111.033889049832">
                <text:p>-111.033889049832</text:p>
              </table:table-cell>
              <table:table-cell office:value-type="float" office:value="211.327333365776">
                <text:p>211.327333365776</text:p>
              </table:table-cell>
              <table:table-cell office:value-type="float" office:value="-211.327333365776">
                <text:p>-211.3273333657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8.28125">
                <text:p>198.28125</text:p>
              </table:table-cell>
              <table:table-cell office:value-type="float" office:value="-119.983265702576">
                <text:p>-119.983265702576</text:p>
              </table:table-cell>
              <table:table-cell office:value-type="float" office:value="209.690459130711">
                <text:p>209.690459130711</text:p>
              </table:table-cell>
              <table:table-cell office:value-type="float" office:value="-209.690459130711">
                <text:p>-209.6904591307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.6875">
                <text:p>199.6875</text:p>
              </table:table-cell>
              <table:table-cell office:value-type="float" office:value="-128.860368922524">
                <text:p>-128.860368922524</text:p>
              </table:table-cell>
              <table:table-cell office:value-type="float" office:value="207.927275203897">
                <text:p>207.927275203897</text:p>
              </table:table-cell>
              <table:table-cell office:value-type="float" office:value="-207.927275203897">
                <text:p>-207.9272752038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1.09375">
                <text:p>201.09375</text:p>
              </table:table-cell>
              <table:table-cell office:value-type="float" office:value="-137.659851474633">
                <text:p>-137.659851474633</text:p>
              </table:table-cell>
              <table:table-cell office:value-type="float" office:value="206.038843661401">
                <text:p>206.038843661401</text:p>
              </table:table-cell>
              <table:table-cell office:value-type="float" office:value="-206.038843661401">
                <text:p>-206.0388436614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2.5">
                <text:p>202.5</text:p>
              </table:table-cell>
              <table:table-cell office:value-type="float" office:value="-146.376412879647">
                <text:p>-146.376412879647</text:p>
              </table:table-cell>
              <table:table-cell office:value-type="float" office:value="204.026302023773">
                <text:p>204.026302023773</text:p>
              </table:table-cell>
              <table:table-cell office:value-type="float" office:value="-204.026302023773">
                <text:p>-204.0263020237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3.90625">
                <text:p>203.90625</text:p>
              </table:table-cell>
              <table:table-cell office:value-type="float" office:value="-155.004802606909">
                <text:p>-155.004802606909</text:p>
              </table:table-cell>
              <table:table-cell office:value-type="float" office:value="201.89086257084">
                <text:p>201.89086257084</text:p>
              </table:table-cell>
              <table:table-cell office:value-type="float" office:value="-201.89086257084">
                <text:p>-201.89086257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.3125">
                <text:p>205.3125</text:p>
              </table:table-cell>
              <table:table-cell office:value-type="float" office:value="-163.539823237083">
                <text:p>-163.539823237083</text:p>
              </table:table-cell>
              <table:table-cell office:value-type="float" office:value="199.63381161148">
                <text:p>199.63381161148</text:p>
              </table:table-cell>
              <table:table-cell office:value-type="float" office:value="-199.63381161148">
                <text:p>-199.633811611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.71875">
                <text:p>206.71875</text:p>
              </table:table-cell>
              <table:table-cell office:value-type="float" office:value="-171.976333592887">
                <text:p>-171.976333592887</text:p>
              </table:table-cell>
              <table:table-cell office:value-type="float" office:value="197.256508708794">
                <text:p>197.256508708794</text:p>
              </table:table-cell>
              <table:table-cell office:value-type="float" office:value="-197.256508708794">
                <text:p>-197.2565087087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.125">
                <text:p>208.125</text:p>
              </table:table-cell>
              <table:table-cell office:value-type="float" office:value="-180.309251835944">
                <text:p>-180.309251835944</text:p>
              </table:table-cell>
              <table:table-cell office:value-type="float" office:value="194.760385861159">
                <text:p>194.760385861159</text:p>
              </table:table-cell>
              <table:table-cell office:value-type="float" office:value="-194.760385861159">
                <text:p>-194.760385861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9.53125">
                <text:p>209.53125</text:p>
              </table:table-cell>
              <table:table-cell office:value-type="float" office:value="-188.533558527892">
                <text:p>-188.533558527892</text:p>
              </table:table-cell>
              <table:table-cell office:value-type="float" office:value="192.14694663964">
                <text:p>192.14694663964</text:p>
              </table:table-cell>
              <table:table-cell office:value-type="float" office:value="-192.14694663964">
                <text:p>-192.1469466396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0.9375">
                <text:p>210.9375</text:p>
              </table:table-cell>
              <table:table-cell office:value-type="float" office:value="-193.031032468105">
                <text:p>-193.031032468105</text:p>
              </table:table-cell>
              <table:table-cell office:value-type="float" office:value="193.031032468105">
                <text:p>193.031032468105</text:p>
              </table:table-cell>
              <table:table-cell office:value-type="float" office:value="-185.8044980965">
                <text:p>-185.8044980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2.34375">
                <text:p>212.34375</text:p>
              </table:table-cell>
              <table:table-cell office:value-type="float" office:value="-195.60553767638">
                <text:p>-195.60553767638</text:p>
              </table:table-cell>
              <table:table-cell office:value-type="float" office:value="195.60553767638">
                <text:p>195.60553767638</text:p>
              </table:table-cell>
              <table:table-cell office:value-type="float" office:value="-177.543433815511">
                <text:p>-177.5434338155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3.75">
                <text:p>213.75</text:p>
              </table:table-cell>
              <table:table-cell office:value-type="float" office:value="-198.062217422921">
                <text:p>-198.062217422921</text:p>
              </table:table-cell>
              <table:table-cell office:value-type="float" office:value="198.062217422921">
                <text:p>198.062217422921</text:p>
              </table:table-cell>
              <table:table-cell office:value-type="float" office:value="-169.175424008768">
                <text:p>-169.1754240087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5.15625">
                <text:p>215.15625</text:p>
              </table:table-cell>
              <table:table-cell office:value-type="float" office:value="-200.39959189571">
                <text:p>-200.39959189571</text:p>
              </table:table-cell>
              <table:table-cell office:value-type="float" office:value="200.39959189571">
                <text:p>200.39959189571</text:p>
              </table:table-cell>
              <table:table-cell office:value-type="float" office:value="-160.705509252479">
                <text:p>-160.7055092524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6.5625">
                <text:p>216.5625</text:p>
              </table:table-cell>
              <table:table-cell office:value-type="float" office:value="-202.616253147764">
                <text:p>-202.616253147764</text:p>
              </table:table-cell>
              <table:table-cell office:value-type="float" office:value="202.616253147764">
                <text:p>202.616253147764</text:p>
              </table:table-cell>
              <table:table-cell office:value-type="float" office:value="-152.138791506582">
                <text:p>-152.1387915065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.96875">
                <text:p>217.96875</text:p>
              </table:table-cell>
              <table:table-cell office:value-type="float" office:value="-204.710865945232">
                <text:p>-204.710865945232</text:p>
              </table:table-cell>
              <table:table-cell office:value-type="float" office:value="204.710865945232">
                <text:p>204.710865945232</text:p>
              </table:table-cell>
              <table:table-cell office:value-type="float" office:value="-143.480431041517">
                <text:p>-143.480431041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9.375">
                <text:p>219.375</text:p>
              </table:table-cell>
              <table:table-cell office:value-type="float" office:value="-206.682168571687">
                <text:p>-206.682168571687</text:p>
              </table:table-cell>
              <table:table-cell office:value-type="float" office:value="206.682168571687">
                <text:p>206.682168571687</text:p>
              </table:table-cell>
              <table:table-cell office:value-type="float" office:value="-134.735643329872">
                <text:p>-134.7356433298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0.78125">
                <text:p>220.78125</text:p>
              </table:table-cell>
              <table:table-cell office:value-type="float" office:value="-208.528973588138">
                <text:p>-208.528973588138</text:p>
              </table:table-cell>
              <table:table-cell office:value-type="float" office:value="208.528973588138">
                <text:p>208.528973588138</text:p>
              </table:table-cell>
              <table:table-cell office:value-type="float" office:value="-125.909695904775">
                <text:p>-125.9096959047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2.1875">
                <text:p>222.1875</text:p>
              </table:table-cell>
              <table:table-cell office:value-type="float" office:value="-210.2501685483">
                <text:p>-210.2501685483</text:p>
              </table:table-cell>
              <table:table-cell office:value-type="float" office:value="210.2501685483">
                <text:p>210.2501685483</text:p>
              </table:table-cell>
              <table:table-cell office:value-type="float" office:value="-117.007905186932">
                <text:p>-117.0079051869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3.59375">
                <text:p>223.59375</text:p>
              </table:table-cell>
              <table:table-cell office:value-type="float" office:value="-211.844716668689">
                <text:p>-211.844716668689</text:p>
              </table:table-cell>
              <table:table-cell office:value-type="float" office:value="211.844716668689">
                <text:p>211.844716668689</text:p>
              </table:table-cell>
              <table:table-cell office:value-type="float" office:value="-108.035633282211">
                <text:p>-108.0356332822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5">
                <text:p>22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213.311657453141">
                <text:p>213.311657453141</text:p>
              </table:table-cell>
              <table:table-cell office:value-type="float" office:value="-98.9982847517142">
                <text:p>-98.99828475171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6.40625">
                <text:p>226.40625</text:p>
              </table:table-cell>
              <table:table-cell office:value-type="float" office:value="-214.65010727138">
                <text:p>-214.65010727138</text:p>
              </table:table-cell>
              <table:table-cell office:value-type="float" office:value="214.65010727138">
                <text:p>214.65010727138</text:p>
              </table:table-cell>
              <table:table-cell office:value-type="float" office:value="-89.901303356267">
                <text:p>-89.901303356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7.8125">
                <text:p>227.8125</text:p>
              </table:table-cell>
              <table:table-cell office:value-type="float" office:value="-215.859259891283">
                <text:p>-215.859259891283</text:p>
              </table:table-cell>
              <table:table-cell office:value-type="float" office:value="215.859259891283">
                <text:p>215.859259891283</text:p>
              </table:table-cell>
              <table:table-cell office:value-type="float" office:value="-80.7501687773042">
                <text:p>-80.75016877730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9.21875">
                <text:p>229.21875</text:p>
              </table:table-cell>
              <table:table-cell office:value-type="float" office:value="-216.938386964525">
                <text:p>-216.938386964525</text:p>
              </table:table-cell>
              <table:table-cell office:value-type="float" office:value="216.938386964525">
                <text:p>216.938386964525</text:p>
              </table:table-cell>
              <table:table-cell office:value-type="float" office:value="-71.5503933161133">
                <text:p>-71.5503933161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0.625">
                <text:p>230.625</text:p>
              </table:table-cell>
              <table:table-cell office:value-type="float" office:value="-217.886838465308">
                <text:p>-217.886838465308</text:p>
              </table:table-cell>
              <table:table-cell office:value-type="float" office:value="217.886838465308">
                <text:p>217.886838465308</text:p>
              </table:table-cell>
              <table:table-cell office:value-type="float" office:value="-62.3075185734303">
                <text:p>-62.3075185734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32.03125">
                <text:p>232.03125</text:p>
              </table:table-cell>
              <table:table-cell office:value-type="float" office:value="-218.704043081914">
                <text:p>-218.704043081914</text:p>
              </table:table-cell>
              <table:table-cell office:value-type="float" office:value="218.704043081914">
                <text:p>218.704043081914</text:p>
              </table:table-cell>
              <table:table-cell office:value-type="float" office:value="-53.0271121113868">
                <text:p>-53.0271121113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3.4375">
                <text:p>233.4375</text:p>
              </table:table-cell>
              <table:table-cell office:value-type="float" office:value="-219.389508560837">
                <text:p>-219.389508560837</text:p>
              </table:table-cell>
              <table:table-cell office:value-type="float" office:value="219.389508560837">
                <text:p>219.389508560837</text:p>
              </table:table-cell>
              <table:table-cell office:value-type="float" office:value="-43.7147640998188">
                <text:p>-43.71476409981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4.84375">
                <text:p>234.84375</text:p>
              </table:table-cell>
              <table:table-cell office:value-type="float" office:value="-219.942822003306">
                <text:p>-219.942822003306</text:p>
              </table:table-cell>
              <table:table-cell office:value-type="float" office:value="219.942822003306">
                <text:p>219.942822003306</text:p>
              </table:table-cell>
              <table:table-cell office:value-type="float" office:value="-34.3760839489575">
                <text:p>-34.37608394895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36.25">
                <text:p>236.25</text:p>
              </table:table-cell>
              <table:table-cell office:value-type="float" office:value="-220.363650113992">
                <text:p>-220.363650113992</text:p>
              </table:table-cell>
              <table:table-cell office:value-type="float" office:value="220.363650113992">
                <text:p>220.363650113992</text:p>
              </table:table-cell>
              <table:table-cell office:value-type="float" office:value="-25.0166969305297">
                <text:p>-25.0166969305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37.65625">
                <text:p>237.65625</text:p>
              </table:table-cell>
              <table:table-cell office:value-type="float" office:value="-220.651739401777">
                <text:p>-220.651739401777</text:p>
              </table:table-cell>
              <table:table-cell office:value-type="float" office:value="220.651739401777">
                <text:p>220.651739401777</text:p>
              </table:table-cell>
              <table:table-cell office:value-type="float" office:value="-15.6422407893056">
                <text:p>-15.6422407893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9.0625">
                <text:p>239.0625</text:p>
              </table:table-cell>
              <table:table-cell office:value-type="float" office:value="-220.806916332446">
                <text:p>-220.806916332446</text:p>
              </table:table-cell>
              <table:table-cell office:value-type="float" office:value="220.806916332446">
                <text:p>220.806916332446</text:p>
              </table:table-cell>
              <table:table-cell office:value-type="float" office:value="-6.25836234713117">
                <text:p>-6.258362347131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40.46875">
                <text:p>240.46875</text:p>
              </table:table-cell>
              <table:table-cell office:value-type="float" office:value="-220.829087433219">
                <text:p>-220.829087433219</text:p>
              </table:table-cell>
              <table:table-cell office:value-type="float" office:value="220.829087433219">
                <text:p>220.829087433219</text:p>
              </table:table-cell>
              <table:table-cell office:value-type="float" office:value="3.12928589850596">
                <text:p>3.129285898505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41.875">
                <text:p>241.875</text:p>
              </table:table-cell>
              <table:table-cell office:value-type="float" office:value="-220.718239349054">
                <text:p>-220.718239349054</text:p>
              </table:table-cell>
              <table:table-cell office:value-type="float" office:value="220.718239349054">
                <text:p>220.718239349054</text:p>
              </table:table-cell>
              <table:table-cell office:value-type="float" office:value="12.5150491793293">
                <text:p>12.51504917932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.28125">
                <text:p>243.28125</text:p>
              </table:table-cell>
              <table:table-cell office:value-type="float" office:value="-220.474438850691">
                <text:p>-220.474438850691</text:p>
              </table:table-cell>
              <table:table-cell office:value-type="float" office:value="220.474438850691">
                <text:p>220.474438850691</text:p>
              </table:table-cell>
              <table:table-cell office:value-type="float" office:value="21.8932738624949">
                <text:p>21.89327386249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4.6875">
                <text:p>244.6875</text:p>
              </table:table-cell>
              <table:table-cell office:value-type="float" office:value="-220.097832794435">
                <text:p>-220.097832794435</text:p>
              </table:table-cell>
              <table:table-cell office:value-type="float" office:value="220.097832794435">
                <text:p>220.097832794435</text:p>
              </table:table-cell>
              <table:table-cell office:value-type="float" office:value="31.258310856128">
                <text:p>31.258310856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46.09375">
                <text:p>246.09375</text:p>
              </table:table-cell>
              <table:table-cell office:value-type="float" office:value="-219.588648033692">
                <text:p>-219.588648033692</text:p>
              </table:table-cell>
              <table:table-cell office:value-type="float" office:value="219.588648033692">
                <text:p>219.588648033692</text:p>
              </table:table-cell>
              <table:table-cell office:value-type="float" office:value="40.6045190121249">
                <text:p>40.6045190121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7.5">
                <text:p>247.5</text:p>
              </table:table-cell>
              <table:table-cell office:value-type="float" office:value="-218.947191282322">
                <text:p>-218.947191282322</text:p>
              </table:table-cell>
              <table:table-cell office:value-type="float" office:value="218.947191282322">
                <text:p>218.947191282322</text:p>
              </table:table-cell>
              <table:table-cell office:value-type="float" office:value="49.9262685241697">
                <text:p>49.92626852416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8.90625">
                <text:p>248.90625</text:p>
              </table:table-cell>
              <table:table-cell office:value-type="float" office:value="-218.173848929885">
                <text:p>-218.173848929885</text:p>
              </table:table-cell>
              <table:table-cell office:value-type="float" office:value="218.173848929885">
                <text:p>218.173848929885</text:p>
              </table:table-cell>
              <table:table-cell office:value-type="float" office:value="59.2179443189188">
                <text:p>59.21794431891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0.3125">
                <text:p>250.3125</text:p>
              </table:table-cell>
              <table:table-cell office:value-type="float" office:value="-217.2690868089">
                <text:p>-217.2690868089</text:p>
              </table:table-cell>
              <table:table-cell office:value-type="float" office:value="217.2690868089">
                <text:p>217.2690868089</text:p>
              </table:table-cell>
              <table:table-cell office:value-type="float" office:value="68.4739494383121">
                <text:p>68.47394943831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1.71875">
                <text:p>251.71875</text:p>
              </table:table-cell>
              <table:table-cell office:value-type="float" office:value="-216.233449914235">
                <text:p>-216.233449914235</text:p>
              </table:table-cell>
              <table:table-cell office:value-type="float" office:value="216.233449914235">
                <text:p>216.233449914235</text:p>
              </table:table-cell>
              <table:table-cell office:value-type="float" office:value="77.6887084109694">
                <text:p>77.6887084109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3.125">
                <text:p>253.125</text:p>
              </table:table-cell>
              <table:table-cell office:value-type="float" office:value="-215.067562074831">
                <text:p>-215.067562074831</text:p>
              </table:table-cell>
              <table:table-cell office:value-type="float" office:value="215.067562074831">
                <text:p>215.067562074831</text:p>
              </table:table-cell>
              <table:table-cell office:value-type="float" office:value="86.8566706106478">
                <text:p>86.85667061064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4.53125">
                <text:p>254.53125</text:p>
              </table:table-cell>
              <table:table-cell office:value-type="float" office:value="-213.772125577927">
                <text:p>-213.772125577927</text:p>
              </table:table-cell>
              <table:table-cell office:value-type="float" office:value="213.772125577927">
                <text:p>213.772125577927</text:p>
              </table:table-cell>
              <table:table-cell office:value-type="float" office:value="95.9723135997305">
                <text:p>95.97231359973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5.9375">
                <text:p>255.9375</text:p>
              </table:table-cell>
              <table:table-cell office:value-type="float" office:value="-212.34792074603">
                <text:p>-212.34792074603</text:p>
              </table:table-cell>
              <table:table-cell office:value-type="float" office:value="212.34792074603">
                <text:p>212.34792074603</text:p>
              </table:table-cell>
              <table:table-cell office:value-type="float" office:value="105.030146455737">
                <text:p>105.0301464557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7.34375">
                <text:p>257.34375</text:p>
              </table:table-cell>
              <table:table-cell office:value-type="float" office:value="-210.795805466875">
                <text:p>-210.795805466875</text:p>
              </table:table-cell>
              <table:table-cell office:value-type="float" office:value="210.795805466875">
                <text:p>210.795805466875</text:p>
              </table:table-cell>
              <table:table-cell office:value-type="float" office:value="114.024713078848">
                <text:p>114.0247130788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8.75">
                <text:p>258.75</text:p>
              </table:table-cell>
              <table:table-cell office:value-type="float" office:value="-209.116714676671">
                <text:p>-209.116714676671</text:p>
              </table:table-cell>
              <table:table-cell office:value-type="float" office:value="209.116714676671">
                <text:p>209.116714676671</text:p>
              </table:table-cell>
              <table:table-cell office:value-type="float" office:value="122.950595478459">
                <text:p>122.9505954784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.15625">
                <text:p>260.15625</text:p>
              </table:table-cell>
              <table:table-cell office:value-type="float" office:value="-207.311659796922">
                <text:p>-207.311659796922</text:p>
              </table:table-cell>
              <table:table-cell office:value-type="float" office:value="207.311659796922">
                <text:p>207.311659796922</text:p>
              </table:table-cell>
              <table:table-cell office:value-type="float" office:value="131.802417036773">
                <text:p>131.8024170367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.5625">
                <text:p>261.5625</text:p>
              </table:table-cell>
              <table:table-cell office:value-type="float" office:value="-205.381728125194">
                <text:p>-205.381728125194</text:p>
              </table:table-cell>
              <table:table-cell office:value-type="float" office:value="205.381728125194">
                <text:p>205.381728125194</text:p>
              </table:table-cell>
              <table:table-cell office:value-type="float" office:value="140.574845747474">
                <text:p>140.5748457474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2.96875">
                <text:p>262.96875</text:p>
              </table:table-cell>
              <table:table-cell office:value-type="float" office:value="-203.328082180161">
                <text:p>-203.328082180161</text:p>
              </table:table-cell>
              <table:table-cell office:value-type="float" office:value="203.328082180161">
                <text:p>203.328082180161</text:p>
              </table:table-cell>
              <table:table-cell office:value-type="float" office:value="149.262597427529">
                <text:p>149.262597427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4.375">
                <text:p>264.375</text:p>
              </table:table-cell>
              <table:table-cell office:value-type="float" office:value="-201.15195900135">
                <text:p>-201.15195900135</text:p>
              </table:table-cell>
              <table:table-cell office:value-type="float" office:value="201.15195900135">
                <text:p>201.15195900135</text:p>
              </table:table-cell>
              <table:table-cell office:value-type="float" office:value="157.860438900181">
                <text:p>157.8604389001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65.78125">
                <text:p>265.78125</text:p>
              </table:table-cell>
              <table:table-cell office:value-type="float" office:value="-198.854669403992">
                <text:p>-198.854669403992</text:p>
              </table:table-cell>
              <table:table-cell office:value-type="float" office:value="198.854669403992">
                <text:p>198.854669403992</text:p>
              </table:table-cell>
              <table:table-cell office:value-type="float" office:value="166.363191147222">
                <text:p>166.3631911472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67.1875">
                <text:p>267.1875</text:p>
              </table:table-cell>
              <table:table-cell office:value-type="float" office:value="-196.43759718944">
                <text:p>-196.43759718944</text:p>
              </table:table-cell>
              <table:table-cell office:value-type="float" office:value="196.43759718944">
                <text:p>196.43759718944</text:p>
              </table:table-cell>
              <table:table-cell office:value-type="float" office:value="174.765732428636">
                <text:p>174.7657324286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8.59375">
                <text:p>268.59375</text:p>
              </table:table-cell>
              <table:table-cell office:value-type="float" office:value="-193.902198311617">
                <text:p>-193.902198311617</text:p>
              </table:table-cell>
              <table:table-cell office:value-type="float" office:value="193.902198311617">
                <text:p>193.902198311617</text:p>
              </table:table-cell>
              <table:table-cell office:value-type="float" office:value="183.063001367747">
                <text:p>183.0630013677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0">
                <text:p>270</text:p>
              </table:table-cell>
              <table:table-cell office:value-type="float" office:value="-191.25">
                <text:p>-191.25</text:p>
              </table:table-cell>
              <table:table-cell office:value-type="float" office:value="191.25">
                <text:p>191.25</text:p>
              </table:table-cell>
              <table:table-cell office:value-type="float" office:value="191.25">
                <text:p>191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71.40625">
                <text:p>271.40625</text:p>
              </table:table-cell>
              <table:table-cell office:value-type="float" office:value="-193.902198311617">
                <text:p>-193.902198311617</text:p>
              </table:table-cell>
              <table:table-cell office:value-type="float" office:value="183.063001367747">
                <text:p>183.063001367747</text:p>
              </table:table-cell>
              <table:table-cell office:value-type="float" office:value="193.902198311617">
                <text:p>193.9021983116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2.8125">
                <text:p>272.8125</text:p>
              </table:table-cell>
              <table:table-cell office:value-type="float" office:value="-196.43759718944">
                <text:p>-196.43759718944</text:p>
              </table:table-cell>
              <table:table-cell office:value-type="float" office:value="174.765732428636">
                <text:p>174.765732428636</text:p>
              </table:table-cell>
              <table:table-cell office:value-type="float" office:value="196.43759718944">
                <text:p>196.43759718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4.21875">
                <text:p>274.21875</text:p>
              </table:table-cell>
              <table:table-cell office:value-type="float" office:value="-198.854669403992">
                <text:p>-198.854669403992</text:p>
              </table:table-cell>
              <table:table-cell office:value-type="float" office:value="166.363191147222">
                <text:p>166.363191147222</text:p>
              </table:table-cell>
              <table:table-cell office:value-type="float" office:value="198.854669403992">
                <text:p>198.8546694039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5.625">
                <text:p>275.625</text:p>
              </table:table-cell>
              <table:table-cell office:value-type="float" office:value="-201.15195900135">
                <text:p>-201.15195900135</text:p>
              </table:table-cell>
              <table:table-cell office:value-type="float" office:value="157.860438900181">
                <text:p>157.860438900181</text:p>
              </table:table-cell>
              <table:table-cell office:value-type="float" office:value="201.15195900135">
                <text:p>201.151959001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7.03125">
                <text:p>277.03125</text:p>
              </table:table-cell>
              <table:table-cell office:value-type="float" office:value="-203.328082180161">
                <text:p>-203.328082180161</text:p>
              </table:table-cell>
              <table:table-cell office:value-type="float" office:value="149.262597427529">
                <text:p>149.262597427529</text:p>
              </table:table-cell>
              <table:table-cell office:value-type="float" office:value="203.328082180161">
                <text:p>203.328082180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78.4375">
                <text:p>278.4375</text:p>
              </table:table-cell>
              <table:table-cell office:value-type="float" office:value="-205.381728125194">
                <text:p>-205.381728125194</text:p>
              </table:table-cell>
              <table:table-cell office:value-type="float" office:value="140.574845747474">
                <text:p>140.574845747474</text:p>
              </table:table-cell>
              <table:table-cell office:value-type="float" office:value="205.381728125194">
                <text:p>205.381728125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79.84375">
                <text:p>279.84375</text:p>
              </table:table-cell>
              <table:table-cell office:value-type="float" office:value="-207.311659796922">
                <text:p>-207.311659796922</text:p>
              </table:table-cell>
              <table:table-cell office:value-type="float" office:value="131.802417036773">
                <text:p>131.802417036773</text:p>
              </table:table-cell>
              <table:table-cell office:value-type="float" office:value="207.311659796922">
                <text:p>207.3116597969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1.25">
                <text:p>281.25</text:p>
              </table:table-cell>
              <table:table-cell office:value-type="float" office:value="-209.116714676671">
                <text:p>-209.116714676671</text:p>
              </table:table-cell>
              <table:table-cell office:value-type="float" office:value="122.950595478459">
                <text:p>122.950595478459</text:p>
              </table:table-cell>
              <table:table-cell office:value-type="float" office:value="209.116714676671">
                <text:p>209.1167146766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2.65625">
                <text:p>282.65625</text:p>
              </table:table-cell>
              <table:table-cell office:value-type="float" office:value="-210.795805466875">
                <text:p>-210.795805466875</text:p>
              </table:table-cell>
              <table:table-cell office:value-type="float" office:value="114.024713078848">
                <text:p>114.024713078848</text:p>
              </table:table-cell>
              <table:table-cell office:value-type="float" office:value="210.795805466875">
                <text:p>210.79580546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4.0625">
                <text:p>284.0625</text:p>
              </table:table-cell>
              <table:table-cell office:value-type="float" office:value="-212.34792074603">
                <text:p>-212.34792074603</text:p>
              </table:table-cell>
              <table:table-cell office:value-type="float" office:value="105.030146455737">
                <text:p>105.030146455737</text:p>
              </table:table-cell>
              <table:table-cell office:value-type="float" office:value="212.34792074603">
                <text:p>212.347920746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5.46875">
                <text:p>285.46875</text:p>
              </table:table-cell>
              <table:table-cell office:value-type="float" office:value="-213.772125577927">
                <text:p>-213.772125577927</text:p>
              </table:table-cell>
              <table:table-cell office:value-type="float" office:value="95.9723135997305">
                <text:p>95.9723135997305</text:p>
              </table:table-cell>
              <table:table-cell office:value-type="float" office:value="213.772125577927">
                <text:p>213.7721255779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.875">
                <text:p>286.875</text:p>
              </table:table-cell>
              <table:table-cell office:value-type="float" office:value="-215.067562074831">
                <text:p>-215.067562074831</text:p>
              </table:table-cell>
              <table:table-cell office:value-type="float" office:value="86.8566706106478">
                <text:p>86.8566706106478</text:p>
              </table:table-cell>
              <table:table-cell office:value-type="float" office:value="215.067562074831">
                <text:p>215.0675620748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28125">
                <text:p>288.28125</text:p>
              </table:table-cell>
              <table:table-cell office:value-type="float" office:value="-216.233449914235">
                <text:p>-216.233449914235</text:p>
              </table:table-cell>
              <table:table-cell office:value-type="float" office:value="77.6887084109694">
                <text:p>77.6887084109694</text:p>
              </table:table-cell>
              <table:table-cell office:value-type="float" office:value="216.233449914235">
                <text:p>216.2334499142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9.6875">
                <text:p>289.6875</text:p>
              </table:table-cell>
              <table:table-cell office:value-type="float" office:value="-217.2690868089">
                <text:p>-217.2690868089</text:p>
              </table:table-cell>
              <table:table-cell office:value-type="float" office:value="68.4739494383121">
                <text:p>68.4739494383121</text:p>
              </table:table-cell>
              <table:table-cell office:value-type="float" office:value="217.2690868089">
                <text:p>217.2690868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.09375">
                <text:p>291.09375</text:p>
              </table:table-cell>
              <table:table-cell office:value-type="float" office:value="-218.173848929885">
                <text:p>-218.173848929885</text:p>
              </table:table-cell>
              <table:table-cell office:value-type="float" office:value="59.2179443189189">
                <text:p>59.2179443189189</text:p>
              </table:table-cell>
              <table:table-cell office:value-type="float" office:value="218.173848929885">
                <text:p>218.1738489298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92.5">
                <text:p>292.5</text:p>
              </table:table-cell>
              <table:table-cell office:value-type="float" office:value="-218.947191282321">
                <text:p>-218.947191282321</text:p>
              </table:table-cell>
              <table:table-cell office:value-type="float" office:value="49.9262685241698">
                <text:p>49.9262685241698</text:p>
              </table:table-cell>
              <table:table-cell office:value-type="float" office:value="218.947191282321">
                <text:p>218.9471912823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3.90625">
                <text:p>293.90625</text:p>
              </table:table-cell>
              <table:table-cell office:value-type="float" office:value="-219.588648033692">
                <text:p>-219.588648033692</text:p>
              </table:table-cell>
              <table:table-cell office:value-type="float" office:value="40.604519012125">
                <text:p>40.604519012125</text:p>
              </table:table-cell>
              <table:table-cell office:value-type="float" office:value="219.588648033692">
                <text:p>219.5886480336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95.3125">
                <text:p>295.3125</text:p>
              </table:table-cell>
              <table:table-cell office:value-type="float" office:value="-220.097832794435">
                <text:p>-220.097832794435</text:p>
              </table:table-cell>
              <table:table-cell office:value-type="float" office:value="31.2583108561281">
                <text:p>31.2583108561281</text:p>
              </table:table-cell>
              <table:table-cell office:value-type="float" office:value="220.097832794435">
                <text:p>220.0978327944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96.71875">
                <text:p>296.71875</text:p>
              </table:table-cell>
              <table:table-cell office:value-type="float" office:value="-220.474438850691">
                <text:p>-220.474438850691</text:p>
              </table:table-cell>
              <table:table-cell office:value-type="float" office:value="21.893273862495">
                <text:p>21.893273862495</text:p>
              </table:table-cell>
              <table:table-cell office:value-type="float" office:value="220.474438850691">
                <text:p>220.4744388506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98.125">
                <text:p>298.125</text:p>
              </table:table-cell>
              <table:table-cell office:value-type="float" office:value="-220.718239349054">
                <text:p>-220.718239349054</text:p>
              </table:table-cell>
              <table:table-cell office:value-type="float" office:value="12.5150491793293">
                <text:p>12.5150491793293</text:p>
              </table:table-cell>
              <table:table-cell office:value-type="float" office:value="220.718239349054">
                <text:p>220.7182393490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9.53125">
                <text:p>299.53125</text:p>
              </table:table-cell>
              <table:table-cell office:value-type="float" office:value="-220.829087433219">
                <text:p>-220.829087433219</text:p>
              </table:table-cell>
              <table:table-cell office:value-type="float" office:value="3.12928589850595">
                <text:p>3.12928589850595</text:p>
              </table:table-cell>
              <table:table-cell office:value-type="float" office:value="220.829087433219">
                <text:p>220.8290874332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0.9375">
                <text:p>300.9375</text:p>
              </table:table-cell>
              <table:table-cell office:value-type="float" office:value="-220.806916332446">
                <text:p>-220.806916332446</text:p>
              </table:table-cell>
              <table:table-cell office:value-type="float" office:value="-6.25836234713116">
                <text:p>-6.25836234713116</text:p>
              </table:table-cell>
              <table:table-cell office:value-type="float" office:value="220.806916332446">
                <text:p>220.8069163324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2.34375">
                <text:p>302.34375</text:p>
              </table:table-cell>
              <table:table-cell office:value-type="float" office:value="-220.651739401777">
                <text:p>-220.651739401777</text:p>
              </table:table-cell>
              <table:table-cell office:value-type="float" office:value="-15.6422407893056">
                <text:p>-15.6422407893056</text:p>
              </table:table-cell>
              <table:table-cell office:value-type="float" office:value="220.651739401777">
                <text:p>220.6517394017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">
                <text:p>303.75</text:p>
              </table:table-cell>
              <table:table-cell office:value-type="float" office:value="-220.363650113992">
                <text:p>-220.363650113992</text:p>
              </table:table-cell>
              <table:table-cell office:value-type="float" office:value="-25.0166969305296">
                <text:p>-25.0166969305296</text:p>
              </table:table-cell>
              <table:table-cell office:value-type="float" office:value="220.363650113992">
                <text:p>220.3636501139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05.15625">
                <text:p>305.15625</text:p>
              </table:table-cell>
              <table:table-cell office:value-type="float" office:value="-219.942822003306">
                <text:p>-219.942822003306</text:p>
              </table:table-cell>
              <table:table-cell office:value-type="float" office:value="-34.3760839489574">
                <text:p>-34.3760839489574</text:p>
              </table:table-cell>
              <table:table-cell office:value-type="float" office:value="219.942822003306">
                <text:p>219.9428220033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06.5625">
                <text:p>306.5625</text:p>
              </table:table-cell>
              <table:table-cell office:value-type="float" office:value="-219.389508560837">
                <text:p>-219.389508560837</text:p>
              </table:table-cell>
              <table:table-cell office:value-type="float" office:value="-43.7147640998188">
                <text:p>-43.7147640998188</text:p>
              </table:table-cell>
              <table:table-cell office:value-type="float" office:value="219.389508560837">
                <text:p>219.3895085608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07.96875">
                <text:p>307.96875</text:p>
              </table:table-cell>
              <table:table-cell office:value-type="float" office:value="-218.704043081913">
                <text:p>-218.704043081913</text:p>
              </table:table-cell>
              <table:table-cell office:value-type="float" office:value="-53.0271121113867">
                <text:p>-53.0271121113867</text:p>
              </table:table-cell>
              <table:table-cell office:value-type="float" office:value="218.704043081913">
                <text:p>218.7040430819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09.375">
                <text:p>309.375</text:p>
              </table:table-cell>
              <table:table-cell office:value-type="float" office:value="-217.886838465308">
                <text:p>-217.886838465308</text:p>
              </table:table-cell>
              <table:table-cell office:value-type="float" office:value="-62.3075185734302">
                <text:p>-62.3075185734302</text:p>
              </table:table-cell>
              <table:table-cell office:value-type="float" office:value="217.886838465308">
                <text:p>217.8868384653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0.78125">
                <text:p>310.78125</text:p>
              </table:table-cell>
              <table:table-cell office:value-type="float" office:value="-216.938386964525">
                <text:p>-216.938386964525</text:p>
              </table:table-cell>
              <table:table-cell office:value-type="float" office:value="-71.5503933161132">
                <text:p>-71.5503933161132</text:p>
              </table:table-cell>
              <table:table-cell office:value-type="float" office:value="216.938386964525">
                <text:p>216.9383869645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2.1875">
                <text:p>312.1875</text:p>
              </table:table-cell>
              <table:table-cell office:value-type="float" office:value="-215.859259891283">
                <text:p>-215.859259891283</text:p>
              </table:table-cell>
              <table:table-cell office:value-type="float" office:value="-80.7501687773041">
                <text:p>-80.7501687773041</text:p>
              </table:table-cell>
              <table:table-cell office:value-type="float" office:value="215.859259891283">
                <text:p>215.8592598912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3.59375">
                <text:p>313.59375</text:p>
              </table:table-cell>
              <table:table-cell office:value-type="float" office:value="-214.65010727138">
                <text:p>-214.65010727138</text:p>
              </table:table-cell>
              <table:table-cell office:value-type="float" office:value="-89.901303356267">
                <text:p>-89.901303356267</text:p>
              </table:table-cell>
              <table:table-cell office:value-type="float" office:value="214.65010727138">
                <text:p>214.650107271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5">
                <text:p>315</text:p>
              </table:table-cell>
              <table:table-cell office:value-type="float" office:value="-213.311657453141">
                <text:p>-213.311657453141</text:p>
              </table:table-cell>
              <table:table-cell office:value-type="float" office:value="-98.9982847517142">
                <text:p>-98.9982847517142</text:p>
              </table:table-cell>
              <table:table-cell office:value-type="float" office:value="213.311657453141">
                <text:p>213.3116574531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6.40625">
                <text:p>316.40625</text:p>
              </table:table-cell>
              <table:table-cell office:value-type="float" office:value="-211.844716668689">
                <text:p>-211.844716668689</text:p>
              </table:table-cell>
              <table:table-cell office:value-type="float" office:value="-108.035633282211">
                <text:p>-108.035633282211</text:p>
              </table:table-cell>
              <table:table-cell office:value-type="float" office:value="211.844716668689">
                <text:p>211.8447166686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17.8125">
                <text:p>317.8125</text:p>
              </table:table-cell>
              <table:table-cell office:value-type="float" office:value="-210.2501685483">
                <text:p>-210.2501685483</text:p>
              </table:table-cell>
              <table:table-cell office:value-type="float" office:value="-117.007905186932">
                <text:p>-117.007905186932</text:p>
              </table:table-cell>
              <table:table-cell office:value-type="float" office:value="210.2501685483">
                <text:p>210.25016854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9.21875">
                <text:p>319.21875</text:p>
              </table:table-cell>
              <table:table-cell office:value-type="float" office:value="-208.528973588138">
                <text:p>-208.528973588138</text:p>
              </table:table-cell>
              <table:table-cell office:value-type="float" office:value="-125.909695904775">
                <text:p>-125.909695904775</text:p>
              </table:table-cell>
              <table:table-cell office:value-type="float" office:value="208.528973588138">
                <text:p>208.5289735881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0.625">
                <text:p>320.625</text:p>
              </table:table-cell>
              <table:table-cell office:value-type="float" office:value="-206.682168571687">
                <text:p>-206.682168571687</text:p>
              </table:table-cell>
              <table:table-cell office:value-type="float" office:value="-134.735643329872">
                <text:p>-134.735643329872</text:p>
              </table:table-cell>
              <table:table-cell office:value-type="float" office:value="206.682168571687">
                <text:p>206.6821685716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2.03125">
                <text:p>322.03125</text:p>
              </table:table-cell>
              <table:table-cell office:value-type="float" office:value="-204.710865945232">
                <text:p>-204.710865945232</text:p>
              </table:table-cell>
              <table:table-cell office:value-type="float" office:value="-143.480431041517">
                <text:p>-143.480431041517</text:p>
              </table:table-cell>
              <table:table-cell office:value-type="float" office:value="204.710865945232">
                <text:p>204.7108659452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3.4375">
                <text:p>323.4375</text:p>
              </table:table-cell>
              <table:table-cell office:value-type="float" office:value="-202.616253147764">
                <text:p>-202.616253147764</text:p>
              </table:table-cell>
              <table:table-cell office:value-type="float" office:value="-152.138791506582">
                <text:p>-152.138791506582</text:p>
              </table:table-cell>
              <table:table-cell office:value-type="float" office:value="202.616253147764">
                <text:p>202.6162531477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4.84375">
                <text:p>324.84375</text:p>
              </table:table-cell>
              <table:table-cell office:value-type="float" office:value="-200.39959189571">
                <text:p>-200.39959189571</text:p>
              </table:table-cell>
              <table:table-cell office:value-type="float" office:value="-160.705509252479">
                <text:p>-160.705509252479</text:p>
              </table:table-cell>
              <table:table-cell office:value-type="float" office:value="200.39959189571">
                <text:p>200.399591895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.25">
                <text:p>326.25</text:p>
              </table:table-cell>
              <table:table-cell office:value-type="float" office:value="-198.062217422921">
                <text:p>-198.062217422921</text:p>
              </table:table-cell>
              <table:table-cell office:value-type="float" office:value="-169.175424008768">
                <text:p>-169.175424008768</text:p>
              </table:table-cell>
              <table:table-cell office:value-type="float" office:value="198.062217422921">
                <text:p>198.06221742292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.65625">
                <text:p>327.65625</text:p>
              </table:table-cell>
              <table:table-cell office:value-type="float" office:value="-195.60553767638">
                <text:p>-195.60553767638</text:p>
              </table:table-cell>
              <table:table-cell office:value-type="float" office:value="-177.543433815511">
                <text:p>-177.543433815511</text:p>
              </table:table-cell>
              <table:table-cell office:value-type="float" office:value="195.60553767638">
                <text:p>195.605537676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9.0625">
                <text:p>329.0625</text:p>
              </table:table-cell>
              <table:table-cell office:value-type="float" office:value="-193.031032468105">
                <text:p>-193.031032468105</text:p>
              </table:table-cell>
              <table:table-cell office:value-type="float" office:value="-185.8044980965">
                <text:p>-185.8044980965</text:p>
              </table:table-cell>
              <table:table-cell office:value-type="float" office:value="193.031032468105">
                <text:p>193.031032468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0.46875">
                <text:p>330.46875</text:p>
              </table:table-cell>
              <table:table-cell office:value-type="float" office:value="-188.533558527892">
                <text:p>-188.533558527892</text:p>
              </table:table-cell>
              <table:table-cell office:value-type="float" office:value="-192.14694663964">
                <text:p>-192.14694663964</text:p>
              </table:table-cell>
              <table:table-cell office:value-type="float" office:value="192.14694663964">
                <text:p>192.146946639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1.875">
                <text:p>331.875</text:p>
              </table:table-cell>
              <table:table-cell office:value-type="float" office:value="-180.309251835944">
                <text:p>-180.309251835944</text:p>
              </table:table-cell>
              <table:table-cell office:value-type="float" office:value="-194.760385861159">
                <text:p>-194.760385861159</text:p>
              </table:table-cell>
              <table:table-cell office:value-type="float" office:value="194.760385861159">
                <text:p>194.7603858611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3.28125">
                <text:p>333.28125</text:p>
              </table:table-cell>
              <table:table-cell office:value-type="float" office:value="-171.976333592887">
                <text:p>-171.976333592887</text:p>
              </table:table-cell>
              <table:table-cell office:value-type="float" office:value="-197.256508708794">
                <text:p>-197.256508708794</text:p>
              </table:table-cell>
              <table:table-cell office:value-type="float" office:value="197.256508708794">
                <text:p>197.2565087087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4.6875">
                <text:p>334.6875</text:p>
              </table:table-cell>
              <table:table-cell office:value-type="float" office:value="-163.539823237083">
                <text:p>-163.539823237083</text:p>
              </table:table-cell>
              <table:table-cell office:value-type="float" office:value="-199.63381161148">
                <text:p>-199.63381161148</text:p>
              </table:table-cell>
              <table:table-cell office:value-type="float" office:value="199.63381161148">
                <text:p>199.633811611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6.09375">
                <text:p>336.09375</text:p>
              </table:table-cell>
              <table:table-cell office:value-type="float" office:value="-155.004802606909">
                <text:p>-155.004802606909</text:p>
              </table:table-cell>
              <table:table-cell office:value-type="float" office:value="-201.89086257084">
                <text:p>-201.89086257084</text:p>
              </table:table-cell>
              <table:table-cell office:value-type="float" office:value="201.89086257084">
                <text:p>201.89086257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7.5">
                <text:p>337.5</text:p>
              </table:table-cell>
              <table:table-cell office:value-type="float" office:value="-146.376412879647">
                <text:p>-146.376412879647</text:p>
              </table:table-cell>
              <table:table-cell office:value-type="float" office:value="-204.026302023773">
                <text:p>-204.026302023773</text:p>
              </table:table-cell>
              <table:table-cell office:value-type="float" office:value="204.026302023773">
                <text:p>204.0263020237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8.90625">
                <text:p>338.90625</text:p>
              </table:table-cell>
              <table:table-cell office:value-type="float" office:value="-137.659851474633">
                <text:p>-137.659851474633</text:p>
              </table:table-cell>
              <table:table-cell office:value-type="float" office:value="-206.038843661401">
                <text:p>-206.038843661401</text:p>
              </table:table-cell>
              <table:table-cell office:value-type="float" office:value="206.038843661401">
                <text:p>206.0388436614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0.3125">
                <text:p>340.3125</text:p>
              </table:table-cell>
              <table:table-cell office:value-type="float" office:value="-128.860368922524">
                <text:p>-128.860368922524</text:p>
              </table:table-cell>
              <table:table-cell office:value-type="float" office:value="-207.927275203897">
                <text:p>-207.927275203897</text:p>
              </table:table-cell>
              <table:table-cell office:value-type="float" office:value="207.927275203897">
                <text:p>207.9272752038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1.71875">
                <text:p>341.71875</text:p>
              </table:table-cell>
              <table:table-cell office:value-type="float" office:value="-119.983265702576">
                <text:p>-119.983265702576</text:p>
              </table:table-cell>
              <table:table-cell office:value-type="float" office:value="-209.690459130711">
                <text:p>-209.690459130711</text:p>
              </table:table-cell>
              <table:table-cell office:value-type="float" office:value="209.690459130711">
                <text:p>209.690459130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3.125">
                <text:p>343.125</text:p>
              </table:table-cell>
              <table:table-cell office:value-type="float" office:value="-111.033889049832">
                <text:p>-111.033889049832</text:p>
              </table:table-cell>
              <table:table-cell office:value-type="float" office:value="-211.327333365776">
                <text:p>-211.327333365776</text:p>
              </table:table-cell>
              <table:table-cell office:value-type="float" office:value="211.327333365776">
                <text:p>211.3273333657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4.53125">
                <text:p>344.53125</text:p>
              </table:table-cell>
              <table:table-cell office:value-type="float" office:value="-102.017629734149">
                <text:p>-102.017629734149</text:p>
              </table:table-cell>
              <table:table-cell office:value-type="float" office:value="-212.83691191726">
                <text:p>-212.83691191726</text:p>
              </table:table-cell>
              <table:table-cell office:value-type="float" office:value="212.83691191726">
                <text:p>212.836911917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.9375">
                <text:p>345.9375</text:p>
              </table:table-cell>
              <table:table-cell office:value-type="float" office:value="-92.9399188129985">
                <text:p>-92.9399188129985</text:p>
              </table:table-cell>
              <table:table-cell office:value-type="float" office:value="-214.218285471489">
                <text:p>-214.218285471489</text:p>
              </table:table-cell>
              <table:table-cell office:value-type="float" office:value="214.218285471489">
                <text:p>214.2182854714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.34375">
                <text:p>347.34375</text:p>
              </table:table-cell>
              <table:table-cell office:value-type="float" office:value="-83.8062243600028">
                <text:p>-83.8062243600028</text:p>
              </table:table-cell>
              <table:table-cell office:value-type="float" office:value="-215.470621940688">
                <text:p>-215.470621940688</text:p>
              </table:table-cell>
              <table:table-cell office:value-type="float" office:value="215.470621940688">
                <text:p>215.47062194068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8.75">
                <text:p>348.75</text:p>
              </table:table-cell>
              <table:table-cell office:value-type="float" office:value="-74.6220481711692">
                <text:p>-74.6220481711692</text:p>
              </table:table-cell>
              <table:table-cell office:value-type="float" office:value="-216.593166964196">
                <text:p>-216.593166964196</text:p>
              </table:table-cell>
              <table:table-cell office:value-type="float" office:value="216.593166964196">
                <text:p>216.5931669641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0.15625">
                <text:p>350.15625</text:p>
              </table:table-cell>
              <table:table-cell office:value-type="float" office:value="-65.3929224508153">
                <text:p>-65.3929224508153</text:p>
              </table:table-cell>
              <table:table-cell office:value-type="float" office:value="-217.585244362864">
                <text:p>-217.585244362864</text:p>
              </table:table-cell>
              <table:table-cell office:value-type="float" office:value="217.585244362864">
                <text:p>217.5852443628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1.5625">
                <text:p>351.5625</text:p>
              </table:table-cell>
              <table:table-cell office:value-type="float" office:value="-56.1244064791758">
                <text:p>-56.1244064791758</text:p>
              </table:table-cell>
              <table:table-cell office:value-type="float" office:value="-218.446256546365">
                <text:p>-218.446256546365</text:p>
              </table:table-cell>
              <table:table-cell office:value-type="float" office:value="218.446256546365">
                <text:p>218.4462565463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2.96875">
                <text:p>352.96875</text:p>
              </table:table-cell>
              <table:table-cell office:value-type="float" office:value="-46.8220832637001">
                <text:p>-46.8220832637001</text:p>
              </table:table-cell>
              <table:table-cell office:value-type="float" office:value="-219.175684873153">
                <text:p>-219.175684873153</text:p>
              </table:table-cell>
              <table:table-cell office:value-type="float" office:value="219.175684873153">
                <text:p>219.1756848731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4.375">
                <text:p>354.375</text:p>
              </table:table-cell>
              <table:table-cell office:value-type="float" office:value="-37.4915561760569">
                <text:p>-37.4915561760569</text:p>
              </table:table-cell>
              <table:table-cell office:value-type="float" office:value="-219.773089962881">
                <text:p>-219.773089962881</text:p>
              </table:table-cell>
              <table:table-cell office:value-type="float" office:value="219.773089962881">
                <text:p>219.7730899628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5.78125">
                <text:p>355.78125</text:p>
              </table:table-cell>
              <table:table-cell office:value-type="float" office:value="-28.1384455768728">
                <text:p>-28.1384455768728</text:p>
              </table:table-cell>
              <table:table-cell office:value-type="float" office:value="-220.23811196106">
                <text:p>-220.23811196106</text:p>
              </table:table-cell>
              <table:table-cell office:value-type="float" office:value="220.23811196106">
                <text:p>220.23811196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7.1875">
                <text:p>357.1875</text:p>
              </table:table-cell>
              <table:table-cell office:value-type="float" office:value="-18.7683854302375">
                <text:p>-18.7683854302375</text:p>
              </table:table-cell>
              <table:table-cell office:value-type="float" office:value="-220.570470755827">
                <text:p>-220.570470755827</text:p>
              </table:table-cell>
              <table:table-cell office:value-type="float" office:value="220.570470755827">
                <text:p>220.57047075582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8.59375">
                <text:p>358.59375</text:p>
              </table:table-cell>
              <table:table-cell office:value-type="float" office:value="-9.38701991001401">
                <text:p>-9.38701991001401</text:p>
              </table:table-cell>
              <table:table-cell office:value-type="float" office:value="-220.769966146673">
                <text:p>-220.769966146673</text:p>
              </table:table-cell>
              <table:table-cell office:value-type="float" office:value="220.769966146673">
                <text:p>220.7699661466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